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svg:stroke-color="#99ccff" draw:fill="none" draw:textarea-horizontal-align="justify" draw:textarea-vertical-align="middle" draw:auto-grow-height="false" fo:min-height="0cm" fo:min-width="0cm"/>
    </style:style>
    <style:style style:name="gr3" style:family="graphic" style:parent-style-name="standard">
      <style:graphic-properties svg:stroke-width="0.05cm" svg:stroke-color="#ccccff" draw:marker-start-width="0.375cm" draw:marker-end-width="0.375cm" draw:fill="solid" draw:fill-color="#00b8ff" draw:textarea-horizontal-align="center" draw:textarea-vertical-align="middle" fo:padding-top="0.15cm" fo:padding-bottom="0.15cm" fo:padding-left="0.275cm" fo:padding-right="0.275cm"/>
    </style:style>
    <style:style style:name="gr4" style:family="graphic" style:parent-style-name="standard">
      <style:graphic-properties svg:stroke-width="0.05cm" svg:stroke-color="#ffffff" draw:marker-start-width="0.375cm" draw:marker-end-width="0.375cm" draw:textarea-horizontal-align="center" draw:textarea-vertical-align="middle" fo:padding-top="0.15cm" fo:padding-bottom="0.15cm" fo:padding-left="0.275cm" fo:padding-right="0.275cm"/>
    </style:style>
    <style:style style:name="gr5" style:family="graphic" style:parent-style-name="standard">
      <style:graphic-properties svg:stroke-width="0.05cm" svg:stroke-color="#ffffff" draw:marker-start-width="0.375cm" draw:marker-end-width="0.375cm" draw:textarea-horizontal-align="center" draw:textarea-vertical-align="middle" fo:padding-top="0.15cm" fo:padding-bottom="0.15cm" fo:padding-left="0.275cm" fo:padding-right="0.275cm"/>
    </style:style>
    <style:style style:name="gr6" style:family="graphic" style:parent-style-name="standard">
      <style:graphic-properties svg:stroke-width="0.05cm" svg:stroke-color="#ccccff" draw:marker-start-width="0.375cm" draw:marker-end-width="0.375cm" draw:fill="solid" draw:fill-color="#999999" draw:textarea-horizontal-align="center" draw:textarea-vertical-align="middle" fo:padding-top="0.15cm" fo:padding-bottom="0.15cm" fo:padding-left="0.275cm" fo:padding-right="0.275cm"/>
    </style:style>
    <style:style style:name="gr7" style:family="graphic" style:parent-style-name="standard">
      <style:graphic-properties svg:stroke-width="0.05cm" svg:stroke-color="#ffffff" draw:marker-start-width="0.375cm" draw:marker-end-width="0.375cm" draw:fill="solid" draw:fill-color="#999999" draw:textarea-horizontal-align="center" draw:textarea-vertical-align="middle" fo:padding-top="0.15cm" fo:padding-bottom="0.15cm" fo:padding-left="0.275cm" fo:padding-right="0.275cm"/>
    </style:style>
    <style:style style:name="gr8" style:family="graphic" style:parent-style-name="standard">
      <style:graphic-properties svg:stroke-width="0.05cm" svg:stroke-color="#ffffff" draw:marker-start-width="0.375cm" draw:marker-end-width="0.375cm" draw:fill="solid" draw:fill-color="#99ccff" draw:textarea-horizontal-align="center" draw:textarea-vertical-align="middle" fo:padding-top="0.15cm" fo:padding-bottom="0.15cm" fo:padding-left="0.275cm" fo:padding-right="0.275cm"/>
    </style:style>
    <style:style style:name="gr9" style:family="graphic" style:parent-style-name="standard">
      <style:graphic-properties svg:stroke-width="0.05cm" svg:stroke-color="#ffffff" draw:marker-start-width="0.375cm" draw:marker-end-width="0.375cm" draw:fill="solid" draw:fill-color="#999999" draw:textarea-horizontal-align="center" draw:textarea-vertical-align="middle" fo:padding-top="0.15cm" fo:padding-bottom="0.15cm" fo:padding-left="0.275cm" fo:padding-right="0.275cm"/>
    </style:style>
    <style:style style:name="gr10" style:family="graphic" style:parent-style-name="standard">
      <style:graphic-properties svg:stroke-color="#ffffff" draw:fill="none" draw:textarea-horizontal-align="center" draw:textarea-vertical-align="middle"/>
    </style:style>
    <style:style style:name="gr11" style:family="graphic" style:parent-style-name="standard">
      <style:graphic-properties draw:fill="solid" draw:fill-color="#ffffcc" draw:textarea-horizontal-align="justify" draw:textarea-vertical-align="middle" draw:auto-grow-height="false" fo:min-height="0cm" fo:min-width="0cm" fo:wrap-option="no-wrap"/>
    </style:style>
    <style:style style:name="gr12" style:family="graphic" style:parent-style-name="standard">
      <style:graphic-properties svg:stroke-color="#000000" draw:fill="solid" draw:fill-color="#ffffff" draw:textarea-horizontal-align="center" draw:textarea-vertical-align="middle"/>
    </style:style>
    <style:style style:name="gr13" style:family="graphic" style:parent-style-name="standard">
      <style:graphic-properties svg:stroke-color="#000000" draw:fill="solid" draw:textarea-horizontal-align="left" draw:textarea-vertical-align="top"/>
    </style:style>
    <style:style style:name="gr14" style:family="graphic" style:parent-style-name="standard">
      <style:graphic-properties svg:stroke-color="#000000" draw:fill="solid" draw:fill-color="#00b8ff" draw:textarea-horizontal-align="center" draw:textarea-vertical-align="top"/>
    </style:style>
    <style:style style:name="gr15" style:family="graphic" style:parent-style-name="standard">
      <style:graphic-properties svg:stroke-color="#000000" draw:marker-end="Arrow" draw:marker-end-width="0.15cm" draw:textarea-horizontal-align="center" draw:textarea-vertical-align="middle"/>
    </style:style>
    <style:style style:name="gr16" style:family="graphic" style:parent-style-name="standard">
      <style:graphic-properties svg:stroke-color="#000000" draw:textarea-horizontal-align="center" draw:textarea-vertical-align="middle"/>
    </style:style>
    <style:style style:name="gr17" style:family="graphic" style:parent-style-name="standard">
      <style:graphic-properties draw:stroke="none" svg:stroke-color="#000000" draw:textarea-horizontal-align="center" draw:textarea-vertical-align="middle"/>
    </style:style>
    <style:style style:name="gr18" style:family="graphic" style:parent-style-name="standard">
      <style:graphic-properties draw:stroke="none" svg:stroke-color="#000000" draw:fill="solid" draw:fill-color="#99ccff" draw:textarea-horizontal-align="center" draw:textarea-vertical-align="middle" fo:padding-top="0.03cm" fo:padding-bottom="0.03cm" fo:padding-left="0.05cm" fo:padding-right="0.05cm"/>
    </style:style>
    <style:style style:name="gr19" style:family="graphic" style:parent-style-name="standard">
      <style:graphic-properties svg:stroke-color="#000000" draw:fill="solid" draw:fill-color="#99ccff" draw:textarea-horizontal-align="left" draw:textarea-vertical-align="top"/>
    </style:style>
    <style:style style:name="gr20" style:family="graphic" style:parent-style-name="standard">
      <style:graphic-properties svg:stroke-color="#000000" draw:fill="solid" draw:fill-color="#23b8dc" draw:textarea-horizontal-align="center" draw:textarea-vertical-align="top"/>
    </style:style>
    <style:style style:name="gr21" style:family="graphic" style:parent-style-name="standard">
      <style:graphic-properties svg:stroke-color="#000000" draw:fill="solid" draw:fill-color="#99ccff" draw:textarea-horizontal-align="center" draw:textarea-vertical-align="top"/>
    </style:style>
    <style:style style:name="gr22" style:family="graphic" style:parent-style-name="standard" style:list-style-name="L9">
      <style:graphic-properties draw:stroke="none" draw:fill="none" fo:min-height="7.526cm"/>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fill="solid" draw:fill-color="#00b8ff" draw:textarea-horizontal-align="center" draw:textarea-vertical-align="middle"/>
    </style:style>
    <style:style style:name="gr25" style:family="graphic" style:parent-style-name="standard">
      <style:graphic-properties draw:stroke="none" svg:stroke-color="#000000" draw:fill="none" draw:fill-color="#ffffff" fo:min-height="0.761cm"/>
    </style:style>
    <style:style style:name="gr26" style:family="graphic" style:parent-style-name="standard">
      <style:graphic-properties draw:marker-end="Arrow" draw:marker-end-width="0.15cm" draw:textarea-horizontal-align="center" draw:textarea-vertical-align="middle"/>
    </style:style>
    <style:style style:name="gr27" style:family="graphic" style:parent-style-name="standard">
      <style:graphic-properties draw:stroke="none" svg:stroke-color="#000000" draw:fill="none" draw:fill-color="#ffffff" fo:min-height="0.632cm"/>
    </style:style>
    <style:style style:name="gr28" style:family="graphic" style:parent-style-name="standard">
      <style:graphic-properties draw:stroke="none" svg:stroke-color="#000000" draw:fill="none" draw:fill-color="#ffffff" fo:min-height="0.672cm"/>
    </style:style>
    <style:style style:name="gr29" style:family="graphic" style:parent-style-name="standard">
      <style:graphic-properties svg:stroke-color="#ffffff" draw:textarea-horizontal-align="justify" draw:textarea-vertical-align="middle" draw:auto-grow-height="false"/>
    </style:style>
    <style:style style:name="gr30" style:family="graphic" style:parent-style-name="standard">
      <style:graphic-properties svg:stroke-color="#ffffff" draw:fill="solid" draw:fill-color="#00b8ff" draw:textarea-horizontal-align="justify" draw:textarea-vertical-align="middle" draw:auto-grow-height="false"/>
    </style:style>
    <style:style style:name="gr31" style:family="graphic" style:parent-style-name="standard">
      <style:graphic-properties svg:stroke-color="#ffffff" draw:fill="solid" draw:fill-color="#ffffff" draw:textarea-horizontal-align="center" draw:textarea-vertical-align="middle"/>
    </style:style>
    <style:style style:name="gr32" style:family="graphic" style:parent-style-name="standard">
      <style:graphic-properties draw:stroke="none" svg:stroke-color="#ffffff" draw:fill="none" draw:fill-color="#ffffff" draw:auto-grow-height="true" draw:auto-grow-width="false" fo:max-height="0cm" fo:min-height="0.581cm"/>
    </style:style>
    <style:style style:name="gr33" style:family="graphic" style:parent-style-name="standard">
      <style:graphic-properties draw:stroke="none" svg:stroke-color="#ffffff" draw:fill="none" draw:fill-color="#ffffff" draw:auto-grow-height="true" draw:auto-grow-width="false" fo:max-height="0cm" fo:min-height="0.756cm"/>
    </style:style>
    <style:style style:name="gr34" style:family="graphic" style:parent-style-name="standard">
      <style:graphic-properties draw:stroke="none" svg:stroke-color="#ffffff" draw:fill="none" draw:fill-color="#ffffff" draw:auto-grow-height="true" draw:auto-grow-width="false" fo:max-height="0cm" fo:min-height="0.726cm"/>
    </style:style>
    <style:style style:name="gr35" style:family="graphic" style:parent-style-name="standard">
      <style:graphic-properties draw:stroke="none" svg:stroke-color="#ffffff" draw:fill="none" draw:fill-color="#ffffff" draw:auto-grow-height="true" draw:auto-grow-width="false" fo:max-height="0cm" fo:min-height="0.58cm"/>
    </style:style>
    <style:style style:name="gr36" style:family="graphic" style:parent-style-name="standard">
      <style:graphic-properties svg:stroke-color="#ffffff" draw:textarea-horizontal-align="center" draw:textarea-vertical-align="middle"/>
    </style:style>
    <style:style style:name="gr37" style:family="graphic" style:parent-style-name="standard">
      <style:graphic-properties draw:stroke="none" svg:stroke-color="#ffffff" draw:fill="none" draw:fill-color="#ffffff" draw:auto-grow-height="true" draw:auto-grow-width="false" fo:max-height="0cm" fo:min-height="1.004cm"/>
    </style:style>
    <style:style style:name="gr38" style:family="graphic" style:parent-style-name="standard">
      <style:graphic-properties draw:stroke="none" svg:stroke-color="#ffffff" draw:fill="none" draw:fill-color="#ffffff" draw:auto-grow-height="true" draw:auto-grow-width="false" fo:max-height="0cm" fo:min-height="0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7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25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02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465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objectwithoutfill"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objectwithoutfill"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objectwithoutfill"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8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objectwithoutfill"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objectwithoutfill"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objectwithoutfill"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objectwithoutfill"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objectwithoutfill"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0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18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6">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18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18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6">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465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graphic-properties draw:textarea-horizontal-align="justify" draw:textarea-vertical-align="middle" draw:auto-grow-height="false"/>
    </style:style>
    <style:style style:name="gr95" style:family="graphic" style:parent-style-name="standard">
      <style:graphic-properties draw:fill="solid" draw:fill-color="#00b8ff" draw:textarea-horizontal-align="justify" draw:textarea-vertical-align="middle" draw:auto-grow-height="false"/>
    </style:style>
    <style:style style:name="gr96" style:family="graphic" style:parent-style-name="standard">
      <style:graphic-properties draw:stroke="none" svg:stroke-color="#000000" draw:fill="none" draw:fill-color="#ffffff" draw:auto-grow-height="true" draw:auto-grow-width="false" fo:max-height="0cm" fo:min-height="1.809cm"/>
    </style:style>
    <style:style style:name="gr97" style:family="graphic" style:parent-style-name="standard">
      <style:graphic-properties draw:stroke="none" svg:stroke-color="#000000" draw:fill="none" draw:fill-color="#ffffff" draw:auto-grow-height="true" draw:auto-grow-width="false" fo:max-height="0cm" fo:min-height="1.81cm"/>
    </style:style>
    <style:style style:name="gr98" style:family="graphic" style:parent-style-name="standard">
      <style:graphic-properties draw:stroke="none" svg:stroke-color="#000000" draw:fill="none" draw:fill-color="#ffffff" draw:auto-grow-height="true" draw:auto-grow-width="false" fo:max-height="0cm" fo:min-height="0.581cm"/>
    </style:style>
    <style:style style:name="gr99" style:family="graphic" style:parent-style-name="standard">
      <style:graphic-properties draw:stroke="none" svg:stroke-color="#000000" draw:fill="none" draw:fill-color="#ffffff" draw:auto-grow-height="true" draw:auto-grow-width="false" fo:max-height="0cm" fo:min-height="1.195cm"/>
    </style:style>
    <style:style style:name="gr100" style:family="graphic" style:parent-style-name="standard">
      <style:graphic-properties draw:stroke="none" svg:stroke-color="#000000" draw:fill="none" draw:fill-color="#ffffff" draw:auto-grow-height="true" draw:auto-grow-width="false" fo:max-height="0cm" fo:min-height="1.08cm"/>
    </style:style>
    <style:style style:name="gr101" style:family="graphic" style:parent-style-name="standard">
      <style:graphic-properties draw:stroke="none" svg:stroke-color="#000000" draw:fill="none" draw:fill-color="#ffffff" draw:auto-grow-height="true" draw:auto-grow-width="false" fo:max-height="0cm" fo:min-height="0.646cm"/>
    </style:style>
    <style:style style:name="gr102" style:family="graphic" style:parent-style-name="standard">
      <style:graphic-properties draw:stroke="none" svg:stroke-color="#000000" draw:fill="none" draw:fill-color="#ffffff" draw:auto-grow-height="true" draw:auto-grow-width="false" fo:max-height="0cm" fo:min-height="0.58cm"/>
    </style:style>
    <style:style style:name="gr103" style:family="graphic" style:parent-style-name="standard">
      <style:graphic-properties svg:stroke-color="#ffffff" draw:fill="solid" draw:fill-color="#99ccff" draw:textarea-horizontal-align="justify" draw:textarea-vertical-align="middle" draw:auto-grow-height="false" fo:min-height="0cm" fo:min-width="0cm"/>
    </style:style>
    <style:style style:name="gr104" style:family="graphic" style:parent-style-name="standard">
      <style:graphic-properties svg:stroke-color="#ffffff" draw:fill="solid" draw:fill-color="#00b8ff" draw:textarea-horizontal-align="justify" draw:textarea-vertical-align="middle" draw:auto-grow-height="false" fo:min-height="0cm" fo:min-width="0cm"/>
    </style:style>
    <style:style style:name="gr105" style:family="graphic" style:parent-style-name="standard">
      <style:graphic-properties svg:stroke-color="#ffffff" draw:fill="solid" draw:fill-color="#0099ff" draw:textarea-horizontal-align="justify" draw:textarea-vertical-align="middle" draw:auto-grow-height="false" fo:min-height="0cm" fo:min-width="0cm"/>
    </style:style>
    <style:style style:name="gr106" style:family="graphic" style:parent-style-name="standard">
      <style:graphic-properties draw:stroke="none" svg:stroke-color="#ffffff" draw:fill="none" draw:fill-color="#ffffff" draw:auto-grow-height="true" draw:auto-grow-width="false" fo:max-height="0cm" fo:min-height="0.287cm" fo:padding-top="0cm"/>
    </style:style>
    <style:style style:name="gr107" style:family="graphic" style:parent-style-name="standard">
      <style:graphic-properties draw:stroke="none" svg:stroke-color="#ffffff" draw:fill="none" draw:fill-color="#ffffff" draw:auto-grow-height="true" draw:auto-grow-width="false" fo:max-height="0cm" fo:min-height="2.423cm"/>
    </style:style>
    <style:style style:name="gr108" style:family="graphic" style:parent-style-name="standard">
      <style:graphic-properties draw:stroke="none" svg:stroke-color="#ffffff" draw:fill="none" draw:fill-color="#0099ff" draw:auto-grow-height="true" draw:auto-grow-width="false" fo:max-height="0cm" fo:min-height="0cm"/>
    </style:style>
    <style:style style:name="gr109" style:family="graphic" style:parent-style-name="standard">
      <style:graphic-properties draw:stroke="none" svg:stroke-color="#ffffff" draw:fill="none" draw:fill-color="#ffffff" draw:auto-grow-height="true" draw:auto-grow-width="false" fo:max-height="0cm" fo:min-height="0.417cm"/>
    </style:style>
    <style:style style:name="gr110" style:family="graphic" style:parent-style-name="standard">
      <style:graphic-properties svg:stroke-width="0.025cm" svg:stroke-color="#ffffff" draw:marker-start-width="0.33cm" draw:marker-end="Arrow" draw:marker-end-width="0.178cm" draw:textarea-horizontal-align="center" draw:textarea-vertical-align="middle" fo:padding-top="0.137cm" fo:padding-bottom="0.137cm" fo:padding-left="0.262cm" fo:padding-right="0.262cm"/>
    </style:style>
    <style:style style:name="gr111" style:family="graphic" style:parent-style-name="standard">
      <style:graphic-properties draw:stroke="none" svg:stroke-color="#ffffff" draw:fill="none" draw:fill-color="#ffffff" draw:auto-grow-height="true" draw:auto-grow-width="false" fo:max-height="0cm" fo:min-height="1.153cm"/>
    </style:style>
    <style:style style:name="gr112" style:family="graphic" style:parent-style-name="standard">
      <style:graphic-properties svg:stroke-color="#ffffff" draw:fill="solid" draw:fill-color="#00b8ff" draw:textarea-horizontal-align="justify" draw:textarea-vertical-align="middle" draw:auto-grow-height="false" fo:min-height="0cm" fo:min-width="0cm"/>
    </style:style>
    <style:style style:name="gr113" style:family="graphic" style:parent-style-name="standard">
      <style:graphic-properties draw:stroke="none" draw:fill="none" fo:min-height="0.48cm"/>
    </style:style>
    <style:style style:name="gr114" style:family="graphic" style:parent-style-name="standard">
      <style:graphic-properties svg:stroke-color="#ffffff" draw:marker-start-width="0.18cm" draw:marker-end="Arrow" draw:marker-end-width="0.18cm" draw:textarea-horizontal-align="center" draw:textarea-vertical-align="middle"/>
    </style:style>
    <style:style style:name="gr115" style:family="graphic" style:parent-style-name="standard">
      <style:graphic-properties svg:stroke-width="0.025cm" svg:stroke-color="#ffffff" draw:marker-start-width="0.237cm" draw:marker-end-width="0.237cm" draw:textarea-horizontal-align="center" draw:textarea-vertical-align="middle" fo:padding-top="0.137cm" fo:padding-bottom="0.137cm" fo:padding-left="0.262cm" fo:padding-right="0.262cm"/>
    </style:style>
    <style:style style:name="gr116" style:family="graphic" style:parent-style-name="standard">
      <style:graphic-properties draw:fill="solid" draw:fill-color="#00ff00" draw:textarea-horizontal-align="justify" draw:textarea-vertical-align="middle" draw:auto-grow-height="false"/>
    </style:style>
    <style:style style:name="gr117" style:family="graphic" style:parent-style-name="standard">
      <style:graphic-properties draw:fill="solid" draw:fill-color="#ff0000" draw:textarea-horizontal-align="justify" draw:textarea-vertical-align="middle" draw:auto-grow-height="false"/>
    </style:style>
    <style:style style:name="gr118" style:family="graphic" style:parent-style-name="standard">
      <style:graphic-properties draw:stroke="solid" svg:stroke-width="0cm" svg:stroke-color="#ffffff"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19" style:family="graphic" style:parent-style-name="standard">
      <style:graphic-properties draw:stroke="solid" svg:stroke-width="0cm" svg:stroke-color="#ffffff" draw:marker-start="" draw:marker-start-width="0.3cm" draw:marker-start-center="false" draw:marker-end="" draw:marker-end-width="0.3cm" draw:marker-end-center="false" draw:fill="none" draw:fill-color="#00ff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0" style:family="graphic" style:parent-style-name="standard">
      <style:graphic-properties draw:stroke="solid" svg:stroke-width="0.051cm" svg:stroke-color="#ffffff" draw:marker-start="" draw:marker-start-width="0.356cm" draw:marker-start-center="false" draw:marker-end="" draw:marker-end-width="0.356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121" style:family="graphic" style:parent-style-name="standard">
      <style:graphic-properties draw:stroke="solid" svg:stroke-width="0.051cm" svg:stroke-color="#ffffff" draw:marker-start="" draw:marker-start-width="0.381cm" draw:marker-start-center="false" draw:marker-end="" draw:marker-end-width="0.381cm" draw:marker-end-center="false" draw:fill="none" draw:fill-color="#e6e6e6" draw:textarea-horizontal-align="justify" draw:textarea-vertical-align="middle" draw:auto-grow-height="false" fo:padding-top="0.15cm" fo:padding-bottom="0.15cm" fo:padding-left="0.275cm" fo:padding-right="0.275cm" draw:shadow="hidden" draw:shadow-offset-x="0.3cm" draw:shadow-offset-y="0.3cm" draw:shadow-color="#808080"/>
    </style:style>
    <style:style style:name="gr122"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draw:textarea-horizontal-align="left" draw:auto-grow-height="true" draw:auto-grow-width="true" fo:min-height="1.64cm" fo:min-width="1.144cm" fo:padding-top="0.125cm" fo:padding-bottom="0.125cm" fo:padding-left="0.25cm" fo:padding-right="0.25cm" draw:shadow="hidden" draw:shadow-offset-x="0.3cm" draw:shadow-offset-y="0.3cm" draw:shadow-color="#808080"/>
    </style:style>
    <style:style style:name="gr123"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draw:textarea-horizontal-align="left" draw:auto-grow-height="true" draw:auto-grow-width="true" fo:min-height="2.089cm" fo:min-width="2.284cm" fo:padding-top="0.125cm" fo:padding-bottom="0.125cm" fo:padding-left="0.25cm" fo:padding-right="0.25cm" draw:shadow="hidden" draw:shadow-offset-x="0.3cm" draw:shadow-offset-y="0.3cm" draw:shadow-color="#808080"/>
    </style:style>
    <style:style style:name="gr124"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draw:textarea-horizontal-align="left" draw:auto-grow-height="true" draw:auto-grow-width="true" fo:min-height="2.707cm" fo:min-width="2.929cm" fo:padding-top="0.125cm" fo:padding-bottom="0.125cm" fo:padding-left="0.25cm" fo:padding-right="0.25cm" draw:shadow="hidden" draw:shadow-offset-x="0.3cm" draw:shadow-offset-y="0.3cm" draw:shadow-color="#808080"/>
    </style:style>
    <style:style style:name="gr125"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draw:textarea-horizontal-align="left" draw:auto-grow-height="true" draw:auto-grow-width="true" fo:min-height="1.588cm" fo:min-width="3.055cm" fo:padding-top="0.125cm" fo:padding-bottom="0.125cm" fo:padding-left="0.25cm" fo:padding-right="0.25cm" draw:shadow="hidden" draw:shadow-offset-x="0.3cm" draw:shadow-offset-y="0.3cm" draw:shadow-color="#808080"/>
    </style:style>
    <style:style style:name="gr126" style:family="graphic" style:parent-style-name="standard">
      <style:graphic-properties draw:stroke="none" svg:stroke-color="#000000" draw:fill="none" draw:fill-color="#ffffff" draw:textarea-horizontal-align="left" draw:auto-grow-height="true" draw:auto-grow-width="true" fo:min-height="0.597cm" fo:min-width="3.681cm"/>
    </style:style>
    <style:style style:name="gr127" style:family="graphic" style:parent-style-name="standard">
      <style:graphic-properties draw:stroke="none" svg:stroke-color="#000000" draw:fill="none" draw:fill-color="#ffffff" draw:textarea-horizontal-align="left" draw:auto-grow-height="true" draw:auto-grow-width="true" fo:min-height="0.548cm" fo:min-width="1.526cm"/>
    </style:style>
    <style:style style:name="gr128" style:family="graphic" style:parent-style-name="standard">
      <style:graphic-properties draw:stroke="none" svg:stroke-color="#000000" draw:fill="none" draw:fill-color="#ffffff" draw:textarea-horizontal-align="left" draw:auto-grow-height="true" draw:auto-grow-width="true" fo:min-height="0.548cm" fo:min-width="1.881cm"/>
    </style:style>
    <style:style style:name="gr129" style:family="graphic" style:parent-style-name="standard">
      <style:graphic-properties draw:fill="solid" draw:fill-color="#00ffff" draw:textarea-horizontal-align="justify" draw:textarea-vertical-align="middle" draw:auto-grow-height="false"/>
    </style:style>
    <style:style style:name="gr130" style:family="graphic" style:parent-style-name="standard">
      <style:graphic-properties draw:stroke="none" svg:stroke-color="#000000" draw:fill="none" draw:fill-color="#ffffff" draw:textarea-horizontal-align="left" draw:auto-grow-height="true" draw:auto-grow-width="false" fo:min-height="0.547cm" fo:min-width="0.918cm"/>
    </style:style>
    <style:style style:name="gr131" style:family="graphic" style:parent-style-name="standard">
      <style:graphic-properties svg:stroke-width="0.051cm" draw:marker-start-width="0.356cm" draw:marker-end-width="0.356cm" draw:textarea-horizontal-align="center" draw:textarea-vertical-align="middle" fo:padding-top="0.15cm" fo:padding-bottom="0.15cm" fo:padding-left="0.275cm" fo:padding-right="0.275cm"/>
    </style:style>
    <style:style style:name="gr132" style:family="graphic" style:parent-style-name="standard">
      <style:graphic-properties draw:stroke="none" svg:stroke-color="#000000" draw:fill="none" draw:fill-color="#ffffff" draw:textarea-horizontal-align="left" draw:auto-grow-height="true" draw:auto-grow-width="false" fo:min-height="0.597cm" fo:min-width="0.289cm"/>
    </style:style>
    <style:style style:name="gr133" style:family="graphic" style:parent-style-name="standard">
      <style:graphic-properties draw:stroke="none" svg:stroke-color="#000000" draw:fill="none" draw:fill-color="#ffffff" draw:textarea-horizontal-align="left" draw:auto-grow-height="true" draw:auto-grow-width="true" fo:min-height="0.597cm" fo:min-width="0.519cm"/>
    </style:style>
    <style:style style:name="gr134" style:family="graphic" style:parent-style-name="standard">
      <style:graphic-properties draw:stroke="none" svg:stroke-color="#000000" draw:fill="none" draw:fill-color="#ffffff" draw:textarea-horizontal-align="left" draw:auto-grow-height="true" draw:auto-grow-width="true" fo:min-height="0.597cm" fo:min-width="0.858cm"/>
    </style:style>
    <style:style style:name="gr135" style:family="graphic" style:parent-style-name="standard">
      <style:graphic-properties draw:stroke="none" svg:stroke-color="#000000" draw:fill="none" draw:fill-color="#ffffff" draw:textarea-horizontal-align="left" draw:auto-grow-height="true" draw:auto-grow-width="true" fo:min-height="0.597cm" fo:min-width="1.463cm"/>
    </style:style>
    <style:style style:name="gr136" style:family="graphic" style:parent-style-name="standard">
      <style:graphic-properties draw:stroke="none" svg:stroke-color="#000000" draw:fill="none" draw:fill-color="#ffffff" draw:textarea-horizontal-align="left" draw:auto-grow-height="true" draw:auto-grow-width="true" fo:min-height="0.547cm" fo:min-width="1.88cm"/>
    </style:style>
    <style:style style:name="gr137" style:family="graphic" style:parent-style-name="standard">
      <style:graphic-properties draw:stroke="none" svg:stroke-color="#000000" draw:fill="none" draw:fill-color="#ffffff" draw:textarea-horizontal-align="left" draw:auto-grow-height="true" draw:auto-grow-width="true" fo:min-height="0.547cm" fo:min-width="1.526cm"/>
    </style:style>
    <style:style style:name="gr138" style:family="graphic" style:parent-style-name="standard">
      <style:graphic-properties draw:stroke="none" svg:stroke-color="#000000" draw:fill="none" draw:fill-color="#ffffff" draw:textarea-horizontal-align="left" draw:auto-grow-height="true" draw:auto-grow-width="false" fo:min-height="0.548cm" fo:min-width="0.918cm"/>
    </style:style>
    <style:style style:name="gr139" style:family="graphic" style:parent-style-name="standard">
      <style:graphic-properties draw:stroke="none" svg:stroke-color="#000000" draw:fill="none" draw:fill-color="#ffffff" draw:textarea-horizontal-align="left" draw:auto-grow-height="true" draw:auto-grow-width="true" fo:min-height="0.548cm" fo:min-width="1.527cm"/>
    </style:style>
    <style:style style:name="gr140" style:family="graphic" style:parent-style-name="standard">
      <style:graphic-properties draw:stroke="none" svg:stroke-color="#000000" draw:fill="none" draw:fill-color="#ffffff" draw:textarea-horizontal-align="left" draw:auto-grow-height="true" draw:auto-grow-width="true" fo:min-height="0.548cm" fo:min-width="1.88cm"/>
    </style:style>
    <style:style style:name="gr141" style:family="graphic" style:parent-style-name="standard">
      <style:graphic-properties svg:stroke-width="0.051cm" draw:marker-start-width="0.381cm" draw:marker-end-width="0.381cm" draw:fill="solid" draw:fill-color="#e6e6e6" draw:textarea-horizontal-align="justify" draw:textarea-vertical-align="middle" draw:auto-grow-height="false" fo:padding-top="0.15cm" fo:padding-bottom="0.15cm" fo:padding-left="0.275cm" fo:padding-right="0.275cm"/>
    </style:style>
    <style:style style:name="gr142" style:family="graphic" style:parent-style-name="standard">
      <style:graphic-properties draw:stroke="none" svg:stroke-color="#ffffff" draw:fill="none" draw:fill-color="#ffffff" draw:textarea-horizontal-align="left" draw:auto-grow-height="true" draw:auto-grow-width="false" fo:min-height="0.503cm" fo:min-width="0.289cm"/>
    </style:style>
    <style:style style:name="gr143" style:family="graphic" style:parent-style-name="standard">
      <style:graphic-properties draw:stroke="none" svg:stroke-color="#ffffff" draw:fill="none" draw:fill-color="#ffffff" draw:textarea-horizontal-align="left" draw:auto-grow-height="true" draw:auto-grow-width="true" fo:min-height="0.503cm" fo:min-width="0.716cm"/>
    </style:style>
    <style:style style:name="gr144" style:family="graphic" style:parent-style-name="standard">
      <style:graphic-properties draw:stroke="none" svg:stroke-color="#000000" draw:fill="none" draw:fill-color="#ffffff" draw:textarea-horizontal-align="left" draw:auto-grow-height="true" draw:auto-grow-width="true" fo:min-height="0.503cm" fo:min-width="1.171cm"/>
    </style:style>
    <style:style style:name="gr145" style:family="graphic" style:parent-style-name="standard">
      <style:graphic-properties draw:stroke="none" svg:stroke-color="#ffffff" draw:fill="none" draw:fill-color="#ffffff" draw:textarea-horizontal-align="left" draw:auto-grow-height="true" draw:auto-grow-width="true" fo:min-height="0.502cm" fo:min-width="0.896cm"/>
    </style:style>
    <style:style style:name="gr146" style:family="graphic" style:parent-style-name="standard">
      <style:graphic-properties draw:stroke="none" svg:stroke-color="#000000" draw:fill="none" draw:fill-color="#ffffff" draw:textarea-horizontal-align="left" draw:auto-grow-height="true" draw:auto-grow-width="false" fo:min-height="0.502cm" fo:min-width="0.289cm"/>
    </style:style>
    <style:style style:name="gr147" style:family="graphic" style:parent-style-name="standard">
      <style:graphic-properties draw:stroke="none" svg:stroke-color="#000000" draw:fill="none" draw:fill-color="#ffffff" draw:textarea-horizontal-align="left" draw:auto-grow-height="true" draw:auto-grow-width="true" fo:min-height="0.502cm" fo:min-width="0.716cm"/>
    </style:style>
    <style:style style:name="gr148" style:family="graphic" style:parent-style-name="standard">
      <style:graphic-properties draw:stroke="none" svg:stroke-color="#000000" draw:fill="none" draw:fill-color="#ffffff" draw:textarea-horizontal-align="left" draw:auto-grow-height="true" draw:auto-grow-width="true" fo:min-height="0.502cm" fo:min-width="1.171cm"/>
    </style:style>
    <style:style style:name="gr149" style:family="graphic" style:parent-style-name="standard">
      <style:graphic-properties draw:stroke="none" svg:stroke-color="#000000" draw:fill="none" draw:fill-color="#ffffff" draw:textarea-horizontal-align="left" draw:auto-grow-height="true" draw:auto-grow-width="true" fo:min-height="0.503cm" fo:min-width="0.896cm"/>
    </style:style>
    <style:style style:name="gr150" style:family="graphic" style:parent-style-name="standard">
      <style:graphic-properties draw:stroke="none" svg:stroke-color="#000000" draw:fill="none" draw:fill-color="#ffffff" draw:textarea-horizontal-align="left" draw:auto-grow-height="true" draw:auto-grow-width="false" fo:min-height="0.503cm" fo:min-width="0.289cm"/>
    </style:style>
    <style:style style:name="gr151" style:family="graphic" style:parent-style-name="standard">
      <style:graphic-properties draw:stroke="none" svg:stroke-color="#000000" draw:fill="none" draw:fill-color="#ffffff" draw:textarea-horizontal-align="left" draw:auto-grow-height="true" draw:auto-grow-width="true" fo:min-height="0.503cm" fo:min-width="0.716cm"/>
    </style:style>
    <style:style style:name="gr152" style:family="graphic" style:parent-style-name="standard">
      <style:graphic-properties draw:stroke="none" svg:stroke-color="#000000" draw:fill="none" draw:fill-color="#ffffff" draw:textarea-horizontal-align="left" draw:auto-grow-height="true" draw:auto-grow-width="true" fo:min-height="0.503cm" fo:min-width="0.991cm"/>
    </style:style>
    <style:style style:name="gr153" style:family="graphic" style:parent-style-name="standard">
      <style:graphic-properties draw:stroke="none" svg:stroke-color="#000000" draw:fill="none" draw:fill-color="#ffffff" draw:textarea-horizontal-align="left" draw:auto-grow-height="true" draw:auto-grow-width="true" fo:min-height="0.503cm" fo:min-width="1.012cm"/>
    </style:style>
    <style:style style:name="gr154" style:family="graphic" style:parent-style-name="standard">
      <style:graphic-properties svg:stroke-color="#ffffff" draw:textarea-horizontal-align="left" draw:textarea-vertical-align="top"/>
    </style:style>
    <style:style style:name="gr155" style:family="graphic" style:parent-style-name="standard">
      <style:graphic-properties svg:stroke-color="#ffffff" draw:fill="solid" draw:fill-color="#00b8ff" draw:textarea-horizontal-align="center" draw:textarea-vertical-align="middle"/>
    </style:style>
    <style:style style:name="gr156" style:family="graphic" style:parent-style-name="standard">
      <style:graphic-properties svg:stroke-color="#ffffff" draw:marker-end="Arrow" draw:marker-end-width="0.3cm" draw:textarea-horizontal-align="center" draw:textarea-vertical-align="middle"/>
    </style:style>
    <style:style style:name="gr157" style:family="graphic" style:parent-style-name="standard">
      <style:graphic-properties draw:fill="solid" draw:fill-color="#ffffcc" draw:textarea-horizontal-align="center" draw:textarea-vertical-align="middle"/>
    </style:style>
    <style:style style:name="gr158" style:family="graphic" style:parent-style-name="standard">
      <style:graphic-properties svg:stroke-color="#ffffff" draw:fill="solid" draw:fill-color="#ffff99" draw:textarea-horizontal-align="justify" draw:textarea-vertical-align="middle" draw:auto-grow-height="false" fo:min-height="0cm" fo:min-width="0cm"/>
    </style:style>
    <style:style style:name="gr159" style:family="graphic" style:parent-style-name="standard">
      <style:graphic-properties svg:stroke-color="#ffffff" draw:fill="solid" draw:fill-color="#33cc66" draw:textarea-horizontal-align="justify" draw:textarea-vertical-align="middle" draw:auto-grow-height="false" fo:min-height="0cm" fo:min-width="0cm"/>
    </style:style>
    <style:style style:name="gr160" style:family="graphic" style:parent-style-name="standard">
      <style:graphic-properties draw:stroke="none" svg:stroke-color="#000000" draw:fill="none" draw:fill-color="#ffffff" fo:min-height="1.633cm"/>
    </style:style>
    <style:style style:name="gr161" style:family="graphic" style:parent-style-name="standard">
      <style:graphic-properties draw:stroke="none" svg:stroke-color="#ffffff" draw:fill="none" draw:fill-color="#ffffff" fo:min-height="0.758cm"/>
    </style:style>
    <style:style style:name="gr162" style:family="graphic" style:parent-style-name="standard">
      <style:graphic-properties draw:stroke="none" svg:stroke-color="#ffffff" draw:fill="solid" draw:fill-color="#00b8ff" fo:min-height="0.759cm"/>
    </style:style>
    <style:style style:name="gr163" style:family="graphic" style:parent-style-name="standard">
      <style:graphic-properties draw:stroke="none" svg:stroke-color="#ffffff" draw:fill="none" draw:fill-color="#ffffff" fo:min-height="1.304cm"/>
    </style:style>
    <style:style style:name="gr164" style:family="graphic" style:parent-style-name="standard">
      <style:graphic-properties draw:stroke="none" svg:stroke-color="#ffffff" draw:fill="none" draw:fill-color="#ffffff" fo:min-height="1.919cm"/>
    </style:style>
    <style:style style:name="gr165" style:family="graphic" style:parent-style-name="standard">
      <style:graphic-properties draw:stroke="none" svg:stroke-color="#ffffff" draw:fill="solid" draw:fill-color="#00b8ff" fo:min-height="0.758cm"/>
    </style:style>
    <style:style style:name="gr166" style:family="graphic" style:parent-style-name="standard">
      <style:graphic-properties draw:stroke="none" svg:stroke-color="#ffffff" draw:fill="none" draw:fill-color="#ffffff" fo:min-height="1.305cm"/>
    </style:style>
    <style:style style:name="gr167" style:family="graphic" style:parent-style-name="standard">
      <style:graphic-properties draw:stroke="none" svg:stroke-color="#ffffff" draw:fill="none" draw:fill-color="#ffffff" fo:min-height="0.759cm"/>
    </style:style>
    <style:style style:name="gr168" style:family="graphic" style:parent-style-name="standard">
      <style:graphic-properties svg:stroke-color="#ffffff" draw:marker-start-width="0.4cm" draw:marker-end-width="0.2cm" draw:fill="solid" draw:fill-color="#99ccff" draw:textarea-horizontal-align="justify" draw:textarea-vertical-align="middle" draw:auto-grow-height="false" fo:min-height="0cm" fo:min-width="0cm"/>
    </style:style>
    <style:style style:name="gr169" style:family="graphic" style:parent-style-name="standard">
      <style:graphic-properties svg:stroke-width="0.025cm" svg:stroke-color="#ffffff" draw:marker-start-width="0.4cm" draw:marker-end="Arrow" draw:marker-end-width="0.2cm" draw:textarea-horizontal-align="center" draw:textarea-vertical-align="middle" fo:padding-top="0.137cm" fo:padding-bottom="0.137cm" fo:padding-left="0.262cm" fo:padding-right="0.262cm"/>
    </style:style>
    <style:style style:name="gr170" style:family="graphic" style:parent-style-name="standard">
      <style:graphic-properties svg:stroke-color="#ffffff" draw:fill="solid" draw:fill-color="#ffff99" draw:textarea-horizontal-align="justify" draw:textarea-vertical-align="middle" draw:auto-grow-height="false" fo:min-height="0cm" fo:min-width="0cm"/>
    </style:style>
    <style:style style:name="gr171" style:family="graphic" style:parent-style-name="standard">
      <style:graphic-properties svg:stroke-color="#ffffff" draw:fill="none" draw:fill-color="#99ccff" draw:textarea-horizontal-align="justify" draw:textarea-vertical-align="middle" draw:auto-grow-height="false" fo:min-height="0cm" fo:min-width="0cm"/>
    </style:style>
    <style:style style:name="gr172" style:family="graphic" style:parent-style-name="standard">
      <style:graphic-properties draw:stroke="none" svg:stroke-color="#ffffff" draw:fill="none" draw:fill-color="#ffffff" draw:auto-grow-height="true" draw:auto-grow-width="false" fo:max-height="0cm" fo:min-height="1.579cm"/>
    </style:style>
    <style:style style:name="gr173" style:family="graphic" style:parent-style-name="standard">
      <style:graphic-properties svg:stroke-color="#ffffff" draw:textarea-horizontal-align="justify" draw:textarea-vertical-align="middle" draw:auto-grow-height="false" fo:min-height="0cm" fo:min-width="0cm"/>
    </style:style>
    <style:style style:name="gr174" style:family="graphic" style:parent-style-name="standard">
      <style:graphic-properties draw:stroke="none" svg:stroke-color="#ffffff" draw:fill="none" draw:fill-color="#ffffff" draw:auto-grow-height="true" draw:auto-grow-width="false" fo:max-height="0cm" fo:min-height="0.593cm"/>
    </style:style>
    <style:style style:name="gr175" style:family="graphic" style:parent-style-name="standard">
      <style:graphic-properties draw:stroke="none" svg:stroke-color="#ffffff" draw:fill="none" draw:fill-color="#ffffff" draw:auto-grow-height="true" draw:auto-grow-width="false" fo:max-height="0cm" fo:min-height="0.541cm"/>
    </style:style>
    <style:style style:name="gr176" style:family="graphic" style:parent-style-name="standard">
      <style:graphic-properties svg:stroke-color="#ffffff" draw:fill="hatch" draw:fill-gradient-name="Gradient_20_1" draw:fill-hatch-name="Black_20_-45_2c_45_20_degrees" draw:fill-hatch-solid="false" draw:textarea-horizontal-align="justify" draw:textarea-vertical-align="middle" draw:auto-grow-height="false" fo:min-height="0cm" fo:min-width="0cm"/>
    </style:style>
    <style:style style:name="gr177" style:family="graphic" style:parent-style-name="standard">
      <style:graphic-properties draw:fill="solid" draw:fill-color="#99ccff" draw:textarea-horizontal-align="justify" draw:textarea-vertical-align="middle" draw:auto-grow-height="false" fo:min-height="0cm" fo:min-width="0cm"/>
    </style:style>
    <style:style style:name="gr178" style:family="graphic" style:parent-style-name="standard">
      <style:graphic-properties draw:fill="solid" draw:fill-color="#00b8ff" draw:textarea-horizontal-align="justify" draw:textarea-vertical-align="middle" draw:auto-grow-height="false" fo:min-height="0cm" fo:min-width="0cm"/>
    </style:style>
    <style:style style:name="gr179" style:family="graphic" style:parent-style-name="standard">
      <style:graphic-properties draw:fill="solid" draw:fill-color="#00b8ff" draw:textarea-horizontal-align="center" draw:textarea-vertical-align="middle"/>
    </style:style>
    <style:style style:name="gr180" style:family="graphic" style:parent-style-name="standard">
      <style:graphic-properties draw:stroke="none" svg:stroke-color="#000000" draw:fill="none" draw:fill-color="#ffffff" fo:min-height="1.75cm"/>
    </style:style>
    <style:style style:name="gr181" style:family="graphic" style:parent-style-name="standard">
      <style:graphic-properties draw:stroke="none" svg:stroke-color="#000000" draw:fill="none" draw:fill-color="#ffffff" fo:min-height="0.68cm"/>
    </style:style>
    <style:style style:name="gr182" style:family="graphic" style:parent-style-name="standard">
      <style:graphic-properties draw:stroke="none" svg:stroke-color="#000000" draw:fill="none" draw:fill-color="#ffffff" fo:min-height="0.617cm"/>
    </style:style>
    <style:style style:name="gr183" style:family="graphic" style:parent-style-name="standard">
      <style:graphic-properties svg:stroke-width="0.025cm" draw:marker-start-width="0.33cm" draw:marker-end="Arrow" draw:marker-end-width="0.178cm" draw:textarea-horizontal-align="center" draw:textarea-vertical-align="middle" fo:padding-top="0.137cm" fo:padding-bottom="0.137cm" fo:padding-left="0.262cm" fo:padding-right="0.262cm"/>
    </style:style>
    <style:style style:name="gr184" style:family="graphic" style:parent-style-name="standard">
      <style:graphic-properties draw:stroke="none" svg:stroke-color="#000000" draw:fill="none" draw:fill-color="#ffffff" fo:min-height="1.183cm"/>
    </style:style>
    <style:style style:name="gr185" style:family="graphic" style:parent-style-name="standard">
      <style:graphic-properties draw:stroke="none" svg:stroke-color="#000000" draw:fill="none" draw:fill-color="#00b8ff" fo:min-height="0.68cm"/>
    </style:style>
    <style:style style:name="gr186"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fill="solid"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7"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8" style:family="graphic" style:parent-style-name="standard" style:list-style-name="L6">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9"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0" style:family="graphic" style:parent-style-name="standard" style:list-style-name="L6">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1"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2" style:family="graphic" style:parent-style-name="standard" style:list-style-name="L6">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1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3"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4" style:family="graphic" style:parent-style-name="standard" style:list-style-name="L6">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5"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6" style:family="graphic" style:parent-style-name="standard" style:list-style-name="L6">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7"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8" style:family="graphic" style:parent-style-name="standard" style:list-style-name="L6">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9"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0"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1"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2"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3" style:family="graphic" style:parent-style-name="standard" style:list-style-name="L6">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4" style:family="graphic" style:parent-style-name="standard" style:list-style-name="L6">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205" style:family="graphic" style:parent-style-name="standard" style:list-style-name="L6">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6" style:family="graphic" style:parent-style-name="standard" style:list-style-name="L6">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7" style:family="graphic" style:parent-style-name="standard" style:list-style-name="L6">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8" style:family="graphic" style:parent-style-name="standard" style:list-style-name="L6">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209" style:family="graphic" style:parent-style-name="standard" style:list-style-name="L6">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210" style:family="graphic" style:parent-style-name="standard">
      <style:graphic-properties svg:stroke-width="0.05cm" svg:stroke-color="#ccccff" draw:marker-start-width="0.375cm" draw:marker-end-width="0.375cm" draw:fill="solid" draw:fill-color="#c0c0c0" draw:textarea-horizontal-align="center" draw:textarea-vertical-align="middle" fo:padding-top="0.15cm" fo:padding-bottom="0.15cm" fo:padding-left="0.275cm" fo:padding-right="0.275cm"/>
    </style:style>
    <style:style style:name="gr211" style:family="graphic" style:parent-style-name="standard">
      <style:graphic-properties svg:stroke-width="0.05cm" svg:stroke-color="#ffffff" draw:marker-start-width="0.375cm" draw:marker-end-width="0.375cm" draw:fill="solid" draw:fill-color="#c0c0c0" draw:textarea-horizontal-align="center" draw:textarea-vertical-align="middle" fo:padding-top="0.15cm" fo:padding-bottom="0.15cm" fo:padding-left="0.275cm" fo:padding-right="0.275cm"/>
    </style:style>
    <style:style style:name="gr212" style:family="graphic" style:parent-style-name="standard">
      <style:graphic-properties svg:stroke-width="0.05cm" svg:stroke-color="#ffffff" draw:marker-start-width="0.375cm" draw:marker-end-width="0.375cm" draw:fill="solid" draw:fill-color="#c0c0c0" draw:textarea-horizontal-align="center" draw:textarea-vertical-align="middle" fo:padding-top="0.15cm" fo:padding-bottom="0.15cm" fo:padding-left="0.275cm" fo:padding-right="0.275cm"/>
    </style:style>
    <style:style style:name="gr213" style:family="graphic" style:parent-style-name="standard">
      <style:graphic-properties svg:stroke-width="0.05cm" svg:stroke-color="#ffffff" draw:marker-start-width="0.275cm" draw:marker-end-width="0.275cm" draw:textarea-horizontal-align="center" draw:textarea-vertical-align="middle" fo:padding-top="0.15cm" fo:padding-bottom="0.15cm" fo:padding-left="0.275cm" fo:padding-right="0.275cm"/>
    </style:style>
    <style:style style:name="gr214" style:family="graphic" style:parent-style-name="standard">
      <style:graphic-properties svg:stroke-width="0.05cm" svg:stroke-color="#ffffff" draw:marker-start-width="0.275cm" draw:marker-end-width="0.275cm" draw:textarea-horizontal-align="justify" draw:textarea-vertical-align="middle" draw:auto-grow-height="false" fo:padding-top="0.15cm" fo:padding-bottom="0.15cm" fo:padding-left="0.275cm" fo:padding-right="0.275cm"/>
    </style:style>
    <style:style style:name="gr215" style:family="graphic" style:parent-style-name="standard">
      <style:graphic-properties svg:stroke-width="0.05cm" svg:stroke-color="#ffffff" draw:marker-start-width="0.275cm" draw:marker-end-width="0.275cm" draw:textarea-horizontal-align="center" draw:textarea-vertical-align="middle" fo:padding-top="0.15cm" fo:padding-bottom="0.15cm" fo:padding-left="0.275cm" fo:padding-right="0.275cm"/>
    </style:style>
    <style:style style:name="gr216" style:family="graphic" style:parent-style-name="standard">
      <style:graphic-properties svg:stroke-width="0.05cm" svg:stroke-color="#ffffff" draw:marker-start="" draw:marker-start-width="0.275cm" draw:marker-end="Circle" draw:marker-end-width="0.275cm" draw:textarea-horizontal-align="center" draw:textarea-vertical-align="middle" fo:padding-top="0.15cm" fo:padding-bottom="0.15cm" fo:padding-left="0.275cm" fo:padding-right="0.275cm"/>
    </style:style>
    <style:style style:name="gr217" style:family="graphic" style:parent-style-name="standard">
      <style:graphic-properties draw:stroke="none" draw:fill="solid" draw:fill-color="#666699" draw:textarea-horizontal-align="center" draw:textarea-vertical-align="middle" fo:padding-top="0.01cm" fo:padding-bottom="0.01cm" fo:padding-left="0.01cm" fo:padding-right="0.01cm"/>
    </style:style>
    <style:style style:name="pr1" style:family="presentation" style:parent-style-name="cslc_5f_presentation_5f_template1-title">
      <style:graphic-properties draw:fill-color="#ffffff" fo:min-height="5.906cm"/>
    </style:style>
    <style:style style:name="pr2" style:family="presentation" style:parent-style-name="cslc_5f_presentation_5f_template1-notes" style:list-style-name="L14">
      <style:graphic-properties draw:fill-color="#ffffff" draw:auto-grow-height="true" fo:min-height="11.411cm"/>
    </style:style>
    <style:style style:name="pr3" style:family="presentation" style:parent-style-name="cslc_5f_presentation_5f_template1-title">
      <style:graphic-properties draw:fill-color="#ffffff" draw:auto-grow-height="true" fo:min-height="3.008cm"/>
    </style:style>
    <style:style style:name="pr4" style:family="presentation" style:parent-style-name="cslc_5f_presentation_5f_template1-outline1" style:list-style-name="L2">
      <style:graphic-properties draw:fill-color="#ffffff" draw:auto-grow-height="true" fo:min-height="15.441cm"/>
    </style:style>
    <style:style style:name="pr5" style:family="presentation" style:parent-style-name="cslc_5f_presentation_5f_template1-notes">
      <style:graphic-properties draw:fill-color="#ffffff" draw:auto-grow-height="true" fo:min-height="11.411cm"/>
    </style:style>
    <style:style style:name="pr6" style:family="presentation" style:parent-style-name="cslc_5f_presentation_5f_template1-outline1">
      <style:graphic-properties draw:fill-color="#ffffff" draw:auto-grow-height="true" fo:min-height="15.441cm"/>
    </style:style>
    <style:style style:name="pr7" style:family="presentation" style:parent-style-name="cslc_5f_presentation_5f_template1-outline1" style:list-style-name="L4">
      <style:graphic-properties draw:fill-color="#ffffff" draw:auto-grow-height="true" fo:min-height="15.441cm"/>
    </style:style>
    <style:style style:name="pr8" style:family="presentation" style:parent-style-name="cslc_5f_presentation_5f_template1-outline1">
      <style:graphic-properties draw:fill-color="#ffffff" fo:min-height="15.19cm"/>
    </style:style>
    <style:style style:name="pr9" style:family="presentation" style:parent-style-name="cslc_5f_presentation_5f_template1-title">
      <style:graphic-properties draw:fill-color="#ffffff" fo:min-height="2.757cm"/>
    </style:style>
    <style:style style:name="pr10" style:family="presentation" style:parent-style-name="cslc_5f_presentation_5f_template1-outline1">
      <style:graphic-properties draw:fill="none" draw:fill-color="#99ccff" draw:auto-grow-height="true" fo:min-height="4.764cm"/>
    </style:style>
    <style:style style:name="pr11" style:family="presentation" style:parent-style-name="cslc_5f_presentation_5f_template1-outline1">
      <style:graphic-properties draw:fill="none" draw:fill-color="#00b8ff" fo:min-height="15.19cm"/>
    </style:style>
    <style:style style:name="pr12" style:family="presentation" style:parent-style-name="cslc_5f_presentation_5f_template1-outline1">
      <style:graphic-properties draw:fill="none" draw:fill-color="#00b8ff" fo:min-height="5.429cm"/>
    </style:style>
    <style:style style:name="pr13" style:family="presentation" style:parent-style-name="cslc_5f_presentation_5f_template1-notes">
      <style:graphic-properties draw:fill-color="#ffffff" fo:min-height="11.16cm"/>
    </style:style>
    <style:style style:name="pr14" style:family="presentation" style:parent-style-name="cslc_5f_presentation_5f_template1-outline1">
      <style:graphic-properties draw:fill-color="#ffffff" fo:min-height="15.428cm"/>
    </style:style>
    <style:style style:name="pr15" style:family="presentation" style:parent-style-name="cslc_5f_presentation_5f_template1-outline1">
      <style:graphic-properties draw:fill-color="#ffffff" draw:auto-grow-height="true" fo:min-height="12.468cm"/>
    </style:style>
    <style:style style:name="pr16" style:family="presentation" style:parent-style-name="cslc_5f_presentation_5f_template1-outline1" style:list-style-name="L4">
      <style:graphic-properties draw:fill-color="#ffffff" draw:auto-grow-height="true" fo:min-height="15.441cm"/>
    </style:style>
    <style:style style:name="pr17" style:family="presentation" style:parent-style-name="cslc_5f_presentation_5f_template1-outline1" style:list-style-name="L15">
      <style:graphic-properties draw:fill-color="#ffffff" draw:auto-grow-height="true" fo:min-height="15.441cm"/>
    </style:style>
    <style:style style:name="pr18" style:family="presentation" style:parent-style-name="cslc_5f_presentation_5f_template1-outline1" style:list-style-name="L5">
      <style:graphic-properties draw:fill-color="#ffffff" draw:auto-grow-height="true" fo:min-height="15.441cm"/>
    </style:style>
    <style:style style:name="pr19" style:family="presentation" style:parent-style-name="cslc_5f_presentation_5f_template1-outline1">
      <style:graphic-properties draw:fill="none" draw:fill-color="#ffff00" draw:fill-image-width="0cm" draw:fill-image-height="0cm" fo:min-height="14.332cm"/>
    </style:style>
    <style:style style:name="pr20" style:family="presentation" style:parent-style-name="cslc_5f_presentation_5f_template1-outline1" style:list-style-name="L5">
      <style:graphic-properties draw:fill-color="#ffffff" draw:auto-grow-height="true" fo:min-height="15.441cm"/>
    </style:style>
    <style:style style:name="pr21" style:family="presentation" style:parent-style-name="cslc_5f_presentation_5f_template1-outline1">
      <style:graphic-properties draw:fill-color="#ffffff" fo:min-height="8.265cm"/>
    </style:style>
    <style:style style:name="pr22" style:family="presentation" style:parent-style-name="cslc_5f_presentation_5f_template1-outline1">
      <style:graphic-properties draw:fill-color="#ffffff" fo:min-height="13.699cm"/>
    </style:style>
    <style:style style:name="pr23" style:family="presentation" style:parent-style-name="cslc_5f_presentation_5f_template1-outline1">
      <style:graphic-properties draw:fill-color="#ffffff" fo:min-height="6.296cm"/>
    </style:style>
    <style:style style:name="pr24" style:family="presentation" style:parent-style-name="cslc_5f_presentation_5f_template1-outline1">
      <style:graphic-properties draw:fill-color="#ffffff" draw:auto-grow-height="true" fo:min-height="5.866cm"/>
    </style:style>
    <style:style style:name="pr25" style:family="presentation" style:parent-style-name="cslc_5f_presentation_5f_template1-title">
      <style:graphic-properties draw:stroke="none" draw:fill="none" fo:min-height="1.704cm"/>
    </style:style>
    <style:style style:name="pr26" style:family="presentation" style:parent-style-name="cslc_5f_presentation_5f_template1-outline1" style:list-style-name="L11">
      <style:graphic-properties draw:fill-color="#ffffff" draw:auto-grow-height="true" fo:min-height="15.441cm"/>
    </style:style>
    <style:style style:name="pr27" style:family="presentation" style:parent-style-name="cslc_5f_presentation_5f_template1-outline1" style:list-style-name="L4">
      <style:graphic-properties draw:fill-color="#ffffff" draw:auto-grow-height="true" fo:min-height="15.441cm"/>
    </style:style>
    <style:style style:name="pr28" style:family="presentation" style:parent-style-name="cslc_5f_presentation_5f_template1-outline1" style:list-style-name="L11">
      <style:graphic-properties draw:fill-color="#ffffff" draw:auto-grow-height="true" fo:min-height="15.441cm"/>
    </style:style>
    <style:style style:name="pr29" style:family="presentation" style:parent-style-name="cslc_5f_presentation_5f_template1-outline1" style:list-style-name="L11">
      <style:graphic-properties draw:fill-color="#ffffff" draw:auto-grow-height="true" fo:min-height="15.441cm"/>
    </style:style>
    <style:style style:name="pr30" style:family="presentation" style:parent-style-name="cslc_5f_presentation_5f_template1-outline1" style:list-style-name="L11">
      <style:graphic-properties draw:fill-color="#ffffff" draw:auto-grow-height="true" fo:min-height="15.441cm"/>
    </style:style>
    <style:style style:name="pr31" style:family="presentation" style:parent-style-name="cslc_5f_presentation_5f_template1-outline1" style:list-style-name="L5">
      <style:graphic-properties draw:fill-color="#ffffff" draw:auto-grow-height="true" fo:min-height="3cm"/>
    </style:style>
    <style:style style:name="pr32" style:family="presentation" style:parent-style-name="cslc_5f_presentation_5f_template1-outline1">
      <style:graphic-properties draw:fill-color="#ffffff" draw:auto-grow-height="true" fo:min-height="15.219cm"/>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autospace="none"/>
      <style:text-properties fo:font-family="Arial" style:font-family-generic="swiss" fo:font-size="32pt"/>
    </style:style>
    <style:style style:name="P3" style:family="paragraph">
      <style:paragraph-properties fo:margin-left="0.6cm" fo:margin-right="0cm" fo:text-indent="-0.6cm"/>
      <style:text-properties fo:font-size="24pt"/>
    </style:style>
    <style:style style:name="P4" style:family="paragraph">
      <style:paragraph-properties fo:margin-left="0cm" fo:margin-right="0cm" fo:text-indent="0cm"/>
    </style:style>
    <style:style style:name="P5" style:family="paragraph">
      <style:paragraph-properties fo:margin-left="0cm" fo:margin-right="0cm" text:enable-numbering="true" fo:text-indent="0cm"/>
    </style:style>
    <style:style style:name="P6" style:family="paragraph">
      <style:paragraph-properties fo:margin-left="0cm" fo:margin-right="0cm" fo:text-indent="0cm"/>
      <style:text-properties fo:font-size="24pt"/>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1.2cm" fo:margin-right="0cm" text:enable-numbering="false" fo:text-indent="-0.9cm"/>
    </style:style>
    <style:style style:name="P10" style:family="paragraph">
      <style:paragraph-properties fo:margin-left="3.6cm" fo:margin-right="0cm" fo:text-indent="-0.6cm"/>
    </style:style>
    <style:style style:name="P11" style:family="paragraph">
      <style:paragraph-properties fo:margin-left="1.2cm" fo:margin-right="0cm" fo:text-indent="-0.9cm"/>
      <style:text-properties fo:font-family="Arial" style:font-family-generic="swiss"/>
    </style:style>
    <style:style style:name="P12" style:family="paragraph">
      <style:paragraph-properties fo:margin-left="1.4cm" fo:margin-right="0cm" text:enable-numbering="false" fo:text-indent="-0.9cm"/>
    </style:style>
    <style:style style:name="P13" style:family="paragraph">
      <style:paragraph-properties fo:margin-left="1.4cm" fo:margin-right="0cm" text:enable-numbering="false" fo:text-indent="-0.9cm"/>
      <style:text-properties fo:font-family="Arial" style:font-family-generic="swiss" fo:font-size="22pt"/>
    </style:style>
    <style:style style:name="P14" style:family="paragraph">
      <style:paragraph-properties fo:margin-left="0cm" fo:margin-right="0cm" text:enable-numbering="false" fo:text-indent="0cm"/>
    </style:style>
    <style:style style:name="P15" style:family="paragraph">
      <style:paragraph-properties fo:margin-left="1.2cm" fo:margin-right="0cm" text:enable-numbering="true" fo:text-indent="-0.9cm"/>
    </style:style>
    <style:style style:name="P16" style:family="paragraph">
      <style:paragraph-properties fo:margin-left="2.4cm" fo:margin-right="0cm" text:enable-numbering="true" fo:text-indent="-0.8cm"/>
    </style:style>
    <style:style style:name="P17" style:family="paragraph">
      <style:paragraph-properties fo:margin-left="1.2cm" fo:margin-right="0cm" text:enable-numbering="true" fo:text-indent="-0.9cm"/>
      <style:text-properties fo:font-family="Arial" style:font-family-generic="swiss" fo:font-size="22pt"/>
    </style:style>
    <style:style style:name="P18" style:family="paragraph">
      <style:paragraph-properties fo:margin-left="1.2cm" fo:margin-right="0cm" text:enable-numbering="false" fo:text-indent="-0.9cm"/>
      <style:text-properties fo:font-family="'Courier New'" style:font-family-generic="modern" style:font-pitch="fixed"/>
    </style:style>
    <style:style style:name="P19" style:family="paragraph">
      <style:paragraph-properties fo:margin-left="1.2cm" fo:margin-right="0cm" fo:text-indent="-0.9cm"/>
      <style:text-properties fo:font-family="Arial" style:font-family-generic="swiss" fo:font-size="22pt"/>
    </style:style>
    <style:style style:name="P20" style:family="paragraph">
      <style:paragraph-properties fo:margin-left="2.4cm" fo:margin-right="0cm" text:enable-numbering="false" fo:text-indent="-0.8cm"/>
    </style:style>
    <style:style style:name="P21" style:family="paragraph">
      <style:paragraph-properties fo:margin-left="3.6cm" fo:margin-right="0cm" text:enable-numbering="false" fo:text-indent="-0.6cm"/>
    </style:style>
    <style:style style:name="P22" style:family="paragraph">
      <style:paragraph-properties fo:margin-left="1.2cm" fo:margin-right="0cm" text:enable-numbering="true" fo:text-indent="-0.9cm"/>
      <style:text-properties fo:font-size="22pt"/>
    </style:style>
    <style:style style:name="P23" style:family="paragraph">
      <style:paragraph-properties fo:margin-left="1.2cm" fo:margin-right="0cm" text:enable-numbering="false" fo:text-indent="-0.9cm" style:text-autospace="none"/>
    </style:style>
    <style:style style:name="P24" style:family="paragraph">
      <style:paragraph-properties fo:margin-left="1.2cm" fo:margin-right="0cm" text:enable-numbering="false" fo:text-indent="-0.9cm" style:text-autospace="none"/>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P25" style:family="paragraph">
      <style:paragraph-properties fo:margin-left="1.2cm" fo:margin-right="0cm" text:enable-numbering="false" fo:text-indent="-0.9cm" style:text-autospace="none"/>
      <style:text-properties fo:font-family="'Times New Roman'" style:font-family-generic="roman" style:font-pitch="variable" fo:font-size="20pt" fo:font-weight="normal"/>
    </style:style>
    <style:style style:name="P26" style:family="paragraph">
      <style:paragraph-properties fo:text-align="center"/>
    </style:style>
    <style:style style:name="P27" style:family="paragraph">
      <style:paragraph-properties fo:margin-left="0cm" fo:margin-right="0cm" fo:text-align="center" fo:text-indent="0cm"/>
    </style:style>
    <style:style style:name="P28" style:family="paragraph">
      <style:paragraph-properties fo:margin-left="0cm" fo:margin-right="0cm" fo:text-align="center" fo:text-indent="0cm"/>
      <style:text-properties fo:font-size="16pt" style:font-size-asian="18pt" style:font-size-complex="18pt"/>
    </style:style>
    <style:style style:name="P29" style:family="paragraph">
      <style:paragraph-properties fo:text-align="center"/>
      <style:text-properties fo:font-size="16pt" style:font-size-asian="18pt" style:font-size-complex="18pt"/>
    </style:style>
    <style:style style:name="P30" style:family="paragraph">
      <style:paragraph-properties fo:margin-left="1.2cm" fo:margin-right="0cm" fo:margin-top="0cm" fo:margin-bottom="0.199cm" fo:text-indent="-0.9cm"/>
    </style:style>
    <style:style style:name="P31" style:family="paragraph">
      <style:paragraph-properties fo:margin-left="2.4cm" fo:margin-right="0cm" fo:margin-top="0cm" fo:margin-bottom="0.199cm" text:enable-numbering="true" fo:text-indent="-0.8cm"/>
    </style:style>
    <style:style style:name="P32" style:family="paragraph">
      <style:paragraph-properties fo:margin-left="1.2cm" fo:margin-right="0cm" fo:text-indent="-0.9cm"/>
      <style:text-properties fo:font-size="22pt"/>
    </style:style>
    <style:style style:name="P33" style:family="paragraph">
      <style:paragraph-properties fo:margin-left="5.378cm" fo:margin-right="0cm" text:enable-numbering="false" fo:text-indent="-0.9cm"/>
    </style:style>
    <style:style style:name="P34" style:family="paragraph">
      <style:paragraph-properties fo:margin-left="1.2cm" fo:margin-right="0cm" fo:margin-top="0cm" fo:margin-bottom="0cm" text:enable-numbering="false" fo:text-indent="-0.9cm" style:text-autospace="none"/>
    </style:style>
    <style:style style:name="P35" style:family="paragraph">
      <style:paragraph-properties fo:margin-left="1.2cm" fo:margin-right="0cm" fo:margin-top="0cm" fo:margin-bottom="0cm" text:enable-numbering="false" fo:text-indent="-0.9cm" style:text-autospace="none"/>
      <style:text-properties fo:font-family="Courier-Bold" style:font-family-generic="modern" fo:font-size="16pt" style:font-family-asian="Courier-Bold" style:font-family-generic-asian="modern" style:font-size-asian="10pt" style:font-family-complex="Courier-Bold" style:font-family-generic-complex="modern" style:font-size-complex="5.69999980926514pt"/>
    </style:style>
    <style:style style:name="P36" style:family="paragraph">
      <style:paragraph-properties fo:margin-left="1.2cm" fo:margin-right="0cm" fo:margin-top="0cm" fo:margin-bottom="0cm" text:enable-numbering="false" fo:text-indent="-0.9cm" style:text-autospace="none"/>
      <style:text-properties fo:color="#ffffff" fo:font-family="Courier-Bold" style:font-family-generic="modern" fo:font-size="16pt" style:font-family-asian="Courier-Bold" style:font-family-generic-asian="modern" style:font-size-asian="9pt" style:font-family-complex="Courier-Bold" style:font-family-generic-complex="modern" style:font-size-complex="5.09999990463257pt"/>
    </style:style>
    <style:style style:name="P37" style:family="paragraph">
      <style:paragraph-properties fo:margin-left="1.2cm" fo:margin-right="0cm" fo:margin-top="0cm" fo:margin-bottom="0cm" text:enable-numbering="false" fo:text-indent="-0.9cm" style:text-autospace="none"/>
      <style:text-properties fo:color="#ffffff" fo:font-family="'Courier New'" style:font-family-generic="modern" style:font-pitch="fixed" fo:font-size="16pt" style:font-family-asian="Courier-Bold" style:font-family-generic-asian="modern" style:font-size-asian="9pt" style:font-family-complex="Courier-Bold" style:font-family-generic-complex="modern" style:font-size-complex="5.09999990463257pt"/>
    </style:style>
    <style:style style:name="P38" style:family="paragraph">
      <style:paragraph-properties fo:margin-left="0cm" fo:margin-right="0cm" fo:text-align="center" fo:text-indent="0cm"/>
      <style:text-properties fo:font-size="18pt"/>
    </style:style>
    <style:style style:name="P39" style:family="paragraph">
      <style:paragraph-properties fo:margin-left="1.2cm" fo:margin-right="0cm" fo:margin-top="0cm" fo:margin-bottom="0cm" text:enable-numbering="false" fo:text-indent="-0.9cm"/>
    </style:style>
    <style:style style:name="P40" style:family="paragraph">
      <style:paragraph-properties fo:margin-left="1.2cm" fo:margin-right="0cm" fo:margin-top="0cm" fo:margin-bottom="0cm" text:enable-numbering="false" fo:text-indent="-0.9cm"/>
      <style:text-properties fo:font-family="'Times New Roman'" style:font-family-generic="roman" style:font-pitch="variable"/>
    </style:style>
    <style:style style:name="P41" style:family="paragraph">
      <style:paragraph-properties fo:margin-left="3.6cm" fo:margin-right="0cm" text:enable-numbering="false" fo:text-indent="-0.6cm" style:text-autospace="none"/>
    </style:style>
    <style:style style:name="P42" style:family="paragraph">
      <style:paragraph-properties fo:margin-left="1.2cm" fo:margin-right="0cm" text:enable-numbering="false" fo:text-indent="-0.9cm" style:text-autospace="none"/>
      <style:text-properties fo:color="#ffffff" fo:font-family="Courier-Bold" style:font-family-generic="modern" fo:font-size="16pt" style:font-family-asian="Courier-Bold" style:font-family-generic-asian="modern" style:font-size-asian="9pt" style:font-family-complex="Courier-Bold" style:font-family-generic-complex="modern" style:font-size-complex="5.09999990463257pt"/>
    </style:style>
    <style:style style:name="P43" style:family="paragraph">
      <style:paragraph-properties fo:margin-left="0cm" fo:margin-right="0cm" fo:text-align="center" fo:text-indent="0cm"/>
      <style:text-properties fo:font-size="12pt"/>
    </style:style>
    <style:style style:name="P44" style:family="paragraph">
      <style:paragraph-properties fo:margin-left="1.2cm" fo:margin-right="0cm" text:enable-numbering="true" fo:text-indent="-0.9cm" style:text-autospace="none"/>
      <style:text-properties fo:font-family="'Bitstream Vera Sans'" style:font-family-generic="swiss" style:font-pitch="variable"/>
    </style:style>
    <style:style style:name="P45" style:family="paragraph">
      <style:paragraph-properties fo:margin-left="2.4cm" fo:margin-right="0cm" text:enable-numbering="true" fo:text-indent="-0.8cm" style:text-autospace="none"/>
      <style:text-properties fo:font-family="'Bitstream Vera Sans'" style:font-family-generic="swiss" style:font-pitch="variable"/>
    </style:style>
    <style:style style:name="P46" style:family="paragraph">
      <style:paragraph-properties fo:margin-left="1.2cm" fo:margin-right="0cm" text:enable-numbering="true" fo:text-indent="-0.9cm" style:text-autospace="none"/>
      <style:text-properties fo:font-family="'Bitstream Vera Sans'" style:font-family-generic="swiss" style:font-pitch="variable" fo:font-size="28pt" fo:font-weight="normal"/>
    </style:style>
    <style:style style:name="P47" style:family="paragraph">
      <style:paragraph-properties fo:margin-left="1.2cm" fo:margin-right="0cm" fo:margin-top="0cm" fo:margin-bottom="0.199cm" fo:text-indent="-0.9cm"/>
      <style:text-properties fo:font-family="Arial" style:font-family-generic="swiss" fo:font-size="28pt"/>
    </style:style>
    <style:style style:name="P48" style:family="paragraph">
      <style:paragraph-properties fo:margin-left="1.2cm" fo:margin-right="0cm" fo:text-indent="-0.9cm"/>
      <style:text-properties fo:font-family="Arial" style:font-family-generic="swiss" fo:font-size="28pt"/>
    </style:style>
    <style:style style:name="P49" style:family="paragraph">
      <style:paragraph-properties fo:margin-left="1.2cm" fo:margin-right="0cm" text:enable-numbering="false" fo:text-indent="-0.9cm"/>
      <style:text-properties style:font-family-asian="Courier, 'Courier New'" style:font-family-generic-asian="modern" style:font-pitch-asian="fixed" style:font-family-complex="Courier, 'Courier New'" style:font-family-generic-complex="modern" style:font-pitch-complex="fixed"/>
    </style:style>
    <style:style style:name="P50" style:family="paragraph">
      <style:paragraph-properties fo:margin-left="1.2cm" fo:margin-right="0cm" text:enable-numbering="false" fo:text-indent="-0.9cm"/>
      <style:text-properties fo:color="#ffffff" fo:font-family="'Times New Roman'" style:font-family-generic="roman" style:font-pitch="variable" fo:font-size="20pt" style:font-family-asian="Courier, 'Courier New'" style:font-family-generic-asian="modern" style:font-pitch-asian="fixed" style:font-family-complex="Courier, 'Courier New'" style:font-family-generic-complex="modern" style:font-pitch-complex="fixed"/>
    </style:style>
    <style:style style:name="P51" style:family="paragraph">
      <style:paragraph-properties fo:margin-left="0cm" fo:margin-right="0cm" fo:text-indent="0cm"/>
      <style:text-properties fo:font-size="18pt"/>
    </style:style>
    <style:style style:name="P52" style:family="paragraph">
      <style:paragraph-properties fo:margin-left="1.4cm" fo:margin-right="0cm" text:enable-numbering="true" fo:text-indent="-0.9cm"/>
    </style:style>
    <style:style style:name="P53" style:family="paragraph">
      <style:paragraph-properties fo:margin-left="1.4cm" fo:margin-right="0cm" text:enable-numbering="false" fo:text-indent="-0.9cm"/>
      <style:text-properties fo:font-family="arial" style:font-family-generic="swiss" fo:font-size="28pt"/>
    </style:style>
    <style:style style:name="P54" style:family="paragraph">
      <style:paragraph-properties fo:margin-left="1.2cm" fo:margin-right="0cm" text:enable-numbering="false" fo:text-indent="-0.9cm"/>
      <style:text-properties fo:font-family="Arial" style:font-family-generic="swiss" fo:font-size="22pt"/>
    </style:style>
    <style:style style:name="P55" style:family="paragraph">
      <style:paragraph-properties fo:margin-left="2.4cm" fo:margin-right="0cm" fo:text-indent="-0.8cm" style:text-autospace="none"/>
    </style:style>
    <style:style style:name="P56" style:family="paragraph">
      <style:paragraph-properties fo:margin-left="1.2cm" fo:margin-right="0cm" text:enable-numbering="true" fo:text-indent="-0.9cm"/>
      <style:text-properties fo:font-family="Arial" style:font-family-generic="swiss" fo:font-size="20pt"/>
    </style:style>
    <style:style style:name="P57" style:family="paragraph">
      <style:paragraph-properties fo:margin-left="1.2cm" fo:margin-right="0cm" text:enable-numbering="false" fo:text-indent="-0.9cm"/>
      <style:text-properties fo:font-size="16pt"/>
    </style:style>
    <style:style style:name="P58" style:family="paragraph">
      <style:paragraph-properties fo:margin-left="1.2cm" fo:margin-right="0cm" text:enable-numbering="false" fo:text-indent="-0.9cm"/>
      <style:text-properties fo:font-size="20pt"/>
    </style:style>
    <style:style style:name="P59" style:family="paragraph">
      <style:paragraph-properties fo:margin-left="0cm" fo:margin-right="0cm" fo:text-indent="0cm"/>
      <style:text-properties fo:color="#ffffff" fo:font-size="18pt"/>
    </style:style>
    <style:style style:name="P60" style:family="paragraph">
      <style:paragraph-properties fo:margin-left="1.2cm" fo:margin-right="0cm" text:enable-numbering="false" fo:text-indent="-0.9cm" style:text-autospace="none"/>
      <style:text-properties fo:font-family="'Times New Roman'" style:font-family-generic="roman" style:font-pitch="variable" fo:font-size="18pt"/>
    </style:style>
    <style:style style:name="P61" style:family="paragraph">
      <style:paragraph-properties fo:margin-left="1.2cm" fo:margin-right="0cm" text:enable-numbering="false" fo:text-indent="-0.9cm" style:text-autospace="none"/>
      <style:text-properties fo:font-family="'Times New Roman'" style:font-family-generic="roman" style:font-pitch="variable" fo:font-size="14pt"/>
    </style:style>
    <style:style style:name="P6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hyphenate="false"/>
    </style:style>
    <style:style style:name="P6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5"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66"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7"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color="#cc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8" style:family="paragraph">
      <style:paragraph-properties fo:margin-left="1.2cm" fo:margin-right="0cm" text:enable-numbering="true" fo:text-indent="-0.9cm" style:text-autospace="none"/>
    </style:style>
    <style:style style:name="P69" style:family="paragraph">
      <style:paragraph-properties fo:margin-left="1.2cm" fo:margin-right="0cm" text:enable-numbering="true" fo:text-indent="-0.9cm" style:text-autospace="none"/>
      <style:text-properties fo:font-size="22pt"/>
    </style:style>
    <style:style style:name="P70" style:family="paragraph">
      <style:paragraph-properties fo:margin-left="1.2cm" fo:margin-right="0cm" fo:text-indent="-0.9cm" style:text-autospace="none"/>
    </style:style>
    <style:style style:name="P71" style:family="paragraph">
      <style:paragraph-properties fo:margin-left="1.2cm" fo:margin-right="0cm" fo:text-indent="-0.9cm" style:text-autospace="none"/>
      <style:text-properties fo:font-size="32pt"/>
    </style:style>
    <style:style style:name="P72" style:family="paragraph">
      <style:paragraph-properties fo:margin-left="1.2cm" fo:margin-right="0cm" text:enable-numbering="false" fo:text-indent="-0.9cm"/>
      <style:text-properties fo:font-size="24pt"/>
    </style:style>
    <style:style style:name="P73" style:family="paragraph">
      <style:paragraph-properties fo:margin-left="1.2cm" fo:margin-right="0cm" text:enable-numbering="false" fo:text-indent="-0.9cm"/>
      <style:text-properties fo:font-size="20pt" fo:font-weight="normal"/>
    </style:style>
    <style:style style:name="P74" style:family="paragraph">
      <style:paragraph-properties fo:margin-left="1.2cm" fo:margin-right="0cm" fo:text-indent="-0.9cm" style:text-autospace="none"/>
      <style:text-properties fo:font-size="22pt"/>
    </style:style>
    <style:style style:name="P75" style:family="paragraph">
      <style:paragraph-properties fo:margin-left="2.4cm" fo:margin-right="0cm" text:enable-numbering="true" fo:text-indent="-0.8cm" style:text-autospace="none"/>
    </style:style>
    <style:style style:name="P76" style:family="paragraph">
      <style:paragraph-properties fo:margin-left="1.2cm" fo:margin-right="0cm" fo:text-indent="-0.9cm" style:text-autospace="none"/>
      <style:text-properties fo:font-family="Arial" style:font-family-generic="swiss" fo:font-size="22pt"/>
    </style:style>
    <style:style style:name="P77" style:family="paragraph">
      <style:paragraph-properties fo:margin-left="1.2cm" fo:margin-right="0cm" text:enable-numbering="false" fo:text-indent="-0.9cm"/>
      <style:text-properties fo:font-family="'Times New Roman'" style:font-family-generic="roman" style:font-pitch="variable" fo:font-size="18pt" fo:font-weight="normal"/>
    </style:style>
    <style:style style:name="P78" style:family="paragraph">
      <style:paragraph-properties fo:margin-left="1.2cm" fo:margin-right="0cm" text:enable-numbering="false" fo:text-indent="-0.9cm" style:text-autospace="none"/>
      <style:text-properties fo:font-family="'Times New Roman'" style:font-family-generic="roman" style:font-pitch="variable" fo:font-size="18pt" fo:font-weight="normal"/>
    </style:style>
    <style:style style:name="P79" style:family="paragraph">
      <style:paragraph-properties fo:text-align="center"/>
      <style:text-properties fo:color="#ffffff"/>
    </style:style>
    <style:style style:name="P80" style:family="paragraph">
      <style:paragraph-properties fo:margin-left="0cm" fo:margin-right="0cm" fo:text-indent="0cm"/>
      <style:text-properties fo:color="#ffffff" fo:font-size="12pt"/>
    </style:style>
    <style:style style:name="P81" style:family="paragraph">
      <style:paragraph-properties fo:margin-left="1.2cm" fo:margin-right="0cm" text:enable-numbering="false" fo:text-indent="-0.9cm" style:text-autospace="none"/>
      <style:text-properties fo:color="#e6e6ff" fo:font-family="'Times New Roman'" style:font-family-generic="roman" style:font-pitch="variable" fo:font-size="20pt" fo:font-weight="normal" style:font-family-asian="Arial" style:font-family-generic-asian="swiss" style:font-size-asian="10pt" style:font-family-complex="Arial" style:font-family-generic-complex="swiss" style:font-size-complex="5.69999980926514pt"/>
    </style:style>
    <style:style style:name="P82" style:family="paragraph">
      <style:paragraph-properties fo:margin-left="1.2cm" fo:margin-right="0cm" text:enable-numbering="false" fo:text-indent="-0.9cm" style:text-autospace="none"/>
      <style:text-properties fo:color="#e6e6ff" fo:font-family="'Times New Roman'" style:font-family-generic="roman" style:font-pitch="variable" fo:font-size="20pt" fo:font-weight="normal" style:font-family-asian="Courier-Bold" style:font-family-generic-asian="modern" style:font-size-asian="9pt" style:font-family-complex="Courier-Bold" style:font-family-generic-complex="modern" style:font-size-complex="5.09999990463257pt"/>
    </style:style>
    <style:style style:name="P83" style:family="paragraph">
      <style:paragraph-properties fo:margin-left="0cm" fo:margin-right="0cm" fo:text-align="center" fo:text-indent="0cm"/>
      <style:text-properties fo:color="#999999" fo:font-size="18pt"/>
    </style:style>
    <style:style style:name="P84" style:family="paragraph">
      <style:paragraph-properties fo:margin-left="0cm" fo:margin-right="0cm" fo:text-indent="0cm"/>
      <style:text-properties fo:color="#999999" fo:font-size="18pt"/>
    </style:style>
    <style:style style:name="P85" style:family="paragraph">
      <style:paragraph-properties fo:margin-left="0cm" fo:margin-right="0cm" fo:text-indent="0cm"/>
      <style:text-properties fo:color="#ffffff" fo:font-size="18pt" fo:font-style="italic"/>
    </style:style>
    <style:style style:name="P86" style:family="paragraph">
      <style:paragraph-properties fo:margin-left="2.4cm" fo:margin-right="0cm" text:enable-numbering="false" fo:text-indent="-0.8cm" style:text-autospace="none"/>
    </style:style>
    <style:style style:name="P87" style:family="paragraph">
      <style:paragraph-properties fo:margin-left="1.2cm" fo:margin-right="0cm" fo:text-indent="-0.9cm"/>
      <style:text-properties fo:font-size="28pt"/>
    </style:style>
    <style:style style:name="P88" style:family="paragraph">
      <style:paragraph-properties fo:margin-left="1.4cm" fo:margin-right="0cm" text:enable-numbering="false" fo:text-indent="-0.9cm"/>
      <style:text-properties fo:font-family="Arial" style:font-family-generic="swiss" fo:font-size="28pt"/>
    </style:style>
    <style:style style:name="P89" style:family="paragraph">
      <style:paragraph-properties fo:margin-left="0cm" fo:margin-right="0cm" fo:margin-top="0cm" fo:margin-bottom="0cm" fo:line-height="100%" fo:text-align="center" text:enable-numbering="false" fo:text-indent="0cm"/>
      <style:text-properties fo:color="#ffffff"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90" style:family="paragraph">
      <style:paragraph-properties fo:margin-left="0cm" fo:margin-right="0cm" fo:margin-top="0cm" fo:margin-bottom="0cm" fo:line-height="100%" fo:text-align="center" text:enable-numbering="false" fo:text-indent="0cm"/>
      <style:text-properties fo:color="#ffffff" style:text-outline="false" style:text-line-through-style="none" fo:font-family="Arial" style:font-family-generic="roman" style:font-pitch="variable" fo:font-size="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91" style:family="paragraph">
      <style:paragraph-properties fo:margin-left="0cm" fo:margin-right="0cm" fo:margin-top="0cm" fo:margin-bottom="0cm" fo:line-height="100%" text:enable-numbering="false" fo:text-indent="0cm"/>
    </style:style>
    <style:style style:name="P92" style:family="paragraph">
      <style:paragraph-properties fo:margin-left="0cm" fo:margin-right="0cm" fo:margin-top="0cm" fo:margin-bottom="0cm" fo:line-height="100%" text:enable-numbering="false" fo:text-indent="0cm"/>
      <style:text-properties fo:color="#ffffff" style:text-outline="false" style:text-line-through-style="none" fo:font-family="Arial" style:font-family-generic="roman" style:font-pitch="variable" fo:font-size="10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93" style:family="paragraph">
      <style:paragraph-properties fo:margin-left="0cm" fo:margin-right="0cm" fo:text-indent="0cm"/>
      <style:text-properties fo:color="#ffffff"/>
    </style:style>
    <style:style style:name="P94" style:family="paragraph">
      <style:paragraph-properties fo:margin-left="0cm" fo:margin-right="0cm" fo:text-indent="0cm"/>
      <style:text-properties style:use-window-font-color="true" fo:font-size="10pt"/>
    </style:style>
    <style:style style:name="P95" style:family="paragraph">
      <style:paragraph-properties fo:text-align="center"/>
      <style:text-properties style:use-window-font-color="true"/>
    </style:style>
    <style:style style:name="P96" style:family="paragraph">
      <style:paragraph-properties fo:margin-left="0cm" fo:margin-right="0cm" fo:text-indent="0cm"/>
      <style:text-properties style:use-window-font-color="true" fo:font-size="9pt" fo:font-weight="normal"/>
    </style:style>
    <style:style style:name="P97" style:family="paragraph">
      <style:paragraph-properties fo:margin-left="0cm" fo:margin-right="0cm" fo:text-indent="0cm"/>
      <style:text-properties fo:color="#ffffff" fo:font-size="9pt" fo:font-weight="normal"/>
    </style:style>
    <style:style style:name="P98" style:family="paragraph">
      <style:paragraph-properties fo:margin-left="0cm" fo:margin-right="0cm" fo:text-indent="0cm"/>
      <style:text-properties fo:color="#ffffff" fo:font-size="10pt"/>
    </style:style>
    <style:style style:name="P99" style:family="paragraph">
      <style:paragraph-properties fo:margin-left="0cm" fo:margin-right="0cm" fo:text-indent="0cm"/>
      <style:text-properties fo:color="#ffffff" fo:font-size="8pt" style:font-size-asian="18pt" style:font-size-complex="18pt"/>
    </style:style>
    <style:style style:name="P100" style:family="paragraph">
      <style:paragraph-properties fo:text-align="center"/>
      <style:text-properties style:use-window-font-color="true" fo:font-size="8pt" style:font-size-asian="18pt" style:font-size-complex="18pt"/>
    </style:style>
    <style:style style:name="P101" style:family="paragraph">
      <style:paragraph-properties fo:margin-left="0cm" fo:margin-right="0cm" fo:text-indent="0cm"/>
      <style:text-properties style:use-window-font-color="true" fo:font-size="8pt" style:font-size-asian="18pt" style:font-size-complex="18pt"/>
    </style:style>
    <style:style style:name="P102" style:family="paragraph">
      <style:paragraph-properties fo:margin-left="1.2cm" fo:margin-right="0cm" text:enable-numbering="true" fo:text-indent="-0.9cm"/>
      <style:text-properties fo:font-family="Arial" style:font-family-generic="swiss" fo:font-size="28pt"/>
    </style:style>
    <style:style style:name="P103" style:family="paragraph">
      <style:paragraph-properties fo:margin-left="3.6cm" fo:margin-right="0cm" text:enable-numbering="true" fo:text-indent="-0.6cm"/>
    </style:style>
    <style:style style:name="P104" style:family="paragraph">
      <style:paragraph-properties fo:margin-left="1.2cm" fo:margin-right="0cm" fo:text-indent="-0.9cm" style:text-autospace="none"/>
      <style:text-properties fo:font-family="Arial" style:font-family-generic="swiss" fo:font-size="32pt" style:font-family-asian="Arial" style:font-family-generic-asian="swiss" style:font-size-asian="9pt" style:font-family-complex="Arial" style:font-family-generic-complex="swiss" style:font-size-complex="5.09999990463257pt"/>
    </style:style>
    <style:style style:name="P105" style:family="paragraph">
      <style:paragraph-properties fo:margin-left="0cm" fo:margin-right="0cm" fo:text-align="center" fo:text-indent="0cm"/>
      <style:text-properties fo:color="#ffffff" fo:font-size="18pt"/>
    </style:style>
    <style:style style:name="P106" style:family="paragraph">
      <style:paragraph-properties fo:margin-left="1.2cm" fo:margin-right="0cm" fo:text-indent="-0.9cm" style:text-autospace="none"/>
      <style:text-properties fo:font-size="28pt"/>
    </style:style>
    <style:style style:name="P107" style:family="paragraph">
      <style:paragraph-properties fo:margin-left="1.2cm" fo:margin-right="0cm" fo:text-indent="-0.9cm" style:text-autospace="none"/>
      <style:text-properties fo:font-family="Arial" style:font-family-generic="swiss" fo:font-size="22pt" fo:font-weight="normal" style:font-family-asian="Arial" style:font-family-generic-asian="swiss" style:font-size-asian="9pt" style:font-family-complex="Arial" style:font-family-generic-complex="swiss" style:font-size-complex="5.09999990463257pt"/>
    </style:style>
    <style:style style:name="P108" style:family="paragraph">
      <style:paragraph-properties fo:margin-left="3.6cm" fo:margin-right="0cm" fo:text-indent="-0.6cm" style:text-autospace="none"/>
    </style:style>
    <style:style style:name="P109" style:family="paragraph">
      <style:paragraph-properties fo:text-align="center"/>
      <style:text-properties fo:color="#ffffff" fo:font-size="12pt" style:font-size-asian="18pt" style:font-size-complex="18pt"/>
    </style:style>
    <style:style style:name="P110" style:family="paragraph">
      <style:paragraph-properties fo:text-align="center"/>
      <style:text-properties fo:color="#000000" fo:font-size="12pt" style:font-size-asian="18pt" style:font-size-complex="18pt"/>
    </style:style>
    <style:style style:name="P111" style:family="paragraph">
      <style:paragraph-properties fo:text-align="center"/>
      <style:text-properties fo:color="#ffffff" fo:font-size="20pt" style:font-size-asian="18pt" style:font-size-complex="18pt"/>
    </style:style>
    <style:style style:name="P112" style:family="paragraph">
      <style:paragraph-properties fo:margin-left="0cm" fo:margin-right="0cm" fo:text-indent="0cm"/>
      <style:text-properties fo:color="#000000" fo:font-size="12pt" style:font-size-asian="18pt" style:font-size-complex="18pt"/>
    </style:style>
    <style:style style:name="P113" style:family="paragraph">
      <style:paragraph-properties fo:margin-left="0cm" fo:margin-right="0cm" fo:text-indent="0cm"/>
      <style:text-properties fo:color="#ffffff" fo:font-size="12pt" style:font-size-asian="18pt" style:font-size-complex="18pt"/>
    </style:style>
    <style:style style:name="P114" style:family="paragraph">
      <style:paragraph-properties fo:margin-left="0cm" fo:margin-right="0cm" fo:text-align="center" fo:text-indent="0cm"/>
      <style:text-properties fo:color="#ffffff" fo:font-size="12pt" style:font-size-asian="18pt" style:font-size-complex="18pt"/>
    </style:style>
    <style:style style:name="P115" style:family="paragraph">
      <style:paragraph-properties fo:margin-left="1.2cm" fo:margin-right="0cm" text:enable-numbering="false" fo:text-indent="-0.9cm" style:text-autospace="none"/>
      <style:text-properties fo:font-size="22pt"/>
    </style:style>
    <style:style style:name="P116" style:family="paragraph">
      <style:paragraph-properties fo:margin-left="0cm" fo:margin-right="0cm" fo:text-align="center" fo:text-indent="0cm"/>
      <style:text-properties fo:font-size="10pt"/>
    </style:style>
    <style:style style:name="P117" style:family="paragraph">
      <style:paragraph-properties fo:text-align="center"/>
      <style:text-properties fo:font-size="12pt"/>
    </style:style>
    <style:style style:name="P118" style:family="paragraph">
      <style:paragraph-properties fo:margin-left="0cm" fo:margin-right="0cm" fo:text-indent="0cm"/>
      <style:text-properties fo:font-size="12pt"/>
    </style:style>
    <style:style style:name="P119" style:family="paragraph">
      <style:paragraph-properties fo:text-align="center"/>
      <style:text-properties fo:color="#ffffff" fo:font-size="12pt"/>
    </style:style>
    <style:style style:name="P120"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121"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2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122" style:family="paragraph">
      <style:paragraph-properties fo:margin-left="1.2cm" fo:margin-right="0cm" text:enable-numbering="false" fo:text-indent="-0.9cm" style:text-autospace="none"/>
      <style:text-properties fo:color="#ffffff" fo:font-size="18pt"/>
    </style:style>
    <style:style style:name="P123" style:family="paragraph">
      <style:paragraph-properties fo:margin-left="0cm" fo:margin-right="0cm" fo:text-align="center" fo:text-indent="0cm"/>
      <style:text-properties fo:color="#ffffff" fo:font-size="12pt"/>
    </style:style>
    <style:style style:name="P124" style:family="paragraph">
      <style:paragraph-properties fo:margin-left="1.2cm" fo:margin-right="0cm" text:enable-numbering="false" fo:text-indent="-0.9cm" style:text-autospace="none"/>
      <style:text-properties fo:color="#ffffff" fo:font-size="18pt" fo:font-weight="bold"/>
    </style:style>
    <style:style style:name="T1" style:family="text">
      <style:text-properties fo:color="#ffffff" style:text-outline="false" style:text-line-through-style="none" fo:font-family="'Bitstream Vera Sans'" style:font-family-generic="swiss" style:font-pitch="variable" fo:font-size="48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2" style:family="text">
      <style:text-properties fo:color="#ffff00" style:text-outline="false" style:text-line-through-style="none" fo:font-family="'Bitstream Vera Sans'" style:font-family-generic="swiss" style:font-pitch="variable" fo:font-size="48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3" style:family="text">
      <style:text-properties fo:color="#ff9966" style:text-outline="false" style:text-line-through-style="none" fo:font-family="'Bitstream Vera Sans'" style:font-family-generic="swiss" style:font-pitch="variable" fo:font-size="32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4" style:family="text">
      <style:text-properties fo:color="#ffffff" style:text-outline="false" style:text-line-through-style="none" fo:font-family="'Bitstream Vera Sans'" style:font-family-generic="swiss" style:font-pitch="variable" fo:font-size="32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5" style:family="text">
      <style:text-properties fo:font-family="'Bitstream Vera Sans'" style:font-family-generic="swiss" style:font-pitch="variable"/>
    </style:style>
    <style:style style:name="T6" style:family="text">
      <style:text-properties fo:color="#ffff00" fo:font-family="'Bitstream Vera Sans'" style:font-family-generic="swiss" style:font-pitch="variable"/>
    </style:style>
    <style:style style:name="T7" style:family="text">
      <style:text-properties fo:font-family="Arial" style:font-family-generic="swiss"/>
    </style:style>
    <style:style style:name="T8" style:family="text">
      <style:text-properties fo:font-family="Arial" style:font-family-generic="swiss"/>
    </style:style>
    <style:style style:name="T9" style:family="text">
      <style:text-properties fo:font-family="Arial" style:font-family-generic="swiss" fo:font-size="22pt"/>
    </style:style>
    <style:style style:name="T10" style:family="text">
      <style:text-properties fo:color="#00ff00"/>
    </style:style>
    <style:style style:name="T11" style:family="text">
      <style:text-properties fo:color="#e6e6e6" style:text-outline="false" style:text-line-through-style="none" fo:font-family="Courier" style:font-family-generic="modern" style:font-pitch="fixed" fo:font-size="32pt" fo:font-style="normal" fo:text-shadow="none" style:text-underline-style="none"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12" style:family="text">
      <style:text-properties fo:color="#ffff00" fo:font-family="Arial" style:font-family-generic="swiss"/>
    </style:style>
    <style:style style:name="T13" style:family="text">
      <style:text-properties fo:color="#00ff00" fo:font-size="28pt"/>
    </style:style>
    <style:style style:name="T14" style:family="text">
      <style:text-properties fo:color="#ffffff" fo:font-size="28pt" style:font-size-asian="24pt" style:font-size-complex="24pt"/>
    </style:style>
    <style:style style:name="T15" style:family="text">
      <style:text-properties fo:color="#ffffff" fo:font-size="28pt"/>
    </style:style>
    <style:style style:name="T16" style:family="text">
      <style:text-properties fo:color="#ffff00" fo:font-size="28pt"/>
    </style:style>
    <style:style style:name="T17" style:family="text">
      <style:text-properties fo:font-size="22pt"/>
    </style:style>
    <style:style style:name="T18" style:family="text">
      <style:text-properties fo:font-family="'Times New Roman'" style:font-family-generic="roman" style:font-pitch="variable" fo:font-size="16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19" style:family="text">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T20" style:family="text">
      <style:text-properties fo:font-family="'Times New Roman'" style:font-family-generic="roman" style:font-pitch="variable" fo:font-size="20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21" style:family="text">
      <style:text-properties fo:font-size="16pt" style:font-size-asian="18pt" style:font-size-complex="18pt"/>
    </style:style>
    <style:style style:name="T22" style:family="text">
      <style:text-properties fo:font-family="'Bitstream Vera Sans'" style:font-family-generic="swiss" style:font-pitch="variable" fo:font-size="22pt"/>
    </style:style>
    <style:style style:name="T23" style:family="text">
      <style:text-properties fo:color="#ffff00"/>
    </style:style>
    <style:style style:name="T24" style:family="text">
      <style:text-properties fo:color="#ffff00" fo:font-family="Arial" style:font-family-generic="swiss" fo:font-size="16pt" fo:font-weight="bold" style:font-family-asian="Arial" style:font-family-generic-asian="swiss" style:font-size-asian="10pt" style:font-weight-asian="bold" style:font-family-complex="Arial" style:font-family-generic-complex="swiss" style:font-size-complex="5.69999980926514pt" style:font-weight-complex="bold"/>
    </style:style>
    <style:style style:name="T25" style:family="text">
      <style:text-properties fo:font-family="Arial" style:font-family-generic="swiss" fo:font-size="16pt" fo:font-weight="bold" style:font-family-asian="Arial" style:font-family-generic-asian="swiss" style:font-size-asian="10pt" style:font-weight-asian="bold" style:font-family-complex="Arial" style:font-family-generic-complex="swiss" style:font-size-complex="5.69999980926514pt" style:font-weight-complex="bold"/>
    </style:style>
    <style:style style:name="T26" style:family="text">
      <style:text-properties fo:color="#ffffff" fo:font-family="'Courier New'" style:font-family-generic="modern" style:font-pitch="fixed" fo:font-size="16pt" fo:font-weight="bold" style:font-family-asian="Arial" style:font-family-generic-asian="swiss" style:font-size-asian="9pt" style:font-weight-asian="bold" style:font-family-complex="Arial" style:font-family-generic-complex="swiss" style:font-size-complex="5.09999990463257pt" style:font-weight-complex="bold"/>
    </style:style>
    <style:style style:name="T27" style:family="text">
      <style:text-properties fo:color="#ffffff" fo:font-family="'Courier New'" style:font-family-generic="modern" style:font-pitch="fixed" fo:font-size="16pt" fo:font-weight="bold" style:font-family-asian="Arial" style:font-family-generic-asian="swiss" style:font-size-asian="10pt" style:font-weight-asian="bold" style:font-family-complex="Arial" style:font-family-generic-complex="swiss" style:font-size-complex="5.69999980926514pt" style:font-weight-complex="bold"/>
    </style:style>
    <style:style style:name="T28" style:family="text">
      <style:text-properties fo:font-size="18pt"/>
    </style:style>
    <style:style style:name="T29" style:family="text">
      <style:text-properties fo:font-family="'Times New Roman'" style:font-family-generic="roman" style:font-pitch="variable" fo:font-size="20pt"/>
    </style:style>
    <style:style style:name="T30" style:family="text">
      <style:text-properties fo:color="#00ff00" fo:font-family="Courier-Bold" style:font-family-generic="modern" fo:font-size="16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31" style:family="text">
      <style:text-properties fo:color="#ffffff" fo:font-family="Courier-Bold" style:font-family-generic="modern" fo:font-size="16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32" style:family="text">
      <style:text-properties fo:color="#ffffff" fo:font-family="Courier" style:font-family-generic="modern" style:font-pitch="fixed" fo:font-size="16pt" fo:font-weight="bold"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33" style:family="text">
      <style:text-properties fo:color="#ffffff" fo:font-family="Arial" style:font-family-generic="swiss" fo:font-size="16pt" fo:font-weight="bold" style:font-family-asian="Arial" style:font-family-generic-asian="swiss" style:font-size-asian="10pt" style:font-weight-asian="bold" style:font-family-complex="Arial" style:font-family-generic-complex="swiss" style:font-size-complex="5.69999980926514pt" style:font-weight-complex="bold"/>
    </style:style>
    <style:style style:name="T34" style:family="text">
      <style:text-properties fo:font-size="14pt"/>
    </style:style>
    <style:style style:name="T35" style:family="text">
      <style:text-properties fo:font-size="12pt"/>
    </style:style>
    <style:style style:name="T36" style:family="text">
      <style:text-properties fo:font-family="'Bitstream Vera Sans'" style:font-family-generic="swiss" style:font-pitch="variable" fo:font-size="28pt" fo:font-weight="normal" style:font-family-asian="Arial" style:font-family-generic-asian="swiss" style:font-size-asian="10pt" style:font-weight-asian="bold" style:font-family-complex="Arial" style:font-family-generic-complex="swiss" style:font-size-complex="5.69999980926514pt" style:font-weight-complex="bold"/>
    </style:style>
    <style:style style:name="T37" style:family="text">
      <style:text-properties fo:font-family="Arial" style:font-family-generic="swiss" fo:font-size="28pt"/>
    </style:style>
    <style:style style:name="T38" style:family="text">
      <style:text-properties fo:color="#ffffff" fo:font-size="20pt" fo:font-weight="bold" style:font-family-asian="Courier, 'Courier New'" style:font-family-generic-asian="modern" style:font-pitch-asian="fixed" style:font-family-complex="Courier, 'Courier New'" style:font-family-generic-complex="modern" style:font-pitch-complex="fixed"/>
    </style:style>
    <style:style style:name="T39" style:family="text">
      <style:text-properties fo:color="#ffffff" fo:font-family="'Times New Roman'" style:font-family-generic="roman" style:font-pitch="variable" fo:font-size="20pt" fo:font-weight="bold" style:font-family-asian="Courier, 'Courier New'" style:font-family-generic-asian="modern" style:font-pitch-asian="fixed" style:font-family-complex="Courier, 'Courier New'" style:font-family-generic-complex="modern" style:font-pitch-complex="fixed"/>
    </style:style>
    <style:style style:name="T40" style:family="text">
      <style:text-properties fo:font-weight="bold" style:font-family-asian="Courier, 'Courier New'" style:font-family-generic-asian="modern" style:font-pitch-asian="fixed" style:font-family-complex="Courier, 'Courier New'" style:font-family-generic-complex="modern" style:font-pitch-complex="fixed"/>
    </style:style>
    <style:style style:name="T41" style:family="text">
      <style:text-properties style:font-family-asian="Courier, 'Courier New'" style:font-family-generic-asian="modern" style:font-pitch-asian="fixed" style:font-family-complex="Courier, 'Courier New'" style:font-family-generic-complex="modern" style:font-pitch-complex="fixed"/>
    </style:style>
    <style:style style:name="T42" style:family="text">
      <style:text-properties fo:color="#ffffff" fo:font-family="'Times New Roman'" style:font-family-generic="roman" style:font-pitch="variable" fo:font-size="20pt" style:font-family-asian="Courier, 'Courier New'" style:font-family-generic-asian="modern" style:font-pitch-asian="fixed" style:font-family-complex="Courier, 'Courier New'" style:font-family-generic-complex="modern" style:font-pitch-complex="fixed"/>
    </style:style>
    <style:style style:name="T43" style:family="text">
      <style:text-properties fo:font-family="arial" style:font-family-generic="swiss" fo:font-size="28pt"/>
    </style:style>
    <style:style style:name="T44" style:family="text">
      <style:text-properties fo:font-size="32pt"/>
    </style:style>
    <style:style style:name="T45" style:family="text">
      <style:text-properties fo:font-size="28pt" style:font-family-asian="Arial" style:font-family-generic-asian="swiss" style:font-size-asian="9pt" style:font-family-complex="Arial" style:font-family-generic-complex="swiss" style:font-size-complex="5.09999990463257pt"/>
    </style:style>
    <style:style style:name="T46" style:family="text">
      <style:text-properties style:font-family-asian="Arial" style:font-family-generic-asian="swiss" style:font-size-asian="9pt" style:font-family-complex="Arial" style:font-family-generic-complex="swiss" style:font-size-complex="5.09999990463257pt"/>
    </style:style>
    <style:style style:name="T47" style:family="text">
      <style:text-properties fo:font-family="Arial" style:font-family-generic="swiss" fo:font-size="20pt"/>
    </style:style>
    <style:style style:name="T48" style:family="text">
      <style:text-properties fo:font-size="20pt"/>
    </style:style>
    <style:style style:name="T49" style:family="text">
      <style:text-properties fo:font-size="16pt"/>
    </style:style>
    <style:style style:name="T50" style:family="text">
      <style:text-properties fo:color="#e6ff00" fo:font-size="20pt"/>
    </style:style>
    <style:style style:name="T51" style:family="text">
      <style:text-properties fo:color="#ffffff" fo:font-size="18pt"/>
    </style:style>
    <style:style style:name="T52" style:family="text">
      <style:text-properties fo:color="#ffff00" fo:font-family="'Times New Roman'" style:font-family-generic="roman" style:font-pitch="variable" fo:font-size="18pt" style:font-family-asian="Courier" style:font-family-generic-asian="modern" style:font-pitch-asian="fixed" style:font-size-asian="9pt" style:font-family-complex="Courier" style:font-family-generic-complex="modern" style:font-pitch-complex="fixed" style:font-size-complex="5.09999990463257pt"/>
    </style:style>
    <style:style style:name="T53" style:family="text">
      <style:text-properties fo:font-family="'Times New Roman'" style:font-family-generic="roman" style:font-pitch="variable" fo:font-size="18pt" style:font-family-asian="Courier" style:font-family-generic-asian="modern" style:font-pitch-asian="fixed" style:font-size-asian="9pt" style:font-family-complex="Courier" style:font-family-generic-complex="modern" style:font-pitch-complex="fixed" style:font-size-complex="5.09999990463257pt"/>
    </style:style>
    <style:style style:name="T54" style:family="text">
      <style:text-properties fo:color="#00ff00" fo:font-family="'Times New Roman'" style:font-family-generic="roman" style:font-pitch="variable" fo:font-size="18pt" style:font-family-asian="Courier" style:font-family-generic-asian="modern" style:font-pitch-asian="fixed" style:font-size-asian="9pt" style:font-family-complex="Courier" style:font-family-generic-complex="modern" style:font-pitch-complex="fixed" style:font-size-complex="5.09999990463257pt"/>
    </style:style>
    <style:style style:name="T55" style:family="text">
      <style:text-properties fo:color="#ffff00" fo:font-family="'Times New Roman'" style:font-family-generic="roman" style:font-pitch="variable" fo:font-size="18pt"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56" style:family="text">
      <style:text-properties fo:font-family="'Times New Roman'" style:font-family-generic="roman" style:font-pitch="variable" fo:font-size="18pt"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57" style:family="text">
      <style:text-properties fo:color="#ffff00" fo:font-family="'Times New Roman'" style:font-family-generic="roman" style:font-pitch="variable" fo:font-size="14pt"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58" style:family="text">
      <style:text-properties fo:color="#ccffff" fo:font-family="'Times New Roman'" style:font-family-generic="roman" style:font-pitch="variable" fo:font-size="14pt"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59" style:family="text">
      <style:text-properties fo:color="#ffff00" fo:font-family="'Times New Roman'" style:font-family-generic="roman" style:font-pitch="variable" fo:font-size="14pt" style:font-family-asian="Courier" style:font-family-generic-asian="modern" style:font-pitch-asian="fixed" style:font-size-asian="9pt" style:font-family-complex="Courier" style:font-family-generic-complex="modern" style:font-pitch-complex="fixed" style:font-size-complex="5.09999990463257pt"/>
    </style:style>
    <style:style style:name="T60" style:family="text">
      <style:text-properties fo:font-family="'Times New Roman'" style:font-family-generic="roman" style:font-pitch="variable" fo:font-size="14pt" style:font-family-asian="Courier" style:font-family-generic-asian="modern" style:font-pitch-asian="fixed" style:font-size-asian="9pt" style:font-family-complex="Courier" style:font-family-generic-complex="modern" style:font-pitch-complex="fixed" style:font-size-complex="5.09999990463257pt"/>
    </style:style>
    <style:style style:name="T61" style:family="text">
      <style:text-properties fo:color="#00ff00" fo:font-family="'Times New Roman'" style:font-family-generic="roman" style:font-pitch="variable" fo:font-size="14pt" style:font-family-asian="Courier" style:font-family-generic-asian="modern" style:font-pitch-asian="fixed" style:font-size-asian="9pt" style:font-family-complex="Courier" style:font-family-generic-complex="modern" style:font-pitch-complex="fixed" style:font-size-complex="5.09999990463257pt"/>
    </style:style>
    <style:style style:name="T62" style:family="text">
      <style:text-properties fo:color="#ffff00" fo:font-family="'Times New Roman'" style:font-family-generic="roman" style:font-pitch="variable" fo:font-size="14pt"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63" style:family="text">
      <style:text-properties fo:font-family="'Times New Roman'" style:font-family-generic="roman" style:font-pitch="variable" fo:font-size="14pt"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64" style:family="text">
      <style:text-properties fo:color="#000000" style:text-outline="false" style:text-line-through-style="none" style:text-position="0% 100%" fo:font-family="Arial"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65" style:family="text">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66" style:family="text">
      <style:text-properties fo:color="#cc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67" style:family="text">
      <style:text-properties fo:color="#e6e6e6" style:text-outline="false" style:text-line-through-style="none" fo:font-family="Arial" style:font-family-generic="swiss" fo:font-size="22pt" fo:font-style="normal" fo:text-shadow="none" style:text-underline-style="none" fo:font-weight="normal" style:font-family-asian="Arial" style:font-family-generic-asian="swiss" style:font-size-asian="9pt" style:font-family-complex="Arial" style:font-family-generic-complex="swiss" style:font-size-complex="5.09999990463257pt"/>
    </style:style>
    <style:style style:name="T68" style:family="text">
      <style:text-properties fo:font-family="Arial" style:font-family-generic="swiss" fo:font-size="32pt" style:font-family-asian="Arial" style:font-family-generic-asian="swiss" style:font-size-asian="9pt" style:font-family-complex="Arial" style:font-family-generic-complex="swiss" style:font-size-complex="5.09999990463257pt"/>
    </style:style>
    <style:style style:name="T69" style:family="text">
      <style:text-properties fo:color="#e6e6ff" fo:font-family="'Arial,Italic'" style:font-family-generic="swiss" fo:font-size="32pt" fo:font-style="italic" style:font-family-asian="'Arial,Italic'" style:font-family-generic-asian="swiss" style:font-size-asian="9pt" style:font-style-asian="italic" style:font-family-complex="'Arial,Italic'" style:font-family-generic-complex="swiss" style:font-size-complex="5.09999990463257pt" style:font-style-complex="italic"/>
    </style:style>
    <style:style style:name="T70" style:family="text">
      <style:text-properties fo:font-family="'Arial,Italic'" style:font-family-generic="swiss" fo:font-size="32pt" fo:font-style="italic" style:font-family-asian="'Arial,Italic'" style:font-family-generic-asian="swiss" style:font-size-asian="9pt" style:font-style-asian="italic" style:font-family-complex="'Arial,Italic'" style:font-family-generic-complex="swiss" style:font-size-complex="5.09999990463257pt" style:font-style-complex="italic"/>
    </style:style>
    <style:style style:name="T71" style:family="text">
      <style:text-properties fo:font-size="24pt"/>
    </style:style>
    <style:style style:name="T72" style:family="text">
      <style:text-properties fo:font-size="20pt" fo:font-weight="normal"/>
    </style:style>
    <style:style style:name="T73" style:family="text">
      <style:text-properties fo:font-family="Arial" style:font-family-generic="swiss" fo:font-size="22pt" style:font-family-asian="Arial" style:font-family-generic-asian="swiss" style:font-size-asian="9pt" style:font-family-complex="Arial" style:font-family-generic-complex="swiss" style:font-size-complex="5.09999990463257pt"/>
    </style:style>
    <style:style style:name="T74" style:family="text">
      <style:text-properties fo:font-family="Arial" style:font-family-generic="swiss" fo:font-size="22pt" fo:font-weight="bold" style:font-family-asian="'Arial,Bold'" style:font-family-generic-asian="swiss" style:font-size-asian="9pt" style:font-weight-asian="bold" style:font-family-complex="'Arial,Bold'" style:font-family-generic-complex="swiss" style:font-size-complex="5.09999990463257pt" style:font-weight-complex="bold"/>
    </style:style>
    <style:style style:name="T75" style:family="text">
      <style:text-properties fo:font-family="'Times New Roman'" style:font-family-generic="roman" style:font-pitch="variable" fo:font-size="18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76" style:family="text">
      <style:text-properties fo:font-family="'Times New Roman'" style:font-family-generic="roman" style:font-pitch="variable" fo:font-size="18pt" fo:font-weight="normal" style:font-family-asian="Courier" style:font-family-generic-asian="modern" style:font-size-asian="9pt" style:font-family-complex="Courier" style:font-family-generic-complex="modern" style:font-size-complex="5.09999990463257pt"/>
    </style:style>
    <style:style style:name="T77" style:family="text">
      <style:text-properties fo:font-family="'Times New Roman'" style:font-family-generic="roman" style:font-pitch="variable" fo:font-size="18pt" fo:font-weight="normal" style:font-family-asian="Courier" style:font-family-generic-asian="modern" style:font-size-asian="9pt" style:font-weight-asian="bold" style:font-family-complex="Courier" style:font-family-generic-complex="modern" style:font-size-complex="5.09999990463257pt" style:font-weight-complex="bold"/>
    </style:style>
    <style:style style:name="T78" style:family="text">
      <style:text-properties fo:font-family="'Times New Roman'" style:font-family-generic="roman" style:font-pitch="variable" fo:font-size="18pt" fo:font-weight="normal" style:font-family-asian="Arial" style:font-family-generic-asian="swiss" style:font-size-asian="9pt" style:font-family-complex="Arial" style:font-family-generic-complex="swiss" style:font-size-complex="5.09999990463257pt"/>
    </style:style>
    <style:style style:name="T79" style:family="text">
      <style:text-properties fo:font-family="'Times New Roman'" style:font-family-generic="roman" style:font-pitch="variable" fo:font-size="18pt" fo:font-weight="normal" style:font-family-asian="'Arial,Bold'" style:font-family-generic-asian="swiss" style:font-size-asian="10pt" style:font-weight-asian="bold" style:font-family-complex="'Arial,Bold'" style:font-family-generic-complex="swiss" style:font-size-complex="5.69999980926514pt" style:font-weight-complex="bold"/>
    </style:style>
    <style:style style:name="T80" style:family="text">
      <style:text-properties fo:color="#ffffff" fo:font-size="12pt"/>
    </style:style>
    <style:style style:name="T81" style:family="text">
      <style:text-properties fo:font-family="Arial" style:font-family-generic="swiss" fo:font-size="22pt" style:font-family-asian="Arial" style:font-family-generic-asian="swiss" style:font-size-asian="10pt" style:font-family-complex="Arial" style:font-family-generic-complex="swiss" style:font-size-complex="5.69999980926514pt"/>
    </style:style>
    <style:style style:name="T82" style:family="text">
      <style:text-properties fo:font-family="Arial" style:font-family-generic="swiss" fo:font-size="22pt" style:font-family-asian="'Arial,Bold'" style:font-family-generic-asian="swiss" style:font-size-asian="10pt" style:font-family-complex="'Arial,Bold'" style:font-family-generic-complex="swiss" style:font-size-complex="5.69999980926514pt"/>
    </style:style>
    <style:style style:name="T83" style:family="text">
      <style:text-properties fo:color="#e6e6ff" fo:font-family="'Times New Roman'" style:font-family-generic="roman" style:font-pitch="variable" fo:font-size="20pt" fo:font-weight="normal" style:font-family-asian="Arial" style:font-family-generic-asian="swiss" style:font-size-asian="10pt" style:font-family-complex="Arial" style:font-family-generic-complex="swiss" style:font-size-complex="5.69999980926514pt"/>
    </style:style>
    <style:style style:name="T84" style:family="text">
      <style:text-properties fo:color="#e6e6ff" fo:font-family="'Times New Roman'" style:font-family-generic="roman" style:font-pitch="variable" fo:font-size="20pt" fo:font-weight="normal" style:font-family-asian="Arial" style:font-family-generic-asian="swiss" style:font-size-asian="8pt" style:font-family-complex="Arial" style:font-family-generic-complex="swiss" style:font-size-complex="4.59999990463257pt"/>
    </style:style>
    <style:style style:name="T85" style:family="text">
      <style:text-properties fo:color="#e6e6ff" fo:font-family="'Times New Roman'" style:font-family-generic="roman" style:font-pitch="variable" fo:font-size="20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86" style:family="text">
      <style:text-properties fo:color="#e6e6ff" fo:font-family="'Times New Roman'" style:font-family-generic="roman" style:font-pitch="variable" fo:font-size="20pt" fo:font-weight="normal" style:font-family-asian="Courier" style:font-family-generic-asian="modern" style:font-size-asian="9pt" style:font-family-complex="Courier" style:font-family-generic-complex="modern" style:font-size-complex="5.09999990463257pt"/>
    </style:style>
    <style:style style:name="T87" style:family="text">
      <style:text-properties fo:color="#e6e6ff" fo:font-family="'Times New Roman'" style:font-family-generic="roman" style:font-pitch="variable" fo:font-size="18pt" fo:font-style="italic" fo:font-weight="normal" style:font-family-asian="Courier-Oblique" style:font-family-generic-asian="modern" style:font-size-asian="9pt" style:font-style-asian="italic" style:font-family-complex="Courier-Oblique" style:font-family-generic-complex="modern" style:font-size-complex="5.09999990463257pt" style:font-style-complex="italic"/>
    </style:style>
    <style:style style:name="T88" style:family="text">
      <style:text-properties style:text-position="super 58%"/>
    </style:style>
    <style:style style:name="T89" style:family="text">
      <style:text-properties fo:color="#cccccc" fo:font-size="12pt" fo:font-style="italic"/>
    </style:style>
    <style:style style:name="T90" style:family="text">
      <style:text-properties fo:color="#999999" fo:font-size="12pt" fo:font-style="italic"/>
    </style:style>
    <style:style style:name="T91" style:family="text">
      <style:text-properties fo:color="#ffffff" fo:font-size="18pt" fo:font-style="italic"/>
    </style:style>
    <style:style style:name="T92" style:family="text">
      <style:text-properties fo:color="#e6e6e6" style:text-outline="false" style:text-line-through-style="none" fo:font-family="Arial" style:font-family-generic="swiss" fo:font-size="28pt" fo:font-style="normal" fo:text-shadow="none" style:text-underline-style="none" fo:font-weight="normal" style:font-family-asian="Arial" style:font-family-generic-asian="swiss" style:font-size-asian="9pt" style:font-family-complex="Arial" style:font-family-generic-complex="swiss" style:font-size-complex="5.09999990463257pt"/>
    </style:style>
    <style:style style:name="T93" style:family="text">
      <style:text-properties fo:font-size="28pt"/>
    </style:style>
    <style:style style:name="T94" style:family="text">
      <style:text-properties fo:font-size="22pt" style:font-family-asian="Arial" style:font-family-generic-asian="swiss" style:font-size-asian="9pt" style:font-family-complex="Arial" style:font-family-generic-complex="swiss" style:font-size-complex="5.09999990463257pt"/>
    </style:style>
    <style:style style:name="T95" style:family="text">
      <style:text-properties fo:font-style="italic"/>
    </style:style>
    <style:style style:name="T96" style:family="text">
      <style:text-properties fo:color="#ffffff" style:text-outline="false" style:text-line-through-style="none" fo:font-family="Arial" style:font-family-generic="roman" style:font-pitch="variable" fo:font-size="10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97" style:family="text">
      <style:text-properties fo:color="#ffffff"/>
    </style:style>
    <style:style style:name="T98" style:family="text">
      <style:text-properties fo:color="#ffffff" fo:font-size="10pt"/>
    </style:style>
    <style:style style:name="T99" style:family="text">
      <style:text-properties style:use-window-font-color="true" fo:font-size="9pt" fo:font-weight="normal"/>
    </style:style>
    <style:style style:name="T100" style:family="text">
      <style:text-properties fo:color="#ffffff" fo:font-size="9pt" fo:font-weight="normal"/>
    </style:style>
    <style:style style:name="T101" style:family="text">
      <style:text-properties style:use-window-font-color="true" fo:font-size="10pt"/>
    </style:style>
    <style:style style:name="T102" style:family="text">
      <style:text-properties fo:color="#ffffff" fo:font-size="8pt" style:font-size-asian="18pt" style:font-size-complex="18pt"/>
    </style:style>
    <style:style style:name="T103" style:family="text">
      <style:text-properties fo:font-family="Arial" style:font-family-generic="swiss" fo:font-size="28pt" style:font-family-asian="Arial" style:font-family-generic-asian="swiss" style:font-size-asian="9pt" style:font-family-complex="Arial" style:font-family-generic-complex="swiss" style:font-size-complex="5.09999990463257pt"/>
    </style:style>
    <style:style style:name="T104" style:family="text">
      <style:text-properties fo:font-family="'Times New Roman'" style:font-family-generic="roman" style:font-pitch="variable" fo:font-size="28pt" style:font-family-asian="Arial" style:font-family-generic-asian="swiss" style:font-size-asian="9pt" style:font-family-complex="Arial" style:font-family-generic-complex="swiss" style:font-size-complex="5.09999990463257pt"/>
    </style:style>
    <style:style style:name="T105" style:family="text">
      <style:text-properties fo:font-family="'Times New Roman'" style:font-family-generic="roman" style:font-pitch="variable" fo:font-size="32pt" style:font-family-asian="Arial" style:font-family-generic-asian="swiss" style:font-size-asian="9pt" style:font-family-complex="Arial" style:font-family-generic-complex="swiss" style:font-size-complex="5.09999990463257pt"/>
    </style:style>
    <style:style style:name="T106" style:family="text">
      <style:text-properties fo:font-size="32pt" style:font-family-asian="Arial" style:font-family-generic-asian="swiss" style:font-size-asian="9pt" style:font-family-complex="Arial" style:font-family-generic-complex="swiss" style:font-size-complex="5.09999990463257pt"/>
    </style:style>
    <style:style style:name="T107" style:family="text">
      <style:text-properties fo:color="#e6e6e6" style:text-outline="false" style:text-line-through-style="none" fo:font-family="Arial" style:font-family-generic="swiss" fo:font-size="22pt" fo:font-style="italic" fo:text-shadow="none" style:text-underline-style="none" fo:font-weight="normal" style:font-family-asian="Arial" style:font-family-generic-asian="swiss" style:font-size-asian="9pt" style:font-family-complex="Arial" style:font-family-generic-complex="swiss" style:font-size-complex="5.09999990463257pt"/>
    </style:style>
    <style:style style:name="T108" style:family="text">
      <style:text-properties fo:color="#ffffff" fo:font-size="20pt" style:font-size-asian="18pt" style:font-size-complex="18pt"/>
    </style:style>
    <style:style style:name="T109" style:family="text">
      <style:text-properties fo:color="#000000" fo:font-size="12pt" style:font-size-asian="18pt" style:font-size-complex="18pt"/>
    </style:style>
    <style:style style:name="T110" style:family="text">
      <style:text-properties fo:color="#ffffff" fo:font-size="12pt" style:font-size-asian="18pt" style:font-size-complex="18pt"/>
    </style:style>
    <style:style style:name="T111" style:family="text">
      <style:text-properties fo:color="#e6e6e6" style:text-outline="false" style:text-line-through-style="none" fo:font-family="Arial" style:font-family-generic="swiss" fo:font-size="22pt" fo:font-style="normal" fo:text-shadow="none" style:text-underline-style="none" fo:font-weight="normal" style:font-family-asian="'Arial,Bold'" style:font-family-generic-asian="swiss" style:font-size-asian="9pt" style:font-weight-asian="bold" style:font-family-complex="'Arial,Bold'" style:font-family-generic-complex="swiss" style:font-size-complex="5.09999990463257pt" style:font-weight-complex="bold"/>
    </style:style>
    <style:style style:name="T112" style:family="text">
      <style:text-properties fo:font-size="10pt"/>
    </style:style>
    <style:style style:name="T113" style:family="text">
      <style:text-properties fo:color="#ffffff" style:text-outline="false" style:text-line-through-style="none" style:text-position="0% 100%" fo:font-family="Arial" style:font-family-generic="roman" style:font-pitch="variable" fo:font-size="12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114" style:family="text">
      <style:text-properties fo:color="#00ff00" fo:font-family="Courier-Bold" style:font-family-generic="modern" fo:font-size="18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115" style:family="text">
      <style:text-properties fo:color="#ffffff" fo:font-family="Courier-Bold" style:font-family-generic="modern" fo:font-size="18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116" style:family="text">
      <style:text-properties fo:color="#ffffff" fo:font-family="Courier" style:font-family-generic="modern" style:font-pitch="fixed" fo:font-size="18pt" style:font-family-asian="Courier" style:font-family-generic-asian="modern" style:font-pitch-asian="fixed" style:font-size-asian="9pt" style:font-family-complex="Courier" style:font-family-generic-complex="modern" style:font-pitch-complex="fixed" style:font-size-complex="5.09999990463257pt"/>
    </style:style>
    <style:style style:name="T117" style:family="text">
      <style:text-properties fo:color="#ffffff" fo:font-family="Courier-Bold" style:font-family-generic="modern" fo:font-size="18pt" style:font-family-asian="Courier-Bold" style:font-family-generic-asian="modern" style:font-size-asian="9pt" style:font-family-complex="Courier-Bold" style:font-family-generic-complex="modern" style:font-size-complex="5.09999990463257pt"/>
    </style:style>
    <style:style style:name="T118" style:family="text">
      <style:text-properties fo:color="#ffffff" fo:font-family="Courier" style:font-family-generic="modern" style:font-pitch="fixed" fo:font-size="18pt" fo:font-weight="bold"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119" style:family="text">
      <style:text-properties fo:color="#ffffff" fo:font-family="Courier" style:font-family-generic="modern" style:font-pitch="fixed" fo:font-size="18pt"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120" style:family="text">
      <style:text-properties fo:color="#ffffff" fo:font-family="Courier-Bold" style:font-family-generic="modern" fo:font-size="18pt" fo:font-weight="bold" style:font-family-asian="Courier-Bold" style:font-family-generic-asian="modern" style:font-size-asian="9pt" style:font-family-complex="Courier-Bold" style:font-family-generic-complex="modern" style:font-size-complex="5.09999990463257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number text:level="1" style:num-suffix="." style:num-format="1">
        <style:text-properties fo:color="#e6e6e6" fo:font-size="100%"/>
      </text:list-level-style-number>
      <text:list-level-style-number text:level="2" style:num-suffix="." style:num-format="1">
        <style:list-level-properties text:space-before="1.6cm" text:min-label-width="0.8cm"/>
        <style:text-properties fo:color="#e6e6e6" fo:font-size="100%"/>
      </text:list-level-style-number>
      <text:list-level-style-number text:level="3" style:num-suffix="." style:num-format="1">
        <style:list-level-properties text:space-before="3cm" text:min-label-width="0.6cm"/>
        <style:text-properties fo:color="#e6e6e6" fo:font-size="100%"/>
      </text:list-level-style-number>
      <text:list-level-style-number text:level="4" style:num-suffix="." style:num-format="1">
        <style:list-level-properties text:space-before="4.2cm" text:min-label-width="0.6cm"/>
        <style:text-properties fo:color="#e6e6e6" fo:font-size="100%"/>
      </text:list-level-style-number>
      <text:list-level-style-number text:level="5" style:num-suffix="." style:num-format="1">
        <style:list-level-properties text:space-before="5.4cm" text:min-label-width="0.6cm"/>
        <style:text-properties fo:color="#e6e6e6" fo:font-size="100%"/>
      </text:list-level-style-number>
      <text:list-level-style-number text:level="6" style:num-suffix="." style:num-format="1">
        <style:list-level-properties text:space-before="6.6cm" text:min-label-width="0.6cm"/>
        <style:text-properties fo:color="#e6e6e6" fo:font-size="100%"/>
      </text:list-level-style-number>
      <text:list-level-style-number text:level="7" style:num-suffix="." style:num-format="1">
        <style:list-level-properties text:space-before="7.8cm" text:min-label-width="0.6cm"/>
        <style:text-properties fo:color="#e6e6e6" fo:font-size="100%"/>
      </text:list-level-style-number>
      <text:list-level-style-number text:level="8" style:num-suffix="." style:num-format="1">
        <style:list-level-properties text:space-before="9cm" text:min-label-width="0.6cm"/>
        <style:text-properties fo:color="#e6e6e6" fo:font-size="100%"/>
      </text:list-level-style-number>
      <text:list-level-style-number text:level="9" style:num-suffix="." style:num-format="1">
        <style:list-level-properties text:space-before="10.2cm" text:min-label-width="0.6cm"/>
        <style:text-properties fo:color="#e6e6e6" fo:font-size="100%"/>
      </text:list-level-style-number>
    </text:list-style>
    <text:list-style style:name="L3">
      <text:list-level-style-bullet text:level="1" text:bullet-char="•">
        <style:list-level-properties text:space-before="0.3cm" text:min-label-width="0.9cm"/>
        <style:text-properties fo:font-family="'Luxi Sans'" style:font-style-name="Regular" style:font-family-generic="swiss" style:font-pitch="variable" fo:color="#e6e6e6" fo:font-size="100%"/>
      </text:list-level-style-bullet>
      <text:list-level-style-bullet text:level="2" text:bullet-char="•">
        <style:list-level-properties text:space-before="1.6cm" text:min-label-width="0.8cm"/>
        <style:text-properties fo:font-family="'Luxi Sans'" style:font-style-name="Regular" style:font-family-generic="swiss" style:font-pitch="variable" fo:color="#e6e6e6" fo:font-size="100%"/>
      </text:list-level-style-bullet>
      <text:list-level-style-bullet text:level="3" text:bullet-char="•">
        <style:list-level-properties text:space-before="3cm" text:min-label-width="0.6cm"/>
        <style:text-properties fo:font-family="'Luxi Sans'" style:font-style-name="Regular" style:font-family-generic="swiss" style:font-pitch="variable" fo:color="#e6e6e6" fo:font-size="90%"/>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4">
      <text:list-level-style-number text:level="1" style:num-suffix="." style:num-format="1">
        <style:list-level-properties text:space-before="0.5cm" text:min-label-width="0.9cm"/>
        <style:text-properties fo:color="#e6e6e6" fo:font-size="100%"/>
      </text:list-level-style-number>
      <text:list-level-style-number text:level="2" style:num-suffix="." style:num-format="1">
        <style:list-level-properties text:space-before="1cm" text:min-label-width="0.9cm"/>
        <style:text-properties fo:color="#e6e6e6" fo:font-size="100%"/>
      </text:list-level-style-number>
      <text:list-level-style-number text:level="3" style:num-suffix="." style:num-format="1">
        <style:list-level-properties text:space-before="1.5cm" text:min-label-width="0.9cm"/>
        <style:text-properties fo:color="#e6e6e6" fo:font-size="100%"/>
      </text:list-level-style-number>
      <text:list-level-style-number text:level="4" style:num-suffix="." style:num-format="1">
        <style:list-level-properties text:space-before="2cm" text:min-label-width="0.9cm"/>
        <style:text-properties fo:color="#e6e6e6" fo:font-size="100%"/>
      </text:list-level-style-number>
      <text:list-level-style-number text:level="5" style:num-suffix="." style:num-format="1">
        <style:list-level-properties text:space-before="2.5cm" text:min-label-width="0.9cm"/>
        <style:text-properties fo:color="#e6e6e6" fo:font-size="100%"/>
      </text:list-level-style-number>
      <text:list-level-style-number text:level="6" style:num-suffix="." style:num-format="1">
        <style:list-level-properties text:space-before="3cm" text:min-label-width="0.9cm"/>
        <style:text-properties fo:color="#e6e6e6" fo:font-size="100%"/>
      </text:list-level-style-number>
      <text:list-level-style-number text:level="7" style:num-suffix="." style:num-format="1">
        <style:list-level-properties text:space-before="3.5cm" text:min-label-width="0.9cm"/>
        <style:text-properties fo:color="#e6e6e6" fo:font-size="100%"/>
      </text:list-level-style-number>
      <text:list-level-style-number text:level="8" style:num-suffix="." style:num-format="1">
        <style:list-level-properties text:space-before="4cm" text:min-label-width="0.9cm"/>
        <style:text-properties fo:color="#e6e6e6" fo:font-size="100%"/>
      </text:list-level-style-number>
      <text:list-level-style-number text:level="9" style:num-suffix="." style:num-format="1">
        <style:list-level-properties text:space-before="4.5cm" text:min-label-width="0.9cm"/>
        <style:text-properties fo:color="#e6e6e6" fo:font-size="100%"/>
      </text:list-level-style-number>
    </text:list-style>
    <text:list-style style:name="L5">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Tahoma" style:font-style-name="Regular" style:font-family-generic="swiss" style:font-pitch="variable" fo:color="#e6e6e6" fo:font-size="40%"/>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Luxi Sans'" style:font-style-name="Regular" style:font-family-generic="swiss" style:font-pitch="variable" fo:color="#e6e6e6" fo:font-size="100%"/>
      </text:list-level-style-bullet>
      <text:list-level-style-bullet text:level="2" text:bullet-char="•">
        <style:list-level-properties text:space-before="4.478cm" text:min-label-width="0.9cm"/>
        <style:text-properties fo:font-family="'Luxi Sans'" style:font-style-name="Regular" style:font-family-generic="swiss" style:font-pitch="variable" fo:color="#e6e6e6" fo:font-size="100%"/>
      </text:list-level-style-bullet>
      <text:list-level-style-bullet text:level="3" text:bullet-char="•">
        <style:list-level-properties text:space-before="3cm" text:min-label-width="0.6cm"/>
        <style:text-properties fo:font-family="'Luxi Sans'" style:font-style-name="Regular" style:font-family-generic="swiss" style:font-pitch="variable" fo:color="#e6e6e6" fo:font-size="90%"/>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8">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0.3cm" text:min-label-width="0.9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9">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0.3cm" text:min-label-width="0.9cm"/>
        <style:text-properties fo:font-family="Tahoma" style:font-style-name="Regular" style:font-family-generic="swiss" style:font-pitch="variable"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5cm" text:min-label-width="0.9cm"/>
        <style:text-properties fo:font-family="StarSymbol" style:font-charset="x-symbol" fo:color="#e6e6e6" fo:font-size="45%"/>
      </text:list-level-style-bullet>
      <text:list-level-style-bullet text:level="2" text:bullet-char="●">
        <style:list-level-properties text:space-before="1cm" text:min-label-width="0.9cm"/>
        <style:text-properties fo:font-family="StarSymbol" style:font-charset="x-symbol" fo:color="#e6e6e6" fo:font-size="45%"/>
      </text:list-level-style-bullet>
      <text:list-level-style-bullet text:level="3" text:bullet-char="●">
        <style:list-level-properties text:space-before="1.5cm" text:min-label-width="0.9cm"/>
        <style:text-properties fo:font-family="StarSymbol" style:font-charset="x-symbol" fo:color="#e6e6e6" fo:font-size="45%"/>
      </text:list-level-style-bullet>
      <text:list-level-style-bullet text:level="4" text:bullet-char="●">
        <style:list-level-properties text:space-before="2cm" text:min-label-width="0.9cm"/>
        <style:text-properties fo:font-family="StarSymbol" style:font-charset="x-symbol" fo:color="#e6e6e6" fo:font-size="45%"/>
      </text:list-level-style-bullet>
      <text:list-level-style-bullet text:level="5" text:bullet-char="●">
        <style:list-level-properties text:space-before="2.5cm" text:min-label-width="0.9cm"/>
        <style:text-properties fo:font-family="StarSymbol" style:font-charset="x-symbol" fo:color="#e6e6e6" fo:font-size="45%"/>
      </text:list-level-style-bullet>
      <text:list-level-style-bullet text:level="6" text:bullet-char="●">
        <style:list-level-properties text:space-before="3cm" text:min-label-width="0.9cm"/>
        <style:text-properties fo:font-family="StarSymbol" style:font-charset="x-symbol" fo:color="#e6e6e6" fo:font-size="45%"/>
      </text:list-level-style-bullet>
      <text:list-level-style-bullet text:level="7" text:bullet-char="●">
        <style:list-level-properties text:space-before="3.5cm" text:min-label-width="0.9cm"/>
        <style:text-properties fo:font-family="StarSymbol" style:font-charset="x-symbol" fo:color="#e6e6e6" fo:font-size="45%"/>
      </text:list-level-style-bullet>
      <text:list-level-style-bullet text:level="8" text:bullet-char="●">
        <style:list-level-properties text:space-before="4cm" text:min-label-width="0.9cm"/>
        <style:text-properties fo:font-family="StarSymbol" style:font-charset="x-symbol" fo:color="#e6e6e6" fo:font-size="45%"/>
      </text:list-level-style-bullet>
      <text:list-level-style-bullet text:level="9" text:bullet-char="●">
        <style:list-level-properties text:space-before="4.5cm" text:min-label-width="0.9cm"/>
        <style:text-properties fo:font-family="StarSymbol" style:font-charset="x-symbol" fo:color="#e6e6e6" fo:font-size="45%"/>
      </text:list-level-style-bullet>
    </text:list-style>
    <text:list-style style:name="L1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100%"/>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style-name="Regular" style:font-family-generic="swiss" style:font-pitch="variable" fo:color="#e6e6e6" fo:font-size="40%"/>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1.6cm" text:min-label-width="0.8cm"/>
        <style:text-properties fo:font-family="StarSymbol" style:font-charset="x-symbol" fo:color="#e6e6e6" fo:font-size="45%"/>
      </text:list-level-style-bullet>
      <text:list-level-style-bullet text:level="2" text:bullet-char="●">
        <style:list-level-properties text:space-before="1.6cm" text:min-label-width="0.8cm"/>
        <style:text-properties fo:font-family="Tahoma" style:font-style-name="Regular" style:font-family-generic="swiss" style:font-pitch="variable"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presentation:footer-decl presentation:name="ftr1">Copyright Fastpath Logic Inc. @2007</presentation:footer-decl>
      <presentation:date-time-decl presentation:name="dtd1" presentation:source="current-date" style:data-style-name="D3"/>
      <draw:page draw:name="page1" draw:style-name="dp1" draw:master-page-name="cslc_5f_presentation_5f_template1" presentation:presentation-page-layout-name="AL1T19" presentation:use-footer-name="ftr1" presentation:use-date-time-name="dtd1">
        <office:forms form:automatic-focus="false" form:apply-design-mode="false"/>
        <draw:frame presentation:style-name="pr1" draw:text-style-name="P2" draw:layer="layout" svg:width="23.912cm" svg:height="7.238cm" svg:x="2.5cm" svg:y="6.079cm" presentation:class="title" presentation:user-transformed="true">
          <draw:text-box>
            <text:p text:style-name="P1"><text:span text:style-name="T1">CSLC</text:span><text:span text:style-name="T2"> </text:span><text:span text:style-name="T3"><text:line-break/></text:span><text:span text:style-name="T3"><text:line-break/></text:span><text:span text:style-name="T4">The Front End Chip Architecture, Design and Verification Productivity Solution</text:span></text:p>
          </draw:text-box>
        </draw:frame>
        <presentation:notes draw:style-name="dp2">
          <draw:page-thumbnail draw:style-name="gr1" draw:layer="layout" svg:width="13.706cm" svg:height="10.28cm" svg:x="3.647cm" svg:y="2.853cm" draw:page-number="1" presentation:class="page"/>
          <draw:frame presentation:style-name="pr2" draw:text-style-name="P3" draw:layer="layout" svg:width="14.518cm" svg:height="11.411cm" svg:x="3.249cm" svg:y="14.13cm" presentation:class="notes" presentation:placeholder="true">
            <draw:text-box/>
          </draw:frame>
        </presentation:notes>
      </draw:page>
      <draw:page draw:name="page2"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text:span text:style-name="T5">Outline</text:span></text:p>
          </draw:text-box>
        </draw:frame>
        <draw:frame presentation:style-name="pr4" draw:text-style-name="P5" draw:layer="layout" svg:width="24.369cm" svg:height="15.441cm" svg:x="2.058cm" svg:y="3.728cm" presentation:class="outline">
          <draw:text-box>
            <text:list text:style-name="L2">
              <text:list-item>
                <text:p text:style-name="P5"><text:span text:style-name="T5"><text:s/></text:span><text:span text:style-name="T5">Overview</text:span></text:p>
              </text:list-item>
            </text:list>
            <text:list text:style-name="L2" text:continue-numbering="true">
              <text:list-item>
                <text:p text:style-name="P5"><text:span text:style-name="T6"><text:s/></text:span><text:span text:style-name="T6">Tools</text:span></text:p>
              </text:list-item>
            </text:list>
            <text:list text:style-name="L2" text:continue-numbering="true">
              <text:list-item>
                <text:p text:style-name="P5"><text:span text:style-name="T5"><text:s/></text:span><text:span text:style-name="T5">Syntax</text:span></text:p>
              </text:list-item>
            </text:list>
            <text:list text:style-name="L2" text:continue-numbering="true">
              <text:list-item>
                <text:p text:style-name="P5"><text:span text:style-name="T5"><text:s/></text:span><text:span text:style-name="T5">Design Examples</text:span></text:p>
              </text:list-item>
            </text:list>
          </draw:text-box>
        </draw:frame>
        <presentation:notes draw:style-name="dp2">
          <draw:page-thumbnail draw:style-name="gr1" draw:layer="layout" svg:width="13.706cm" svg:height="10.28cm" svg:x="3.647cm" svg:y="2.853cm" draw:page-number="2" presentation:class="page"/>
          <draw:frame presentation:style-name="pr5" draw:text-style-name="P6" draw:layer="layout" svg:width="14.518cm" svg:height="11.411cm" svg:x="3.249cm" svg:y="14.13cm" presentation:class="notes" presentation:placeholder="true">
            <draw:text-box/>
          </draw:frame>
        </presentation:notes>
      </draw:page>
      <draw:page draw:name="page3" draw:style-name="dp1" draw:master-page-name="cslc_5f_presentation_5f_template1" presentation:presentation-page-layout-name="AL1T19"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text:span text:style-name="T5">Tools description</text:span></text:p>
          </draw:text-box>
        </draw:frame>
        <draw:frame draw:style-name="standard" draw:layer="layout" svg:width="20.725cm" svg:height="12.506cm" svg:x="3.007cm" svg:y="4.61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706cm" svg:height="10.28cm" svg:x="3.647cm" svg:y="2.853cm" draw:page-number="3" presentation:class="page"/>
          <draw:frame presentation:style-name="pr5" draw:text-style-name="P6" draw:layer="layout" svg:width="14.518cm" svg:height="11.411cm" svg:x="3.249cm" svg:y="14.13cm" presentation:class="notes" presentation:placeholder="true">
            <draw:text-box/>
          </draw:frame>
        </presentation:notes>
      </draw:page>
      <draw:page draw:name="page4" draw:style-name="dp1" draw:master-page-name="cslc_5f_presentation_5f_template1" presentation:presentation-page-layout-name="AL1T19"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text:span text:style-name="T5">Tools description (2)</text:span></text:p>
          </draw:text-box>
        </draw:frame>
        <draw:frame draw:style-name="standard" draw:layer="layout" svg:width="22.385cm" svg:height="12.637cm" svg:x="3.053cm" svg:y="3.948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706cm" svg:height="10.28cm" svg:x="3.647cm" svg:y="2.853cm" draw:page-number="4" presentation:class="page"/>
          <draw:frame presentation:style-name="pr5" draw:text-style-name="P6" draw:layer="layout" svg:width="14.518cm" svg:height="11.411cm" svg:x="3.249cm" svg:y="14.13cm" presentation:class="notes" presentation:placeholder="true">
            <draw:text-box/>
          </draw:frame>
        </presentation:notes>
      </draw:page>
      <draw:page draw:name="page5" draw:style-name="dp1" draw:master-page-name="cslc_5f_presentation_5f_template1" presentation:presentation-page-layout-name="AL1T19"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text:span text:style-name="T5">Tools description (3)</text:span></text:p>
          </draw:text-box>
        </draw:frame>
        <draw:frame draw:style-name="standard" draw:layer="layout" svg:width="22.265cm" svg:height="12.877cm" svg:x="2.797cm" svg:y="5.429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706cm" svg:height="10.28cm" svg:x="3.647cm" svg:y="2.853cm" draw:page-number="5" presentation:class="page"/>
          <draw:frame presentation:style-name="pr5" draw:text-style-name="P6" draw:layer="layout" svg:width="14.518cm" svg:height="11.411cm" svg:x="3.249cm" svg:y="14.13cm" presentation:class="notes" presentation:placeholder="true">
            <draw:text-box/>
          </draw:frame>
        </presentation:notes>
      </draw:page>
      <draw:page draw:name="page6" draw:style-name="dp1" draw:master-page-name="cslc_5f_presentation_5f_template1" presentation:presentation-page-layout-name="AL1T19"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text:span text:style-name="T5">Tools description (4)</text:span></text:p>
          </draw:text-box>
        </draw:frame>
        <draw:frame draw:style-name="standard" draw:layer="layout" svg:width="22.289cm" svg:height="11.89cm" svg:x="2.936cm" svg:y="5.727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706cm" svg:height="10.28cm" svg:x="3.647cm" svg:y="2.853cm" draw:page-number="6" presentation:class="page"/>
          <draw:frame presentation:style-name="pr5" draw:text-style-name="P6" draw:layer="layout" svg:width="14.518cm" svg:height="11.411cm" svg:x="3.249cm" svg:y="14.13cm" presentation:class="notes" presentation:placeholder="true">
            <draw:text-box/>
          </draw:frame>
        </presentation:notes>
      </draw:page>
      <draw:page draw:name="page7" draw:style-name="dp1" draw:master-page-name="cslc_5f_presentation_5f_template1" presentation:presentation-page-layout-name="AL1T19"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text:span text:style-name="T5">Tools description</text:span></text:p>
          </draw:text-box>
        </draw:frame>
        <draw:frame draw:style-name="standard" draw:layer="layout" svg:width="22.37cm" svg:height="11.357cm" svg:x="2.936cm" svg:y="5.727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706cm" svg:height="10.28cm" svg:x="3.647cm" svg:y="2.853cm" draw:page-number="7" presentation:class="page"/>
          <draw:frame presentation:style-name="pr5" draw:text-style-name="P6" draw:layer="layout" svg:width="14.518cm" svg:height="11.411cm" svg:x="3.249cm" svg:y="14.13cm" presentation:class="notes" presentation:placeholder="true">
            <draw:text-box/>
          </draw:frame>
        </presentation:notes>
      </draw:page>
      <draw:page draw:name="page8"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CSL Language</text:p>
          </draw:text-box>
        </draw:frame>
        <draw:frame presentation:style-name="pr6" draw:text-style-name="P11" draw:layer="layout" svg:width="24.369cm" svg:height="15.441cm" svg:x="2.058cm" svg:y="3.728cm" presentation:class="outline">
          <draw:text-box>
            <text:list text:style-name="L3">
              <text:list-item>
                <text:p text:style-name="P7"><text:span text:style-name="T7">CSL Language contains basic constructs of the language</text:span></text:p>
              </text:list-item>
            </text:list>
            <text:list text:style-name="L3">
              <text:list-item>
                <text:list>
                  <text:list-item>
                    <text:p text:style-name="P8"><text:span text:style-name="T7">constants</text:span></text:p>
                  </text:list-item>
                </text:list>
              </text:list-item>
            </text:list>
            <text:list text:style-name="L3">
              <text:list-item>
                <text:list>
                  <text:list-item>
                    <text:p text:style-name="P8"><text:span text:style-name="T7">strings</text:span></text:p>
                  </text:list-item>
                </text:list>
              </text:list-item>
            </text:list>
            <text:list text:style-name="L3">
              <text:list-item>
                <text:list>
                  <text:list-item>
                    <text:p text:style-name="P8"><text:span text:style-name="T7">tables</text:span></text:p>
                  </text:list-item>
                </text:list>
              </text:list-item>
            </text:list>
            <text:list text:style-name="L3">
              <text:list-item>
                <text:list>
                  <text:list-item>
                    <text:p text:style-name="P8"><text:span text:style-name="T7">events</text:span></text:p>
                  </text:list-item>
                </text:list>
              </text:list-item>
            </text:list>
            <text:list text:style-name="L3">
              <text:list-item>
                <text:p text:style-name="P9"><text:span text:style-name="T8"/></text:p>
              </text:list-item>
            </text:list>
            <text:list text:style-name="L3">
              <text:list-item>
                <text:p text:style-name="P7"><text:span text:style-name="T8">CSL Language contains constructs that are used by more than one CSL tool:</text:span></text:p>
              </text:list-item>
            </text:list>
            <text:list text:style-name="L3">
              <text:list-item>
                <text:list>
                  <text:list-item>
                    <text:list>
                      <text:list-item>
                        <text:p text:style-name="P10"><text:span text:style-name="T8">enums</text:span></text:p>
                      </text:list-item>
                    </text:list>
                  </text:list-item>
                </text:list>
              </text:list-item>
            </text:list>
            <text:list text:style-name="L3">
              <text:list-item>
                <text:list>
                  <text:list-item>
                    <text:list>
                      <text:list-item>
                        <text:p text:style-name="P10"><text:span text:style-name="T8">fields</text:span></text:p>
                      </text:list-item>
                    </text:list>
                  </text:list-item>
                </text:list>
              </text:list-item>
            </text:list>
            <text:list text:style-name="L3">
              <text:list-item>
                <text:list>
                  <text:list-item>
                    <text:list>
                      <text:list-item>
                        <text:p text:style-name="P10"><text:span text:style-name="T8">lists</text:span></text:p>
                      </text:list-item>
                    </text:list>
                  </text:list-item>
                </text:list>
              </text:list-item>
            </text:list>
            <text:list text:style-name="L3">
              <text:list-item>
                <text:p text:style-name="P9"><text:span text:style-name="T8"/></text:p>
              </text:list-item>
            </text:list>
            <text:list text:style-name="L3">
              <text:list-item>
                <text:p text:style-name="P7"><text:span text:style-name="T8">CSL Language defines the regular expressions that can be used with CSL</text:span></text:p>
              </text:list-item>
            </text:list>
            <text:list text:style-name="L3">
              <text:list-item>
                <text:p text:style-name="P9"><text:span text:style-name="T8"/></text:p>
              </text:list-item>
            </text:list>
            <text:list text:style-name="L3">
              <text:list-item>
                <text:p text:style-name="P7"><text:span text:style-name="T8">CSL defines the grammar of the CSL language</text:span></text:p>
              </text:list-item>
            </text:list>
          </draw:text-box>
        </draw:frame>
        <presentation:notes draw:style-name="dp2">
          <draw:page-thumbnail draw:style-name="gr1" draw:layer="layout" svg:width="13.706cm" svg:height="10.28cm" svg:x="3.647cm" svg:y="2.853cm" draw:page-number="8" presentation:class="page"/>
          <draw:frame presentation:style-name="pr5" draw:text-style-name="P6" draw:layer="layout" svg:width="14.518cm" svg:height="11.411cm" svg:x="3.249cm" svg:y="14.13cm" presentation:class="notes" presentation:placeholder="true">
            <draw:text-box/>
          </draw:frame>
        </presentation:notes>
      </draw:page>
      <draw:page draw:name="page9"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CSL Language</text:p>
          </draw:text-box>
        </draw:frame>
        <draw:frame presentation:style-name="pr7" draw:text-style-name="P13" draw:layer="layout" svg:width="24.369cm" svg:height="15.441cm" svg:x="2.188cm" svg:y="3.511cm" presentation:class="outline" presentation:user-transformed="true">
          <draw:text-box>
            <text:list text:style-name="L4">
              <text:list-item>
                <text:p text:style-name="P12"><text:span text:style-name="T9">The CSL language includes the following classes:</text:span></text:p>
              </text:list-item>
            </text:list>
            <text:list text:style-name="L4" text:continue-numbering="true">
              <text:list-item>
                <text:p text:style-name="P12"><text:span text:style-name="T9"/></text:p>
              </text:list-item>
            </text:list>
            <text:list text:style-name="L4" text:continue-numbering="true">
              <text:list-item>
                <text:p text:style-name="P12"><text:span text:style-name="T9">csl_field</text:span></text:p>
              </text:list-item>
            </text:list>
            <text:list text:style-name="L4" text:continue-numbering="true">
              <text:list-item>
                <text:p text:style-name="P12"><text:span text:style-name="T9">csl_enum</text:span></text:p>
              </text:list-item>
            </text:list>
            <text:list text:style-name="L4" text:continue-numbering="true">
              <text:list-item>
                <text:p text:style-name="P12"><text:span text:style-name="T9">csl_list</text:span></text:p>
              </text:list-item>
            </text:list>
            <text:list text:style-name="L4" text:continue-numbering="true">
              <text:list-item>
                <text:p text:style-name="P12"><text:span text:style-name="T9">csl_regexp</text:span></text:p>
              </text:list-item>
            </text:list>
          </draw:text-box>
        </draw:frame>
        <presentation:notes draw:style-name="dp2">
          <draw:page-thumbnail draw:style-name="gr1" draw:layer="layout" svg:width="13.706cm" svg:height="10.28cm" svg:x="3.647cm" svg:y="2.853cm" draw:page-number="9" presentation:class="page"/>
          <draw:frame presentation:style-name="pr5" draw:text-style-name="P6" draw:layer="layout" svg:width="14.518cm" svg:height="11.411cm" svg:x="3.249cm" svg:y="14.13cm" presentation:class="notes" presentation:placeholder="true">
            <draw:text-box/>
          </draw:frame>
        </presentation:notes>
      </draw:page>
      <draw:page draw:name="page10" draw:style-name="dp1" draw:master-page-name="cslc_5f_presentation_5f_template1" presentation:presentation-page-layout-name="AL2T1">
        <office:forms form:automatic-focus="false" form:apply-design-mode="false"/>
        <draw:frame presentation:style-name="pr3" draw:text-style-name="P14" draw:layer="layout" svg:width="23.912cm" svg:height="3.008cm" svg:x="2cm" svg:y="0.7cm" presentation:class="title">
          <draw:text-box>
            <text:p text:style-name="P14">CSL_FIELD</text:p>
          </draw:text-box>
        </draw:frame>
        <draw:frame presentation:style-name="pr6" draw:text-style-name="P7" draw:layer="layout" svg:width="24.369cm" svg:height="15.441cm" svg:x="2.058cm" svg:y="3.728cm" presentation:class="outline">
          <draw:text-box>
            <text:list text:style-name="L3">
              <text:list-item>
                <text:p text:style-name="P7">CSL</text:p>
              </text:list-item>
            </text:list>
          </draw:text-box>
        </draw:frame>
        <presentation:notes draw:style-name="dp2">
          <draw:page-thumbnail draw:style-name="gr1" draw:layer="layout" svg:width="13.706cm" svg:height="10.28cm" svg:x="3.647cm" svg:y="2.853cm" draw:page-number="10" presentation:class="page"/>
          <draw:frame presentation:style-name="pr5" draw:text-style-name="P6" draw:layer="layout" svg:width="14.518cm" svg:height="11.411cm" svg:x="3.249cm" svg:y="14.13cm" presentation:class="notes" presentation:placeholder="true">
            <draw:text-box/>
          </draw:frame>
        </presentation:notes>
      </draw:page>
      <draw:page draw:name="page11"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ENUM</text:p>
          </draw:text-box>
        </draw:frame>
        <draw:frame presentation:style-name="pr6" draw:text-style-name="P17" draw:layer="layout" svg:width="24.369cm" svg:height="15.441cm" svg:x="2.058cm" svg:y="3.728cm" presentation:class="outline">
          <draw:text-box>
            <text:list text:style-name="L3">
              <text:list-item>
                <text:p text:style-name="P15"><text:span text:style-name="T9">an abstract data type that takes values in a finite set of identifiers</text:span></text:p>
              </text:list-item>
            </text:list>
            <text:list text:style-name="L3">
              <text:list-item>
                <text:p text:style-name="P15"><text:span text:style-name="T9">used for variables that do not have any numerical order</text:span></text:p>
              </text:list-item>
            </text:list>
            <text:list text:style-name="L3">
              <text:list-item>
                <text:p text:style-name="P15"><text:span text:style-name="T9">used for defining </text:span></text:p>
              </text:list-item>
            </text:list>
            <text:list text:style-name="L5">
              <text:list-item>
                <text:list>
                  <text:list-item>
                    <text:p text:style-name="P16"><text:span text:style-name="T9">types</text:span></text:p>
                  </text:list-item>
                </text:list>
              </text:list-item>
            </text:list>
            <text:list text:style-name="L5">
              <text:list-item>
                <text:list>
                  <text:list-item>
                    <text:p text:style-name="P16"><text:span text:style-name="T9">identifiers</text:span></text:p>
                  </text:list-item>
                </text:list>
              </text:list-item>
            </text:list>
            <text:list text:style-name="L5">
              <text:list-item>
                <text:list>
                  <text:list-item>
                    <text:p text:style-name="P16"><text:span text:style-name="T9">naming conventions</text:span></text:p>
                  </text:list-item>
                </text:list>
              </text:list-item>
            </text:list>
            <text:list text:style-name="L5">
              <text:list-item>
                <text:list>
                  <text:list-item>
                    <text:p text:style-name="P16"><text:span text:style-name="T9">attributes</text:span></text:p>
                  </text:list-item>
                </text:list>
              </text:list-item>
            </text:list>
          </draw:text-box>
        </draw:frame>
        <presentation:notes draw:style-name="dp2">
          <draw:page-thumbnail draw:style-name="gr1" draw:layer="layout" svg:width="13.706cm" svg:height="10.28cm" svg:x="3.647cm" svg:y="2.853cm" draw:page-number="11" presentation:class="page"/>
          <draw:frame presentation:style-name="pr5" draw:text-style-name="P6" draw:layer="layout" svg:width="14.518cm" svg:height="11.411cm" svg:x="3.249cm" svg:y="14.13cm" presentation:class="notes" presentation:placeholder="true">
            <draw:text-box/>
          </draw:frame>
        </presentation:notes>
      </draw:page>
      <draw:page draw:name="page12" draw:style-name="dp1" draw:master-page-name="cslc_5f_presentation_5f_template1" presentation:presentation-page-layout-name="AL2T1">
        <draw:frame presentation:style-name="pr3" draw:text-style-name="P5" draw:layer="layout" svg:width="23.912cm" svg:height="3.008cm" svg:x="2cm" svg:y="0.7cm" presentation:class="title">
          <draw:text-box>
            <text:list text:style-name="L1">
              <text:list-item>
                <text:p text:style-name="P5">CSL_ENUM Examples</text:p>
              </text:list-item>
            </text:list>
          </draw:text-box>
        </draw:frame>
        <draw:frame presentation:style-name="pr6" draw:text-style-name="P18" draw:layer="layout" svg:width="24.369cm" svg:height="15.441cm" svg:x="2.058cm" svg:y="3.728cm" presentation:class="outline">
          <draw:text-box>
            <text:list text:style-name="L3">
              <text:list-item>
                <text:p text:style-name="P9"><text:span text:style-name="T10">csl_enum</text:span> packet_type{green, blue, red};</text:p>
              </text:list-item>
            </text:list>
            <text:list text:style-name="L3">
              <text:list-item>
                <text:p text:style-name="P9"/>
              </text:list-item>
            </text:list>
            <text:list text:style-name="L3">
              <text:list-item>
                <text:p text:style-name="P9"><text:span text:style-name="T10">csl_enum</text:span> prefix_type{NO_PREFIX, PIPELINE_NAME, PIPESTAGE_NAME, PIPELINE_PIPESTAGE_NAME};</text:p>
              </text:list-item>
            </text:list>
            <text:list text:style-name="L3">
              <text:list-item>
                <text:p text:style-name="P9"/>
              </text:list-item>
            </text:list>
            <text:list text:style-name="L3">
              <text:list-item>
                <text:p text:style-name="P9"><text:span text:style-name="T10">csl_enum</text:span> e_mem_map0;</text:p>
              </text:list-item>
            </text:list>
            <text:list text:style-name="L3">
              <text:list-item>
                <text:p text:style-name="P9">mem_map0.get_endianess();//???</text:p>
              </text:list-item>
            </text:list>
            <text:list text:style-name="L3">
              <text:list-item>
                <text:p text:style-name="P9"><text:span text:style-name="T11"/></text:p>
              </text:list-item>
            </text:list>
          </draw:text-box>
        </draw:frame>
        <presentation:notes draw:style-name="dp2">
          <draw:page-thumbnail draw:style-name="gr1" draw:layer="layout" svg:width="13.706cm" svg:height="10.28cm" svg:x="3.647cm" svg:y="2.853cm" draw:page-number="12" presentation:class="page"/>
          <draw:frame presentation:style-name="pr5" draw:text-style-name="P6" draw:layer="layout" svg:width="14.518cm" svg:height="11.411cm" svg:x="3.249cm" svg:y="14.13cm" presentation:class="notes" presentation:placeholder="true">
            <draw:text-box/>
          </draw:frame>
        </presentation:notes>
      </draw:page>
      <draw:page draw:name="page13"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LIST</text:p>
          </draw:text-box>
        </draw:frame>
        <draw:frame presentation:style-name="pr6" draw:text-style-name="P19" draw:layer="layout" svg:width="24.369cm" svg:height="15.441cm" svg:x="2.058cm" svg:y="3.299cm" presentation:class="outline" presentation:user-transformed="true">
          <draw:text-box>
            <text:list text:style-name="L3">
              <text:list-item>
                <text:p text:style-name="P7"><text:span text:style-name="T9">csl_list is a language construct that allows the user to specify a list of objects and use it as a single object </text:span></text:p>
              </text:list-item>
            </text:list>
            <text:list text:style-name="L3">
              <text:list-item>
                <text:p text:style-name="P7"><text:span text:style-name="T9">lists must contain object of the same type</text:span></text:p>
              </text:list-item>
            </text:list>
            <text:list text:style-name="L3">
              <text:list-item>
                <text:p text:style-name="P7"><text:span text:style-name="T9">lists are defined by user or can be generated by the regular expression preprocessor from regular expressions in the specification</text:span></text:p>
              </text:list-item>
            </text:list>
            <text:list text:style-name="L3">
              <text:list-item>
                <text:p text:style-name="P7"><text:span text:style-name="T9">lists are used in conjunction with list methods (add_port_list, add_signal_list) ?</text:span></text:p>
              </text:list-item>
            </text:list>
            <text:list text:style-name="L3">
              <text:list-item>
                <text:p text:style-name="P7"><text:span text:style-name="T9">list can be used in foreach statements</text:span></text:p>
              </text:list-item>
            </text:list>
          </draw:text-box>
        </draw:frame>
        <presentation:notes draw:style-name="dp2">
          <draw:page-thumbnail draw:style-name="gr1" draw:layer="layout" svg:width="13.706cm" svg:height="10.28cm" svg:x="3.647cm" svg:y="2.853cm" draw:page-number="13" presentation:class="page"/>
          <draw:frame presentation:style-name="pr5" draw:text-style-name="P6" draw:layer="layout" svg:width="14.518cm" svg:height="11.411cm" svg:x="3.249cm" svg:y="14.13cm" presentation:class="notes" presentation:placeholder="true">
            <draw:text-box/>
          </draw:frame>
        </presentation:notes>
      </draw:page>
      <draw:page draw:name="page14"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LIST: Example</text:p>
          </draw:text-box>
        </draw:frame>
        <draw:frame presentation:style-name="pr8" draw:text-style-name="P7" draw:layer="layout" svg:width="24.369cm" svg:height="15.19cm" svg:x="2.058cm" svg:y="3.728cm" presentation:class="outline" presentation:user-transformed="true">
          <draw:text-box>
            <text:list text:style-name="L3">
              <text:list-item>
                <text:p text:style-name="P7"><text:span text:style-name="T12">Example 1</text:span><text:span text:style-name="T7">. Set bitrange to a list of signals</text:span></text:p>
              </text:list-item>
            </text:list>
            <text:list text:style-name="L3">
              <text:list-item>
                <text:p text:style-name="P9"><text:span text:style-name="T13">csl_bitrange </text:span><text:span text:style-name="T14">br_br(7,0);</text:span></text:p>
              </text:list-item>
            </text:list>
            <text:list text:style-name="L3">
              <text:list-item>
                <text:p text:style-name="P9"><text:span text:style-name="T13">csl_unit </text:span><text:span text:style-name="T15">u_chip{</text:span></text:p>
              </text:list-item>
            </text:list>
            <text:list text:style-name="L3">
              <text:list-item>
                <text:list>
                  <text:list-item>
                    <text:p text:style-name="P20"><text:span text:style-name="T13">csl_signal </text:span><text:span text:style-name="T15">a,b;</text:span></text:p>
                  </text:list-item>
                </text:list>
              </text:list-item>
            </text:list>
            <text:list text:style-name="L3">
              <text:list-item>
                <text:list>
                  <text:list-item>
                    <text:p text:style-name="P20"><text:span text:style-name="T13">csl_list </text:span><text:span text:style-name="T15">lista (a.b);</text:span></text:p>
                  </text:list-item>
                </text:list>
              </text:list-item>
            </text:list>
            <text:list text:style-name="L3">
              <text:list-item>
                <text:list>
                  <text:list-item>
                    <text:p text:style-name="P20"><text:span text:style-name="T15">chip</text:span><text:span text:style-name="T13">()</text:span><text:span text:style-name="T15">{</text:span></text:p>
                  </text:list-item>
                </text:list>
              </text:list-item>
            </text:list>
            <text:list text:style-name="L3">
              <text:list-item>
                <text:list>
                  <text:list-item>
                    <text:list>
                      <text:list-item>
                        <text:p text:style-name="P21"><text:span text:style-name="T15">lista</text:span><text:span text:style-name="T13">.set_bitrange</text:span><text:span text:style-name="T15">(br_br);</text:span></text:p>
                      </text:list-item>
                    </text:list>
                  </text:list-item>
                </text:list>
              </text:list-item>
            </text:list>
            <text:list text:style-name="L3">
              <text:list-item>
                <text:list>
                  <text:list-item>
                    <text:p text:style-name="P20"><text:span text:style-name="T15">}</text:span></text:p>
                  </text:list-item>
                </text:list>
              </text:list-item>
            </text:list>
            <text:list text:style-name="L3">
              <text:list-item>
                <text:p text:style-name="P9"><text:span text:style-name="T15">};</text:span></text:p>
              </text:list-item>
            </text:list>
          </draw:text-box>
        </draw:frame>
        <presentation:notes draw:style-name="dp2">
          <draw:page-thumbnail draw:style-name="gr1" draw:layer="layout" svg:width="13.706cm" svg:height="10.28cm" svg:x="3.647cm" svg:y="2.853cm" draw:page-number="14" presentation:class="page"/>
          <draw:frame presentation:style-name="pr5" draw:text-style-name="P6" draw:layer="layout" svg:width="14.518cm" svg:height="11.411cm" svg:x="3.249cm" svg:y="14.13cm" presentation:class="notes" presentation:placeholder="true">
            <draw:text-box/>
          </draw:frame>
        </presentation:notes>
      </draw:page>
      <draw:page draw:name="page15"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LIST: Example</text:p>
          </draw:text-box>
        </draw:frame>
        <draw:frame presentation:style-name="pr6" draw:text-style-name="P7" draw:layer="layout" svg:width="24.369cm" svg:height="15.441cm" svg:x="2.058cm" svg:y="3.728cm" presentation:class="outline" presentation:user-transformed="true">
          <draw:text-box>
            <text:list text:style-name="L3">
              <text:list-item>
                <text:p text:style-name="P7"><text:span text:style-name="T12">Example 2</text:span><text:span text:style-name="T7">. Set enum to a field list.</text:span></text:p>
              </text:list-item>
            </text:list>
            <text:list text:style-name="L3">
              <text:list-item>
                <text:p text:style-name="P9"><text:span text:style-name="T16">csl_enum </text:span><text:span text:style-name="T15">e_enum{ADD,SUB};</text:span></text:p>
              </text:list-item>
            </text:list>
            <text:list text:style-name="L3">
              <text:list-item>
                <text:p text:style-name="P9"><text:span text:style-name="T16">csl_field </text:span><text:span text:style-name="T15">field(5);</text:span></text:p>
              </text:list-item>
            </text:list>
            <text:list text:style-name="L3">
              <text:list-item>
                <text:p text:style-name="P9"><text:span text:style-name="T16">csl_instruction_format </text:span><text:span text:style-name="T15">if_format{</text:span></text:p>
              </text:list-item>
            </text:list>
            <text:list text:style-name="L3">
              <text:list-item>
                <text:list>
                  <text:list-item>
                    <text:p text:style-name="P20"><text:span text:style-name="T16">field</text:span><text:span text:style-name="T15"> f_opcode;</text:span></text:p>
                  </text:list-item>
                </text:list>
              </text:list-item>
            </text:list>
            <text:list text:style-name="L3">
              <text:list-item>
                <text:list>
                  <text:list-item>
                    <text:p text:style-name="P20"><text:span text:style-name="T16">field</text:span><text:span text:style-name="T15"> f_srca;</text:span></text:p>
                  </text:list-item>
                </text:list>
              </text:list-item>
            </text:list>
            <text:list text:style-name="L3">
              <text:list-item>
                <text:list>
                  <text:list-item>
                    <text:p text:style-name="P20"><text:span text:style-name="T16">field </text:span><text:span text:style-name="T15">f_srcb;</text:span></text:p>
                  </text:list-item>
                </text:list>
              </text:list-item>
            </text:list>
            <text:list text:style-name="L3">
              <text:list-item>
                <text:list>
                  <text:list-item>
                    <text:p text:style-name="P20"><text:span text:style-name="T16">field </text:span><text:span text:style-name="T15">f_dest;</text:span></text:p>
                  </text:list-item>
                </text:list>
              </text:list-item>
            </text:list>
            <text:list text:style-name="L3">
              <text:list-item>
                <text:list>
                  <text:list-item>
                    <text:p text:style-name="P20"><text:span text:style-name="T16">csl_list </text:span><text:span text:style-name="T15">f_list (f_opcode, f_dest);</text:span></text:p>
                  </text:list-item>
                </text:list>
              </text:list-item>
            </text:list>
            <text:list text:style-name="L3">
              <text:list-item>
                <text:list>
                  <text:list-item>
                    <text:p text:style-name="P20"><text:span text:style-name="T15">if_format(){</text:span></text:p>
                  </text:list-item>
                </text:list>
              </text:list-item>
            </text:list>
            <text:list text:style-name="L3">
              <text:list-item>
                <text:list>
                  <text:list-item>
                    <text:list>
                      <text:list-item>
                        <text:p text:style-name="P21"><text:span text:style-name="T15">f_list</text:span><text:span text:style-name="T16">.set_enum</text:span><text:span text:style-name="T15">(e_enum);}};</text:span></text:p>
                      </text:list-item>
                    </text:list>
                  </text:list-item>
                </text:list>
              </text:list-item>
            </text:list>
          </draw:text-box>
        </draw:frame>
        <presentation:notes draw:style-name="dp2">
          <draw:page-thumbnail draw:style-name="gr1" draw:layer="layout" svg:width="13.706cm" svg:height="10.28cm" svg:x="3.647cm" svg:y="2.853cm" draw:page-number="15" presentation:class="page"/>
          <draw:frame presentation:style-name="pr5" draw:text-style-name="P6" draw:layer="layout" svg:width="14.518cm" svg:height="11.411cm" svg:x="3.249cm" svg:y="14.13cm" presentation:class="notes" presentation:placeholder="true">
            <draw:text-box/>
          </draw:frame>
        </presentation:notes>
      </draw:page>
      <draw:page draw:name="page16" draw:style-name="dp1" draw:master-page-name="cslc_5f_presentation_5f_template1" presentation:presentation-page-layout-name="AL2T1">
        <draw:frame presentation:style-name="pr9" draw:text-style-name="P4" draw:layer="layout" svg:width="23.912cm" svg:height="2.757cm" svg:x="2cm" svg:y="0.825cm" presentation:class="title" presentation:user-transformed="true">
          <draw:text-box>
            <text:p text:style-name="P14">CSL_REGEXP</text:p>
          </draw:text-box>
        </draw:frame>
        <draw:frame presentation:style-name="pr6" draw:text-style-name="P22" draw:layer="layout" svg:width="24.369cm" svg:height="15.441cm" svg:x="2.058cm" svg:y="3.728cm" presentation:class="outline">
          <draw:text-box>
            <text:list text:style-name="L3">
              <text:list-item>
                <text:p text:style-name="P15"><text:span text:style-name="T9">CSL language supports regular expressions (regex)</text:span></text:p>
              </text:list-item>
            </text:list>
            <text:list text:style-name="L3">
              <text:list-item>
                <text:p text:style-name="P15"><text:span text:style-name="T9">regexes cause CSL declarations and reference statements to expand into multiple statements</text:span></text:p>
              </text:list-item>
            </text:list>
            <text:list text:style-name="L3">
              <text:list-item>
                <text:p text:style-name="P15"><text:span text:style-name="T9">two main types</text:span></text:p>
              </text:list-item>
            </text:list>
            <text:list text:style-name="L3">
              <text:list-item>
                <text:list>
                  <text:list-item>
                    <text:p text:style-name="P16"><text:span text:style-name="T9">generate regex</text:span></text:p>
                  </text:list-item>
                </text:list>
              </text:list-item>
            </text:list>
            <text:list text:style-name="L3">
              <text:list-item>
                <text:list>
                  <text:list-item>
                    <text:p text:style-name="P16"><text:span text:style-name="T9">search regex</text:span></text:p>
                  </text:list-item>
                </text:list>
              </text:list-item>
            </text:list>
            <text:list text:style-name="L4" text:continue-numbering="true">
              <text:list-item>
                <text:p text:style-name="P12"><text:span text:style-name="T17"/></text:p>
              </text:list-item>
            </text:list>
          </draw:text-box>
        </draw:frame>
        <presentation:notes draw:style-name="dp2">
          <draw:page-thumbnail draw:style-name="gr1" draw:layer="layout" svg:width="13.706cm" svg:height="10.28cm" svg:x="3.647cm" svg:y="2.853cm" draw:page-number="16" presentation:class="page"/>
          <draw:frame presentation:style-name="pr5" draw:text-style-name="P6" draw:layer="layout" svg:width="14.518cm" svg:height="11.411cm" svg:x="3.249cm" svg:y="14.13cm" presentation:class="notes" presentation:placeholder="true">
            <draw:text-box/>
          </draw:frame>
        </presentation:notes>
      </draw:page>
      <draw:page draw:name="page17" draw:style-name="dp1" draw:master-page-name="cslc_5f_presentation_5f_template1" presentation:presentation-page-layout-name="AL3T3">
        <draw:frame presentation:style-name="pr3" draw:text-style-name="P14" draw:layer="layout" svg:width="23.912cm" svg:height="3.008cm" svg:x="2cm" svg:y="0.7cm" presentation:class="title">
          <draw:text-box>
            <text:p text:style-name="P14">CSL_REGEXP: Examples</text:p>
          </draw:text-box>
        </draw:frame>
        <draw:frame presentation:style-name="pr10" draw:text-style-name="P24" draw:layer="layout" svg:width="10.189cm" svg:height="5.369cm" svg:x="2.058cm" svg:y="3.728cm" presentation:class="outline" presentation:user-transformed="true">
          <draw:text-box>
            <text:list text:style-name="L3">
              <text:list-item>
                <text:p text:style-name="P23"><text:span text:style-name="T18">//CSL code</text:span></text:p>
              </text:list-item>
            </text:list>
            <text:list text:style-name="L3">
              <text:list-item>
                <text:p text:style-name="P23"><text:span text:style-name="T18"/></text:p>
              </text:list-item>
            </text:list>
            <text:list text:style-name="L3">
              <text:list-item>
                <text:p text:style-name="P23"><text:span text:style-name="T18">for (int i=0; i&lt;3; i++){</text:span></text:p>
              </text:list-item>
            </text:list>
            <text:list text:style-name="L3">
              <text:list-item>
                <text:p text:style-name="P23"><text:span text:style-name="T18"><text:s text:c="5"/></text:span><text:span text:style-name="T18">string col = “col_” + i + “_” + ”[[0-3]]”;</text:span></text:p>
              </text:list-item>
            </text:list>
            <text:list text:style-name="L3">
              <text:list-item>
                <text:p text:style-name="P23"><text:span text:style-name="T18"><text:s text:c="5"/></text:span><text:span text:style-name="T18">csl_signal col[13:0];</text:span></text:p>
              </text:list-item>
            </text:list>
            <text:list text:style-name="L3">
              <text:list-item>
                <text:p text:style-name="P23"><text:span text:style-name="T18">}</text:span></text:p>
              </text:list-item>
            </text:list>
            <text:list text:style-name="L3">
              <text:list-item>
                <text:p text:style-name="P23"><text:span text:style-name="T19"/></text:p>
              </text:list-item>
            </text:list>
          </draw:text-box>
        </draw:frame>
        <draw:frame presentation:style-name="pr11" draw:text-style-name="P25" draw:layer="layout" svg:width="7.842cm" svg:height="15.19cm" svg:x="13.452cm" svg:y="3.873cm" presentation:class="outline" presentation:user-transformed="true">
          <draw:text-box>
            <text:list text:style-name="L3">
              <text:list-item>
                <text:p text:style-name="P23"><text:span text:style-name="T20">//generated Verilog code</text:span></text:p>
              </text:list-item>
            </text:list>
            <text:list text:style-name="L3">
              <text:list-item>
                <text:p text:style-name="P23"><text:span text:style-name="T20"/></text:p>
              </text:list-item>
            </text:list>
            <text:list text:style-name="L3">
              <text:list-item>
                <text:p text:style-name="P23"><text:span text:style-name="T20">wire col_0_0[13:0]</text:span></text:p>
              </text:list-item>
            </text:list>
            <text:list text:style-name="L3">
              <text:list-item>
                <text:p text:style-name="P23"><text:span text:style-name="T20">wire col_0_1[13:0]</text:span></text:p>
              </text:list-item>
            </text:list>
            <text:list text:style-name="L3">
              <text:list-item>
                <text:p text:style-name="P23"><text:span text:style-name="T20">wire col_0_2[13:0]</text:span></text:p>
              </text:list-item>
            </text:list>
            <text:list text:style-name="L3">
              <text:list-item>
                <text:p text:style-name="P23"><text:span text:style-name="T20">wire col_0_3[13:0]</text:span></text:p>
              </text:list-item>
            </text:list>
            <text:list text:style-name="L3">
              <text:list-item>
                <text:p text:style-name="P23"><text:span text:style-name="T20">wire col_1_0[13:0]</text:span></text:p>
              </text:list-item>
            </text:list>
            <text:list text:style-name="L3">
              <text:list-item>
                <text:p text:style-name="P23"><text:span text:style-name="T20">wire col_1_1[13:0]</text:span></text:p>
              </text:list-item>
            </text:list>
            <text:list text:style-name="L3">
              <text:list-item>
                <text:p text:style-name="P23"><text:span text:style-name="T20">wire col_1_2[13:0]</text:span></text:p>
              </text:list-item>
            </text:list>
            <text:list text:style-name="L3">
              <text:list-item>
                <text:p text:style-name="P23"><text:span text:style-name="T20">wire col_1_3[13:0]</text:span></text:p>
              </text:list-item>
            </text:list>
            <text:list text:style-name="L3">
              <text:list-item>
                <text:p text:style-name="P23"><text:span text:style-name="T20">wire col_2_0[13:0]</text:span></text:p>
              </text:list-item>
            </text:list>
            <text:list text:style-name="L3">
              <text:list-item>
                <text:p text:style-name="P23"><text:span text:style-name="T20">wire col_2_1[13:0]</text:span></text:p>
              </text:list-item>
            </text:list>
            <text:list text:style-name="L3">
              <text:list-item>
                <text:p text:style-name="P23"><text:span text:style-name="T20">wire col_2_2[13:0]</text:span></text:p>
              </text:list-item>
            </text:list>
            <text:list text:style-name="L3">
              <text:list-item>
                <text:p text:style-name="P23"><text:span text:style-name="T20">wire col_3_3[13:0]</text:span></text:p>
              </text:list-item>
            </text:list>
            <text:list text:style-name="L3">
              <text:list-item>
                <text:p text:style-name="P23"><text:span text:style-name="T20"/></text:p>
              </text:list-item>
            </text:list>
          </draw:text-box>
        </draw:frame>
        <draw:frame presentation:style-name="pr12" draw:text-style-name="P25" draw:layer="layout" svg:width="6.348cm" svg:height="7.435cm" svg:x="20.579cm" svg:y="4.778cm" presentation:class="outline" presentation:user-transformed="true">
          <draw:text-box>
            <text:list text:style-name="L3">
              <text:list-item>
                <text:p text:style-name="P23"><text:span text:style-name="T20"/></text:p>
              </text:list-item>
            </text:list>
            <text:list text:style-name="L3">
              <text:list-item>
                <text:p text:style-name="P23"><text:span text:style-name="T20">wire col_3_0[13:0]</text:span></text:p>
              </text:list-item>
            </text:list>
            <text:list text:style-name="L3">
              <text:list-item>
                <text:p text:style-name="P23"><text:span text:style-name="T20">wire col_3_1[13:0]</text:span></text:p>
              </text:list-item>
            </text:list>
            <text:list text:style-name="L3">
              <text:list-item>
                <text:p text:style-name="P23"><text:span text:style-name="T20">wire col_3_2[13:0]</text:span></text:p>
              </text:list-item>
            </text:list>
            <text:list text:style-name="L3">
              <text:list-item>
                <text:p text:style-name="P23"><text:span text:style-name="T20">wire col_3_3[13:0]</text:span></text:p>
              </text:list-item>
            </text:list>
          </draw:text-box>
        </draw:frame>
        <draw:custom-shape draw:style-name="gr2" draw:text-style-name="P26" draw:layer="layout" svg:width="10.498cm" svg:height="5.164cm" svg:x="1.836cm" svg:y="3.628cm">
          <text:p text:style-name="P4"/>
          <draw:enhanced-geometry svg:viewBox="0 0 21600 21600" draw:type="rectangle" draw:enhanced-path="M 0 0 L 21600 0 21600 21600 0 21600 0 0 Z N"/>
        </draw:custom-shape>
        <draw:custom-shape draw:style-name="gr2" draw:text-style-name="P26" draw:layer="layout" svg:width="13.186cm" svg:height="14.466cm" svg:x="13.443cm" svg:y="3.628cm">
          <text:p text:style-name="P4"/>
          <draw:enhanced-geometry svg:viewBox="0 0 21600 21600" draw:type="rectangle" draw:enhanced-path="M 0 0 L 21600 0 21600 21600 0 21600 0 0 Z N"/>
        </draw:custom-shape>
        <presentation:notes draw:style-name="dp2">
          <draw:page-thumbnail draw:style-name="gr1" draw:layer="layout" svg:width="13.706cm" svg:height="10.28cm" svg:x="3.647cm" svg:y="2.853cm" draw:page-number="17" presentation:class="page"/>
          <draw:frame presentation:style-name="pr5" draw:text-style-name="P6" draw:layer="layout" svg:width="14.518cm" svg:height="11.411cm" svg:x="3.249cm" svg:y="14.13cm" presentation:class="notes" presentation:placeholder="true">
            <draw:text-box/>
          </draw:frame>
        </presentation:notes>
      </draw:page>
      <draw:page draw:name="page18" draw:style-name="dp1" draw:master-page-name="cslc_5f_presentation_5f_template1" presentation:presentation-page-layout-name="AL1T19">
        <office:forms form:automatic-focus="false" form:apply-design-mode="false"/>
        <draw:frame presentation:style-name="pr3" draw:text-style-name="P4" draw:layer="layout" svg:width="23.912cm" svg:height="3.008cm" svg:x="2cm" svg:y="0.7cm" presentation:class="title">
          <draw:text-box>
            <text:p text:style-name="P4">Regular expressions</text:p>
          </draw:text-box>
        </draw:frame>
        <draw:frame draw:style-name="standard" draw:layer="layout" svg:width="9.032cm" svg:height="2.258cm" svg:x="9.475cm" svg:y="9.334cm">
          <draw:object xlink:href="./Object 6" xlink:type="simple" xlink:show="embed" xlink:actuate="onLoad"/>
          <draw:image xlink:href="./ObjectReplacements/Object 6" xlink:type="simple" xlink:show="embed" xlink:actuate="onLoad"/>
        </draw:frame>
        <draw:frame draw:style-name="standard" draw:layer="layout" svg:width="21.575cm" svg:height="14.345cm" svg:x="3.69cm" svg:y="4.063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706cm" svg:height="10.28cm" svg:x="3.647cm" svg:y="2.853cm" draw:page-number="18" presentation:class="page"/>
          <draw:frame presentation:style-name="pr5" draw:text-style-name="P6" draw:layer="layout" svg:width="14.518cm" svg:height="11.411cm" svg:x="3.249cm" svg:y="14.13cm" presentation:class="notes" presentation:placeholder="true">
            <draw:text-box/>
          </draw:frame>
        </presentation:notes>
      </draw:page>
      <draw:page draw:name="page19" draw:style-name="dp1" draw:master-page-name="cslc_5f_presentation_5f_template1" presentation:presentation-page-layout-name="AL1T19"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text:span text:style-name="T5">CSL Tools</text:span></text:p>
          </draw:text-box>
        </draw:frame>
        <draw:rect draw:style-name="gr3" draw:text-style-name="P28" draw:id="id2" draw:layer="layout" svg:width="7.903cm" svg:height="2.845cm" svg:x="9.905cm" svg:y="10.389cm" draw:corner-radius="0.4cm">
          <draw:glue-point draw:id="4" svg:x="-4.995cm" svg:y="-2.317cm"/>
          <draw:glue-point draw:id="5" svg:x="-4.995cm" svg:y="2.722cm"/>
          <draw:glue-point draw:id="6" svg:x="4.976cm" svg:y="-2.431cm"/>
          <draw:glue-point draw:id="7" svg:x="4.976cm" svg:y="2.151cm"/>
          <draw:glue-point draw:id="8" svg:x="-3.141cm" svg:y="-4.837cm"/>
          <draw:glue-point draw:id="9" svg:x="-0.636cm" svg:y="-4.951cm"/>
          <draw:glue-point draw:id="10" svg:x="1.167cm" svg:y="-5cm"/>
          <draw:glue-point draw:id="11" svg:x="3.673cm" svg:y="-4.951cm"/>
          <draw:glue-point draw:id="12" svg:x="3.422cm" svg:y="4.9cm"/>
          <draw:glue-point draw:id="13" svg:x="1.318cm" svg:y="5cm"/>
          <draw:glue-point draw:id="14" svg:x="-0.686cm" svg:y="4.9cm"/>
          <draw:glue-point draw:id="15" svg:x="-3.191cm" svg:y="4.9cm"/>
          <text:p text:style-name="P27"><text:span text:style-name="T21">CSL</text:span></text:p>
        </draw:rect>
        <draw:ellipse draw:style-name="gr4" draw:text-style-name="P28" draw:id="id13" draw:layer="layout" svg:width="3.458cm" svg:height="2.846cm" svg:x="6.328cm" svg:y="6.355cm">
          <text:p text:style-name="P27"><text:span text:style-name="T21">Register</text:span></text:p>
        </draw:ellipse>
        <draw:ellipse draw:style-name="gr4" draw:text-style-name="P28" draw:id="id12" draw:layer="layout" svg:width="3.457cm" svg:height="2.845cm" svg:x="3cm" svg:y="8.859cm">
          <text:p text:style-name="P27"><text:span text:style-name="T21">Register</text:span></text:p>
          <text:p text:style-name="P27"><text:span text:style-name="T21">file</text:span></text:p>
        </draw:ellipse>
        <draw:ellipse draw:style-name="gr4" draw:text-style-name="P28" draw:id="id3" draw:layer="layout" svg:width="3.457cm" svg:height="2.845cm" svg:x="14.568cm" svg:y="5.5cm">
          <text:p text:style-name="P27"><text:span text:style-name="T21">Inter-</text:span></text:p>
          <text:p text:style-name="P27"><text:span text:style-name="T21">connect</text:span></text:p>
        </draw:ellipse>
        <draw:ellipse draw:style-name="gr4" draw:text-style-name="P28" draw:id="id5" draw:layer="layout" svg:width="3.457cm" svg:height="2.845cm" svg:x="21.543cm" svg:y="8.825cm">
          <text:p text:style-name="P27"><text:span text:style-name="T21">Memory</text:span></text:p>
          <text:p text:style-name="P27"><text:span text:style-name="T21">map</text:span></text:p>
        </draw:ellipse>
        <draw:ellipse draw:style-name="gr4" draw:text-style-name="P28" draw:id="id11" draw:layer="layout" svg:width="3.457cm" svg:height="2.845cm" svg:x="3cm" svg:y="12.277cm">
          <text:p text:style-name="P27"><text:span text:style-name="T21">ISA</text:span></text:p>
        </draw:ellipse>
        <draw:ellipse draw:style-name="gr4" draw:text-style-name="P28" draw:id="id8" draw:layer="layout" svg:width="3.457cm" svg:height="2.845cm" svg:x="14.568cm" svg:y="15.155cm">
          <text:p text:style-name="P27"><text:span text:style-name="T21">FIFO</text:span></text:p>
        </draw:ellipse>
        <draw:ellipse draw:style-name="gr4" draw:text-style-name="P28" draw:id="id6" draw:layer="layout" svg:width="3.457cm" svg:height="2.845cm" svg:x="21.503cm" svg:y="12.255cm">
          <text:p text:style-name="P27"><text:span text:style-name="T21">Pipeline</text:span></text:p>
        </draw:ellipse>
        <draw:ellipse draw:style-name="gr4" draw:text-style-name="P28" draw:id="id10" draw:layer="layout" svg:width="3.458cm" svg:height="2.845cm" svg:x="6.328cm" svg:y="14.389cm">
          <text:p text:style-name="P27"><text:span text:style-name="T21">Memory</text:span></text:p>
          <text:p text:style-name="P27"><text:span text:style-name="T21">controller</text:span></text:p>
        </draw:ellipse>
        <draw:ellipse draw:style-name="gr4" draw:text-style-name="P28" draw:id="id1" draw:layer="layout" svg:width="3.457cm" svg:height="2.845cm" svg:x="10.306cm" svg:y="5.517cm">
          <text:p text:style-name="P27"><text:span text:style-name="T21">Testbench</text:span></text:p>
        </draw:ellipse>
        <draw:ellipse draw:style-name="gr4" draw:text-style-name="P28" draw:id="id9" draw:layer="layout" svg:width="3.457cm" svg:height="2.845cm" svg:x="10.188cm" svg:y="15.109cm">
          <text:p text:style-name="P27"><text:span text:style-name="T21">Verification</text:span></text:p>
          <text:p text:style-name="P27"><text:span text:style-name="T21">components</text:span></text:p>
        </draw:ellipse>
        <draw:ellipse draw:style-name="gr4" draw:text-style-name="P28" draw:id="id4" draw:layer="layout" svg:width="3.457cm" svg:height="2.846cm" svg:x="18.487cm" svg:y="6.282cm">
          <text:p text:style-name="P27"><text:span text:style-name="T21">Buses</text:span></text:p>
        </draw:ellipse>
        <draw:ellipse draw:style-name="gr4" draw:text-style-name="P28" draw:id="id7" draw:layer="layout" svg:width="3.457cm" svg:height="2.846cm" svg:x="18.314cm" svg:y="14.404cm">
          <text:p text:style-name="P27"><text:span text:style-name="T21">MBIST</text:span></text:p>
        </draw:ellipse>
        <draw:connector draw:style-name="gr5" draw:text-style-name="P29" draw:layer="layout" svg:x1="12.034cm" svg:y1="8.362cm" svg:x2="13.354cm" svg:y2="10.403cm" draw:start-shape="id1" draw:start-glue-point="2" draw:end-shape="id2" draw:end-glue-point="9">
          <text:p text:style-name="P4"/>
        </draw:connector>
        <draw:connector draw:style-name="gr5" draw:text-style-name="P29" draw:layer="layout" svg:x1="16.296cm" svg:y1="8.345cm" svg:x2="14.778cm" svg:y2="10.389cm" draw:start-shape="id3" draw:start-glue-point="2" draw:end-shape="id2" draw:end-glue-point="10">
          <text:p text:style-name="P4"/>
        </draw:connector>
        <draw:connector draw:style-name="gr5" draw:text-style-name="P29" draw:layer="layout" svg:x1="20.215cm" svg:y1="9.128cm" svg:x2="16.758cm" svg:y2="10.403cm" draw:start-shape="id4" draw:start-glue-point="2" draw:end-shape="id2" draw:end-glue-point="11">
          <text:p text:style-name="P4"/>
        </draw:connector>
        <draw:connector draw:style-name="gr5" draw:text-style-name="P29" draw:layer="layout" draw:line-skew="0.824cm" svg:x1="21.542cm" svg:y1="10.247cm" svg:x2="17.788cm" svg:y2="11.12cm" draw:start-shape="id5" draw:start-glue-point="3" draw:end-shape="id2" draw:end-glue-point="6">
          <text:p text:style-name="P4"/>
        </draw:connector>
        <draw:connector draw:style-name="gr5" draw:text-style-name="P29" draw:layer="layout" draw:line-skew="0.844cm" svg:x1="21.502cm" svg:y1="13.677cm" svg:x2="17.788cm" svg:y2="12.422cm" draw:start-shape="id6" draw:start-glue-point="3" draw:end-shape="id2" draw:end-glue-point="7">
          <text:p text:style-name="P4"/>
        </draw:connector>
        <draw:connector draw:style-name="gr5" draw:text-style-name="P29" draw:layer="layout" svg:x1="20.042cm" svg:y1="14.404cm" svg:x2="16.56cm" svg:y2="13.205cm" draw:start-shape="id7" draw:start-glue-point="0" draw:end-shape="id2" draw:end-glue-point="12">
          <text:p text:style-name="P4"/>
        </draw:connector>
        <draw:connector draw:style-name="gr5" draw:text-style-name="P29" draw:layer="layout" svg:x1="16.296cm" svg:y1="15.154cm" svg:x2="14.897cm" svg:y2="13.233cm" draw:start-shape="id8" draw:start-glue-point="0" draw:end-shape="id2" draw:end-glue-point="13">
          <text:p text:style-name="P4"/>
        </draw:connector>
        <draw:connector draw:style-name="gr5" draw:text-style-name="P29" draw:layer="layout" svg:x1="11.916cm" svg:y1="15.108cm" svg:x2="13.314cm" svg:y2="13.205cm" draw:start-shape="id9" draw:start-glue-point="0" draw:end-shape="id2" draw:end-glue-point="14">
          <text:p text:style-name="P4"/>
        </draw:connector>
        <draw:connector draw:style-name="gr5" draw:text-style-name="P29" draw:layer="layout" svg:x1="8.057cm" svg:y1="14.388cm" svg:x2="11.335cm" svg:y2="13.205cm" draw:start-shape="id10" draw:start-glue-point="0" draw:end-shape="id2" draw:end-glue-point="15">
          <text:p text:style-name="P4"/>
        </draw:connector>
        <draw:connector draw:style-name="gr5" draw:text-style-name="P29" draw:layer="layout" draw:line-skew="-0.681cm" svg:x1="6.457cm" svg:y1="13.699cm" svg:x2="9.909cm" svg:y2="12.585cm" draw:start-shape="id11" draw:start-glue-point="1" draw:end-shape="id2" draw:end-glue-point="5">
          <text:p text:style-name="P4"/>
        </draw:connector>
        <draw:connector draw:style-name="gr5" draw:text-style-name="P29" draw:layer="layout" draw:line-skew="-0.681cm" svg:x1="6.457cm" svg:y1="10.281cm" svg:x2="9.909cm" svg:y2="11.152cm" draw:start-shape="id12" draw:start-glue-point="1" draw:end-shape="id2" draw:end-glue-point="4">
          <text:p text:style-name="P4"/>
        </draw:connector>
        <draw:connector draw:style-name="gr5" draw:text-style-name="P29" draw:layer="layout" svg:x1="8.057cm" svg:y1="9.201cm" svg:x2="11.374cm" svg:y2="10.435cm" draw:start-shape="id13" draw:start-glue-point="2" draw:end-shape="id2" draw:end-glue-point="8">
          <text:p text:style-name="P4"/>
        </draw:connector>
        <presentation:notes draw:style-name="dp2">
          <draw:page-thumbnail draw:style-name="gr1" draw:layer="layout" svg:width="13.706cm" svg:height="10.28cm" svg:x="3.647cm" svg:y="2.853cm" draw:page-number="19" presentation:class="page"/>
          <draw:frame presentation:style-name="pr5" draw:text-style-name="P6" draw:layer="layout" svg:width="14.518cm" svg:height="11.411cm" svg:x="3.249cm" svg:y="14.13cm" presentation:class="notes" presentation:placeholder="true">
            <draw:text-box/>
          </draw:frame>
        </presentation:notes>
      </draw:page>
      <draw:page draw:name="page20"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draw:text-box>
            <text:p text:style-name="P4"><text:span text:style-name="T5">Interconnect</text:span></text:p>
          </draw:text-box>
        </draw:frame>
        <draw:rect draw:style-name="gr6" draw:text-style-name="P28" draw:id="id15" draw:layer="layout" svg:width="7.903cm" svg:height="2.845cm" svg:x="9.905cm" svg:y="10.389cm" draw:corner-radius="0.4cm">
          <draw:glue-point draw:id="4" svg:x="-4.995cm" svg:y="-2.317cm"/>
          <draw:glue-point draw:id="5" svg:x="-4.995cm" svg:y="2.722cm"/>
          <draw:glue-point draw:id="6" svg:x="4.976cm" svg:y="-2.431cm"/>
          <draw:glue-point draw:id="7" svg:x="4.976cm" svg:y="2.151cm"/>
          <draw:glue-point draw:id="8" svg:x="-3.141cm" svg:y="-4.837cm"/>
          <draw:glue-point draw:id="9" svg:x="-0.636cm" svg:y="-4.951cm"/>
          <draw:glue-point draw:id="10" svg:x="1.167cm" svg:y="-5cm"/>
          <draw:glue-point draw:id="11" svg:x="3.673cm" svg:y="-4.951cm"/>
          <draw:glue-point draw:id="12" svg:x="3.422cm" svg:y="4.9cm"/>
          <draw:glue-point draw:id="13" svg:x="1.318cm" svg:y="5cm"/>
          <draw:glue-point draw:id="14" svg:x="-0.686cm" svg:y="4.9cm"/>
          <draw:glue-point draw:id="15" svg:x="-3.191cm" svg:y="4.9cm"/>
          <text:p text:style-name="P27"><text:span text:style-name="T21">CSL</text:span></text:p>
        </draw:rect>
        <draw:ellipse draw:style-name="gr7" draw:text-style-name="P28" draw:id="id26" draw:layer="layout" svg:width="3.458cm" svg:height="2.846cm" svg:x="6.328cm" svg:y="6.355cm">
          <text:p text:style-name="P27"><text:span text:style-name="T21">Register</text:span></text:p>
        </draw:ellipse>
        <draw:ellipse draw:style-name="gr7" draw:text-style-name="P28" draw:id="id25" draw:layer="layout" svg:width="3.457cm" svg:height="2.845cm" svg:x="3cm" svg:y="8.859cm">
          <text:p text:style-name="P27"><text:span text:style-name="T21">Register</text:span></text:p>
          <text:p text:style-name="P27"><text:span text:style-name="T21">file</text:span></text:p>
        </draw:ellipse>
        <draw:ellipse draw:style-name="gr8" draw:text-style-name="P28" draw:id="id16" draw:layer="layout" svg:width="3.457cm" svg:height="2.845cm" svg:x="14.568cm" svg:y="5.5cm">
          <text:p text:style-name="P27"><text:span text:style-name="T21">Inter-</text:span></text:p>
          <text:p text:style-name="P27"><text:span text:style-name="T21">connect</text:span></text:p>
        </draw:ellipse>
        <draw:ellipse draw:style-name="gr7" draw:text-style-name="P28" draw:id="id18" draw:layer="layout" svg:width="3.457cm" svg:height="2.845cm" svg:x="21.543cm" svg:y="8.825cm">
          <text:p text:style-name="P27"><text:span text:style-name="T21">Memory</text:span></text:p>
          <text:p text:style-name="P27"><text:span text:style-name="T21">map</text:span></text:p>
        </draw:ellipse>
        <draw:ellipse draw:style-name="gr7" draw:text-style-name="P28" draw:id="id24" draw:layer="layout" svg:width="3.457cm" svg:height="2.845cm" svg:x="3cm" svg:y="12.277cm">
          <text:p text:style-name="P27"><text:span text:style-name="T21">ISA</text:span></text:p>
        </draw:ellipse>
        <draw:ellipse draw:style-name="gr7" draw:text-style-name="P28" draw:id="id21" draw:layer="layout" svg:width="3.457cm" svg:height="2.845cm" svg:x="14.568cm" svg:y="15.155cm">
          <text:p text:style-name="P27"><text:span text:style-name="T21">FIFO</text:span></text:p>
        </draw:ellipse>
        <draw:ellipse draw:style-name="gr7" draw:text-style-name="P28" draw:id="id19" draw:layer="layout" svg:width="3.457cm" svg:height="2.845cm" svg:x="21.503cm" svg:y="12.255cm">
          <text:p text:style-name="P27"><text:span text:style-name="T21">Pipeline</text:span></text:p>
        </draw:ellipse>
        <draw:ellipse draw:style-name="gr7" draw:text-style-name="P28" draw:id="id23" draw:layer="layout" svg:width="3.458cm" svg:height="2.845cm" svg:x="6.328cm" svg:y="14.389cm">
          <text:p text:style-name="P27"><text:span text:style-name="T21">Memory</text:span></text:p>
          <text:p text:style-name="P27"><text:span text:style-name="T21">controller</text:span></text:p>
        </draw:ellipse>
        <draw:ellipse draw:style-name="gr7" draw:text-style-name="P28" draw:id="id14" draw:layer="layout" svg:width="3.457cm" svg:height="2.845cm" svg:x="10.306cm" svg:y="5.517cm">
          <text:p text:style-name="P27"><text:span text:style-name="T21">Testbench</text:span></text:p>
        </draw:ellipse>
        <draw:ellipse draw:style-name="gr7" draw:text-style-name="P28" draw:id="id22" draw:layer="layout" svg:width="3.457cm" svg:height="2.845cm" svg:x="10.188cm" svg:y="15.109cm">
          <text:p text:style-name="P27"><text:span text:style-name="T21">Verification</text:span></text:p>
          <text:p text:style-name="P27"><text:span text:style-name="T21">components</text:span></text:p>
        </draw:ellipse>
        <draw:ellipse draw:style-name="gr7" draw:text-style-name="P28" draw:id="id17" draw:layer="layout" svg:width="3.457cm" svg:height="2.846cm" svg:x="18.487cm" svg:y="6.282cm">
          <text:p text:style-name="P27"><text:span text:style-name="T21">Buses</text:span></text:p>
        </draw:ellipse>
        <draw:ellipse draw:style-name="gr7" draw:text-style-name="P28" draw:id="id20" draw:layer="layout" svg:width="3.457cm" svg:height="2.846cm" svg:x="18.314cm" svg:y="14.404cm">
          <text:p text:style-name="P27"><text:span text:style-name="T21">MBIST</text:span></text:p>
        </draw:ellipse>
        <draw:connector draw:style-name="gr9" draw:text-style-name="P29" draw:layer="layout" svg:x1="12.034cm" svg:y1="8.362cm" svg:x2="13.354cm" svg:y2="10.403cm" draw:start-shape="id14" draw:start-glue-point="2" draw:end-shape="id15" draw:end-glue-point="9">
          <text:p text:style-name="P4"/>
        </draw:connector>
        <draw:connector draw:style-name="gr9" draw:text-style-name="P29" draw:layer="layout" svg:x1="16.296cm" svg:y1="8.345cm" svg:x2="14.778cm" svg:y2="10.389cm" draw:start-shape="id16" draw:start-glue-point="2" draw:end-shape="id15" draw:end-glue-point="10">
          <text:p text:style-name="P4"/>
        </draw:connector>
        <draw:connector draw:style-name="gr9" draw:text-style-name="P29" draw:layer="layout" svg:x1="20.215cm" svg:y1="9.128cm" svg:x2="16.758cm" svg:y2="10.403cm" draw:start-shape="id17" draw:start-glue-point="2" draw:end-shape="id15" draw:end-glue-point="11">
          <text:p text:style-name="P4"/>
        </draw:connector>
        <draw:connector draw:style-name="gr9" draw:text-style-name="P29" draw:layer="layout" draw:line-skew="0.824cm" svg:x1="21.542cm" svg:y1="10.247cm" svg:x2="17.788cm" svg:y2="11.12cm" draw:start-shape="id18" draw:start-glue-point="3" draw:end-shape="id15" draw:end-glue-point="6">
          <text:p text:style-name="P4"/>
        </draw:connector>
        <draw:connector draw:style-name="gr9" draw:text-style-name="P29" draw:layer="layout" draw:line-skew="0.844cm" svg:x1="21.502cm" svg:y1="13.677cm" svg:x2="17.788cm" svg:y2="12.422cm" draw:start-shape="id19" draw:start-glue-point="3" draw:end-shape="id15" draw:end-glue-point="7">
          <text:p text:style-name="P4"/>
        </draw:connector>
        <draw:connector draw:style-name="gr9" draw:text-style-name="P29" draw:layer="layout" svg:x1="20.042cm" svg:y1="14.404cm" svg:x2="16.56cm" svg:y2="13.205cm" draw:start-shape="id20" draw:start-glue-point="0" draw:end-shape="id15" draw:end-glue-point="12">
          <text:p text:style-name="P4"/>
        </draw:connector>
        <draw:connector draw:style-name="gr9" draw:text-style-name="P29" draw:layer="layout" svg:x1="16.296cm" svg:y1="15.154cm" svg:x2="14.897cm" svg:y2="13.233cm" draw:start-shape="id21" draw:start-glue-point="0" draw:end-shape="id15" draw:end-glue-point="13">
          <text:p text:style-name="P4"/>
        </draw:connector>
        <draw:connector draw:style-name="gr9" draw:text-style-name="P29" draw:layer="layout" svg:x1="11.916cm" svg:y1="15.108cm" svg:x2="13.314cm" svg:y2="13.205cm" draw:start-shape="id22" draw:start-glue-point="0" draw:end-shape="id15" draw:end-glue-point="14">
          <text:p text:style-name="P4"/>
        </draw:connector>
        <draw:connector draw:style-name="gr9" draw:text-style-name="P29" draw:layer="layout" svg:x1="8.057cm" svg:y1="14.388cm" svg:x2="11.335cm" svg:y2="13.205cm" draw:start-shape="id23" draw:start-glue-point="0" draw:end-shape="id15" draw:end-glue-point="15">
          <text:p text:style-name="P4"/>
        </draw:connector>
        <draw:connector draw:style-name="gr9" draw:text-style-name="P29" draw:layer="layout" draw:line-skew="-0.681cm" svg:x1="6.457cm" svg:y1="13.699cm" svg:x2="9.909cm" svg:y2="12.585cm" draw:start-shape="id24" draw:start-glue-point="1" draw:end-shape="id15" draw:end-glue-point="5">
          <text:p text:style-name="P4"/>
        </draw:connector>
        <draw:connector draw:style-name="gr9" draw:text-style-name="P29" draw:layer="layout" draw:line-skew="-0.681cm" svg:x1="6.457cm" svg:y1="10.281cm" svg:x2="9.909cm" svg:y2="11.152cm" draw:start-shape="id25" draw:start-glue-point="1" draw:end-shape="id15" draw:end-glue-point="4">
          <text:p text:style-name="P4"/>
        </draw:connector>
        <draw:connector draw:style-name="gr9" draw:text-style-name="P29" draw:layer="layout" svg:x1="8.057cm" svg:y1="9.201cm" svg:x2="11.374cm" svg:y2="10.435cm" draw:start-shape="id26" draw:start-glue-point="2" draw:end-shape="id15" draw:end-glue-point="8">
          <text:p text:style-name="P4"/>
        </draw:connector>
        <presentation:notes draw:style-name="dp2">
          <draw:page-thumbnail draw:style-name="gr1" draw:layer="layout" svg:width="13.706cm" svg:height="10.28cm" svg:x="3.647cm" svg:y="2.853cm" draw:page-number="20" presentation:class="page"/>
          <draw:frame presentation:style-name="pr5" draw:text-style-name="P6" draw:layer="layout" svg:width="14.518cm" svg:height="11.411cm" svg:x="3.249cm" svg:y="14.13cm" presentation:class="notes" presentation:placeholder="true">
            <draw:text-box/>
          </draw:frame>
        </presentation:notes>
      </draw:page>
      <draw:page draw:name="page21"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text:span text:style-name="T5">Interconnect features</text:span></text:p>
          </draw:text-box>
        </draw:frame>
        <draw:frame presentation:style-name="pr6" draw:text-style-name="P30" draw:layer="layout" svg:width="24.369cm" svg:height="15.441cm" svg:x="2.058cm" svg:y="3.728cm" presentation:class="outline" presentation:user-transformed="true">
          <draw:text-box>
            <text:list text:style-name="L3">
              <text:list-item>
                <text:p text:style-name="P30"><text:span text:style-name="T5">CSL interconnect code specifies:</text:span></text:p>
              </text:list-item>
            </text:list>
            <text:list text:style-name="L5">
              <text:list-item>
                <text:list>
                  <text:list-item>
                    <text:p text:style-name="P31"><text:span text:style-name="T5">Design hierarchy </text:span></text:p>
                  </text:list-item>
                </text:list>
              </text:list-item>
            </text:list>
            <text:list text:style-name="L5">
              <text:list-item>
                <text:list>
                  <text:list-item>
                    <text:p text:style-name="P16"><text:span text:style-name="T5">Interconnect objects:</text:span></text:p>
                  </text:list-item>
                </text:list>
              </text:list-item>
            </text:list>
            <text:list text:style-name="L3">
              <text:list-item>
                <text:list>
                  <text:list-item>
                    <text:list>
                      <text:list-item>
                        <text:p text:style-name="P10"><text:span text:style-name="T5">units</text:span></text:p>
                      </text:list-item>
                    </text:list>
                  </text:list-item>
                </text:list>
              </text:list-item>
            </text:list>
            <text:list text:style-name="L3">
              <text:list-item>
                <text:list>
                  <text:list-item>
                    <text:list>
                      <text:list-item>
                        <text:p text:style-name="P10"><text:span text:style-name="T5">ports</text:span></text:p>
                      </text:list-item>
                    </text:list>
                  </text:list-item>
                </text:list>
              </text:list-item>
            </text:list>
            <text:list text:style-name="L3">
              <text:list-item>
                <text:list>
                  <text:list-item>
                    <text:list>
                      <text:list-item>
                        <text:p text:style-name="P10"><text:span text:style-name="T5">interfaces</text:span></text:p>
                      </text:list-item>
                    </text:list>
                  </text:list-item>
                </text:list>
              </text:list-item>
            </text:list>
            <text:list text:style-name="L3">
              <text:list-item>
                <text:list>
                  <text:list-item>
                    <text:list>
                      <text:list-item>
                        <text:p text:style-name="P10"><text:span text:style-name="T5">signals</text:span></text:p>
                      </text:list-item>
                    </text:list>
                  </text:list-item>
                </text:list>
              </text:list-item>
            </text:list>
            <text:list text:style-name="L3">
              <text:list-item>
                <text:list>
                  <text:list-item>
                    <text:list>
                      <text:list-item>
                        <text:p text:style-name="P10"><text:span text:style-name="T5">signal groups</text:span></text:p>
                      </text:list-item>
                    </text:list>
                  </text:list-item>
                </text:list>
              </text:list-item>
            </text:list>
          </draw:text-box>
        </draw:frame>
        <presentation:notes draw:style-name="dp2">
          <draw:page-thumbnail draw:style-name="gr1" draw:layer="layout" svg:width="13.706cm" svg:height="10.28cm" svg:x="3.647cm" svg:y="2.853cm" draw:page-number="21" presentation:class="page"/>
          <draw:frame presentation:style-name="pr5" draw:text-style-name="P6" draw:layer="layout" svg:width="14.518cm" svg:height="11.411cm" svg:x="3.249cm" svg:y="14.13cm" presentation:class="notes" presentation:placeholder="true">
            <draw:text-box/>
          </draw:frame>
        </presentation:notes>
      </draw:page>
      <draw:page draw:name="page22"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text:span text:style-name="T5">CSLC interconnect support</text:span></text:p>
          </draw:text-box>
        </draw:frame>
        <draw:frame presentation:style-name="pr6" draw:text-style-name="P19" draw:layer="layout" svg:width="24.369cm" svg:height="15.441cm" svg:x="2.058cm" svg:y="3.728cm" presentation:class="outline" presentation:user-transformed="true">
          <draw:text-box>
            <text:list text:style-name="L3">
              <text:list-item>
                <text:p text:style-name="P7"><text:span text:style-name="T22">interconnect generation</text:span></text:p>
              </text:list-item>
            </text:list>
            <text:list text:style-name="L3">
              <text:list-item>
                <text:p text:style-name="P7"><text:span text:style-name="T22">generation of RTL and C++ files</text:span></text:p>
              </text:list-item>
            </text:list>
            <text:list text:style-name="L3">
              <text:list-item>
                <text:p text:style-name="P7"><text:span text:style-name="T22">building the interconnect</text:span></text:p>
              </text:list-item>
            </text:list>
          </draw:text-box>
        </draw:frame>
        <presentation:notes draw:style-name="dp2">
          <draw:page-thumbnail draw:style-name="gr1" draw:layer="layout" svg:width="13.706cm" svg:height="10.28cm" svg:x="3.647cm" svg:y="2.853cm" draw:page-number="22" presentation:class="page"/>
          <draw:frame presentation:style-name="pr5" draw:text-style-name="P6" draw:layer="layout" svg:width="14.518cm" svg:height="11.411cm" svg:x="3.249cm" svg:y="14.13cm" presentation:class="notes" presentation:placeholder="true">
            <draw:text-box/>
          </draw:frame>
        </presentation:notes>
      </draw:page>
      <draw:page draw:name="page23"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text:span text:style-name="T5">Building interconnect</text:span></text:p>
          </draw:text-box>
        </draw:frame>
        <draw:frame presentation:style-name="pr6" draw:text-style-name="P19" draw:layer="layout" svg:width="24.369cm" svg:height="15.441cm" svg:x="2.058cm" svg:y="3.728cm" presentation:class="outline" presentation:user-transformed="true">
          <draw:text-box>
            <text:list text:style-name="L3">
              <text:list-item>
                <text:p text:style-name="P32"><text:span text:style-name="T22">instances are connected based on interfaces </text:span></text:p>
              </text:list-item>
            </text:list>
            <text:list text:style-name="L3">
              <text:list-item>
                <text:p text:style-name="P32"><text:span text:style-name="T22">wires are create to connect the instances in the module</text:span></text:p>
              </text:list-item>
            </text:list>
          </draw:text-box>
        </draw:frame>
        <presentation:notes draw:style-name="dp2">
          <draw:page-thumbnail draw:style-name="gr1" draw:layer="layout" svg:width="13.706cm" svg:height="10.28cm" svg:x="3.647cm" svg:y="2.853cm" draw:page-number="23" presentation:class="page"/>
          <draw:frame presentation:style-name="pr5" draw:text-style-name="P6" draw:layer="layout" svg:width="14.518cm" svg:height="11.411cm" svg:x="3.249cm" svg:y="14.13cm" presentation:class="notes" presentation:placeholder="true">
            <draw:text-box/>
          </draw:frame>
        </presentation:notes>
      </draw:page>
      <draw:page draw:name="page24"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Formal to actual name mapping</text:p>
          </draw:text-box>
        </draw:frame>
        <draw:frame presentation:style-name="pr6" draw:text-style-name="P7" draw:layer="layout" svg:width="24.369cm" svg:height="15.441cm" svg:x="2.058cm" svg:y="3.728cm" presentation:class="outline" presentation:user-transformed="true">
          <draw:text-box>
            <text:list text:style-name="L3">
              <text:list-item>
                <text:p text:style-name="P7">CSL supports formal to actual name mappings.</text:p>
              </text:list-item>
            </text:list>
            <text:list text:style-name="L3">
              <text:list-item>
                <text:p text:style-name="P9"/>
              </text:list-item>
            </text:list>
            <text:list text:style-name="L3">
              <text:list-item>
                <text:p text:style-name="P7">The instances have a formal port list which holds the names of the ports in the module port list, and an actual port list which contains the signals or expressions that are connected to each of the formal names. </text:p>
              </text:list-item>
            </text:list>
            <text:list text:style-name="L3">
              <text:list-item>
                <text:p text:style-name="P9"/>
              </text:list-item>
            </text:list>
            <text:list text:style-name="L3">
              <text:list-item>
                <text:p text:style-name="P7">The following is a list of actual types of formal to actual mapping:</text:p>
              </text:list-item>
            </text:list>
            <text:list text:style-name="L7">
              <text:list-item>
                <text:list>
                  <text:list-item>
                    <text:p text:style-name="P33"><text:span text:style-name="T23"/></text:p>
                  </text:list-item>
                </text:list>
              </text:list-item>
            </text:list>
          </draw:text-box>
        </draw:frame>
        <draw:frame draw:style-name="standard" draw:layer="layout" svg:width="13.439cm" svg:height="5.983cm" svg:x="8.392cm" svg:y="12.631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3.706cm" svg:height="10.28cm" svg:x="3.647cm" svg:y="2.853cm" draw:page-number="24" presentation:class="page"/>
          <draw:frame presentation:style-name="pr13" draw:layer="layout" svg:width="14.518cm" svg:height="11.16cm" svg:x="3.249cm" svg:y="14.13cm" presentation:class="notes" presentation:placeholder="true">
            <draw:text-box/>
          </draw:frame>
        </presentation:notes>
      </draw:page>
      <draw:page draw:name="page25" draw:style-name="dp1" draw:master-page-name="cslc_5f_presentation_5f_template1" presentation:presentation-page-layout-name="AL3T3"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Interconnect specification</text:p>
          </draw:text-box>
        </draw:frame>
        <draw:frame presentation:style-name="pr6" draw:text-style-name="P35" draw:layer="layout" svg:width="11.891cm" svg:height="15.441cm" svg:x="2.058cm" svg:y="3.728cm" presentation:class="outline">
          <draw:text-box>
            <text:list text:style-name="L3">
              <text:list-item>
                <text:p text:id="id95" text:style-name="P34"><text:span text:style-name="T24">names of the units/instances</text:span></text:p>
              </text:list-item>
            </text:list>
            <text:list text:style-name="L3">
              <text:list-item>
                <text:p text:style-name="P34"><text:span text:style-name="T24">unit with single port</text:span></text:p>
              </text:list-item>
            </text:list>
            <text:list text:style-name="L3">
              <text:list-item>
                <text:p text:id="id97" text:style-name="P34"><text:span text:style-name="T24"/></text:p>
              </text:list-item>
            </text:list>
            <text:list text:style-name="L3">
              <text:list-item>
                <text:p text:style-name="P34"><text:span text:style-name="T24"/></text:p>
              </text:list-item>
            </text:list>
            <text:list text:style-name="L3">
              <text:list-item>
                <text:p text:id="id98" text:style-name="P34"><text:span text:style-name="T24"/></text:p>
              </text:list-item>
            </text:list>
            <text:list text:style-name="L3">
              <text:list-item>
                <text:p text:style-name="P34"><text:span text:style-name="T24">unit with multiple ports</text:span></text:p>
              </text:list-item>
            </text:list>
            <text:list text:style-name="L3">
              <text:list-item>
                <text:p text:style-name="P34"><text:span text:style-name="T25"/></text:p>
              </text:list-item>
            </text:list>
            <text:list text:style-name="L3">
              <text:list-item>
                <text:p text:style-name="P34"><text:span text:style-name="T25"/></text:p>
              </text:list-item>
            </text:list>
            <text:list text:style-name="L3">
              <text:list-item>
                <text:p text:style-name="P34"><text:span text:style-name="T24"/></text:p>
              </text:list-item>
            </text:list>
            <text:list text:style-name="L3">
              <text:list-item>
                <text:p text:style-name="P34"><text:span text:style-name="T25"/></text:p>
              </text:list-item>
            </text:list>
            <text:list text:style-name="L3">
              <text:list-item>
                <text:p text:id="id99" text:style-name="P34"><text:span text:style-name="T25"/></text:p>
              </text:list-item>
            </text:list>
            <text:list text:style-name="L3">
              <text:list-item>
                <text:p text:style-name="P34"><text:span text:style-name="T25"/></text:p>
              </text:list-item>
            </text:list>
            <text:list text:style-name="L3">
              <text:list-item>
                <text:p text:style-name="P34"><text:span text:style-name="T25"/></text:p>
              </text:list-item>
            </text:list>
            <text:list text:style-name="L3">
              <text:list-item>
                <text:p text:style-name="P34"><text:span text:style-name="T25"/></text:p>
              </text:list-item>
            </text:list>
            <text:list text:style-name="L3">
              <text:list-item>
                <text:p text:style-name="P34"><text:span text:style-name="T24">design hierarchy</text:span></text:p>
              </text:list-item>
            </text:list>
          </draw:text-box>
        </draw:frame>
        <draw:frame presentation:style-name="pr6" draw:text-style-name="P36" draw:layer="layout" svg:width="11.891cm" svg:height="15.441cm" svg:x="10.84cm" svg:y="3.756cm" presentation:class="outline" presentation:user-transformed="true">
          <draw:text-box>
            <text:list text:style-name="L3">
              <text:list-item>
                <text:p text:id="id96" text:style-name="P34"><text:span text:style-name="T26">csl_unit u_ref {</text:span></text:p>
              </text:list-item>
            </text:list>
            <text:list text:style-name="L3">
              <text:list-item>
                <text:p text:style-name="P34"><text:span text:style-name="T27"><text:s text:c="2"/></text:span><text:span text:style-name="T27">csl_port p_ref_out(output, 8);</text:span></text:p>
              </text:list-item>
            </text:list>
            <text:list text:style-name="L3">
              <text:list-item>
                <text:p text:style-name="P34"><text:span text:style-name="T27">};</text:span></text:p>
              </text:list-item>
            </text:list>
            <text:list text:style-name="L3">
              <text:list-item>
                <text:p text:style-name="P34"><text:span text:style-name="T27">csl_unit u_comp {</text:span></text:p>
              </text:list-item>
            </text:list>
            <text:list text:style-name="L3">
              <text:list-item>
                <text:p text:style-name="P34"><text:span text:style-name="T27"><text:s text:c="3"/></text:span><text:span text:style-name="T27">csl_port p_ref_in(input, 8), p_data_in(input,8);</text:span></text:p>
              </text:list-item>
            </text:list>
            <text:list text:style-name="L3">
              <text:list-item>
                <text:p text:style-name="P34"><text:span text:style-name="T27"><text:s text:c="3"/></text:span><text:span text:style-name="T27">csl_port p_valid(output);</text:span></text:p>
              </text:list-item>
            </text:list>
            <text:list text:style-name="L3">
              <text:list-item>
                <text:p text:style-name="P34"><text:span text:style-name="T27">};</text:span></text:p>
              </text:list-item>
            </text:list>
            <text:list text:style-name="L3">
              <text:list-item>
                <text:p text:style-name="P34"><text:span text:style-name="T27">csl_unit u_check {</text:span></text:p>
              </text:list-item>
            </text:list>
            <text:list text:style-name="L3">
              <text:list-item>
                <text:p text:style-name="P34"><text:span text:style-name="T27"><text:s text:c="3"/></text:span><text:span text:style-name="T27">csl_port p_data(input,8);</text:span></text:p>
              </text:list-item>
            </text:list>
            <text:list text:style-name="L3">
              <text:list-item>
                <text:p text:style-name="P34"><text:span text:style-name="T27"><text:s text:c="3"/></text:span><text:span text:style-name="T27">csl_port p_valid(output);</text:span></text:p>
              </text:list-item>
            </text:list>
            <text:list text:style-name="L3">
              <text:list-item>
                <text:p text:style-name="P34"><text:span text:style-name="T27"><text:s text:c="3"/></text:span><text:span text:style-name="T27">csl_signal sgn_ref_data;</text:span></text:p>
              </text:list-item>
            </text:list>
            <text:list text:style-name="L3">
              <text:list-item>
                <text:p text:style-name="P34"><text:span text:style-name="T27"><text:s text:c="3"/></text:span><text:span text:style-name="T27">u_ref ref1(.p_ref_out(sgn_ref_data));</text:span></text:p>
              </text:list-item>
            </text:list>
            <text:list text:style-name="L3">
              <text:list-item>
                <text:p text:style-name="P34"><text:span text:style-name="T27"><text:s text:c="3"/></text:span><text:span text:style-name="T27">u_comp comp1(.p_ref_in(sgn_ref_data),.p_data_in(p_data), .p_valid(p_valid));</text:span></text:p>
              </text:list-item>
            </text:list>
            <text:list text:style-name="L3">
              <text:list-item>
                <text:p text:style-name="P34"><text:span text:style-name="T27"/></text:p>
              </text:list-item>
            </text:list>
            <text:list text:style-name="L3">
              <text:list-item>
                <text:p text:style-name="P34"><text:span text:style-name="T27"><text:s text:c="3"/></text:span><text:span text:style-name="T27">u_check() {</text:span></text:p>
              </text:list-item>
            </text:list>
            <text:list text:style-name="L3">
              <text:list-item>
                <text:p text:style-name="P34"><text:span text:style-name="T27"><text:s text:c="6"/></text:span><text:span text:style-name="T27">sgn_ref_data.set_width(8);</text:span></text:p>
              </text:list-item>
            </text:list>
            <text:list text:style-name="L3">
              <text:list-item>
                <text:p text:style-name="P34"><text:span text:style-name="T27"><text:s text:c="5"/></text:span><text:span text:style-name="T27">}</text:span></text:p>
              </text:list-item>
            </text:list>
            <text:list text:style-name="L3">
              <text:list-item>
                <text:p text:style-name="P34"><text:span text:style-name="T27">};</text:span></text:p>
              </text:list-item>
            </text:list>
          </draw:text-box>
        </draw:frame>
        <draw:rect draw:style-name="gr10" draw:text-style-name="P26" draw:layer="layout" svg:width="15.5cm" svg:height="14.715cm" svg:x="10.5cm" svg:y="3.713cm">
          <text:p text:style-name="P4"/>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seq>
        </anim:par>
        <presentation:notes draw:style-name="dp2">
          <draw:page-thumbnail draw:style-name="gr1" draw:layer="layout" svg:width="13.706cm" svg:height="10.28cm" svg:x="3.647cm" svg:y="2.853cm" draw:page-number="25" presentation:class="page"/>
          <draw:frame presentation:style-name="pr5" draw:text-style-name="P6" draw:layer="layout" svg:width="14.518cm" svg:height="11.411cm" svg:x="3.249cm" svg:y="14.13cm" presentation:class="notes" presentation:placeholder="true">
            <draw:text-box/>
          </draw:frame>
        </presentation:notes>
      </draw:page>
      <draw:page draw:name="page26"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Interconnect specification</text:p>
          </draw:text-box>
        </draw:frame>
        <draw:frame presentation:style-name="pr14" draw:text-style-name="P37" draw:layer="layout" svg:width="16.015cm" svg:height="15.428cm" svg:x="10.445cm" svg:y="4.263cm" presentation:class="outline" presentation:user-transformed="true">
          <draw:text-box>
            <text:list text:style-name="L3">
              <text:list-item>
                <text:p text:id="id100" text:style-name="P34"><text:span text:style-name="T26">csl_unit u_ref {</text:span></text:p>
              </text:list-item>
            </text:list>
            <text:list text:style-name="L3">
              <text:list-item>
                <text:p text:style-name="P34"><text:span text:style-name="T27"><text:s text:c="2"/></text:span><text:span text:style-name="T27">csl_port p_ref_out(output, 8);</text:span></text:p>
              </text:list-item>
            </text:list>
            <text:list text:style-name="L3">
              <text:list-item>
                <text:p text:style-name="P34"><text:span text:style-name="T27">};</text:span></text:p>
              </text:list-item>
            </text:list>
            <text:list text:style-name="L3">
              <text:list-item>
                <text:p text:style-name="P34"><text:span text:style-name="T27">csl_unit u_comp {</text:span></text:p>
              </text:list-item>
            </text:list>
            <text:list text:style-name="L3">
              <text:list-item>
                <text:p text:style-name="P34"><text:span text:style-name="T27"><text:s text:c="3"/></text:span><text:span text:style-name="T27">csl_port p_ref_in(input, 8), p_data_in(input,8);</text:span></text:p>
              </text:list-item>
            </text:list>
            <text:list text:style-name="L3">
              <text:list-item>
                <text:p text:style-name="P34"><text:span text:style-name="T27"><text:s text:c="3"/></text:span><text:span text:style-name="T27">csl_port p_valid(output);</text:span></text:p>
              </text:list-item>
            </text:list>
            <text:list text:style-name="L3">
              <text:list-item>
                <text:p text:style-name="P34"><text:span text:style-name="T27">};</text:span></text:p>
              </text:list-item>
            </text:list>
            <text:list text:style-name="L3">
              <text:list-item>
                <text:p text:style-name="P34"><text:span text:style-name="T27">csl_unit u_check {</text:span></text:p>
              </text:list-item>
            </text:list>
            <text:list text:style-name="L3">
              <text:list-item>
                <text:p text:style-name="P34"><text:span text:style-name="T27"><text:s text:c="3"/></text:span><text:span text:style-name="T27">csl_port p_data(input,8);</text:span></text:p>
              </text:list-item>
            </text:list>
            <text:list text:style-name="L3">
              <text:list-item>
                <text:p text:style-name="P34"><text:span text:style-name="T27"><text:s text:c="3"/></text:span><text:span text:style-name="T27">csl_port p_valid(output);</text:span></text:p>
              </text:list-item>
            </text:list>
            <text:list text:style-name="L3">
              <text:list-item>
                <text:p text:style-name="P34"><text:span text:style-name="T27"><text:s text:c="3"/></text:span><text:span text:style-name="T27">csl_signal sgn_ref_data;</text:span></text:p>
              </text:list-item>
            </text:list>
            <text:list text:style-name="L3">
              <text:list-item>
                <text:p text:style-name="P34"><text:span text:style-name="T27"><text:s text:c="3"/></text:span><text:span text:style-name="T27">u_ref ref1(.p_ref_out(sgn_ref_data));</text:span></text:p>
              </text:list-item>
            </text:list>
            <text:list text:style-name="L3">
              <text:list-item>
                <text:p text:style-name="P34"><text:span text:style-name="T27"><text:s text:c="3"/></text:span><text:span text:style-name="T27">u_comp comp1(.p_ref_in(sgn_ref_data),.p_data_in(p_data), .p_valid(p_valid));</text:span></text:p>
              </text:list-item>
            </text:list>
            <text:list text:style-name="L3">
              <text:list-item>
                <text:p text:style-name="P34"><text:span text:style-name="T27"/></text:p>
              </text:list-item>
            </text:list>
            <text:list text:style-name="L3">
              <text:list-item>
                <text:p text:style-name="P34"><text:span text:style-name="T27"><text:s text:c="3"/></text:span><text:span text:style-name="T27">u_check() {</text:span></text:p>
              </text:list-item>
            </text:list>
            <text:list text:style-name="L3">
              <text:list-item>
                <text:p text:style-name="P34"><text:span text:style-name="T27"><text:s text:c="6"/></text:span><text:span text:style-name="T27">sgn_ref_data.set_width(8);</text:span></text:p>
              </text:list-item>
            </text:list>
            <text:list text:style-name="L3">
              <text:list-item>
                <text:p text:style-name="P34"><text:span text:style-name="T27"><text:s text:c="5"/></text:span><text:span text:style-name="T27">}</text:span></text:p>
              </text:list-item>
            </text:list>
            <text:list text:style-name="L3">
              <text:list-item>
                <text:p text:style-name="P34"><text:span text:style-name="T27">};</text:span></text:p>
              </text:list-item>
            </text:list>
          </draw:text-box>
        </draw:frame>
        <draw:custom-shape draw:style-name="gr11" draw:text-style-name="P38" draw:layer="layout" svg:width="5.335cm" svg:height="1.963cm" svg:x="3.372cm" svg:y="3.713cm">
          <text:p text:style-name="P27"><text:span text:style-name="T28">Unit declaration</text:span></text:p>
          <draw:enhanced-geometry svg:viewBox="0 0 21600 21600" draw:glue-points="10800 0 0 10800 10800 21600 21600 10800 ?f40 ?f41" draw:text-areas="0 0 21600 21600" draw:type="rectangular-callout" draw:modifiers="28509.8950524738 11272.91242362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38" draw:layer="layout" svg:width="5.335cm" svg:height="1.963cm" svg:x="3.372cm" svg:y="7.042cm">
          <text:p text:style-name="P27"><text:span text:style-name="T28">Adding ports</text:span></text:p>
          <draw:enhanced-geometry svg:viewBox="0 0 21600 21600" draw:glue-points="10800 0 0 10800 10800 21600 21600 10800 ?f40 ?f41" draw:text-areas="0 0 21600 21600" draw:type="rectangular-callout" draw:modifiers="28509.8950524738 11272.91242362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38" draw:layer="layout" svg:width="5.335cm" svg:height="4.56cm" svg:x="3.372cm" svg:y="9.856cm">
          <text:p text:style-name="P27"><text:span text:style-name="T28">Instantiating units. Connection done by <text:s/>formal to actual mapping</text:span></text:p>
          <draw:enhanced-geometry svg:viewBox="0 0 21600 21600" draw:glue-points="10800 0 0 10800 10800 21600 21600 10800 ?f40 ?f41" draw:text-areas="0 0 21600 21600" draw:type="rectangular-callout" draw:modifiers="29898.3508245877 17408.81385661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38" draw:layer="layout" svg:width="5.335cm" svg:height="1.963cm" svg:x="3.33cm" svg:y="15.156cm">
          <text:p text:style-name="P27"><text:span text:style-name="T28">CSL object settings</text:span></text:p>
          <draw:enhanced-geometry svg:viewBox="0 0 21600 21600" draw:glue-points="10800 0 0 10800 10800 21600 21600 10800 ?f40 ?f41" draw:text-areas="0 0 21600 21600" draw:type="rectangular-callout" draw:modifiers="28509.8950524738 11272.91242362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2">
          <draw:page-thumbnail draw:style-name="gr1" draw:layer="layout" svg:width="13.706cm" svg:height="10.28cm" svg:x="3.647cm" svg:y="2.853cm" draw:page-number="26" presentation:class="page"/>
          <draw:frame presentation:style-name="pr5" draw:text-style-name="P6" draw:layer="layout" svg:width="14.518cm" svg:height="11.411cm" svg:x="3.249cm" svg:y="14.13cm" presentation:class="notes" presentation:placeholder="true">
            <draw:text-box/>
          </draw:frame>
        </presentation:notes>
      </draw:page>
      <draw:page draw:name="page27" draw:style-name="dp1" draw:master-page-name="cslc_5f_presentation_5f_template1" presentation:presentation-page-layout-name="AL3T3"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Verilog code</text:p>
          </draw:text-box>
        </draw:frame>
        <draw:frame presentation:style-name="pr6" draw:text-style-name="P40" draw:layer="layout" svg:width="11.891cm" svg:height="15.441cm" svg:x="2.058cm" svg:y="3.728cm" presentation:class="outline" presentation:user-transformed="true">
          <draw:text-box>
            <text:list text:style-name="L3">
              <text:list-item>
                <text:p text:style-name="P39"><text:span text:style-name="T29">module u_ref(p_ref_out);</text:span></text:p>
              </text:list-item>
            </text:list>
            <text:list text:style-name="L3">
              <text:list-item>
                <text:p text:style-name="P39"><text:span text:style-name="T29"><text:s text:c="2"/></text:span><text:span text:style-name="T29">output [7:0] p_ref_out;</text:span></text:p>
              </text:list-item>
            </text:list>
            <text:list text:style-name="L3">
              <text:list-item>
                <text:p text:style-name="P39"><text:span text:style-name="T29">endmodule</text:span></text:p>
              </text:list-item>
            </text:list>
            <text:list text:style-name="L3">
              <text:list-item>
                <text:p text:style-name="P39"><text:span text:style-name="T29"/></text:p>
              </text:list-item>
            </text:list>
            <text:list text:style-name="L3">
              <text:list-item>
                <text:p text:style-name="P39"><text:span text:style-name="T29">module u_comp(p_ref_in,</text:span></text:p>
              </text:list-item>
            </text:list>
            <text:list text:style-name="L3">
              <text:list-item>
                <text:p text:style-name="P39"><text:span text:style-name="T29"><text:s text:c="27"/></text:span><text:span text:style-name="T29">p_data_in,</text:span></text:p>
              </text:list-item>
            </text:list>
            <text:list text:style-name="L3">
              <text:list-item>
                <text:p text:style-name="P39"><text:span text:style-name="T29"><text:s text:c="27"/></text:span><text:span text:style-name="T29">p_valid);</text:span></text:p>
              </text:list-item>
            </text:list>
            <text:list text:style-name="L3">
              <text:list-item>
                <text:p text:style-name="P39"><text:span text:style-name="T29"><text:s text:c="2"/></text:span><text:span text:style-name="T29">input [7:0] p_ref_in;</text:span></text:p>
              </text:list-item>
            </text:list>
            <text:list text:style-name="L3">
              <text:list-item>
                <text:p text:style-name="P39"><text:span text:style-name="T29"><text:s text:c="2"/></text:span><text:span text:style-name="T29">input [7:0] p_data_in;</text:span></text:p>
              </text:list-item>
            </text:list>
            <text:list text:style-name="L3">
              <text:list-item>
                <text:p text:style-name="P39"><text:span text:style-name="T29"><text:s text:c="2"/></text:span><text:span text:style-name="T29">output [0:0] p_valid;</text:span></text:p>
              </text:list-item>
            </text:list>
            <text:list text:style-name="L3">
              <text:list-item>
                <text:p text:style-name="P39"><text:span text:style-name="T29">endmodule</text:span></text:p>
              </text:list-item>
            </text:list>
            <text:list text:style-name="L3">
              <text:list-item>
                <text:p text:style-name="P39"><text:span text:style-name="T29"/></text:p>
              </text:list-item>
            </text:list>
            <text:list text:style-name="L3">
              <text:list-item>
                <text:p text:style-name="P39"><text:span text:style-name="T29">module u_check(p_data,</text:span></text:p>
              </text:list-item>
            </text:list>
            <text:list text:style-name="L3">
              <text:list-item>
                <text:p text:style-name="P39"><text:span text:style-name="T29"><text:s text:c="27"/></text:span><text:span text:style-name="T29">p_valid);</text:span></text:p>
              </text:list-item>
            </text:list>
            <text:list text:style-name="L3">
              <text:list-item>
                <text:p text:style-name="P39"><text:span text:style-name="T29"><text:s text:c="2"/></text:span><text:span text:style-name="T29">input [7:0] p_data;</text:span></text:p>
              </text:list-item>
            </text:list>
            <text:list text:style-name="L3">
              <text:list-item>
                <text:p text:style-name="P39"><text:span text:style-name="T29"><text:s/></text:span></text:p>
              </text:list-item>
            </text:list>
          </draw:text-box>
        </draw:frame>
        <draw:frame presentation:style-name="pr6" draw:text-style-name="P39" draw:layer="layout" svg:width="11.891cm" svg:height="15.441cm" svg:x="14.544cm" svg:y="3.728cm" presentation:class="outline">
          <draw:text-box>
            <text:list text:style-name="L3">
              <text:list-item>
                <text:p text:style-name="P39"><text:span text:style-name="T29"><text:s text:c="2"/></text:span><text:span text:style-name="T29">output [0:0] p_valid;</text:span></text:p>
              </text:list-item>
            </text:list>
            <text:list text:style-name="L3">
              <text:list-item>
                <text:p text:style-name="P39"><text:span text:style-name="T29">wire [7:0] sgn_ref_data;</text:span></text:p>
              </text:list-item>
            </text:list>
            <text:list text:style-name="L3">
              <text:list-item>
                <text:p text:style-name="P39"><text:span text:style-name="T29"><text:s text:c="2"/></text:span><text:span text:style-name="T29">u_ref ref1(.p_ref_out(sgn_ref_data));</text:span></text:p>
              </text:list-item>
            </text:list>
            <text:list text:style-name="L3">
              <text:list-item>
                <text:p text:style-name="P39"><text:span text:style-name="T29"><text:s text:c="2"/></text:span><text:span text:style-name="T29">u_comp comp1(.p_data_in(p_data),</text:span></text:p>
              </text:list-item>
            </text:list>
            <text:list text:style-name="L3">
              <text:list-item>
                <text:p text:style-name="P39"><text:span text:style-name="T29"><text:s text:c="10"/></text:span><text:span text:style-name="T29">.p_ref_in(sgn_ref_data),</text:span></text:p>
              </text:list-item>
            </text:list>
            <text:list text:style-name="L3">
              <text:list-item>
                <text:p text:style-name="P39"><text:span text:style-name="T29"><text:s text:c="10"/></text:span><text:span text:style-name="T29">.p_valid(p_valid));</text:span></text:p>
              </text:list-item>
            </text:list>
            <text:list text:style-name="L3">
              <text:list-item>
                <text:p text:style-name="P39"><text:span text:style-name="T29">endmodule</text:span></text:p>
              </text:list-item>
            </text:list>
            <text:list text:style-name="L3">
              <text:list-item>
                <text:p text:style-name="P39"><text:span text:style-name="T29"/></text:p>
              </text:list-item>
            </text:list>
          </draw:text-box>
        </draw:frame>
        <presentation:notes draw:style-name="dp2">
          <draw:page-thumbnail draw:style-name="gr1" draw:layer="layout" svg:width="13.706cm" svg:height="10.28cm" svg:x="3.647cm" svg:y="2.853cm" draw:page-number="27" presentation:class="page"/>
          <draw:frame presentation:style-name="pr5" draw:text-style-name="P6" draw:layer="layout" svg:width="14.518cm" svg:height="11.411cm" svg:x="3.249cm" svg:y="14.13cm" presentation:class="notes" presentation:placeholder="true">
            <draw:text-box/>
          </draw:frame>
        </presentation:notes>
      </draw:page>
      <draw:page draw:name="page28"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Specification with interconnect</text:p>
          </draw:text-box>
        </draw:frame>
        <draw:rect draw:style-name="gr12" draw:text-style-name="P26" draw:layer="layout" svg:width="11.649cm" svg:height="13cm" svg:x="15.179cm" svg:y="5cm">
          <text:p text:style-name="P4"/>
        </draw:rect>
        <draw:rect draw:style-name="gr13" draw:text-style-name="P38" draw:id="id108" draw:layer="layout" svg:width="9.908cm" svg:height="5.404cm" svg:x="16.084cm" svg:y="11.096cm">
          <text:p text:id="id109" text:style-name="P27"><text:span text:style-name="T28">check</text:span></text:p>
        </draw:rect>
        <draw:frame presentation:style-name="pr6" draw:text-style-name="P42" draw:layer="layout" svg:width="24.369cm" svg:height="15.441cm" svg:x="2.058cm" svg:y="3.728cm" presentation:class="outline">
          <draw:text-box>
            <text:list text:style-name="L3">
              <text:list-item>
                <text:p text:id="id101" text:style-name="P23"><text:span text:style-name="T30">csl_unit</text:span><text:span text:style-name="T31"> u_</text:span><text:span text:style-name="T32">ref,</text:span></text:p>
              </text:list-item>
            </text:list>
            <text:list text:style-name="L3">
              <text:list-item>
                <text:list>
                  <text:list-item>
                    <text:list>
                      <text:list-item>
                        <text:p text:id="id104" text:style-name="P41"><text:span text:style-name="T32"><text:s/></text:span><text:span text:style-name="T32">u_comp,</text:span></text:p>
                      </text:list-item>
                    </text:list>
                  </text:list-item>
                </text:list>
              </text:list-item>
            </text:list>
            <text:list text:style-name="L3">
              <text:list-item>
                <text:list>
                  <text:list-item>
                    <text:list>
                      <text:list-item>
                        <text:p text:id="id107" text:style-name="P41"><text:span text:style-name="T32"><text:s/></text:span><text:span text:style-name="T32">u_check;</text:span></text:p>
                      </text:list-item>
                    </text:list>
                  </text:list-item>
                </text:list>
              </text:list-item>
            </text:list>
            <text:list text:style-name="L3">
              <text:list-item>
                <text:p text:style-name="P23"><text:span text:style-name="T32"/></text:p>
              </text:list-item>
            </text:list>
            <text:list text:style-name="L3">
              <text:list-item>
                <text:p text:id="id110" text:style-name="P23"><text:span text:style-name="T32">u_ref.</text:span><text:span text:style-name="T30">add_port</text:span><text:span text:style-name="T31">(output,</text:span><text:span text:style-name="T32">8,p_ref_out</text:span><text:span text:style-name="T31">);</text:span></text:p>
              </text:list-item>
            </text:list>
            <text:list text:style-name="L3">
              <text:list-item>
                <text:p text:id="id114" text:style-name="P23"><text:span text:style-name="T32">u_comp.</text:span><text:span text:style-name="T30">add_port_list</text:span><text:span text:style-name="T31">(input,</text:span><text:span text:style-name="T32">8,</text:span></text:p>
              </text:list-item>
            </text:list>
            <text:list text:style-name="L3">
              <text:list-item>
                <text:p text:id="id115" text:style-name="P23"><text:span text:style-name="T31">csl_list(p_</text:span><text:span text:style-name="T32">ref_in, p_data_in</text:span><text:span text:style-name="T31">));</text:span></text:p>
              </text:list-item>
            </text:list>
            <text:list text:style-name="L3">
              <text:list-item>
                <text:p text:id="id120" text:style-name="P23"><text:span text:style-name="T32">u_comp.</text:span><text:span text:style-name="T30">add_port</text:span><text:span text:style-name="T31">(output, p_</text:span><text:span text:style-name="T32">valid</text:span><text:span text:style-name="T31">);</text:span></text:p>
              </text:list-item>
            </text:list>
            <text:list text:style-name="L3">
              <text:list-item>
                <text:p text:id="id124" text:style-name="P23"><text:span text:style-name="T31">u_</text:span><text:span text:style-name="T32">check()</text:span><text:span text:style-name="T31">{</text:span></text:p>
              </text:list-item>
            </text:list>
            <text:list text:style-name="L3">
              <text:list-item>
                <text:p text:style-name="P23"><text:span text:style-name="T30">add_port</text:span><text:span text:style-name="T31">(input, </text:span><text:span text:style-name="T32">8, p_data</text:span><text:span text:style-name="T31">);</text:span></text:p>
              </text:list-item>
            </text:list>
            <text:list text:style-name="L3">
              <text:list-item>
                <text:p text:id="id128" text:style-name="P23"><text:span text:style-name="T30">add_port</text:span><text:span text:style-name="T31">(output, p_</text:span><text:span text:style-name="T32">valid</text:span><text:span text:style-name="T31">);</text:span></text:p>
              </text:list-item>
            </text:list>
            <text:list text:style-name="L3">
              <text:list-item>
                <text:p text:id="id131" text:style-name="P23"><text:span text:style-name="T30">csl_signal</text:span><text:span text:style-name="T31"> sgn_</text:span><text:span text:style-name="T32">ref_data;</text:span></text:p>
              </text:list-item>
            </text:list>
            <text:list text:style-name="L3">
              <text:list-item>
                <text:p text:id="id132" text:style-name="P23"><text:span text:style-name="T32">sgn_ref_data.</text:span><text:span text:style-name="T30">set_width</text:span><text:span text:style-name="T31">(</text:span><text:span text:style-name="T32">8</text:span><text:span text:style-name="T31">)</text:span><text:span text:style-name="T32">;</text:span></text:p>
              </text:list-item>
            </text:list>
            <text:list text:style-name="L3">
              <text:list-item>
                <text:p text:id="id133" text:style-name="P23"><text:span text:style-name="T30">add_instance</text:span><text:span text:style-name="T31">(</text:span><text:span text:style-name="T32">ref0, </text:span></text:p>
              </text:list-item>
            </text:list>
            <text:list text:style-name="L3">
              <text:list-item>
                <text:p text:style-name="P23"><text:span text:style-name="T32">u_ref(.p_ref_out(sgn_ref_data))</text:span><text:span text:style-name="T31">);</text:span></text:p>
              </text:list-item>
            </text:list>
            <text:list text:style-name="L3">
              <text:list-item>
                <text:p text:style-name="P23"><text:span text:style-name="T30">add_instance</text:span><text:span text:style-name="T31">(</text:span><text:span text:style-name="T32">comp0, </text:span></text:p>
              </text:list-item>
            </text:list>
            <text:list text:style-name="L3">
              <text:list-item>
                <text:p text:style-name="P23"><text:span text:style-name="T32">comp(.p_ref_in(sgn_ref_data),</text:span></text:p>
              </text:list-item>
            </text:list>
            <text:list text:style-name="L3">
              <text:list-item>
                <text:p text:style-name="P23"><text:span text:style-name="T32">.p_data_in(p_data),.p_valid(p_valid))</text:span></text:p>
              </text:list-item>
            </text:list>
            <text:list text:style-name="L3">
              <text:list-item>
                <text:p text:style-name="P23"><text:span text:style-name="T31">);</text:span></text:p>
              </text:list-item>
            </text:list>
            <text:list text:style-name="L3">
              <text:list-item>
                <text:p text:style-name="P23"><text:span text:style-name="T33">}</text:span></text:p>
              </text:list-item>
            </text:list>
          </draw:text-box>
        </draw:frame>
        <draw:rect draw:style-name="gr14" draw:text-style-name="P38" draw:id="id27" draw:layer="layout" svg:width="3.413cm" svg:height="2.472cm" svg:x="17.079cm" svg:y="12.698cm">
          <text:p text:id="id129" text:style-name="P27"><text:span text:style-name="T34">p_ref_out</text:span></text:p>
          <text:p text:style-name="P27"><text:span text:style-name="T35"/></text:p>
          <text:p text:id="id130" text:style-name="P27"><text:span text:style-name="T28">ref0</text:span></text:p>
        </draw:rect>
        <draw:rect draw:style-name="gr14" draw:text-style-name="P38" draw:id="id28" draw:layer="layout" svg:width="3.413cm" svg:height="2.472cm" svg:x="21.606cm" svg:y="12.733cm">
          <draw:glue-point draw:id="4" svg:x="2.853cm" svg:y="-4.858cm"/>
          <draw:glue-point draw:id="5" svg:x="-2.552cm" svg:y="-4.72cm"/>
          <text:p text:id="id134" text:style-name="P27"><text:span text:style-name="T35">p_ref_in <text:s text:c="3"/>p_data_in</text:span></text:p>
          <text:p text:style-name="P27"><text:span text:style-name="T35"/></text:p>
          <text:p text:id="id135" text:style-name="P27"><text:span text:style-name="T28">comp0</text:span></text:p>
          <text:p text:id="id136" text:style-name="P27"><text:span text:style-name="T35">p_valid</text:span></text:p>
        </draw:rect>
        <draw:connector draw:style-name="gr15" draw:text-style-name="P26" draw:id="id123" draw:layer="layout" svg:x1="18.785cm" svg:y1="12.698cm" svg:x2="22.442cm" svg:y2="12.803cm" draw:start-shape="id27" draw:start-glue-point="0" draw:end-shape="id28" draw:end-glue-point="5">
          <text:p text:style-name="P4"/>
        </draw:connector>
        <draw:connector draw:style-name="gr15" draw:text-style-name="P26" draw:id="id138" draw:layer="layout" draw:type="line" svg:x1="24.286cm" svg:y1="10.157cm" svg:x2="24.285cm" svg:y2="12.769cm" draw:end-shape="id28" draw:end-glue-point="4">
          <text:p text:style-name="P4"/>
        </draw:connector>
        <draw:polyline draw:style-name="gr16" draw:text-style-name="P26" draw:id="id139" draw:layer="layout" svg:width="0.383cm" svg:height="0.314cm" svg:x="24.112cm" svg:y="11.514cm" svg:viewBox="0 0 384 315" draw:points="0,314 383,0">
          <text:p text:style-name="P4"/>
        </draw:polyline>
        <draw:polyline draw:style-name="gr16" draw:text-style-name="P26" draw:id="id125" draw:layer="layout" svg:width="0.383cm" svg:height="0.348cm" svg:x="20.422cm" svg:y="12.071cm" svg:viewBox="0 0 384 349" draw:points="0,348 383,0">
          <text:p text:style-name="P4"/>
        </draw:polyline>
        <draw:rect draw:style-name="gr17" draw:text-style-name="P43" draw:id="id126" draw:layer="layout" svg:width="0.731cm" svg:height="0.696cm" svg:x="20.735cm" svg:y="11.476cm">
          <text:p text:id="id127" text:style-name="P27"><text:span text:style-name="T35">8</text:span></text:p>
        </draw:rect>
        <draw:rect draw:style-name="gr17" draw:text-style-name="P43" draw:id="id140" draw:layer="layout" svg:width="0.731cm" svg:height="0.661cm" svg:x="24.599cm" svg:y="11.375cm">
          <text:p text:style-name="P27"><text:span text:style-name="T35">8</text:span></text:p>
        </draw:rect>
        <draw:connector draw:style-name="gr15" draw:text-style-name="P26" draw:id="id137" draw:layer="layout" draw:type="line" svg:x1="23.312cm" svg:y1="15.205cm" svg:x2="23.311cm" svg:y2="16.98cm" draw:start-shape="id28" draw:start-glue-point="2">
          <text:p text:style-name="P4"/>
        </draw:connector>
        <draw:rect draw:style-name="gr18" draw:text-style-name="P43" draw:id="id116" draw:layer="layout" svg:width="1.421cm" svg:height="0.801cm" svg:x="22.579cm" svg:y="11.199cm">
          <text:p text:id="id117" text:style-name="P27"><text:span text:style-name="T35">p_data</text:span></text:p>
        </draw:rect>
        <draw:rect draw:style-name="gr18" draw:text-style-name="P43" draw:id="id118" draw:layer="layout" svg:width="1.518cm" svg:height="0.801cm" svg:x="23.5cm" svg:y="15.5cm">
          <text:p text:id="id119" text:style-name="P27"><text:span text:style-name="T35">p_valid</text:span></text:p>
        </draw:rect>
        <draw:rect draw:style-name="gr14" draw:text-style-name="P38" draw:id="id102" draw:layer="layout" svg:width="3.413cm" svg:height="2.472cm" svg:x="17.087cm" svg:y="6.528cm">
          <text:p text:id="id111" text:style-name="P27"><text:span text:style-name="T35">p_ref_out</text:span></text:p>
          <text:p text:style-name="P27"><text:span text:style-name="T35"/></text:p>
          <text:p text:id="id103" text:style-name="P27"><text:span text:style-name="T28">u_ref</text:span></text:p>
        </draw:rect>
        <draw:rect draw:style-name="gr14" draw:text-style-name="P38" draw:id="id105" draw:layer="layout" svg:width="3.413cm" svg:height="2.472cm" svg:x="21.5cm" svg:y="6.5cm">
          <draw:glue-point draw:id="4" svg:x="2.853cm" svg:y="-4.858cm"/>
          <draw:glue-point draw:id="5" svg:x="-2.552cm" svg:y="-4.72cm"/>
          <text:p text:id="id112" text:style-name="P27"><text:span text:style-name="T35">p_ref_in <text:s text:c="3"/>p_data_in</text:span></text:p>
          <text:p text:style-name="P27"><text:span text:style-name="T35"/></text:p>
          <text:p text:id="id106" text:style-name="P27"><text:span text:style-name="T28">u_comp</text:span></text:p>
          <text:p text:id="id113" text:style-name="P27"><text:span text:style-name="T35">p_valid</text:span></text:p>
        </draw:rect>
        <draw:rect draw:style-name="gr17" draw:text-style-name="P43" draw:id="id121" draw:layer="layout" svg:width="2.195cm" svg:height="0.661cm" svg:x="18.305cm" svg:y="11.498cm">
          <text:p text:id="id122" text:style-name="P27"><text:span text:style-name="T35">sgn_ref_data</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111" anim:sub-item="text" smil:type="dissolve" smil:mode="out"/>
                  <anim:set smil:begin="0.499s" smil:dur="0.001s" smil:fill="hold" smil:targetElement="id111" anim:sub-item="text" smil:attributeName="visibility" smil:to="hidden"/>
                </anim:par>
                <anim:par smil:begin="0s" smil:fill="hold" presentation:node-type="with-previous" presentation:preset-class="exit" presentation:preset-id="ooo-exit-dissolve">
                  <anim:transitionFilter smil:dur="0.5s" smil:targetElement="id103" anim:sub-item="text" smil:type="dissolve" smil:mode="out"/>
                  <anim:set smil:begin="0.499s" smil:dur="0.001s" smil:fill="hold" smil:targetElement="id103" anim:sub-item="text" smil:attributeName="visibility" smil:to="hidden"/>
                </anim:par>
                <anim:par smil:begin="0s" smil:fill="hold" presentation:node-type="with-previous" presentation:preset-class="exit" presentation:preset-id="ooo-exit-dissolve">
                  <anim:transitionFilter smil:dur="0.5s" smil:targetElement="id102" smil:type="dissolve" smil:mode="out"/>
                  <anim:set smil:begin="0.499s" smil:dur="0.001s" smil:fill="hold" smil:targetElement="id102" smil:attributeName="visibility" smil:to="hidden"/>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129" anim:sub-item="text" smil:attributeName="visibility" smil:to="visible"/>
                  <anim:transitionFilter smil:dur="0.5s" smil:targetElement="id129" anim:sub-item="text" smil:type="dissolve"/>
                </anim:par>
                <anim:par smil:begin="0s" smil:fill="hold" presentation:node-type="with-previous" presentation:preset-class="entrance" presentation:preset-id="ooo-entrance-dissolve-in">
                  <anim:set smil:begin="0s" smil:dur="0.001s" smil:fill="hold" smil:targetElement="id130" anim:sub-item="text" smil:attributeName="visibility" smil:to="visible"/>
                  <anim:transitionFilter smil:dur="0.5s" smil:targetElement="id130" anim:sub-item="text"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smil:begin="0s" smil:fill="hold" presentation:node-type="with-previous" presentation:preset-class="entrance" presentation:preset-id="ooo-entrance-appear">
                  <anim:set smil:begin="0s" smil:dur="0.001s" smil:fill="hold" smil:targetElement="id132" anim:sub-item="text" smil:attributeName="visibility" smil:to="visible"/>
                </anim:par>
                <anim:par smil:begin="0s" smil:fill="hold" presentation:node-type="with-previous"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112" anim:sub-item="text" smil:type="dissolve" smil:mode="out"/>
                  <anim:set smil:begin="0.499s" smil:dur="0.001s" smil:fill="hold" smil:targetElement="id112" anim:sub-item="text" smil:attributeName="visibility" smil:to="hidden"/>
                </anim:par>
                <anim:par smil:begin="0s" smil:fill="hold" presentation:node-type="with-previous" presentation:preset-class="exit" presentation:preset-id="ooo-exit-dissolve">
                  <anim:transitionFilter smil:dur="0.5s" smil:targetElement="id106" anim:sub-item="text" smil:type="dissolve" smil:mode="out"/>
                  <anim:set smil:begin="0.499s" smil:dur="0.001s" smil:fill="hold" smil:targetElement="id106" anim:sub-item="text" smil:attributeName="visibility" smil:to="hidden"/>
                </anim:par>
                <anim:par smil:begin="0s" smil:fill="hold" presentation:node-type="with-previous" presentation:preset-class="exit" presentation:preset-id="ooo-exit-dissolve">
                  <anim:transitionFilter smil:dur="0.5s" smil:targetElement="id113" anim:sub-item="text" smil:type="dissolve" smil:mode="out"/>
                  <anim:set smil:begin="0.499s" smil:dur="0.001s" smil:fill="hold" smil:targetElement="id113" anim:sub-item="text" smil:attributeName="visibility" smil:to="hidden"/>
                </anim:par>
                <anim:par smil:begin="0s" smil:fill="hold" presentation:node-type="with-previous" presentation:preset-class="exit" presentation:preset-id="ooo-exit-dissolve">
                  <anim:transitionFilter smil:dur="0.5s" smil:targetElement="id105" smil:type="dissolve" smil:mode="out"/>
                  <anim:set smil:begin="0.499s" smil:dur="0.001s" smil:fill="hold" smil:targetElement="id105" smil:attributeName="visibility" smil:to="hidden"/>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smil:begin="0s" smil:fill="hold" presentation:node-type="with-previous" presentation:preset-class="entrance" presentation:preset-id="ooo-entrance-dissolve-in">
                  <anim:set smil:begin="0s" smil:dur="0.001s" smil:fill="hold" smil:targetElement="id134" anim:sub-item="text" smil:attributeName="visibility" smil:to="visible"/>
                  <anim:transitionFilter smil:dur="0.5s" smil:targetElement="id134" anim:sub-item="text" smil:type="dissolve"/>
                </anim:par>
                <anim:par smil:begin="0s" smil:fill="hold" presentation:node-type="with-previous" presentation:preset-class="entrance" presentation:preset-id="ooo-entrance-dissolve-in">
                  <anim:set smil:begin="0s" smil:dur="0.001s" smil:fill="hold" smil:targetElement="id135" anim:sub-item="text" smil:attributeName="visibility" smil:to="visible"/>
                  <anim:transitionFilter smil:dur="0.5s" smil:targetElement="id135" anim:sub-item="text" smil:type="dissolve"/>
                </anim:par>
                <anim:par smil:begin="0s" smil:fill="hold" presentation:node-type="with-previous" presentation:preset-class="entrance" presentation:preset-id="ooo-entrance-dissolve-in">
                  <anim:set smil:begin="0s" smil:dur="0.001s" smil:fill="hold" smil:targetElement="id136" anim:sub-item="text" smil:attributeName="visibility" smil:to="visible"/>
                  <anim:transitionFilter smil:dur="0.5s" smil:targetElement="id136" anim:sub-item="text" smil:type="dissolve"/>
                </anim:par>
                <anim:par smil:begin="0s" smil:fill="hold" presentation:node-type="with-previous" presentation:preset-class="entrance" presentation:preset-id="ooo-entrance-dissolve-in">
                  <anim:set smil:begin="0s" smil:dur="0.001s" smil:fill="hold" smil:targetElement="id137" smil:attributeName="visibility" smil:to="visible"/>
                  <anim:transitionFilter smil:dur="0.5s" smil:targetElement="id137" smil:type="dissolve"/>
                </anim:par>
                <anim:par smil:begin="0s" smil:fill="hold" presentation:node-type="with-previous" presentation:preset-class="entrance" presentation:preset-id="ooo-entrance-dissolve-in">
                  <anim:set smil:begin="0s" smil:dur="0.001s" smil:fill="hold" smil:targetElement="id138" smil:attributeName="visibility" smil:to="visible"/>
                  <anim:transitionFilter smil:dur="0.5s" smil:targetElement="id138" smil:type="dissolve"/>
                </anim:par>
                <anim:par smil:begin="0s" smil:fill="hold" presentation:node-type="with-previous" presentation:preset-class="entrance" presentation:preset-id="ooo-entrance-dissolve-in">
                  <anim:set smil:begin="0s" smil:dur="0.001s" smil:fill="hold" smil:targetElement="id139" smil:attributeName="visibility" smil:to="visible"/>
                  <anim:transitionFilter smil:dur="0.5s" smil:targetElement="id139" smil:type="dissolve"/>
                </anim:par>
                <anim:par smil:begin="0s" smil:fill="hold" presentation:node-type="with-previous" presentation:preset-class="entrance" presentation:preset-id="ooo-entrance-dissolve-in">
                  <anim:set smil:begin="0s" smil:dur="0.001s" smil:fill="hold" smil:targetElement="id140" smil:attributeName="visibility" smil:to="visible"/>
                  <anim:transitionFilter smil:dur="0.5s" smil:targetElement="id140" smil:type="dissolve"/>
                </anim:par>
              </anim:par>
            </anim:par>
          </anim:seq>
        </anim:par>
        <presentation:notes draw:style-name="dp2">
          <draw:page-thumbnail draw:style-name="gr1" draw:layer="layout" svg:width="13.706cm" svg:height="10.28cm" svg:x="3.647cm" svg:y="2.853cm" draw:page-number="28" presentation:class="page"/>
          <draw:frame presentation:style-name="pr5" draw:text-style-name="P6" draw:layer="layout" svg:width="14.518cm" svg:height="11.411cm" svg:x="3.249cm" svg:y="14.13cm" presentation:class="notes" presentation:placeholder="true">
            <draw:text-box/>
          </draw:frame>
        </presentation:notes>
      </draw:page>
      <draw:page draw:name="page29"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Specification with interconnect</text:p>
          </draw:text-box>
        </draw:frame>
        <draw:rect draw:style-name="gr12" draw:text-style-name="P26" draw:id="id142" draw:layer="layout" svg:width="11.649cm" svg:height="13cm" svg:x="15cm" svg:y="5cm">
          <text:p text:style-name="P4"/>
        </draw:rect>
        <draw:rect draw:style-name="gr19" draw:text-style-name="P38" draw:id="id147" draw:layer="layout" svg:width="9.908cm" svg:height="5.404cm" svg:x="16.084cm" svg:y="11.096cm">
          <text:p text:id="id148" text:style-name="P27"><text:span text:style-name="T28">check</text:span></text:p>
        </draw:rect>
        <draw:frame presentation:style-name="pr6" draw:text-style-name="P42" draw:layer="layout" svg:width="12.909cm" svg:height="15.441cm" svg:x="2.021cm" svg:y="3.765cm" presentation:class="outline" presentation:user-transformed="true">
          <draw:text-box>
            <text:list text:style-name="L3">
              <text:list-item>
                <text:p text:id="id141" text:style-name="P23"><text:span text:style-name="T30">csl_unit</text:span><text:span text:style-name="T31"> u_</text:span><text:span text:style-name="T32">ref,</text:span></text:p>
              </text:list-item>
            </text:list>
            <text:list text:style-name="L3">
              <text:list-item>
                <text:list>
                  <text:list-item>
                    <text:list>
                      <text:list-item>
                        <text:p text:style-name="P41"><text:span text:style-name="T32"><text:s/></text:span><text:span text:style-name="T32">u_comp,</text:span></text:p>
                      </text:list-item>
                    </text:list>
                  </text:list-item>
                </text:list>
              </text:list-item>
            </text:list>
            <text:list text:style-name="L3">
              <text:list-item>
                <text:list>
                  <text:list-item>
                    <text:list>
                      <text:list-item>
                        <text:p text:id="id150" text:style-name="P41"><text:span text:style-name="T32"><text:s/></text:span><text:span text:style-name="T32">u_check;</text:span></text:p>
                      </text:list-item>
                    </text:list>
                  </text:list-item>
                </text:list>
              </text:list-item>
            </text:list>
            <text:list text:style-name="L3">
              <text:list-item>
                <text:p text:id="id152" text:style-name="P23"><text:span text:style-name="T32"/></text:p>
              </text:list-item>
            </text:list>
            <text:list text:style-name="L3">
              <text:list-item>
                <text:p text:id="id154" text:style-name="P23"><text:span text:style-name="T32">u_ref.</text:span><text:span text:style-name="T30">add_port</text:span><text:span text:style-name="T31">(output,</text:span><text:span text:style-name="T32">8,p_ref_out</text:span><text:span text:style-name="T31">);</text:span></text:p>
              </text:list-item>
            </text:list>
            <text:list text:style-name="L3">
              <text:list-item>
                <text:p text:id="id155" text:style-name="P23"><text:span text:style-name="T32">u_comp.</text:span><text:span text:style-name="T30">add_port_list</text:span><text:span text:style-name="T31">(input,</text:span><text:span text:style-name="T32">8,</text:span></text:p>
              </text:list-item>
            </text:list>
            <text:list text:style-name="L3">
              <text:list-item>
                <text:p text:id="id160" text:style-name="P23"><text:span text:style-name="T31">csl_list(p_</text:span><text:span text:style-name="T32">ref_in, p_data_in</text:span><text:span text:style-name="T31">));</text:span></text:p>
              </text:list-item>
            </text:list>
            <text:list text:style-name="L3">
              <text:list-item>
                <text:p text:id="id164" text:style-name="P23"><text:span text:style-name="T32">u_comp.</text:span><text:span text:style-name="T30">add_port</text:span><text:span text:style-name="T31">(output, p_</text:span><text:span text:style-name="T32">valid</text:span><text:span text:style-name="T31">);</text:span></text:p>
              </text:list-item>
            </text:list>
            <text:list text:style-name="L3">
              <text:list-item>
                <text:p text:style-name="P23"><text:span text:style-name="T31">u_</text:span><text:span text:style-name="T32">check()</text:span><text:span text:style-name="T31">{</text:span></text:p>
              </text:list-item>
            </text:list>
            <text:list text:style-name="L3">
              <text:list-item>
                <text:p text:id="id168" text:style-name="P23"><text:span text:style-name="T30">add_port</text:span><text:span text:style-name="T31">(input, </text:span><text:span text:style-name="T32">8, p_data</text:span><text:span text:style-name="T31">);</text:span></text:p>
              </text:list-item>
            </text:list>
            <text:list text:style-name="L3">
              <text:list-item>
                <text:p text:id="id171" text:style-name="P23"><text:span text:style-name="T30">add_port</text:span><text:span text:style-name="T31">(output, p_</text:span><text:span text:style-name="T32">valid</text:span><text:span text:style-name="T31">);</text:span></text:p>
              </text:list-item>
            </text:list>
            <text:list text:style-name="L3">
              <text:list-item>
                <text:p text:id="id172" text:style-name="P23"><text:span text:style-name="T30">csl_signal</text:span><text:span text:style-name="T31"> sgn_</text:span><text:span text:style-name="T32">ref_data;</text:span></text:p>
              </text:list-item>
            </text:list>
            <text:list text:style-name="L3">
              <text:list-item>
                <text:p text:id="id173" text:style-name="P23"><text:span text:style-name="T32">sgn_ref_data.</text:span><text:span text:style-name="T30">set_width</text:span><text:span text:style-name="T31">(</text:span><text:span text:style-name="T32">8</text:span><text:span text:style-name="T31">)</text:span><text:span text:style-name="T32">;</text:span></text:p>
              </text:list-item>
            </text:list>
            <text:list text:style-name="L3">
              <text:list-item>
                <text:p text:style-name="P23"><text:span text:style-name="T30">add_instance</text:span><text:span text:style-name="T31">(</text:span><text:span text:style-name="T32">ref0,</text:span></text:p>
              </text:list-item>
            </text:list>
            <text:list text:style-name="L3">
              <text:list-item>
                <text:p text:style-name="P23"><text:span text:style-name="T32">u_ref(.p_ref_out(sgn_ref_data))</text:span><text:span text:style-name="T31">);</text:span></text:p>
              </text:list-item>
            </text:list>
            <text:list text:style-name="L3">
              <text:list-item>
                <text:p text:style-name="P23"><text:span text:style-name="T30">add_instance</text:span><text:span text:style-name="T31">(</text:span><text:span text:style-name="T32">comp0,</text:span></text:p>
              </text:list-item>
            </text:list>
            <text:list text:style-name="L3">
              <text:list-item>
                <text:p text:style-name="P23"><text:span text:style-name="T32">comp(.p_ref_in(sgn_ref_data),</text:span></text:p>
              </text:list-item>
            </text:list>
            <text:list text:style-name="L3">
              <text:list-item>
                <text:p text:style-name="P23"><text:span text:style-name="T32">.p_data_in(p_data),.p_valid(p_valid))</text:span></text:p>
              </text:list-item>
            </text:list>
            <text:list text:style-name="L3">
              <text:list-item>
                <text:p text:style-name="P23"><text:span text:style-name="T32">)</text:span><text:span text:style-name="T31">;</text:span></text:p>
              </text:list-item>
            </text:list>
            <text:list text:style-name="L3">
              <text:list-item>
                <text:p text:style-name="P23"><text:span text:style-name="T33">}</text:span></text:p>
              </text:list-item>
            </text:list>
          </draw:text-box>
        </draw:frame>
        <draw:rect draw:style-name="gr20" draw:text-style-name="P38" draw:id="id29" draw:layer="layout" svg:width="3.413cm" svg:height="2.472cm" svg:x="17.079cm" svg:y="12.698cm">
          <text:p text:id="id169" text:style-name="P27"><text:span text:style-name="T34">p_ref_out</text:span></text:p>
          <text:p text:style-name="P27"><text:span text:style-name="T35"/></text:p>
          <text:p text:id="id170" text:style-name="P27"><text:span text:style-name="T28">ref0</text:span></text:p>
        </draw:rect>
        <draw:rect draw:style-name="gr20" draw:text-style-name="P38" draw:id="id30" draw:layer="layout" svg:width="3.413cm" svg:height="2.472cm" svg:x="21.606cm" svg:y="12.733cm">
          <draw:glue-point draw:id="4" svg:x="2.853cm" svg:y="-4.858cm"/>
          <draw:glue-point draw:id="5" svg:x="-2.552cm" svg:y="-4.72cm"/>
          <text:p text:id="id174" text:style-name="P27"><text:span text:style-name="T35">p_ref_in <text:s text:c="3"/>p_data_in</text:span></text:p>
          <text:p text:style-name="P27"><text:span text:style-name="T35"/></text:p>
          <text:p text:id="id175" text:style-name="P27"><text:span text:style-name="T28">comp0</text:span></text:p>
          <text:p text:id="id176" text:style-name="P27"><text:span text:style-name="T35">p_valid</text:span></text:p>
        </draw:rect>
        <draw:connector draw:style-name="gr15" draw:text-style-name="P26" draw:id="id163" draw:layer="layout" svg:x1="18.785cm" svg:y1="12.698cm" svg:x2="22.442cm" svg:y2="12.803cm" draw:start-shape="id29" draw:start-glue-point="0" draw:end-shape="id30" draw:end-glue-point="5">
          <text:p text:style-name="P4"/>
        </draw:connector>
        <draw:connector draw:style-name="gr15" draw:text-style-name="P26" draw:id="id178" draw:layer="layout" draw:type="line" svg:x1="24.286cm" svg:y1="10.157cm" svg:x2="24.285cm" svg:y2="12.769cm" draw:end-shape="id30" draw:end-glue-point="4">
          <text:p text:style-name="P4"/>
        </draw:connector>
        <draw:polyline draw:style-name="gr16" draw:text-style-name="P26" draw:id="id179" draw:layer="layout" svg:width="0.383cm" svg:height="0.314cm" svg:x="24.112cm" svg:y="11.514cm" svg:viewBox="0 0 384 315" draw:points="0,314 383,0">
          <text:p text:style-name="P4"/>
        </draw:polyline>
        <draw:polyline draw:style-name="gr16" draw:text-style-name="P26" draw:id="id165" draw:layer="layout" svg:width="0.383cm" svg:height="0.348cm" svg:x="20.422cm" svg:y="12.071cm" svg:viewBox="0 0 384 349" draw:points="0,348 383,0">
          <text:p text:style-name="P4"/>
        </draw:polyline>
        <draw:rect draw:style-name="gr17" draw:text-style-name="P43" draw:id="id166" draw:layer="layout" svg:width="0.731cm" svg:height="0.696cm" svg:x="20.735cm" svg:y="11.339cm">
          <text:p text:id="id167" text:style-name="P27"><text:span text:style-name="T35">8</text:span></text:p>
        </draw:rect>
        <draw:rect draw:style-name="gr17" draw:text-style-name="P43" draw:id="id180" draw:layer="layout" svg:width="0.731cm" svg:height="0.661cm" svg:x="24.599cm" svg:y="11.375cm">
          <text:p text:style-name="P27"><text:span text:style-name="T35">8</text:span></text:p>
        </draw:rect>
        <draw:connector draw:style-name="gr15" draw:text-style-name="P26" draw:id="id177" draw:layer="layout" draw:type="line" svg:x1="23.312cm" svg:y1="15.205cm" svg:x2="23.311cm" svg:y2="16.98cm" draw:start-shape="id30" draw:start-glue-point="2">
          <text:p text:style-name="P4"/>
        </draw:connector>
        <draw:rect draw:style-name="gr18" draw:text-style-name="P43" draw:id="id156" draw:layer="layout" svg:width="1.421cm" svg:height="0.801cm" svg:x="22.579cm" svg:y="11.199cm">
          <text:p text:id="id157" text:style-name="P27"><text:span text:style-name="T35">p_data</text:span></text:p>
        </draw:rect>
        <draw:rect draw:style-name="gr18" draw:text-style-name="P43" draw:id="id158" draw:layer="layout" svg:width="1.518cm" svg:height="0.801cm" svg:x="23.5cm" svg:y="15.5cm">
          <text:p text:id="id159" text:style-name="P27"><text:span text:style-name="T35">p_valid</text:span></text:p>
        </draw:rect>
        <draw:rect draw:style-name="gr21" draw:text-style-name="P38" draw:id="id143" draw:layer="layout" svg:width="3.413cm" svg:height="2.472cm" svg:x="17.087cm" svg:y="6.528cm">
          <text:p text:id="id149" text:style-name="P27"><text:span text:style-name="T35">p_ref_out</text:span></text:p>
          <text:p text:style-name="P27"><text:span text:style-name="T35"/></text:p>
          <text:p text:id="id144" text:style-name="P27"><text:span text:style-name="T28">u_ref</text:span></text:p>
        </draw:rect>
        <draw:rect draw:style-name="gr21" draw:text-style-name="P38" draw:id="id145" draw:layer="layout" svg:width="3.413cm" svg:height="2.472cm" svg:x="21.5cm" svg:y="6.5cm">
          <draw:glue-point draw:id="4" svg:x="2.853cm" svg:y="-4.858cm"/>
          <draw:glue-point draw:id="5" svg:x="-2.552cm" svg:y="-4.72cm"/>
          <text:p text:id="id151" text:style-name="P27"><text:span text:style-name="T35">p_ref_in <text:s text:c="3"/>p_data_in</text:span></text:p>
          <text:p text:style-name="P27"><text:span text:style-name="T35"/></text:p>
          <text:p text:id="id146" text:style-name="P27"><text:span text:style-name="T28">u_comp</text:span></text:p>
          <text:p text:id="id153" text:style-name="P27"><text:span text:style-name="T35">p_valid</text:span></text:p>
        </draw:rect>
        <draw:rect draw:style-name="gr17" draw:text-style-name="P43" draw:id="id161" draw:layer="layout" svg:width="2.195cm" svg:height="0.661cm" svg:x="18.305cm" svg:y="11.339cm">
          <text:p text:id="id162" text:style-name="P27"><text:span text:style-name="T35">sgn_ref_data</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29" smil:attributeName="visibility" smil:to="visible"/>
                  <anim:animate smil:dur="0.5s" smil:fill="hold" smil:targetElement="id29" smil:attributeName="x" smil:values="x;x" smil:keyTimes="0;1" presentation:additive="base"/>
                  <anim:animate smil:dur="0.5s" smil:fill="hold" smil:targetElement="id29" smil:attributeName="y" smil:values="0-height/2;y" smil:keyTimes="0;1" presentation:additive="base"/>
                </anim:par>
                <anim:par smil:begin="0s" smil:fill="hold" presentation:node-type="with-previous" presentation:preset-class="entrance" presentation:preset-id="ooo-entrance-dissolve-in">
                  <anim:set smil:begin="0s" smil:dur="0.001s" smil:fill="hold" smil:targetElement="id169" anim:sub-item="text" smil:attributeName="visibility" smil:to="visible"/>
                  <anim:transitionFilter smil:dur="0.5s" smil:targetElement="id169" anim:sub-item="text" smil:type="dissolve"/>
                </anim:par>
                <anim:par smil:begin="0s" smil:fill="hold" presentation:node-type="with-previous" presentation:preset-class="entrance" presentation:preset-id="ooo-entrance-dissolve-in">
                  <anim:set smil:begin="0s" smil:dur="0.001s" smil:fill="hold" smil:targetElement="id170" anim:sub-item="text" smil:attributeName="visibility" smil:to="visible"/>
                  <anim:transitionFilter smil:dur="0.5s" smil:targetElement="id170" anim:sub-item="text"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anim:sub-item="text" smil:attributeName="visibility" smil:to="visible"/>
                </anim:par>
                <anim:par smil:begin="0s" smil:fill="hold" presentation:preset-property="Direction;Accelerate;Decelerate" presentation:node-type="with-previous" presentation:preset-class="entrance" presentation:preset-id="ooo-entrance-fly-in" presentation:preset-sub-type="from-top">
                  <anim:set smil:begin="0s" smil:dur="0.001s" smil:fill="hold" smil:targetElement="id30" smil:attributeName="visibility" smil:to="visible"/>
                  <anim:animate smil:dur="0.5s" smil:fill="hold" smil:targetElement="id30" smil:attributeName="x" smil:values="x;x" smil:keyTimes="0;1" presentation:additive="base"/>
                  <anim:animate smil:dur="0.5s" smil:fill="hold" smil:targetElement="id30" smil:attributeName="y" smil:values="0-height/2;y" smil:keyTimes="0;1" presentation:additive="base"/>
                </anim:par>
                <anim:par smil:begin="0s" smil:fill="hold" presentation:node-type="with-previous" presentation:preset-class="entrance" presentation:preset-id="ooo-entrance-dissolve-in">
                  <anim:set smil:begin="0s" smil:dur="0.001s" smil:fill="hold" smil:targetElement="id174" anim:sub-item="text" smil:attributeName="visibility" smil:to="visible"/>
                  <anim:transitionFilter smil:dur="0.5s" smil:targetElement="id174" anim:sub-item="text" smil:type="dissolve"/>
                </anim:par>
                <anim:par smil:begin="0s" smil:fill="hold" presentation:node-type="with-previous" presentation:preset-class="entrance" presentation:preset-id="ooo-entrance-dissolve-in">
                  <anim:set smil:begin="0s" smil:dur="0.001s" smil:fill="hold" smil:targetElement="id175" anim:sub-item="text" smil:attributeName="visibility" smil:to="visible"/>
                  <anim:transitionFilter smil:dur="0.5s" smil:targetElement="id175" anim:sub-item="text" smil:type="dissolve"/>
                </anim:par>
                <anim:par smil:begin="0s" smil:fill="hold" presentation:node-type="with-previous" presentation:preset-class="entrance" presentation:preset-id="ooo-entrance-dissolve-in">
                  <anim:set smil:begin="0s" smil:dur="0.001s" smil:fill="hold" smil:targetElement="id176" anim:sub-item="text" smil:attributeName="visibility" smil:to="visible"/>
                  <anim:transitionFilter smil:dur="0.5s" smil:targetElement="id176" anim:sub-item="text" smil:type="dissolve"/>
                </anim:par>
                <anim:par smil:begin="0s" smil:fill="hold" presentation:node-type="with-previous" presentation:preset-class="entrance" presentation:preset-id="ooo-entrance-dissolve-in">
                  <anim:set smil:begin="0s" smil:dur="0.001s" smil:fill="hold" smil:targetElement="id177" smil:attributeName="visibility" smil:to="visible"/>
                  <anim:transitionFilter smil:dur="0.5s" smil:targetElement="id177" smil:type="dissolve"/>
                </anim:par>
                <anim:par smil:begin="0s" smil:fill="hold" presentation:node-type="with-previous" presentation:preset-class="entrance" presentation:preset-id="ooo-entrance-dissolve-in">
                  <anim:set smil:begin="0s" smil:dur="0.001s" smil:fill="hold" smil:targetElement="id178" smil:attributeName="visibility" smil:to="visible"/>
                  <anim:transitionFilter smil:dur="0.5s" smil:targetElement="id178" smil:type="dissolve"/>
                </anim:par>
                <anim:par smil:begin="0s" smil:fill="hold" presentation:node-type="with-previous" presentation:preset-class="entrance" presentation:preset-id="ooo-entrance-dissolve-in">
                  <anim:set smil:begin="0s" smil:dur="0.001s" smil:fill="hold" smil:targetElement="id179" smil:attributeName="visibility" smil:to="visible"/>
                  <anim:transitionFilter smil:dur="0.5s" smil:targetElement="id179" smil:type="dissolve"/>
                </anim:par>
                <anim:par smil:begin="0s" smil:fill="hold" presentation:node-type="with-previous" presentation:preset-class="entrance" presentation:preset-id="ooo-entrance-dissolve-in">
                  <anim:set smil:begin="0s" smil:dur="0.001s" smil:fill="hold" smil:targetElement="id180" smil:attributeName="visibility" smil:to="visible"/>
                  <anim:transitionFilter smil:dur="0.5s" smil:targetElement="id180" smil:type="dissolve"/>
                </anim:par>
              </anim:par>
            </anim:par>
          </anim:seq>
        </anim:par>
        <presentation:notes draw:style-name="dp2">
          <draw:page-thumbnail draw:style-name="gr1" draw:layer="layout" svg:width="13.706cm" svg:height="10.28cm" svg:x="3.647cm" svg:y="2.853cm" draw:page-number="29" presentation:class="page"/>
          <draw:frame presentation:style-name="pr5" draw:text-style-name="P6" draw:layer="layout" svg:width="14.518cm" svg:height="11.411cm" svg:x="3.249cm" svg:y="14.13cm" presentation:class="notes" presentation:placeholder="true">
            <draw:text-box/>
          </draw:frame>
        </presentation:notes>
      </draw:page>
      <draw:page draw:name="page30"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Specification with interconnect</text:p>
          </draw:text-box>
        </draw:frame>
        <draw:frame presentation:style-name="pr6" draw:text-style-name="P46" draw:layer="layout" svg:width="24.369cm" svg:height="15.441cm" svg:x="2.058cm" svg:y="3.728cm" presentation:class="outline">
          <draw:text-box>
            <text:list text:style-name="L3">
              <text:list-item>
                <text:p text:style-name="P44"><text:span text:style-name="T36">connectivity:</text:span></text:p>
              </text:list-item>
            </text:list>
            <text:list text:style-name="L5">
              <text:list-item>
                <text:list>
                  <text:list-item>
                    <text:p text:style-name="P45"><text:span text:style-name="T36">signals which connect the unit instances to each other</text:span></text:p>
                  </text:list-item>
                </text:list>
              </text:list-item>
            </text:list>
            <text:list text:style-name="L5">
              <text:list-item>
                <text:list>
                  <text:list-item>
                    <text:p text:style-name="P45"><text:span text:style-name="T36">formal to actual name mappings in the unit instantiations</text:span></text:p>
                  </text:list-item>
                </text:list>
              </text:list-item>
            </text:list>
          </draw:text-box>
        </draw:frame>
        <presentation:notes draw:style-name="dp2">
          <draw:page-thumbnail draw:style-name="gr1" draw:layer="layout" svg:width="13.706cm" svg:height="10.28cm" svg:x="3.647cm" svg:y="2.853cm" draw:page-number="30" presentation:class="page"/>
          <draw:frame presentation:style-name="pr5" draw:text-style-name="P6" draw:layer="layout" svg:width="14.518cm" svg:height="11.411cm" svg:x="3.249cm" svg:y="14.13cm" presentation:class="notes" presentation:placeholder="true">
            <draw:text-box/>
          </draw:frame>
        </presentation:notes>
      </draw:page>
      <draw:page draw:name="page31"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Interconnect tool features</text:p>
          </draw:text-box>
        </draw:frame>
        <draw:frame presentation:style-name="pr6" draw:text-style-name="P47" draw:layer="layout" svg:width="24.369cm" svg:height="15.441cm" svg:x="2.058cm" svg:y="3.728cm" presentation:class="outline">
          <draw:text-box>
            <text:list text:style-name="L3">
              <text:list-item>
                <text:p text:style-name="P30"><text:span text:style-name="T37">FUTURE: Able to read pre-existing designs and CSL specifications into the same object model and check the combined designs.</text:span></text:p>
              </text:list-item>
            </text:list>
            <text:list text:style-name="L3">
              <text:list-item>
                <text:p text:style-name="P7"><text:span text:style-name="T37">Concise CSL language representations of design specifications.</text:span></text:p>
              </text:list-item>
            </text:list>
            <text:list text:style-name="L3">
              <text:list-item>
                <text:p text:style-name="P7"><text:span text:style-name="T37">Describe the architectural level components in a chip design using a concise syntax.</text:span></text:p>
              </text:list-item>
            </text:list>
            <text:list text:style-name="L3">
              <text:list-item>
                <text:p text:style-name="P7"><text:span text:style-name="T37">Generates connectivity, C++ and RTL code and documentation (PDF, DOC, HTML).</text:span></text:p>
              </text:list-item>
            </text:list>
          </draw:text-box>
        </draw:frame>
        <presentation:notes draw:style-name="dp2">
          <draw:page-thumbnail draw:style-name="gr1" draw:layer="layout" svg:width="13.706cm" svg:height="10.28cm" svg:x="3.647cm" svg:y="2.853cm" draw:page-number="31" presentation:class="page"/>
          <draw:frame presentation:style-name="pr5" draw:text-style-name="P6" draw:layer="layout" svg:width="14.518cm" svg:height="11.411cm" svg:x="3.249cm" svg:y="14.13cm" presentation:class="notes" presentation:placeholder="true">
            <draw:text-box/>
          </draw:frame>
        </presentation:notes>
      </draw:page>
      <draw:page draw:name="page32" draw:style-name="dp1" draw:master-page-name="cslc_5f_presentation_5f_template1" presentation:presentation-page-layout-name="AL2T1"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Interconnect tool features</text:p>
          </draw:text-box>
        </draw:frame>
        <draw:frame presentation:style-name="pr6" draw:text-style-name="P48" draw:layer="layout" svg:width="24.369cm" svg:height="15.441cm" svg:x="2.058cm" svg:y="3.728cm" presentation:class="outline" presentation:user-transformed="true">
          <draw:text-box>
            <text:list text:style-name="L3">
              <text:list-item>
                <text:p text:style-name="P7"><text:span text:style-name="T37">Generate interfaces for modules interfaces for test benches, instantiate vector memories for test benches, and/or connects socket PLI’s to testbenches</text:span></text:p>
              </text:list-item>
            </text:list>
            <text:list text:style-name="L3">
              <text:list-item>
                <text:p text:style-name="P7"><text:span text:style-name="T37">Verilog parser reads the existing designs into database</text:span></text:p>
              </text:list-item>
            </text:list>
            <text:list text:style-name="L3">
              <text:list-item>
                <text:p text:style-name="P7"><text:span text:style-name="T37">Use a single point solution RTL like language instead of many languages.</text:span></text:p>
              </text:list-item>
            </text:list>
          </draw:text-box>
        </draw:frame>
        <presentation:notes draw:style-name="dp2">
          <draw:page-thumbnail draw:style-name="gr1" draw:layer="layout" svg:width="13.706cm" svg:height="10.28cm" svg:x="3.647cm" svg:y="2.853cm" draw:page-number="32" presentation:class="page"/>
          <draw:frame presentation:style-name="pr5" draw:text-style-name="P6" draw:layer="layout" svg:width="14.518cm" svg:height="11.411cm" svg:x="3.249cm" svg:y="14.13cm" presentation:class="notes" presentation:placeholder="true">
            <draw:text-box/>
          </draw:frame>
        </presentation:notes>
      </draw:page>
      <draw:page draw:name="page33" draw:style-name="dp1" draw:master-page-name="cslc_5f_presentation_5f_template1" presentation:presentation-page-layout-name="AL3T3" presentation:use-footer-name="ftr1" presentation:use-date-time-name="dtd1">
        <office:forms form:automatic-focus="false" form:apply-design-mode="false"/>
        <draw:frame presentation:style-name="pr3" draw:text-style-name="P4" draw:layer="layout" svg:width="23.912cm" svg:height="3.008cm" svg:x="2cm" svg:y="0.7cm" presentation:class="title">
          <draw:text-box>
            <text:p text:style-name="P4">Adding signal to multiple units</text:p>
          </draw:text-box>
        </draw:frame>
        <draw:frame presentation:style-name="pr15" draw:text-style-name="P49" draw:layer="layout" svg:width="11.891cm" svg:height="12.468cm" svg:x="2.058cm" svg:y="4.956cm" presentation:class="outline" presentation:user-transformed="true">
          <draw:text-box>
            <text:list text:style-name="L3">
              <text:list-item>
                <text:p text:id="id181" text:style-name="P9"><text:span text:style-name="T38">:</text:span></text:p>
              </text:list-item>
            </text:list>
            <text:list text:style-name="L3">
              <text:list-item>
                <text:p text:id="id182" text:style-name="P9"><text:span text:style-name="T38">csl_unit u_chip {</text:span></text:p>
              </text:list-item>
            </text:list>
            <text:list text:style-name="L3">
              <text:list-item>
                <text:p text:id="id190" text:style-name="P9"><text:span text:style-name="T38">csl_signal sgn_clk(input);</text:span></text:p>
              </text:list-item>
            </text:list>
            <text:list text:style-name="L8">
              <text:list-item>
                <text:p text:style-name="P9"><text:span text:style-name="T39">csl_signal sgn_reset(input); </text:span></text:p>
              </text:list-item>
            </text:list>
            <text:list text:style-name="L3">
              <text:list-item>
                <text:p text:id="id192" text:style-name="P9"><text:span text:style-name="T38">u_chip(){</text:span></text:p>
              </text:list-item>
            </text:list>
            <text:list text:style-name="L3">
              <text:list-item>
                <text:p text:id="id194" text:style-name="P9"><text:span text:style-name="T38"/></text:p>
              </text:list-item>
            </text:list>
            <text:list text:style-name="L3">
              <text:list-item>
                <text:p text:style-name="P9"><text:span text:style-name="T38"/></text:p>
              </text:list-item>
            </text:list>
            <text:list text:style-name="L3">
              <text:list-item>
                <text:p text:style-name="P9"><text:span text:style-name="T40"/></text:p>
              </text:list-item>
            </text:list>
            <text:list text:style-name="L3">
              <text:list-item>
                <text:p text:style-name="P9"><text:span text:style-name="T41"/></text:p>
              </text:list-item>
            </text:list>
            <text:list text:style-name="L3">
              <text:list-item>
                <text:p text:style-name="P9"><text:span text:style-name="T41"/></text:p>
              </text:list-item>
            </text:list>
          </draw:text-box>
        </draw:frame>
        <draw:frame draw:style-name="gr22" draw:text-style-name="P50" draw:layer="layout" svg:width="12.937cm" svg:height="7.776cm" svg:x="12.909cm" svg:y="4.793cm">
          <draw:text-box>
            <text:list text:style-name="L9">
              <text:list-item>
                <text:list>
                  <text:list-item>
                    <text:p text:id="id200" text:style-name="P9"><text:span text:style-name="T39">sgn_clk.set_type(clock); </text:span></text:p>
                  </text:list-item>
                </text:list>
              </text:list-item>
            </text:list>
            <text:list text:style-name="L8">
              <text:list-item>
                <text:list>
                  <text:list-item>
                    <text:p text:id="id202" text:style-name="P9"><text:span text:style-name="T39">sgn_reset.set_type(reset); </text:span></text:p>
                  </text:list-item>
                </text:list>
              </text:list-item>
            </text:list>
            <text:list text:style-name="L9">
              <text:list-item>
                <text:list>
                  <text:list-item>
                    <text:p text:id="id204" text:style-name="P9"><text:span text:style-name="T39">sgn_clk.connect(u_chip.**); </text:span></text:p>
                  </text:list-item>
                </text:list>
              </text:list-item>
            </text:list>
            <text:list text:style-name="L8">
              <text:list-item>
                <text:list>
                  <text:list-item>
                    <text:p text:style-name="P9"><text:span text:style-name="T39">sgn_reset.connect(u_chip.**); </text:span><text:span text:style-name="T42">}</text:span></text:p>
                  </text:list-item>
                </text:list>
              </text:list-item>
            </text:list>
          </draw:text-box>
        </draw:frame>
        <draw:rect draw:style-name="gr23" draw:text-style-name="P26" draw:id="id184" draw:layer="layout" svg:width="24.316cm" svg:height="8.217cm" svg:x="1.809cm" svg:y="10.189cm">
          <text:p text:style-name="P4"/>
        </draw:rect>
        <draw:rect draw:style-name="gr24" draw:text-style-name="P38" draw:id="id185" draw:layer="layout" svg:width="3.049cm" svg:height="2.646cm" svg:x="4.775cm" svg:y="14.704cm">
          <text:p text:style-name="P27"><text:span text:style-name="T28">pc</text:span></text:p>
        </draw:rect>
        <draw:rect draw:style-name="gr24" draw:text-style-name="P38" draw:id="id186" draw:layer="layout" svg:width="3.049cm" svg:height="2.646cm" svg:x="9.186cm" svg:y="14.704cm">
          <text:p text:style-name="P27"><text:span text:style-name="T28">im</text:span></text:p>
        </draw:rect>
        <draw:rect draw:style-name="gr24" draw:text-style-name="P38" draw:id="id187" draw:layer="layout" svg:width="3.049cm" svg:height="2.646cm" svg:x="13.436cm" svg:y="14.704cm">
          <text:p text:style-name="P27"><text:span text:style-name="T28">id</text:span></text:p>
        </draw:rect>
        <draw:rect draw:style-name="gr24" draw:text-style-name="P38" draw:id="id188" draw:layer="layout" svg:width="3.049cm" svg:height="2.646cm" svg:x="17.485cm" svg:y="14.704cm">
          <text:p text:style-name="P27"><text:span text:style-name="T28">rf</text:span></text:p>
        </draw:rect>
        <draw:rect draw:style-name="gr24" draw:text-style-name="P38" draw:id="id189" draw:layer="layout" svg:width="3.049cm" svg:height="2.646cm" svg:x="21.575cm" svg:y="14.704cm">
          <text:p text:style-name="P27"><text:span text:style-name="T28">alu</text:span></text:p>
        </draw:rect>
        <draw:polyline draw:style-name="gr23" draw:text-style-name="P26" draw:id="id193" draw:layer="layout" svg:width="17.959cm" svg:height="0cm" svg:x="4.235cm" svg:y="13.476cm" svg:viewBox="0 0 17960 1" draw:points="0,0 17959,0">
          <text:p text:style-name="P4"/>
        </draw:polyline>
        <draw:frame draw:style-name="gr25" draw:text-style-name="P51" draw:id="id191" draw:layer="layout" svg:width="2.829cm" svg:height="1.011cm" svg:x="1.851cm" svg:y="12.528cm">
          <draw:text-box>
            <text:p text:style-name="P4"><text:span text:style-name="T28">sgn_clk</text:span></text:p>
          </draw:text-box>
        </draw:frame>
        <draw:polyline draw:style-name="gr26" draw:text-style-name="P26" draw:id="id195" draw:layer="layout" svg:width="0cm" svg:height="1.242cm" svg:x="5.399cm" svg:y="13.476cm" svg:viewBox="0 0 1 1243" draw:points="0,0 0,1242">
          <text:p text:style-name="P4"/>
        </draw:polyline>
        <draw:polyline draw:style-name="gr26" draw:text-style-name="P26" draw:id="id196" draw:layer="layout" svg:width="0cm" svg:height="1.242cm" svg:x="9.899cm" svg:y="13.476cm" svg:viewBox="0 0 1 1243" draw:points="0,0 0,1242">
          <text:p text:style-name="P4"/>
        </draw:polyline>
        <draw:polyline draw:style-name="gr26" draw:text-style-name="P26" draw:id="id197" draw:layer="layout" svg:width="0cm" svg:height="1.242cm" svg:x="14.099cm" svg:y="13.476cm" svg:viewBox="0 0 1 1243" draw:points="0,0 0,1242">
          <text:p text:style-name="P4"/>
        </draw:polyline>
        <draw:polyline draw:style-name="gr26" draw:text-style-name="P26" draw:id="id198" draw:layer="layout" svg:width="0cm" svg:height="1.242cm" svg:x="18.099cm" svg:y="13.476cm" svg:viewBox="0 0 1 1243" draw:points="0,0 0,1242">
          <text:p text:style-name="P4"/>
        </draw:polyline>
        <draw:polyline draw:style-name="gr26" draw:text-style-name="P26" draw:id="id199" draw:layer="layout" svg:width="0cm" svg:height="1.242cm" svg:x="22.199cm" svg:y="13.476cm" svg:viewBox="0 0 1 1243" draw:points="0,0 0,1242">
          <text:p text:style-name="P4"/>
        </draw:polyline>
        <draw:frame draw:style-name="gr27" draw:text-style-name="P51" draw:id="id201" draw:layer="layout" svg:width="3.337cm" svg:height="1.733cm" svg:x="1.878cm" svg:y="11.794cm">
          <draw:text-box>
            <text:p text:style-name="P4"><text:span text:style-name="T28">sgn_reset</text:span></text:p>
          </draw:text-box>
        </draw:frame>
        <draw:polyline draw:style-name="gr23" draw:text-style-name="P26" draw:id="id203" draw:layer="layout" svg:width="19.365cm" svg:height="0cm" svg:x="4.233cm" svg:y="12.776cm" svg:viewBox="0 0 19366 1" draw:points="0,0 19365,0">
          <text:p text:style-name="P4"/>
        </draw:polyline>
        <draw:polyline draw:style-name="gr26" draw:text-style-name="P26" draw:id="id205" draw:layer="layout" svg:width="0cm" svg:height="1.982cm" svg:x="6.8cm" svg:y="12.776cm" svg:viewBox="0 0 1 1983" draw:points="0,0 0,1982">
          <text:p text:style-name="P4"/>
        </draw:polyline>
        <draw:polyline draw:style-name="gr26" draw:text-style-name="P26" draw:id="id206" draw:layer="layout" svg:width="0cm" svg:height="1.942cm" svg:x="11.3cm" svg:y="12.776cm" svg:viewBox="0 0 1 1943" draw:points="0,0 0,1942">
          <text:p text:style-name="P4"/>
        </draw:polyline>
        <draw:polyline draw:style-name="gr26" draw:text-style-name="P26" draw:id="id207" draw:layer="layout" svg:width="0cm" svg:height="1.982cm" svg:x="15.5cm" svg:y="12.776cm" svg:viewBox="0 0 1 1983" draw:points="0,0 0,1982">
          <text:p text:style-name="P4"/>
        </draw:polyline>
        <draw:polyline draw:style-name="gr26" draw:text-style-name="P26" draw:id="id208" draw:layer="layout" svg:width="0cm" svg:height="1.982cm" svg:x="19.5cm" svg:y="12.776cm" svg:viewBox="0 0 1 1983" draw:points="0,0 0,1982">
          <text:p text:style-name="P4"/>
        </draw:polyline>
        <draw:polyline draw:style-name="gr26" draw:text-style-name="P26" draw:id="id209" draw:layer="layout" svg:width="0cm" svg:height="1.982cm" svg:x="23.58cm" svg:y="12.773cm" svg:viewBox="0 0 1 1983" draw:points="0,0 0,1982">
          <text:p text:style-name="P4"/>
        </draw:polyline>
        <draw:frame draw:style-name="gr28" draw:text-style-name="P51" draw:id="id183" draw:layer="layout" svg:width="2.623cm" svg:height="0.992cm" svg:x="1.95cm" svg:y="10.548cm">
          <draw:text-box>
            <text:p text:style-name="P4"><text:span text:style-name="T28">u_chi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dissolve-in">
                  <anim:set smil:begin="0s" smil:dur="0.001s" smil:fill="hold" smil:targetElement="id184" smil:attributeName="visibility" smil:to="visible"/>
                  <anim:transitionFilter smil:dur="0.5s" smil:targetElement="id184" smil:type="dissolv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195" smil:attributeName="visibility" smil:to="visible"/>
                  <anim:transitionFilter smil:dur="0.5s" smil:targetElement="id195" smil:type="dissolve"/>
                </anim:par>
                <anim:par smil:begin="0s" smil:fill="hold" presentation:node-type="with-previous" presentation:preset-class="entrance" presentation:preset-id="ooo-entrance-dissolve-in">
                  <anim:set smil:begin="0s" smil:dur="0.001s" smil:fill="hold" smil:targetElement="id196" smil:attributeName="visibility" smil:to="visible"/>
                  <anim:transitionFilter smil:dur="0.5s" smil:targetElement="id196" smil:type="dissolve"/>
                </anim:par>
                <anim:par smil:begin="0s" smil:fill="hold" presentation:node-type="with-previous" presentation:preset-class="entrance" presentation:preset-id="ooo-entrance-dissolve-in">
                  <anim:set smil:begin="0s" smil:dur="0.001s" smil:fill="hold" smil:targetElement="id197" smil:attributeName="visibility" smil:to="visible"/>
                  <anim:transitionFilter smil:dur="0.5s" smil:targetElement="id197" smil:type="dissolve"/>
                </anim:par>
                <anim:par smil:begin="0s" smil:fill="hold" presentation:node-type="with-previous" presentation:preset-class="entrance" presentation:preset-id="ooo-entrance-dissolve-in">
                  <anim:set smil:begin="0s" smil:dur="0.001s" smil:fill="hold" smil:targetElement="id198" smil:attributeName="visibility" smil:to="visible"/>
                  <anim:transitionFilter smil:dur="0.5s" smil:targetElement="id198" smil:type="dissolve"/>
                </anim:par>
                <anim:par smil:begin="0s" smil:fill="hold" presentation:node-type="with-previous" presentation:preset-class="entrance" presentation:preset-id="ooo-entrance-dissolve-in">
                  <anim:set smil:begin="0s" smil:dur="0.001s" smil:fill="hold" smil:targetElement="id199" smil:attributeName="visibility" smil:to="visible"/>
                  <anim:transitionFilter smil:dur="0.5s" smil:targetElement="id199"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dissolve-in">
                  <anim:set smil:begin="0s" smil:dur="0.001s" smil:fill="hold" smil:targetElement="id205" smil:attributeName="visibility" smil:to="visible"/>
                  <anim:transitionFilter smil:dur="0.5s" smil:targetElement="id205" smil:type="dissolve"/>
                </anim:par>
                <anim:par smil:begin="0s" smil:fill="hold" presentation:node-type="with-previous" presentation:preset-class="entrance" presentation:preset-id="ooo-entrance-dissolve-in">
                  <anim:set smil:begin="0s" smil:dur="0.001s" smil:fill="hold" smil:targetElement="id206" smil:attributeName="visibility" smil:to="visible"/>
                  <anim:transitionFilter smil:dur="0.5s" smil:targetElement="id206" smil:type="dissolve"/>
                </anim:par>
                <anim:par smil:begin="0s" smil:fill="hold" presentation:node-type="with-previous" presentation:preset-class="entrance" presentation:preset-id="ooo-entrance-dissolve-in">
                  <anim:set smil:begin="0s" smil:dur="0.001s" smil:fill="hold" smil:targetElement="id207" smil:attributeName="visibility" smil:to="visible"/>
                  <anim:transitionFilter smil:dur="0.5s" smil:targetElement="id207" smil:type="dissolve"/>
                </anim:par>
                <anim:par smil:begin="0s" smil:fill="hold" presentation:node-type="with-previous" presentation:preset-class="entrance" presentation:preset-id="ooo-entrance-dissolve-in">
                  <anim:set smil:begin="0s" smil:dur="0.001s" smil:fill="hold" smil:targetElement="id208" smil:attributeName="visibility" smil:to="visible"/>
                  <anim:transitionFilter smil:dur="0.5s" smil:targetElement="id208" smil:type="dissolve"/>
                </anim:par>
                <anim:par smil:begin="0s" smil:fill="hold" presentation:node-type="with-previous" presentation:preset-class="entrance" presentation:preset-id="ooo-entrance-dissolve-in">
                  <anim:set smil:begin="0s" smil:dur="0.001s" smil:fill="hold" smil:targetElement="id209" smil:attributeName="visibility" smil:to="visible"/>
                  <anim:transitionFilter smil:dur="0.5s" smil:targetElement="id209" smil:type="dissolve"/>
                </anim:par>
              </anim:par>
            </anim:par>
          </anim:seq>
        </anim:par>
        <presentation:notes draw:style-name="dp2">
          <draw:page-thumbnail draw:style-name="gr1" draw:layer="layout" svg:width="13.706cm" svg:height="10.28cm" svg:x="3.647cm" svg:y="2.853cm" draw:page-number="33" presentation:class="page"/>
          <draw:frame presentation:style-name="pr5" draw:text-style-name="P6" draw:layer="layout" svg:width="14.518cm" svg:height="11.411cm" svg:x="3.249cm" svg:y="14.13cm" presentation:class="notes" presentation:placeholder="true">
            <draw:text-box/>
          </draw:frame>
        </presentation:notes>
      </draw:page>
      <draw:page draw:name="page34"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CSL Interconnect Tool</text:p>
          </draw:text-box>
        </draw:frame>
        <draw:frame presentation:style-name="pr16" draw:text-style-name="P53" draw:layer="layout" svg:width="24.369cm" svg:height="15.441cm" svg:x="2.058cm" svg:y="3.728cm" presentation:class="outline" presentation:user-transformed="true">
          <draw:text-box>
            <text:list text:style-name="L4" text:continue-numbering="true">
              <text:list-item>
                <text:p text:style-name="P12"><text:span text:style-name="T43">The CSL Interconnect Tool works with the following classes: </text:span></text:p>
              </text:list-item>
            </text:list>
            <text:list text:style-name="L10">
              <text:list-item>
                <text:p text:style-name="P52"><text:span text:style-name="T43"><text:s/></text:span><text:span text:style-name="T43">csl_unit</text:span></text:p>
              </text:list-item>
            </text:list>
            <text:list text:style-name="L10">
              <text:list-item>
                <text:p text:style-name="P52"><text:span text:style-name="T43"><text:s/></text:span><text:span text:style-name="T43">csl_signal</text:span></text:p>
              </text:list-item>
            </text:list>
            <text:list text:style-name="L10">
              <text:list-item>
                <text:p text:style-name="P52"><text:span text:style-name="T43"><text:s/></text:span><text:span text:style-name="T43">csl_port</text:span></text:p>
              </text:list-item>
            </text:list>
            <text:list text:style-name="L10">
              <text:list-item>
                <text:p text:style-name="P52"><text:span text:style-name="T43"><text:s/></text:span><text:span text:style-name="T43">csl_bitrange</text:span></text:p>
              </text:list-item>
            </text:list>
            <text:list text:style-name="L10">
              <text:list-item>
                <text:p text:style-name="P52"><text:span text:style-name="T43"><text:s/></text:span><text:span text:style-name="T43">csl_interface</text:span></text:p>
              </text:list-item>
            </text:list>
            <text:list text:style-name="L10">
              <text:list-item>
                <text:p text:style-name="P52"><text:span text:style-name="T43"><text:s/></text:span><text:span text:style-name="T43">csl_signal_group</text:span></text:p>
              </text:list-item>
            </text:list>
            <text:list text:style-name="L10">
              <text:list-item>
                <text:p text:style-name="P52"><text:span text:style-name="T43"><text:s/></text:span><text:span text:style-name="T43">csl_instance_tree</text:span></text:p>
              </text:list-item>
            </text:list>
            <text:list text:style-name="L10">
              <text:list-item>
                <text:p text:style-name="P52"><text:span text:style-name="T43"><text:s/></text:span><text:span text:style-name="T43">csl_autorouter</text:span></text:p>
              </text:list-item>
            </text:list>
          </draw:text-box>
        </draw:frame>
        <presentation:notes draw:style-name="dp2">
          <draw:page-thumbnail draw:style-name="gr1" draw:layer="layout" svg:width="13.706cm" svg:height="10.28cm" svg:x="3.647cm" svg:y="2.853cm" draw:page-number="34" presentation:class="page"/>
          <draw:frame presentation:style-name="pr5" draw:text-style-name="P6" draw:layer="layout" svg:width="14.518cm" svg:height="11.411cm" svg:x="3.249cm" svg:y="14.13cm" presentation:class="notes" presentation:placeholder="true">
            <draw:text-box/>
          </draw:frame>
        </presentation:notes>
      </draw:page>
      <draw:page draw:name="page35"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CSL_UNIT</text:p>
          </draw:text-box>
        </draw:frame>
        <draw:frame presentation:style-name="pr6" draw:text-style-name="P54" draw:layer="layout" svg:width="24.369cm" svg:height="15.441cm" svg:x="2.058cm" svg:y="3.728cm" presentation:class="outline" presentation:user-transformed="true">
          <draw:text-box>
            <text:list text:style-name="L3">
              <text:list-item>
                <text:p text:style-name="P7"><text:span text:style-name="T9">Units are CSL language constructs that help organize logic into functional units blocks that can be:</text:span></text:p>
              </text:list-item>
            </text:list>
            <text:list text:style-name="L3">
              <text:list-item>
                <text:list>
                  <text:list-item>
                    <text:p text:style-name="P8"><text:span text:style-name="T9">instantiated</text:span></text:p>
                  </text:list-item>
                </text:list>
              </text:list-item>
            </text:list>
            <text:list text:style-name="L3">
              <text:list-item>
                <text:list>
                  <text:list-item>
                    <text:p text:style-name="P8"><text:span text:style-name="T9">connected</text:span></text:p>
                  </text:list-item>
                </text:list>
              </text:list-item>
            </text:list>
            <text:list text:style-name="L3">
              <text:list-item>
                <text:list>
                  <text:list-item>
                    <text:p text:style-name="P8"><text:span text:style-name="T9">added to other units in order to create hierarchies</text:span></text:p>
                  </text:list-item>
                </text:list>
              </text:list-item>
            </text:list>
          </draw:text-box>
        </draw:frame>
        <presentation:notes draw:style-name="dp2">
          <draw:page-thumbnail draw:style-name="gr1" draw:layer="layout" svg:width="13.706cm" svg:height="10.28cm" svg:x="3.647cm" svg:y="2.853cm" draw:page-number="35" presentation:class="page"/>
          <draw:frame presentation:style-name="pr5" draw:text-style-name="P6" draw:layer="layout" svg:width="14.518cm" svg:height="11.411cm" svg:x="3.249cm" svg:y="14.13cm" presentation:class="notes" presentation:placeholder="true">
            <draw:text-box/>
          </draw:frame>
        </presentation:notes>
      </draw:page>
      <draw:page draw:name="page36"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A CSL unit can contain<text:span text:style-name="T44">:</text:span></text:p>
          </draw:text-box>
        </draw:frame>
        <draw:frame presentation:style-name="pr17" draw:text-style-name="P55" draw:layer="layout" svg:width="24.369cm" svg:height="15.441cm" svg:x="2.058cm" svg:y="3.728cm" presentation:class="outline">
          <draw:text-box>
            <text:list text:style-name="L3">
              <text:list-item>
                <text:list>
                  <text:list-item>
                    <text:p text:style-name="P55"><text:span text:style-name="T45">interfaces, </text:span></text:p>
                  </text:list-item>
                </text:list>
              </text:list-item>
            </text:list>
            <text:list text:style-name="L3">
              <text:list-item>
                <text:list>
                  <text:list-item>
                    <text:p text:style-name="P55"><text:span text:style-name="T45">signals,</text:span></text:p>
                  </text:list-item>
                </text:list>
              </text:list-item>
            </text:list>
            <text:list text:style-name="L3">
              <text:list-item>
                <text:list>
                  <text:list-item>
                    <text:p text:style-name="P55"><text:span text:style-name="T45">instances of CSL objects</text:span></text:p>
                  </text:list-item>
                </text:list>
              </text:list-item>
            </text:list>
            <text:list text:style-name="L3">
              <text:list-item>
                <text:list>
                  <text:list-item>
                    <text:p text:style-name="P55"><text:span text:style-name="T45">other CSL units</text:span><text:span text:style-name="T46"> </text:span></text:p>
                  </text:list-item>
                </text:list>
              </text:list-item>
            </text:list>
          </draw:text-box>
        </draw:frame>
        <presentation:notes draw:style-name="dp2">
          <draw:page-thumbnail draw:style-name="gr1" draw:layer="layout" svg:width="13.706cm" svg:height="10.28cm" svg:x="3.647cm" svg:y="2.853cm" draw:page-number="36" presentation:class="page"/>
          <draw:frame presentation:style-name="pr5" draw:text-style-name="P6" draw:layer="layout" svg:width="14.518cm" svg:height="11.411cm" svg:x="3.249cm" svg:y="14.13cm" presentation:class="notes" presentation:placeholder="true">
            <draw:text-box/>
          </draw:frame>
        </presentation:notes>
      </draw:page>
      <draw:page draw:name="page37"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SIGNAL</text:p>
          </draw:text-box>
        </draw:frame>
        <draw:frame presentation:style-name="pr18" draw:text-style-name="P56" draw:layer="layout" svg:width="24.369cm" svg:height="15.441cm" svg:x="2.058cm" svg:y="3.728cm" presentation:class="outline">
          <draw:text-box>
            <text:list text:style-name="L5">
              <text:list-item>
                <text:p text:style-name="P15"><text:span text:style-name="T47">Signals are CSL language constructs used to connect ports of different units</text:span></text:p>
              </text:list-item>
            </text:list>
            <text:list text:style-name="L5">
              <text:list-item>
                <text:p text:style-name="P15"><text:span text:style-name="T47">CSL signals are the equivalent of wires that connect different components of a system</text:span></text:p>
              </text:list-item>
            </text:list>
            <text:list text:style-name="L5">
              <text:list-item>
                <text:p text:style-name="P15"><text:span text:style-name="T47">CSL signals can be uni- or multidimensional</text:span></text:p>
              </text:list-item>
            </text:list>
            <text:list text:style-name="L5">
              <text:list-item>
                <text:p text:style-name="P15"><text:span text:style-name="T47">CSL signals are of different types and can have different attributes</text:span></text:p>
              </text:list-item>
            </text:list>
          </draw:text-box>
        </draw:frame>
        <presentation:notes draw:style-name="dp2">
          <draw:page-thumbnail draw:style-name="gr1" draw:layer="layout" svg:width="13.706cm" svg:height="10.28cm" svg:x="3.647cm" svg:y="2.853cm" draw:page-number="37" presentation:class="page"/>
          <draw:frame presentation:style-name="pr5" draw:text-style-name="P6" draw:layer="layout" svg:width="14.518cm" svg:height="11.411cm" svg:x="3.249cm" svg:y="14.13cm" presentation:class="notes" presentation:placeholder="true">
            <draw:text-box/>
          </draw:frame>
        </presentation:notes>
      </draw:page>
      <draw:page draw:name="page38" draw:style-name="dp1" draw:master-page-name="cslc_5f_presentation_5f_template1" presentation:presentation-page-layout-name="AL2T1">
        <draw:frame presentation:style-name="pr3" draw:text-style-name="P4" draw:layer="layout" svg:width="23.912cm" svg:height="3.008cm" svg:x="2cm" svg:y="0.7cm" presentation:class="title">
          <draw:text-box>
            <text:p text:style-name="P4">Signal types</text:p>
          </draw:text-box>
        </draw:frame>
        <draw:frame presentation:style-name="pr6" draw:text-style-name="P19" draw:layer="layout" svg:width="24.369cm" svg:height="15.441cm" svg:x="2.058cm" svg:y="3.728cm" presentation:class="outline">
          <draw:text-box>
            <text:list text:style-name="L3">
              <text:list-item>
                <text:p text:style-name="P7"><text:span text:style-name="T9">CSL signal types are similar to Verilog signal types </text:span></text:p>
              </text:list-item>
            </text:list>
            <text:list text:style-name="L3">
              <text:list-item>
                <text:p text:style-name="P7"><text:span text:style-name="T9">signal types are related closely to the hardware structure that is being described</text:span></text:p>
              </text:list-item>
            </text:list>
          </draw:text-box>
        </draw:frame>
        <presentation:notes draw:style-name="dp2">
          <draw:page-thumbnail draw:style-name="gr1" draw:layer="layout" svg:width="13.706cm" svg:height="10.28cm" svg:x="3.647cm" svg:y="2.853cm" draw:page-number="38" presentation:class="page"/>
          <draw:frame presentation:style-name="pr5" draw:text-style-name="P6" draw:layer="layout" svg:width="14.518cm" svg:height="11.411cm" svg:x="3.249cm" svg:y="14.13cm" presentation:class="notes" presentation:placeholder="true">
            <draw:text-box/>
          </draw:frame>
        </presentation:notes>
      </draw:page>
      <draw:page draw:name="page39"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draw:text-box>
            <text:p text:style-name="P4">CSL signal types</text:p>
          </draw:text-box>
        </draw:frame>
        <draw:frame draw:style-name="standard" draw:layer="layout" svg:width="18.976cm" svg:height="13.771cm" svg:x="6.186cm" svg:y="4.509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706cm" svg:height="10.28cm" svg:x="3.647cm" svg:y="2.853cm" draw:page-number="39" presentation:class="page"/>
          <draw:frame presentation:style-name="pr5" draw:text-style-name="P6" draw:layer="layout" svg:width="14.518cm" svg:height="11.411cm" svg:x="3.249cm" svg:y="14.13cm" presentation:class="notes" presentation:placeholder="true">
            <draw:text-box/>
          </draw:frame>
        </presentation:notes>
      </draw:page>
      <draw:page draw:name="page40"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Signal attributes</text:p>
          </draw:text-box>
        </draw:frame>
        <draw:frame presentation:style-name="pr6" draw:text-style-name="P19" draw:layer="layout" svg:width="24.369cm" svg:height="15.441cm" svg:x="2.058cm" svg:y="3.728cm" presentation:class="outline">
          <draw:text-box>
            <text:list text:style-name="L3">
              <text:list-item>
                <text:p text:style-name="P7"><text:span text:style-name="T9">Signal attributes are used to indicate special purpose signals</text:span></text:p>
              </text:list-item>
            </text:list>
            <text:list text:style-name="L3">
              <text:list-item>
                <text:p text:style-name="P7"><text:span text:style-name="T9">Signal attributes can be used by interconnect tool or autorouter in order to:</text:span></text:p>
              </text:list-item>
            </text:list>
            <text:list text:style-name="L5">
              <text:list-item>
                <text:list>
                  <text:list-item>
                    <text:p text:style-name="P16"><text:span text:style-name="T9">check signal compatibility</text:span></text:p>
                  </text:list-item>
                </text:list>
              </text:list-item>
            </text:list>
            <text:list text:style-name="L5">
              <text:list-item>
                <text:list>
                  <text:list-item>
                    <text:p text:style-name="P16"><text:span text:style-name="T9">make special interconnects</text:span></text:p>
                  </text:list-item>
                </text:list>
              </text:list-item>
            </text:list>
            <text:list text:style-name="L5">
              <text:list-item>
                <text:list>
                  <text:list-item>
                    <text:p text:style-name="P16"><text:span text:style-name="T9">allocate special hardware resources</text:span></text:p>
                  </text:list-item>
                </text:list>
              </text:list-item>
            </text:list>
            <text:list text:style-name="L5">
              <text:list-item>
                <text:list>
                  <text:list-item>
                    <text:p text:style-name="P16"><text:span text:style-name="T9">generate specific hardware logic</text:span></text:p>
                  </text:list-item>
                </text:list>
              </text:list-item>
            </text:list>
          </draw:text-box>
        </draw:frame>
        <presentation:notes draw:style-name="dp2">
          <draw:page-thumbnail draw:style-name="gr1" draw:layer="layout" svg:width="13.706cm" svg:height="10.28cm" svg:x="3.647cm" svg:y="2.853cm" draw:page-number="40" presentation:class="page"/>
          <draw:frame presentation:style-name="pr5" draw:text-style-name="P6" draw:layer="layout" svg:width="14.518cm" svg:height="11.411cm" svg:x="3.249cm" svg:y="14.13cm" presentation:class="notes" presentation:placeholder="true">
            <draw:text-box/>
          </draw:frame>
        </presentation:notes>
      </draw:page>
      <draw:page draw:name="page41"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draw:text-box>
            <text:p text:style-name="P4">CSL signal attributes</text:p>
          </draw:text-box>
        </draw:frame>
        <draw:frame draw:style-name="standard" draw:layer="layout" svg:width="10.994cm" svg:height="9.384cm" svg:x="9.322cm" svg:y="5.627cm">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706cm" svg:height="10.28cm" svg:x="3.647cm" svg:y="2.853cm" draw:page-number="41" presentation:class="page"/>
          <draw:frame presentation:style-name="pr5" draw:text-style-name="P6" draw:layer="layout" svg:width="14.518cm" svg:height="11.411cm" svg:x="3.249cm" svg:y="14.13cm" presentation:class="notes" presentation:placeholder="true">
            <draw:text-box/>
          </draw:frame>
        </presentation:notes>
      </draw:page>
      <draw:page draw:name="page42"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PORT</text:p>
          </draw:text-box>
        </draw:frame>
        <draw:frame presentation:style-name="pr6" draw:text-style-name="P19" draw:layer="layout" svg:width="24.369cm" svg:height="15.441cm" svg:x="2.058cm" svg:y="3.728cm" presentation:class="outline">
          <draw:text-box>
            <text:list text:style-name="L3">
              <text:list-item>
                <text:p text:style-name="P7"><text:span text:style-name="T9">CSL ports are CSL language constructs that specify the interface through which it communicates with other units in the same design space.</text:span></text:p>
              </text:list-item>
            </text:list>
            <text:list text:style-name="L3">
              <text:list-item>
                <text:p text:style-name="P15"><text:span text:style-name="T9">CSL ports can have different direction types :</text:span></text:p>
              </text:list-item>
            </text:list>
            <text:list text:style-name="L3">
              <text:list-item>
                <text:list>
                  <text:list-item>
                    <text:p text:style-name="P8"><text:span text:style-name="T9">input</text:span></text:p>
                  </text:list-item>
                </text:list>
              </text:list-item>
            </text:list>
            <text:list text:style-name="L3">
              <text:list-item>
                <text:list>
                  <text:list-item>
                    <text:p text:style-name="P8"><text:span text:style-name="T9">output</text:span></text:p>
                  </text:list-item>
                </text:list>
              </text:list-item>
            </text:list>
            <text:list text:style-name="L3">
              <text:list-item>
                <text:list>
                  <text:list-item>
                    <text:p text:style-name="P8"><text:span text:style-name="T9">bidirectional</text:span></text:p>
                  </text:list-item>
                </text:list>
              </text:list-item>
            </text:list>
            <text:list text:style-name="L3">
              <text:list-item>
                <text:p text:style-name="P15"><text:span text:style-name="T9">CSL ports can have same types as defined for signals</text:span></text:p>
              </text:list-item>
            </text:list>
          </draw:text-box>
        </draw:frame>
        <presentation:notes draw:style-name="dp2">
          <draw:page-thumbnail draw:style-name="gr1" draw:layer="layout" svg:width="13.706cm" svg:height="10.28cm" svg:x="3.647cm" svg:y="2.853cm" draw:page-number="42" presentation:class="page"/>
          <draw:frame presentation:style-name="pr5" draw:text-style-name="P6" draw:layer="layout" svg:width="14.518cm" svg:height="11.411cm" svg:x="3.249cm" svg:y="14.13cm" presentation:class="notes" presentation:placeholder="true">
            <draw:text-box/>
          </draw:frame>
        </presentation:notes>
      </draw:page>
      <draw:page draw:name="page43"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BITRANGE</text:p>
          </draw:text-box>
        </draw:frame>
        <draw:frame presentation:style-name="pr6" draw:text-style-name="P19" draw:layer="layout" svg:width="24.369cm" svg:height="15.441cm" svg:x="2.058cm" svg:y="3.728cm" presentation:class="outline" presentation:user-transformed="true">
          <draw:text-box>
            <text:list text:style-name="L3">
              <text:list-item>
                <text:p text:style-name="P7"><text:span text:style-name="T9">CSL language construct that specifies </text:span></text:p>
              </text:list-item>
            </text:list>
            <text:list text:style-name="L3">
              <text:list-item>
                <text:p text:style-name="P7"><text:span text:style-name="T9">Easy way to specify multidimensional signals and ports</text:span></text:p>
              </text:list-item>
            </text:list>
            <text:list text:style-name="L3">
              <text:list-item>
                <text:p text:style-name="P7"><text:span text:style-name="T9">There are available different range declaration types:</text:span></text:p>
              </text:list-item>
            </text:list>
            <text:list text:style-name="L3">
              <text:list-item>
                <text:list>
                  <text:list-item>
                    <text:p text:style-name="P8"><text:span text:style-name="T9">lower_limit, upper_limit</text:span></text:p>
                  </text:list-item>
                </text:list>
              </text:list-item>
            </text:list>
            <text:list text:style-name="L3">
              <text:list-item>
                <text:list>
                  <text:list-item>
                    <text:p text:style-name="P8"><text:span text:style-name="T9">width (implicitly lower_limit=0) </text:span></text:p>
                  </text:list-item>
                </text:list>
              </text:list-item>
            </text:list>
            <text:list text:style-name="L3">
              <text:list-item>
                <text:p text:style-name="P7"><text:span text:style-name="T9">width can be a constant or numeric expression</text:span></text:p>
              </text:list-item>
            </text:list>
          </draw:text-box>
        </draw:frame>
        <presentation:notes draw:style-name="dp2">
          <draw:page-thumbnail draw:style-name="gr1" draw:layer="layout" svg:width="13.706cm" svg:height="10.28cm" svg:x="3.647cm" svg:y="2.853cm" draw:page-number="43" presentation:class="page"/>
          <draw:frame presentation:style-name="pr5" draw:text-style-name="P6" draw:layer="layout" svg:width="14.518cm" svg:height="11.411cm" svg:x="3.249cm" svg:y="14.13cm" presentation:class="notes" presentation:placeholder="true">
            <draw:text-box/>
          </draw:frame>
        </presentation:notes>
      </draw:page>
      <draw:page draw:name="page44" draw:style-name="dp1" draw:master-page-name="cslc_5f_presentation_5f_template1" presentation:presentation-page-layout-name="AL2T1">
        <draw:frame presentation:style-name="pr3" draw:text-style-name="P4" draw:layer="layout" svg:width="23.912cm" svg:height="3.008cm" svg:x="2cm" svg:y="0.7cm" presentation:class="title">
          <draw:text-box>
            <text:p text:style-name="P4">CSL_BITRANGE</text:p>
          </draw:text-box>
        </draw:frame>
        <draw:frame presentation:style-name="pr6" draw:text-style-name="P19" draw:layer="layout" svg:width="24.369cm" svg:height="15.441cm" svg:x="2.058cm" svg:y="3.728cm" presentation:class="outline">
          <draw:text-box>
            <text:list text:style-name="L3">
              <text:list-item>
                <text:p text:style-name="P7"><text:span text:style-name="T9">concatenation of bitranges is possible</text:span></text:p>
              </text:list-item>
            </text:list>
            <text:list text:style-name="L3">
              <text:list-item>
                <text:p text:style-name="P7"><text:span text:style-name="T9">relation to other bitranges can be specified using offset</text:span></text:p>
              </text:list-item>
            </text:list>
            <text:list text:style-name="L3">
              <text:list-item>
                <text:p text:style-name="P7"><text:span text:style-name="T9">there are available functions to set and get parameters of a bitrange</text:span></text:p>
              </text:list-item>
            </text:list>
          </draw:text-box>
        </draw:frame>
        <presentation:notes draw:style-name="dp2">
          <draw:page-thumbnail draw:style-name="gr1" draw:layer="layout" svg:width="13.706cm" svg:height="10.28cm" svg:x="3.647cm" svg:y="2.853cm" draw:page-number="44" presentation:class="page"/>
          <draw:frame presentation:style-name="pr5" draw:text-style-name="P6" draw:layer="layout" svg:width="14.518cm" svg:height="11.411cm" svg:x="3.249cm" svg:y="14.13cm" presentation:class="notes" presentation:placeholder="true">
            <draw:text-box/>
          </draw:frame>
        </presentation:notes>
      </draw:page>
      <draw:page draw:name="page45" draw:style-name="dp1" draw:master-page-name="cslc_5f_presentation_5f_template1" presentation:presentation-page-layout-name="AL3T3" presentation:use-footer-name="ftr1" presentation:use-date-time-name="dtd1">
        <draw:frame presentation:style-name="pr3" draw:text-style-name="P4" draw:layer="layout" svg:width="23.912cm" svg:height="3.008cm" svg:x="2cm" svg:y="0.7cm" presentation:class="title">
          <draw:text-box>
            <text:p text:style-name="P4">Using bitranges</text:p>
          </draw:text-box>
        </draw:frame>
        <draw:frame presentation:style-name="pr6" draw:text-style-name="P57" draw:layer="layout" svg:width="11.891cm" svg:height="17.725cm" svg:x="2.058cm" svg:y="0.278cm" presentation:class="outline" presentation:user-transformed="true">
          <draw:text-box>
            <text:list text:style-name="L3">
              <text:list-item>
                <text:p text:style-name="P9"><text:span text:style-name="T48"/></text:p>
              </text:list-item>
            </text:list>
            <text:list text:style-name="L3">
              <text:list-item>
                <text:p text:style-name="P9"><text:span text:style-name="T48"/></text:p>
              </text:list-item>
            </text:list>
            <text:list text:style-name="L3">
              <text:list-item>
                <text:p text:style-name="P9"><text:span text:style-name="T48"/></text:p>
              </text:list-item>
            </text:list>
            <text:list text:style-name="L3">
              <text:list-item>
                <text:p text:style-name="P9"><text:span text:style-name="T48">//declaring bitranges</text:span></text:p>
              </text:list-item>
            </text:list>
            <text:list text:style-name="L3">
              <text:list-item>
                <text:p text:style-name="P9"><text:span text:style-name="T48">csl_bitrange brd(8); // creates a bitrange [7:0];</text:span></text:p>
              </text:list-item>
            </text:list>
            <text:list text:style-name="L3">
              <text:list-item>
                <text:p text:style-name="P9"><text:span text:style-name="T48">csl_bitrange brs(2); // creates a bitrange [1:0];</text:span></text:p>
              </text:list-item>
            </text:list>
            <text:list text:style-name="L3">
              <text:list-item>
                <text:p text:style-name="P9"><text:span text:style-name="T48">//adding operand to interface</text:span></text:p>
              </text:list-item>
            </text:list>
            <text:list text:style-name="L3">
              <text:list-item>
                <text:p text:style-name="P9"><text:span text:style-name="T48">csl_interface opifc{</text:span></text:p>
              </text:list-item>
            </text:list>
            <text:list text:style-name="L3">
              <text:list-item>
                <text:list>
                  <text:list-item>
                    <text:p text:style-name="P20"><text:span text:style-name="T48">csl_port a(input,brd), b(input,brd);</text:span></text:p>
                  </text:list-item>
                </text:list>
              </text:list-item>
            </text:list>
            <text:list text:style-name="L3">
              <text:list-item>
                <text:p text:style-name="P9"><text:span text:style-name="T48">}</text:span></text:p>
              </text:list-item>
            </text:list>
            <text:list text:style-name="L3">
              <text:list-item>
                <text:p text:style-name="P9"><text:span text:style-name="T48">//defining select signal interface</text:span></text:p>
              </text:list-item>
            </text:list>
            <text:list text:style-name="L3">
              <text:list-item>
                <text:p text:style-name="P9"><text:span text:style-name="T48">csl_interface selifc{</text:span></text:p>
              </text:list-item>
            </text:list>
            <text:list text:style-name="L3">
              <text:list-item>
                <text:list>
                  <text:list-item>
                    <text:p text:style-name="P20"><text:span text:style-name="T48">csl_port s(input,brs)</text:span></text:p>
                  </text:list-item>
                </text:list>
              </text:list-item>
            </text:list>
            <text:list text:style-name="L3">
              <text:list-item>
                <text:p text:style-name="P9"><text:span text:style-name="T48">//defining output interface</text:span></text:p>
              </text:list-item>
            </text:list>
            <text:list text:style-name="L3">
              <text:list-item>
                <text:p text:style-name="P9"><text:span text:style-name="T48">csl_interface outifc{</text:span></text:p>
              </text:list-item>
            </text:list>
            <text:list text:style-name="L3">
              <text:list-item>
                <text:list>
                  <text:list-item>
                    <text:p text:style-name="P20"><text:span text:style-name="T48">csl_port o(output, brd);</text:span></text:p>
                  </text:list-item>
                </text:list>
              </text:list-item>
            </text:list>
            <text:list text:style-name="L3">
              <text:list-item>
                <text:p text:style-name="P9"><text:span text:style-name="T49">}</text:span></text:p>
              </text:list-item>
            </text:list>
            <text:list text:style-name="L3">
              <text:list-item>
                <text:p text:style-name="P9"><text:span text:style-name="T48"/></text:p>
              </text:list-item>
            </text:list>
            <text:list text:style-name="L3">
              <text:list-item>
                <text:p text:style-name="P9"><text:span text:style-name="T49"/></text:p>
              </text:list-item>
            </text:list>
          </draw:text-box>
        </draw:frame>
        <draw:frame presentation:style-name="pr6" draw:text-style-name="P58" draw:layer="layout" svg:width="11.891cm" svg:height="15.441cm" svg:x="14.544cm" svg:y="3.728cm" presentation:class="outline" presentation:user-transformed="true">
          <draw:text-box>
            <text:list text:style-name="L3">
              <text:list-item>
                <text:p text:style-name="P9"><text:span text:style-name="T48">//defining arithmetic unit</text:span></text:p>
              </text:list-item>
            </text:list>
            <text:list text:style-name="L3">
              <text:list-item>
                <text:p text:style-name="P9"><text:span text:style-name="T48">csl_unit arith{</text:span></text:p>
              </text:list-item>
            </text:list>
            <text:list text:style-name="L3">
              <text:list-item>
                <text:list>
                  <text:list-item>
                    <text:p text:style-name="P20"><text:span text:style-name="T48">opifc opifc0;</text:span></text:p>
                  </text:list-item>
                </text:list>
              </text:list-item>
            </text:list>
            <text:list text:style-name="L3">
              <text:list-item>
                <text:list>
                  <text:list-item>
                    <text:p text:style-name="P20"><text:span text:style-name="T48">selifc selifc0;</text:span></text:p>
                  </text:list-item>
                </text:list>
              </text:list-item>
            </text:list>
            <text:list text:style-name="L3">
              <text:list-item>
                <text:list>
                  <text:list-item>
                    <text:p text:style-name="P20"><text:span text:style-name="T48">outifc outifc0;</text:span></text:p>
                  </text:list-item>
                </text:list>
              </text:list-item>
            </text:list>
            <text:list text:style-name="L3">
              <text:list-item>
                <text:list>
                  <text:list-item>
                    <text:p text:style-name="P20"><text:span text:style-name="T48">arith(){</text:span></text:p>
                  </text:list-item>
                </text:list>
              </text:list-item>
            </text:list>
            <text:list text:style-name="L3">
              <text:list-item>
                <text:list>
                  <text:list-item>
                    <text:p text:style-name="P20"><text:span text:style-name="T48">} </text:span></text:p>
                  </text:list-item>
                </text:list>
              </text:list-item>
            </text:list>
            <text:list text:style-name="L3">
              <text:list-item>
                <text:p text:style-name="P9"><text:span text:style-name="T48">};</text:span></text:p>
              </text:list-item>
            </text:list>
            <text:list text:style-name="L3">
              <text:list-item>
                <text:p text:style-name="P9"><text:span text:style-name="T48">//defining logic unit</text:span></text:p>
              </text:list-item>
            </text:list>
            <text:list text:style-name="L3">
              <text:list-item>
                <text:p text:style-name="P9"><text:span text:style-name="T48">csl_unit logic{</text:span></text:p>
              </text:list-item>
            </text:list>
            <text:list text:style-name="L3">
              <text:list-item>
                <text:list>
                  <text:list-item>
                    <text:p text:style-name="P20"><text:span text:style-name="T48">opifc opifc0;</text:span></text:p>
                  </text:list-item>
                </text:list>
              </text:list-item>
            </text:list>
            <text:list text:style-name="L3">
              <text:list-item>
                <text:list>
                  <text:list-item>
                    <text:p text:style-name="P20"><text:span text:style-name="T48">selifc selifc0;</text:span></text:p>
                  </text:list-item>
                </text:list>
              </text:list-item>
            </text:list>
            <text:list text:style-name="L3">
              <text:list-item>
                <text:list>
                  <text:list-item>
                    <text:p text:style-name="P20"><text:span text:style-name="T48">outifc outifc0;</text:span></text:p>
                  </text:list-item>
                </text:list>
              </text:list-item>
            </text:list>
            <text:list text:style-name="L3">
              <text:list-item>
                <text:list>
                  <text:list-item>
                    <text:p text:style-name="P20"><text:span text:style-name="T48">logic(){}</text:span></text:p>
                  </text:list-item>
                </text:list>
              </text:list-item>
            </text:list>
            <text:list text:style-name="L3">
              <text:list-item>
                <text:p text:style-name="P9"><text:span text:style-name="T48">};</text:span></text:p>
              </text:list-item>
            </text:list>
          </draw:text-box>
        </draw:frame>
        <presentation:notes draw:style-name="dp2">
          <draw:page-thumbnail draw:style-name="gr1" draw:layer="layout" svg:width="13.706cm" svg:height="10.28cm" svg:x="3.647cm" svg:y="2.853cm" draw:page-number="45" presentation:class="page"/>
          <draw:frame presentation:style-name="pr5" draw:text-style-name="P6" draw:layer="layout" svg:width="14.518cm" svg:height="11.411cm" svg:x="3.249cm" svg:y="14.13cm" presentation:class="notes" presentation:placeholder="true">
            <draw:text-box/>
          </draw:frame>
        </presentation:notes>
      </draw:page>
      <draw:page draw:name="page46"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033cm" svg:y="0.742cm" presentation:class="title" presentation:user-transformed="true">
          <draw:text-box>
            <text:p text:style-name="P4">Bitranges</text:p>
          </draw:text-box>
        </draw:frame>
        <draw:frame presentation:style-name="pr6" draw:text-style-name="P54" draw:layer="layout" svg:width="24.369cm" svg:height="15.441cm" svg:x="2.058cm" svg:y="3.728cm" presentation:class="outline">
          <draw:text-box>
            <text:list text:style-name="L3">
              <text:list-item>
                <text:p text:style-name="P9"><text:span text:style-name="T9">Bitranges can be added to the following objects:</text:span></text:p>
              </text:list-item>
            </text:list>
            <text:list text:style-name="L3">
              <text:list-item>
                <text:p text:style-name="P15"><text:span text:style-name="T9">Field</text:span></text:p>
              </text:list-item>
            </text:list>
            <text:list text:style-name="L3">
              <text:list-item>
                <text:p text:style-name="P7"><text:span text:style-name="T9">Signal</text:span></text:p>
              </text:list-item>
            </text:list>
            <text:list text:style-name="L3">
              <text:list-item>
                <text:p text:style-name="P7"><text:span text:style-name="T9">Register</text:span></text:p>
              </text:list-item>
            </text:list>
            <text:list text:style-name="L3">
              <text:list-item>
                <text:p text:style-name="P7"><text:span text:style-name="T9">Port</text:span></text:p>
              </text:list-item>
            </text:list>
            <text:list text:style-name="L3">
              <text:list-item>
                <text:p text:style-name="P7"><text:span text:style-name="T9">Instruction format</text:span></text:p>
              </text:list-item>
            </text:list>
            <text:list text:style-name="L3">
              <text:list-item>
                <text:p text:style-name="P7"><text:span text:style-name="T9">Instruction</text:span></text:p>
              </text:list-item>
            </text:list>
          </draw:text-box>
        </draw:frame>
        <presentation:notes draw:style-name="dp2">
          <draw:page-thumbnail draw:style-name="gr1" draw:layer="layout" svg:width="13.706cm" svg:height="10.28cm" svg:x="3.647cm" svg:y="2.853cm" draw:page-number="46" presentation:class="page"/>
          <draw:frame presentation:style-name="pr5" draw:text-style-name="P6" draw:layer="layout" svg:width="14.518cm" svg:height="11.411cm" svg:x="3.249cm" svg:y="14.13cm" presentation:class="notes" presentation:placeholder="true">
            <draw:text-box/>
          </draw:frame>
        </presentation:notes>
      </draw:page>
      <draw:page draw:name="page47"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presentation:user-transformed="true">
          <draw:text-box>
            <text:p text:style-name="P4">An enum can be associated with <text:s/>a field</text:p>
          </draw:text-box>
        </draw:frame>
        <draw:frame presentation:style-name="pr6" draw:text-style-name="P7" draw:layer="layout" svg:width="24.369cm" svg:height="15.441cm" svg:x="2.058cm" svg:y="3.728cm" presentation:class="outline">
          <draw:text-box>
            <text:list text:style-name="L3">
              <text:list-item>
                <text:p text:style-name="P7">Example:</text:p>
              </text:list-item>
            </text:list>
            <text:list text:style-name="L3">
              <text:list-item>
                <text:p text:style-name="P9"><text:span text:style-name="T50">csl_enum</text:span><text:span text:style-name="T48"> e_enum{</text:span></text:p>
              </text:list-item>
            </text:list>
            <text:list text:style-name="L3">
              <text:list-item>
                <text:p text:style-name="P9"><text:span text:style-name="T48">ADD,</text:span></text:p>
              </text:list-item>
            </text:list>
            <text:list text:style-name="L3">
              <text:list-item>
                <text:p text:style-name="P9"><text:span text:style-name="T48">SUB</text:span></text:p>
              </text:list-item>
            </text:list>
            <text:list text:style-name="L3">
              <text:list-item>
                <text:p text:style-name="P9"><text:span text:style-name="T48">};</text:span></text:p>
              </text:list-item>
            </text:list>
            <text:list text:style-name="L3">
              <text:list-item>
                <text:p text:style-name="P9"><text:span text:style-name="T50">csl_field</text:span><text:span text:style-name="T48"> field(5,e_enum);</text:span></text:p>
              </text:list-item>
            </text:list>
          </draw:text-box>
        </draw:frame>
        <presentation:notes draw:style-name="dp2">
          <draw:page-thumbnail draw:style-name="gr1" draw:layer="layout" svg:width="13.706cm" svg:height="10.28cm" svg:x="3.647cm" svg:y="2.853cm" draw:page-number="47" presentation:class="page"/>
          <draw:frame presentation:style-name="pr5" draw:text-style-name="P6" draw:layer="layout" svg:width="14.518cm" svg:height="11.411cm" svg:x="3.249cm" svg:y="14.13cm" presentation:class="notes" presentation:placeholder="true">
            <draw:text-box/>
          </draw:frame>
        </presentation:notes>
      </draw:page>
      <draw:page draw:name="page48"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draw:text-box>
            <text:p text:style-name="P4">Using bitranges</text:p>
          </draw:text-box>
        </draw:frame>
        <draw:custom-shape draw:style-name="gr29" draw:text-style-name="P26" draw:layer="layout" svg:width="5.308cm" svg:height="4.238cm" svg:x="13.064cm" svg:y="5.241cm">
          <text:p text:style-name="P4"/>
          <draw:enhanced-geometry svg:viewBox="0 0 21600 21600" draw:type="rectangle" draw:enhanced-path="M 0 0 L 21600 0 21600 21600 0 21600 0 0 Z N"/>
        </draw:custom-shape>
        <draw:custom-shape draw:style-name="gr29" draw:text-style-name="P26" draw:layer="layout" svg:width="5.308cm" svg:height="4.238cm" svg:x="13.037cm" svg:y="11.041cm">
          <text:p text:style-name="P4"/>
          <draw:enhanced-geometry svg:viewBox="0 0 21600 21600" draw:type="rectangle" draw:enhanced-path="M 0 0 L 21600 0 21600 21600 0 21600 0 0 Z N"/>
        </draw:custom-shape>
        <draw:custom-shape draw:style-name="gr30" draw:text-style-name="P26" draw:id="id33" draw:layer="layout" svg:width="1.015cm" svg:height="1.962cm" svg:x="13.063cm" svg:y="6.408cm">
          <text:p text:style-name="P4"/>
          <draw:enhanced-geometry svg:viewBox="0 0 21600 21600" draw:type="rectangle" draw:enhanced-path="M 0 0 L 21600 0 21600 21600 0 21600 0 0 Z N"/>
        </draw:custom-shape>
        <draw:custom-shape draw:style-name="gr30" draw:text-style-name="P26" draw:layer="layout" svg:width="1.041cm" svg:height="2.077cm" svg:x="17.337cm" svg:y="6.482cm">
          <text:p text:style-name="P4"/>
          <draw:enhanced-geometry svg:viewBox="0 0 21600 21600" draw:type="rectangle" draw:enhanced-path="M 0 0 L 21600 0 21600 21600 0 21600 0 0 Z N"/>
        </draw:custom-shape>
        <draw:custom-shape draw:style-name="gr30" draw:text-style-name="P26" draw:id="id35" draw:layer="layout" svg:width="1.04cm" svg:height="2.076cm" svg:x="13.038cm" svg:y="12.18cm">
          <text:p text:style-name="P4"/>
          <draw:enhanced-geometry svg:viewBox="0 0 21600 21600" draw:type="rectangle" draw:enhanced-path="M 0 0 L 21600 0 21600 21600 0 21600 0 0 Z N"/>
        </draw:custom-shape>
        <draw:custom-shape draw:style-name="gr30" draw:text-style-name="P26" draw:layer="layout" svg:width="1.041cm" svg:height="2.076cm" svg:x="17.319cm" svg:y="12.087cm">
          <text:p text:style-name="P4"/>
          <draw:enhanced-geometry svg:viewBox="0 0 21600 21600" draw:type="rectangle" draw:enhanced-path="M 0 0 L 21600 0 21600 21600 0 21600 0 0 Z N"/>
        </draw:custom-shape>
        <draw:line draw:style-name="gr31" draw:text-style-name="P26" draw:layer="layout" svg:x1="18.345cm" svg:y1="13.058cm" svg:x2="19.94cm" svg:y2="13.058cm">
          <text:p text:style-name="P4"/>
        </draw:line>
        <draw:frame draw:style-name="gr32" draw:text-style-name="P59" draw:layer="layout" svg:width="2.034cm" svg:height="1.733cm" svg:x="16.286cm" svg:y="5.334cm">
          <draw:text-box>
            <text:p text:style-name="P4"><text:span text:style-name="T51">outifc</text:span></text:p>
          </draw:text-box>
        </draw:frame>
        <draw:frame draw:style-name="gr33" draw:text-style-name="P59" draw:layer="layout" svg:width="1.982cm" svg:height="1.733cm" svg:x="13.077cm" svg:y="11.06cm">
          <draw:text-box>
            <text:p text:style-name="P4"><text:span text:style-name="T51">opifc</text:span></text:p>
          </draw:text-box>
        </draw:frame>
        <draw:frame draw:style-name="gr32" draw:text-style-name="P59" draw:layer="layout" svg:width="2.03cm" svg:height="1.733cm" svg:x="16.31cm" svg:y="11.084cm">
          <draw:text-box>
            <text:p text:style-name="P4"><text:span text:style-name="T51">outifc</text:span></text:p>
          </draw:text-box>
        </draw:frame>
        <draw:frame draw:style-name="gr34" draw:text-style-name="P59" draw:layer="layout" svg:width="2.098cm" svg:height="0.992cm" svg:x="13.099cm" svg:y="5.236cm">
          <draw:text-box>
            <text:p text:style-name="P4"><text:span text:style-name="T51">opifc</text:span></text:p>
          </draw:text-box>
        </draw:frame>
        <draw:frame draw:style-name="gr32" draw:text-style-name="P59" draw:layer="layout" svg:width="1.548cm" svg:height="0.992cm" svg:x="15.086cm" svg:y="6.637cm">
          <draw:text-box>
            <text:p text:style-name="P4"><text:span text:style-name="T51">u1</text:span></text:p>
          </draw:text-box>
        </draw:frame>
        <draw:frame draw:style-name="gr35" draw:text-style-name="P59" draw:layer="layout" svg:width="1.567cm" svg:height="0.992cm" svg:x="14.928cm" svg:y="12.324cm">
          <draw:text-box>
            <text:p text:style-name="P4"><text:span text:style-name="T51">u2</text:span></text:p>
          </draw:text-box>
        </draw:frame>
        <draw:line draw:style-name="gr31" draw:text-style-name="P26" draw:layer="layout" svg:x1="18.346cm" svg:y1="7.524cm" svg:x2="19.941cm" svg:y2="7.524cm">
          <text:p text:style-name="P4"/>
        </draw:line>
        <draw:line draw:style-name="gr31" draw:text-style-name="P26" draw:layer="layout" svg:x1="18.346cm" svg:y1="13.058cm" svg:x2="19.941cm" svg:y2="13.058cm">
          <text:p text:style-name="P4"/>
        </draw:line>
        <draw:line draw:style-name="gr31" draw:text-style-name="P26" draw:layer="layout" svg:x1="18.346cm" svg:y1="13.058cm" svg:x2="19.941cm" svg:y2="13.058cm">
          <text:p text:style-name="P4"/>
        </draw:line>
        <draw:custom-shape draw:style-name="gr30" draw:text-style-name="P26" draw:id="id31" draw:layer="layout" svg:width="1.041cm" svg:height="0.962cm" svg:x="15.253cm" svg:y="8.558cm">
          <text:p text:style-name="P4"/>
          <draw:enhanced-geometry svg:viewBox="0 0 21600 21600" draw:type="rectangle" draw:enhanced-path="M 0 0 L 21600 0 21600 21600 0 21600 0 0 Z N"/>
        </draw:custom-shape>
        <draw:custom-shape draw:style-name="gr30" draw:text-style-name="P26" draw:id="id32" draw:layer="layout" svg:width="1.041cm" svg:height="0.962cm" svg:x="15.294cm" svg:y="14.271cm">
          <text:p text:style-name="P4"/>
          <draw:enhanced-geometry svg:viewBox="0 0 21600 21600" draw:type="rectangle" draw:enhanced-path="M 0 0 L 21600 0 21600 21600 0 21600 0 0 Z N"/>
        </draw:custom-shape>
        <draw:frame draw:style-name="gr32" draw:text-style-name="P59" draw:layer="layout" svg:width="2.034cm" svg:height="1.733cm" svg:x="14.803cm" svg:y="7.54cm">
          <draw:text-box>
            <text:p text:style-name="P4"><text:span text:style-name="T51">selifc</text:span></text:p>
          </draw:text-box>
        </draw:frame>
        <draw:frame draw:style-name="gr32" draw:text-style-name="P59" draw:layer="layout" svg:width="2.034cm" svg:height="1.733cm" svg:x="14.643cm" svg:y="13.194cm">
          <draw:text-box>
            <text:p text:style-name="P4"><text:span text:style-name="T51">selifc</text:span></text:p>
          </draw:text-box>
        </draw:frame>
        <draw:connector draw:style-name="gr36" draw:text-style-name="P26" draw:layer="layout" svg:x1="8.221cm" svg:y1="9.993cm" svg:x2="15.773cm" svg:y2="9.52cm" draw:end-shape="id31" draw:end-glue-point="2">
          <text:p text:style-name="P4"/>
        </draw:connector>
        <draw:connector draw:style-name="gr36" draw:text-style-name="P26" draw:layer="layout" svg:x1="9.536cm" svg:y1="9.982cm" svg:x2="15.814cm" svg:y2="15.233cm" draw:end-shape="id32" draw:end-glue-point="2">
          <text:p text:style-name="P4"/>
        </draw:connector>
        <draw:connector draw:style-name="gr36" draw:text-style-name="P26" draw:id="id34" draw:layer="layout" draw:type="line" svg:x1="8.299cm" svg:y1="7.376cm" svg:x2="13.063cm" svg:y2="7.389cm" draw:end-shape="id33" draw:end-glue-point="3">
          <text:p text:style-name="P4"/>
        </draw:connector>
        <draw:connector draw:style-name="gr36" draw:text-style-name="P26" draw:layer="layout" svg:x1="10.681cm" svg:y1="7.382cm" svg:x2="13.038cm" svg:y2="13.218cm" draw:start-shape="id34" draw:start-glue-point="0" draw:end-shape="id35" draw:end-glue-point="3">
          <text:p text:style-name="P4"/>
        </draw:connector>
        <draw:line draw:style-name="gr36" draw:text-style-name="P26" draw:layer="layout" svg:x1="9.536cm" svg:y1="7.777cm" svg:x2="9.937cm" svg:y2="7.015cm">
          <text:p text:style-name="P4"/>
        </draw:line>
        <draw:frame draw:style-name="gr37" draw:text-style-name="P59" draw:layer="layout" svg:width="0.882cm" svg:height="1.254cm" svg:x="9.255cm" svg:y="5.973cm">
          <draw:text-box>
            <text:p text:style-name="P4"><text:span text:style-name="T51">8</text:span></text:p>
          </draw:text-box>
        </draw:frame>
        <draw:line draw:style-name="gr36" draw:text-style-name="P26" draw:layer="layout" svg:x1="19.077cm" svg:y1="8.017cm" svg:x2="19.478cm" svg:y2="7.255cm">
          <text:p text:style-name="P4"/>
        </draw:line>
        <draw:frame draw:style-name="gr38" draw:text-style-name="P59" draw:layer="layout" svg:width="0.882cm" svg:height="0.992cm" svg:x="18.796cm" svg:y="6.213cm">
          <draw:text-box draw:corner-radius="10.623cm">
            <text:p text:style-name="P4"><text:span text:style-name="T51">8</text:span></text:p>
          </draw:text-box>
        </draw:frame>
        <draw:line draw:style-name="gr36" draw:text-style-name="P26" draw:layer="layout" svg:x1="19.037cm" svg:y1="13.43cm" svg:x2="19.438cm" svg:y2="12.668cm">
          <text:p text:style-name="P4"/>
        </draw:line>
        <draw:frame draw:style-name="gr38" draw:text-style-name="P59" draw:layer="layout" svg:width="0.882cm" svg:height="0.992cm" svg:x="18.756cm" svg:y="11.626cm">
          <draw:text-box>
            <text:p text:style-name="P4"><text:span text:style-name="T51">8</text:span></text:p>
          </draw:text-box>
        </draw:frame>
        <draw:frame draw:style-name="gr39" draw:text-style-name="P59" draw:layer="layout" svg:width="1.523cm" svg:height="0.992cm" svg:x="6.369cm" svg:y="6.816cm">
          <draw:text-box>
            <text:p text:style-name="P4"><text:span text:style-name="T51">op</text:span></text:p>
          </draw:text-box>
        </draw:frame>
        <draw:frame draw:style-name="gr39" draw:text-style-name="P59" draw:layer="layout" svg:width="1.483cm" svg:height="0.992cm" svg:x="6.409cm" svg:y="9.501cm">
          <draw:text-box>
            <text:p text:style-name="P4"><text:span text:style-name="T51">sel</text:span></text:p>
          </draw:text-box>
        </draw:frame>
        <draw:ellipse draw:style-name="gr31" draw:text-style-name="P26" draw:layer="layout" svg:width="0.32cm" svg:height="0.36cm" svg:x="10.458cm" svg:y="7.176cm">
          <text:p text:style-name="P4"/>
        </draw:ellipse>
        <draw:ellipse draw:style-name="gr31" draw:text-style-name="P26" draw:layer="layout" svg:width="0.321cm" svg:height="0.361cm" svg:x="9.335cm" svg:y="9.781cm">
          <text:p text:style-name="P4"/>
        </draw:ellipse>
        <draw:line draw:style-name="gr36" draw:text-style-name="P26" draw:layer="layout" svg:x1="8.633cm" svg:y1="10.339cm" svg:x2="9.034cm" svg:y2="9.577cm">
          <text:p text:style-name="P4"/>
        </draw:line>
        <draw:frame draw:style-name="gr37" draw:text-style-name="P59" draw:layer="layout" svg:width="0.882cm" svg:height="1.254cm" svg:x="8.352cm" svg:y="8.535cm">
          <draw:text-box>
            <text:p text:style-name="P4"><text:span text:style-name="T51">2</text:span></text:p>
          </draw:text-box>
        </draw:frame>
        <presentation:notes draw:style-name="dp2">
          <draw:page-thumbnail draw:style-name="gr1" draw:layer="layout" svg:width="13.706cm" svg:height="10.28cm" svg:x="3.647cm" svg:y="2.853cm" draw:page-number="48" presentation:class="page"/>
          <draw:frame presentation:style-name="pr5" draw:text-style-name="P6" draw:layer="layout" svg:width="14.518cm" svg:height="11.411cm" svg:x="3.249cm" svg:y="14.13cm" presentation:class="notes" presentation:placeholder="true">
            <draw:text-box/>
          </draw:frame>
        </presentation:notes>
      </draw:page>
      <draw:page draw:name="page49"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Specifying offset</text:p>
          </draw:text-box>
        </draw:frame>
        <draw:frame presentation:style-name="pr6" draw:text-style-name="P60" draw:layer="layout" svg:width="24.369cm" svg:height="15.441cm" svg:x="2.058cm" svg:y="3.728cm" presentation:class="outline">
          <draw:text-box>
            <text:list text:style-name="L3">
              <text:list-item>
                <text:p text:style-name="P23"><text:span text:style-name="T52">csl_unit</text:span><text:span text:style-name="T53"> _2bit_flip_flop{</text:span></text:p>
              </text:list-item>
            </text:list>
            <text:list text:style-name="L3">
              <text:list-item>
                <text:p text:style-name="P23"><text:span text:style-name="T52">csl_port</text:span><text:span text:style-name="T53"> p_data(input);</text:span></text:p>
              </text:list-item>
            </text:list>
            <text:list text:style-name="L3">
              <text:list-item>
                <text:p text:style-name="P23"><text:span text:style-name="T52">csl_port</text:span><text:span text:style-name="T53"> p_clock(input)</text:span></text:p>
              </text:list-item>
            </text:list>
            <text:list text:style-name="L3">
              <text:list-item>
                <text:p text:style-name="P23"><text:span text:style-name="T53"><text:s text:c="2"/></text:span><text:span text:style-name="T53">_2bit_flip_flop() {</text:span></text:p>
              </text:list-item>
            </text:list>
            <text:list text:style-name="L3">
              <text:list-item>
                <text:p text:style-name="P23"><text:span text:style-name="T53"><text:s text:c="3"/></text:span><text:span text:style-name="T53"><text:tab/></text:span><text:span text:style-name="T53">p_data.</text:span><text:span text:style-name="T52">set_width</text:span><text:span text:style-name="T53">(2);</text:span></text:p>
              </text:list-item>
            </text:list>
            <text:list text:style-name="L3">
              <text:list-item>
                <text:p text:style-name="P23"><text:span text:style-name="T53"><text:s text:c="2"/></text:span><text:span text:style-name="T53">}</text:span></text:p>
              </text:list-item>
            </text:list>
            <text:list text:style-name="L3">
              <text:list-item>
                <text:p text:style-name="P23"><text:span text:style-name="T53">};</text:span></text:p>
              </text:list-item>
            </text:list>
            <text:list text:style-name="L3">
              <text:list-item>
                <text:p text:style-name="P23"><text:span text:style-name="T53">:</text:span></text:p>
              </text:list-item>
            </text:list>
            <text:list text:style-name="L3">
              <text:list-item>
                <text:p text:style-name="P23"><text:span text:style-name="T53">:</text:span></text:p>
              </text:list-item>
            </text:list>
            <text:list text:style-name="L3">
              <text:list-item>
                <text:p text:style-name="P23"><text:span text:style-name="T54"><text:s/></text:span><text:span text:style-name="T53">_2bit_flip_flop ff_</text:span><text:span text:style-name="T52">[[a-c]]</text:span><text:span text:style-name="T53">(.data(in_</text:span><text:span text:style-name="T52">[\1</text:span><text:span text:style-name="T55">]</text:span><text:span text:style-name="T53">),.enable(enable), .clock(clk_</text:span><text:span text:style-name="T52">[\1]</text:span><text:span text:style-name="T53">),.q(out_</text:span><text:span text:style-name="T55">[\1</text:span><text:span text:style-name="T52">]</text:span><text:span text:style-name="T53">)));</text:span></text:p>
              </text:list-item>
            </text:list>
            <text:list text:style-name="L3">
              <text:list-item>
                <text:p text:style-name="P23"><text:span text:style-name="T53">decoder decoder(.dec_in(dec_in),.dec_out(dec_out)));</text:span></text:p>
              </text:list-item>
            </text:list>
            <text:list text:style-name="L3">
              <text:list-item>
                <text:p text:style-name="P23"><text:span text:style-name="T53">out_b.</text:span><text:span text:style-name="T54">set_offset</text:span><text:span text:style-name="T53">(2);</text:span></text:p>
              </text:list-item>
            </text:list>
            <text:list text:style-name="L3">
              <text:list-item>
                <text:p text:style-name="P23"><text:span text:style-name="T53">out_c.</text:span><text:span text:style-name="T54">set_offset</text:span><text:span text:style-name="T53">(4);</text:span></text:p>
              </text:list-item>
            </text:list>
            <text:list text:style-name="L3">
              <text:list-item>
                <text:p text:style-name="P23"><text:span text:style-name="T53">csl_list(</text:span><text:span text:style-name="T56">ff_</text:span><text:span text:style-name="T55">[[a-c]]</text:span><text:span text:style-name="T56">).connect(dcd.d_in);</text:span></text:p>
              </text:list-item>
            </text:list>
          </draw:text-box>
        </draw:frame>
        <presentation:notes draw:style-name="dp2">
          <draw:page-thumbnail draw:style-name="gr1" draw:layer="layout" svg:width="13.706cm" svg:height="10.28cm" svg:x="3.647cm" svg:y="2.853cm" draw:page-number="49" presentation:class="page"/>
          <draw:frame presentation:style-name="pr5" draw:text-style-name="P6" draw:layer="layout" svg:width="14.518cm" svg:height="11.411cm" svg:x="3.249cm" svg:y="14.13cm" presentation:class="notes" presentation:placeholder="true">
            <draw:text-box/>
          </draw:frame>
        </presentation:notes>
      </draw:page>
      <draw:page draw:name="page50"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Specifying offset</text:p>
          </draw:text-box>
        </draw:frame>
        <draw:frame presentation:style-name="pr19" draw:text-style-name="P61" draw:layer="layout" svg:width="24.515cm" svg:height="14.332cm" svg:x="1.985cm" svg:y="3.919cm" presentation:class="outline" presentation:user-transformed="true">
          <draw:text-box>
            <text:list text:style-name="L3">
              <text:list-item>
                <text:p text:id="id210" text:style-name="P23"><text:span text:style-name="T57">csl_unit</text:span><text:span text:style-name="T58"> _2bit_flip_flop{</text:span></text:p>
              </text:list-item>
            </text:list>
            <text:list text:style-name="L3">
              <text:list-item>
                <text:p text:style-name="P23"><text:span text:style-name="T59">csl_port</text:span><text:span text:style-name="T60"> p_data(input);</text:span></text:p>
              </text:list-item>
            </text:list>
            <text:list text:style-name="L3">
              <text:list-item>
                <text:p text:style-name="P23"><text:span text:style-name="T59">csl_port</text:span><text:span text:style-name="T60"> p_clock(input)</text:span></text:p>
              </text:list-item>
            </text:list>
            <text:list text:style-name="L3">
              <text:list-item>
                <text:p text:style-name="P23"><text:span text:style-name="T60"><text:s text:c="2"/></text:span><text:span text:style-name="T60">_2bit_flip_flop() {</text:span></text:p>
              </text:list-item>
            </text:list>
            <text:list text:style-name="L3">
              <text:list-item>
                <text:p text:style-name="P23"><text:span text:style-name="T60"><text:s text:c="3"/></text:span><text:span text:style-name="T60"><text:tab/></text:span><text:span text:style-name="T60">p_data.</text:span><text:span text:style-name="T59">set_width</text:span><text:span text:style-name="T60">(2);</text:span></text:p>
              </text:list-item>
            </text:list>
            <text:list text:style-name="L3">
              <text:list-item>
                <text:p text:style-name="P23"><text:span text:style-name="T60"><text:s text:c="2"/></text:span><text:span text:style-name="T60">}</text:span></text:p>
              </text:list-item>
            </text:list>
            <text:list text:style-name="L3">
              <text:list-item>
                <text:p text:style-name="P23"><text:span text:style-name="T60">};</text:span></text:p>
              </text:list-item>
            </text:list>
            <text:list text:style-name="L3">
              <text:list-item>
                <text:p text:style-name="P23"><text:span text:style-name="T60">:</text:span></text:p>
              </text:list-item>
            </text:list>
            <text:list text:style-name="L3">
              <text:list-item>
                <text:p text:style-name="P23"><text:span text:style-name="T60">:</text:span></text:p>
              </text:list-item>
            </text:list>
            <text:list text:style-name="L3">
              <text:list-item>
                <text:p text:style-name="P23"><text:span text:style-name="T61"><text:s/></text:span><text:span text:style-name="T60">_2bit_flip_flop ff_</text:span><text:span text:style-name="T59">[[a-c]]</text:span><text:span text:style-name="T60">(.data(in_</text:span><text:span text:style-name="T59">[\1</text:span><text:span text:style-name="T62">]</text:span><text:span text:style-name="T60">),.enable(enable), .clock(clk_</text:span><text:span text:style-name="T59">[\1]</text:span><text:span text:style-name="T60">),.q(out_</text:span><text:span text:style-name="T62">[\1</text:span><text:span text:style-name="T59">]</text:span><text:span text:style-name="T60">)));</text:span></text:p>
              </text:list-item>
            </text:list>
            <text:list text:style-name="L3">
              <text:list-item>
                <text:p text:style-name="P23"><text:span text:style-name="T60">decoder decoder(.dec_in(dec_in),.dec_out(dec_out)));</text:span></text:p>
              </text:list-item>
            </text:list>
            <text:list text:style-name="L3">
              <text:list-item>
                <text:p text:style-name="P23"><text:span text:style-name="T60">out_b.</text:span><text:span text:style-name="T61">set_offset</text:span><text:span text:style-name="T60">(2);</text:span></text:p>
              </text:list-item>
            </text:list>
            <text:list text:style-name="L3">
              <text:list-item>
                <text:p text:style-name="P23"><text:span text:style-name="T60">out_c.</text:span><text:span text:style-name="T61">set_offset</text:span><text:span text:style-name="T60">(4);</text:span></text:p>
              </text:list-item>
            </text:list>
            <text:list text:style-name="L3">
              <text:list-item>
                <text:p text:style-name="P23"><text:span text:style-name="T60">csl_list(</text:span><text:span text:style-name="T63">ff_</text:span><text:span text:style-name="T62">[[a-c]]</text:span><text:span text:style-name="T63">).connect(dcd.d_in);</text:span></text:p>
              </text:list-item>
            </text:list>
          </draw:text-box>
        </draw:frame>
        <draw:custom-shape draw:style-name="gr40" draw:text-style-name="P63" draw:id="id211" draw:layer="layout" svg:width="2.92cm" svg:height="1.574cm" svg:x="14.61cm" svg:y="12.158cm">
          <text:p text:style-name="P62"><text:span text:style-name="T64">flip_flop_a</text:span></text:p>
          <draw:enhanced-geometry svg:viewBox="0 0 21600 21600" draw:mirror-horizontal="false" draw:mirror-vertical="false" draw:type="rectangle" draw:enhanced-path="M 0 0 L 21600 0 21600 21600 0 21600 0 0 Z N"/>
        </draw:custom-shape>
        <draw:custom-shape draw:style-name="gr41" draw:text-style-name="P63" draw:id="id213" draw:layer="layout" svg:width="2.94cm" svg:height="1.573cm" svg:x="14.61cm" svg:y="14.425cm">
          <text:p text:style-name="P62"><text:span text:style-name="T64">flip_flop_b</text:span></text:p>
          <draw:enhanced-geometry svg:viewBox="0 0 21600 21600" draw:mirror-horizontal="false" draw:mirror-vertical="false" draw:type="rectangle" draw:enhanced-path="M 0 0 L 21600 0 21600 21600 0 21600 0 0 Z N"/>
        </draw:custom-shape>
        <draw:custom-shape draw:style-name="gr42" draw:text-style-name="P63" draw:id="id222" draw:layer="layout" svg:width="2.9cm" svg:height="1.574cm" svg:x="14.61cm" svg:y="16.692cm">
          <text:p text:style-name="P62"><text:span text:style-name="T64">flip_flop_c</text:span></text:p>
          <draw:enhanced-geometry svg:viewBox="0 0 21600 21600" draw:mirror-horizontal="false" draw:mirror-vertical="false" draw:type="rectangle" draw:enhanced-path="M 0 0 L 21600 0 21600 21600 0 21600 0 0 Z N"/>
        </draw:custom-shape>
        <draw:custom-shape draw:style-name="gr43" draw:text-style-name="P63" draw:id="id224" draw:layer="layout" svg:width="1.609cm" svg:height="0.908cm" svg:x="21.956cm" svg:y="14.753cm">
          <text:p text:style-name="P62"><text:span text:style-name="T64">decoder</text:span></text:p>
          <draw:enhanced-geometry svg:viewBox="0 0 21600 21600" draw:mirror-horizontal="false" draw:mirror-vertical="false" draw:type="rectangle" draw:enhanced-path="M 0 0 L 21600 0 21600 21600 0 21600 0 0 Z N"/>
        </draw:custom-shape>
        <draw:polyline draw:style-name="gr44" draw:text-style-name="P64" draw:id="id226" draw:layer="layout" svg:width="2.684cm" svg:height="0cm" svg:x="11.927cm" svg:y="17.075cm" svg:viewBox="0 0 2685 1" draw:points="2684,0 0,0">
          <text:p text:style-name="P4"/>
        </draw:polyline>
        <draw:polyline draw:style-name="gr45" draw:text-style-name="P64" draw:id="id227" draw:layer="layout" svg:width="2.684cm" svg:height="0cm" svg:x="11.934cm" svg:y="14.826cm" svg:viewBox="0 0 2685 1" draw:points="2684,0 0,0">
          <text:p text:style-name="P4"/>
        </draw:polyline>
        <draw:polyline draw:style-name="gr46" draw:text-style-name="P64" draw:id="id228" draw:layer="layout" svg:width="2.685cm" svg:height="0cm" svg:x="11.941cm" svg:y="12.559cm" svg:viewBox="0 0 2686 1" draw:points="2685,0 0,0">
          <text:p text:style-name="P4"/>
        </draw:polyline>
        <draw:polyline draw:style-name="gr47" draw:text-style-name="P64" draw:id="id229" draw:layer="layout" svg:width="0cm" svg:height="5.125cm" svg:x="11.927cm" svg:y="11.95cm" svg:viewBox="0 0 1 5126" draw:points="0,5125 0,0">
          <text:p text:style-name="P4"/>
        </draw:polyline>
        <draw:frame draw:style-name="gr48" draw:text-style-name="P66" draw:id="id230" draw:layer="layout" svg:width="1.656cm" svg:height="0.786cm" svg:x="11.256cm" svg:y="11.524cm">
          <draw:text-box>
            <text:p text:style-name="P65"><text:span text:style-name="T65">enable</text:span></text:p>
          </draw:text-box>
        </draw:frame>
        <draw:polyline draw:style-name="gr49" draw:text-style-name="P64" draw:id="id231" draw:layer="layout" svg:width="1.184cm" svg:height="0cm" svg:x="13.427cm" svg:y="12.959cm" svg:viewBox="0 0 1185 1" draw:points="0,0 1184,0">
          <text:p text:style-name="P4"/>
        </draw:polyline>
        <draw:polyline draw:style-name="gr50" draw:text-style-name="P64" draw:id="id232" draw:layer="layout" svg:width="1.185cm" svg:height="0cm" svg:x="13.429cm" svg:y="13.324cm" svg:viewBox="0 0 1186 1" draw:points="0,0 1185,0">
          <text:p text:style-name="P4"/>
        </draw:polyline>
        <draw:polyline draw:style-name="gr51" draw:text-style-name="P64" draw:id="id233" draw:layer="layout" svg:width="1.186cm" svg:height="0cm" svg:x="13.458cm" svg:y="15.187cm" svg:viewBox="0 0 1187 1" draw:points="0,0 1186,0">
          <text:p text:style-name="P4"/>
        </draw:polyline>
        <draw:polyline draw:style-name="gr52" draw:text-style-name="P64" draw:id="id234" draw:layer="layout" svg:width="1.186cm" svg:height="0cm" svg:x="13.459cm" svg:y="15.641cm" svg:viewBox="0 0 1187 1" draw:points="0,0 1186,0">
          <text:p text:style-name="P4"/>
        </draw:polyline>
        <draw:polyline draw:style-name="gr53" draw:text-style-name="P64" draw:id="id235" draw:layer="layout" svg:width="1.186cm" svg:height="0cm" svg:x="13.431cm" svg:y="17.477cm" svg:viewBox="0 0 1187 1" draw:points="0,0 1186,0">
          <text:p text:style-name="P4"/>
        </draw:polyline>
        <draw:polyline draw:style-name="gr54" draw:text-style-name="P64" draw:id="id236" draw:layer="layout" svg:width="1.185cm" svg:height="0cm" svg:x="13.433cm" svg:y="17.878cm" svg:viewBox="0 0 1186 1" draw:points="0,0 1185,0">
          <text:p text:style-name="P4"/>
        </draw:polyline>
        <draw:frame draw:style-name="gr55" draw:text-style-name="P66" draw:id="id237" draw:layer="layout" svg:width="1.214cm" svg:height="1.224cm" svg:x="12.541cm" svg:y="12.611cm">
          <draw:text-box>
            <text:p text:style-name="P65"><text:span text:style-name="T65">in_a</text:span></text:p>
          </draw:text-box>
        </draw:frame>
        <draw:frame draw:style-name="gr56" draw:text-style-name="P66" draw:id="id238" draw:layer="layout" svg:width="1.213cm" svg:height="1.225cm" svg:x="12.525cm" svg:y="14.887cm">
          <draw:text-box>
            <text:p text:style-name="P65"><text:span text:style-name="T65">in_b</text:span></text:p>
          </draw:text-box>
        </draw:frame>
        <draw:frame draw:style-name="gr57" draw:text-style-name="P66" draw:id="id239" draw:layer="layout" svg:width="1.214cm" svg:height="0.787cm" svg:x="12.415cm" svg:y="17.042cm">
          <draw:text-box>
            <text:p text:style-name="P65"><text:span text:style-name="T65">in_c</text:span></text:p>
          </draw:text-box>
        </draw:frame>
        <draw:frame draw:style-name="gr58" draw:text-style-name="P66" draw:id="id240" draw:layer="layout" svg:width="1.371cm" svg:height="1.224cm" svg:x="12.312cm" svg:y="12.988cm">
          <draw:text-box>
            <text:p text:style-name="P65"><text:span text:style-name="T65">clk_a</text:span></text:p>
          </draw:text-box>
        </draw:frame>
        <draw:frame draw:style-name="gr59" draw:text-style-name="P66" draw:id="id241" draw:layer="layout" svg:width="1.337cm" svg:height="1.225cm" svg:x="12.391cm" svg:y="15.279cm">
          <draw:text-box>
            <text:p text:style-name="P65"><text:span text:style-name="T65">clk_b</text:span></text:p>
          </draw:text-box>
        </draw:frame>
        <draw:frame draw:style-name="gr60" draw:text-style-name="P66" draw:id="id242" draw:layer="layout" svg:width="1.42cm" svg:height="1.225cm" svg:x="12.28cm" svg:y="17.506cm">
          <draw:text-box>
            <text:p text:style-name="P65"><text:span text:style-name="T65">clk_c</text:span></text:p>
          </draw:text-box>
        </draw:frame>
        <draw:frame draw:style-name="gr61" draw:text-style-name="P66" draw:id="id243" draw:layer="layout" svg:width="1.457cm" svg:height="0.662cm" svg:x="18.557cm" svg:y="13.02cm">
          <draw:text-box>
            <text:p text:style-name="P65"><text:span text:style-name="T65">[0:1]</text:span></text:p>
          </draw:text-box>
        </draw:frame>
        <draw:frame draw:style-name="gr62" draw:text-style-name="P66" draw:id="id221" draw:layer="layout" svg:width="1.136cm" svg:height="0.962cm" svg:x="17.72cm" svg:y="15.331cm">
          <draw:text-box>
            <text:p text:style-name="P65"><text:span text:style-name="T65">out_b</text:span></text:p>
          </draw:text-box>
        </draw:frame>
        <draw:frame draw:style-name="gr63" draw:text-style-name="P66" draw:id="id223" draw:layer="layout" svg:width="1.791cm" svg:height="1.225cm" svg:x="17.465cm" svg:y="17.565cm">
          <draw:text-box>
            <text:p text:style-name="P65"><text:span text:style-name="T65">out_c</text:span></text:p>
          </draw:text-box>
        </draw:frame>
        <draw:frame draw:style-name="gr64" draw:text-style-name="P66" draw:id="id244" draw:layer="layout" svg:width="1.187cm" svg:height="0.883cm" svg:x="20.155cm" svg:y="15.31cm">
          <draw:text-box>
            <text:p text:style-name="P65"><text:span text:style-name="T65">dec_in</text:span></text:p>
          </draw:text-box>
        </draw:frame>
        <draw:polyline draw:style-name="gr65" draw:text-style-name="P64" draw:id="id245" draw:layer="layout" svg:width="1.398cm" svg:height="0cm" svg:x="23.558cm" svg:y="15.194cm" svg:viewBox="0 0 1399 1" draw:points="0,0 1398,0">
          <text:p text:style-name="P4"/>
        </draw:polyline>
        <draw:polyline draw:style-name="gr66" draw:text-style-name="P64" draw:id="id246" draw:layer="layout" svg:width="0.171cm" svg:height="0.207cm" svg:x="13.94cm" svg:y="12.857cm" svg:viewBox="0 0 172 208" draw:points="0,0 101,129 171,207">
          <text:p text:style-name="P4"/>
        </draw:polyline>
        <draw:polyline draw:style-name="gr67" draw:text-style-name="P64" draw:id="id247" draw:layer="layout" svg:width="0.173cm" svg:height="0.205cm" svg:x="13.926cm" svg:y="15.097cm" svg:viewBox="0 0 174 206" draw:points="0,0 102,128 173,205">
          <text:p text:style-name="P4"/>
        </draw:polyline>
        <draw:polyline draw:style-name="gr68" draw:text-style-name="P64" draw:id="id248" draw:layer="layout" svg:width="0.173cm" svg:height="0.207cm" svg:x="13.941cm" svg:y="17.399cm" svg:viewBox="0 0 174 208" draw:points="0,0 101,131 173,207">
          <text:p text:style-name="P4"/>
        </draw:polyline>
        <draw:frame draw:style-name="gr69" draw:text-style-name="P66" draw:id="id249" draw:layer="layout" svg:width="0.87cm" svg:height="0.786cm" svg:x="13.756cm" svg:y="12.424cm">
          <draw:text-box>
            <text:p text:style-name="P65"><text:span text:style-name="T65">2</text:span></text:p>
          </draw:text-box>
        </draw:frame>
        <draw:frame draw:style-name="gr70" draw:text-style-name="P66" draw:id="id250" draw:layer="layout" svg:width="0.883cm" svg:height="1.13cm" svg:x="13.727cm" svg:y="14.664cm">
          <draw:text-box>
            <text:p text:style-name="P65"><text:span text:style-name="T65">2</text:span></text:p>
          </draw:text-box>
        </draw:frame>
        <draw:frame draw:style-name="gr71" draw:text-style-name="P66" draw:id="id251" draw:layer="layout" svg:width="0.925cm" svg:height="0.785cm" svg:x="13.756cm" svg:y="16.956cm">
          <draw:text-box>
            <text:p text:style-name="P65"><text:span text:style-name="T65">2</text:span></text:p>
          </draw:text-box>
        </draw:frame>
        <draw:frame draw:style-name="gr72" draw:text-style-name="P66" draw:id="id252" draw:layer="layout" svg:width="0.801cm" svg:height="0.785cm" svg:x="20.455cm" svg:y="14.541cm">
          <draw:text-box>
            <text:p text:style-name="P65"><text:span text:style-name="T65">6</text:span></text:p>
          </draw:text-box>
        </draw:frame>
        <draw:frame draw:style-name="gr73" draw:text-style-name="P66" draw:id="id253" draw:layer="layout" svg:width="1.51cm" svg:height="1.224cm" svg:x="23.846cm" svg:y="14.694cm">
          <draw:text-box>
            <text:p text:style-name="P65"><text:span text:style-name="T65">64</text:span></text:p>
          </draw:text-box>
        </draw:frame>
        <draw:polyline draw:style-name="gr74" draw:text-style-name="P64" draw:id="id214" draw:layer="layout" svg:width="0.172cm" svg:height="0.242cm" svg:x="20.785cm" svg:y="15.068cm" svg:viewBox="0 0 173 243" draw:points="0,0 100,152 172,242">
          <text:p text:style-name="P4"/>
        </draw:polyline>
        <draw:polyline draw:style-name="gr75" draw:text-style-name="P64" draw:id="id215" draw:layer="layout" svg:width="0.173cm" svg:height="0.208cm" svg:x="24.201cm" svg:y="15.092cm" svg:viewBox="0 0 174 209" draw:points="0,0 100,130 173,208">
          <text:p text:style-name="P4"/>
        </draw:polyline>
        <draw:polyline draw:style-name="gr76" draw:text-style-name="P64" draw:id="id254" draw:layer="layout" svg:width="0.173cm" svg:height="0.207cm" svg:x="17.836cm" svg:y="12.838cm" svg:viewBox="0 0 174 208" draw:points="0,0 100,131 173,207">
          <text:p text:style-name="P4"/>
        </draw:polyline>
        <draw:polyline draw:style-name="gr77" draw:text-style-name="P64" draw:id="id255" draw:layer="layout" svg:width="0.172cm" svg:height="0.207cm" svg:x="17.83cm" svg:y="15.09cm" svg:viewBox="0 0 173 208" draw:points="0,0 102,131 172,207">
          <text:p text:style-name="P4"/>
        </draw:polyline>
        <draw:polyline draw:style-name="gr78" draw:text-style-name="P64" draw:id="id256" draw:layer="layout" svg:width="0.172cm" svg:height="0.209cm" svg:x="17.924cm" svg:y="17.379cm" svg:viewBox="0 0 173 210" draw:points="0,0 101,131 172,209">
          <text:p text:style-name="P4"/>
        </draw:polyline>
        <draw:frame draw:style-name="gr79" draw:text-style-name="P66" draw:id="id257" draw:layer="layout" svg:width="0.787cm" svg:height="0.786cm" svg:x="17.648cm" svg:y="12.338cm">
          <draw:text-box>
            <text:p text:style-name="P65"><text:span text:style-name="T65">2</text:span></text:p>
          </draw:text-box>
        </draw:frame>
        <draw:frame draw:style-name="gr80" draw:text-style-name="P66" draw:id="id258" draw:layer="layout" svg:width="0.866cm" svg:height="0.786cm" svg:x="17.569cm" svg:y="14.553cm">
          <draw:text-box>
            <text:p text:style-name="P65"><text:span text:style-name="T65">2</text:span></text:p>
          </draw:text-box>
        </draw:frame>
        <draw:frame draw:style-name="gr81" draw:text-style-name="P66" draw:id="id219" draw:layer="layout" svg:width="1.093cm" svg:height="0.785cm" svg:x="17.663cm" svg:y="16.858cm">
          <draw:text-box>
            <text:p text:style-name="P65"><text:span text:style-name="T65">2</text:span></text:p>
          </draw:text-box>
        </draw:frame>
        <draw:polyline draw:style-name="gr82" draw:text-style-name="P64" draw:id="id216" draw:layer="layout" svg:width="1.217cm" svg:height="0cm" svg:x="17.539cm" svg:y="12.937cm" svg:viewBox="0 0 1218 1" draw:points="0,0 1217,0">
          <text:p text:style-name="P4"/>
        </draw:polyline>
        <draw:polyline draw:style-name="gr83" draw:text-style-name="P64" draw:id="id217" draw:layer="layout" svg:width="1.238cm" svg:height="0.001cm" svg:x="17.518cm" svg:y="17.488cm" svg:viewBox="0 0 1239 2" draw:points="0,1 1238,0">
          <text:p text:style-name="P4"/>
        </draw:polyline>
        <draw:polyline draw:style-name="gr84" draw:text-style-name="P64" draw:id="id220" draw:layer="layout" svg:width="1.186cm" svg:height="0cm" svg:x="17.57cm" svg:y="15.193cm" svg:viewBox="0 0 1187 1" draw:points="0,0 1186,0">
          <text:p text:style-name="P4"/>
        </draw:polyline>
        <draw:polyline draw:style-name="gr85" draw:text-style-name="P64" draw:id="id218" draw:layer="layout" svg:width="1.703cm" svg:height="0cm" svg:x="20.233cm" svg:y="15.193cm" svg:viewBox="0 0 1704 1" draw:points="0,0 1703,0">
          <text:p text:style-name="P4"/>
        </draw:polyline>
        <draw:polyline draw:style-name="gr86" draw:text-style-name="P64" draw:id="id263" draw:layer="layout" svg:width="0cm" svg:height="4.571cm" svg:x="18.756cm" svg:y="12.953cm" svg:viewBox="0 0 1 4572" draw:points="0,0 0,4571">
          <text:p text:style-name="P4"/>
        </draw:polyline>
        <draw:frame draw:style-name="gr87" draw:text-style-name="P66" draw:id="id212" draw:layer="layout" svg:width="1.457cm" svg:height="1.224cm" svg:x="17.5cm" svg:y="13.02cm">
          <draw:text-box>
            <text:p text:style-name="P65"><text:span text:style-name="T65">out_a</text:span></text:p>
          </draw:text-box>
        </draw:frame>
        <draw:frame draw:style-name="gr88" draw:text-style-name="P66" draw:id="id259" draw:layer="layout" svg:width="1.457cm" svg:height="0.662cm" svg:x="18.555cm" svg:y="15.2cm">
          <draw:text-box>
            <text:p text:style-name="P65"><text:span text:style-name="T65">[0:1]</text:span></text:p>
          </draw:text-box>
        </draw:frame>
        <draw:frame draw:style-name="gr89" draw:text-style-name="P66" draw:id="id260" draw:layer="layout" svg:width="1.457cm" svg:height="0.662cm" svg:x="18.456cm" svg:y="17.588cm">
          <draw:text-box>
            <text:p text:style-name="P65"><text:span text:style-name="T65">[0:1]</text:span></text:p>
          </draw:text-box>
        </draw:frame>
        <draw:polyline draw:style-name="gr90" draw:text-style-name="P64" draw:id="id264" draw:layer="layout" svg:width="1.486cm" svg:height="0cm" svg:x="18.77cm" svg:y="15.193cm" svg:viewBox="0 0 1487 1" draw:points="0,0 1486,0">
          <text:p text:style-name="P4"/>
        </draw:polyline>
        <draw:frame draw:style-name="gr91" draw:text-style-name="P67" draw:id="id262" draw:layer="layout" svg:width="1.457cm" svg:height="0.662cm" svg:x="18.456cm" svg:y="17.535cm">
          <draw:text-box>
            <text:p text:style-name="P65"><text:span text:style-name="T66">[4:5]</text:span></text:p>
          </draw:text-box>
        </draw:frame>
        <draw:frame draw:style-name="gr92" draw:text-style-name="P67" draw:id="id261" draw:layer="layout" svg:width="1.457cm" svg:height="0.662cm" svg:x="18.555cm" svg:y="15.253cm">
          <draw:text-box>
            <text:p text:style-name="P65"><text:span text:style-name="T66">[2:3]</text:span></text:p>
          </draw:text-box>
        </draw:frame>
        <draw:frame draw:style-name="gr93" draw:text-style-name="P66" draw:id="id225" draw:layer="layout" svg:width="0.951cm" svg:height="0.525cm" svg:x="21.211cm" svg:y="15.343cm">
          <draw:text-box>
            <text:p text:style-name="P65"><text:span text:style-name="T65">[0: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smil:begin="0s" smil:fill="hold" presentation:node-type="with-previous" presentation:preset-class="entrance" presentation:preset-id="ooo-entrance-appear">
                  <anim:set smil:begin="0s" smil:dur="0.001s" smil:fill="hold" smil:targetElement="id233"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smil:begin="0s" smil:fill="hold" presentation:node-type="with-previous" presentation:preset-class="entrance" presentation:preset-id="ooo-entrance-appear">
                  <anim:set smil:begin="0s" smil:dur="0.001s" smil:fill="hold" smil:targetElement="id235" smil:attributeName="visibility" smil:to="visible"/>
                </anim:par>
                <anim:par smil:begin="0s" smil:fill="hold" presentation:node-type="with-previous" presentation:preset-class="entrance" presentation:preset-id="ooo-entrance-appear">
                  <anim:set smil:begin="0s" smil:dur="0.001s" smil:fill="hold" smil:targetElement="id236" smil:attributeName="visibility" smil:to="visible"/>
                </anim:par>
                <anim:par smil:begin="0s" smil:fill="hold" presentation:node-type="with-previous"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anim:set smil:begin="0s" smil:dur="0.001s" smil:fill="hold" smil:targetElement="id240" smil:attributeName="visibility" smil:to="visible"/>
                </anim:par>
                <anim:par smil:begin="0s" smil:fill="hold" presentation:node-type="with-previous" presentation:preset-class="entrance" presentation:preset-id="ooo-entrance-appear">
                  <anim:set smil:begin="0s" smil:dur="0.001s" smil:fill="hold" smil:targetElement="id241"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smil:begin="0s" smil:fill="hold" presentation:node-type="with-previous"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smil:begin="0s" smil:fill="hold" presentation:node-type="with-previous" presentation:preset-class="entrance" presentation:preset-id="ooo-entrance-appear">
                  <anim:set smil:begin="0s" smil:dur="0.001s" smil:fill="hold" smil:targetElement="id255" smil:attributeName="visibility" smil:to="visible"/>
                </anim:par>
                <anim:par smil:begin="0s" smil:fill="hold" presentation:node-type="with-previous"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smil:begin="0s" smil:fill="hold" presentation:node-type="with-previous" presentation:preset-class="entrance" presentation:preset-id="ooo-entrance-appear">
                  <anim:set smil:begin="0s" smil:dur="0.001s" smil:fill="hold" smil:targetElement="id260"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259" smil:type="dissolve" smil:mode="out"/>
                  <anim:set smil:begin="0.499s" smil:dur="0.001s" smil:fill="hold" smil:targetElement="id259" smil:attributeName="visibility" smil:to="hidden"/>
                </anim:par>
                <anim:par smil:begin="0s" smil:fill="hold" presentation:node-type="with-previous" presentation:preset-class="entrance" presentation:preset-id="ooo-entrance-dissolve-in">
                  <anim:set smil:begin="0s" smil:dur="0.001s" smil:fill="hold" smil:targetElement="id261" smil:attributeName="visibility" smil:to="visible"/>
                  <anim:transitionFilter smil:dur="0.5s" smil:targetElement="id261" smil:type="dissolve"/>
                </anim:par>
              </anim:par>
            </anim:par>
            <anim:par smil:begin="next">
              <anim:par smil:begin="0s">
                <anim:par smil:begin="0s" smil:fill="hold" presentation:node-type="on-click" presentation:preset-class="exit" presentation:preset-id="ooo-exit-dissolve">
                  <anim:transitionFilter smil:dur="0.5s" smil:targetElement="id260" smil:type="dissolve" smil:mode="out"/>
                  <anim:set smil:begin="0.499s" smil:dur="0.001s" smil:fill="hold" smil:targetElement="id260" smil:attributeName="visibility" smil:to="hidden"/>
                </anim:par>
                <anim:par smil:begin="0s" smil:fill="hold" presentation:node-type="with-previous" presentation:preset-class="entrance" presentation:preset-id="ooo-entrance-dissolve-in">
                  <anim:set smil:begin="0s" smil:dur="0.001s" smil:fill="hold" smil:targetElement="id262" smil:attributeName="visibility" smil:to="visible"/>
                  <anim:transitionFilter smil:dur="0.5s" smil:targetElement="id262" smil:type="dissolve"/>
                </anim:par>
                <anim:par smil:begin="0s" smil:fill="hold" presentation:node-type="with-previous" presentation:preset-class="entrance" presentation:preset-id="ooo-entrance-appear">
                  <anim:set smil:begin="0s" smil:dur="0.001s" smil:fill="hold" smil:targetElement="id263" smil:attributeName="visibility" smil:to="visible"/>
                </anim:par>
                <anim:par smil:begin="0s" smil:fill="hold" presentation:node-type="with-previous" presentation:preset-class="exit" presentation:preset-id="ooo-exit-dissolve">
                  <anim:transitionFilter smil:dur="0.5s" smil:targetElement="id243" smil:type="dissolve" smil:mode="out"/>
                  <anim:set smil:begin="0.499s" smil:dur="0.001s" smil:fill="hold" smil:targetElement="id243" smil:attributeName="visibility" smil:to="hidden"/>
                </anim:par>
                <anim:par smil:begin="0s" smil:fill="hold" presentation:node-type="with-previous" presentation:preset-class="exit" presentation:preset-id="ooo-exit-dissolve">
                  <anim:transitionFilter smil:dur="0.5s" smil:targetElement="id261" smil:type="dissolve" smil:mode="out"/>
                  <anim:set smil:begin="0.499s" smil:dur="0.001s" smil:fill="hold" smil:targetElement="id261" smil:attributeName="visibility" smil:to="hidden"/>
                </anim:par>
                <anim:par smil:begin="0s" smil:fill="hold" presentation:node-type="with-previous" presentation:preset-class="exit" presentation:preset-id="ooo-exit-dissolve">
                  <anim:transitionFilter smil:dur="0.5s" smil:targetElement="id262" smil:type="dissolve" smil:mode="out"/>
                  <anim:set smil:begin="0.499s" smil:dur="0.001s" smil:fill="hold" smil:targetElement="id262" smil:attributeName="visibility" smil:to="hidden"/>
                </anim:par>
                <anim:par smil:begin="0s" smil:fill="hold" presentation:node-type="with-previous" presentation:preset-class="entrance" presentation:preset-id="ooo-entrance-dissolve-in">
                  <anim:set smil:begin="0s" smil:dur="0.001s" smil:fill="hold" smil:targetElement="id264" smil:attributeName="visibility" smil:to="visible"/>
                  <anim:transitionFilter smil:dur="0.5s" smil:targetElement="id264" smil:type="dissolve"/>
                </anim:par>
                <anim:par smil:begin="0s" smil:fill="hold" presentation:node-type="with-previous" presentation:preset-class="exit" presentation:preset-id="ooo-exit-disappear">
                  <anim:set smil:begin="0s" smil:dur="0.001s" smil:fill="hold" smil:targetElement="id225" smil:attributeName="visibility" smil:to="hidden"/>
                </anim:par>
              </anim:par>
            </anim:par>
          </anim:seq>
        </anim:par>
        <presentation:notes draw:style-name="dp2">
          <draw:page-thumbnail draw:style-name="gr1" draw:layer="layout" svg:width="13.706cm" svg:height="10.28cm" svg:x="3.647cm" svg:y="2.853cm" draw:page-number="50" presentation:class="page"/>
          <draw:frame presentation:style-name="pr5" draw:text-style-name="P6" draw:layer="layout" svg:width="14.518cm" svg:height="11.411cm" svg:x="3.249cm" svg:y="14.13cm" presentation:class="notes" presentation:placeholder="true">
            <draw:text-box/>
          </draw:frame>
        </presentation:notes>
      </draw:page>
      <draw:page draw:name="page51" draw:style-name="dp1" draw:master-page-name="cslc_5f_presentation_5f_template1" presentation:presentation-page-layout-name="AL2T1" presentation:use-footer-name="ftr1" presentation:use-date-time-name="dtd1">
        <draw:frame presentation:style-name="pr3" draw:text-style-name="P14" draw:layer="layout" svg:width="23.912cm" svg:height="3.008cm" svg:x="2cm" svg:y="0.7cm" presentation:class="title">
          <draw:text-box>
            <text:p text:style-name="P14">CSL_INTERFACE</text:p>
          </draw:text-box>
        </draw:frame>
        <draw:frame presentation:style-name="pr20" draw:text-style-name="P69" draw:layer="layout" svg:width="24.369cm" svg:height="15.441cm" svg:x="2.058cm" svg:y="3.728cm" presentation:class="outline">
          <draw:text-box>
            <text:list text:style-name="L5">
              <text:list-item>
                <text:p text:style-name="P68"><text:span text:style-name="T67">Interfaces are containers for the port list of a unit</text:span></text:p>
              </text:list-item>
            </text:list>
            <text:list text:style-name="L5">
              <text:list-item>
                <text:p text:style-name="P68"><text:span text:style-name="T67">Instances of interfaces can be used in units that have same signal sets.</text:span></text:p>
              </text:list-item>
            </text:list>
            <text:list text:style-name="L5">
              <text:list-item>
                <text:p text:style-name="P68"><text:span text:style-name="T67">More than one interface of the same or different type may be added to one unit. </text:span></text:p>
              </text:list-item>
            </text:list>
            <text:list text:style-name="L5">
              <text:list-item>
                <text:p text:style-name="P68"><text:span text:style-name="T67">The interfaces may be instances of the same or different interfaces.</text:span></text:p>
              </text:list-item>
            </text:list>
          </draw:text-box>
        </draw:frame>
        <presentation:notes draw:style-name="dp2">
          <draw:page-thumbnail draw:style-name="gr1" draw:layer="layout" svg:width="13.706cm" svg:height="10.28cm" svg:x="3.647cm" svg:y="2.853cm" draw:page-number="51" presentation:class="page"/>
          <draw:frame presentation:style-name="pr5" draw:text-style-name="P6" draw:layer="layout" svg:width="14.518cm" svg:height="11.411cm" svg:x="3.249cm" svg:y="14.13cm" presentation:class="notes" presentation:placeholder="true">
            <draw:text-box/>
          </draw:frame>
        </presentation:notes>
      </draw:page>
      <draw:page draw:name="page52" draw:style-name="dp1" draw:master-page-name="cslc_5f_presentation_5f_template1" presentation:presentation-page-layout-name="AL2T1" presentation:use-footer-name="ftr1" presentation:use-date-time-name="dtd1">
        <draw:frame presentation:style-name="pr3" draw:text-style-name="P14" draw:layer="layout" svg:width="23.912cm" svg:height="3.008cm" svg:x="2cm" svg:y="0.7cm" presentation:class="title">
          <draw:text-box>
            <text:p text:style-name="P14">CSL_INTERFACE</text:p>
          </draw:text-box>
        </draw:frame>
        <draw:frame presentation:style-name="pr6" draw:text-style-name="P71" draw:layer="layout" svg:width="24.369cm" svg:height="15.441cm" svg:x="2.058cm" svg:y="3.728cm" presentation:class="outline">
          <draw:text-box>
            <text:list text:style-name="L3">
              <text:list-item>
                <text:p text:style-name="P70"><text:span text:style-name="T68">Modifying the contents (adding, deleting or changing the port names) of the interface container modifies the contents of all instances of the interface.</text:span></text:p>
              </text:list-item>
            </text:list>
            <text:list text:style-name="L3">
              <text:list-item>
                <text:p text:style-name="P70"><text:span text:style-name="T68">The port directions of all signals in an instance of an interface may be reversed using the </text:span><text:span text:style-name="T69">reverse()</text:span><text:span text:style-name="T70"> </text:span><text:span text:style-name="T68">method</text:span></text:p>
              </text:list-item>
            </text:list>
            <text:list text:style-name="L3">
              <text:list-item>
                <text:p text:style-name="P70"><text:span text:style-name="T68">are not reversed signals connected to the port which have a </text:span><text:span text:style-name="T69">dont_modify_direction</text:span><text:span text:style-name="T70"> </text:span><text:span text:style-name="T68">attribute.</text:span></text:p>
              </text:list-item>
            </text:list>
          </draw:text-box>
        </draw:frame>
        <presentation:notes draw:style-name="dp2">
          <draw:page-thumbnail draw:style-name="gr1" draw:layer="layout" svg:width="13.706cm" svg:height="10.28cm" svg:x="3.647cm" svg:y="2.853cm" draw:page-number="52" presentation:class="page"/>
          <draw:frame presentation:style-name="pr5" draw:text-style-name="P6" draw:layer="layout" svg:width="14.518cm" svg:height="11.411cm" svg:x="3.249cm" svg:y="14.13cm" presentation:class="notes" presentation:placeholder="true">
            <draw:text-box/>
          </draw:frame>
        </presentation:notes>
      </draw:page>
      <draw:page draw:name="page53" draw:style-name="dp1" draw:master-page-name="cslc_5f_presentation_5f_template1" presentation:presentation-page-layout-name="AL3T3" presentation:use-footer-name="ftr1" presentation:use-date-time-name="dtd1">
        <draw:frame presentation:style-name="pr3" draw:text-style-name="P14" draw:layer="layout" svg:width="23.912cm" svg:height="3.008cm" svg:x="2cm" svg:y="0.7cm" presentation:class="title">
          <draw:text-box>
            <text:p text:style-name="P14">CSL_INTERFACE</text:p>
          </draw:text-box>
        </draw:frame>
        <draw:frame presentation:style-name="pr6" draw:text-style-name="P72" draw:layer="layout" svg:width="11.891cm" svg:height="15.441cm" svg:x="2.058cm" svg:y="3.728cm" presentation:class="outline" presentation:user-transformed="true">
          <draw:text-box>
            <text:list text:style-name="L3">
              <text:list-item>
                <text:p text:style-name="P9"><text:span text:style-name="T71">csl_interface ifc{</text:span></text:p>
              </text:list-item>
            </text:list>
            <text:list text:style-name="L3">
              <text:list-item>
                <text:list>
                  <text:list-item>
                    <text:p text:style-name="P20"><text:span text:style-name="T71">csl_port a(input);</text:span></text:p>
                  </text:list-item>
                </text:list>
              </text:list-item>
            </text:list>
            <text:list text:style-name="L3">
              <text:list-item>
                <text:list>
                  <text:list-item>
                    <text:p text:style-name="P20"><text:span text:style-name="T71">csl_port b(input);</text:span></text:p>
                  </text:list-item>
                </text:list>
              </text:list-item>
            </text:list>
            <text:list text:style-name="L3">
              <text:list-item>
                <text:list>
                  <text:list-item>
                    <text:p text:style-name="P20"><text:span text:style-name="T71">csl_port c(output);</text:span></text:p>
                  </text:list-item>
                </text:list>
              </text:list-item>
            </text:list>
            <text:list text:style-name="L3">
              <text:list-item>
                <text:p text:style-name="P9"><text:span text:style-name="T71">}</text:span></text:p>
              </text:list-item>
            </text:list>
            <text:list text:style-name="L3">
              <text:list-item>
                <text:p text:style-name="P9"><text:span text:style-name="T71">unit u1{</text:span></text:p>
              </text:list-item>
            </text:list>
            <text:list text:style-name="L3">
              <text:list-item>
                <text:list>
                  <text:list-item>
                    <text:p text:style-name="P20"><text:span text:style-name="T71">ifc ifc1l, ifc1r;</text:span></text:p>
                  </text:list-item>
                </text:list>
              </text:list-item>
            </text:list>
            <text:list text:style-name="L3">
              <text:list-item>
                <text:list>
                  <text:list-item>
                    <text:p text:style-name="P20"><text:span text:style-name="T71">u1(){</text:span></text:p>
                  </text:list-item>
                </text:list>
              </text:list-item>
            </text:list>
            <text:list text:style-name="L3">
              <text:list-item>
                <text:list>
                  <text:list-item>
                    <text:list>
                      <text:list-item>
                        <text:p text:style-name="P21"><text:span text:style-name="T71">ifc1l.revert();</text:span></text:p>
                      </text:list-item>
                    </text:list>
                  </text:list-item>
                </text:list>
              </text:list-item>
            </text:list>
            <text:list text:style-name="L3">
              <text:list-item>
                <text:list>
                  <text:list-item>
                    <text:list>
                      <text:list-item>
                        <text:p text:style-name="P21"><text:span text:style-name="T71">ifc1r.revert();</text:span></text:p>
                      </text:list-item>
                    </text:list>
                  </text:list-item>
                </text:list>
              </text:list-item>
            </text:list>
            <text:list text:style-name="L3">
              <text:list-item>
                <text:list>
                  <text:list-item>
                    <text:p text:style-name="P20"><text:span text:style-name="T71">}</text:span></text:p>
                  </text:list-item>
                </text:list>
              </text:list-item>
            </text:list>
            <text:list text:style-name="L3">
              <text:list-item>
                <text:p text:style-name="P9"><text:span text:style-name="T71">};</text:span></text:p>
              </text:list-item>
            </text:list>
            <text:list text:style-name="L3">
              <text:list-item>
                <text:p text:style-name="P9"><text:span text:style-name="T71"/></text:p>
              </text:list-item>
            </text:list>
          </draw:text-box>
        </draw:frame>
        <draw:frame presentation:style-name="pr8" draw:text-style-name="P7" draw:layer="layout" svg:width="13.093cm" svg:height="15.19cm" svg:x="13.342cm" svg:y="3.728cm" presentation:class="outline" presentation:user-transformed="true">
          <draw:text-box>
            <text:list text:style-name="L3">
              <text:list-item>
                <text:p text:style-name="P9"><text:span text:style-name="T71">unit u2{</text:span></text:p>
              </text:list-item>
            </text:list>
            <text:list text:style-name="L3">
              <text:list-item>
                <text:list>
                  <text:list-item>
                    <text:p text:style-name="P20"><text:span text:style-name="T71">ifc ifc2l, <text:s/>ifc2r;</text:span></text:p>
                  </text:list-item>
                </text:list>
              </text:list-item>
            </text:list>
            <text:list text:style-name="L3">
              <text:list-item>
                <text:list>
                  <text:list-item>
                    <text:p text:style-name="P20"><text:span text:style-name="T71">u2(){</text:span></text:p>
                  </text:list-item>
                </text:list>
              </text:list-item>
            </text:list>
            <text:list text:style-name="L3">
              <text:list-item>
                <text:list>
                  <text:list-item>
                    <text:list>
                      <text:list-item>
                        <text:p text:style-name="P21"><text:span text:style-name="T71">ifc2l.revert();</text:span></text:p>
                      </text:list-item>
                    </text:list>
                  </text:list-item>
                </text:list>
              </text:list-item>
            </text:list>
            <text:list text:style-name="L3">
              <text:list-item>
                <text:list>
                  <text:list-item>
                    <text:list>
                      <text:list-item>
                        <text:p text:style-name="P21"><text:span text:style-name="T71">ifc2r.revert();</text:span></text:p>
                      </text:list-item>
                    </text:list>
                  </text:list-item>
                </text:list>
              </text:list-item>
            </text:list>
            <text:list text:style-name="L3">
              <text:list-item>
                <text:list>
                  <text:list-item>
                    <text:p text:style-name="P20"><text:span text:style-name="T71">}</text:span></text:p>
                  </text:list-item>
                </text:list>
              </text:list-item>
            </text:list>
            <text:list text:style-name="L3">
              <text:list-item>
                <text:p text:style-name="P9"><text:span text:style-name="T71">};</text:span></text:p>
              </text:list-item>
            </text:list>
            <text:list text:style-name="L3">
              <text:list-item>
                <text:p text:style-name="P9"><text:span text:style-name="T71">unit u3{</text:span></text:p>
              </text:list-item>
            </text:list>
            <text:list text:style-name="L3">
              <text:list-item>
                <text:list>
                  <text:list-item>
                    <text:p text:style-name="P20"><text:span text:style-name="T71">ifc ifc3l, ifc3r;</text:span></text:p>
                  </text:list-item>
                </text:list>
              </text:list-item>
            </text:list>
            <text:list text:style-name="L3">
              <text:list-item>
                <text:p text:style-name="P9"><text:span text:style-name="T71">}</text:span></text:p>
              </text:list-item>
            </text:list>
            <text:list text:style-name="L3">
              <text:list-item>
                <text:p text:style-name="P9"><text:span text:style-name="T71">u[[1-3]].ifc[\1].revert();</text:span></text:p>
              </text:list-item>
            </text:list>
            <text:list text:style-name="L3">
              <text:list-item>
                <text:p text:style-name="P9"><text:span text:style-name="T71">u[[1-3]].ifcu[\1]r.connect(u[[2-3]|{1}]).ifc[\2]l;</text:span></text:p>
              </text:list-item>
            </text:list>
          </draw:text-box>
        </draw:frame>
        <presentation:notes draw:style-name="dp2">
          <draw:page-thumbnail draw:style-name="gr1" draw:layer="layout" svg:width="13.706cm" svg:height="10.28cm" svg:x="3.647cm" svg:y="2.853cm" draw:page-number="53" presentation:class="page"/>
          <draw:frame presentation:style-name="pr5" draw:text-style-name="P6" draw:layer="layout" svg:width="14.518cm" svg:height="11.411cm" svg:x="3.249cm" svg:y="14.13cm" presentation:class="notes" presentation:placeholder="true">
            <draw:text-box/>
          </draw:frame>
        </presentation:notes>
      </draw:page>
      <draw:page draw:name="page54"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draw:text-box>
            <text:p text:style-name="P4">Using interfaces</text:p>
          </draw:text-box>
        </draw:frame>
        <draw:custom-shape draw:style-name="gr94" draw:text-style-name="P26" draw:layer="layout" svg:width="5.308cm" svg:height="4.238cm" svg:x="3.326cm" svg:y="12.496cm">
          <text:p text:style-name="P4"/>
          <draw:enhanced-geometry svg:viewBox="0 0 21600 21600" draw:type="rectangle" draw:enhanced-path="M 0 0 L 21600 0 21600 21600 0 21600 0 0 Z N"/>
        </draw:custom-shape>
        <draw:custom-shape draw:style-name="gr94" draw:text-style-name="P26" draw:layer="layout" svg:width="5.308cm" svg:height="4.238cm" svg:x="10.195cm" svg:y="12.524cm">
          <text:p text:style-name="P4"/>
          <draw:enhanced-geometry svg:viewBox="0 0 21600 21600" draw:type="rectangle" draw:enhanced-path="M 0 0 L 21600 0 21600 21600 0 21600 0 0 Z N"/>
        </draw:custom-shape>
        <draw:custom-shape draw:style-name="gr94" draw:text-style-name="P26" draw:layer="layout" svg:width="5.309cm" svg:height="4.238cm" svg:x="17.123cm" svg:y="12.554cm">
          <text:p text:style-name="P4"/>
          <draw:enhanced-geometry svg:viewBox="0 0 21600 21600" draw:type="rectangle" draw:enhanced-path="M 0 0 L 21600 0 21600 21600 0 21600 0 0 Z N"/>
        </draw:custom-shape>
        <draw:custom-shape draw:style-name="gr95" draw:text-style-name="P26" draw:layer="layout" svg:width="1.015cm" svg:height="1.962cm" svg:x="3.325cm" svg:y="13.663cm">
          <text:p text:style-name="P4"/>
          <draw:enhanced-geometry svg:viewBox="0 0 21600 21600" draw:type="rectangle" draw:enhanced-path="M 0 0 L 21600 0 21600 21600 0 21600 0 0 Z N"/>
        </draw:custom-shape>
        <draw:custom-shape draw:style-name="gr95" draw:text-style-name="P26" draw:layer="layout" svg:width="1.041cm" svg:height="2.077cm" svg:x="7.558cm" svg:y="13.634cm">
          <text:p text:style-name="P4"/>
          <draw:enhanced-geometry svg:viewBox="0 0 21600 21600" draw:type="rectangle" draw:enhanced-path="M 0 0 L 21600 0 21600 21600 0 21600 0 0 Z N"/>
        </draw:custom-shape>
        <draw:custom-shape draw:style-name="gr95" draw:text-style-name="P26" draw:layer="layout" svg:width="1.04cm" svg:height="2.076cm" svg:x="10.196cm" svg:y="13.663cm">
          <text:p text:style-name="P4"/>
          <draw:enhanced-geometry svg:viewBox="0 0 21600 21600" draw:type="rectangle" draw:enhanced-path="M 0 0 L 21600 0 21600 21600 0 21600 0 0 Z N"/>
        </draw:custom-shape>
        <draw:custom-shape draw:style-name="gr95" draw:text-style-name="P26" draw:layer="layout" svg:width="1.041cm" svg:height="2.076cm" svg:x="14.393cm" svg:y="13.549cm">
          <text:p text:style-name="P4"/>
          <draw:enhanced-geometry svg:viewBox="0 0 21600 21600" draw:type="rectangle" draw:enhanced-path="M 0 0 L 21600 0 21600 21600 0 21600 0 0 Z N"/>
        </draw:custom-shape>
        <draw:custom-shape draw:style-name="gr95" draw:text-style-name="P26" draw:layer="layout" svg:width="1.04cm" svg:height="2.077cm" svg:x="17.074cm" svg:y="13.634cm">
          <text:p text:style-name="P4"/>
          <draw:enhanced-geometry svg:viewBox="0 0 21600 21600" draw:type="rectangle" draw:enhanced-path="M 0 0 L 21600 0 21600 21600 0 21600 0 0 Z N"/>
        </draw:custom-shape>
        <draw:custom-shape draw:style-name="gr95" draw:text-style-name="P26" draw:layer="layout" svg:width="1.041cm" svg:height="2.076cm" svg:x="21.407cm" svg:y="13.663cm">
          <text:p text:style-name="P4"/>
          <draw:enhanced-geometry svg:viewBox="0 0 21600 21600" draw:type="rectangle" draw:enhanced-path="M 0 0 L 21600 0 21600 21600 0 21600 0 0 Z N"/>
        </draw:custom-shape>
        <draw:frame draw:style-name="gr96" draw:text-style-name="P59" draw:layer="layout" svg:width="0.798cm" svg:height="2.474cm" svg:x="3.464cm" svg:y="13.462cm">
          <draw:text-box>
            <text:p text:style-name="P4"><text:span text:style-name="T51">x</text:span></text:p>
            <text:p text:style-name="P4"><text:span text:style-name="T51">y</text:span></text:p>
            <text:p text:style-name="P4"><text:span text:style-name="T51">z</text:span></text:p>
          </draw:text-box>
        </draw:frame>
        <draw:frame draw:style-name="gr96" draw:text-style-name="P59" draw:layer="layout" svg:width="0.799cm" svg:height="2.474cm" svg:x="7.661cm" svg:y="13.562cm">
          <draw:text-box>
            <text:p text:style-name="P4"><text:span text:style-name="T51">x</text:span></text:p>
            <text:p text:style-name="P4"><text:span text:style-name="T51">y</text:span></text:p>
            <text:p text:style-name="P4"><text:span text:style-name="T51">z</text:span></text:p>
          </draw:text-box>
        </draw:frame>
        <draw:frame draw:style-name="gr96" draw:text-style-name="P59" draw:layer="layout" svg:width="0.798cm" svg:height="2.474cm" svg:x="10.334cm" svg:y="13.462cm">
          <draw:text-box>
            <text:p text:style-name="P4"><text:span text:style-name="T51">x</text:span></text:p>
            <text:p text:style-name="P4"><text:span text:style-name="T51">y</text:span></text:p>
            <text:p text:style-name="P4"><text:span text:style-name="T51">z</text:span></text:p>
          </draw:text-box>
        </draw:frame>
        <draw:frame draw:style-name="gr96" draw:text-style-name="P59" draw:layer="layout" svg:width="0.799cm" svg:height="2.474cm" svg:x="14.531cm" svg:y="13.406cm">
          <draw:text-box>
            <text:p text:style-name="P4"><text:span text:style-name="T51">x</text:span></text:p>
            <text:p text:style-name="P4"><text:span text:style-name="T51">y</text:span></text:p>
            <text:p text:style-name="P4"><text:span text:style-name="T51">z</text:span></text:p>
          </draw:text-box>
        </draw:frame>
        <draw:frame draw:style-name="gr97" draw:text-style-name="P59" draw:layer="layout" svg:width="0.799cm" svg:height="2.474cm" svg:x="17.262cm" svg:y="13.39cm">
          <draw:text-box>
            <text:p text:style-name="P4"><text:span text:style-name="T51">x</text:span></text:p>
            <text:p text:style-name="P4"><text:span text:style-name="T51">y</text:span></text:p>
            <text:p text:style-name="P4"><text:span text:style-name="T51">z</text:span></text:p>
          </draw:text-box>
        </draw:frame>
        <draw:frame draw:style-name="gr96" draw:text-style-name="P59" draw:layer="layout" svg:width="0.798cm" svg:height="2.474cm" svg:x="21.565cm" svg:y="13.462cm">
          <draw:text-box>
            <text:p text:style-name="P4"><text:span text:style-name="T51">x</text:span></text:p>
            <text:p text:style-name="P4"><text:span text:style-name="T51">y</text:span></text:p>
            <text:p text:style-name="P4"><text:span text:style-name="T51">z</text:span></text:p>
          </draw:text-box>
        </draw:frame>
        <draw:line draw:style-name="gr31" draw:text-style-name="P26" draw:layer="layout" svg:x1="8.599cm" svg:y1="14.231cm" svg:x2="10.195cm" svg:y2="14.231cm">
          <text:p text:style-name="P4"/>
        </draw:line>
        <draw:line draw:style-name="gr31" draw:text-style-name="P26" draw:layer="layout" svg:x1="8.599cm" svg:y1="14.8cm" svg:x2="10.16cm" svg:y2="14.8cm">
          <text:p text:style-name="P4"/>
        </draw:line>
        <draw:line draw:style-name="gr31" draw:text-style-name="P26" draw:layer="layout" svg:x1="8.599cm" svg:y1="15.284cm" svg:x2="10.195cm" svg:y2="15.284cm">
          <text:p text:style-name="P4"/>
        </draw:line>
        <draw:line draw:style-name="gr31" draw:text-style-name="P26" draw:layer="layout" svg:x1="15.503cm" svg:y1="14.089cm" svg:x2="17.098cm" svg:y2="14.089cm">
          <text:p text:style-name="P4"/>
        </draw:line>
        <draw:line draw:style-name="gr31" draw:text-style-name="P26" draw:layer="layout" svg:x1="15.503cm" svg:y1="14.658cm" svg:x2="17.064cm" svg:y2="14.658cm">
          <text:p text:style-name="P4"/>
        </draw:line>
        <draw:line draw:style-name="gr31" draw:text-style-name="P26" draw:layer="layout" svg:x1="15.503cm" svg:y1="15.141cm" svg:x2="17.098cm" svg:y2="15.141cm">
          <text:p text:style-name="P4"/>
        </draw:line>
        <draw:line draw:style-name="gr31" draw:text-style-name="P26" draw:id="id41" draw:layer="layout" svg:x1="22.501cm" svg:y1="14.174cm" svg:x2="24.097cm" svg:y2="14.174cm">
          <text:p text:style-name="P4"/>
        </draw:line>
        <draw:line draw:style-name="gr31" draw:text-style-name="P26" draw:id="id39" draw:layer="layout" svg:x1="22.501cm" svg:y1="14.743cm" svg:x2="23.621cm" svg:y2="14.743cm">
          <text:p text:style-name="P4"/>
        </draw:line>
        <draw:line draw:style-name="gr31" draw:text-style-name="P26" draw:id="id37" draw:layer="layout" svg:x1="22.501cm" svg:y1="15.227cm" svg:x2="23.309cm" svg:y2="15.227cm">
          <text:p text:style-name="P4"/>
        </draw:line>
        <draw:line draw:style-name="gr31" draw:text-style-name="P26" draw:id="id40" draw:layer="layout" svg:x1="1.902cm" svg:y1="13.918cm" svg:x2="3.498cm" svg:y2="13.918cm">
          <text:p text:style-name="P4"/>
        </draw:line>
        <draw:line draw:style-name="gr31" draw:text-style-name="P26" draw:id="id38" draw:layer="layout" svg:x1="2.432cm" svg:y1="14.486cm" svg:x2="3.463cm" svg:y2="14.486cm">
          <text:p text:style-name="P4"/>
        </draw:line>
        <draw:line draw:style-name="gr31" draw:text-style-name="P26" draw:id="id36" draw:layer="layout" svg:x1="2.744cm" svg:y1="14.97cm" svg:x2="3.498cm" svg:y2="14.97cm">
          <text:p text:style-name="P4"/>
        </draw:line>
        <draw:connector draw:style-name="gr36" draw:text-style-name="P26" draw:layer="layout" draw:line-skew="2.708cm" svg:x1="2.744cm" svg:y1="14.97cm" svg:x2="23.309cm" svg:y2="15.227cm" draw:start-shape="id36" draw:start-glue-point="3" draw:end-shape="id37" draw:end-glue-point="1">
          <text:p text:style-name="P4"/>
        </draw:connector>
        <draw:connector draw:style-name="gr36" draw:text-style-name="P26" draw:layer="layout" draw:line-skew="3.639cm" svg:x1="2.432cm" svg:y1="14.486cm" svg:x2="23.621cm" svg:y2="14.743cm" draw:start-shape="id38" draw:start-glue-point="3" draw:end-shape="id39" draw:end-glue-point="1">
          <text:p text:style-name="P4"/>
        </draw:connector>
        <draw:connector draw:style-name="gr36" draw:text-style-name="P26" draw:layer="layout" draw:line-skew="4.574cm" svg:x1="1.902cm" svg:y1="13.918cm" svg:x2="24.097cm" svg:y2="14.174cm" draw:start-shape="id40" draw:start-glue-point="3" draw:end-shape="id41" draw:end-glue-point="1">
          <text:p text:style-name="P4"/>
        </draw:connector>
        <draw:frame draw:style-name="gr98" draw:text-style-name="P59" draw:layer="layout" svg:width="2.034cm" svg:height="0.992cm" svg:x="6.228cm" svg:y="15.795cm">
          <draw:text-box>
            <text:p text:style-name="P4"><text:span text:style-name="T51">ifc1r</text:span></text:p>
          </draw:text-box>
        </draw:frame>
        <draw:frame draw:style-name="gr99" draw:text-style-name="P59" draw:layer="layout" svg:width="1.982cm" svg:height="1.445cm" svg:x="10.315cm" svg:y="15.91cm">
          <draw:text-box>
            <text:p text:style-name="P4"><text:span text:style-name="T51">ifc2l</text:span></text:p>
          </draw:text-box>
        </draw:frame>
        <draw:frame draw:style-name="gr98" draw:text-style-name="P59" draw:layer="layout" svg:width="1.873cm" svg:height="0.992cm" svg:x="13.585cm" svg:y="15.854cm">
          <draw:text-box>
            <text:p text:style-name="P4"><text:span text:style-name="T51">ifc2r</text:span></text:p>
          </draw:text-box>
        </draw:frame>
        <draw:frame draw:style-name="gr100" draw:text-style-name="P59" draw:layer="layout" svg:width="1.949cm" svg:height="1.33cm" svg:x="17.286cm" svg:y="15.997cm">
          <draw:text-box>
            <text:p text:style-name="P4"><text:span text:style-name="T51">ifc3l</text:span></text:p>
          </draw:text-box>
        </draw:frame>
        <draw:frame draw:style-name="gr101" draw:text-style-name="P59" draw:layer="layout" svg:width="2.371cm" svg:height="0.992cm" svg:x="20.623cm" svg:y="15.864cm">
          <draw:text-box>
            <text:p text:style-name="P4"><text:span text:style-name="T51">ifc3r</text:span></text:p>
          </draw:text-box>
        </draw:frame>
        <draw:frame draw:style-name="gr99" draw:text-style-name="P59" draw:layer="layout" svg:width="2.098cm" svg:height="1.445cm" svg:x="3.682cm" svg:y="15.74cm">
          <draw:text-box>
            <text:p text:style-name="P4"><text:span text:style-name="T51">ifc1l</text:span></text:p>
          </draw:text-box>
        </draw:frame>
        <draw:frame draw:style-name="gr98" draw:text-style-name="P59" draw:layer="layout" svg:width="1.548cm" svg:height="0.992cm" svg:x="3.785cm" svg:y="12.809cm">
          <draw:text-box>
            <text:p text:style-name="P4"><text:span text:style-name="T51">u1</text:span></text:p>
          </draw:text-box>
        </draw:frame>
        <draw:frame draw:style-name="gr102" draw:text-style-name="P59" draw:layer="layout" svg:width="1.567cm" svg:height="0.992cm" svg:x="10.482cm" svg:y="12.725cm">
          <draw:text-box>
            <text:p text:style-name="P4"><text:span text:style-name="T51">u2</text:span></text:p>
          </draw:text-box>
        </draw:frame>
        <draw:frame draw:style-name="gr98" draw:text-style-name="P59" draw:layer="layout" svg:width="1.711cm" svg:height="0.992cm" svg:x="17.421cm" svg:y="12.752cm">
          <draw:text-box>
            <text:p text:style-name="P4"><text:span text:style-name="T51">u3</text:span></text:p>
          </draw:text-box>
        </draw:frame>
        <draw:frame presentation:style-name="pr21" draw:text-style-name="P73" draw:layer="layout" svg:width="15.69cm" svg:height="8.265cm" svg:x="12.913cm" svg:y="3.7cm" presentation:class="outline" presentation:user-transformed="true">
          <draw:text-box>
            <text:list text:style-name="L3">
              <text:list-item>
                <text:p text:style-name="P9"><text:span text:style-name="T72">csl_unit top{</text:span></text:p>
              </text:list-item>
            </text:list>
            <text:list text:style-name="L3">
              <text:list-item>
                <text:list>
                  <text:list-item>
                    <text:p text:style-name="P20"><text:span text:style-name="T72">unit u0, u1, u2;</text:span></text:p>
                  </text:list-item>
                </text:list>
              </text:list-item>
            </text:list>
            <text:list text:style-name="L3">
              <text:list-item>
                <text:list>
                  <text:list-item>
                    <text:p text:style-name="P20"><text:span text:style-name="T72">top(){</text:span></text:p>
                  </text:list-item>
                </text:list>
              </text:list-item>
            </text:list>
            <text:list text:style-name="L3">
              <text:list-item>
                <text:list>
                  <text:list-item>
                    <text:list>
                      <text:list-item>
                        <text:p text:style-name="P21"><text:span text:style-name="T72">u[[0-2]].ifcu[\1]r.connect(u[[1-2]|{0}]).ifc[\2]l;</text:span></text:p>
                      </text:list-item>
                    </text:list>
                  </text:list-item>
                </text:list>
              </text:list-item>
            </text:list>
            <text:list text:style-name="L3">
              <text:list-item>
                <text:list>
                  <text:list-item>
                    <text:p text:style-name="P20"><text:span text:style-name="T72">}</text:span></text:p>
                  </text:list-item>
                </text:list>
              </text:list-item>
            </text:list>
            <text:list text:style-name="L3">
              <text:list-item>
                <text:p text:style-name="P9"><text:span text:style-name="T72">};</text:span></text:p>
              </text:list-item>
            </text:list>
            <text:list text:style-name="L3">
              <text:list-item>
                <text:p text:style-name="P9"><text:span text:style-name="T72"/></text:p>
              </text:list-item>
            </text:list>
          </draw:text-box>
        </draw:frame>
        <draw:frame presentation:style-name="pr21" draw:text-style-name="P73" draw:layer="layout" svg:width="10.13cm" svg:height="8.265cm" svg:x="2.296cm" svg:y="3.635cm" presentation:class="outline" presentation:user-transformed="true">
          <draw:text-box>
            <text:list text:style-name="L3">
              <text:list-item>
                <text:p text:style-name="P9"><text:span text:style-name="T72">csl_interface ifc{</text:span></text:p>
              </text:list-item>
            </text:list>
            <text:list text:style-name="L3">
              <text:list-item>
                <text:list>
                  <text:list-item>
                    <text:p text:style-name="P20"><text:span text:style-name="T72">csl_port a(input), b(input);</text:span></text:p>
                  </text:list-item>
                </text:list>
              </text:list-item>
            </text:list>
            <text:list text:style-name="L3">
              <text:list-item>
                <text:list>
                  <text:list-item>
                    <text:p text:style-name="P20"><text:span text:style-name="T72">csl_port c(output);}</text:span></text:p>
                  </text:list-item>
                </text:list>
              </text:list-item>
            </text:list>
            <text:list text:style-name="L3">
              <text:list-item>
                <text:p text:style-name="P9"><text:span text:style-name="T72">csl_unit unit{</text:span></text:p>
              </text:list-item>
            </text:list>
            <text:list text:style-name="L3">
              <text:list-item>
                <text:list>
                  <text:list-item>
                    <text:p text:style-name="P20"><text:span text:style-name="T72">ifc ifcl,ifcr;</text:span></text:p>
                  </text:list-item>
                </text:list>
              </text:list-item>
            </text:list>
            <text:list text:style-name="L3">
              <text:list-item>
                <text:list>
                  <text:list-item>
                    <text:p text:style-name="P20"><text:span text:style-name="T72">unit(){</text:span></text:p>
                  </text:list-item>
                </text:list>
              </text:list-item>
            </text:list>
            <text:list text:style-name="L3">
              <text:list-item>
                <text:list>
                  <text:list-item>
                    <text:list>
                      <text:list-item>
                        <text:p text:style-name="P21"><text:span text:style-name="T72">ifcl.reverse();</text:span></text:p>
                      </text:list-item>
                    </text:list>
                  </text:list-item>
                </text:list>
              </text:list-item>
            </text:list>
            <text:list text:style-name="L3">
              <text:list-item>
                <text:list>
                  <text:list-item>
                    <text:p text:style-name="P20"><text:span text:style-name="T72">}</text:span></text:p>
                  </text:list-item>
                </text:list>
              </text:list-item>
            </text:list>
            <text:list text:style-name="L3">
              <text:list-item>
                <text:p text:style-name="P9"><text:span text:style-name="T72">};</text:span></text:p>
              </text:list-item>
            </text:list>
          </draw:text-box>
        </draw:frame>
        <presentation:notes draw:style-name="dp2">
          <draw:page-thumbnail draw:style-name="gr1" draw:layer="layout" svg:width="13.706cm" svg:height="10.28cm" svg:x="3.647cm" svg:y="2.853cm" draw:page-number="54" presentation:class="page"/>
          <draw:frame presentation:style-name="pr5" draw:text-style-name="P6" draw:layer="layout" svg:width="14.518cm" svg:height="11.411cm" svg:x="3.249cm" svg:y="14.13cm" presentation:class="notes" presentation:placeholder="true">
            <draw:text-box/>
          </draw:frame>
        </presentation:notes>
      </draw:page>
      <draw:page draw:name="page55" draw:style-name="dp1" draw:master-page-name="cslc_5f_presentation_5f_template1" presentation:presentation-page-layout-name="AL2T1" presentation:use-footer-name="ftr1" presentation:use-date-time-name="dtd1">
        <draw:frame presentation:style-name="pr3" draw:text-style-name="P14" draw:layer="layout" svg:width="23.912cm" svg:height="3.008cm" svg:x="2cm" svg:y="0.7cm" presentation:class="title">
          <draw:text-box>
            <text:p text:style-name="P14">CSL_SIGNAL_GROUP</text:p>
          </draw:text-box>
        </draw:frame>
        <draw:frame presentation:style-name="pr6" draw:text-style-name="P74" draw:layer="layout" svg:width="24.369cm" svg:height="15.441cm" svg:x="2.058cm" svg:y="3.728cm" presentation:class="outline">
          <draw:text-box>
            <text:list text:style-name="L3">
              <text:list-item>
                <text:p text:style-name="P70"><text:span text:style-name="T73">Signals can be grouped together to form a single object which is more efficient to manipulate than performing the same operation on individual signals.</text:span></text:p>
              </text:list-item>
            </text:list>
            <text:list text:style-name="L3">
              <text:list-item>
                <text:p text:style-name="P70"><text:span text:style-name="T73">Signals <text:s/>can be added to vectors which get values in algorithmic or behavioral simulators.</text:span></text:p>
              </text:list-item>
            </text:list>
            <text:list text:style-name="L3">
              <text:list-item>
                <text:p text:style-name="P70"><text:span text:style-name="T73"><text:s/></text:span><text:span text:style-name="T73">Signal groups and vectors can be used later to construct testbenches.</text:span></text:p>
              </text:list-item>
            </text:list>
          </draw:text-box>
        </draw:frame>
        <presentation:notes draw:style-name="dp2">
          <draw:page-thumbnail draw:style-name="gr1" draw:layer="layout" svg:width="13.706cm" svg:height="10.28cm" svg:x="3.647cm" svg:y="2.853cm" draw:page-number="55" presentation:class="page"/>
          <draw:frame presentation:style-name="pr5" draw:text-style-name="P6" draw:layer="layout" svg:width="14.518cm" svg:height="11.411cm" svg:x="3.249cm" svg:y="14.13cm" presentation:class="notes" presentation:placeholder="true">
            <draw:text-box/>
          </draw:frame>
        </presentation:notes>
      </draw:page>
      <draw:page draw:name="page56"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INSTANCE_TREE</text:p>
          </draw:text-box>
        </draw:frame>
        <draw:frame presentation:style-name="pr6" draw:text-style-name="P7" draw:layer="layout" svg:width="24.369cm" svg:height="15.441cm" svg:x="2.058cm" svg:y="3.728cm" presentation:class="outline" presentation:placeholder="true">
          <draw:text-box/>
        </draw:frame>
        <presentation:notes draw:style-name="dp2">
          <draw:page-thumbnail draw:style-name="gr1" draw:layer="layout" svg:width="13.706cm" svg:height="10.28cm" svg:x="3.647cm" svg:y="2.853cm" draw:page-number="56" presentation:class="page"/>
          <draw:frame presentation:style-name="pr5" draw:text-style-name="P6" draw:layer="layout" svg:width="14.518cm" svg:height="11.411cm" svg:x="3.249cm" svg:y="14.13cm" presentation:class="notes" presentation:placeholder="true">
            <draw:text-box/>
          </draw:frame>
        </presentation:notes>
      </draw:page>
      <draw:page draw:name="page57"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AUTOROUTER</text:p>
          </draw:text-box>
        </draw:frame>
        <draw:frame presentation:style-name="pr6" draw:text-style-name="P19" draw:layer="layout" svg:width="24.369cm" svg:height="15.441cm" svg:x="2.058cm" svg:y="3.728cm" presentation:class="outline">
          <draw:text-box>
            <text:list text:style-name="L3">
              <text:list-item>
                <text:p text:style-name="P7"><text:span text:style-name="T9">CSL autorouter is a CSL language construct that allows the designer specify:</text:span></text:p>
              </text:list-item>
            </text:list>
            <text:list text:style-name="L5">
              <text:list-item>
                <text:list>
                  <text:list-item>
                    <text:p text:style-name="P16"><text:span text:style-name="T9">portions of the specification that should be processed/skipped by the autorouter tool</text:span></text:p>
                  </text:list-item>
                </text:list>
              </text:list-item>
            </text:list>
            <text:list text:style-name="L5">
              <text:list-item>
                <text:list>
                  <text:list-item>
                    <text:p text:style-name="P16"><text:span text:style-name="T9">autorouter directives</text:span></text:p>
                  </text:list-item>
                </text:list>
              </text:list-item>
            </text:list>
            <text:list text:style-name="L5">
              <text:list-item>
                <text:list>
                  <text:list-item>
                    <text:p text:style-name="P16"><text:span text:style-name="T9">autorouter options</text:span></text:p>
                  </text:list-item>
                </text:list>
              </text:list-item>
            </text:list>
          </draw:text-box>
        </draw:frame>
        <presentation:notes draw:style-name="dp2">
          <draw:page-thumbnail draw:style-name="gr1" draw:layer="layout" svg:width="13.706cm" svg:height="10.28cm" svg:x="3.647cm" svg:y="2.853cm" draw:page-number="57" presentation:class="page"/>
          <draw:frame presentation:style-name="pr5" draw:text-style-name="P6" draw:layer="layout" svg:width="14.518cm" svg:height="11.411cm" svg:x="3.249cm" svg:y="14.13cm" presentation:class="notes" presentation:placeholder="true">
            <draw:text-box/>
          </draw:frame>
        </presentation:notes>
      </draw:page>
      <draw:page draw:name="page58"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AUTOROUTER</text:p>
          </draw:text-box>
        </draw:frame>
        <draw:frame presentation:style-name="pr6" draw:text-style-name="P76" draw:layer="layout" svg:width="24.369cm" svg:height="15.441cm" svg:x="2.058cm" svg:y="3.728cm" presentation:class="outline">
          <draw:text-box>
            <text:list text:style-name="L3">
              <text:list-item>
                <text:p text:style-name="P70"><text:span text:style-name="T73">The cslc auto router automatically connects signals in the following cases:</text:span></text:p>
              </text:list-item>
            </text:list>
            <text:list text:style-name="L5">
              <text:list-item>
                <text:list>
                  <text:list-item>
                    <text:p text:style-name="P75"><text:span text:style-name="T73">connect by name - inference when the names of the connection endpoints are the same.</text:span></text:p>
                  </text:list-item>
                </text:list>
              </text:list-item>
            </text:list>
            <text:list text:style-name="L5">
              <text:list-item>
                <text:list>
                  <text:list-item>
                    <text:p text:style-name="P75"><text:span text:style-name="T73">csl connection statement - explicit connections specified by the </text:span><text:span text:style-name="T74">connect </text:span><text:span text:style-name="T73">method</text:span></text:p>
                  </text:list-item>
                </text:list>
              </text:list-item>
            </text:list>
          </draw:text-box>
        </draw:frame>
        <presentation:notes draw:style-name="dp2">
          <draw:page-thumbnail draw:style-name="gr1" draw:layer="layout" svg:width="13.706cm" svg:height="10.28cm" svg:x="3.647cm" svg:y="2.853cm" draw:page-number="58" presentation:class="page"/>
          <draw:frame presentation:style-name="pr5" draw:text-style-name="P6" draw:layer="layout" svg:width="14.518cm" svg:height="11.411cm" svg:x="3.249cm" svg:y="14.13cm" presentation:class="notes" presentation:placeholder="true">
            <draw:text-box/>
          </draw:frame>
        </presentation:notes>
      </draw:page>
      <draw:page draw:name="page59" draw:style-name="dp1" draw:master-page-name="cslc_5f_presentation_5f_template1" presentation:presentation-page-layout-name="AL3T3">
        <draw:frame presentation:style-name="pr3" draw:text-style-name="P14" draw:layer="layout" svg:width="23.912cm" svg:height="3.008cm" svg:x="2cm" svg:y="0.7cm" presentation:class="title">
          <draw:text-box>
            <text:p text:style-name="P14">CSL_AUTOROUTER: Connection by name</text:p>
          </draw:text-box>
        </draw:frame>
        <draw:frame presentation:style-name="pr6" draw:text-style-name="P77" draw:layer="layout" svg:width="11.891cm" svg:height="15.441cm" svg:x="2.058cm" svg:y="3.404cm" presentation:class="outline" presentation:user-transformed="true">
          <draw:text-box>
            <text:list text:style-name="L3">
              <text:list-item>
                <text:p text:style-name="P23"><text:span text:style-name="T75">//CSL code</text:span></text:p>
              </text:list-item>
            </text:list>
            <text:list text:style-name="L3">
              <text:list-item>
                <text:p text:style-name="P23"><text:span text:style-name="T75"/></text:p>
              </text:list-item>
            </text:list>
            <text:list text:style-name="L3">
              <text:list-item>
                <text:p text:style-name="P23"><text:span text:style-name="T75">csl_unit </text:span><text:span text:style-name="T76">top, a, b, c, middle;</text:span></text:p>
              </text:list-item>
            </text:list>
            <text:list text:style-name="L3">
              <text:list-item>
                <text:p text:style-name="P23"><text:span text:style-name="T76"/></text:p>
              </text:list-item>
            </text:list>
            <text:list text:style-name="L3">
              <text:list-item>
                <text:p text:style-name="P23"><text:span text:style-name="T76">a</text:span><text:span text:style-name="T75">.add_port</text:span><text:span text:style-name="T76">(</text:span><text:span text:style-name="T75">input,</text:span><text:span text:style-name="T76">x)</text:span><text:span text:style-name="T75">;</text:span></text:p>
              </text:list-item>
            </text:list>
            <text:list text:style-name="L3">
              <text:list-item>
                <text:p text:style-name="P23"><text:span text:style-name="T76"/></text:p>
              </text:list-item>
            </text:list>
            <text:list text:style-name="L3">
              <text:list-item>
                <text:p text:style-name="P23"><text:span text:style-name="T76">b</text:span><text:span text:style-name="T75">.add_port</text:span><text:span text:style-name="T76">(</text:span><text:span text:style-name="T75">input,</text:span><text:span text:style-name="T76">x)</text:span><text:span text:style-name="T75">;</text:span></text:p>
              </text:list-item>
            </text:list>
            <text:list text:style-name="L3">
              <text:list-item>
                <text:p text:style-name="P23"><text:span text:style-name="T76"/></text:p>
              </text:list-item>
            </text:list>
            <text:list text:style-name="L3">
              <text:list-item>
                <text:p text:style-name="P23"><text:span text:style-name="T76">c.</text:span><text:span text:style-name="T75">add_port</text:span><text:span text:style-name="T76">(</text:span><text:span text:style-name="T75">input,</text:span><text:span text:style-name="T76">x)</text:span><text:span text:style-name="T75">;</text:span></text:p>
              </text:list-item>
            </text:list>
            <text:list text:style-name="L3">
              <text:list-item>
                <text:p text:style-name="P23"><text:span text:style-name="T76"/></text:p>
              </text:list-item>
            </text:list>
            <text:list text:style-name="L3">
              <text:list-item>
                <text:p text:style-name="P23"><text:span text:style-name="T77">middle.</text:span><text:span text:style-name="T75">add_port</text:span><text:span text:style-name="T77">(</text:span><text:span text:style-name="T75">input</text:span><text:span text:style-name="T77">,x);</text:span></text:p>
              </text:list-item>
            </text:list>
            <text:list text:style-name="L3">
              <text:list-item>
                <text:p text:style-name="P23"><text:span text:style-name="T76">middle</text:span><text:span text:style-name="T75">.add_instance</text:span><text:span text:style-name="T76">(a,a0)</text:span><text:span text:style-name="T75">;</text:span></text:p>
              </text:list-item>
            </text:list>
            <text:list text:style-name="L3">
              <text:list-item>
                <text:p text:style-name="P23"><text:span text:style-name="T76">middle</text:span><text:span text:style-name="T75">.add_instance</text:span><text:span text:style-name="T76">(b,b0)</text:span><text:span text:style-name="T75">;</text:span></text:p>
              </text:list-item>
            </text:list>
            <text:list text:style-name="L3">
              <text:list-item>
                <text:p text:style-name="P23"><text:span text:style-name="T76">middle</text:span><text:span text:style-name="T75">.add_instance</text:span><text:span text:style-name="T76">(c,c0)</text:span><text:span text:style-name="T75">;</text:span></text:p>
              </text:list-item>
            </text:list>
            <text:list text:style-name="L3">
              <text:list-item>
                <text:p text:style-name="P23"><text:span text:style-name="T76"/></text:p>
              </text:list-item>
            </text:list>
            <text:list text:style-name="L3">
              <text:list-item>
                <text:p text:style-name="P23"><text:span text:style-name="T76">top</text:span><text:span text:style-name="T75">.add_instance</text:span><text:span text:style-name="T76">(middle,middle0)</text:span><text:span text:style-name="T75">;</text:span></text:p>
              </text:list-item>
            </text:list>
            <text:list text:style-name="L3">
              <text:list-item>
                <text:p text:style-name="P23"><text:span text:style-name="T77">top</text:span><text:span text:style-name="T75">.add_port</text:span><text:span text:style-name="T77">(</text:span><text:span text:style-name="T75">input,</text:span><text:span text:style-name="T77">x)</text:span><text:span text:style-name="T75">;</text:span></text:p>
              </text:list-item>
            </text:list>
            <text:list text:style-name="L3">
              <text:list-item>
                <text:p text:style-name="P23"><text:span text:style-name="T75"/></text:p>
              </text:list-item>
            </text:list>
            <text:list text:style-name="L3">
              <text:list-item>
                <text:p text:style-name="P23"><text:span text:style-name="T75"/></text:p>
              </text:list-item>
            </text:list>
          </draw:text-box>
        </draw:frame>
        <draw:frame presentation:style-name="pr22" draw:text-style-name="P78" draw:layer="layout" svg:width="6.979cm" svg:height="13.699cm" svg:x="12.522cm" svg:y="3.841cm" presentation:class="outline" presentation:user-transformed="true">
          <draw:text-box>
            <text:list text:style-name="L3">
              <text:list-item>
                <text:p text:style-name="P23"><text:span text:style-name="T78">//generated Verilog code</text:span></text:p>
              </text:list-item>
            </text:list>
            <text:list text:style-name="L3">
              <text:list-item>
                <text:p text:style-name="P23"><text:span text:style-name="T75">module </text:span><text:span text:style-name="T76">top(x);</text:span></text:p>
              </text:list-item>
            </text:list>
            <text:list text:style-name="L3">
              <text:list-item>
                <text:p text:style-name="P23"><text:span text:style-name="T75"><text:s text:c="2"/></text:span><text:span text:style-name="T75">input </text:span><text:span text:style-name="T76">x;</text:span></text:p>
              </text:list-item>
            </text:list>
            <text:list text:style-name="L3">
              <text:list-item>
                <text:p text:style-name="P23"><text:span text:style-name="T76"><text:s text:c="2"/></text:span><text:span text:style-name="T76">middle middle0(.x(x));</text:span></text:p>
              </text:list-item>
            </text:list>
            <text:list text:style-name="L3">
              <text:list-item>
                <text:p text:style-name="P23"><text:span text:style-name="T75"><text:s text:c="2"/></text:span><text:span text:style-name="T75">endmodule</text:span></text:p>
              </text:list-item>
            </text:list>
            <text:list text:style-name="L3">
              <text:list-item>
                <text:p text:style-name="P23"><text:span text:style-name="T79"/></text:p>
              </text:list-item>
            </text:list>
            <text:list text:style-name="L3">
              <text:list-item>
                <text:p text:style-name="P23"><text:span text:style-name="T75">module </text:span><text:span text:style-name="T76">middle(x);</text:span></text:p>
              </text:list-item>
            </text:list>
            <text:list text:style-name="L3">
              <text:list-item>
                <text:p text:style-name="P23"><text:span text:style-name="T75"><text:s text:c="2"/></text:span><text:span text:style-name="T75">input </text:span><text:span text:style-name="T76">x;</text:span></text:p>
              </text:list-item>
            </text:list>
            <text:list text:style-name="L3">
              <text:list-item>
                <text:p text:style-name="P23"><text:span text:style-name="T76"><text:s text:c="2"/></text:span><text:span text:style-name="T76">a a0(.x(x));</text:span></text:p>
              </text:list-item>
            </text:list>
            <text:list text:style-name="L3">
              <text:list-item>
                <text:p text:style-name="P23"><text:span text:style-name="T76"><text:s text:c="2"/></text:span><text:span text:style-name="T76">b b0(.x(x));</text:span></text:p>
              </text:list-item>
            </text:list>
            <text:list text:style-name="L3">
              <text:list-item>
                <text:p text:style-name="P23"><text:span text:style-name="T76"><text:s text:c="2"/></text:span><text:span text:style-name="T76">c c0(.x(x));</text:span></text:p>
              </text:list-item>
            </text:list>
            <text:list text:style-name="L3">
              <text:list-item>
                <text:p text:style-name="P23"><text:span text:style-name="T75">endmodule</text:span></text:p>
              </text:list-item>
            </text:list>
            <text:list text:style-name="L3">
              <text:list-item>
                <text:p text:style-name="P23"><text:span text:style-name="T75">module </text:span><text:span text:style-name="T76">a(x);</text:span></text:p>
              </text:list-item>
            </text:list>
            <text:list text:style-name="L3">
              <text:list-item>
                <text:p text:style-name="P23"><text:span text:style-name="T76"><text:s text:c="2"/></text:span><text:span text:style-name="T76">input x;</text:span></text:p>
              </text:list-item>
            </text:list>
            <text:list text:style-name="L3">
              <text:list-item>
                <text:p text:style-name="P23"><text:span text:style-name="T75">endmodule</text:span></text:p>
              </text:list-item>
            </text:list>
          </draw:text-box>
        </draw:frame>
        <draw:frame presentation:style-name="pr23" draw:text-style-name="P78" draw:layer="layout" svg:width="6.979cm" svg:height="6.296cm" svg:x="19.985cm" svg:y="3.812cm" presentation:class="outline" presentation:user-transformed="true">
          <draw:text-box>
            <text:list text:style-name="L3">
              <text:list-item>
                <text:p text:style-name="P23"><text:span text:style-name="T75">module </text:span><text:span text:style-name="T76">b(x);</text:span></text:p>
              </text:list-item>
            </text:list>
            <text:list text:style-name="L3">
              <text:list-item>
                <text:p text:style-name="P23"><text:span text:style-name="T75"><text:s text:c="2"/></text:span><text:span text:style-name="T75">input </text:span><text:span text:style-name="T76">x;</text:span></text:p>
              </text:list-item>
            </text:list>
            <text:list text:style-name="L3">
              <text:list-item>
                <text:p text:style-name="P23"><text:span text:style-name="T75">endmodule</text:span></text:p>
              </text:list-item>
            </text:list>
            <text:list text:style-name="L3">
              <text:list-item>
                <text:p text:style-name="P23"><text:span text:style-name="T75">module </text:span><text:span text:style-name="T76">c(x);</text:span></text:p>
              </text:list-item>
            </text:list>
            <text:list text:style-name="L3">
              <text:list-item>
                <text:p text:style-name="P23"><text:span text:style-name="T75"><text:s text:c="2"/></text:span><text:span text:style-name="T75">input </text:span><text:span text:style-name="T76">x;</text:span></text:p>
              </text:list-item>
            </text:list>
            <text:list text:style-name="L3">
              <text:list-item>
                <text:p text:style-name="P23"><text:span text:style-name="T75">endmodule</text:span></text:p>
              </text:list-item>
            </text:list>
          </draw:text-box>
        </draw:frame>
        <presentation:notes draw:style-name="dp2">
          <draw:page-thumbnail draw:style-name="gr1" draw:layer="layout" svg:width="13.706cm" svg:height="10.28cm" svg:x="3.647cm" svg:y="2.853cm" draw:page-number="59" presentation:class="page"/>
          <draw:frame presentation:style-name="pr5" draw:text-style-name="P6" draw:layer="layout" svg:width="14.518cm" svg:height="11.411cm" svg:x="3.249cm" svg:y="14.13cm" presentation:class="notes" presentation:placeholder="true">
            <draw:text-box/>
          </draw:frame>
        </presentation:notes>
      </draw:page>
      <draw:page draw:name="page60" draw:style-name="dp1" draw:master-page-name="cslc_5f_presentation_5f_template1" presentation:presentation-page-layout-name="AL1T19">
        <draw:frame presentation:style-name="pr3" draw:text-style-name="P14" draw:layer="layout" svg:width="23.912cm" svg:height="3.008cm" svg:x="2cm" svg:y="0.7cm" presentation:class="title">
          <draw:text-box>
            <text:p text:style-name="P14">CSL_AUTOROUTER: Connection by name</text:p>
          </draw:text-box>
        </draw:frame>
        <draw:custom-shape draw:style-name="gr103" draw:text-style-name="P79" draw:layer="layout" svg:width="11.195cm" svg:height="3.704cm" svg:x="7.103cm" svg:y="7.447cm">
          <text:p text:style-name="P4"/>
          <draw:enhanced-geometry svg:viewBox="0 0 21600 21600" draw:type="rectangle" draw:enhanced-path="M 0 0 L 21600 0 21600 21600 0 21600 0 0 Z N"/>
        </draw:custom-shape>
        <draw:custom-shape draw:style-name="gr103" draw:text-style-name="P79" draw:layer="layout" svg:width="11.195cm" svg:height="3.704cm" svg:x="7.103cm" svg:y="12.85cm">
          <text:p text:style-name="P4"/>
          <draw:enhanced-geometry svg:viewBox="0 0 21600 21600" draw:type="rectangle" draw:enhanced-path="M 0 0 L 21600 0 21600 21600 0 21600 0 0 Z N"/>
        </draw:custom-shape>
        <draw:custom-shape draw:style-name="gr104" draw:text-style-name="P79" draw:layer="layout" svg:width="9.692cm" svg:height="2.256cm" svg:x="7.883cm" svg:y="8.199cm">
          <text:p text:style-name="P4"/>
          <draw:enhanced-geometry svg:viewBox="0 0 21600 21600" draw:type="rectangle" draw:enhanced-path="M 0 0 L 21600 0 21600 21600 0 21600 0 0 Z N"/>
        </draw:custom-shape>
        <draw:custom-shape draw:style-name="gr104" draw:text-style-name="P79" draw:layer="layout" svg:width="9.692cm" svg:height="2.284cm" svg:x="7.883cm" svg:y="13.546cm">
          <text:p text:style-name="P4"/>
          <draw:enhanced-geometry svg:viewBox="0 0 21600 21600" draw:type="rectangle" draw:enhanced-path="M 0 0 L 21600 0 21600 21600 0 21600 0 0 Z N"/>
        </draw:custom-shape>
        <draw:custom-shape draw:style-name="gr105" draw:text-style-name="P79" draw:layer="layout" svg:width="1.392cm" svg:height="1.003cm" svg:x="9.888cm" svg:y="8.955cm">
          <text:p text:style-name="P4"/>
          <draw:enhanced-geometry svg:viewBox="0 0 21600 21600" draw:type="rectangle" draw:enhanced-path="M 0 0 L 21600 0 21600 21600 0 21600 0 0 Z N"/>
        </draw:custom-shape>
        <draw:custom-shape draw:style-name="gr105" draw:text-style-name="P79" draw:layer="layout" svg:width="1.392cm" svg:height="1.003cm" svg:x="12.188cm" svg:y="8.956cm">
          <text:p text:style-name="P4"/>
          <draw:enhanced-geometry svg:viewBox="0 0 21600 21600" draw:type="rectangle" draw:enhanced-path="M 0 0 L 21600 0 21600 21600 0 21600 0 0 Z N"/>
        </draw:custom-shape>
        <draw:custom-shape draw:style-name="gr105" draw:text-style-name="P79" draw:layer="layout" svg:width="1.392cm" svg:height="1.003cm" svg:x="14.488cm" svg:y="8.957cm">
          <text:p text:style-name="P4"/>
          <draw:enhanced-geometry svg:viewBox="0 0 21600 21600" draw:type="rectangle" draw:enhanced-path="M 0 0 L 21600 0 21600 21600 0 21600 0 0 Z N"/>
        </draw:custom-shape>
        <draw:custom-shape draw:style-name="gr105" draw:text-style-name="P79" draw:id="id44" draw:layer="layout" svg:width="1.392cm" svg:height="1.003cm" svg:x="9.888cm" svg:y="14.356cm">
          <text:p text:style-name="P4"/>
          <draw:enhanced-geometry svg:viewBox="0 0 21600 21600" draw:type="rectangle" draw:enhanced-path="M 0 0 L 21600 0 21600 21600 0 21600 0 0 Z N"/>
        </draw:custom-shape>
        <draw:custom-shape draw:style-name="gr105" draw:text-style-name="P79" draw:layer="layout" svg:width="1.392cm" svg:height="1.003cm" svg:x="12.188cm" svg:y="14.357cm">
          <text:p text:style-name="P4"/>
          <draw:enhanced-geometry svg:viewBox="0 0 21600 21600" draw:type="rectangle" draw:enhanced-path="M 0 0 L 21600 0 21600 21600 0 21600 0 0 Z N"/>
        </draw:custom-shape>
        <draw:custom-shape draw:style-name="gr105" draw:text-style-name="P79" draw:layer="layout" svg:width="1.392cm" svg:height="1.003cm" svg:x="14.488cm" svg:y="14.358cm">
          <text:p text:style-name="P4"/>
          <draw:enhanced-geometry svg:viewBox="0 0 21600 21600" draw:type="rectangle" draw:enhanced-path="M 0 0 L 21600 0 21600 21600 0 21600 0 0 Z N"/>
        </draw:custom-shape>
        <draw:frame draw:style-name="gr38" draw:text-style-name="P80" draw:layer="layout" svg:width="1.588cm" svg:height="0.742cm" svg:x="7.018cm" svg:y="7.588cm">
          <draw:text-box>
            <text:p text:style-name="P4"><text:span text:style-name="T80">top</text:span></text:p>
          </draw:text-box>
        </draw:frame>
        <draw:frame draw:style-name="gr38" draw:text-style-name="P80" draw:layer="layout" svg:width="1.588cm" svg:height="0.742cm" svg:x="7.085cm" svg:y="12.971cm">
          <draw:text-box>
            <text:p text:style-name="P4"><text:span text:style-name="T80">top</text:span></text:p>
          </draw:text-box>
        </draw:frame>
        <draw:frame draw:style-name="gr38" draw:text-style-name="P80" draw:layer="layout" svg:width="2.209cm" svg:height="0.742cm" svg:x="7.762cm" svg:y="8.26cm">
          <draw:text-box>
            <text:p text:style-name="P4"><text:span text:style-name="T80">middle</text:span></text:p>
          </draw:text-box>
        </draw:frame>
        <draw:frame draw:style-name="gr38" draw:text-style-name="P80" draw:layer="layout" svg:width="2.209cm" svg:height="0.742cm" svg:x="7.763cm" svg:y="13.66cm">
          <draw:text-box>
            <text:p text:style-name="P4"><text:span text:style-name="T80">middle</text:span></text:p>
          </draw:text-box>
        </draw:frame>
        <draw:frame draw:style-name="gr38" draw:text-style-name="P80" draw:layer="layout" svg:width="0.717cm" svg:height="0.742cm" svg:x="12.43cm" svg:y="7.248cm">
          <draw:text-box>
            <text:p text:style-name="P4"><text:span text:style-name="T80">x</text:span></text:p>
          </draw:text-box>
        </draw:frame>
        <draw:frame draw:style-name="gr38" draw:text-style-name="P80" draw:layer="layout" svg:width="0.717cm" svg:height="0.742cm" svg:x="12.771cm" svg:y="12.62cm">
          <draw:text-box>
            <text:p text:style-name="P4"><text:span text:style-name="T80">x</text:span></text:p>
          </draw:text-box>
        </draw:frame>
        <draw:frame draw:style-name="gr38" draw:text-style-name="P80" draw:layer="layout" svg:width="0.717cm" svg:height="0.742cm" svg:x="10.235cm" svg:y="8.744cm">
          <draw:text-box>
            <text:p text:style-name="P4"><text:span text:style-name="T80">x</text:span></text:p>
          </draw:text-box>
        </draw:frame>
        <draw:frame draw:style-name="gr38" draw:text-style-name="P80" draw:layer="layout" svg:width="0.717cm" svg:height="0.742cm" svg:x="12.536cm" svg:y="8.744cm">
          <draw:text-box>
            <text:p text:style-name="P4"><text:span text:style-name="T80">x</text:span></text:p>
          </draw:text-box>
        </draw:frame>
        <draw:frame draw:style-name="gr38" draw:text-style-name="P80" draw:layer="layout" svg:width="0.717cm" svg:height="0.742cm" svg:x="14.837cm" svg:y="8.744cm">
          <draw:text-box>
            <text:p text:style-name="P4"><text:span text:style-name="T80">x</text:span></text:p>
          </draw:text-box>
        </draw:frame>
        <draw:frame draw:style-name="gr106" draw:text-style-name="P80" draw:id="id43" draw:layer="layout" svg:width="0.717cm" svg:height="0.617cm" svg:x="14.838cm" svg:y="14.36cm">
          <draw:text-box>
            <text:p text:style-name="P4"><text:span text:style-name="T80">x</text:span></text:p>
          </draw:text-box>
        </draw:frame>
        <draw:frame draw:style-name="gr38" draw:text-style-name="P80" draw:layer="layout" svg:width="0.717cm" svg:height="0.742cm" svg:x="12.539cm" svg:y="14.144cm">
          <draw:text-box>
            <text:p text:style-name="P4"><text:span text:style-name="T80">x</text:span></text:p>
          </draw:text-box>
        </draw:frame>
        <draw:frame draw:style-name="gr38" draw:text-style-name="P80" draw:layer="layout" svg:width="0.717cm" svg:height="0.742cm" svg:x="10.24cm" svg:y="14.144cm">
          <draw:text-box>
            <text:p text:style-name="P4"><text:span text:style-name="T80">x</text:span></text:p>
          </draw:text-box>
        </draw:frame>
        <draw:frame draw:style-name="gr107" draw:text-style-name="P80" draw:layer="layout" svg:width="0.717cm" svg:height="2.673cm" svg:x="9.762cm" svg:y="8.821cm">
          <draw:text-box>
            <text:p text:style-name="P4"><text:span text:style-name="T80">a</text:span></text:p>
          </draw:text-box>
        </draw:frame>
        <draw:frame draw:style-name="gr108" draw:text-style-name="P80" draw:layer="layout" svg:width="0.717cm" svg:height="0.742cm" svg:x="12.13cm" svg:y="8.849cm">
          <draw:text-box>
            <text:p text:style-name="P4"><text:span text:style-name="T80">b</text:span></text:p>
          </draw:text-box>
        </draw:frame>
        <draw:frame draw:style-name="gr108" draw:text-style-name="P80" draw:layer="layout" svg:width="0.717cm" svg:height="0.742cm" svg:x="14.359cm" svg:y="8.82cm">
          <draw:text-box>
            <text:p text:style-name="P4"><text:span text:style-name="T80">c</text:span></text:p>
          </draw:text-box>
        </draw:frame>
        <draw:frame draw:style-name="gr109" draw:text-style-name="P80" draw:layer="layout" svg:width="0.717cm" svg:height="0.742cm" svg:x="9.708cm" svg:y="14.174cm">
          <draw:text-box>
            <text:p text:style-name="P4"><text:span text:style-name="T80">a</text:span></text:p>
          </draw:text-box>
        </draw:frame>
        <draw:frame draw:style-name="gr38" draw:text-style-name="P80" draw:layer="layout" svg:width="0.717cm" svg:height="0.742cm" svg:x="12.103cm" svg:y="14.249cm">
          <draw:text-box>
            <text:p text:style-name="P4"><text:span text:style-name="T80">b</text:span></text:p>
          </draw:text-box>
        </draw:frame>
        <draw:frame draw:style-name="gr38" draw:text-style-name="P80" draw:layer="layout" svg:width="0.717cm" svg:height="0.742cm" svg:x="14.36cm" svg:y="14.22cm">
          <draw:text-box>
            <text:p text:style-name="P4"><text:span text:style-name="T80">c</text:span></text:p>
          </draw:text-box>
        </draw:frame>
        <draw:frame draw:style-name="gr38" draw:text-style-name="P80" draw:layer="layout" svg:width="0.717cm" svg:height="0.742cm" svg:x="12.754cm" svg:y="13.327cm">
          <draw:text-box>
            <text:p text:style-name="P4"><text:span text:style-name="T80">x</text:span></text:p>
          </draw:text-box>
        </draw:frame>
        <draw:line draw:style-name="gr110" draw:text-style-name="P79" draw:id="id42" draw:layer="layout" svg:x1="12.912cm" svg:y1="12.85cm" svg:x2="12.912cm" svg:y2="14.382cm">
          <draw:glue-point draw:id="4" svg:x="-20cm" svg:y="2.362cm"/>
          <text:p text:style-name="P4"/>
        </draw:line>
        <draw:connector draw:style-name="gr110" draw:text-style-name="P79" draw:layer="layout" draw:line-skew="0cm 0.117cm" svg:x1="12.912cm" svg:y1="13.977cm" svg:x2="15.196cm" svg:y2="14.36cm" draw:start-shape="id42" draw:start-glue-point="4" draw:end-shape="id43" draw:end-glue-point="0">
          <text:p text:style-name="P4"/>
        </draw:connector>
        <draw:connector draw:style-name="gr110" draw:text-style-name="P79" draw:layer="layout" draw:line-skew="-0.048cm 0.122cm" svg:x1="12.912cm" svg:y1="13.977cm" svg:x2="10.584cm" svg:y2="14.356cm" draw:start-shape="id42" draw:start-glue-point="4" draw:end-shape="id44" draw:end-glue-point="0">
          <text:p text:style-name="P4"/>
        </draw:connector>
        <presentation:notes draw:style-name="dp2">
          <draw:page-thumbnail draw:style-name="gr1" draw:layer="layout" svg:width="13.706cm" svg:height="10.28cm" svg:x="3.647cm" svg:y="2.853cm" draw:page-number="60" presentation:class="page"/>
          <draw:frame presentation:style-name="pr5" draw:text-style-name="P6" draw:layer="layout" svg:width="14.518cm" svg:height="11.411cm" svg:x="3.249cm" svg:y="14.13cm" presentation:class="notes" presentation:placeholder="true">
            <draw:text-box/>
          </draw:frame>
        </presentation:notes>
      </draw:page>
      <draw:page draw:name="page61"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AUTOROUTER: Connection rules</text:p>
          </draw:text-box>
        </draw:frame>
        <draw:frame presentation:style-name="pr6" draw:text-style-name="P76" draw:layer="layout" svg:width="24.369cm" svg:height="15.441cm" svg:x="2.058cm" svg:y="3.728cm" presentation:class="outline">
          <draw:text-box>
            <text:list text:style-name="L3">
              <text:list-item>
                <text:p text:style-name="P70"><text:span text:style-name="T81">Connecting a port of the parent unit to a port in the child unit: <text:s/>no wire is created</text:span></text:p>
              </text:list-item>
            </text:list>
            <text:list text:style-name="L3">
              <text:list-item>
                <text:p text:style-name="P70"><text:span text:style-name="T81">Connecting two ports belonging to sibling units: only wires are created</text:span></text:p>
              </text:list-item>
            </text:list>
            <text:list text:style-name="L3">
              <text:list-item>
                <text:p text:style-name="P70"><text:span text:style-name="T81">Connecting ports on different levels of the hierarchy: autorouter will </text:span><text:span text:style-name="T82">infer ports for each level until it reaches the scope of the nearest common container where it will infer wires.</text:span></text:p>
              </text:list-item>
            </text:list>
          </draw:text-box>
        </draw:frame>
        <presentation:notes draw:style-name="dp2">
          <draw:page-thumbnail draw:style-name="gr1" draw:layer="layout" svg:width="13.706cm" svg:height="10.28cm" svg:x="3.647cm" svg:y="2.853cm" draw:page-number="61" presentation:class="page"/>
          <draw:frame presentation:style-name="pr5" draw:text-style-name="P6" draw:layer="layout" svg:width="14.518cm" svg:height="11.411cm" svg:x="3.249cm" svg:y="14.13cm" presentation:class="notes" presentation:placeholder="true">
            <draw:text-box/>
          </draw:frame>
        </presentation:notes>
      </draw:page>
      <draw:page draw:name="page62" draw:style-name="dp1" draw:master-page-name="cslc_5f_presentation_5f_template1" presentation:presentation-page-layout-name="AL3T3">
        <draw:frame presentation:style-name="pr3" draw:text-style-name="P4" draw:layer="layout" svg:width="23.912cm" svg:height="3.008cm" svg:x="2cm" svg:y="0.7cm" presentation:class="title">
          <draw:text-box>
            <text:p text:style-name="P4">CSL_AUTOROUTER</text:p>
          </draw:text-box>
        </draw:frame>
        <draw:frame presentation:style-name="pr6" draw:text-style-name="P81" draw:layer="layout" svg:width="11.891cm" svg:height="15.441cm" svg:x="2.058cm" svg:y="3.376cm" presentation:class="outline" presentation:user-transformed="true">
          <draw:text-box>
            <text:list text:style-name="L3">
              <text:list-item>
                <text:p text:style-name="P23"><text:span text:style-name="T83">//CSL </text:span><text:span text:style-name="T84">code</text:span></text:p>
              </text:list-item>
            </text:list>
            <text:list text:style-name="L3">
              <text:list-item>
                <text:p text:style-name="P23"><text:span text:style-name="T85">csl_unit </text:span><text:span text:style-name="T86">top,a,b,c;</text:span></text:p>
              </text:list-item>
            </text:list>
            <text:list text:style-name="L3">
              <text:list-item>
                <text:p text:style-name="P23"><text:span text:style-name="T86">c</text:span><text:span text:style-name="T85">.add_port(output,</text:span><text:span text:style-name="T86">x</text:span><text:span text:style-name="T85">);</text:span></text:p>
              </text:list-item>
            </text:list>
            <text:list text:style-name="L3">
              <text:list-item>
                <text:p text:style-name="P23"><text:span text:style-name="T86">a</text:span><text:span text:style-name="T85">.add_port(input,</text:span><text:span text:style-name="T86">x</text:span><text:span text:style-name="T85">);</text:span></text:p>
              </text:list-item>
            </text:list>
            <text:list text:style-name="L3">
              <text:list-item>
                <text:p text:style-name="P23"><text:span text:style-name="T85">scope </text:span><text:span text:style-name="T86">b </text:span><text:span text:style-name="T85">{</text:span></text:p>
              </text:list-item>
            </text:list>
            <text:list text:style-name="L3">
              <text:list-item>
                <text:p text:style-name="P23"><text:span text:style-name="T87">//no need to specifically turn on the auto</text:span></text:p>
              </text:list-item>
            </text:list>
            <text:list text:style-name="L3">
              <text:list-item>
                <text:p text:style-name="P23"><text:span text:style-name="T87">//router on a0 and a2 since it is on by default</text:span></text:p>
              </text:list-item>
            </text:list>
            <text:list text:style-name="L3">
              <text:list-item>
                <text:p text:style-name="P23"><text:span text:style-name="T85">add_instance(</text:span><text:span text:style-name="T86">a,a0</text:span><text:span text:style-name="T85">);</text:span></text:p>
              </text:list-item>
            </text:list>
            <text:list text:style-name="L3">
              <text:list-item>
                <text:p text:style-name="P23"><text:span text:style-name="T85">add_instance(</text:span><text:span text:style-name="T86">a,a1</text:span><text:span text:style-name="T85">);</text:span></text:p>
              </text:list-item>
            </text:list>
            <text:list text:style-name="L3">
              <text:list-item>
                <text:p text:style-name="P23"><text:span text:style-name="T86">a0</text:span><text:span text:style-name="T85">.set_auto_router(</text:span><text:span text:style-name="T86">off</text:span><text:span text:style-name="T85">);</text:span></text:p>
              </text:list-item>
            </text:list>
            <text:list text:style-name="L3">
              <text:list-item>
                <text:p text:style-name="P23"><text:span text:style-name="T85">add_instance(</text:span><text:span text:style-name="T86">a,a2</text:span><text:span text:style-name="T85">);</text:span></text:p>
              </text:list-item>
            </text:list>
            <text:list text:style-name="L3">
              <text:list-item>
                <text:p text:style-name="P23"><text:span text:style-name="T85">add_signal(wire,</text:span><text:span text:style-name="T86">z</text:span><text:span text:style-name="T85">);</text:span></text:p>
              </text:list-item>
            </text:list>
            <text:list text:style-name="L3">
              <text:list-item>
                <text:p text:style-name="P23"><text:span text:style-name="T86">z</text:span><text:span text:style-name="T85">.connect(</text:span><text:span text:style-name="T86">a0.x</text:span><text:span text:style-name="T85">);</text:span></text:p>
              </text:list-item>
            </text:list>
            <text:list text:style-name="L3">
              <text:list-item>
                <text:p text:style-name="P23"><text:span text:style-name="T85">}</text:span></text:p>
              </text:list-item>
            </text:list>
            <text:list text:style-name="L3">
              <text:list-item>
                <text:p text:style-name="P23"><text:span text:style-name="T86">top</text:span><text:span text:style-name="T85">.add_instance(</text:span><text:span text:style-name="T86">b,b0</text:span><text:span text:style-name="T85">);</text:span></text:p>
              </text:list-item>
            </text:list>
            <text:list text:style-name="L3">
              <text:list-item>
                <text:p text:style-name="P23"><text:span text:style-name="T86">top</text:span><text:span text:style-name="T85">.add_instance(</text:span><text:span text:style-name="T86">c,c0</text:span><text:span text:style-name="T85">);</text:span></text:p>
              </text:list-item>
            </text:list>
          </draw:text-box>
        </draw:frame>
        <draw:frame presentation:style-name="pr6" draw:text-style-name="P82" draw:layer="layout" svg:width="8.507cm" svg:height="15.441cm" svg:x="14.115cm" svg:y="3.564cm" presentation:class="outline" presentation:user-transformed="true">
          <draw:text-box>
            <text:list text:style-name="L3">
              <text:list-item>
                <text:p text:style-name="P23"><text:span text:style-name="T85">//generated Verilog code</text:span></text:p>
              </text:list-item>
            </text:list>
            <text:list text:style-name="L3">
              <text:list-item>
                <text:p text:style-name="P23"><text:span text:style-name="T85">module </text:span><text:span text:style-name="T86">top</text:span><text:span text:style-name="T85">();</text:span></text:p>
              </text:list-item>
            </text:list>
            <text:list text:style-name="L3">
              <text:list-item>
                <text:p text:style-name="P23"><text:span text:style-name="T85"><text:s text:c="2"/></text:span><text:span text:style-name="T85">wire </text:span><text:span text:style-name="T86">y;</text:span></text:p>
              </text:list-item>
            </text:list>
            <text:list text:style-name="L3">
              <text:list-item>
                <text:p text:style-name="P23"><text:span text:style-name="T86"><text:s text:c="2"/></text:span><text:span text:style-name="T86">b b0(.x(y));</text:span></text:p>
              </text:list-item>
            </text:list>
            <text:list text:style-name="L3">
              <text:list-item>
                <text:p text:style-name="P23"><text:span text:style-name="T86"><text:s text:c="2"/></text:span><text:span text:style-name="T86">c c0(.x(y));</text:span></text:p>
              </text:list-item>
            </text:list>
            <text:list text:style-name="L3">
              <text:list-item>
                <text:p text:style-name="P23"><text:span text:style-name="T85">endmodule</text:span></text:p>
              </text:list-item>
            </text:list>
            <text:list text:style-name="L3">
              <text:list-item>
                <text:p text:style-name="P23"><text:span text:style-name="T85">module </text:span><text:span text:style-name="T86">c</text:span><text:span text:style-name="T85">(</text:span><text:span text:style-name="T86">x</text:span><text:span text:style-name="T85">);</text:span></text:p>
              </text:list-item>
            </text:list>
            <text:list text:style-name="L3">
              <text:list-item>
                <text:p text:style-name="P23"><text:span text:style-name="T85"><text:s text:c="2"/></text:span><text:span text:style-name="T85">output </text:span><text:span text:style-name="T86">x;</text:span></text:p>
              </text:list-item>
            </text:list>
            <text:list text:style-name="L3">
              <text:list-item>
                <text:p text:style-name="P23"><text:span text:style-name="T85">endmodule</text:span></text:p>
              </text:list-item>
            </text:list>
            <text:list text:style-name="L3">
              <text:list-item>
                <text:p text:style-name="P23"><text:span text:style-name="T85">module </text:span><text:span text:style-name="T86">b</text:span><text:span text:style-name="T85">(</text:span><text:span text:style-name="T86">x</text:span><text:span text:style-name="T85">);</text:span></text:p>
              </text:list-item>
            </text:list>
            <text:list text:style-name="L3">
              <text:list-item>
                <text:p text:style-name="P23"><text:span text:style-name="T85"><text:s text:c="2"/></text:span><text:span text:style-name="T85">input </text:span><text:span text:style-name="T86">x;</text:span></text:p>
              </text:list-item>
            </text:list>
            <text:list text:style-name="L3">
              <text:list-item>
                <text:p text:style-name="P23"><text:span text:style-name="T85"><text:s text:c="2"/></text:span><text:span text:style-name="T85">wire </text:span><text:span text:style-name="T86">z;</text:span></text:p>
              </text:list-item>
            </text:list>
            <text:list text:style-name="L3">
              <text:list-item>
                <text:p text:style-name="P23"><text:span text:style-name="T86"><text:s text:c="2"/></text:span><text:span text:style-name="T86">a a0(.x(x));</text:span></text:p>
              </text:list-item>
            </text:list>
            <text:list text:style-name="L3">
              <text:list-item>
                <text:p text:style-name="P23"><text:span text:style-name="T86"><text:s text:c="2"/></text:span><text:span text:style-name="T86">a a1(.x(z));</text:span></text:p>
              </text:list-item>
            </text:list>
          </draw:text-box>
        </draw:frame>
        <draw:frame presentation:style-name="pr24" draw:text-style-name="P82" draw:layer="layout" svg:width="4.793cm" svg:height="5.866cm" svg:x="22.181cm" svg:y="3.437cm" presentation:class="outline" presentation:user-transformed="true">
          <draw:text-box>
            <text:list text:style-name="L3">
              <text:list-item>
                <text:p text:style-name="P23"><text:span text:style-name="T86"><text:s text:c="2"/></text:span><text:span text:style-name="T86">a a2(.x(x));</text:span></text:p>
              </text:list-item>
            </text:list>
            <text:list text:style-name="L3">
              <text:list-item>
                <text:p text:style-name="P23"><text:span text:style-name="T85">endmodule</text:span></text:p>
              </text:list-item>
            </text:list>
            <text:list text:style-name="L3">
              <text:list-item>
                <text:p text:style-name="P23"><text:span text:style-name="T85">module </text:span><text:span text:style-name="T86">a(x);</text:span></text:p>
              </text:list-item>
            </text:list>
            <text:list text:style-name="L3">
              <text:list-item>
                <text:p text:style-name="P23"><text:span text:style-name="T85"><text:s text:c="2"/></text:span><text:span text:style-name="T85">input </text:span><text:span text:style-name="T86">x;</text:span></text:p>
              </text:list-item>
            </text:list>
            <text:list text:style-name="L3">
              <text:list-item>
                <text:p text:style-name="P23"><text:span text:style-name="T85">endmodule</text:span></text:p>
              </text:list-item>
            </text:list>
          </draw:text-box>
        </draw:frame>
        <presentation:notes draw:style-name="dp2">
          <draw:page-thumbnail draw:style-name="gr1" draw:layer="layout" svg:width="13.706cm" svg:height="10.28cm" svg:x="3.647cm" svg:y="2.853cm" draw:page-number="62" presentation:class="page"/>
          <draw:frame presentation:style-name="pr5" draw:text-style-name="P6" draw:layer="layout" svg:width="14.518cm" svg:height="11.411cm" svg:x="3.249cm" svg:y="14.13cm" presentation:class="notes" presentation:placeholder="true">
            <draw:text-box/>
          </draw:frame>
        </presentation:notes>
      </draw:page>
      <draw:page draw:name="page63" draw:style-name="dp1" draw:master-page-name="cslc_5f_presentation_5f_template1" presentation:presentation-page-layout-name="AL1T19">
        <draw:frame presentation:style-name="pr3" draw:text-style-name="P4" draw:layer="layout" svg:width="23.912cm" svg:height="3.008cm" svg:x="2cm" svg:y="0.7cm" presentation:class="title">
          <draw:text-box>
            <text:p text:style-name="P4">1<text:span text:style-name="T88">st</text:span> variant</text:p>
          </draw:text-box>
        </draw:frame>
        <draw:custom-shape draw:style-name="gr103" draw:text-style-name="P79" draw:layer="layout" svg:width="15.242cm" svg:height="8.942cm" svg:x="6.852cm" svg:y="7.371cm">
          <text:p text:style-name="P4"/>
          <draw:enhanced-geometry svg:viewBox="0 0 21600 21600" draw:type="rectangle" draw:enhanced-path="M 0 0 L 21600 0 21600 21600 0 21600 0 0 Z N"/>
        </draw:custom-shape>
        <draw:custom-shape draw:style-name="gr104" draw:text-style-name="P79" draw:layer="layout" svg:width="13.008cm" svg:height="3.917cm" svg:x="8.055cm" svg:y="8.203cm">
          <text:p text:style-name="P4"/>
          <draw:enhanced-geometry svg:viewBox="0 0 21600 21600" draw:type="rectangle" draw:enhanced-path="M 0 0 L 21600 0 21600 21600 0 21600 0 0 Z N"/>
        </draw:custom-shape>
        <draw:custom-shape draw:style-name="gr105" draw:text-style-name="P79" draw:layer="layout" svg:width="3.228cm" svg:height="2.037cm" svg:x="9.014cm" svg:y="8.811cm">
          <text:p text:style-name="P4"/>
          <draw:enhanced-geometry svg:viewBox="0 0 21600 21600" draw:type="rectangle" draw:enhanced-path="M 0 0 L 21600 0 21600 21600 0 21600 0 0 Z N"/>
        </draw:custom-shape>
        <draw:custom-shape draw:style-name="gr105" draw:text-style-name="P79" draw:layer="layout" svg:width="3.228cm" svg:height="2.063cm" svg:x="13.014cm" svg:y="8.812cm">
          <text:p text:style-name="P4"/>
          <draw:enhanced-geometry svg:viewBox="0 0 21600 21600" draw:type="rectangle" draw:enhanced-path="M 0 0 L 21600 0 21600 21600 0 21600 0 0 Z N"/>
        </draw:custom-shape>
        <draw:custom-shape draw:style-name="gr105" draw:text-style-name="P79" draw:layer="layout" svg:width="3.228cm" svg:height="2.062cm" svg:x="17.014cm" svg:y="8.813cm">
          <text:p text:style-name="P4"/>
          <draw:enhanced-geometry svg:viewBox="0 0 21600 21600" draw:type="rectangle" draw:enhanced-path="M 0 0 L 21600 0 21600 21600 0 21600 0 0 Z N"/>
        </draw:custom-shape>
        <draw:frame draw:style-name="gr38" draw:text-style-name="P80" draw:layer="layout" svg:width="1.376cm" svg:height="0.742cm" svg:x="6.827cm" svg:y="7.435cm">
          <draw:text-box>
            <text:p text:style-name="P4"><text:span text:style-name="T80">top</text:span></text:p>
          </draw:text-box>
        </draw:frame>
        <draw:frame draw:style-name="gr38" draw:text-style-name="P80" draw:layer="layout" svg:width="1.085cm" svg:height="0.742cm" svg:x="8.045cm" svg:y="8.254cm">
          <draw:text-box>
            <text:p text:style-name="P4"><text:span text:style-name="T80">b0</text:span></text:p>
          </draw:text-box>
        </draw:frame>
        <draw:frame draw:style-name="gr38" draw:text-style-name="P80" draw:layer="layout" svg:width="1.058cm" svg:height="0.742cm" svg:x="12.252cm" svg:y="12.7cm">
          <draw:text-box>
            <text:p text:style-name="P4"><text:span text:style-name="T80">c0</text:span></text:p>
          </draw:text-box>
        </draw:frame>
        <draw:frame draw:style-name="gr38" draw:text-style-name="P80" draw:layer="layout" svg:width="0.688cm" svg:height="0.742cm" svg:x="14.475cm" svg:y="12.804cm">
          <draw:text-box>
            <text:p text:style-name="P4"><text:span text:style-name="T80">x</text:span></text:p>
          </draw:text-box>
        </draw:frame>
        <draw:frame draw:style-name="gr38" draw:text-style-name="P80" draw:layer="layout" svg:width="0.688cm" svg:height="0.742cm" svg:x="8.406cm" svg:y="11.349cm">
          <draw:text-box>
            <text:p text:style-name="P4"><text:span text:style-name="T80">z</text:span></text:p>
          </draw:text-box>
        </draw:frame>
        <draw:frame draw:style-name="gr111" draw:text-style-name="P80" draw:layer="layout" svg:width="3.633cm" svg:height="2.706cm" svg:x="8.883cm" svg:y="8.809cm">
          <draw:text-box>
            <text:p text:style-name="P4"><text:span text:style-name="T80">a0</text:span></text:p>
            <text:p text:style-name="P4"><text:span text:style-name="T89">autorouter(on)</text:span></text:p>
            <text:p text:style-name="P4"><text:span text:style-name="T80"/></text:p>
            <text:p text:style-name="P4"><text:span text:style-name="T80"><text:s text:c="14"/></text:span><text:span text:style-name="T80">x</text:span></text:p>
          </draw:text-box>
        </draw:frame>
        <draw:frame draw:style-name="gr111" draw:text-style-name="P80" draw:layer="layout" svg:width="3.681cm" svg:height="2.706cm" svg:x="12.883cm" svg:y="8.81cm">
          <draw:text-box>
            <text:p text:style-name="P4"><text:span text:style-name="T80">a1</text:span></text:p>
            <text:p text:style-name="P4"><text:span text:style-name="T89">autorouter(off)</text:span></text:p>
            <text:p text:style-name="P4"><text:span text:style-name="T80"/></text:p>
            <text:p text:style-name="P4"><text:span text:style-name="T80"><text:s text:c="13"/></text:span><text:span text:style-name="T80">x</text:span></text:p>
          </draw:text-box>
        </draw:frame>
        <draw:frame draw:style-name="gr111" draw:text-style-name="P80" draw:layer="layout" svg:width="3.729cm" svg:height="2.215cm" svg:x="16.883cm" svg:y="8.811cm">
          <draw:text-box>
            <text:p text:style-name="P4"><text:span text:style-name="T80">a2</text:span></text:p>
            <text:p text:style-name="P4"><text:span text:style-name="T89">autorouter(on)</text:span></text:p>
            <text:p text:style-name="P4"><text:span text:style-name="T80"/></text:p>
            <text:p text:style-name="P4"><text:span text:style-name="T80"><text:s text:c="14"/></text:span><text:span text:style-name="T80">x</text:span></text:p>
          </draw:text-box>
        </draw:frame>
        <draw:line draw:style-name="gr110" draw:text-style-name="P79" draw:layer="layout" svg:x1="10.611cm" svg:y1="10.848cm" svg:x2="10.611cm" svg:y2="10.346cm">
          <text:p text:style-name="P4"/>
        </draw:line>
        <draw:line draw:style-name="gr110" draw:text-style-name="P79" draw:layer="layout" svg:x1="14.511cm" svg:y1="10.848cm" svg:x2="14.511cm" svg:y2="10.346cm">
          <text:p text:style-name="P4"/>
        </draw:line>
        <draw:line draw:style-name="gr110" draw:text-style-name="P79" draw:layer="layout" svg:x1="18.611cm" svg:y1="10.848cm" svg:x2="18.611cm" svg:y2="10.346cm">
          <text:p text:style-name="P4"/>
        </draw:line>
        <draw:custom-shape draw:style-name="gr112" draw:text-style-name="P83" draw:layer="layout" svg:width="4.582cm" svg:height="2.405cm" svg:x="12.326cm" svg:y="12.755cm">
          <text:p text:style-name="P4"><text:span text:style-name="T90">autorouter(on)</text:span></text:p>
          <draw:enhanced-geometry svg:viewBox="0 0 21600 21600" draw:type="rectangle" draw:enhanced-path="M 0 0 L 21600 0 21600 21600 0 21600 0 0 Z N"/>
        </draw:custom-shape>
        <draw:line draw:style-name="gr110" draw:text-style-name="P79" draw:layer="layout" svg:x1="14.553cm" svg:y1="13.414cm" svg:x2="14.553cm" svg:y2="12.753cm">
          <text:p text:style-name="P4"/>
        </draw:line>
        <draw:frame draw:style-name="gr38" draw:text-style-name="P80" draw:layer="layout" svg:width="0.688cm" svg:height="0.742cm" svg:x="14.421cm" svg:y="12.789cm">
          <draw:text-box>
            <text:p text:style-name="P4"><text:span text:style-name="T80">x</text:span></text:p>
          </draw:text-box>
        </draw:frame>
        <draw:frame draw:style-name="gr38" draw:text-style-name="P80" draw:layer="layout" svg:width="1.085cm" svg:height="0.742cm" svg:x="12.279cm" svg:y="12.725cm">
          <draw:text-box>
            <text:p text:style-name="P4"><text:span text:style-name="T80">c0</text:span></text:p>
          </draw:text-box>
        </draw:frame>
        <draw:frame draw:style-name="gr113" draw:text-style-name="P84" draw:layer="layout" svg:width="3.194cm" svg:height="1.233cm" svg:x="7.151cm" svg:y="15.159cm">
          <draw:text-box>
            <text:p text:style-name="P4"><text:span text:style-name="T90">autorouter(on)</text:span></text:p>
          </draw:text-box>
        </draw:frame>
        <draw:connector draw:style-name="gr114" draw:text-style-name="P26" draw:layer="layout" draw:line-skew="-0.176cm" svg:x1="9.072cm" svg:y1="11.799cm" svg:x2="9.639cm" svg:y2="11.394cm">
          <text:p text:style-name="P4"/>
        </draw:connector>
        <presentation:notes draw:style-name="dp2">
          <draw:page-thumbnail draw:style-name="gr1" draw:layer="layout" svg:width="13.706cm" svg:height="10.28cm" svg:x="3.647cm" svg:y="2.853cm" draw:page-number="63" presentation:class="page"/>
          <draw:frame presentation:style-name="pr5" draw:text-style-name="P6" draw:layer="layout" svg:width="14.518cm" svg:height="11.411cm" svg:x="3.249cm" svg:y="14.13cm" presentation:class="notes" presentation:placeholder="true">
            <draw:text-box/>
          </draw:frame>
        </presentation:notes>
      </draw:page>
      <draw:page draw:name="page64" draw:style-name="dp1" draw:master-page-name="cslc_5f_presentation_5f_template1" presentation:presentation-page-layout-name="AL1T19">
        <draw:frame presentation:style-name="pr3" draw:text-style-name="P4" draw:layer="layout" svg:width="25.823cm" svg:height="3.008cm" svg:x="2.479cm" svg:y="0.528cm" presentation:class="title" presentation:user-transformed="true">
          <draw:text-box>
            <text:p text:style-name="P4">Selective autorouting: before routing </text:p>
          </draw:text-box>
        </draw:frame>
        <draw:custom-shape draw:style-name="gr103" draw:text-style-name="P79" draw:layer="layout" svg:width="15.242cm" svg:height="8.942cm" svg:x="6.852cm" svg:y="7.371cm">
          <text:p text:style-name="P4"/>
          <draw:enhanced-geometry svg:viewBox="0 0 21600 21600" draw:type="rectangle" draw:enhanced-path="M 0 0 L 21600 0 21600 21600 0 21600 0 0 Z N"/>
        </draw:custom-shape>
        <draw:custom-shape draw:style-name="gr104" draw:text-style-name="P79" draw:layer="layout" svg:width="13.008cm" svg:height="3.917cm" svg:x="8.055cm" svg:y="8.203cm">
          <text:p text:style-name="P4"/>
          <draw:enhanced-geometry svg:viewBox="0 0 21600 21600" draw:type="rectangle" draw:enhanced-path="M 0 0 L 21600 0 21600 21600 0 21600 0 0 Z N"/>
        </draw:custom-shape>
        <draw:custom-shape draw:style-name="gr105" draw:text-style-name="P79" draw:layer="layout" svg:width="3.228cm" svg:height="2.037cm" svg:x="9.014cm" svg:y="8.811cm">
          <text:p text:style-name="P4"/>
          <draw:enhanced-geometry svg:viewBox="0 0 21600 21600" draw:type="rectangle" draw:enhanced-path="M 0 0 L 21600 0 21600 21600 0 21600 0 0 Z N"/>
        </draw:custom-shape>
        <draw:custom-shape draw:style-name="gr105" draw:text-style-name="P79" draw:layer="layout" svg:width="3.228cm" svg:height="2.063cm" svg:x="13.014cm" svg:y="8.812cm">
          <text:p text:style-name="P4"/>
          <draw:enhanced-geometry svg:viewBox="0 0 21600 21600" draw:type="rectangle" draw:enhanced-path="M 0 0 L 21600 0 21600 21600 0 21600 0 0 Z N"/>
        </draw:custom-shape>
        <draw:custom-shape draw:style-name="gr105" draw:text-style-name="P79" draw:layer="layout" svg:width="3.228cm" svg:height="2.062cm" svg:x="17.014cm" svg:y="8.813cm">
          <text:p text:style-name="P4"/>
          <draw:enhanced-geometry svg:viewBox="0 0 21600 21600" draw:type="rectangle" draw:enhanced-path="M 0 0 L 21600 0 21600 21600 0 21600 0 0 Z N"/>
        </draw:custom-shape>
        <draw:frame draw:style-name="gr38" draw:text-style-name="P80" draw:layer="layout" svg:width="1.376cm" svg:height="0.742cm" svg:x="6.827cm" svg:y="7.435cm">
          <draw:text-box>
            <text:p text:style-name="P4"><text:span text:style-name="T80">top</text:span></text:p>
          </draw:text-box>
        </draw:frame>
        <draw:frame draw:style-name="gr38" draw:text-style-name="P80" draw:layer="layout" svg:width="1.085cm" svg:height="0.742cm" svg:x="8.045cm" svg:y="8.254cm">
          <draw:text-box>
            <text:p text:style-name="P4"><text:span text:style-name="T80">b0</text:span></text:p>
          </draw:text-box>
        </draw:frame>
        <draw:frame draw:style-name="gr38" draw:text-style-name="P80" draw:layer="layout" svg:width="1.058cm" svg:height="0.742cm" svg:x="12.252cm" svg:y="12.7cm">
          <draw:text-box>
            <text:p text:style-name="P4"><text:span text:style-name="T80">c0</text:span></text:p>
          </draw:text-box>
        </draw:frame>
        <draw:frame draw:style-name="gr38" draw:text-style-name="P80" draw:layer="layout" svg:width="0.688cm" svg:height="0.742cm" svg:x="14.475cm" svg:y="12.804cm">
          <draw:text-box>
            <text:p text:style-name="P4"><text:span text:style-name="T80">x</text:span></text:p>
          </draw:text-box>
        </draw:frame>
        <draw:frame draw:style-name="gr38" draw:text-style-name="P80" draw:layer="layout" svg:width="0.688cm" svg:height="0.742cm" svg:x="8.865cm" svg:y="11.349cm">
          <draw:text-box>
            <text:p text:style-name="P4"><text:span text:style-name="T80">z</text:span></text:p>
          </draw:text-box>
        </draw:frame>
        <draw:frame draw:style-name="gr111" draw:text-style-name="P80" draw:layer="layout" svg:width="3.633cm" svg:height="2.215cm" svg:x="8.883cm" svg:y="8.809cm">
          <draw:text-box>
            <text:p text:style-name="P4"><text:span text:style-name="T80">a0</text:span></text:p>
            <text:p text:style-name="P4"><text:span text:style-name="T89"/></text:p>
            <text:p text:style-name="P4"><text:span text:style-name="T80"/></text:p>
            <text:p text:style-name="P4"><text:span text:style-name="T80"><text:s text:c="14"/></text:span><text:span text:style-name="T80">x</text:span></text:p>
          </draw:text-box>
        </draw:frame>
        <draw:frame draw:style-name="gr111" draw:text-style-name="P80" draw:layer="layout" svg:width="3.681cm" svg:height="2.215cm" svg:x="12.883cm" svg:y="8.81cm">
          <draw:text-box>
            <text:p text:style-name="P4"><text:span text:style-name="T80">a1</text:span></text:p>
            <text:p text:style-name="P4"><text:span text:style-name="T89"/></text:p>
            <text:p text:style-name="P4"><text:span text:style-name="T80"/></text:p>
            <text:p text:style-name="P4"><text:span text:style-name="T80"><text:s text:c="13"/></text:span><text:span text:style-name="T80">x</text:span></text:p>
          </draw:text-box>
        </draw:frame>
        <draw:frame draw:style-name="gr111" draw:text-style-name="P80" draw:layer="layout" svg:width="3.729cm" svg:height="2.215cm" svg:x="16.883cm" svg:y="8.811cm">
          <draw:text-box>
            <text:p text:style-name="P4"><text:span text:style-name="T80">a2</text:span></text:p>
            <text:p text:style-name="P4"><text:span text:style-name="T89"/></text:p>
            <text:p text:style-name="P4"><text:span text:style-name="T80"/></text:p>
            <text:p text:style-name="P4"><text:span text:style-name="T80"><text:s text:c="14"/></text:span><text:span text:style-name="T80">x</text:span></text:p>
          </draw:text-box>
        </draw:frame>
        <draw:line draw:style-name="gr110" draw:text-style-name="P79" draw:layer="layout" svg:x1="10.611cm" svg:y1="10.848cm" svg:x2="10.611cm" svg:y2="10.346cm">
          <text:p text:style-name="P4"/>
        </draw:line>
        <draw:line draw:style-name="gr110" draw:text-style-name="P79" draw:layer="layout" svg:x1="14.511cm" svg:y1="10.848cm" svg:x2="14.511cm" svg:y2="10.346cm">
          <text:p text:style-name="P4"/>
        </draw:line>
        <draw:line draw:style-name="gr110" draw:text-style-name="P79" draw:layer="layout" svg:x1="18.611cm" svg:y1="10.848cm" svg:x2="18.611cm" svg:y2="10.346cm">
          <text:p text:style-name="P4"/>
        </draw:line>
        <draw:line draw:style-name="gr115" draw:text-style-name="P79" draw:layer="layout" svg:x1="8.997cm" svg:y1="11.06cm" svg:x2="8.997cm" svg:y2="11.921cm">
          <text:p text:style-name="P4"/>
        </draw:line>
        <draw:custom-shape draw:style-name="gr104" draw:text-style-name="P79" draw:layer="layout" svg:width="4.582cm" svg:height="2.405cm" svg:x="12.326cm" svg:y="12.755cm">
          <text:p text:style-name="P4"/>
          <draw:enhanced-geometry svg:viewBox="0 0 21600 21600" draw:type="rectangle" draw:enhanced-path="M 0 0 L 21600 0 21600 21600 0 21600 0 0 Z N"/>
        </draw:custom-shape>
        <draw:line draw:style-name="gr110" draw:text-style-name="P79" draw:layer="layout" svg:x1="14.553cm" svg:y1="13.414cm" svg:x2="14.553cm" svg:y2="12.753cm">
          <text:p text:style-name="P4"/>
        </draw:line>
        <draw:frame draw:style-name="gr38" draw:text-style-name="P80" draw:layer="layout" svg:width="0.688cm" svg:height="0.742cm" svg:x="14.421cm" svg:y="12.789cm">
          <draw:text-box>
            <text:p text:style-name="P4"><text:span text:style-name="T80">x</text:span></text:p>
          </draw:text-box>
        </draw:frame>
        <draw:frame draw:style-name="gr38" draw:text-style-name="P80" draw:layer="layout" svg:width="1.085cm" svg:height="0.742cm" svg:x="12.279cm" svg:y="12.725cm">
          <draw:text-box>
            <text:p text:style-name="P4"><text:span text:style-name="T80">c0</text:span></text:p>
          </draw:text-box>
        </draw:frame>
        <draw:g>
          <draw:custom-shape draw:style-name="gr116" draw:text-style-name="P26" draw:layer="layout" svg:width="0.624cm" svg:height="0.397cm" draw:transform="rotate (1.5707963267946) translate (11.804cm 10.532cm)">
            <text:p text:style-name="P4"/>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line draw:style-name="gr23" draw:text-style-name="P26" draw:layer="layout" svg:x1="11.804cm" svg:y1="9.908cm" svg:x2="11.804cm" svg:y2="10.82cm">
            <text:p text:style-name="P4"/>
          </draw:line>
        </draw:g>
        <draw:g>
          <draw:custom-shape draw:style-name="gr117" draw:text-style-name="P26" draw:layer="layout" svg:width="0.624cm" svg:height="0.397cm" draw:transform="rotate (1.5707963267946) translate (15.834cm 10.573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6" draw:layer="layout" svg:x1="15.834cm" svg:y1="9.949cm" svg:x2="15.834cm" svg:y2="10.861cm">
            <text:p text:style-name="P4"/>
          </draw:line>
        </draw:g>
        <draw:g>
          <draw:custom-shape draw:style-name="gr116" draw:text-style-name="P26" draw:layer="layout" svg:width="0.624cm" svg:height="0.397cm" draw:transform="rotate (1.5707963267946) translate (19.823cm 10.553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6" draw:layer="layout" svg:x1="19.823cm" svg:y1="9.929cm" svg:x2="19.823cm" svg:y2="10.841cm">
            <text:p text:style-name="P4"/>
          </draw:line>
        </draw:g>
        <draw:g>
          <draw:custom-shape draw:style-name="gr116" draw:text-style-name="P26" draw:layer="layout" svg:width="0.624cm" svg:height="0.397cm" draw:transform="rotate (1.5707963267946) translate (16.269cm 14.749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6" draw:layer="layout" svg:x1="16.269cm" svg:y1="14.125cm" svg:x2="16.269cm" svg:y2="15.037cm">
            <text:p text:style-name="P4"/>
          </draw:line>
        </draw:g>
        <draw:g>
          <draw:custom-shape draw:style-name="gr116" draw:text-style-name="P26" draw:layer="layout" svg:width="0.624cm" svg:height="0.397cm" draw:transform="rotate (1.5707963267946) translate (2.265cm 4.996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6" draw:layer="layout" svg:x1="2.265cm" svg:y1="4.372cm" svg:x2="2.265cm" svg:y2="5.284cm">
            <text:p text:style-name="P4"/>
          </draw:line>
        </draw:g>
        <draw:g>
          <draw:custom-shape draw:style-name="gr117" draw:text-style-name="P26" draw:layer="layout" svg:width="0.624cm" svg:height="0.397cm" draw:transform="rotate (1.5707963267946) translate (2.266cm 6.05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6" draw:layer="layout" svg:x1="2.266cm" svg:y1="5.426cm" svg:x2="2.266cm" svg:y2="6.338cm">
            <text:p text:style-name="P4"/>
          </draw:line>
        </draw:g>
        <draw:frame draw:style-name="gr39" draw:text-style-name="P85" draw:layer="layout" svg:width="4.512cm" svg:height="1.725cm" svg:x="3.548cm" svg:y="4.131cm">
          <draw:text-box>
            <text:p text:style-name="P4"><text:span text:style-name="T91">autoroute(on)</text:span></text:p>
          </draw:text-box>
        </draw:frame>
        <draw:frame draw:style-name="gr39" draw:text-style-name="P85" draw:layer="layout" svg:width="4.512cm" svg:height="1.725cm" svg:x="3.48cm" svg:y="5.352cm">
          <draw:text-box>
            <text:p text:style-name="P4"><text:span text:style-name="T91">autoroute(off)</text:span></text:p>
          </draw:text-box>
        </draw:frame>
        <draw:g>
          <draw:custom-shape draw:style-name="gr116" draw:text-style-name="P26" draw:layer="layout" svg:width="0.624cm" svg:height="0.397cm" draw:transform="rotate (1.5707963267946) translate (7.553cm 15.564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6" draw:layer="layout" svg:x1="7.553cm" svg:y1="14.94cm" svg:x2="7.553cm" svg:y2="15.852cm">
            <text:p text:style-name="P4"/>
          </draw:line>
        </draw:g>
        <draw:frame presentation:style-name="pr25" draw:text-style-name="P4" draw:layer="layout" svg:width="6.065cm" svg:height="2.668cm" svg:x="20.31cm" svg:y="3.276cm">
          <draw:text-box>
            <text:p text:style-name="P4">2<text:span text:style-name="T88">nd</text:span> Variant</text:p>
          </draw:text-box>
        </draw:frame>
        <presentation:notes draw:style-name="dp2">
          <draw:page-thumbnail draw:style-name="gr1" draw:layer="layout" svg:width="13.706cm" svg:height="10.28cm" svg:x="3.647cm" svg:y="2.853cm" draw:page-number="64" presentation:class="page"/>
          <draw:frame presentation:style-name="pr5" draw:text-style-name="P6" draw:layer="layout" svg:width="14.518cm" svg:height="11.411cm" svg:x="3.249cm" svg:y="14.13cm" presentation:class="notes" presentation:placeholder="true">
            <draw:text-box/>
          </draw:frame>
        </presentation:notes>
      </draw:page>
      <draw:page draw:name="page65" draw:style-name="dp1" draw:master-page-name="cslc_5f_presentation_5f_template1" presentation:presentation-page-layout-name="AL1T19">
        <draw:frame presentation:style-name="pr3" draw:text-style-name="P4" draw:layer="layout" svg:width="23.912cm" svg:height="3.008cm" svg:x="2cm" svg:y="0.7cm" presentation:class="title">
          <draw:text-box>
            <text:p text:style-name="P4">Selective autorouting: after autorouting</text:p>
          </draw:text-box>
        </draw:frame>
        <draw:custom-shape draw:style-name="gr103" draw:text-style-name="P79" draw:layer="layout" svg:width="15.242cm" svg:height="8.942cm" svg:x="5.908cm" svg:y="6.755cm">
          <text:p text:style-name="P4"/>
          <draw:enhanced-geometry svg:viewBox="0 0 21600 21600" draw:type="rectangle" draw:enhanced-path="M 0 0 L 21600 0 21600 21600 0 21600 0 0 Z N"/>
        </draw:custom-shape>
        <draw:custom-shape draw:style-name="gr104" draw:text-style-name="P79" draw:layer="layout" svg:width="13.008cm" svg:height="4.042cm" svg:x="7.156cm" svg:y="7.594cm">
          <text:p text:style-name="P4"/>
          <draw:enhanced-geometry svg:viewBox="0 0 21600 21600" draw:type="rectangle" draw:enhanced-path="M 0 0 L 21600 0 21600 21600 0 21600 0 0 Z N"/>
        </draw:custom-shape>
        <draw:custom-shape draw:style-name="gr105" draw:text-style-name="P79" draw:layer="layout" svg:width="3.228cm" svg:height="2.037cm" svg:x="8.115cm" svg:y="8.202cm">
          <text:p text:style-name="P4"/>
          <draw:enhanced-geometry svg:viewBox="0 0 21600 21600" draw:type="rectangle" draw:enhanced-path="M 0 0 L 21600 0 21600 21600 0 21600 0 0 Z N"/>
        </draw:custom-shape>
        <draw:custom-shape draw:style-name="gr105" draw:text-style-name="P79" draw:layer="layout" svg:width="3.228cm" svg:height="2.063cm" svg:x="12.115cm" svg:y="8.203cm">
          <text:p text:style-name="P4"/>
          <draw:enhanced-geometry svg:viewBox="0 0 21600 21600" draw:type="rectangle" draw:enhanced-path="M 0 0 L 21600 0 21600 21600 0 21600 0 0 Z N"/>
        </draw:custom-shape>
        <draw:custom-shape draw:style-name="gr105" draw:text-style-name="P79" draw:layer="layout" svg:width="3.228cm" svg:height="2.062cm" svg:x="16.115cm" svg:y="8.204cm">
          <text:p text:style-name="P4"/>
          <draw:enhanced-geometry svg:viewBox="0 0 21600 21600" draw:type="rectangle" draw:enhanced-path="M 0 0 L 21600 0 21600 21600 0 21600 0 0 Z N"/>
        </draw:custom-shape>
        <draw:frame draw:style-name="gr38" draw:text-style-name="P80" draw:layer="layout" svg:width="1.376cm" svg:height="0.742cm" svg:x="5.928cm" svg:y="6.826cm">
          <draw:text-box>
            <text:p text:style-name="P4"><text:span text:style-name="T80">top</text:span></text:p>
          </draw:text-box>
        </draw:frame>
        <draw:frame draw:style-name="gr38" draw:text-style-name="P80" draw:layer="layout" svg:width="1.085cm" svg:height="0.742cm" svg:x="7.146cm" svg:y="7.645cm">
          <draw:text-box>
            <text:p text:style-name="P4"><text:span text:style-name="T80">b0</text:span></text:p>
          </draw:text-box>
        </draw:frame>
        <draw:frame draw:style-name="gr38" draw:text-style-name="P80" draw:layer="layout" svg:width="1.058cm" svg:height="0.742cm" svg:x="11.353cm" svg:y="12.091cm">
          <draw:text-box>
            <text:p text:style-name="P4"><text:span text:style-name="T80">c0</text:span></text:p>
          </draw:text-box>
        </draw:frame>
        <draw:frame draw:style-name="gr38" draw:text-style-name="P80" draw:layer="layout" svg:width="0.688cm" svg:height="0.742cm" svg:x="13.576cm" svg:y="12.195cm">
          <draw:text-box>
            <text:p text:style-name="P4"><text:span text:style-name="T80">x</text:span></text:p>
          </draw:text-box>
        </draw:frame>
        <draw:frame draw:style-name="gr38" draw:text-style-name="P80" draw:layer="layout" svg:width="0.688cm" svg:height="0.742cm" svg:x="7.966cm" svg:y="10.84cm">
          <draw:text-box>
            <text:p text:style-name="P4"><text:span text:style-name="T80">z</text:span></text:p>
          </draw:text-box>
        </draw:frame>
        <draw:frame draw:style-name="gr111" draw:text-style-name="P80" draw:layer="layout" svg:width="3.633cm" svg:height="2.215cm" svg:x="7.984cm" svg:y="8.2cm">
          <draw:text-box>
            <text:p text:style-name="P4"><text:span text:style-name="T80">a0</text:span></text:p>
            <text:p text:style-name="P4"><text:span text:style-name="T89"/></text:p>
            <text:p text:style-name="P4"><text:span text:style-name="T80"/></text:p>
            <text:p text:style-name="P4"><text:span text:style-name="T80"><text:s text:c="14"/></text:span><text:span text:style-name="T80">x</text:span></text:p>
          </draw:text-box>
        </draw:frame>
        <draw:frame draw:style-name="gr111" draw:text-style-name="P80" draw:layer="layout" svg:width="3.681cm" svg:height="2.215cm" svg:x="11.984cm" svg:y="8.201cm">
          <draw:text-box>
            <text:p text:style-name="P4"><text:span text:style-name="T80">a1</text:span></text:p>
            <text:p text:style-name="P4"><text:span text:style-name="T89"/></text:p>
            <text:p text:style-name="P4"><text:span text:style-name="T80"/></text:p>
            <text:p text:style-name="P4"><text:span text:style-name="T80"><text:s text:c="14"/></text:span><text:span text:style-name="T80">x</text:span></text:p>
          </draw:text-box>
        </draw:frame>
        <draw:frame draw:style-name="gr111" draw:text-style-name="P80" draw:layer="layout" svg:width="3.729cm" svg:height="2.215cm" svg:x="15.984cm" svg:y="8.202cm">
          <draw:text-box>
            <text:p text:style-name="P4"><text:span text:style-name="T80">a2</text:span></text:p>
            <text:p text:style-name="P4"><text:span text:style-name="T89"/></text:p>
            <text:p text:style-name="P4"><text:span text:style-name="T80"/></text:p>
            <text:p text:style-name="P4"><text:span text:style-name="T80"><text:s text:c="14"/></text:span><text:span text:style-name="T80">x</text:span></text:p>
          </draw:text-box>
        </draw:frame>
        <draw:line draw:style-name="gr110" draw:text-style-name="P79" draw:layer="layout" svg:x1="9.712cm" svg:y1="10.951cm" svg:x2="9.712cm" svg:y2="9.737cm">
          <text:p text:style-name="P4"/>
        </draw:line>
        <draw:line draw:style-name="gr110" draw:text-style-name="P79" draw:layer="layout" svg:x1="13.712cm" svg:y1="10.557cm" svg:x2="13.712cm" svg:y2="9.737cm">
          <text:p text:style-name="P4"/>
        </draw:line>
        <draw:line draw:style-name="gr110" draw:text-style-name="P79" draw:layer="layout" svg:x1="17.712cm" svg:y1="10.954cm" svg:x2="17.712cm" svg:y2="9.737cm">
          <text:p text:style-name="P4"/>
        </draw:line>
        <draw:line draw:style-name="gr115" draw:text-style-name="P79" draw:layer="layout" svg:x1="8.098cm" svg:y1="10.557cm" svg:x2="8.098cm" svg:y2="11.38cm">
          <text:p text:style-name="P4"/>
        </draw:line>
        <draw:custom-shape draw:style-name="gr104" draw:text-style-name="P79" draw:layer="layout" svg:width="4.582cm" svg:height="2.405cm" svg:x="11.427cm" svg:y="12.146cm">
          <text:p text:style-name="P4"/>
          <draw:enhanced-geometry svg:viewBox="0 0 21600 21600" draw:type="rectangle" draw:enhanced-path="M 0 0 L 21600 0 21600 21600 0 21600 0 0 Z N"/>
        </draw:custom-shape>
        <draw:line draw:style-name="gr110" draw:text-style-name="P79" draw:layer="layout" svg:x1="13.654cm" svg:y1="12.805cm" svg:x2="13.654cm" svg:y2="12.144cm">
          <text:p text:style-name="P4"/>
        </draw:line>
        <draw:frame draw:style-name="gr38" draw:text-style-name="P80" draw:layer="layout" svg:width="0.688cm" svg:height="0.742cm" svg:x="13.522cm" svg:y="12.18cm">
          <draw:text-box>
            <text:p text:style-name="P4"><text:span text:style-name="T80">x</text:span></text:p>
          </draw:text-box>
        </draw:frame>
        <draw:frame draw:style-name="gr38" draw:text-style-name="P80" draw:layer="layout" svg:width="1.085cm" svg:height="0.742cm" svg:x="11.38cm" svg:y="12.116cm">
          <draw:text-box>
            <text:p text:style-name="P4"><text:span text:style-name="T80">c0</text:span></text:p>
          </draw:text-box>
        </draw:frame>
        <draw:line draw:style-name="gr115" draw:text-style-name="P79" draw:layer="layout" svg:x1="8.097cm" svg:y1="10.557cm" svg:x2="13.706cm" svg:y2="10.557cm">
          <text:p text:style-name="P4"/>
        </draw:line>
        <draw:line draw:style-name="gr115" draw:text-style-name="P79" draw:layer="layout" svg:x1="9.712cm" svg:y1="10.96cm" svg:x2="17.701cm" svg:y2="10.96cm">
          <text:p text:style-name="P4"/>
        </draw:line>
        <draw:line draw:style-name="gr110" draw:text-style-name="P79" draw:layer="layout" svg:x1="13.654cm" svg:y1="12.206cm" svg:x2="13.654cm" svg:y2="11.177cm">
          <text:p text:style-name="P4"/>
        </draw:line>
        <draw:line draw:style-name="gr115" draw:text-style-name="P79" draw:layer="layout" svg:x1="13.653cm" svg:y1="11.248cm" svg:x2="13.653cm" svg:y2="10.993cm">
          <text:p text:style-name="P4"/>
        </draw:line>
        <draw:frame draw:style-name="gr38" draw:text-style-name="P80" draw:layer="layout" svg:width="0.688cm" svg:height="0.742cm" svg:x="13.522cm" svg:y="11.08cm">
          <draw:text-box>
            <text:p text:style-name="P4"><text:span text:style-name="T80">x</text:span></text:p>
          </draw:text-box>
        </draw:frame>
        <draw:circle draw:style-name="gr31" draw:text-style-name="P26" draw:layer="layout" svg:width="0.15cm" svg:height="0.15cm" svg:x="13.588cm" svg:y="10.888cm">
          <text:p text:style-name="P4"/>
        </draw:circle>
        <presentation:notes draw:style-name="dp2">
          <draw:page-thumbnail draw:style-name="gr1" draw:layer="layout" svg:width="13.706cm" svg:height="10.28cm" svg:x="3.647cm" svg:y="2.853cm" draw:page-number="65" presentation:class="page"/>
          <draw:frame presentation:style-name="pr5" draw:text-style-name="P6" draw:layer="layout" svg:width="14.518cm" svg:height="11.411cm" svg:x="3.249cm" svg:y="14.13cm" presentation:class="notes" presentation:placeholder="true">
            <draw:text-box/>
          </draw:frame>
        </presentation:notes>
      </draw:page>
      <draw:page draw:name="page66" draw:style-name="dp1" draw:master-page-name="cslc_5f_presentation_5f_template1" presentation:presentation-page-layout-name="AL2T1">
        <draw:frame presentation:style-name="pr3" draw:text-style-name="P4" draw:layer="layout" svg:width="23.912cm" svg:height="3.008cm" svg:x="2cm" svg:y="0.7cm" presentation:class="title">
          <draw:text-box>
            <text:p text:style-name="P4">CSL Register File Class</text:p>
          </draw:text-box>
        </draw:frame>
        <draw:frame presentation:style-name="pr26" draw:text-style-name="P17" draw:layer="layout" svg:width="24.369cm" svg:height="15.441cm" svg:x="2.058cm" svg:y="3.728cm" presentation:class="outline">
          <draw:text-box>
            <text:list text:style-name="L11">
              <text:list-item>
                <text:p text:style-name="P15"><text:span text:style-name="T9">csl_register_file</text:span></text:p>
              </text:list-item>
            </text:list>
          </draw:text-box>
        </draw:frame>
        <presentation:notes draw:style-name="dp2">
          <draw:page-thumbnail draw:style-name="gr1" draw:layer="layout" svg:width="13.706cm" svg:height="10.28cm" svg:x="3.647cm" svg:y="2.853cm" draw:page-number="66" presentation:class="page"/>
          <draw:frame presentation:style-name="pr5" draw:text-style-name="P6" draw:layer="layout" svg:width="14.518cm" svg:height="11.411cm" svg:x="3.249cm" svg:y="14.13cm" presentation:class="notes" presentation:placeholder="true">
            <draw:text-box/>
          </draw:frame>
        </presentation:notes>
      </draw:page>
      <draw:page draw:name="page67" draw:style-name="dp1" draw:master-page-name="cslc_5f_presentation_5f_template1" presentation:presentation-page-layout-name="AL2T1">
        <draw:frame presentation:style-name="pr3" draw:text-style-name="P5" draw:layer="layout" svg:width="23.912cm" svg:height="3.008cm" svg:x="2cm" svg:y="0.7cm" presentation:class="title">
          <draw:text-box>
            <text:list text:style-name="L1">
              <text:list-item>
                <text:p text:style-name="P5">CSL_REGISTER_FILE</text:p>
              </text:list-item>
            </text:list>
          </draw:text-box>
        </draw:frame>
        <draw:frame presentation:style-name="pr6" draw:text-style-name="P48" draw:layer="layout" svg:width="24.369cm" svg:height="15.441cm" svg:x="2.058cm" svg:y="3.728cm" presentation:class="outline" presentation:user-transformed="true">
          <draw:text-box>
            <text:list text:style-name="L3">
              <text:list-item>
                <text:p text:style-name="P7"><text:span text:style-name="T37">CSL register file is a CSL language construct that allows designer to specify register files</text:span></text:p>
              </text:list-item>
            </text:list>
            <text:list text:style-name="L3">
              <text:list-item>
                <text:p text:style-name="P70"><text:span text:style-name="T92">the register file can be constructed from:</text:span></text:p>
              </text:list-item>
            </text:list>
            <text:list text:style-name="L12">
              <text:list-item>
                <text:list>
                  <text:list-item>
                    <text:p text:style-name="P75"><text:span text:style-name="T92">flip-flops (size &lt; 1kb)</text:span></text:p>
                  </text:list-item>
                </text:list>
              </text:list-item>
            </text:list>
            <text:list text:style-name="L12">
              <text:list-item>
                <text:list>
                  <text:list-item>
                    <text:p text:style-name="P75"><text:span text:style-name="T92">SRAM memory (size &gt; 1kb)</text:span></text:p>
                  </text:list-item>
                </text:list>
              </text:list-item>
            </text:list>
          </draw:text-box>
        </draw:frame>
        <presentation:notes draw:style-name="dp2">
          <draw:page-thumbnail draw:style-name="gr1" draw:layer="layout" svg:width="13.706cm" svg:height="10.28cm" svg:x="3.647cm" svg:y="2.853cm" draw:page-number="67" presentation:class="page"/>
          <draw:frame presentation:style-name="pr5" draw:text-style-name="P6" draw:layer="layout" svg:width="14.518cm" svg:height="11.411cm" svg:x="3.249cm" svg:y="14.13cm" presentation:class="notes" presentation:placeholder="true">
            <draw:text-box/>
          </draw:frame>
        </presentation:notes>
      </draw:page>
      <draw:page draw:name="page68" draw:style-name="dp1" draw:master-page-name="cslc_5f_presentation_5f_template1" presentation:presentation-page-layout-name="AL2T1">
        <draw:frame presentation:style-name="pr3" draw:text-style-name="P4" draw:layer="layout" svg:width="23.912cm" svg:height="3.008cm" svg:x="2cm" svg:y="0.7cm" presentation:class="title">
          <draw:text-box>
            <text:p text:style-name="P4">CSL_REGISTER_FILE</text:p>
          </draw:text-box>
        </draw:frame>
        <draw:frame presentation:style-name="pr6" draw:text-style-name="P87" draw:layer="layout" svg:width="24.369cm" svg:height="15.441cm" svg:x="2.058cm" svg:y="3.728cm" presentation:class="outline">
          <draw:text-box>
            <text:list text:style-name="L3">
              <text:list-item>
                <text:p text:style-name="P7"><text:span text:style-name="T92">csl_register_file class has methods that allows the designer to tailor the register file for different applications and architectures:</text:span></text:p>
              </text:list-item>
            </text:list>
            <text:list text:style-name="L13">
              <text:list-item>
                <text:list>
                  <text:list-item>
                    <text:p text:style-name="P75"><text:span text:style-name="T92">read/write optimizations</text:span></text:p>
                  </text:list-item>
                </text:list>
              </text:list-item>
            </text:list>
            <text:list text:style-name="L13">
              <text:list-item>
                <text:list>
                  <text:list-item>
                    <text:p text:style-name="P75"><text:span text:style-name="T92">processor architecture</text:span></text:p>
                  </text:list-item>
                </text:list>
              </text:list-item>
            </text:list>
            <text:list text:style-name="L13">
              <text:list-item>
                <text:list>
                  <text:list-item>
                    <text:p text:style-name="P86"><text:span text:style-name="T37">Special requirements for computer architecture:</text:span></text:p>
                  </text:list-item>
                </text:list>
              </text:list-item>
            </text:list>
            <text:list text:style-name="L5">
              <text:list-item>
                <text:list>
                  <text:list-item>
                    <text:p text:style-name="P16"><text:span text:style-name="T93">valid bits</text:span></text:p>
                  </text:list-item>
                </text:list>
              </text:list-item>
            </text:list>
            <text:list text:style-name="L5">
              <text:list-item>
                <text:list>
                  <text:list-item>
                    <text:p text:style-name="P16"><text:span text:style-name="T93">operand bypassing</text:span></text:p>
                  </text:list-item>
                </text:list>
              </text:list-item>
            </text:list>
          </draw:text-box>
        </draw:frame>
        <presentation:notes draw:style-name="dp2">
          <draw:page-thumbnail draw:style-name="gr1" draw:layer="layout" svg:width="13.706cm" svg:height="10.28cm" svg:x="3.647cm" svg:y="2.853cm" draw:page-number="68" presentation:class="page"/>
          <draw:frame presentation:style-name="pr5" draw:text-style-name="P6" draw:layer="layout" svg:width="14.518cm" svg:height="11.411cm" svg:x="3.249cm" svg:y="14.13cm" presentation:class="notes" presentation:placeholder="true">
            <draw:text-box/>
          </draw:frame>
        </presentation:notes>
      </draw:page>
      <draw:page draw:name="page69" draw:style-name="dp1" draw:master-page-name="cslc_5f_presentation_5f_template1" presentation:presentation-page-layout-name="AL2T1">
        <draw:frame presentation:style-name="pr3" draw:text-style-name="P5" draw:layer="layout" svg:width="23.912cm" svg:height="3.008cm" svg:x="2cm" svg:y="0.7cm" presentation:class="title">
          <draw:text-box>
            <text:list text:style-name="L1">
              <text:list-item>
                <text:p text:style-name="P5">CSL Instruction Set Architecture <text:s/>Tool</text:p>
              </text:list-item>
            </text:list>
          </draw:text-box>
        </draw:frame>
        <draw:frame presentation:style-name="pr6" draw:text-style-name="P22" draw:layer="layout" svg:width="24.369cm" svg:height="15.441cm" svg:x="2.058cm" svg:y="3.728cm" presentation:class="outline" presentation:user-transformed="true">
          <draw:text-box>
            <text:list text:style-name="L3">
              <text:list-item>
                <text:p text:style-name="P68"><text:span text:style-name="T73">CSL instruction set architecture (ISA) is used to <text:s/>specify the instructions that the system can perform and the format for each instruction </text:span></text:p>
              </text:list-item>
            </text:list>
            <text:list text:style-name="L3">
              <text:list-item>
                <text:p text:style-name="P68"><text:span text:style-name="T73">The specification of the instruction set will include : <text:s text:c="5"/></text:span></text:p>
              </text:list-item>
            </text:list>
            <text:list text:style-name="L3">
              <text:list-item>
                <text:p text:style-name="P68"><text:span text:style-name="T94"><text:s text:c="5"/></text:span><text:span text:style-name="T94">Opcodes</text:span></text:p>
              </text:list-item>
            </text:list>
            <text:list text:style-name="L3">
              <text:list-item>
                <text:p text:style-name="P68"><text:span text:style-name="T94"><text:s text:c="5"/></text:span><text:span text:style-name="T94">fields with specific significance</text:span></text:p>
              </text:list-item>
            </text:list>
            <text:list text:style-name="L3">
              <text:list-item>
                <text:p text:style-name="P68"><text:span text:style-name="T73">specification of the instruction set will also specify the hardware elements controlled by the instruction set.</text:span></text:p>
              </text:list-item>
            </text:list>
          </draw:text-box>
        </draw:frame>
        <presentation:notes draw:style-name="dp2">
          <draw:page-thumbnail draw:style-name="gr1" draw:layer="layout" svg:width="13.706cm" svg:height="10.28cm" svg:x="3.647cm" svg:y="2.853cm" draw:page-number="69" presentation:class="page"/>
          <draw:frame presentation:style-name="pr5" draw:text-style-name="P6" draw:layer="layout" svg:width="14.518cm" svg:height="11.411cm" svg:x="3.249cm" svg:y="14.13cm" presentation:class="notes" presentation:placeholder="true">
            <draw:text-box/>
          </draw:frame>
        </presentation:notes>
      </draw:page>
      <draw:page draw:name="page70"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Instruction Set Architecture</text:p>
          </draw:text-box>
        </draw:frame>
        <draw:frame presentation:style-name="pr6" draw:text-style-name="P19" draw:layer="layout" svg:width="24.369cm" svg:height="15.441cm" svg:x="2.058cm" svg:y="3.482cm" presentation:class="outline" presentation:user-transformed="true">
          <draw:text-box>
            <text:list text:style-name="L3">
              <text:list-item>
                <text:p text:style-name="P7"><text:span text:style-name="T9">The cslc will convert the CSL Instruction Set Architecture (ISA) specification into the following components:</text:span></text:p>
              </text:list-item>
            </text:list>
            <text:list text:style-name="L5">
              <text:list-item>
                <text:list>
                  <text:list-item>
                    <text:p text:style-name="P16"><text:span text:style-name="T9">microcode documentation</text:span></text:p>
                  </text:list-item>
                </text:list>
              </text:list-item>
            </text:list>
            <text:list text:style-name="L5">
              <text:list-item>
                <text:list>
                  <text:list-item>
                    <text:p text:style-name="P16"><text:span text:style-name="T9">microcode compiler/assembler</text:span></text:p>
                  </text:list-item>
                </text:list>
              </text:list-item>
            </text:list>
            <text:list text:style-name="L5">
              <text:list-item>
                <text:list>
                  <text:list-item>
                    <text:p text:style-name="P16"><text:span text:style-name="T9">generates Verilog and C++ ISA decoder</text:span></text:p>
                  </text:list-item>
                </text:list>
              </text:list-item>
            </text:list>
            <text:list text:style-name="L5">
              <text:list-item>
                <text:list>
                  <text:list-item>
                    <text:p text:style-name="P16"><text:span text:style-name="T9">generates Verilog and C++ ISA field selects</text:span></text:p>
                  </text:list-item>
                </text:list>
              </text:list-item>
            </text:list>
            <text:list text:style-name="L5">
              <text:list-item>
                <text:list>
                  <text:list-item>
                    <text:p text:style-name="P16"><text:span text:style-name="T9">Verilog or C++ microcode micro engine or processor</text:span></text:p>
                  </text:list-item>
                </text:list>
              </text:list-item>
            </text:list>
            <text:list text:style-name="L5">
              <text:list-item>
                <text:list>
                  <text:list-item>
                    <text:p text:style-name="P16"><text:span text:style-name="T9">Verilog or C++ microcode controlled related datapath elements and/or signals to control</text:span></text:p>
                  </text:list-item>
                </text:list>
              </text:list-item>
            </text:list>
            <text:list text:style-name="L5">
              <text:list-item>
                <text:list>
                  <text:list-item>
                    <text:p text:style-name="P16"><text:span text:style-name="T9">datapath elements</text:span></text:p>
                  </text:list-item>
                </text:list>
              </text:list-item>
            </text:list>
          </draw:text-box>
        </draw:frame>
        <presentation:notes draw:style-name="dp2">
          <draw:page-thumbnail draw:style-name="gr1" draw:layer="layout" svg:width="13.706cm" svg:height="10.28cm" svg:x="3.647cm" svg:y="2.853cm" draw:page-number="70" presentation:class="page"/>
          <draw:frame presentation:style-name="pr5" draw:text-style-name="P6" draw:layer="layout" svg:width="14.518cm" svg:height="11.411cm" svg:x="3.249cm" svg:y="14.13cm" presentation:class="notes" presentation:placeholder="true">
            <draw:text-box/>
          </draw:frame>
        </presentation:notes>
      </draw:page>
      <draw:page draw:name="page71" draw:style-name="dp1" draw:master-page-name="cslc_5f_presentation_5f_template1" presentation:presentation-page-layout-name="AL2T1">
        <draw:frame presentation:style-name="pr3" draw:text-style-name="P5" draw:layer="layout" svg:width="23.912cm" svg:height="3.008cm" svg:x="2cm" svg:y="0.7cm" presentation:class="title">
          <draw:text-box>
            <text:list text:style-name="L1">
              <text:list-item>
                <text:p text:style-name="P5">CSL Instruction Set Architecture <text:s/>Tool</text:p>
              </text:list-item>
            </text:list>
          </draw:text-box>
        </draw:frame>
        <draw:frame presentation:style-name="pr27" draw:text-style-name="P88" draw:layer="layout" svg:width="24.369cm" svg:height="15.441cm" svg:x="2.058cm" svg:y="3.728cm" presentation:class="outline">
          <draw:text-box>
            <text:list text:style-name="L4" text:continue-numbering="true">
              <text:list-item>
                <text:p text:style-name="P12"><text:span text:style-name="T37">The CSL ISA is based on the following classes: </text:span></text:p>
              </text:list-item>
            </text:list>
            <text:list text:style-name="L11">
              <text:list-item>
                <text:p text:style-name="P15"><text:span text:style-name="T37">csl_isa</text:span></text:p>
              </text:list-item>
            </text:list>
            <text:list text:style-name="L11">
              <text:list-item>
                <text:p text:style-name="P15"><text:span text:style-name="T37">csl_isa_instruction</text:span></text:p>
              </text:list-item>
            </text:list>
            <text:list text:style-name="L11">
              <text:list-item>
                <text:p text:style-name="P15"><text:span text:style-name="T37">csl_field</text:span></text:p>
              </text:list-item>
            </text:list>
            <text:list text:style-name="L11">
              <text:list-item>
                <text:p text:style-name="P15"><text:span text:style-name="T37">csl_isa_format</text:span></text:p>
              </text:list-item>
            </text:list>
          </draw:text-box>
        </draw:frame>
        <presentation:notes draw:style-name="dp2">
          <draw:page-thumbnail draw:style-name="gr1" draw:layer="layout" svg:width="13.706cm" svg:height="10.28cm" svg:x="3.647cm" svg:y="2.853cm" draw:page-number="71" presentation:class="page"/>
          <draw:frame presentation:style-name="pr5" draw:text-style-name="P6" draw:layer="layout" svg:width="14.518cm" svg:height="11.411cm" svg:x="3.249cm" svg:y="14.13cm" presentation:class="notes" presentation:placeholder="true">
            <draw:text-box/>
          </draw:frame>
        </presentation:notes>
      </draw:page>
      <draw:page draw:name="page72" draw:style-name="dp1" draw:master-page-name="cslc_5f_presentation_5f_template1" presentation:presentation-page-layout-name="AL1T19">
        <draw:frame presentation:style-name="pr3" draw:text-style-name="P14" draw:layer="layout" svg:width="23.912cm" svg:height="3.008cm" svg:x="2cm" svg:y="0.7cm" presentation:class="title">
          <draw:text-box>
            <text:p text:style-name="P14">CSL_ISA <text:span text:style-name="T95">hierarchy</text:span></text:p>
          </draw:text-box>
        </draw:frame>
        <draw:line draw:style-name="gr118" draw:text-style-name="P89" draw:layer="layout" svg:x1="5.675cm" svg:y1="13.477cm" svg:x2="5.675cm" svg:y2="16.54cm">
          <text:p text:style-name="P4"/>
        </draw:line>
        <draw:line draw:style-name="gr118" draw:text-style-name="P89" draw:layer="layout" svg:x1="5.239cm" svg:y1="13.477cm" svg:x2="6.54cm" svg:y2="13.477cm">
          <text:p text:style-name="P4"/>
        </draw:line>
        <draw:line draw:style-name="gr118" draw:text-style-name="P89" draw:layer="layout" svg:x1="5.239cm" svg:y1="13.477cm" svg:x2="6.537cm" svg:y2="13.477cm">
          <text:p text:style-name="P4"/>
        </draw:line>
        <draw:line draw:style-name="gr118" draw:text-style-name="P89" draw:layer="layout" svg:x1="5.234cm" svg:y1="13.477cm" svg:x2="6.542cm" svg:y2="13.477cm">
          <text:p text:style-name="P4"/>
        </draw:line>
        <draw:line draw:style-name="gr118" draw:text-style-name="P89" draw:layer="layout" svg:x1="5.239cm" svg:y1="13.477cm" svg:x2="6.543cm" svg:y2="13.477cm">
          <text:p text:style-name="P4"/>
        </draw:line>
        <draw:line draw:style-name="gr118" draw:text-style-name="P89" draw:layer="layout" svg:x1="5.234cm" svg:y1="13.477cm" svg:x2="6.535cm" svg:y2="13.477cm">
          <text:p text:style-name="P4"/>
        </draw:line>
        <draw:line draw:style-name="gr118" draw:text-style-name="P89" draw:layer="layout" svg:x1="5.234cm" svg:y1="13.477cm" svg:x2="6.542cm" svg:y2="13.477cm">
          <text:p text:style-name="P4"/>
        </draw:line>
        <draw:line draw:style-name="gr118" draw:text-style-name="P89" draw:layer="layout" svg:x1="5.678cm" svg:y1="12.204cm" svg:x2="5.678cm" svg:y2="13.415cm">
          <text:p text:style-name="P4"/>
        </draw:line>
        <draw:custom-shape draw:style-name="gr119" draw:text-style-name="P89" draw:layer="layout" svg:width="1.302cm" svg:height="3.072cm" svg:x="5.239cm" svg:y="13.477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8" draw:text-style-name="P89" draw:layer="layout" svg:x1="5.675cm" svg:y1="13.477cm" svg:x2="5.675cm" svg:y2="16.54cm">
          <text:p text:style-name="P4"/>
        </draw:line>
        <draw:line draw:style-name="gr118" draw:text-style-name="P89" draw:layer="layout" svg:x1="5.239cm" svg:y1="13.477cm" svg:x2="6.54cm" svg:y2="13.477cm">
          <text:p text:style-name="P4"/>
        </draw:line>
        <draw:line draw:style-name="gr118" draw:text-style-name="P89" draw:layer="layout" svg:x1="5.238cm" svg:y1="13.477cm" svg:x2="6.543cm" svg:y2="13.477cm">
          <text:p text:style-name="P4"/>
        </draw:line>
        <draw:line draw:style-name="gr118" draw:text-style-name="P89" draw:layer="layout" svg:x1="5.234cm" svg:y1="13.477cm" svg:x2="6.541cm" svg:y2="13.477cm">
          <text:p text:style-name="P4"/>
        </draw:line>
        <draw:line draw:style-name="gr118" draw:text-style-name="P89" draw:layer="layout" svg:x1="5.239cm" svg:y1="13.477cm" svg:x2="6.543cm" svg:y2="13.477cm">
          <text:p text:style-name="P4"/>
        </draw:line>
        <draw:line draw:style-name="gr118" draw:text-style-name="P89" draw:layer="layout" svg:x1="5.234cm" svg:y1="13.477cm" svg:x2="6.541cm" svg:y2="13.477cm">
          <text:p text:style-name="P4"/>
        </draw:line>
        <draw:line draw:style-name="gr118" draw:text-style-name="P89" draw:layer="layout" svg:x1="5.234cm" svg:y1="13.477cm" svg:x2="6.542cm" svg:y2="13.477cm">
          <text:p text:style-name="P4"/>
        </draw:line>
        <draw:line draw:style-name="gr120" draw:text-style-name="P89" draw:layer="layout" svg:x1="7.705cm" svg:y1="9.481cm" svg:x2="7.705cm" svg:y2="9.933cm">
          <text:p text:style-name="P4"/>
        </draw:line>
        <draw:line draw:style-name="gr120" draw:text-style-name="P89" draw:layer="layout" svg:x1="8.189cm" svg:y1="9.481cm" svg:x2="8.189cm" svg:y2="9.933cm">
          <text:p text:style-name="P4"/>
        </draw:line>
        <draw:line draw:style-name="gr120" draw:text-style-name="P89" draw:layer="layout" svg:x1="8.567cm" svg:y1="9.481cm" svg:x2="8.567cm" svg:y2="9.933cm">
          <text:p text:style-name="P4"/>
        </draw:line>
        <draw:line draw:style-name="gr118" draw:text-style-name="P89" draw:layer="layout" svg:x1="8.319cm" svg:y1="10.004cm" svg:x2="6.294cm" svg:y2="11.735cm">
          <text:p text:style-name="P4"/>
        </draw:line>
        <draw:line draw:style-name="gr118" draw:text-style-name="P89" draw:layer="layout" svg:x1="8.333cm" svg:y1="10.004cm" svg:x2="10.626cm" svg:y2="11.735cm">
          <text:p text:style-name="P4"/>
        </draw:line>
        <draw:line draw:style-name="gr118" draw:text-style-name="P89" draw:layer="layout" svg:x1="7.821cm" svg:y1="13.477cm" svg:x2="7.821cm" svg:y2="15.276cm">
          <text:p text:style-name="P4"/>
        </draw:line>
        <draw:line draw:style-name="gr118" draw:text-style-name="P89" draw:layer="layout" svg:x1="7.384cm" svg:y1="13.477cm" svg:x2="8.685cm" svg:y2="13.477cm">
          <text:p text:style-name="P4"/>
        </draw:line>
        <draw:line draw:style-name="gr118" draw:text-style-name="P89" draw:layer="layout" svg:x1="7.384cm" svg:y1="13.477cm" svg:x2="8.685cm" svg:y2="13.477cm">
          <text:p text:style-name="P4"/>
        </draw:line>
        <draw:line draw:style-name="gr118" draw:text-style-name="P89" draw:layer="layout" svg:x1="7.377cm" svg:y1="13.477cm" svg:x2="8.687cm" svg:y2="13.477cm">
          <text:p text:style-name="P4"/>
        </draw:line>
        <draw:line draw:style-name="gr118" draw:text-style-name="P89" draw:layer="layout" svg:x1="7.384cm" svg:y1="13.477cm" svg:x2="8.689cm" svg:y2="13.477cm">
          <text:p text:style-name="P4"/>
        </draw:line>
        <draw:custom-shape draw:style-name="gr119" draw:text-style-name="P89" draw:layer="layout" svg:width="1.301cm" svg:height="1.817cm" svg:x="7.383cm" svg:y="13.477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8" draw:text-style-name="P89" draw:layer="layout" svg:x1="7.821cm" svg:y1="13.477cm" svg:x2="7.821cm" svg:y2="15.267cm">
          <text:p text:style-name="P4"/>
        </draw:line>
        <draw:line draw:style-name="gr118" draw:text-style-name="P89" draw:layer="layout" svg:x1="7.384cm" svg:y1="13.477cm" svg:x2="8.686cm" svg:y2="13.477cm">
          <text:p text:style-name="P4"/>
        </draw:line>
        <draw:line draw:style-name="gr118" draw:text-style-name="P89" draw:layer="layout" svg:x1="7.382cm" svg:y1="13.477cm" svg:x2="8.687cm" svg:y2="13.477cm">
          <text:p text:style-name="P4"/>
        </draw:line>
        <draw:line draw:style-name="gr118" draw:text-style-name="P89" draw:layer="layout" svg:x1="7.377cm" svg:y1="13.477cm" svg:x2="8.685cm" svg:y2="13.477cm">
          <text:p text:style-name="P4"/>
        </draw:line>
        <draw:line draw:style-name="gr118" draw:text-style-name="P89" draw:layer="layout" svg:x1="7.868cm" svg:y1="12.302cm" svg:x2="7.868cm" svg:y2="13.51cm">
          <text:p text:style-name="P4"/>
        </draw:line>
        <draw:line draw:style-name="gr118" draw:text-style-name="P89" draw:layer="layout" svg:x1="9.927cm" svg:y1="13.477cm" svg:x2="9.927cm" svg:y2="15.279cm">
          <text:p text:style-name="P4"/>
        </draw:line>
        <draw:line draw:style-name="gr118" draw:text-style-name="P89" draw:layer="layout" svg:x1="9.488cm" svg:y1="13.477cm" svg:x2="10.789cm" svg:y2="13.477cm">
          <text:p text:style-name="P4"/>
        </draw:line>
        <draw:line draw:style-name="gr118" draw:text-style-name="P89" draw:layer="layout" svg:x1="9.488cm" svg:y1="13.477cm" svg:x2="10.787cm" svg:y2="13.477cm">
          <text:p text:style-name="P4"/>
        </draw:line>
        <draw:line draw:style-name="gr118" draw:text-style-name="P89" draw:layer="layout" svg:x1="9.485cm" svg:y1="13.477cm" svg:x2="10.795cm" svg:y2="13.477cm">
          <text:p text:style-name="P4"/>
        </draw:line>
        <draw:line draw:style-name="gr118" draw:text-style-name="P89" draw:layer="layout" svg:x1="9.49cm" svg:y1="13.477cm" svg:x2="10.795cm" svg:y2="13.477cm">
          <text:p text:style-name="P4"/>
        </draw:line>
        <draw:custom-shape draw:style-name="gr119" draw:text-style-name="P89" draw:layer="layout" svg:width="1.299cm" svg:height="3.961cm" svg:x="9.492cm" svg:y="13.477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8" draw:text-style-name="P89" draw:layer="layout" svg:x1="9.927cm" svg:y1="13.477cm" svg:x2="9.927cm" svg:y2="17.426cm">
          <text:p text:style-name="P4"/>
        </draw:line>
        <draw:line draw:style-name="gr118" draw:text-style-name="P89" draw:layer="layout" svg:x1="9.488cm" svg:y1="13.477cm" svg:x2="10.79cm" svg:y2="13.477cm">
          <text:p text:style-name="P4"/>
        </draw:line>
        <draw:line draw:style-name="gr118" draw:text-style-name="P89" draw:layer="layout" svg:x1="9.488cm" svg:y1="13.477cm" svg:x2="10.793cm" svg:y2="13.477cm">
          <text:p text:style-name="P4"/>
        </draw:line>
        <draw:line draw:style-name="gr118" draw:text-style-name="P89" draw:layer="layout" svg:x1="9.485cm" svg:y1="13.477cm" svg:x2="10.792cm" svg:y2="13.477cm">
          <text:p text:style-name="P4"/>
        </draw:line>
        <draw:line draw:style-name="gr118" draw:text-style-name="P89" draw:layer="layout" svg:x1="9.488cm" svg:y1="13.477cm" svg:x2="10.793cm" svg:y2="13.477cm">
          <text:p text:style-name="P4"/>
        </draw:line>
        <draw:line draw:style-name="gr118" draw:text-style-name="P89" draw:layer="layout" svg:x1="9.485cm" svg:y1="13.477cm" svg:x2="10.792cm" svg:y2="13.477cm">
          <text:p text:style-name="P4"/>
        </draw:line>
        <draw:line draw:style-name="gr118" draw:text-style-name="P89" draw:layer="layout" svg:x1="9.488cm" svg:y1="13.477cm" svg:x2="10.793cm" svg:y2="13.477cm">
          <text:p text:style-name="P4"/>
        </draw:line>
        <draw:line draw:style-name="gr118" draw:text-style-name="P89" draw:layer="layout" svg:x1="9.485cm" svg:y1="13.477cm" svg:x2="10.792cm" svg:y2="13.477cm">
          <text:p text:style-name="P4"/>
        </draw:line>
        <draw:custom-shape draw:style-name="gr121" draw:text-style-name="P89" draw:layer="layout" svg:width="1.991cm" svg:height="0.448cm" svg:x="7.415cm" svg:y="9.482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89" draw:layer="layout" svg:x1="7.705cm" svg:y1="9.481cm" svg:x2="7.705cm" svg:y2="9.933cm">
          <text:p text:style-name="P4"/>
        </draw:line>
        <draw:line draw:style-name="gr120" draw:text-style-name="P89" draw:layer="layout" svg:x1="8.189cm" svg:y1="9.481cm" svg:x2="8.189cm" svg:y2="9.933cm">
          <text:p text:style-name="P4"/>
        </draw:line>
        <draw:line draw:style-name="gr120" draw:text-style-name="P89" draw:layer="layout" svg:x1="8.568cm" svg:y1="9.481cm" svg:x2="8.568cm" svg:y2="9.933cm">
          <text:p text:style-name="P4"/>
        </draw:line>
        <draw:custom-shape draw:style-name="gr121" draw:text-style-name="P89" draw:layer="layout" svg:width="1.993cm" svg:height="0.455cm" svg:x="5.3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89" draw:layer="layout" svg:x1="5.566cm" svg:y1="11.755cm" svg:x2="5.566cm" svg:y2="12.204cm">
          <text:p text:style-name="P4"/>
        </draw:line>
        <draw:line draw:style-name="gr120" draw:text-style-name="P89" draw:layer="layout" svg:x1="6.156cm" svg:y1="11.755cm" svg:x2="6.156cm" svg:y2="12.204cm">
          <text:p text:style-name="P4"/>
        </draw:line>
        <draw:custom-shape draw:style-name="gr121" draw:text-style-name="P90" draw:layer="layout" svg:width="1.989cm" svg:height="0.455cm" svg:x="7.418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90" draw:layer="layout" svg:x1="7.685cm" svg:y1="11.755cm" svg:x2="7.685cm" svg:y2="12.207cm">
          <text:p text:style-name="P4"/>
        </draw:line>
        <draw:line draw:style-name="gr120" draw:text-style-name="P90" draw:layer="layout" svg:x1="8.18cm" svg:y1="11.755cm" svg:x2="8.18cm" svg:y2="12.207cm">
          <text:p text:style-name="P4"/>
        </draw:line>
        <draw:line draw:style-name="gr120" draw:text-style-name="P90" draw:layer="layout" svg:x1="8.434cm" svg:y1="11.755cm" svg:x2="8.434cm" svg:y2="12.207cm">
          <text:p text:style-name="P4"/>
        </draw:line>
        <draw:line draw:style-name="gr120" draw:text-style-name="P90" draw:layer="layout" svg:x1="9.018cm" svg:y1="11.755cm" svg:x2="9.018cm" svg:y2="12.207cm">
          <text:p text:style-name="P4"/>
        </draw:line>
        <draw:line draw:style-name="gr120" draw:text-style-name="P90" draw:layer="layout" svg:x1="8.807cm" svg:y1="11.755cm" svg:x2="8.807cm" svg:y2="12.207cm">
          <text:p text:style-name="P4"/>
        </draw:line>
        <draw:custom-shape draw:style-name="gr121" draw:text-style-name="P90" draw:layer="layout" svg:width="1.981cm" svg:height="0.449cm" svg:x="9.61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90" draw:layer="layout" svg:x1="9.794cm" svg:y1="11.755cm" svg:x2="9.794cm" svg:y2="12.204cm">
          <text:p text:style-name="P4"/>
        </draw:line>
        <draw:line draw:style-name="gr120" draw:text-style-name="P90" draw:layer="layout" svg:x1="10.618cm" svg:y1="11.755cm" svg:x2="10.618cm" svg:y2="12.204cm">
          <text:p text:style-name="P4"/>
        </draw:line>
        <draw:line draw:style-name="gr120" draw:text-style-name="P90" draw:layer="layout" svg:x1="11.205cm" svg:y1="11.755cm" svg:x2="11.205cm" svg:y2="12.204cm">
          <text:p text:style-name="P4"/>
        </draw:line>
        <draw:line draw:style-name="gr120" draw:text-style-name="P90" draw:layer="layout" svg:x1="10.992cm" svg:y1="11.755cm" svg:x2="10.992cm" svg:y2="12.204cm">
          <text:p text:style-name="P4"/>
        </draw:line>
        <draw:line draw:style-name="gr118" draw:text-style-name="P89" draw:layer="layout" svg:x1="8.325cm" svg:y1="11.703cm" svg:x2="8.325cm" svg:y2="10.022cm">
          <text:p text:style-name="P4"/>
        </draw:line>
        <draw:line draw:style-name="gr118" draw:text-style-name="P89" draw:layer="layout" svg:x1="7.868cm" svg:y1="12.302cm" svg:x2="7.868cm" svg:y2="13.51cm">
          <text:p text:style-name="P4"/>
        </draw:line>
        <draw:line draw:style-name="gr118" draw:text-style-name="P89" draw:layer="layout" svg:x1="7.868cm" svg:y1="12.216cm" svg:x2="7.868cm" svg:y2="13.424cm">
          <text:p text:style-name="P4"/>
        </draw:line>
        <draw:line draw:style-name="gr118" draw:text-style-name="P89" draw:layer="layout" svg:x1="9.855cm" svg:y1="12.246cm" svg:x2="9.855cm" svg:y2="13.445cm">
          <text:p text:style-name="P4"/>
        </draw:line>
        <draw:line draw:style-name="gr118" draw:text-style-name="P89" draw:layer="layout" svg:x1="13.068cm" svg:y1="12.213cm" svg:x2="13.068cm" svg:y2="13.424cm">
          <text:p text:style-name="P4"/>
        </draw:line>
        <draw:line draw:style-name="gr120" draw:text-style-name="P89" draw:layer="layout" svg:x1="15.095cm" svg:y1="9.484cm" svg:x2="15.095cm" svg:y2="9.936cm">
          <text:p text:style-name="P4"/>
        </draw:line>
        <draw:line draw:style-name="gr120" draw:text-style-name="P89" draw:layer="layout" svg:x1="15.579cm" svg:y1="9.484cm" svg:x2="15.579cm" svg:y2="9.936cm">
          <text:p text:style-name="P4"/>
        </draw:line>
        <draw:line draw:style-name="gr120" draw:text-style-name="P89" draw:layer="layout" svg:x1="15.958cm" svg:y1="9.484cm" svg:x2="15.958cm" svg:y2="9.936cm">
          <text:p text:style-name="P4"/>
        </draw:line>
        <draw:line draw:style-name="gr118" draw:text-style-name="P89" draw:layer="layout" svg:x1="15.711cm" svg:y1="10.007cm" svg:x2="13.686cm" svg:y2="11.738cm">
          <text:p text:style-name="P4"/>
        </draw:line>
        <draw:line draw:style-name="gr118" draw:text-style-name="P89" draw:layer="layout" svg:x1="15.725cm" svg:y1="10.007cm" svg:x2="18.018cm" svg:y2="11.738cm">
          <text:p text:style-name="P4"/>
        </draw:line>
        <draw:line draw:style-name="gr118" draw:text-style-name="P89" draw:layer="layout" svg:x1="15.261cm" svg:y1="12.305cm" svg:x2="15.261cm" svg:y2="13.513cm">
          <text:p text:style-name="P4"/>
        </draw:line>
        <draw:custom-shape draw:style-name="gr121" draw:text-style-name="P89" draw:layer="layout" svg:width="1.981cm" svg:height="0.455cm" svg:x="14.81cm" svg:y="9.487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89" draw:layer="layout" svg:x1="15.095cm" svg:y1="9.484cm" svg:x2="15.095cm" svg:y2="9.936cm">
          <text:p text:style-name="P4"/>
        </draw:line>
        <draw:line draw:style-name="gr120" draw:text-style-name="P89" draw:layer="layout" svg:x1="15.579cm" svg:y1="9.484cm" svg:x2="15.579cm" svg:y2="9.936cm">
          <text:p text:style-name="P4"/>
        </draw:line>
        <draw:line draw:style-name="gr120" draw:text-style-name="P89" draw:layer="layout" svg:x1="15.96cm" svg:y1="9.484cm" svg:x2="15.96cm" svg:y2="9.936cm">
          <text:p text:style-name="P4"/>
        </draw:line>
        <draw:custom-shape draw:style-name="gr121" draw:text-style-name="P89" draw:layer="layout" svg:width="1.982cm" svg:height="0.461cm" svg:x="12.696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89" draw:layer="layout" svg:x1="12.956cm" svg:y1="11.755cm" svg:x2="12.956cm" svg:y2="12.204cm">
          <text:p text:style-name="P4"/>
        </draw:line>
        <draw:line draw:style-name="gr120" draw:text-style-name="P89" draw:layer="layout" svg:x1="13.548cm" svg:y1="11.755cm" svg:x2="13.548cm" svg:y2="12.204cm">
          <text:p text:style-name="P4"/>
        </draw:line>
        <draw:custom-shape draw:style-name="gr121" draw:text-style-name="P90" draw:layer="layout" svg:width="1.985cm" svg:height="0.461cm" svg:x="14.812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90" draw:layer="layout" svg:x1="15.077cm" svg:y1="11.755cm" svg:x2="15.077cm" svg:y2="12.207cm">
          <text:p text:style-name="P4"/>
        </draw:line>
        <draw:line draw:style-name="gr120" draw:text-style-name="P90" draw:layer="layout" svg:x1="15.572cm" svg:y1="11.755cm" svg:x2="15.572cm" svg:y2="12.207cm">
          <text:p text:style-name="P4"/>
        </draw:line>
        <draw:line draw:style-name="gr120" draw:text-style-name="P90" draw:layer="layout" svg:x1="15.824cm" svg:y1="11.755cm" svg:x2="15.824cm" svg:y2="12.207cm">
          <text:p text:style-name="P4"/>
        </draw:line>
        <draw:line draw:style-name="gr120" draw:text-style-name="P90" draw:layer="layout" svg:x1="16.197cm" svg:y1="11.755cm" svg:x2="16.197cm" svg:y2="12.207cm">
          <text:p text:style-name="P4"/>
        </draw:line>
        <draw:custom-shape draw:style-name="gr121" draw:text-style-name="P90" draw:layer="layout" svg:width="1.986cm" svg:height="0.455cm" svg:x="16.998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90" draw:layer="layout" svg:x1="17.186cm" svg:y1="11.755cm" svg:x2="17.186cm" svg:y2="12.204cm">
          <text:p text:style-name="P4"/>
        </draw:line>
        <draw:line draw:style-name="gr120" draw:text-style-name="P90" draw:layer="layout" svg:x1="17.758cm" svg:y1="11.755cm" svg:x2="17.758cm" svg:y2="12.204cm">
          <text:p text:style-name="P4"/>
        </draw:line>
        <draw:line draw:style-name="gr120" draw:text-style-name="P90" draw:layer="layout" svg:x1="18.01cm" svg:y1="11.755cm" svg:x2="18.01cm" svg:y2="12.204cm">
          <text:p text:style-name="P4"/>
        </draw:line>
        <draw:line draw:style-name="gr120" draw:text-style-name="P90" draw:layer="layout" svg:x1="18.386cm" svg:y1="11.755cm" svg:x2="18.386cm" svg:y2="12.204cm">
          <text:p text:style-name="P4"/>
        </draw:line>
        <draw:line draw:style-name="gr118" draw:text-style-name="P89" draw:layer="layout" svg:x1="15.718cm" svg:y1="11.709cm" svg:x2="15.718cm" svg:y2="10.028cm">
          <text:p text:style-name="P4"/>
        </draw:line>
        <draw:line draw:style-name="gr118" draw:text-style-name="P89" draw:layer="layout" svg:x1="15.261cm" svg:y1="12.305cm" svg:x2="15.261cm" svg:y2="13.513cm">
          <text:p text:style-name="P4"/>
        </draw:line>
        <draw:line draw:style-name="gr118" draw:text-style-name="P89" draw:layer="layout" svg:x1="15.261cm" svg:y1="12.219cm" svg:x2="15.261cm" svg:y2="13.427cm">
          <text:p text:style-name="P4"/>
        </draw:line>
        <draw:line draw:style-name="gr118" draw:text-style-name="P89" draw:layer="layout" svg:x1="17.247cm" svg:y1="12.255cm" svg:x2="17.247cm" svg:y2="13.454cm">
          <text:p text:style-name="P4"/>
        </draw:line>
        <draw:line draw:style-name="gr118" draw:text-style-name="P89" draw:layer="layout" svg:x1="20.821cm" svg:y1="12.246cm" svg:x2="20.821cm" svg:y2="13.457cm">
          <text:p text:style-name="P4"/>
        </draw:line>
        <draw:line draw:style-name="gr120" draw:text-style-name="P89" draw:layer="layout" svg:x1="22.847cm" svg:y1="9.517cm" svg:x2="22.847cm" svg:y2="9.969cm">
          <text:p text:style-name="P4"/>
        </draw:line>
        <draw:line draw:style-name="gr120" draw:text-style-name="P89" draw:layer="layout" svg:x1="23.332cm" svg:y1="9.517cm" svg:x2="23.332cm" svg:y2="9.969cm">
          <text:p text:style-name="P4"/>
        </draw:line>
        <draw:line draw:style-name="gr120" draw:text-style-name="P89" draw:layer="layout" svg:x1="23.71cm" svg:y1="9.517cm" svg:x2="23.71cm" svg:y2="9.969cm">
          <text:p text:style-name="P4"/>
        </draw:line>
        <draw:line draw:style-name="gr118" draw:text-style-name="P89" draw:layer="layout" svg:x1="23.462cm" svg:y1="10.039cm" svg:x2="21.437cm" svg:y2="11.77cm">
          <text:p text:style-name="P4"/>
        </draw:line>
        <draw:line draw:style-name="gr118" draw:text-style-name="P89" draw:layer="layout" svg:x1="23.476cm" svg:y1="10.039cm" svg:x2="25.769cm" svg:y2="11.77cm">
          <text:p text:style-name="P4"/>
        </draw:line>
        <draw:line draw:style-name="gr118" draw:text-style-name="P89" draw:layer="layout" svg:x1="23.011cm" svg:y1="12.34cm" svg:x2="23.011cm" svg:y2="13.548cm">
          <text:p text:style-name="P4"/>
        </draw:line>
        <draw:custom-shape draw:style-name="gr121" draw:text-style-name="P89" draw:layer="layout" svg:width="1.984cm" svg:height="0.45cm" svg:x="22.561cm" svg:y="9.516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89" draw:layer="layout" svg:x1="22.847cm" svg:y1="9.517cm" svg:x2="22.847cm" svg:y2="9.969cm">
          <text:p text:style-name="P4"/>
        </draw:line>
        <draw:line draw:style-name="gr120" draw:text-style-name="P89" draw:layer="layout" svg:x1="23.332cm" svg:y1="9.517cm" svg:x2="23.332cm" svg:y2="9.969cm">
          <text:p text:style-name="P4"/>
        </draw:line>
        <draw:line draw:style-name="gr120" draw:text-style-name="P89" draw:layer="layout" svg:x1="23.711cm" svg:y1="9.517cm" svg:x2="23.711cm" svg:y2="9.969cm">
          <text:p text:style-name="P4"/>
        </draw:line>
        <draw:custom-shape draw:style-name="gr121" draw:text-style-name="P89" draw:layer="layout" svg:width="1.985cm" svg:height="0.455cm" svg:x="20.445cm" svg:y="11.794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89" draw:layer="layout" svg:x1="20.709cm" svg:y1="11.794cm" svg:x2="20.709cm" svg:y2="12.243cm">
          <text:p text:style-name="P4"/>
        </draw:line>
        <draw:line draw:style-name="gr120" draw:text-style-name="P89" draw:layer="layout" svg:x1="20.938cm" svg:y1="11.794cm" svg:x2="20.938cm" svg:y2="12.243cm">
          <text:p text:style-name="P4"/>
        </draw:line>
        <draw:line draw:style-name="gr120" draw:text-style-name="P89" draw:layer="layout" svg:x1="21.299cm" svg:y1="11.794cm" svg:x2="21.299cm" svg:y2="12.243cm">
          <text:p text:style-name="P4"/>
        </draw:line>
        <draw:line draw:style-name="gr120" draw:text-style-name="P89" draw:layer="layout" svg:x1="21.629cm" svg:y1="11.794cm" svg:x2="21.629cm" svg:y2="12.243cm">
          <text:p text:style-name="P4"/>
        </draw:line>
        <draw:custom-shape draw:style-name="gr121" draw:text-style-name="P90" draw:layer="layout" svg:width="1.982cm" svg:height="0.455cm" svg:x="22.563cm" svg:y="11.794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90" draw:layer="layout" svg:x1="22.828cm" svg:y1="11.794cm" svg:x2="22.828cm" svg:y2="12.246cm">
          <text:p text:style-name="P4"/>
        </draw:line>
        <draw:line draw:style-name="gr120" draw:text-style-name="P90" draw:layer="layout" svg:x1="24.16cm" svg:y1="11.794cm" svg:x2="24.16cm" svg:y2="12.246cm">
          <text:p text:style-name="P4"/>
        </draw:line>
        <draw:line draw:style-name="gr120" draw:text-style-name="P90" draw:layer="layout" svg:x1="23.763cm" svg:y1="11.794cm" svg:x2="23.763cm" svg:y2="12.246cm">
          <text:p text:style-name="P4"/>
        </draw:line>
        <draw:custom-shape draw:style-name="gr121" draw:text-style-name="P90" draw:layer="layout" svg:width="1.989cm" svg:height="0.449cm" svg:x="24.75cm" svg:y="11.794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20" draw:text-style-name="P90" draw:layer="layout" svg:x1="24.938cm" svg:y1="11.794cm" svg:x2="24.938cm" svg:y2="12.243cm">
          <text:p text:style-name="P4"/>
        </draw:line>
        <draw:line draw:style-name="gr120" draw:text-style-name="P90" draw:layer="layout" svg:x1="25.509cm" svg:y1="11.794cm" svg:x2="25.509cm" svg:y2="12.243cm">
          <text:p text:style-name="P4"/>
        </draw:line>
        <draw:line draw:style-name="gr120" draw:text-style-name="P90" draw:layer="layout" svg:x1="26.348cm" svg:y1="11.794cm" svg:x2="26.348cm" svg:y2="12.243cm">
          <text:p text:style-name="P4"/>
        </draw:line>
        <draw:line draw:style-name="gr118" draw:text-style-name="P89" draw:layer="layout" svg:x1="23.47cm" svg:y1="11.741cm" svg:x2="23.47cm" svg:y2="10.06cm">
          <text:p text:style-name="P4"/>
        </draw:line>
        <draw:line draw:style-name="gr118" draw:text-style-name="P89" draw:layer="layout" svg:x1="23.011cm" svg:y1="12.343cm" svg:x2="23.011cm" svg:y2="13.551cm">
          <text:p text:style-name="P4"/>
        </draw:line>
        <draw:line draw:style-name="gr118" draw:text-style-name="P89" draw:layer="layout" svg:x1="23.011cm" svg:y1="12.255cm" svg:x2="23.011cm" svg:y2="13.463cm">
          <text:p text:style-name="P4"/>
        </draw:line>
        <draw:line draw:style-name="gr118" draw:text-style-name="P89" draw:layer="layout" svg:x1="24.998cm" svg:y1="12.287cm" svg:x2="24.998cm" svg:y2="13.486cm">
          <text:p text:style-name="P4"/>
        </draw:line>
        <draw:custom-shape draw:style-name="gr121" draw:text-style-name="P89" draw:layer="layout" svg:width="1.986cm" svg:height="0.448cm" svg:x="14.76cm" svg:y="5.612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frame draw:style-name="gr122" draw:text-style-name="P92" draw:layer="layout" svg:width="1.644cm" svg:height="1.89cm" svg:x="15.182cm" svg:y="4.089cm">
          <draw:text-box>
            <text:p text:style-name="P91"><text:span text:style-name="T96">ISA</text:span></text:p>
          </draw:text-box>
        </draw:frame>
        <draw:line draw:style-name="gr118" draw:text-style-name="P89" draw:layer="layout" svg:x1="15.691cm" svg:y1="6.005cm" svg:x2="8.438cm" svg:y2="8.081cm">
          <text:p text:style-name="P4"/>
        </draw:line>
        <draw:line draw:style-name="gr118" draw:text-style-name="P89" draw:layer="layout" svg:x1="8.417cm" svg:y1="8.099cm" svg:x2="8.417cm" svg:y2="9.381cm">
          <text:p text:style-name="P4"/>
        </draw:line>
        <draw:line draw:style-name="gr118" draw:text-style-name="P89" draw:layer="layout" svg:x1="15.738cm" svg:y1="6.037cm" svg:x2="15.738cm" svg:y2="9.277cm">
          <text:p text:style-name="P4"/>
        </draw:line>
        <draw:line draw:style-name="gr118" draw:text-style-name="P89" draw:layer="layout" svg:x1="15.821cm" svg:y1="6.037cm" svg:x2="23.49cm" svg:y2="8.152cm">
          <text:p text:style-name="P4"/>
        </draw:line>
        <draw:line draw:style-name="gr118" draw:text-style-name="P89" draw:layer="layout" svg:x1="8.417cm" svg:y1="8.099cm" svg:x2="8.417cm" svg:y2="9.381cm">
          <text:p text:style-name="P4"/>
        </draw:line>
        <draw:line draw:style-name="gr118" draw:text-style-name="P89" draw:layer="layout" svg:x1="8.417cm" svg:y1="8.105cm" svg:x2="8.417cm" svg:y2="9.387cm">
          <text:p text:style-name="P4"/>
        </draw:line>
        <draw:line draw:style-name="gr118" draw:text-style-name="P89" draw:layer="layout" svg:x1="23.517cm" svg:y1="8.167cm" svg:x2="23.517cm" svg:y2="9.366cm">
          <text:p text:style-name="P4"/>
        </draw:line>
        <draw:frame draw:style-name="gr123" draw:text-style-name="P92" draw:layer="layout" svg:width="2.784cm" svg:height="2.339cm" svg:x="1.644cm" svg:y="8.438cm">
          <draw:text-box>
            <text:p text:style-name="P91"><text:span text:style-name="T96">Formats</text:span></text:p>
          </draw:text-box>
        </draw:frame>
        <draw:line draw:style-name="gr118" draw:text-style-name="P89" draw:layer="layout" svg:x1="5.239cm" svg:y1="13.829cm" svg:x2="6.524cm" svg:y2="13.829cm">
          <text:p text:style-name="P4"/>
        </draw:line>
        <draw:line draw:style-name="gr118" draw:text-style-name="P89" draw:layer="layout" svg:x1="5.247cm" svg:y1="14.591cm" svg:x2="6.532cm" svg:y2="14.591cm">
          <text:p text:style-name="P4"/>
        </draw:line>
        <draw:line draw:style-name="gr118" draw:text-style-name="P89" draw:layer="layout" svg:x1="5.233cm" svg:y1="14.21cm" svg:x2="6.532cm" svg:y2="14.21cm">
          <text:p text:style-name="P4"/>
        </draw:line>
        <draw:line draw:style-name="gr118" draw:text-style-name="P89" draw:layer="layout" svg:x1="5.254cm" svg:y1="14.978cm" svg:x2="6.539cm" svg:y2="14.978cm">
          <text:p text:style-name="P4"/>
        </draw:line>
        <draw:line draw:style-name="gr118" draw:text-style-name="P89" draw:layer="layout" svg:x1="5.247cm" svg:y1="15.326cm" svg:x2="6.532cm" svg:y2="15.326cm">
          <text:p text:style-name="P4"/>
        </draw:line>
        <draw:line draw:style-name="gr118" draw:text-style-name="P89" draw:layer="layout" svg:x1="5.26cm" svg:y1="15.695cm" svg:x2="6.545cm" svg:y2="15.695cm">
          <text:p text:style-name="P4"/>
        </draw:line>
        <draw:line draw:style-name="gr118" draw:text-style-name="P89" draw:layer="layout" svg:x1="5.26cm" svg:y1="16.062cm" svg:x2="6.545cm" svg:y2="16.062cm">
          <text:p text:style-name="P4"/>
        </draw:line>
        <draw:line draw:style-name="gr118" draw:text-style-name="P89" draw:layer="layout" svg:x1="7.397cm" svg:y1="13.829cm" svg:x2="8.682cm" svg:y2="13.829cm">
          <text:p text:style-name="P4"/>
        </draw:line>
        <draw:line draw:style-name="gr118" draw:text-style-name="P89" draw:layer="layout" svg:x1="7.384cm" svg:y1="14.23cm" svg:x2="8.669cm" svg:y2="14.23cm">
          <text:p text:style-name="P4"/>
        </draw:line>
        <draw:line draw:style-name="gr118" draw:text-style-name="P89" draw:layer="layout" svg:x1="7.39cm" svg:y1="14.638cm" svg:x2="8.675cm" svg:y2="14.638cm">
          <text:p text:style-name="P4"/>
        </draw:line>
        <draw:line draw:style-name="gr118" draw:text-style-name="P89" draw:layer="layout" svg:x1="7.397cm" svg:y1="14.957cm" svg:x2="8.682cm" svg:y2="14.957cm">
          <text:p text:style-name="P4"/>
        </draw:line>
        <draw:line draw:style-name="gr118" draw:text-style-name="P89" draw:layer="layout" svg:x1="9.51cm" svg:y1="13.891cm" svg:x2="10.795cm" svg:y2="13.891cm">
          <text:p text:style-name="P4"/>
        </draw:line>
        <draw:line draw:style-name="gr118" draw:text-style-name="P89" draw:layer="layout" svg:x1="9.51cm" svg:y1="14.31cm" svg:x2="10.795cm" svg:y2="14.31cm">
          <text:p text:style-name="P4"/>
        </draw:line>
        <draw:line draw:style-name="gr118" draw:text-style-name="P89" draw:layer="layout" svg:x1="9.485cm" svg:y1="14.73cm" svg:x2="10.77cm" svg:y2="14.73cm">
          <text:p text:style-name="P4"/>
        </draw:line>
        <draw:line draw:style-name="gr118" draw:text-style-name="P89" draw:layer="layout" svg:x1="9.51cm" svg:y1="15.196cm" svg:x2="10.795cm" svg:y2="15.196cm">
          <text:p text:style-name="P4"/>
        </draw:line>
        <draw:line draw:style-name="gr118" draw:text-style-name="P89" draw:layer="layout" svg:x1="9.479cm" svg:y1="15.627cm" svg:x2="10.764cm" svg:y2="15.627cm">
          <text:p text:style-name="P4"/>
        </draw:line>
        <draw:line draw:style-name="gr118" draw:text-style-name="P89" draw:layer="layout" svg:x1="9.527cm" svg:y1="16.062cm" svg:x2="10.812cm" svg:y2="16.062cm">
          <text:p text:style-name="P4"/>
        </draw:line>
        <draw:line draw:style-name="gr118" draw:text-style-name="P89" draw:layer="layout" svg:x1="9.517cm" svg:y1="16.481cm" svg:x2="10.802cm" svg:y2="16.481cm">
          <text:p text:style-name="P4"/>
        </draw:line>
        <draw:line draw:style-name="gr118" draw:text-style-name="P89" draw:layer="layout" svg:x1="9.501cm" svg:y1="16.942cm" svg:x2="10.786cm" svg:y2="16.942cm">
          <text:p text:style-name="P4"/>
        </draw:line>
        <draw:line draw:style-name="gr118" draw:text-style-name="P89" draw:layer="layout" svg:x1="12.986cm" svg:y1="13.59cm" svg:x2="12.986cm" svg:y2="16.653cm">
          <text:p text:style-name="P4"/>
        </draw:line>
        <draw:line draw:style-name="gr118" draw:text-style-name="P89" draw:layer="layout" svg:x1="12.548cm" svg:y1="13.59cm" svg:x2="13.849cm" svg:y2="13.59cm">
          <text:p text:style-name="P4"/>
        </draw:line>
        <draw:line draw:style-name="gr118" draw:text-style-name="P89" draw:layer="layout" svg:x1="12.55cm" svg:y1="13.59cm" svg:x2="13.848cm" svg:y2="13.59cm">
          <text:p text:style-name="P4"/>
        </draw:line>
        <draw:line draw:style-name="gr118" draw:text-style-name="P89" draw:layer="layout" svg:x1="12.545cm" svg:y1="13.59cm" svg:x2="13.853cm" svg:y2="13.59cm">
          <text:p text:style-name="P4"/>
        </draw:line>
        <draw:line draw:style-name="gr118" draw:text-style-name="P89" draw:layer="layout" svg:x1="12.55cm" svg:y1="13.59cm" svg:x2="13.854cm" svg:y2="13.59cm">
          <text:p text:style-name="P4"/>
        </draw:line>
        <draw:line draw:style-name="gr118" draw:text-style-name="P89" draw:layer="layout" svg:x1="12.545cm" svg:y1="13.59cm" svg:x2="13.846cm" svg:y2="13.59cm">
          <text:p text:style-name="P4"/>
        </draw:line>
        <draw:line draw:style-name="gr118" draw:text-style-name="P89" draw:layer="layout" svg:x1="12.545cm" svg:y1="13.59cm" svg:x2="13.853cm" svg:y2="13.59cm">
          <text:p text:style-name="P4"/>
        </draw:line>
        <draw:custom-shape draw:style-name="gr119" draw:text-style-name="P89" draw:layer="layout" svg:width="1.301cm" svg:height="3.072cm" svg:x="12.55cm" svg:y="13.593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8" draw:text-style-name="P89" draw:layer="layout" svg:x1="12.986cm" svg:y1="13.59cm" svg:x2="12.986cm" svg:y2="16.653cm">
          <text:p text:style-name="P4"/>
        </draw:line>
        <draw:line draw:style-name="gr118" draw:text-style-name="P89" draw:layer="layout" svg:x1="12.548cm" svg:y1="13.59cm" svg:x2="13.849cm" svg:y2="13.59cm">
          <text:p text:style-name="P4"/>
        </draw:line>
        <draw:line draw:style-name="gr118" draw:text-style-name="P89" draw:layer="layout" svg:x1="12.547cm" svg:y1="13.59cm" svg:x2="13.852cm" svg:y2="13.59cm">
          <text:p text:style-name="P4"/>
        </draw:line>
        <draw:line draw:style-name="gr118" draw:text-style-name="P89" draw:layer="layout" svg:x1="12.545cm" svg:y1="13.59cm" svg:x2="13.852cm" svg:y2="13.59cm">
          <text:p text:style-name="P4"/>
        </draw:line>
        <draw:line draw:style-name="gr118" draw:text-style-name="P89" draw:layer="layout" svg:x1="12.548cm" svg:y1="13.59cm" svg:x2="13.852cm" svg:y2="13.59cm">
          <text:p text:style-name="P4"/>
        </draw:line>
        <draw:line draw:style-name="gr118" draw:text-style-name="P89" draw:layer="layout" svg:x1="12.545cm" svg:y1="13.59cm" svg:x2="13.852cm" svg:y2="13.59cm">
          <text:p text:style-name="P4"/>
        </draw:line>
        <draw:line draw:style-name="gr118" draw:text-style-name="P89" draw:layer="layout" svg:x1="12.545cm" svg:y1="13.59cm" svg:x2="13.853cm" svg:y2="13.59cm">
          <text:p text:style-name="P4"/>
        </draw:line>
        <draw:line draw:style-name="gr118" draw:text-style-name="P89" draw:layer="layout" svg:x1="15.132cm" svg:y1="13.59cm" svg:x2="15.132cm" svg:y2="15.389cm">
          <text:p text:style-name="P4"/>
        </draw:line>
        <draw:line draw:style-name="gr118" draw:text-style-name="P89" draw:layer="layout" svg:x1="14.693cm" svg:y1="13.59cm" svg:x2="15.994cm" svg:y2="13.59cm">
          <text:p text:style-name="P4"/>
        </draw:line>
        <draw:line draw:style-name="gr118" draw:text-style-name="P89" draw:layer="layout" svg:x1="14.693cm" svg:y1="13.59cm" svg:x2="15.994cm" svg:y2="13.59cm">
          <text:p text:style-name="P4"/>
        </draw:line>
        <draw:line draw:style-name="gr118" draw:text-style-name="P89" draw:layer="layout" svg:x1="14.687cm" svg:y1="13.59cm" svg:x2="15.997cm" svg:y2="13.59cm">
          <text:p text:style-name="P4"/>
        </draw:line>
        <draw:line draw:style-name="gr118" draw:text-style-name="P89" draw:layer="layout" svg:x1="14.693cm" svg:y1="13.59cm" svg:x2="15.998cm" svg:y2="13.59cm">
          <text:p text:style-name="P4"/>
        </draw:line>
        <draw:custom-shape draw:style-name="gr119" draw:text-style-name="P89" draw:layer="layout" svg:width="1.304cm" svg:height="1.815cm" svg:x="14.689cm" svg:y="13.593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8" draw:text-style-name="P89" draw:layer="layout" svg:x1="15.132cm" svg:y1="13.59cm" svg:x2="15.132cm" svg:y2="15.38cm">
          <text:p text:style-name="P4"/>
        </draw:line>
        <draw:line draw:style-name="gr118" draw:text-style-name="P89" draw:layer="layout" svg:x1="14.693cm" svg:y1="13.59cm" svg:x2="15.995cm" svg:y2="13.59cm">
          <text:p text:style-name="P4"/>
        </draw:line>
        <draw:line draw:style-name="gr118" draw:text-style-name="P89" draw:layer="layout" svg:x1="14.691cm" svg:y1="13.59cm" svg:x2="15.996cm" svg:y2="13.59cm">
          <text:p text:style-name="P4"/>
        </draw:line>
        <draw:line draw:style-name="gr118" draw:text-style-name="P89" draw:layer="layout" svg:x1="14.687cm" svg:y1="13.59cm" svg:x2="15.995cm" svg:y2="13.59cm">
          <text:p text:style-name="P4"/>
        </draw:line>
        <draw:line draw:style-name="gr118" draw:text-style-name="P89" draw:layer="layout" svg:x1="17.236cm" svg:y1="13.59cm" svg:x2="17.236cm" svg:y2="15.392cm">
          <text:p text:style-name="P4"/>
        </draw:line>
        <draw:line draw:style-name="gr118" draw:text-style-name="P89" draw:layer="layout" svg:x1="16.799cm" svg:y1="13.59cm" svg:x2="18.1cm" svg:y2="13.59cm">
          <text:p text:style-name="P4"/>
        </draw:line>
        <draw:line draw:style-name="gr118" draw:text-style-name="P89" draw:layer="layout" svg:x1="16.799cm" svg:y1="13.59cm" svg:x2="18.098cm" svg:y2="13.59cm">
          <text:p text:style-name="P4"/>
        </draw:line>
        <draw:line draw:style-name="gr118" draw:text-style-name="P89" draw:layer="layout" svg:x1="16.796cm" svg:y1="13.59cm" svg:x2="18.106cm" svg:y2="13.59cm">
          <text:p text:style-name="P4"/>
        </draw:line>
        <draw:line draw:style-name="gr118" draw:text-style-name="P89" draw:layer="layout" svg:x1="16.801cm" svg:y1="13.59cm" svg:x2="18.106cm" svg:y2="13.59cm">
          <text:p text:style-name="P4"/>
        </draw:line>
        <draw:custom-shape draw:style-name="gr119" draw:text-style-name="P89" draw:layer="layout" svg:width="1.306cm" svg:height="2.785cm" svg:x="16.798cm" svg:y="13.593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8" draw:text-style-name="P89" draw:layer="layout" svg:x1="17.236cm" svg:y1="13.59cm" svg:x2="17.236cm" svg:y2="16.355cm">
          <text:p text:style-name="P4"/>
        </draw:line>
        <draw:line draw:style-name="gr118" draw:text-style-name="P89" draw:layer="layout" svg:x1="16.799cm" svg:y1="13.59cm" svg:x2="18.101cm" svg:y2="13.59cm">
          <text:p text:style-name="P4"/>
        </draw:line>
        <draw:line draw:style-name="gr118" draw:text-style-name="P89" draw:layer="layout" svg:x1="16.799cm" svg:y1="13.59cm" svg:x2="18.104cm" svg:y2="13.59cm">
          <text:p text:style-name="P4"/>
        </draw:line>
        <draw:line draw:style-name="gr118" draw:text-style-name="P89" draw:layer="layout" svg:x1="16.796cm" svg:y1="13.59cm" svg:x2="18.103cm" svg:y2="13.59cm">
          <text:p text:style-name="P4"/>
        </draw:line>
        <draw:line draw:style-name="gr118" draw:text-style-name="P89" draw:layer="layout" svg:x1="16.799cm" svg:y1="13.59cm" svg:x2="18.104cm" svg:y2="13.59cm">
          <text:p text:style-name="P4"/>
        </draw:line>
        <draw:line draw:style-name="gr118" draw:text-style-name="P89" draw:layer="layout" svg:x1="16.796cm" svg:y1="13.59cm" svg:x2="18.103cm" svg:y2="13.59cm">
          <text:p text:style-name="P4"/>
        </draw:line>
        <draw:line draw:style-name="gr118" draw:text-style-name="P89" draw:layer="layout" svg:x1="16.799cm" svg:y1="13.59cm" svg:x2="18.104cm" svg:y2="13.59cm">
          <text:p text:style-name="P4"/>
        </draw:line>
        <draw:line draw:style-name="gr118" draw:text-style-name="P89" draw:layer="layout" svg:x1="16.796cm" svg:y1="13.59cm" svg:x2="18.103cm" svg:y2="13.59cm">
          <text:p text:style-name="P4"/>
        </draw:line>
        <draw:line draw:style-name="gr118" draw:text-style-name="P89" draw:layer="layout" svg:x1="12.548cm" svg:y1="13.944cm" svg:x2="13.833cm" svg:y2="13.944cm">
          <text:p text:style-name="P4"/>
        </draw:line>
        <draw:line draw:style-name="gr118" draw:text-style-name="P89" draw:layer="layout" svg:x1="12.556cm" svg:y1="14.703cm" svg:x2="13.841cm" svg:y2="14.703cm">
          <text:p text:style-name="P4"/>
        </draw:line>
        <draw:line draw:style-name="gr118" draw:text-style-name="P89" draw:layer="layout" svg:x1="12.544cm" svg:y1="14.325cm" svg:x2="13.843cm" svg:y2="14.325cm">
          <text:p text:style-name="P4"/>
        </draw:line>
        <draw:line draw:style-name="gr118" draw:text-style-name="P89" draw:layer="layout" svg:x1="12.564cm" svg:y1="15.09cm" svg:x2="13.849cm" svg:y2="15.09cm">
          <text:p text:style-name="P4"/>
        </draw:line>
        <draw:line draw:style-name="gr118" draw:text-style-name="P89" draw:layer="layout" svg:x1="12.556cm" svg:y1="15.444cm" svg:x2="13.841cm" svg:y2="15.444cm">
          <text:p text:style-name="P4"/>
        </draw:line>
        <draw:line draw:style-name="gr118" draw:text-style-name="P89" draw:layer="layout" svg:x1="12.571cm" svg:y1="15.811cm" svg:x2="13.856cm" svg:y2="15.811cm">
          <text:p text:style-name="P4"/>
        </draw:line>
        <draw:line draw:style-name="gr118" draw:text-style-name="P89" draw:layer="layout" svg:x1="12.571cm" svg:y1="16.18cm" svg:x2="13.856cm" svg:y2="16.18cm">
          <text:p text:style-name="P4"/>
        </draw:line>
        <draw:line draw:style-name="gr118" draw:text-style-name="P89" draw:layer="layout" svg:x1="14.708cm" svg:y1="13.944cm" svg:x2="15.993cm" svg:y2="13.944cm">
          <text:p text:style-name="P4"/>
        </draw:line>
        <draw:line draw:style-name="gr118" draw:text-style-name="P89" draw:layer="layout" svg:x1="14.693cm" svg:y1="14.343cm" svg:x2="15.978cm" svg:y2="14.343cm">
          <text:p text:style-name="P4"/>
        </draw:line>
        <draw:line draw:style-name="gr118" draw:text-style-name="P89" draw:layer="layout" svg:x1="14.699cm" svg:y1="14.753cm" svg:x2="15.984cm" svg:y2="14.753cm">
          <text:p text:style-name="P4"/>
        </draw:line>
        <draw:line draw:style-name="gr118" draw:text-style-name="P89" draw:layer="layout" svg:x1="14.707cm" svg:y1="15.069cm" svg:x2="15.992cm" svg:y2="15.069cm">
          <text:p text:style-name="P4"/>
        </draw:line>
        <draw:line draw:style-name="gr118" draw:text-style-name="P89" draw:layer="layout" svg:x1="16.821cm" svg:y1="14.003cm" svg:x2="18.106cm" svg:y2="14.003cm">
          <text:p text:style-name="P4"/>
        </draw:line>
        <draw:line draw:style-name="gr118" draw:text-style-name="P89" draw:layer="layout" svg:x1="16.821cm" svg:y1="14.425cm" svg:x2="18.106cm" svg:y2="14.425cm">
          <text:p text:style-name="P4"/>
        </draw:line>
        <draw:line draw:style-name="gr118" draw:text-style-name="P89" draw:layer="layout" svg:x1="16.796cm" svg:y1="14.845cm" svg:x2="18.081cm" svg:y2="14.845cm">
          <text:p text:style-name="P4"/>
        </draw:line>
        <draw:line draw:style-name="gr118" draw:text-style-name="P89" draw:layer="layout" svg:x1="16.821cm" svg:y1="15.308cm" svg:x2="18.106cm" svg:y2="15.308cm">
          <text:p text:style-name="P4"/>
        </draw:line>
        <draw:line draw:style-name="gr118" draw:text-style-name="P89" draw:layer="layout" svg:x1="16.788cm" svg:y1="15.737cm" svg:x2="18.073cm" svg:y2="15.737cm">
          <text:p text:style-name="P4"/>
        </draw:line>
        <draw:line draw:style-name="gr118" draw:text-style-name="P89" draw:layer="layout" svg:x1="16.836cm" svg:y1="16.18cm" svg:x2="18.121cm" svg:y2="16.18cm">
          <text:p text:style-name="P4"/>
        </draw:line>
        <draw:line draw:style-name="gr118" draw:text-style-name="P89" draw:layer="layout" svg:x1="20.357cm" svg:y1="13.59cm" svg:x2="21.658cm" svg:y2="13.59cm">
          <text:p text:style-name="P4"/>
        </draw:line>
        <draw:line draw:style-name="gr118" draw:text-style-name="P89" draw:layer="layout" svg:x1="20.359cm" svg:y1="13.59cm" svg:x2="21.657cm" svg:y2="13.59cm">
          <text:p text:style-name="P4"/>
        </draw:line>
        <draw:line draw:style-name="gr118" draw:text-style-name="P89" draw:layer="layout" svg:x1="20.354cm" svg:y1="13.59cm" svg:x2="21.662cm" svg:y2="13.59cm">
          <text:p text:style-name="P4"/>
        </draw:line>
        <draw:line draw:style-name="gr118" draw:text-style-name="P89" draw:layer="layout" svg:x1="20.359cm" svg:y1="13.59cm" svg:x2="21.663cm" svg:y2="13.59cm">
          <text:p text:style-name="P4"/>
        </draw:line>
        <draw:line draw:style-name="gr118" draw:text-style-name="P89" draw:layer="layout" svg:x1="20.354cm" svg:y1="13.59cm" svg:x2="21.655cm" svg:y2="13.59cm">
          <text:p text:style-name="P4"/>
        </draw:line>
        <draw:line draw:style-name="gr118" draw:text-style-name="P89" draw:layer="layout" svg:x1="20.354cm" svg:y1="13.59cm" svg:x2="21.662cm" svg:y2="13.59cm">
          <text:p text:style-name="P4"/>
        </draw:line>
        <draw:custom-shape draw:style-name="gr119" draw:text-style-name="P89" draw:layer="layout" svg:width="1.301cm" svg:height="0.727cm" svg:x="20.36cm" svg:y="13.598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8" draw:text-style-name="P89" draw:layer="layout" svg:x1="20.796cm" svg:y1="13.59cm" svg:x2="20.796cm" svg:y2="14.34cm">
          <text:p text:style-name="P4"/>
        </draw:line>
        <draw:line draw:style-name="gr118" draw:text-style-name="P89" draw:layer="layout" svg:x1="20.357cm" svg:y1="13.59cm" svg:x2="21.658cm" svg:y2="13.59cm">
          <text:p text:style-name="P4"/>
        </draw:line>
        <draw:line draw:style-name="gr118" draw:text-style-name="P89" draw:layer="layout" svg:x1="20.356cm" svg:y1="13.59cm" svg:x2="21.661cm" svg:y2="13.59cm">
          <text:p text:style-name="P4"/>
        </draw:line>
        <draw:line draw:style-name="gr118" draw:text-style-name="P89" draw:layer="layout" svg:x1="20.354cm" svg:y1="13.59cm" svg:x2="21.661cm" svg:y2="13.59cm">
          <text:p text:style-name="P4"/>
        </draw:line>
        <draw:line draw:style-name="gr118" draw:text-style-name="P89" draw:layer="layout" svg:x1="20.357cm" svg:y1="13.59cm" svg:x2="21.661cm" svg:y2="13.59cm">
          <text:p text:style-name="P4"/>
        </draw:line>
        <draw:line draw:style-name="gr118" draw:text-style-name="P89" draw:layer="layout" svg:x1="20.354cm" svg:y1="13.59cm" svg:x2="21.661cm" svg:y2="13.59cm">
          <text:p text:style-name="P4"/>
        </draw:line>
        <draw:line draw:style-name="gr118" draw:text-style-name="P89" draw:layer="layout" svg:x1="20.354cm" svg:y1="13.59cm" svg:x2="21.662cm" svg:y2="13.59cm">
          <text:p text:style-name="P4"/>
        </draw:line>
        <draw:line draw:style-name="gr118" draw:text-style-name="P89" draw:layer="layout" svg:x1="22.941cm" svg:y1="13.59cm" svg:x2="22.941cm" svg:y2="15.389cm">
          <text:p text:style-name="P4"/>
        </draw:line>
        <draw:line draw:style-name="gr118" draw:text-style-name="P89" draw:layer="layout" svg:x1="22.502cm" svg:y1="13.59cm" svg:x2="23.803cm" svg:y2="13.59cm">
          <text:p text:style-name="P4"/>
        </draw:line>
        <draw:line draw:style-name="gr118" draw:text-style-name="P89" draw:layer="layout" svg:x1="22.502cm" svg:y1="13.59cm" svg:x2="23.803cm" svg:y2="13.59cm">
          <text:p text:style-name="P4"/>
        </draw:line>
        <draw:line draw:style-name="gr118" draw:text-style-name="P89" draw:layer="layout" svg:x1="22.497cm" svg:y1="13.59cm" svg:x2="23.807cm" svg:y2="13.59cm">
          <text:p text:style-name="P4"/>
        </draw:line>
        <draw:line draw:style-name="gr118" draw:text-style-name="P89" draw:layer="layout" svg:x1="22.502cm" svg:y1="13.59cm" svg:x2="23.807cm" svg:y2="13.59cm">
          <text:p text:style-name="P4"/>
        </draw:line>
        <draw:custom-shape draw:style-name="gr119" draw:text-style-name="P89" draw:layer="layout" svg:width="1.301cm" svg:height="1.81cm" svg:x="22.503cm" svg:y="13.598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8" draw:text-style-name="P89" draw:layer="layout" svg:x1="22.941cm" svg:y1="13.59cm" svg:x2="22.941cm" svg:y2="15.38cm">
          <text:p text:style-name="P4"/>
        </draw:line>
        <draw:line draw:style-name="gr118" draw:text-style-name="P89" draw:layer="layout" svg:x1="22.502cm" svg:y1="13.59cm" svg:x2="23.804cm" svg:y2="13.59cm">
          <text:p text:style-name="P4"/>
        </draw:line>
        <draw:line draw:style-name="gr118" draw:text-style-name="P89" draw:layer="layout" svg:x1="22.5cm" svg:y1="13.59cm" svg:x2="23.805cm" svg:y2="13.59cm">
          <text:p text:style-name="P4"/>
        </draw:line>
        <draw:line draw:style-name="gr118" draw:text-style-name="P89" draw:layer="layout" svg:x1="22.497cm" svg:y1="13.59cm" svg:x2="23.805cm" svg:y2="13.59cm">
          <text:p text:style-name="P4"/>
        </draw:line>
        <draw:line draw:style-name="gr118" draw:text-style-name="P89" draw:layer="layout" svg:x1="25.047cm" svg:y1="13.59cm" svg:x2="25.047cm" svg:y2="15.392cm">
          <text:p text:style-name="P4"/>
        </draw:line>
        <draw:line draw:style-name="gr118" draw:text-style-name="P89" draw:layer="layout" svg:x1="24.61cm" svg:y1="13.59cm" svg:x2="25.911cm" svg:y2="13.59cm">
          <text:p text:style-name="P4"/>
        </draw:line>
        <draw:line draw:style-name="gr118" draw:text-style-name="P89" draw:layer="layout" svg:x1="24.61cm" svg:y1="13.59cm" svg:x2="25.909cm" svg:y2="13.59cm">
          <text:p text:style-name="P4"/>
        </draw:line>
        <draw:line draw:style-name="gr118" draw:text-style-name="P89" draw:layer="layout" svg:x1="24.607cm" svg:y1="13.59cm" svg:x2="25.917cm" svg:y2="13.59cm">
          <text:p text:style-name="P4"/>
        </draw:line>
        <draw:line draw:style-name="gr118" draw:text-style-name="P89" draw:layer="layout" svg:x1="24.611cm" svg:y1="13.59cm" svg:x2="25.916cm" svg:y2="13.59cm">
          <text:p text:style-name="P4"/>
        </draw:line>
        <draw:custom-shape draw:style-name="gr119" draw:text-style-name="P89" draw:layer="layout" svg:width="1.304cm" svg:height="2.591cm" svg:x="24.61cm" svg:y="13.598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8" draw:text-style-name="P89" draw:layer="layout" svg:x1="25.047cm" svg:y1="13.59cm" svg:x2="25.047cm" svg:y2="16.201cm">
          <text:p text:style-name="P4"/>
        </draw:line>
        <draw:line draw:style-name="gr118" draw:text-style-name="P89" draw:layer="layout" svg:x1="24.61cm" svg:y1="13.59cm" svg:x2="25.912cm" svg:y2="13.59cm">
          <text:p text:style-name="P4"/>
        </draw:line>
        <draw:line draw:style-name="gr118" draw:text-style-name="P89" draw:layer="layout" svg:x1="24.61cm" svg:y1="13.59cm" svg:x2="25.915cm" svg:y2="13.59cm">
          <text:p text:style-name="P4"/>
        </draw:line>
        <draw:line draw:style-name="gr118" draw:text-style-name="P89" draw:layer="layout" svg:x1="24.607cm" svg:y1="13.59cm" svg:x2="25.914cm" svg:y2="13.59cm">
          <text:p text:style-name="P4"/>
        </draw:line>
        <draw:line draw:style-name="gr118" draw:text-style-name="P89" draw:layer="layout" svg:x1="24.61cm" svg:y1="13.59cm" svg:x2="25.915cm" svg:y2="13.59cm">
          <text:p text:style-name="P4"/>
        </draw:line>
        <draw:line draw:style-name="gr118" draw:text-style-name="P89" draw:layer="layout" svg:x1="24.607cm" svg:y1="13.59cm" svg:x2="25.914cm" svg:y2="13.59cm">
          <text:p text:style-name="P4"/>
        </draw:line>
        <draw:line draw:style-name="gr118" draw:text-style-name="P89" draw:layer="layout" svg:x1="24.61cm" svg:y1="13.59cm" svg:x2="25.915cm" svg:y2="13.59cm">
          <text:p text:style-name="P4"/>
        </draw:line>
        <draw:line draw:style-name="gr118" draw:text-style-name="P89" draw:layer="layout" svg:x1="20.357cm" svg:y1="13.944cm" svg:x2="21.642cm" svg:y2="13.944cm">
          <text:p text:style-name="P4"/>
        </draw:line>
        <draw:line draw:style-name="gr118" draw:text-style-name="P89" draw:layer="layout" svg:x1="20.351cm" svg:y1="14.331cm" svg:x2="21.65cm" svg:y2="14.331cm">
          <text:p text:style-name="P4"/>
        </draw:line>
        <draw:line draw:style-name="gr118" draw:text-style-name="P89" draw:layer="layout" svg:x1="22.517cm" svg:y1="13.944cm" svg:x2="23.802cm" svg:y2="13.944cm">
          <text:p text:style-name="P4"/>
        </draw:line>
        <draw:line draw:style-name="gr118" draw:text-style-name="P89" draw:layer="layout" svg:x1="22.502cm" svg:y1="14.343cm" svg:x2="23.787cm" svg:y2="14.343cm">
          <text:p text:style-name="P4"/>
        </draw:line>
        <draw:line draw:style-name="gr118" draw:text-style-name="P89" draw:layer="layout" svg:x1="22.51cm" svg:y1="14.753cm" svg:x2="23.795cm" svg:y2="14.753cm">
          <text:p text:style-name="P4"/>
        </draw:line>
        <draw:line draw:style-name="gr118" draw:text-style-name="P89" draw:layer="layout" svg:x1="22.516cm" svg:y1="15.072cm" svg:x2="23.801cm" svg:y2="15.072cm">
          <text:p text:style-name="P4"/>
        </draw:line>
        <draw:line draw:style-name="gr118" draw:text-style-name="P89" draw:layer="layout" svg:x1="24.63cm" svg:y1="14.003cm" svg:x2="25.915cm" svg:y2="14.003cm">
          <text:p text:style-name="P4"/>
        </draw:line>
        <draw:line draw:style-name="gr118" draw:text-style-name="P89" draw:layer="layout" svg:x1="24.63cm" svg:y1="14.425cm" svg:x2="25.915cm" svg:y2="14.425cm">
          <text:p text:style-name="P4"/>
        </draw:line>
        <draw:line draw:style-name="gr118" draw:text-style-name="P89" draw:layer="layout" svg:x1="24.607cm" svg:y1="14.845cm" svg:x2="25.892cm" svg:y2="14.845cm">
          <text:p text:style-name="P4"/>
        </draw:line>
        <draw:line draw:style-name="gr118" draw:text-style-name="P89" draw:layer="layout" svg:x1="24.63cm" svg:y1="15.311cm" svg:x2="25.915cm" svg:y2="15.311cm">
          <text:p text:style-name="P4"/>
        </draw:line>
        <draw:line draw:style-name="gr118" draw:text-style-name="P89" draw:layer="layout" svg:x1="24.598cm" svg:y1="15.743cm" svg:x2="25.883cm" svg:y2="15.743cm">
          <text:p text:style-name="P4"/>
        </draw:line>
        <draw:line draw:style-name="gr118" draw:text-style-name="P89" draw:layer="layout" svg:x1="24.645cm" svg:y1="16.18cm" svg:x2="25.93cm" svg:y2="16.18cm">
          <text:p text:style-name="P4"/>
        </draw:line>
        <draw:frame draw:style-name="gr124" draw:text-style-name="P92" draw:layer="layout" svg:width="3.429cm" svg:height="2.957cm" svg:x="1.644cm" svg:y="11.102cm">
          <draw:text-box>
            <text:p text:style-name="P91"><text:span text:style-name="T96">Instruction </text:span></text:p>
            <text:p text:style-name="P91"><text:span text:style-name="T96">Sets</text:span></text:p>
          </draw:text-box>
        </draw:frame>
        <draw:frame draw:style-name="gr125" draw:text-style-name="P92" draw:layer="layout" svg:width="3.555cm" svg:height="1.838cm" svg:x="1.644cm" svg:y="14.629cm">
          <draw:text-box>
            <text:p text:style-name="P91"><text:span text:style-name="T96">Instructions</text:span></text:p>
          </draw:text-box>
        </draw:frame>
        <presentation:notes draw:style-name="dp2">
          <draw:page-thumbnail draw:style-name="gr1" draw:layer="layout" svg:width="13.706cm" svg:height="10.28cm" svg:x="3.647cm" svg:y="2.853cm" draw:page-number="72" presentation:class="page"/>
          <draw:frame presentation:style-name="pr5" draw:text-style-name="P6" draw:layer="layout" svg:width="14.518cm" svg:height="11.411cm" svg:x="3.249cm" svg:y="14.13cm" presentation:class="notes" presentation:placeholder="true">
            <draw:text-box/>
          </draw:frame>
        </presentation:notes>
      </draw:page>
      <draw:page draw:name="page73" draw:style-name="dp1" draw:master-page-name="cslc_5f_presentation_5f_template1" presentation:presentation-page-layout-name="AL1T19">
        <draw:frame presentation:style-name="pr3" draw:text-style-name="P93" draw:layer="layout" svg:width="23.912cm" svg:height="3.008cm" svg:x="2cm" svg:y="0.7cm" presentation:class="title">
          <draw:text-box>
            <text:p text:style-name="P4"><text:span text:style-name="T97">Derived CSL Instruction Format</text:span></text:p>
          </draw:text-box>
        </draw:frame>
        <draw:frame draw:style-name="gr126" draw:text-style-name="P94" draw:layer="layout" svg:width="4.181cm" svg:height="0.847cm" svg:x="6.2cm" svg:y="5.575cm">
          <draw:text-box>
            <text:p text:style-name="P4"><text:span text:style-name="T98">Instruction Format</text:span></text:p>
          </draw:text-box>
        </draw:frame>
        <draw:line draw:style-name="gr23" draw:text-style-name="P95" draw:layer="layout" svg:x1="3.757cm" svg:y1="11.442cm" svg:x2="3.757cm" svg:y2="15.85cm">
          <text:p text:style-name="P4"/>
        </draw:line>
        <draw:line draw:style-name="gr23" draw:text-style-name="P95" draw:layer="layout" svg:x1="2.126cm" svg:y1="12.038cm" svg:x2="6.972cm" svg:y2="12.038cm">
          <text:p text:style-name="P4"/>
        </draw:line>
        <draw:frame draw:style-name="gr127" draw:text-style-name="P96" draw:layer="layout" svg:width="2.026cm" svg:height="0.798cm" svg:x="1.985cm" svg:y="11.386cm">
          <draw:text-box>
            <text:p text:style-name="P4"><text:span text:style-name="T99">Opcode</text:span></text:p>
          </draw:text-box>
        </draw:frame>
        <draw:frame draw:style-name="gr128" draw:text-style-name="P96" draw:layer="layout" svg:width="2.381cm" svg:height="0.798cm" svg:x="4.791cm" svg:y="11.395cm">
          <draw:text-box>
            <text:p text:style-name="P4"><text:span text:style-name="T99">Operation</text:span></text:p>
          </draw:text-box>
        </draw:frame>
        <draw:line draw:style-name="gr23" draw:text-style-name="P95" draw:layer="layout" svg:x1="2.129cm" svg:y1="12.657cm" svg:x2="6.965cm" svg:y2="12.657cm">
          <text:p text:style-name="P4"/>
        </draw:line>
        <draw:line draw:style-name="gr23" draw:text-style-name="P95" draw:layer="layout" svg:x1="2.113cm" svg:y1="13.308cm" svg:x2="6.993cm" svg:y2="13.308cm">
          <text:p text:style-name="P4"/>
        </draw:line>
        <draw:line draw:style-name="gr23" draw:text-style-name="P95" draw:layer="layout" svg:x1="2.131cm" svg:y1="13.958cm" svg:x2="6.992cm" svg:y2="13.958cm">
          <text:p text:style-name="P4"/>
        </draw:line>
        <draw:line draw:style-name="gr23" draw:text-style-name="P95" draw:layer="layout" svg:x1="2.115cm" svg:y1="14.569cm" svg:x2="6.965cm" svg:y2="14.569cm">
          <text:p text:style-name="P4"/>
        </draw:line>
        <draw:line draw:style-name="gr23" draw:text-style-name="P95" draw:layer="layout" svg:x1="2.115cm" svg:y1="15.221cm" svg:x2="6.993cm" svg:y2="15.221cm">
          <text:p text:style-name="P4"/>
        </draw:line>
        <draw:line draw:style-name="gr23" draw:text-style-name="P95" draw:layer="layout" svg:x1="3.763cm" svg:y1="9.6cm" svg:x2="3.763cm" svg:y2="11.338cm">
          <text:p text:style-name="P4"/>
        </draw:line>
        <draw:custom-shape draw:style-name="gr129" draw:text-style-name="P95" draw:layer="layout" svg:width="4.845cm" svg:height="4.412cm" svg:x="2.13cm" svg:y="11.47cm">
          <text:p text:style-name="P4"/>
          <draw:enhanced-geometry svg:viewBox="0 0 21600 21600" draw:mirror-horizontal="false" draw:mirror-vertical="false" draw:extrusion="true" draw:extrusion-depth="0.3cm 0" draw:glue-points="10800 0 0 10800 10800 21600 21600 10800" draw:type="flowchart-process" draw:enhanced-path="M 0 0 L 21600 0 21600 21600 0 21600 0 0 Z N"/>
        </draw:custom-shape>
        <draw:line draw:style-name="gr23" draw:text-style-name="P95" draw:layer="layout" svg:x1="3.757cm" svg:y1="11.443cm" svg:x2="3.757cm" svg:y2="15.851cm">
          <text:p text:style-name="P4"/>
        </draw:line>
        <draw:line draw:style-name="gr23" draw:text-style-name="P95" draw:layer="layout" svg:x1="2.126cm" svg:y1="12.04cm" svg:x2="6.979cm" svg:y2="12.04cm">
          <text:p text:style-name="P4"/>
        </draw:line>
        <draw:frame draw:style-name="gr127" draw:text-style-name="P97" draw:layer="layout" svg:width="2.026cm" svg:height="0.798cm" svg:x="1.985cm" svg:y="11.387cm">
          <draw:text-box>
            <text:p text:style-name="P4"><text:span text:style-name="T100">Opcode</text:span></text:p>
          </draw:text-box>
        </draw:frame>
        <draw:frame draw:style-name="gr130" draw:text-style-name="P97" draw:layer="layout" svg:width="2.38cm" svg:height="0.797cm" svg:x="4.241cm" svg:y="11.397cm">
          <draw:text-box>
            <text:p text:style-name="P4"><text:span text:style-name="T100">Operation</text:span></text:p>
          </draw:text-box>
        </draw:frame>
        <draw:line draw:style-name="gr23" draw:text-style-name="P95" draw:layer="layout" svg:x1="2.125cm" svg:y1="12.645cm" svg:x2="6.988cm" svg:y2="12.645cm">
          <text:p text:style-name="P4"/>
        </draw:line>
        <draw:line draw:style-name="gr23" draw:text-style-name="P95" draw:layer="layout" svg:x1="2.113cm" svg:y1="13.299cm" svg:x2="6.987cm" svg:y2="13.299cm">
          <text:p text:style-name="P4"/>
        </draw:line>
        <draw:line draw:style-name="gr23" draw:text-style-name="P95" draw:layer="layout" svg:x1="2.126cm" svg:y1="13.954cm" svg:x2="6.987cm" svg:y2="13.954cm">
          <text:p text:style-name="P4"/>
        </draw:line>
        <draw:line draw:style-name="gr23" draw:text-style-name="P95" draw:layer="layout" svg:x1="2.114cm" svg:y1="14.568cm" svg:x2="6.988cm" svg:y2="14.568cm">
          <text:p text:style-name="P4"/>
        </draw:line>
        <draw:line draw:style-name="gr23" draw:text-style-name="P95" draw:layer="layout" svg:x1="2.116cm" svg:y1="15.222cm" svg:x2="6.992cm" svg:y2="15.223cm">
          <text:p text:style-name="P4"/>
        </draw:line>
        <draw:line draw:style-name="gr131" draw:text-style-name="P95" draw:layer="layout" svg:x1="11.307cm" svg:y1="5.674cm" svg:x2="11.307cm" svg:y2="6.322cm">
          <text:p text:style-name="P4"/>
        </draw:line>
        <draw:line draw:style-name="gr131" draw:text-style-name="P95" draw:layer="layout" svg:x1="13.118cm" svg:y1="5.674cm" svg:x2="13.118cm" svg:y2="6.322cm">
          <text:p text:style-name="P4"/>
        </draw:line>
        <draw:frame draw:style-name="gr132" draw:text-style-name="P94" draw:layer="layout" svg:width="1.134cm" svg:height="0.847cm" svg:x="10.183cm" svg:y="5.575cm">
          <draw:text-box>
            <text:p text:style-name="P4"><text:span text:style-name="T101">op</text:span></text:p>
          </draw:text-box>
        </draw:frame>
        <draw:frame draw:style-name="gr133" draw:text-style-name="P94" draw:layer="layout" svg:width="1.019cm" svg:height="0.847cm" svg:x="11.753cm" svg:y="5.575cm">
          <draw:text-box>
            <text:p text:style-name="P4"><text:span text:style-name="T101">rd</text:span></text:p>
          </draw:text-box>
        </draw:frame>
        <draw:line draw:style-name="gr131" draw:text-style-name="P95" draw:layer="layout" svg:x1="14.529cm" svg:y1="5.674cm" svg:x2="14.529cm" svg:y2="6.322cm">
          <text:p text:style-name="P4"/>
        </draw:line>
        <draw:frame draw:style-name="gr134" draw:text-style-name="P94" draw:layer="layout" svg:width="1.358cm" svg:height="0.847cm" svg:x="13.186cm" svg:y="5.575cm">
          <draw:text-box>
            <text:p text:style-name="P4"><text:span text:style-name="T101">op2</text:span></text:p>
          </draw:text-box>
        </draw:frame>
        <draw:frame draw:style-name="gr135" draw:text-style-name="P94" draw:layer="layout" svg:width="1.963cm" svg:height="0.847cm" svg:x="14.614cm" svg:y="5.575cm">
          <draw:text-box>
            <text:p text:style-name="P4"><text:span text:style-name="T101">imm22</text:span></text:p>
          </draw:text-box>
        </draw:frame>
        <draw:line draw:style-name="gr23" draw:text-style-name="P95" draw:layer="layout" svg:x1="13.599cm" svg:y1="6.428cm" svg:x2="6.052cm" svg:y2="8.919cm">
          <text:p text:style-name="P4"/>
        </draw:line>
        <draw:line draw:style-name="gr23" draw:text-style-name="P95" draw:layer="layout" svg:x1="13.657cm" svg:y1="6.428cm" svg:x2="22.197cm" svg:y2="8.919cm">
          <text:p text:style-name="P4"/>
        </draw:line>
        <draw:line draw:style-name="gr23" draw:text-style-name="P95" draw:layer="layout" svg:x1="11.741cm" svg:y1="11.57cm" svg:x2="11.741cm" svg:y2="14.161cm">
          <text:p text:style-name="P4"/>
        </draw:line>
        <draw:line draw:style-name="gr23" draw:text-style-name="P95" draw:layer="layout" svg:x1="10.111cm" svg:y1="12.167cm" svg:x2="14.957cm" svg:y2="12.167cm">
          <text:p text:style-name="P4"/>
        </draw:line>
        <draw:frame draw:style-name="gr127" draw:text-style-name="P96" draw:layer="layout" svg:width="2.026cm" svg:height="0.798cm" svg:x="9.969cm" svg:y="11.514cm">
          <draw:text-box>
            <text:p text:style-name="P4"><text:span text:style-name="T99">Opcode</text:span></text:p>
          </draw:text-box>
        </draw:frame>
        <draw:frame draw:style-name="gr136" draw:text-style-name="P96" draw:layer="layout" svg:width="2.38cm" svg:height="0.797cm" svg:x="12.776cm" svg:y="11.524cm">
          <draw:text-box>
            <text:p text:style-name="P4"><text:span text:style-name="T99">Operation</text:span></text:p>
          </draw:text-box>
        </draw:frame>
        <draw:line draw:style-name="gr23" draw:text-style-name="P95" draw:layer="layout" svg:x1="10.113cm" svg:y1="12.786cm" svg:x2="14.949cm" svg:y2="12.786cm">
          <text:p text:style-name="P4"/>
        </draw:line>
        <draw:line draw:style-name="gr23" draw:text-style-name="P95" draw:layer="layout" svg:x1="10.097cm" svg:y1="13.437cm" svg:x2="14.977cm" svg:y2="13.437cm">
          <text:p text:style-name="P4"/>
        </draw:line>
        <draw:line draw:style-name="gr23" draw:text-style-name="P95" draw:layer="layout" svg:x1="10.116cm" svg:y1="14.086cm" svg:x2="14.977cm" svg:y2="14.086cm">
          <text:p text:style-name="P4"/>
        </draw:line>
        <draw:custom-shape draw:style-name="gr129" draw:text-style-name="P95" draw:layer="layout" svg:width="4.845cm" svg:height="2.606cm" svg:x="10.114cm" svg:y="11.555cm">
          <text:p text:style-name="P4"/>
          <draw:enhanced-geometry svg:viewBox="0 0 21600 21600" draw:mirror-horizontal="false" draw:mirror-vertical="false" draw:extrusion="true" draw:extrusion-depth="0.3cm 0" draw:glue-points="10800 0 0 10800 10800 21600 21600 10800" draw:type="flowchart-process" draw:enhanced-path="M 0 0 L 21600 0 21600 21600 0 21600 0 0 Z N"/>
        </draw:custom-shape>
        <draw:line draw:style-name="gr23" draw:text-style-name="P95" draw:layer="layout" svg:x1="11.741cm" svg:y1="11.571cm" svg:x2="11.741cm" svg:y2="14.143cm">
          <text:p text:style-name="P4"/>
        </draw:line>
        <draw:line draw:style-name="gr23" draw:text-style-name="P95" draw:layer="layout" svg:x1="10.111cm" svg:y1="12.168cm" svg:x2="14.964cm" svg:y2="12.168cm">
          <text:p text:style-name="P4"/>
        </draw:line>
        <draw:frame draw:style-name="gr137" draw:text-style-name="P97" draw:layer="layout" svg:width="2.026cm" svg:height="0.797cm" svg:x="9.969cm" svg:y="11.516cm">
          <draw:text-box>
            <text:p text:style-name="P4"><text:span text:style-name="T100">Opcode</text:span></text:p>
          </draw:text-box>
        </draw:frame>
        <draw:frame draw:style-name="gr138" draw:text-style-name="P97" draw:layer="layout" svg:width="2.38cm" svg:height="0.798cm" svg:x="12.225cm" svg:y="11.525cm">
          <draw:text-box>
            <text:p text:style-name="P4"><text:span text:style-name="T100">Operation</text:span></text:p>
          </draw:text-box>
        </draw:frame>
        <draw:line draw:style-name="gr23" draw:text-style-name="P95" draw:layer="layout" svg:x1="10.109cm" svg:y1="12.774cm" svg:x2="14.972cm" svg:y2="12.774cm">
          <text:p text:style-name="P4"/>
        </draw:line>
        <draw:line draw:style-name="gr23" draw:text-style-name="P95" draw:layer="layout" svg:x1="10.097cm" svg:y1="13.427cm" svg:x2="14.971cm" svg:y2="13.427cm">
          <text:p text:style-name="P4"/>
        </draw:line>
        <draw:line draw:style-name="gr23" draw:text-style-name="P95" draw:layer="layout" svg:x1="11.748cm" svg:y1="9.733cm" svg:x2="11.748cm" svg:y2="11.471cm">
          <text:p text:style-name="P4"/>
        </draw:line>
        <draw:line draw:style-name="gr23" draw:text-style-name="P95" draw:layer="layout" svg:x1="19.591cm" svg:y1="11.51cm" svg:x2="19.591cm" svg:y2="14.101cm">
          <text:p text:style-name="P4"/>
        </draw:line>
        <draw:line draw:style-name="gr23" draw:text-style-name="P95" draw:layer="layout" svg:x1="17.96cm" svg:y1="12.107cm" svg:x2="22.806cm" svg:y2="12.107cm">
          <text:p text:style-name="P4"/>
        </draw:line>
        <draw:frame draw:style-name="gr139" draw:text-style-name="P96" draw:layer="layout" svg:width="2.027cm" svg:height="0.798cm" svg:x="17.818cm" svg:y="11.455cm">
          <draw:text-box>
            <text:p text:style-name="P4"><text:span text:style-name="T99">Opcode</text:span></text:p>
          </draw:text-box>
        </draw:frame>
        <draw:frame draw:style-name="gr140" draw:text-style-name="P96" draw:layer="layout" svg:width="2.38cm" svg:height="0.798cm" svg:x="20.625cm" svg:y="11.464cm">
          <draw:text-box>
            <text:p text:style-name="P4"><text:span text:style-name="T99">Operation</text:span></text:p>
          </draw:text-box>
        </draw:frame>
        <draw:line draw:style-name="gr23" draw:text-style-name="P95" draw:layer="layout" svg:x1="17.962cm" svg:y1="12.726cm" svg:x2="22.798cm" svg:y2="12.726cm">
          <text:p text:style-name="P4"/>
        </draw:line>
        <draw:line draw:style-name="gr23" draw:text-style-name="P95" draw:layer="layout" svg:x1="17.946cm" svg:y1="13.377cm" svg:x2="22.826cm" svg:y2="13.377cm">
          <text:p text:style-name="P4"/>
        </draw:line>
        <draw:line draw:style-name="gr23" draw:text-style-name="P95" draw:layer="layout" svg:x1="17.965cm" svg:y1="14.026cm" svg:x2="22.826cm" svg:y2="14.026cm">
          <text:p text:style-name="P4"/>
        </draw:line>
        <draw:custom-shape draw:style-name="gr129" draw:text-style-name="P95" draw:layer="layout" svg:width="4.845cm" svg:height="5.696cm" svg:x="17.964cm" svg:y="11.496cm">
          <text:p text:style-name="P4"/>
          <draw:enhanced-geometry svg:viewBox="0 0 21600 21600" draw:mirror-horizontal="false" draw:mirror-vertical="false" draw:extrusion="true" draw:extrusion-depth="0.3cm 0" draw:glue-points="10800 0 0 10800 10800 21600 21600 10800" draw:type="flowchart-process" draw:enhanced-path="M 0 0 L 21600 0 21600 21600 0 21600 0 0 Z N"/>
        </draw:custom-shape>
        <draw:line draw:style-name="gr23" draw:text-style-name="P95" draw:layer="layout" svg:x1="19.591cm" svg:y1="11.512cm" svg:x2="19.591cm" svg:y2="17.192cm">
          <text:p text:style-name="P4"/>
        </draw:line>
        <draw:line draw:style-name="gr23" draw:text-style-name="P95" draw:layer="layout" svg:x1="17.96cm" svg:y1="12.108cm" svg:x2="22.813cm" svg:y2="12.108cm">
          <text:p text:style-name="P4"/>
        </draw:line>
        <draw:frame draw:style-name="gr139" draw:text-style-name="P97" draw:layer="layout" svg:width="2.027cm" svg:height="0.798cm" svg:x="17.818cm" svg:y="11.456cm">
          <draw:text-box>
            <text:p text:style-name="P4"><text:span text:style-name="T100">Opcode</text:span></text:p>
          </draw:text-box>
        </draw:frame>
        <draw:frame draw:style-name="gr130" draw:text-style-name="P97" draw:layer="layout" svg:width="2.38cm" svg:height="0.797cm" svg:x="20.075cm" svg:y="11.466cm">
          <draw:text-box>
            <text:p text:style-name="P4"><text:span text:style-name="T100">Operation</text:span></text:p>
          </draw:text-box>
        </draw:frame>
        <draw:line draw:style-name="gr23" draw:text-style-name="P95" draw:layer="layout" svg:x1="17.959cm" svg:y1="12.714cm" svg:x2="22.822cm" svg:y2="12.714cm">
          <text:p text:style-name="P4"/>
        </draw:line>
        <draw:line draw:style-name="gr23" draw:text-style-name="P95" draw:layer="layout" svg:x1="17.946cm" svg:y1="13.368cm" svg:x2="22.82cm" svg:y2="13.368cm">
          <text:p text:style-name="P4"/>
        </draw:line>
        <draw:line draw:style-name="gr23" draw:text-style-name="P95" draw:layer="layout" svg:x1="19.596cm" svg:y1="9.733cm" svg:x2="19.596cm" svg:y2="11.471cm">
          <text:p text:style-name="P4"/>
        </draw:line>
        <draw:line draw:style-name="gr23" draw:text-style-name="P95" draw:layer="layout" svg:x1="17.959cm" svg:y1="14.124cm" svg:x2="22.822cm" svg:y2="14.124cm">
          <text:p text:style-name="P4"/>
        </draw:line>
        <draw:line draw:style-name="gr23" draw:text-style-name="P95" draw:layer="layout" svg:x1="17.946cm" svg:y1="14.778cm" svg:x2="22.82cm" svg:y2="14.778cm">
          <text:p text:style-name="P4"/>
        </draw:line>
        <draw:line draw:style-name="gr23" draw:text-style-name="P95" draw:layer="layout" svg:x1="17.959cm" svg:y1="15.638cm" svg:x2="22.822cm" svg:y2="15.638cm">
          <text:p text:style-name="P4"/>
        </draw:line>
        <draw:line draw:style-name="gr23" draw:text-style-name="P95" draw:layer="layout" svg:x1="17.946cm" svg:y1="16.291cm" svg:x2="22.82cm" svg:y2="16.291cm">
          <text:p text:style-name="P4"/>
        </draw:line>
        <draw:custom-shape draw:style-name="gr141" draw:text-style-name="P95" draw:layer="layout" svg:width="7.393cm" svg:height="0.651cm" svg:x="10.238cm" svg:y="5.673cm">
          <text:p text:style-name="P4"/>
          <draw:enhanced-geometry svg:viewBox="0 0 21600 21600" draw:extrusion="tru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31" draw:text-style-name="P95" draw:layer="layout" svg:x1="11.309cm" svg:y1="5.674cm" svg:x2="11.309cm" svg:y2="6.322cm">
          <text:p text:style-name="P4"/>
        </draw:line>
        <draw:line draw:style-name="gr131" draw:text-style-name="P95" draw:layer="layout" svg:x1="13.12cm" svg:y1="5.674cm" svg:x2="13.12cm" svg:y2="6.322cm">
          <text:p text:style-name="P4"/>
        </draw:line>
        <draw:frame draw:style-name="gr132" draw:text-style-name="P98" draw:layer="layout" svg:width="1.135cm" svg:height="0.847cm" svg:x="10.184cm" svg:y="5.575cm">
          <draw:text-box>
            <text:p text:style-name="P4"><text:span text:style-name="T98">op</text:span></text:p>
          </draw:text-box>
        </draw:frame>
        <draw:frame draw:style-name="gr133" draw:text-style-name="P98" draw:layer="layout" svg:width="1.019cm" svg:height="0.847cm" svg:x="11.754cm" svg:y="5.575cm">
          <draw:text-box>
            <text:p text:style-name="P4"><text:span text:style-name="T98">rd</text:span></text:p>
          </draw:text-box>
        </draw:frame>
        <draw:line draw:style-name="gr131" draw:text-style-name="P95" draw:layer="layout" svg:x1="14.53cm" svg:y1="5.674cm" svg:x2="14.53cm" svg:y2="6.322cm">
          <text:p text:style-name="P4"/>
        </draw:line>
        <draw:frame draw:style-name="gr134" draw:text-style-name="P98" draw:layer="layout" svg:width="1.358cm" svg:height="0.847cm" svg:x="13.187cm" svg:y="5.575cm">
          <draw:text-box>
            <text:p text:style-name="P4"><text:span text:style-name="T98">op2</text:span></text:p>
          </draw:text-box>
        </draw:frame>
        <draw:frame draw:style-name="gr135" draw:text-style-name="P98" draw:layer="layout" svg:width="1.963cm" svg:height="0.847cm" svg:x="14.615cm" svg:y="5.575cm">
          <draw:text-box>
            <text:p text:style-name="P4"><text:span text:style-name="T98">imm22</text:span></text:p>
          </draw:text-box>
        </draw:frame>
        <draw:custom-shape draw:style-name="gr141" draw:text-style-name="P95" draw:layer="layout" svg:width="7.393cm" svg:height="0.651cm" svg:x="2.361cm" svg:y="9.018cm">
          <text:p text:style-name="P4"/>
          <draw:enhanced-geometry svg:viewBox="0 0 21600 21600" draw:extrusion="tru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frame draw:style-name="gr142" draw:text-style-name="P99" draw:layer="layout" svg:width="1.134cm" svg:height="0.753cm" svg:x="2.459cm" svg:y="8.987cm">
          <draw:text-box>
            <text:p text:style-name="P4"><text:span text:style-name="T102">op</text:span></text:p>
          </draw:text-box>
        </draw:frame>
        <draw:frame draw:style-name="gr143" draw:text-style-name="P99" draw:layer="layout" svg:width="1.216cm" svg:height="0.753cm" svg:x="5.574cm" svg:y="8.987cm">
          <draw:text-box>
            <text:p text:style-name="P4"><text:span text:style-name="T102">op2</text:span></text:p>
          </draw:text-box>
        </draw:frame>
        <draw:frame draw:style-name="gr144" draw:text-style-name="P99" draw:layer="layout" svg:width="1.671cm" svg:height="0.753cm" svg:x="7.15cm" svg:y="9.005cm">
          <draw:text-box>
            <text:p text:style-name="P4"><text:span text:style-name="T102">disp22</text:span></text:p>
          </draw:text-box>
        </draw:frame>
        <draw:frame draw:style-name="gr145" draw:text-style-name="P99" draw:layer="layout" svg:width="1.396cm" svg:height="0.752cm" svg:x="4.355cm" svg:y="8.993cm">
          <draw:text-box>
            <text:p text:style-name="P4"><text:span text:style-name="T102">cond</text:span></text:p>
          </draw:text-box>
        </draw:frame>
        <draw:frame draw:style-name="gr142" draw:text-style-name="P99" draw:layer="layout" svg:width="1.134cm" svg:height="0.753cm" svg:x="3.421cm" svg:y="8.999cm">
          <draw:text-box>
            <text:p text:style-name="P4"><text:span text:style-name="T102">a</text:span></text:p>
          </draw:text-box>
        </draw:frame>
        <draw:line draw:style-name="gr131" draw:text-style-name="P95" draw:layer="layout" svg:x1="3.348cm" svg:y1="8.996cm" svg:x2="3.348cm" svg:y2="9.644cm">
          <text:p text:style-name="P4"/>
        </draw:line>
        <draw:line draw:style-name="gr131" draw:text-style-name="P95" draw:layer="layout" svg:x1="4.204cm" svg:y1="8.996cm" svg:x2="4.204cm" svg:y2="9.644cm">
          <text:p text:style-name="P4"/>
        </draw:line>
        <draw:line draw:style-name="gr131" draw:text-style-name="P95" draw:layer="layout" svg:x1="5.547cm" svg:y1="8.996cm" svg:x2="5.547cm" svg:y2="9.644cm">
          <text:p text:style-name="P4"/>
        </draw:line>
        <draw:line draw:style-name="gr131" draw:text-style-name="P95" draw:layer="layout" svg:x1="6.773cm" svg:y1="8.996cm" svg:x2="6.773cm" svg:y2="9.644cm">
          <text:p text:style-name="P4"/>
        </draw:line>
        <draw:custom-shape draw:style-name="gr141" draw:text-style-name="P100" draw:layer="layout" svg:width="7.393cm" svg:height="0.651cm" svg:x="10.231cm" svg:y="8.981cm">
          <text:p text:style-name="P4"/>
          <draw:enhanced-geometry svg:viewBox="0 0 21600 21600" draw:extrusion="tru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frame draw:style-name="gr146" draw:text-style-name="P99" draw:layer="layout" svg:width="1.134cm" svg:height="0.752cm" svg:x="10.162cm" svg:y="8.959cm">
          <draw:text-box>
            <text:p text:style-name="P4"><text:span text:style-name="T102">op</text:span></text:p>
          </draw:text-box>
        </draw:frame>
        <draw:frame draw:style-name="gr147" draw:text-style-name="P99" draw:layer="layout" svg:width="1.216cm" svg:height="0.752cm" svg:x="13.032cm" svg:y="8.926cm">
          <draw:text-box>
            <text:p text:style-name="P4"><text:span text:style-name="T102">op2</text:span></text:p>
          </draw:text-box>
        </draw:frame>
        <draw:frame draw:style-name="gr148" draw:text-style-name="P99" draw:layer="layout" svg:width="1.671cm" svg:height="0.752cm" svg:x="16.115cm" svg:y="8.948cm">
          <draw:text-box>
            <text:p text:style-name="P4"><text:span text:style-name="T102">disp19</text:span></text:p>
          </draw:text-box>
        </draw:frame>
        <draw:frame draw:style-name="gr149" draw:text-style-name="P99" draw:layer="layout" svg:width="1.396cm" svg:height="0.753cm" svg:x="11.833cm" svg:y="8.963cm">
          <draw:text-box>
            <text:p text:style-name="P4"><text:span text:style-name="T102">cond</text:span></text:p>
          </draw:text-box>
        </draw:frame>
        <draw:frame draw:style-name="gr146" draw:text-style-name="P99" draw:layer="layout" svg:width="1.135cm" svg:height="0.752cm" svg:x="11.198cm" svg:y="8.971cm">
          <draw:text-box>
            <text:p text:style-name="P4"><text:span text:style-name="T102">a</text:span></text:p>
          </draw:text-box>
        </draw:frame>
        <draw:line draw:style-name="gr131" draw:text-style-name="P100" draw:layer="layout" svg:x1="11.24cm" svg:y1="8.948cm" svg:x2="11.24cm" svg:y2="9.596cm">
          <text:p text:style-name="P4"/>
        </draw:line>
        <draw:line draw:style-name="gr131" draw:text-style-name="P100" draw:layer="layout" svg:x1="11.905cm" svg:y1="8.948cm" svg:x2="11.905cm" svg:y2="9.596cm">
          <text:p text:style-name="P4"/>
        </draw:line>
        <draw:line draw:style-name="gr131" draw:text-style-name="P100" draw:layer="layout" svg:x1="13.082cm" svg:y1="8.948cm" svg:x2="13.082cm" svg:y2="9.596cm">
          <text:p text:style-name="P4"/>
        </draw:line>
        <draw:line draw:style-name="gr131" draw:text-style-name="P100" draw:layer="layout" svg:x1="14.023cm" svg:y1="8.948cm" svg:x2="14.023cm" svg:y2="9.596cm">
          <text:p text:style-name="P4"/>
        </draw:line>
        <draw:line draw:style-name="gr131" draw:text-style-name="P100" draw:layer="layout" svg:x1="16.2cm" svg:y1="8.948cm" svg:x2="16.2cm" svg:y2="9.596cm">
          <text:p text:style-name="P4"/>
        </draw:line>
        <draw:frame draw:style-name="gr150" draw:text-style-name="P99" draw:layer="layout" svg:width="1.412cm" svg:height="0.753cm" svg:x="13.88cm" svg:y="8.928cm">
          <draw:text-box>
            <text:p text:style-name="P4"><text:span text:style-name="T102">cc1</text:span></text:p>
          </draw:text-box>
        </draw:frame>
        <draw:frame draw:style-name="gr146" draw:text-style-name="P99" draw:layer="layout" svg:width="1.412cm" svg:height="0.752cm" svg:x="14.596cm" svg:y="8.927cm">
          <draw:text-box>
            <text:p text:style-name="P4"><text:span text:style-name="T102">cc0</text:span></text:p>
          </draw:text-box>
        </draw:frame>
        <draw:line draw:style-name="gr131" draw:text-style-name="P100" draw:layer="layout" svg:x1="14.727cm" svg:y1="8.948cm" svg:x2="14.727cm" svg:y2="9.596cm">
          <text:p text:style-name="P4"/>
        </draw:line>
        <draw:line draw:style-name="gr131" draw:text-style-name="P100" draw:layer="layout" svg:x1="15.416cm" svg:y1="8.948cm" svg:x2="15.416cm" svg:y2="9.596cm">
          <text:p text:style-name="P4"/>
        </draw:line>
        <draw:frame draw:style-name="gr146" draw:text-style-name="P99" draw:layer="layout" svg:width="0.789cm" svg:height="0.752cm" svg:x="15.419cm" svg:y="8.917cm">
          <draw:text-box>
            <text:p text:style-name="P4"><text:span text:style-name="T102">p</text:span></text:p>
          </draw:text-box>
        </draw:frame>
        <draw:custom-shape draw:style-name="gr141" draw:text-style-name="P100" draw:layer="layout" svg:width="7.392cm" svg:height="0.651cm" svg:x="18.399cm" svg:y="8.997cm">
          <text:p text:style-name="P4"/>
          <draw:enhanced-geometry svg:viewBox="0 0 21600 21600" draw:extrusion="tru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frame draw:style-name="gr150" draw:text-style-name="P99" draw:layer="layout" svg:width="1.135cm" svg:height="0.753cm" svg:x="18.296cm" svg:y="8.966cm">
          <draw:text-box>
            <text:p text:style-name="P4"><text:span text:style-name="T102">op</text:span></text:p>
          </draw:text-box>
        </draw:frame>
        <draw:frame draw:style-name="gr151" draw:text-style-name="P99" draw:layer="layout" svg:width="1.216cm" svg:height="0.753cm" svg:x="21.184cm" svg:y="8.966cm">
          <draw:text-box>
            <text:p text:style-name="P4"><text:span text:style-name="T102">op2</text:span></text:p>
          </draw:text-box>
        </draw:frame>
        <draw:frame draw:style-name="gr152" draw:text-style-name="P99" draw:layer="layout" svg:width="1.491cm" svg:height="0.753cm" svg:x="24.423cm" svg:y="8.966cm">
          <draw:text-box>
            <text:p text:style-name="P4"><text:span text:style-name="T102">d16lo</text:span></text:p>
          </draw:text-box>
        </draw:frame>
        <draw:frame draw:style-name="gr153" draw:text-style-name="P101" draw:layer="layout" svg:width="1.512cm" svg:height="0.753cm" svg:x="19.883cm" svg:y="8.966cm">
          <draw:text-box>
            <text:p text:style-name="P4"><text:span text:style-name="T102">rcond</text:span></text:p>
          </draw:text-box>
        </draw:frame>
        <draw:frame draw:style-name="gr150" draw:text-style-name="P99" draw:layer="layout" svg:width="1.135cm" svg:height="0.753cm" svg:x="19.025cm" svg:y="8.966cm">
          <draw:text-box>
            <text:p text:style-name="P4"><text:span text:style-name="T102">a</text:span></text:p>
          </draw:text-box>
        </draw:frame>
        <draw:line draw:style-name="gr131" draw:text-style-name="P100" draw:layer="layout" svg:x1="19.1cm" svg:y1="8.975cm" svg:x2="19.1cm" svg:y2="9.623cm">
          <text:p text:style-name="P4"/>
        </draw:line>
        <draw:line draw:style-name="gr131" draw:text-style-name="P100" draw:layer="layout" svg:x1="19.599cm" svg:y1="8.975cm" svg:x2="19.599cm" svg:y2="9.623cm">
          <text:p text:style-name="P4"/>
        </draw:line>
        <draw:line draw:style-name="gr131" draw:text-style-name="P100" draw:layer="layout" svg:x1="21.228cm" svg:y1="8.975cm" svg:x2="21.228cm" svg:y2="9.623cm">
          <text:p text:style-name="P4"/>
        </draw:line>
        <draw:line draw:style-name="gr131" draw:text-style-name="P100" draw:layer="layout" svg:x1="22.168cm" svg:y1="8.975cm" svg:x2="22.168cm" svg:y2="9.623cm">
          <text:p text:style-name="P4"/>
        </draw:line>
        <draw:line draw:style-name="gr131" draw:text-style-name="P100" draw:layer="layout" svg:x1="24.346cm" svg:y1="8.975cm" svg:x2="24.346cm" svg:y2="9.623cm">
          <text:p text:style-name="P4"/>
        </draw:line>
        <draw:frame draw:style-name="gr150" draw:text-style-name="P99" draw:layer="layout" svg:width="1.594cm" svg:height="0.753cm" svg:x="22.231cm" svg:y="8.966cm">
          <draw:text-box>
            <text:p text:style-name="P4"><text:span text:style-name="T102">d16hi</text:span></text:p>
          </draw:text-box>
        </draw:frame>
        <draw:line draw:style-name="gr131" draw:text-style-name="P100" draw:layer="layout" svg:x1="23.561cm" svg:y1="8.975cm" svg:x2="23.561cm" svg:y2="9.623cm">
          <text:p text:style-name="P4"/>
        </draw:line>
        <draw:frame draw:style-name="gr150" draw:text-style-name="P99" draw:layer="layout" svg:width="0.79cm" svg:height="0.753cm" svg:x="23.511cm" svg:y="8.966cm">
          <draw:text-box>
            <text:p text:style-name="P4"><text:span text:style-name="T102">p</text:span></text:p>
          </draw:text-box>
        </draw:frame>
        <draw:frame draw:style-name="gr150" draw:text-style-name="P99" draw:layer="layout" svg:width="1.027cm" svg:height="0.753cm" svg:x="19.388cm" svg:y="8.966cm">
          <draw:text-box>
            <text:p text:style-name="P4"><text:span text:style-name="T102">0</text:span></text:p>
          </draw:text-box>
        </draw:frame>
        <draw:line draw:style-name="gr131" draw:text-style-name="P100" draw:layer="layout" svg:x1="20.063cm" svg:y1="8.975cm" svg:x2="20.063cm" svg:y2="9.623cm">
          <text:p text:style-name="P4"/>
        </draw:line>
        <draw:line draw:style-name="gr23" draw:text-style-name="P95" draw:layer="layout" svg:x1="13.627cm" svg:y1="8.875cm" svg:x2="13.627cm" svg:y2="6.46cm">
          <text:p text:style-name="P4"/>
        </draw:line>
        <presentation:notes draw:style-name="dp2">
          <draw:page-thumbnail draw:style-name="gr1" draw:layer="layout" svg:width="13.706cm" svg:height="10.28cm" svg:x="3.647cm" svg:y="2.853cm" draw:page-number="73" presentation:class="page"/>
          <draw:frame presentation:style-name="pr5" draw:text-style-name="P6" draw:layer="layout" svg:width="14.518cm" svg:height="11.411cm" svg:x="3.249cm" svg:y="14.13cm" presentation:class="notes" presentation:placeholder="true">
            <draw:text-box/>
          </draw:frame>
        </presentation:notes>
      </draw:page>
      <draw:page draw:name="page74"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ISA_INSTRUCTION</text:p>
          </draw:text-box>
        </draw:frame>
        <draw:frame presentation:style-name="pr6" draw:text-style-name="P7" draw:layer="layout" svg:width="24.369cm" svg:height="15.441cm" svg:x="2.058cm" svg:y="3.728cm" presentation:class="outline">
          <draw:text-box>
            <text:list text:style-name="L3">
              <text:list-item>
                <text:p text:style-name="P7"><text:span text:style-name="T37">CSL ISA instruction class allows the designer to define the instruction set of an ISA</text:span></text:p>
              </text:list-item>
            </text:list>
            <text:list text:style-name="L3">
              <text:list-item>
                <text:p text:style-name="P70"><text:span text:style-name="T103">An instruction is a single operation of a processor within a computer architecture.</text:span></text:p>
              </text:list-item>
            </text:list>
            <text:list text:style-name="L3">
              <text:list-item>
                <text:p text:style-name="P70"><text:span text:style-name="T103">The types of instruction allowed are defined and determined within the ISA</text:span><text:span text:style-name="T104">.</text:span><text:span text:style-name="T105"> </text:span></text:p>
              </text:list-item>
            </text:list>
          </draw:text-box>
        </draw:frame>
        <presentation:notes draw:style-name="dp2">
          <draw:page-thumbnail draw:style-name="gr1" draw:layer="layout" svg:width="13.706cm" svg:height="10.28cm" svg:x="3.647cm" svg:y="2.853cm" draw:page-number="74" presentation:class="page"/>
          <draw:frame presentation:style-name="pr5" draw:text-style-name="P6" draw:layer="layout" svg:width="14.518cm" svg:height="11.411cm" svg:x="3.249cm" svg:y="14.13cm" presentation:class="notes" presentation:placeholder="true">
            <draw:text-box/>
          </draw:frame>
        </presentation:notes>
      </draw:page>
      <draw:page draw:name="page75" draw:style-name="dp1" draw:master-page-name="cslc_5f_presentation_5f_template1" presentation:presentation-page-layout-name="AL2T1">
        <draw:frame presentation:style-name="pr9" draw:text-style-name="P4" draw:layer="layout" svg:width="23.912cm" svg:height="2.757cm" svg:x="1.915cm" svg:y="0.74cm" presentation:class="title" presentation:user-transformed="true">
          <draw:text-box>
            <text:p text:style-name="P14">CSL_FIELD</text:p>
          </draw:text-box>
        </draw:frame>
        <draw:frame presentation:style-name="pr6" draw:text-style-name="P48" draw:layer="layout" svg:width="24.369cm" svg:height="15.441cm" svg:x="2.058cm" svg:y="3.728cm" presentation:class="outline">
          <draw:text-box>
            <text:list text:style-name="L3">
              <text:list-item>
                <text:p text:style-name="P7"><text:span text:style-name="T37">CSL field class has specific features to be used with ISA class.</text:span></text:p>
              </text:list-item>
            </text:list>
          </draw:text-box>
        </draw:frame>
        <presentation:notes draw:style-name="dp2">
          <draw:page-thumbnail draw:style-name="gr1" draw:layer="layout" svg:width="13.706cm" svg:height="10.28cm" svg:x="3.647cm" svg:y="2.853cm" draw:page-number="75" presentation:class="page"/>
          <draw:frame presentation:style-name="pr5" draw:text-style-name="P6" draw:layer="layout" svg:width="14.518cm" svg:height="11.411cm" svg:x="3.249cm" svg:y="14.13cm" presentation:class="notes" presentation:placeholder="true">
            <draw:text-box/>
          </draw:frame>
        </presentation:notes>
      </draw:page>
      <draw:page draw:name="page76" draw:style-name="dp1" draw:master-page-name="cslc_5f_presentation_5f_template1" presentation:presentation-page-layout-name="AL2T1">
        <draw:frame presentation:style-name="pr3" draw:text-style-name="P14" draw:layer="layout" svg:width="23.912cm" svg:height="3.008cm" svg:x="2cm" svg:y="0.7cm" presentation:class="title">
          <draw:text-box>
            <text:p text:style-name="P14">CSL_ISA_FORMAT</text:p>
          </draw:text-box>
        </draw:frame>
        <draw:frame presentation:style-name="pr6" draw:text-style-name="P48" draw:layer="layout" svg:width="24.369cm" svg:height="15.441cm" svg:x="2.058cm" svg:y="3.728cm" presentation:class="outline">
          <draw:text-box>
            <text:list text:style-name="L3">
              <text:list-item>
                <text:p text:style-name="P7"><text:span text:style-name="T37">CSL ISA formats specify the field names in the instructions and which of these are decoded to generate data (operands) and control signals for the datapath</text:span></text:p>
              </text:list-item>
            </text:list>
            <text:list text:style-name="L3">
              <text:list-item>
                <text:p text:style-name="P7"><text:span text:style-name="T37">instruction formats are defined using cells (fields)</text:span></text:p>
              </text:list-item>
            </text:list>
            <text:list text:style-name="L3">
              <text:list-item>
                <text:p text:style-name="P7"><text:span text:style-name="T37">Different formats can be associated to different instructions</text:span></text:p>
              </text:list-item>
            </text:list>
          </draw:text-box>
        </draw:frame>
        <presentation:notes draw:style-name="dp2">
          <draw:page-thumbnail draw:style-name="gr1" draw:layer="layout" svg:width="13.706cm" svg:height="10.28cm" svg:x="3.647cm" svg:y="2.853cm" draw:page-number="76" presentation:class="page"/>
          <draw:frame presentation:style-name="pr5" draw:text-style-name="P6" draw:layer="layout" svg:width="14.518cm" svg:height="11.411cm" svg:x="3.249cm" svg:y="14.13cm" presentation:class="notes" presentation:placeholder="true">
            <draw:text-box/>
          </draw:frame>
        </presentation:notes>
      </draw:page>
      <draw:page draw:name="page77"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CSL Verification Components</text:p>
          </draw:text-box>
        </draw:frame>
        <draw:frame presentation:style-name="pr28" draw:text-style-name="P102" draw:layer="layout" svg:width="24.369cm" svg:height="15.441cm" svg:x="2.058cm" svg:y="3.728cm" presentation:class="outline" presentation:user-transformed="true">
          <draw:text-box>
            <text:list text:style-name="L11">
              <text:list-item>
                <text:p text:style-name="P15"><text:span text:style-name="T37">CSL verification components are CLS data structures used in the verification step of the design flow</text:span></text:p>
              </text:list-item>
            </text:list>
            <text:list text:style-name="L11">
              <text:list-item>
                <text:p text:style-name="P15"><text:span text:style-name="T37">verification components are use together with CSL Testbench tool</text:span></text:p>
              </text:list-item>
            </text:list>
          </draw:text-box>
        </draw:frame>
        <presentation:notes draw:style-name="dp2">
          <draw:page-thumbnail draw:style-name="gr1" draw:layer="layout" svg:width="13.706cm" svg:height="10.28cm" svg:x="3.647cm" svg:y="2.853cm" draw:page-number="77" presentation:class="page"/>
          <draw:frame presentation:style-name="pr5" draw:text-style-name="P6" draw:layer="layout" svg:width="14.518cm" svg:height="11.411cm" svg:x="3.249cm" svg:y="14.13cm" presentation:class="notes" presentation:placeholder="true">
            <draw:text-box/>
          </draw:frame>
        </presentation:notes>
      </draw:page>
      <draw:page draw:name="page78" draw:style-name="dp1" draw:master-page-name="cslc_5f_presentation_5f_template1" presentation:presentation-page-layout-name="AL2T1">
        <draw:frame presentation:style-name="pr3" draw:text-style-name="P5" draw:layer="layout" svg:width="23.912cm" svg:height="3.008cm" svg:x="2cm" svg:y="0.7cm" presentation:class="title">
          <draw:text-box>
            <text:list text:style-name="L1">
              <text:list-item>
                <text:p text:style-name="P5">CSL Verification Components</text:p>
              </text:list-item>
            </text:list>
          </draw:text-box>
        </draw:frame>
        <draw:frame presentation:style-name="pr8" draw:text-style-name="P19" draw:layer="layout" svg:width="24.369cm" svg:height="15.19cm" svg:x="2.058cm" svg:y="3.591cm" presentation:class="outline" presentation:user-transformed="true">
          <draw:text-box>
            <text:list text:style-name="L11">
              <text:list-item>
                <text:p text:style-name="P15"><text:span text:style-name="T9">CSL verification components (VC) tool can be used to specify </text:span></text:p>
              </text:list-item>
            </text:list>
            <text:list text:style-name="L11">
              <text:list-item>
                <text:list>
                  <text:list-item>
                    <text:p text:style-name="P16"><text:span text:style-name="T9">VC characteristics </text:span></text:p>
                  </text:list-item>
                </text:list>
              </text:list-item>
            </text:list>
            <text:list text:style-name="L11">
              <text:list-item>
                <text:list>
                  <text:list-item>
                    <text:list>
                      <text:list-item>
                        <text:p text:style-name="P103"><text:span text:style-name="T9">format</text:span></text:p>
                      </text:list-item>
                    </text:list>
                  </text:list-item>
                </text:list>
              </text:list-item>
            </text:list>
            <text:list text:style-name="L11">
              <text:list-item>
                <text:list>
                  <text:list-item>
                    <text:list>
                      <text:list-item>
                        <text:p text:style-name="P103"><text:span text:style-name="T9">VC set size</text:span></text:p>
                      </text:list-item>
                    </text:list>
                  </text:list-item>
                </text:list>
              </text:list-item>
            </text:list>
            <text:list text:style-name="L11">
              <text:list-item>
                <text:list>
                  <text:list-item>
                    <text:list>
                      <text:list-item>
                        <text:p text:style-name="P103"><text:span text:style-name="T9">id</text:span></text:p>
                      </text:list-item>
                    </text:list>
                  </text:list-item>
                </text:list>
              </text:list-item>
            </text:list>
            <text:list text:style-name="L11">
              <text:list-item>
                <text:list>
                  <text:list-item>
                    <text:list>
                      <text:list-item>
                        <text:p text:style-name="P103"><text:span text:style-name="T9">prefix </text:span></text:p>
                      </text:list-item>
                    </text:list>
                  </text:list-item>
                </text:list>
              </text:list-item>
            </text:list>
            <text:list text:style-name="L11">
              <text:list-item>
                <text:list>
                  <text:list-item>
                    <text:p text:style-name="P16"><text:span text:style-name="T9">source/destination</text:span></text:p>
                  </text:list-item>
                </text:list>
              </text:list-item>
            </text:list>
            <text:list text:style-name="L11">
              <text:list-item>
                <text:list>
                  <text:list-item>
                    <text:list>
                      <text:list-item>
                        <text:p text:style-name="P103"><text:span text:style-name="T9">file</text:span></text:p>
                      </text:list-item>
                    </text:list>
                  </text:list-item>
                </text:list>
              </text:list-item>
            </text:list>
            <text:list text:style-name="L11">
              <text:list-item>
                <text:list>
                  <text:list-item>
                    <text:list>
                      <text:list-item>
                        <text:p text:style-name="P103"><text:span text:style-name="T9">C/C++ simulator</text:span></text:p>
                      </text:list-item>
                    </text:list>
                  </text:list-item>
                </text:list>
              </text:list-item>
            </text:list>
            <text:list text:style-name="L11">
              <text:list-item>
                <text:list>
                  <text:list-item>
                    <text:list>
                      <text:list-item>
                        <text:p text:style-name="P103"><text:span text:style-name="T9">RTL simulator</text:span></text:p>
                      </text:list-item>
                    </text:list>
                  </text:list-item>
                </text:list>
              </text:list-item>
            </text:list>
            <text:list text:style-name="L11">
              <text:list-item>
                <text:list>
                  <text:list-item>
                    <text:p text:style-name="P16"><text:span text:style-name="T9">associated elements</text:span></text:p>
                  </text:list-item>
                </text:list>
              </text:list-item>
            </text:list>
            <text:list text:style-name="L11">
              <text:list-item>
                <text:list>
                  <text:list-item>
                    <text:p text:style-name="P16"><text:span text:style-name="T9">timing and control signals</text:span></text:p>
                  </text:list-item>
                </text:list>
              </text:list-item>
            </text:list>
            <text:list text:style-name="L11">
              <text:list-item>
                <text:list>
                  <text:list-item>
                    <text:p text:style-name="P16"><text:span text:style-name="T9">associated events</text:span></text:p>
                  </text:list-item>
                </text:list>
              </text:list-item>
            </text:list>
          </draw:text-box>
        </draw:frame>
        <presentation:notes draw:style-name="dp2">
          <draw:page-thumbnail draw:style-name="gr1" draw:layer="layout" svg:width="13.706cm" svg:height="10.28cm" svg:x="3.647cm" svg:y="2.853cm" draw:page-number="78" presentation:class="page"/>
          <draw:frame presentation:style-name="pr5" draw:text-style-name="P6" draw:layer="layout" svg:width="14.518cm" svg:height="11.411cm" svg:x="3.249cm" svg:y="14.13cm" presentation:class="notes" presentation:placeholder="true">
            <draw:text-box/>
          </draw:frame>
        </presentation:notes>
      </draw:page>
      <draw:page draw:name="page79" draw:style-name="dp1" draw:master-page-name="cslc_5f_presentation_5f_template1" presentation:presentation-page-layout-name="AL2T1">
        <draw:frame presentation:style-name="pr3" draw:text-style-name="P5" draw:layer="layout" svg:width="23.912cm" svg:height="3.008cm" svg:x="2cm" svg:y="0.7cm" presentation:class="title">
          <draw:text-box>
            <text:list text:style-name="L1">
              <text:list-item>
                <text:p text:style-name="P5">CSL Verification Components</text:p>
              </text:list-item>
            </text:list>
          </draw:text-box>
        </draw:frame>
        <draw:frame presentation:style-name="pr8" draw:text-style-name="P48" draw:layer="layout" svg:width="24.369cm" svg:height="15.19cm" svg:x="2.058cm" svg:y="3.728cm" presentation:class="outline" presentation:user-transformed="true">
          <draw:text-box>
            <text:list text:style-name="L3">
              <text:list-item>
                <text:p text:style-name="P70"><text:span text:style-name="T103">Verification components can be used for verification in the following different ways:</text:span></text:p>
              </text:list-item>
            </text:list>
            <text:list text:style-name="L5">
              <text:list-item>
                <text:list>
                  <text:list-item>
                    <text:p text:style-name="P75"><text:span text:style-name="T103">load expected verification components into the testbench memory and compare it with the design under test (DUT) output at runtime</text:span></text:p>
                  </text:list-item>
                </text:list>
              </text:list-item>
            </text:list>
            <text:list text:style-name="L5">
              <text:list-item>
                <text:list>
                  <text:list-item>
                    <text:p text:style-name="P75"><text:span text:style-name="T103">store the DUT response in to a file and then compare with the expected verification components file</text:span></text:p>
                  </text:list-item>
                </text:list>
              </text:list-item>
            </text:list>
          </draw:text-box>
        </draw:frame>
        <presentation:notes draw:style-name="dp2">
          <draw:page-thumbnail draw:style-name="gr1" draw:layer="layout" svg:width="13.706cm" svg:height="10.28cm" svg:x="3.647cm" svg:y="2.853cm" draw:page-number="79" presentation:class="page"/>
          <draw:frame presentation:style-name="pr5" draw:text-style-name="P6" draw:layer="layout" svg:width="14.518cm" svg:height="11.411cm" svg:x="3.249cm" svg:y="14.13cm" presentation:class="notes" presentation:placeholder="true">
            <draw:text-box/>
          </draw:frame>
        </presentation:notes>
      </draw:page>
      <draw:page draw:name="page80"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CSL Verification Components</text:p>
          </draw:text-box>
        </draw:frame>
        <draw:frame presentation:style-name="pr29" draw:text-style-name="P102" draw:layer="layout" svg:width="24.369cm" svg:height="15.441cm" svg:x="2.058cm" svg:y="3.728cm" presentation:class="outline" presentation:user-transformed="true">
          <draw:text-box>
            <text:list text:style-name="L11">
              <text:list-item>
                <text:p text:style-name="P9"><text:span text:style-name="T37">CSL verification components are of two types </text:span></text:p>
              </text:list-item>
            </text:list>
            <text:list text:style-name="L11">
              <text:list-item>
                <text:p text:style-name="P15"><text:span text:style-name="T37">csl_vectors</text:span></text:p>
              </text:list-item>
            </text:list>
            <text:list text:style-name="L11">
              <text:list-item>
                <text:p text:style-name="P15"><text:span text:style-name="T37">csl_state_data</text:span></text:p>
              </text:list-item>
            </text:list>
          </draw:text-box>
        </draw:frame>
        <presentation:notes draw:style-name="dp2">
          <draw:page-thumbnail draw:style-name="gr1" draw:layer="layout" svg:width="13.706cm" svg:height="10.28cm" svg:x="3.647cm" svg:y="2.853cm" draw:page-number="80" presentation:class="page"/>
          <draw:frame presentation:style-name="pr5" draw:text-style-name="P6" draw:layer="layout" svg:width="14.518cm" svg:height="11.411cm" svg:x="3.249cm" svg:y="14.13cm" presentation:class="notes" presentation:placeholder="true">
            <draw:text-box/>
          </draw:frame>
        </presentation:notes>
      </draw:page>
      <draw:page draw:name="page81" draw:style-name="dp1" draw:master-page-name="cslc_5f_presentation_5f_template1" presentation:presentation-page-layout-name="AL2T1">
        <draw:frame presentation:style-name="pr3" draw:text-style-name="P4" draw:layer="layout" svg:width="23.912cm" svg:height="3.008cm" svg:x="2cm" svg:y="0.7cm" presentation:class="title">
          <draw:text-box>
            <text:p text:style-name="P4">CSL_VECTORS</text:p>
          </draw:text-box>
        </draw:frame>
        <draw:frame presentation:style-name="pr6" draw:text-style-name="P104" draw:layer="layout" svg:width="24.369cm" svg:height="15.441cm" svg:x="2.058cm" svg:y="3.728cm" presentation:class="outline">
          <draw:text-box>
            <text:list text:style-name="L3">
              <text:list-item>
                <text:p text:style-name="P70"><text:span text:style-name="T68">a verification vector is a set of values associated with a set of signals. </text:span></text:p>
              </text:list-item>
            </text:list>
            <text:list text:style-name="L3">
              <text:list-item>
                <text:p text:style-name="P70"><text:span text:style-name="T68">the order inside the vector is determined by the associated order of signals</text:span></text:p>
              </text:list-item>
            </text:list>
            <text:list text:style-name="L3">
              <text:list-item>
                <text:p text:style-name="P70"><text:span text:style-name="T68">csl_vector can be used to specify:</text:span></text:p>
              </text:list-item>
            </text:list>
            <text:list text:style-name="L5">
              <text:list-item>
                <text:list>
                  <text:list-item>
                    <text:p text:style-name="P75"><text:span text:style-name="T106">the stimulus vectors </text:span></text:p>
                  </text:list-item>
                </text:list>
              </text:list-item>
            </text:list>
            <text:list text:style-name="L5">
              <text:list-item>
                <text:list>
                  <text:list-item>
                    <text:p text:style-name="P75"><text:span text:style-name="T106">the expected vectors</text:span></text:p>
                  </text:list-item>
                </text:list>
              </text:list-item>
            </text:list>
          </draw:text-box>
        </draw:frame>
        <presentation:notes draw:style-name="dp2">
          <draw:page-thumbnail draw:style-name="gr1" draw:layer="layout" svg:width="13.706cm" svg:height="10.28cm" svg:x="3.647cm" svg:y="2.853cm" draw:page-number="81" presentation:class="page"/>
          <draw:frame presentation:style-name="pr5" draw:text-style-name="P6" draw:layer="layout" svg:width="14.518cm" svg:height="11.411cm" svg:x="3.249cm" svg:y="14.13cm" presentation:class="notes" presentation:placeholder="true">
            <draw:text-box/>
          </draw:frame>
        </presentation:notes>
      </draw:page>
      <draw:page draw:name="page82" draw:style-name="dp1" draw:master-page-name="cslc_5f_presentation_5f_template1" presentation:presentation-page-layout-name="AL2T1">
        <draw:frame presentation:style-name="pr3" draw:text-style-name="P4" draw:layer="layout" svg:width="23.912cm" svg:height="3.008cm" svg:x="2cm" svg:y="0.7cm" presentation:class="title">
          <draw:text-box>
            <text:p text:style-name="P4">CSL_VECTORS</text:p>
          </draw:text-box>
        </draw:frame>
        <draw:frame presentation:style-name="pr8" draw:text-style-name="P19" draw:layer="layout" svg:width="24.369cm" svg:height="15.19cm" svg:x="2.058cm" svg:y="3.59cm" presentation:class="outline" presentation:user-transformed="true">
          <draw:text-box>
            <text:list text:style-name="L3">
              <text:list-item>
                <text:p text:style-name="P7"><text:span text:style-name="T9">Using CSL we can specify:</text:span></text:p>
              </text:list-item>
            </text:list>
            <text:list text:style-name="L3">
              <text:list-item>
                <text:list>
                  <text:list-item>
                    <text:p text:style-name="P8"><text:span text:style-name="T9">signal list to be included in the vector format</text:span></text:p>
                  </text:list-item>
                </text:list>
              </text:list-item>
            </text:list>
            <text:list text:style-name="L3">
              <text:list-item>
                <text:list>
                  <text:list-item>
                    <text:p text:style-name="P8"><text:span text:style-name="T9">data radix (binary, decimal, hex)</text:span></text:p>
                  </text:list-item>
                </text:list>
              </text:list-item>
            </text:list>
            <text:list text:style-name="L3">
              <text:list-item>
                <text:list>
                  <text:list-item>
                    <text:p text:style-name="P8"><text:span text:style-name="T9">trigger events</text:span></text:p>
                  </text:list-item>
                </text:list>
              </text:list-item>
            </text:list>
            <text:list text:style-name="L3">
              <text:list-item>
                <text:list>
                  <text:list-item>
                    <text:p text:style-name="P8"><text:span text:style-name="T9">source/destination (file, C/C++ or RTL simulator)</text:span></text:p>
                  </text:list-item>
                </text:list>
              </text:list-item>
            </text:list>
            <text:list text:style-name="L3">
              <text:list-item>
                <text:list>
                  <text:list-item>
                    <text:p text:style-name="P8"><text:span text:style-name="T9">prefix</text:span></text:p>
                  </text:list-item>
                </text:list>
              </text:list-item>
            </text:list>
            <text:list text:style-name="L3">
              <text:list-item>
                <text:list>
                  <text:list-item>
                    <text:p text:style-name="P8"><text:span text:style-name="T9">size of the vector set</text:span></text:p>
                  </text:list-item>
                </text:list>
              </text:list-item>
            </text:list>
            <text:list text:style-name="L3">
              <text:list-item>
                <text:list>
                  <text:list-item>
                    <text:p text:style-name="P8"><text:span text:style-name="T9">control and synchronization signals (clock, reset)</text:span></text:p>
                  </text:list-item>
                </text:list>
              </text:list-item>
            </text:list>
            <text:list text:style-name="L3">
              <text:list-item>
                <text:list>
                  <text:list-item>
                    <text:p text:style-name="P8"><text:span text:style-name="T9">error limit number for verification</text:span></text:p>
                  </text:list-item>
                </text:list>
              </text:list-item>
            </text:list>
            <text:list text:style-name="L3">
              <text:list-item>
                <text:p text:style-name="P9"><text:span text:style-name="T9"/></text:p>
              </text:list-item>
            </text:list>
            <text:list text:style-name="L3">
              <text:list-item>
                <text:p text:style-name="P9"><text:span text:style-name="T9">Note: signal and port constructs like csl_list, csl_signal_group and csl_interface can be used in order to structure and simplify source code</text:span></text:p>
              </text:list-item>
            </text:list>
          </draw:text-box>
        </draw:frame>
        <presentation:notes draw:style-name="dp2">
          <draw:page-thumbnail draw:style-name="gr1" draw:layer="layout" svg:width="13.706cm" svg:height="10.28cm" svg:x="3.647cm" svg:y="2.853cm" draw:page-number="82" presentation:class="page"/>
          <draw:frame presentation:style-name="pr5" draw:text-style-name="P6" draw:layer="layout" svg:width="14.518cm" svg:height="11.411cm" svg:x="3.249cm" svg:y="14.13cm" presentation:class="notes" presentation:placeholder="true">
            <draw:text-box/>
          </draw:frame>
        </presentation:notes>
      </draw:page>
      <draw:page draw:name="page83" draw:style-name="dp1" draw:master-page-name="cslc_5f_presentation_5f_template1" presentation:presentation-page-layout-name="AL1T19">
        <draw:frame presentation:style-name="pr3" draw:text-style-name="P4" draw:layer="layout" svg:width="23.912cm" svg:height="3.008cm" svg:x="2cm" svg:y="0.7cm" presentation:class="title">
          <draw:text-box>
            <text:p text:style-name="P4">Generation of stimulus vector file</text:p>
          </draw:text-box>
        </draw:frame>
        <draw:rect draw:style-name="gr154" draw:text-style-name="P105" draw:layer="layout" svg:width="10.263cm" svg:height="8.219cm" svg:x="7.5cm" svg:y="8.5cm">
          <text:p text:style-name="P27"><text:span text:style-name="T51">csim</text:span></text:p>
        </draw:rect>
        <draw:rect draw:style-name="gr155" draw:text-style-name="P105" draw:layer="layout" svg:width="3.5cm" svg:height="3cm" svg:x="9.646cm" svg:y="12.6cm">
          <text:p text:style-name="P27"><text:span text:style-name="T51">unit</text:span></text:p>
        </draw:rect>
        <draw:rect draw:style-name="gr155" draw:text-style-name="P105" draw:id="id46" draw:layer="layout" svg:width="3.5cm" svg:height="3cm" svg:x="13.639cm" svg:y="9.645cm">
          <text:p text:style-name="P27"><text:span text:style-name="T51">vec</text:span></text:p>
          <text:p text:style-name="P27"><text:span text:style-name="T51">gen</text:span></text:p>
        </draw:rect>
        <draw:connector draw:style-name="gr156" draw:text-style-name="P79" draw:layer="layout" draw:type="line" svg:x1="11.362cm" svg:y1="11.132cm" svg:x2="13.639cm" svg:y2="11.145cm" draw:start-shape="id45" draw:start-glue-point="4" draw:end-shape="id46" draw:end-glue-point="3">
          <text:p text:style-name="P4"/>
        </draw:connector>
        <draw:connector draw:style-name="gr156" draw:text-style-name="P26" draw:layer="layout" draw:type="line" svg:x1="17.139cm" svg:y1="11.145cm" svg:x2="19.987cm" svg:y2="11.134cm" draw:start-shape="id46" draw:start-glue-point="1" draw:end-shape="id47" draw:end-glue-point="3">
          <text:p text:style-name="P4"/>
        </draw:connector>
        <draw:line draw:style-name="gr156" draw:text-style-name="P79" draw:id="id45" draw:layer="layout" svg:x1="11.362cm" svg:y1="7.662cm" svg:x2="11.362cm" svg:y2="12.623cm">
          <draw:glue-point draw:id="4" svg:x="-90cm" svg:y="1.996cm"/>
          <text:p text:style-name="P4"/>
        </draw:line>
        <draw:rect draw:style-name="gr157" draw:text-style-name="P43" draw:id="id47" draw:layer="layout" svg:width="2.739cm" svg:height="1.723cm" svg:x="19.987cm" svg:y="10.273cm">
          <text:p text:style-name="P27"><text:span text:style-name="T35">stimulus</text:span></text:p>
          <text:p text:style-name="P27"><text:span text:style-name="T35"><text:s/></text:span><text:span text:style-name="T35">vector</text:span></text:p>
          <text:p text:style-name="P27"><text:span text:style-name="T35">file</text:span></text:p>
        </draw:rect>
        <draw:line draw:style-name="gr156" draw:text-style-name="P79" draw:layer="layout" svg:x1="11.472cm" svg:y1="15.6cm" svg:x2="11.472cm" svg:y2="16.757cm">
          <draw:glue-point draw:id="4" svg:x="-90cm" svg:y="1.996cm"/>
          <text:p text:style-name="P4"/>
        </draw:line>
        <presentation:notes draw:style-name="dp2">
          <draw:page-thumbnail draw:style-name="gr1" draw:layer="layout" svg:width="13.706cm" svg:height="10.28cm" svg:x="3.647cm" svg:y="2.853cm" draw:page-number="83" presentation:class="page"/>
          <draw:frame presentation:style-name="pr5" draw:text-style-name="P6" draw:layer="layout" svg:width="14.518cm" svg:height="11.411cm" svg:x="3.249cm" svg:y="14.13cm" presentation:class="notes" presentation:placeholder="true">
            <draw:text-box/>
          </draw:frame>
        </presentation:notes>
      </draw:page>
      <draw:page draw:name="page84" draw:style-name="dp1" draw:master-page-name="cslc_5f_presentation_5f_template1" presentation:presentation-page-layout-name="AL1T19">
        <draw:frame presentation:style-name="pr3" draw:text-style-name="P4" draw:layer="layout" svg:width="23.912cm" svg:height="3.008cm" svg:x="2cm" svg:y="0.7cm" presentation:class="title">
          <draw:text-box>
            <text:p text:style-name="P4">Generation of stimulus vector file</text:p>
          </draw:text-box>
        </draw:frame>
        <draw:rect draw:style-name="gr154" draw:text-style-name="P105" draw:layer="layout" svg:width="10.263cm" svg:height="8.219cm" svg:x="7.5cm" svg:y="8.5cm">
          <text:p text:style-name="P27"><text:span text:style-name="T51">csim</text:span></text:p>
        </draw:rect>
        <draw:rect draw:style-name="gr155" draw:text-style-name="P105" draw:layer="layout" svg:width="3.5cm" svg:height="3cm" svg:x="9.068cm" svg:y="9.981cm">
          <text:p text:style-name="P27"><text:span text:style-name="T51">unit</text:span></text:p>
        </draw:rect>
        <draw:rect draw:style-name="gr155" draw:text-style-name="P105" draw:id="id49" draw:layer="layout" svg:width="3.5cm" svg:height="3cm" svg:x="13.485cm" svg:y="13.045cm">
          <text:p text:style-name="P27"><text:span text:style-name="T51">vec</text:span></text:p>
          <text:p text:style-name="P27"><text:span text:style-name="T51">gen</text:span></text:p>
        </draw:rect>
        <draw:connector draw:style-name="gr156" draw:text-style-name="P79" draw:layer="layout" draw:type="line" svg:x1="10.805cm" svg:y1="14.554cm" svg:x2="13.485cm" svg:y2="14.545cm" draw:start-shape="id48" draw:start-glue-point="4" draw:end-shape="id49" draw:end-glue-point="3">
          <text:p text:style-name="P4"/>
        </draw:connector>
        <draw:connector draw:style-name="gr156" draw:text-style-name="P26" draw:layer="layout" draw:type="line" svg:x1="16.985cm" svg:y1="14.545cm" svg:x2="19.604cm" svg:y2="14.567cm" draw:start-shape="id49" draw:start-glue-point="1" draw:end-shape="id50" draw:end-glue-point="3">
          <text:p text:style-name="P4"/>
        </draw:connector>
        <draw:line draw:style-name="gr156" draw:text-style-name="P79" draw:layer="layout" svg:x1="10.784cm" svg:y1="8.131cm" svg:x2="10.784cm" svg:y2="10.081cm">
          <draw:glue-point draw:id="4" svg:x="-90cm" svg:y="1.996cm"/>
          <text:p text:style-name="P4"/>
        </draw:line>
        <draw:rect draw:style-name="gr157" draw:text-style-name="P43" draw:id="id50" draw:layer="layout" svg:width="2.739cm" svg:height="1.723cm" svg:x="19.604cm" svg:y="13.706cm">
          <text:p text:style-name="P27"><text:span text:style-name="T35">expected</text:span></text:p>
          <text:p text:style-name="P27"><text:span text:style-name="T35"><text:s/></text:span><text:span text:style-name="T35">vector</text:span></text:p>
          <text:p text:style-name="P27"><text:span text:style-name="T35">file</text:span></text:p>
        </draw:rect>
        <draw:line draw:style-name="gr156" draw:text-style-name="P79" draw:id="id48" draw:layer="layout" svg:x1="10.817cm" svg:y1="13.009cm" svg:x2="10.805cm" svg:y2="16.694cm">
          <draw:glue-point draw:id="4" svg:x="-5cm" svg:y="-0.807cm"/>
          <text:p text:style-name="P4"/>
        </draw:line>
        <presentation:notes draw:style-name="dp2">
          <draw:page-thumbnail draw:style-name="gr1" draw:layer="layout" svg:width="13.706cm" svg:height="10.28cm" svg:x="3.647cm" svg:y="2.853cm" draw:page-number="84" presentation:class="page"/>
          <draw:frame presentation:style-name="pr5" draw:text-style-name="P6" draw:layer="layout" svg:width="14.518cm" svg:height="11.411cm" svg:x="3.249cm" svg:y="14.13cm" presentation:class="notes" presentation:placeholder="true">
            <draw:text-box/>
          </draw:frame>
        </presentation:notes>
      </draw:page>
      <draw:page draw:name="page85" draw:style-name="dp1" draw:master-page-name="cslc_5f_presentation_5f_template1" presentation:presentation-page-layout-name="AL2T1">
        <draw:frame presentation:style-name="pr3" draw:text-style-name="P4" draw:layer="layout" svg:width="23.912cm" svg:height="3.008cm" svg:x="2cm" svg:y="0.7cm" presentation:class="title">
          <draw:text-box>
            <text:p text:style-name="P4">CSL_STATE_DATA</text:p>
          </draw:text-box>
        </draw:frame>
        <draw:frame presentation:style-name="pr6" draw:text-style-name="P106" draw:layer="layout" svg:width="24.369cm" svg:height="15.441cm" svg:x="2.058cm" svg:y="3.728cm" presentation:class="outline">
          <draw:text-box>
            <text:list text:style-name="L3">
              <text:list-item>
                <text:p text:style-name="P70"><text:span text:style-name="T92">a state data is an array that contains the state of all memory cells inside a design under test (DUT)</text:span></text:p>
              </text:list-item>
            </text:list>
            <text:list text:style-name="L3">
              <text:list-item>
                <text:p text:style-name="P70"><text:span text:style-name="T92">memory cells can be </text:span></text:p>
              </text:list-item>
            </text:list>
            <text:list text:style-name="L5">
              <text:list-item>
                <text:list>
                  <text:list-item>
                    <text:p text:style-name="P75"><text:span text:style-name="T92">flip-flops </text:span></text:p>
                  </text:list-item>
                </text:list>
              </text:list-item>
            </text:list>
            <text:list text:style-name="L5">
              <text:list-item>
                <text:list>
                  <text:list-item>
                    <text:p text:style-name="P75"><text:span text:style-name="T92">registers </text:span></text:p>
                  </text:list-item>
                </text:list>
              </text:list-item>
            </text:list>
            <text:list text:style-name="L5">
              <text:list-item>
                <text:list>
                  <text:list-item>
                    <text:p text:style-name="P75"><text:span text:style-name="T92">register files</text:span></text:p>
                  </text:list-item>
                </text:list>
              </text:list-item>
            </text:list>
            <text:list text:style-name="L5">
              <text:list-item>
                <text:list>
                  <text:list-item>
                    <text:p text:style-name="P75"><text:span text:style-name="T92">FIFOs</text:span></text:p>
                  </text:list-item>
                </text:list>
              </text:list-item>
            </text:list>
            <text:list text:style-name="L5">
              <text:list-item>
                <text:list>
                  <text:list-item>
                    <text:p text:style-name="P75"><text:span text:style-name="T92">memories</text:span></text:p>
                  </text:list-item>
                </text:list>
              </text:list-item>
            </text:list>
          </draw:text-box>
        </draw:frame>
        <presentation:notes draw:style-name="dp2">
          <draw:page-thumbnail draw:style-name="gr1" draw:layer="layout" svg:width="13.706cm" svg:height="10.28cm" svg:x="3.647cm" svg:y="2.853cm" draw:page-number="85" presentation:class="page"/>
          <draw:frame presentation:style-name="pr5" draw:text-style-name="P6" draw:layer="layout" svg:width="14.518cm" svg:height="11.411cm" svg:x="3.249cm" svg:y="14.13cm" presentation:class="notes" presentation:placeholder="true">
            <draw:text-box/>
          </draw:frame>
        </presentation:notes>
      </draw:page>
      <draw:page draw:name="page86" draw:style-name="dp1" draw:master-page-name="cslc_5f_presentation_5f_template1" presentation:presentation-page-layout-name="AL2T1">
        <draw:frame presentation:style-name="pr3" draw:text-style-name="P4" draw:layer="layout" svg:width="23.912cm" svg:height="3.008cm" svg:x="2cm" svg:y="0.7cm" presentation:class="title">
          <draw:text-box>
            <text:p text:style-name="P4">CSL_STATE_DATA</text:p>
          </draw:text-box>
        </draw:frame>
        <draw:frame presentation:style-name="pr8" draw:text-style-name="P7" draw:layer="layout" svg:width="24.369cm" svg:height="15.19cm" svg:x="2.058cm" svg:y="3.728cm" presentation:class="outline" presentation:user-transformed="true">
          <draw:text-box>
            <text:list text:style-name="L3">
              <text:list-item>
                <text:p text:style-name="P7">Using CSL we can specify:</text:p>
              </text:list-item>
            </text:list>
            <text:list text:style-name="L5">
              <text:list-item>
                <text:list>
                  <text:list-item>
                    <text:p text:style-name="P16">memory cell list to be included in the state data format</text:p>
                  </text:list-item>
                </text:list>
              </text:list-item>
            </text:list>
            <text:list text:style-name="L5">
              <text:list-item>
                <text:list>
                  <text:list-item>
                    <text:p text:style-name="P16">data radix (binary, decimal, hex)</text:p>
                  </text:list-item>
                </text:list>
              </text:list-item>
            </text:list>
            <text:list text:style-name="L5">
              <text:list-item>
                <text:list>
                  <text:list-item>
                    <text:p text:style-name="P16">trigger events</text:p>
                  </text:list-item>
                </text:list>
              </text:list-item>
            </text:list>
            <text:list text:style-name="L5">
              <text:list-item>
                <text:list>
                  <text:list-item>
                    <text:p text:style-name="P16">source/destination (file, C/C++ or RTL simulator)</text:p>
                  </text:list-item>
                </text:list>
              </text:list-item>
            </text:list>
            <text:list text:style-name="L5">
              <text:list-item>
                <text:list>
                  <text:list-item>
                    <text:p text:style-name="P16">prefix</text:p>
                  </text:list-item>
                </text:list>
              </text:list-item>
            </text:list>
            <text:list text:style-name="L5">
              <text:list-item>
                <text:list>
                  <text:list-item>
                    <text:p text:style-name="P16">size of the state data set</text:p>
                  </text:list-item>
                </text:list>
              </text:list-item>
            </text:list>
            <text:list text:style-name="L5">
              <text:list-item>
                <text:list>
                  <text:list-item>
                    <text:p text:style-name="P16">control and synchronization signals (clock, reset)</text:p>
                  </text:list-item>
                </text:list>
              </text:list-item>
            </text:list>
            <text:list text:style-name="L5">
              <text:list-item>
                <text:list>
                  <text:list-item>
                    <text:p text:style-name="P16">error limit number for verification</text:p>
                  </text:list-item>
                </text:list>
              </text:list-item>
            </text:list>
          </draw:text-box>
        </draw:frame>
        <presentation:notes draw:style-name="dp2">
          <draw:page-thumbnail draw:style-name="gr1" draw:layer="layout" svg:width="13.706cm" svg:height="10.28cm" svg:x="3.647cm" svg:y="2.853cm" draw:page-number="86" presentation:class="page"/>
          <draw:frame presentation:style-name="pr5" draw:text-style-name="P6" draw:layer="layout" svg:width="14.518cm" svg:height="11.411cm" svg:x="3.249cm" svg:y="14.13cm" presentation:class="notes" presentation:placeholder="true">
            <draw:text-box/>
          </draw:frame>
        </presentation:notes>
      </draw:page>
      <draw:page draw:name="page87" draw:style-name="dp1" draw:master-page-name="cslc_5f_presentation_5f_template1" presentation:presentation-page-layout-name="AL2T1">
        <draw:frame presentation:style-name="pr3" draw:text-style-name="P4" draw:layer="layout" svg:width="23.912cm" svg:height="3.008cm" svg:x="2cm" svg:y="0.7cm" presentation:class="title">
          <draw:text-box>
            <text:p text:style-name="P4">CSL Testbench Tool</text:p>
          </draw:text-box>
        </draw:frame>
        <draw:frame presentation:style-name="pr30" draw:text-style-name="P102" draw:layer="layout" svg:width="24.369cm" svg:height="15.441cm" svg:x="2.058cm" svg:y="3.728cm" presentation:class="outline">
          <draw:text-box>
            <text:list text:style-name="L11">
              <text:list-item>
                <text:p text:style-name="P15"><text:span text:style-name="T37">csl_testbench</text:span></text:p>
              </text:list-item>
            </text:list>
            <text:list text:style-name="L11">
              <text:list-item>
                <text:p text:style-name="P15"><text:span text:style-name="T37">csl_clock_gen</text:span></text:p>
              </text:list-item>
            </text:list>
            <text:list text:style-name="L11">
              <text:list-item>
                <text:p text:style-name="P15"><text:span text:style-name="T37">csl_pattern_gen</text:span></text:p>
              </text:list-item>
            </text:list>
          </draw:text-box>
        </draw:frame>
        <presentation:notes draw:style-name="dp2">
          <draw:page-thumbnail draw:style-name="gr1" draw:layer="layout" svg:width="13.706cm" svg:height="10.28cm" svg:x="3.647cm" svg:y="2.853cm" draw:page-number="87" presentation:class="page"/>
          <draw:frame presentation:style-name="pr5" draw:text-style-name="P6" draw:layer="layout" svg:width="14.518cm" svg:height="11.411cm" svg:x="3.249cm" svg:y="14.13cm" presentation:class="notes" presentation:placeholder="true">
            <draw:text-box/>
          </draw:frame>
        </presentation:notes>
      </draw:page>
      <draw:page draw:name="page88" draw:style-name="dp1" draw:master-page-name="cslc_5f_presentation_5f_template1" presentation:presentation-page-layout-name="AL2T1">
        <draw:frame presentation:style-name="pr3" draw:text-style-name="P5" draw:layer="layout" svg:width="23.912cm" svg:height="3.008cm" svg:x="2cm" svg:y="0.7cm" presentation:class="title">
          <draw:text-box>
            <text:list text:style-name="L1">
              <text:list-item>
                <text:p text:style-name="P5">CSL_TESTBENCH</text:p>
              </text:list-item>
            </text:list>
          </draw:text-box>
        </draw:frame>
        <draw:frame presentation:style-name="pr6" draw:text-style-name="P107" draw:layer="layout" svg:width="24.369cm" svg:height="15.441cm" svg:x="2.058cm" svg:y="3.728cm" presentation:class="outline" presentation:user-transformed="true">
          <draw:text-box>
            <text:list text:style-name="L3">
              <text:list-item>
                <text:p text:style-name="P70"><text:span text:style-name="T67">CSL testbench tool is used to create an operating environment around the design under test (DUT).</text:span></text:p>
              </text:list-item>
            </text:list>
            <text:list text:style-name="L3">
              <text:list-item>
                <text:p text:style-name="P70"><text:span text:style-name="T67">To test consists in verifying that DUT provides correct outputs for the given inputs.</text:span></text:p>
              </text:list-item>
            </text:list>
            <text:list text:style-name="L3">
              <text:list-item>
                <text:p text:style-name="P70"><text:span text:style-name="T67">Outputs provided by the design when driven by a given set of inputs should match the expected outputs known to be good.</text:span></text:p>
              </text:list-item>
            </text:list>
            <text:list text:style-name="L3">
              <text:list-item>
                <text:p text:style-name="P70"><text:span text:style-name="T67">CSL testbench tool allows a DUT to be tested starting from an initial state specified by a </text:span><text:span text:style-name="T107">csl_state_data</text:span><text:span text:style-name="T67"> element</text:span></text:p>
              </text:list-item>
            </text:list>
          </draw:text-box>
        </draw:frame>
        <presentation:notes draw:style-name="dp2">
          <draw:page-thumbnail draw:style-name="gr1" draw:layer="layout" svg:width="13.706cm" svg:height="10.28cm" svg:x="3.647cm" svg:y="2.853cm" draw:page-number="88" presentation:class="page"/>
          <draw:frame presentation:style-name="pr5" draw:text-style-name="P6" draw:layer="layout" svg:width="14.518cm" svg:height="11.411cm" svg:x="3.249cm" svg:y="14.13cm" presentation:class="notes" presentation:placeholder="true">
            <draw:text-box/>
          </draw:frame>
        </presentation:notes>
      </draw:page>
      <draw:page draw:name="page89" draw:style-name="dp1" draw:master-page-name="cslc_5f_presentation_5f_template1" presentation:presentation-page-layout-name="AL2T1">
        <draw:frame presentation:style-name="pr3" draw:text-style-name="P5" draw:layer="layout" svg:width="23.912cm" svg:height="3.008cm" svg:x="2cm" svg:y="0.7cm" presentation:class="title">
          <draw:text-box>
            <text:list text:style-name="L1">
              <text:list-item>
                <text:p text:style-name="P5">CSL_TESTBENCH</text:p>
              </text:list-item>
            </text:list>
          </draw:text-box>
        </draw:frame>
        <draw:frame presentation:style-name="pr8" draw:text-style-name="P19" draw:layer="layout" svg:width="24.369cm" svg:height="15.19cm" svg:x="2.058cm" svg:y="3.728cm" presentation:class="outline" presentation:user-transformed="true">
          <draw:text-box>
            <text:list text:style-name="L3">
              <text:list-item>
                <text:p text:style-name="P70"><text:span text:style-name="T73">The stimulus inputs and expected outputs are:</text:span></text:p>
              </text:list-item>
            </text:list>
            <text:list text:style-name="L3">
              <text:list-item>
                <text:list>
                  <text:list-item>
                    <text:p text:style-name="P55"><text:span text:style-name="T73"><text:s/></text:span><text:span text:style-name="T73">generated by another model:</text:span></text:p>
                  </text:list-item>
                </text:list>
              </text:list-item>
            </text:list>
            <text:list text:style-name="L3">
              <text:list-item>
                <text:list>
                  <text:list-item>
                    <text:list>
                      <text:list-item>
                        <text:p text:style-name="P108"><text:span text:style-name="T73">C/C++ model</text:span></text:p>
                      </text:list-item>
                    </text:list>
                  </text:list-item>
                </text:list>
              </text:list-item>
            </text:list>
            <text:list text:style-name="L3">
              <text:list-item>
                <text:list>
                  <text:list-item>
                    <text:list>
                      <text:list-item>
                        <text:p text:style-name="P108"><text:span text:style-name="T73">RTL model</text:span></text:p>
                      </text:list-item>
                    </text:list>
                  </text:list-item>
                </text:list>
              </text:list-item>
            </text:list>
            <text:list text:style-name="L3">
              <text:list-item>
                <text:list>
                  <text:list-item>
                    <text:p text:style-name="P55"><text:span text:style-name="T73">acquired from hardware known to work correct</text:span></text:p>
                  </text:list-item>
                </text:list>
              </text:list-item>
            </text:list>
            <text:list text:style-name="L3">
              <text:list-item>
                <text:p text:style-name="P70"><text:span text:style-name="T73">The stimulus vectors reflect all possible input combinations the design should be able to handle</text:span></text:p>
              </text:list-item>
            </text:list>
            <text:list text:style-name="L3">
              <text:list-item>
                <text:p text:style-name="P70"><text:span text:style-name="T73">The expected vectors contain all the outputs the design should yield.</text:span></text:p>
              </text:list-item>
            </text:list>
          </draw:text-box>
        </draw:frame>
        <presentation:notes draw:style-name="dp2">
          <draw:page-thumbnail draw:style-name="gr1" draw:layer="layout" svg:width="13.706cm" svg:height="10.28cm" svg:x="3.647cm" svg:y="2.853cm" draw:page-number="89" presentation:class="page"/>
          <draw:frame presentation:style-name="pr5" draw:text-style-name="P6" draw:layer="layout" svg:width="14.518cm" svg:height="11.411cm" svg:x="3.249cm" svg:y="14.13cm" presentation:class="notes" presentation:placeholder="true">
            <draw:text-box/>
          </draw:frame>
        </presentation:notes>
      </draw:page>
      <draw:page draw:name="page90" draw:style-name="dp1" draw:master-page-name="cslc_5f_presentation_5f_template1" presentation:presentation-page-layout-name="AL1T19">
        <draw:custom-shape draw:style-name="gr103" draw:text-style-name="P109" draw:layer="layout" svg:width="11.785cm" svg:height="9.141cm" svg:x="12.219cm" svg:y="4.755cm">
          <text:p text:style-name="P4"/>
          <draw:enhanced-geometry svg:viewBox="0 0 21600 21600" draw:type="rectangle" draw:enhanced-path="M 0 0 L 21600 0 21600 21600 0 21600 0 0 Z N"/>
        </draw:custom-shape>
        <draw:frame presentation:style-name="pr3" draw:text-style-name="P5" draw:layer="layout" svg:width="23.912cm" svg:height="3.008cm" svg:x="2cm" svg:y="0.7cm" presentation:class="title">
          <draw:text-box>
            <text:list text:style-name="L1">
              <text:list-item>
                <text:p text:style-name="P5">CSL_TESTBENCH</text:p>
              </text:list-item>
            </text:list>
          </draw:text-box>
        </draw:frame>
        <draw:custom-shape draw:style-name="gr158" draw:text-style-name="P110" draw:id="id51" draw:layer="layout" svg:width="1.765cm" svg:height="2.705cm" svg:x="3.091cm" svg:y="8.831cm">
          <text:p text:style-name="P4"/>
          <draw:enhanced-geometry svg:viewBox="0 0 21600 21600" draw:type="rectangle" draw:enhanced-path="M 0 0 L 21600 0 21600 21600 0 21600 0 0 Z N"/>
        </draw:custom-shape>
        <draw:custom-shape draw:style-name="gr104" draw:text-style-name="P109" draw:id="id52" draw:layer="layout" svg:width="2.913cm" svg:height="10.807cm" svg:x="6.925cm" svg:y="4.798cm">
          <draw:glue-point draw:id="4" svg:x="4.993cm" svg:y="-2.96cm"/>
          <draw:glue-point draw:id="5" svg:x="4.993cm" svg:y="-1.356cm"/>
          <draw:glue-point draw:id="6" svg:x="4.993cm" svg:y="-0.477cm"/>
          <draw:glue-point draw:id="7" svg:x="4.993cm" svg:y="0.85cm"/>
          <text:p text:style-name="P4"/>
          <draw:enhanced-geometry svg:viewBox="0 0 21600 21600" draw:type="rectangle" draw:enhanced-path="M 0 0 L 21600 0 21600 21600 0 21600 0 0 Z N"/>
        </draw:custom-shape>
        <draw:custom-shape draw:style-name="gr104" draw:text-style-name="P109" draw:id="id55" draw:layer="layout" svg:width="11.929cm" svg:height="2.116cm" svg:x="12.075cm" svg:y="15.063cm">
          <draw:glue-point draw:id="4" svg:x="-2.446cm" svg:y="-4.871cm"/>
          <draw:glue-point draw:id="5" svg:x="1.907cm" svg:y="-4.963cm"/>
          <draw:glue-point draw:id="6" svg:x="2.102cm" svg:y="-4.963cm"/>
          <text:p text:style-name="P4"/>
          <draw:enhanced-geometry svg:viewBox="0 0 21600 21600" draw:type="rectangle" draw:enhanced-path="M 0 0 L 21600 0 21600 21600 0 21600 0 0 Z N"/>
        </draw:custom-shape>
        <draw:g draw:id="id54">
          <draw:custom-shape draw:style-name="gr159" draw:text-style-name="P111" draw:layer="layout" svg:width="1.899cm" svg:height="1.304cm" svg:x="14.179cm" svg:y="9.034cm">
            <text:p text:style-name="P27"><text:span text:style-name="T108">==</text:span></text:p>
            <draw:enhanced-geometry svg:viewBox="0 0 21600 21600" draw:glue-points="10800 0 3160 3160 0 10800 3160 18440 10800 21600 18440 18440 21600 10800 18440 3160" draw:text-areas="3200 3200 18400 18400" draw:type="ellipse"/>
          </draw:custom-shape>
        </draw:g>
        <draw:g draw:id="id57">
          <draw:custom-shape draw:style-name="gr159" draw:text-style-name="P111" draw:layer="layout" svg:width="1.9cm" svg:height="1.305cm" svg:x="19.58cm" svg:y="10.47cm">
            <text:p text:style-name="P27"><text:span text:style-name="T108">==</text:span></text:p>
            <draw:enhanced-geometry svg:viewBox="0 0 21600 21600" draw:glue-points="10800 0 3160 3160 0 10800 3160 18440 10800 21600 18440 18440 21600 10800 18440 3160" draw:text-areas="3200 3200 18400 18400" draw:type="ellipse"/>
          </draw:custom-shape>
        </draw:g>
        <draw:frame draw:style-name="gr160" draw:text-style-name="P112" draw:layer="layout" svg:width="1.612cm" svg:height="1.883cm" svg:x="3.274cm" svg:y="9.176cm">
          <draw:text-box>
            <text:p text:style-name="P4"><text:span text:style-name="T109">csl spec file</text:span></text:p>
          </draw:text-box>
        </draw:frame>
        <draw:connector draw:style-name="gr110" draw:text-style-name="P109" draw:layer="layout" draw:type="line" svg:x1="4.856cm" svg:y1="10.183cm" svg:x2="6.925cm" svg:y2="10.201cm" draw:start-shape="id51" draw:start-glue-point="1" draw:end-shape="id52" draw:end-glue-point="3">
          <text:p text:style-name="P4"/>
        </draw:connector>
        <draw:frame draw:style-name="gr161" draw:text-style-name="P113" draw:layer="layout" svg:width="1.612cm" svg:height="1.008cm" svg:x="7.776cm" svg:y="9.684cm">
          <draw:text-box>
            <text:p text:style-name="P4"><text:span text:style-name="T110">cslc</text:span></text:p>
          </draw:text-box>
        </draw:frame>
        <draw:custom-shape draw:style-name="gr104" draw:text-style-name="P109" draw:id="id53" draw:layer="layout" svg:width="8.36cm" svg:height="2.352cm" svg:x="13.411cm" svg:y="5.829cm">
          <text:p text:style-name="P4"/>
          <draw:enhanced-geometry svg:viewBox="0 0 21600 21600" draw:mirror-horizontal="false" draw:mirror-vertical="false" draw:type="rectangle" draw:enhanced-path="M 0 0 L 21600 0 21600 21600 0 21600 0 0 Z N"/>
        </draw:custom-shape>
        <draw:frame draw:style-name="gr162" draw:text-style-name="P113" draw:layer="layout" svg:width="2.041cm" svg:height="1.009cm" svg:x="13.58cm" svg:y="5.976cm">
          <draw:text-box>
            <text:p text:style-name="P4"><text:span text:style-name="T110">Verilog</text:span></text:p>
          </draw:text-box>
        </draw:frame>
        <draw:frame draw:style-name="gr162" draw:text-style-name="P114" draw:layer="layout" svg:width="4.697cm" svg:height="1.233cm" svg:x="15.548cm" svg:y="6.256cm">
          <draw:text-box>
            <text:p text:style-name="P27"><text:span text:style-name="T110">DUT </text:span></text:p>
            <text:p text:style-name="P27"><text:span text:style-name="T110">(Design Under Test)</text:span></text:p>
          </draw:text-box>
        </draw:frame>
        <draw:connector draw:style-name="gr110" draw:text-style-name="P109" draw:id="id265" draw:layer="layout" draw:type="line" svg:x1="9.835cm" svg:y1="7.003cm" svg:x2="13.411cm" svg:y2="7.005cm" draw:start-shape="id52" draw:start-glue-point="4" draw:end-shape="id53" draw:end-glue-point="3">
          <text:p text:style-name="P4"/>
        </draw:connector>
        <draw:frame draw:style-name="gr163" draw:text-style-name="P113" draw:layer="layout" svg:width="2.705cm" svg:height="1.554cm" svg:x="12.093cm" svg:y="4.894cm">
          <draw:text-box>
            <text:p text:style-name="P4"><text:span text:style-name="T110">Testbench</text:span></text:p>
          </draw:text-box>
        </draw:frame>
        <draw:connector draw:style-name="gr110" draw:text-style-name="P109" draw:layer="layout" draw:type="line" svg:x1="15.133cm" svg:y1="8.178cm" svg:x2="15.128cm" svg:y2="9.034cm" draw:end-shape="id54" draw:end-glue-point="0">
          <text:p text:style-name="P4"/>
        </draw:connector>
        <draw:connector draw:style-name="gr110" draw:text-style-name="P109" draw:id="id266" draw:layer="layout" draw:type="line" svg:x1="9.835cm" svg:y1="8.736cm" svg:x2="12.2cm" svg:y2="8.736cm" draw:start-shape="id52" draw:start-glue-point="5">
          <text:p text:style-name="P4"/>
        </draw:connector>
        <draw:frame draw:style-name="gr164" draw:text-style-name="P113" draw:layer="layout" svg:width="3.295cm" svg:height="2.169cm" svg:x="12.005cm" svg:y="8.136cm">
          <draw:text-box>
            <text:p text:style-name="P4"><text:span text:style-name="T110">Vectors initializations</text:span></text:p>
          </draw:text-box>
        </draw:frame>
        <draw:connector draw:style-name="gr110" draw:text-style-name="P109" draw:id="id267" draw:layer="layout" draw:type="line" svg:x1="9.835cm" svg:y1="9.686cm" svg:x2="14.179cm" svg:y2="9.686cm" draw:start-shape="id52" draw:start-glue-point="6" draw:end-shape="id54" draw:end-glue-point="3">
          <text:p text:style-name="P4"/>
        </draw:connector>
        <draw:connector draw:style-name="gr110" draw:text-style-name="P109" draw:layer="layout" draw:type="line" svg:x1="15.125cm" svg:y1="11.697cm" svg:x2="15.128cm" svg:y2="10.338cm" draw:end-shape="id54" draw:end-glue-point="2">
          <text:p text:style-name="P4"/>
        </draw:connector>
        <draw:g draw:id="id56">
          <draw:custom-shape draw:style-name="gr104" draw:text-style-name="P109" draw:layer="layout" svg:width="1.745cm" svg:height="1.169cm" svg:x="14.253cm" svg:y="11.697cm">
            <text:p text:style-name="P4"/>
            <draw:enhanced-geometry svg:viewBox="0 0 21600 21600" draw:type="rectangle" draw:enhanced-path="M 0 0 L 21600 0 21600 21600 0 21600 0 0 Z N"/>
          </draw:custom-shape>
          <draw:frame draw:style-name="gr165" draw:text-style-name="P113" draw:layer="layout" svg:width="1.612cm" svg:height="1.008cm" svg:x="14.349cm" svg:y="11.865cm">
            <draw:text-box>
              <text:p text:style-name="P4"><text:span text:style-name="T110">mem</text:span></text:p>
            </draw:text-box>
          </draw:frame>
        </draw:g>
        <draw:g draw:id="id58">
          <draw:custom-shape draw:style-name="gr104" draw:text-style-name="P109" draw:layer="layout" svg:width="1.746cm" svg:height="1.168cm" svg:x="19.682cm" svg:y="12.351cm">
            <text:p text:style-name="P4"/>
            <draw:enhanced-geometry svg:viewBox="0 0 21600 21600" draw:type="rectangle" draw:enhanced-path="M 0 0 L 21600 0 21600 21600 0 21600 0 0 Z N"/>
          </draw:custom-shape>
          <draw:frame draw:style-name="gr162" draw:text-style-name="P113" draw:layer="layout" svg:width="1.612cm" svg:height="1.009cm" svg:x="19.797cm" svg:y="12.499cm">
            <draw:text-box>
              <text:p text:style-name="P4"><text:span text:style-name="T110">mem</text:span></text:p>
            </draw:text-box>
          </draw:frame>
        </draw:g>
        <draw:connector draw:style-name="gr110" draw:text-style-name="P109" draw:layer="layout" draw:type="line" svg:x1="15.122cm" svg:y1="15.091cm" svg:x2="15.125cm" svg:y2="12.873cm" draw:start-shape="id55" draw:start-glue-point="4" draw:end-shape="id56" draw:end-glue-point="2">
          <text:p text:style-name="P4"/>
        </draw:connector>
        <draw:frame draw:style-name="gr166" draw:text-style-name="P113" draw:layer="layout" svg:width="2.292cm" svg:height="1.555cm" svg:x="12.954cm" svg:y="14.103cm">
          <draw:text-box>
            <text:p text:style-name="P4"><text:span text:style-name="T110">Vectors </text:span></text:p>
          </draw:text-box>
        </draw:frame>
        <draw:connector draw:style-name="gr110" draw:text-style-name="P109" draw:layer="layout" draw:type="line" svg:x1="9.835cm" svg:y1="11.119cm" svg:x2="19.58cm" svg:y2="11.122cm" draw:start-shape="id52" draw:start-glue-point="7" draw:end-shape="id57" draw:end-glue-point="3">
          <text:p text:style-name="P4"/>
        </draw:connector>
        <draw:frame draw:style-name="gr167" draw:text-style-name="P113" draw:layer="layout" svg:width="4.135cm" svg:height="1.009cm" svg:x="15.873cm" svg:y="15.799cm">
          <draw:text-box>
            <text:p text:style-name="P4"><text:span text:style-name="T110">C++ simulator</text:span></text:p>
          </draw:text-box>
        </draw:frame>
        <draw:connector draw:style-name="gr110" draw:text-style-name="P109" draw:layer="layout" draw:type="line" svg:x1="20.555cm" svg:y1="12.351cm" svg:x2="20.53cm" svg:y2="11.775cm" draw:start-shape="id58" draw:start-glue-point="0" draw:end-shape="id57" draw:end-glue-point="2">
          <text:p text:style-name="P4"/>
        </draw:connector>
        <draw:connector draw:style-name="gr110" draw:text-style-name="P109" draw:layer="layout" draw:type="line" svg:x1="20.546cm" svg:y1="15.071cm" svg:x2="20.555cm" svg:y2="13.519cm" draw:start-shape="id55" draw:start-glue-point="6" draw:end-shape="id58" draw:end-glue-point="2">
          <text:p text:style-name="P4"/>
        </draw:connector>
        <draw:connector draw:style-name="gr110" draw:text-style-name="P109" draw:layer="layout" draw:type="line" svg:x1="20.53cm" svg:y1="8.192cm" svg:x2="20.53cm" svg:y2="10.47cm" draw:end-shape="id57" draw:end-glue-point="0">
          <text:p text:style-name="P4"/>
        </draw:connector>
        <draw:frame draw:style-name="gr163" draw:text-style-name="P113" draw:layer="layout" svg:width="3.294cm" svg:height="1.554cm" svg:x="17.342cm" svg:y="8.231cm">
          <draw:text-box>
            <text:p text:style-name="P4"><text:span text:style-name="T110">State stimulus</text:span></text:p>
          </draw:text-box>
        </draw:frame>
        <draw:frame draw:style-name="gr166" draw:text-style-name="P113" draw:layer="layout" svg:width="3.671cm" svg:height="1.555cm" svg:x="17.163cm" svg:y="14.065cm">
          <draw:text-box>
            <text:p text:style-name="P4"><text:span text:style-name="T110">Expanded stat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05s" smil:fill="hold" smil:targetElement="id265" smil:attributeName="visibility" smil:to="visible"/>
                  <anim:transitionFilter smil:dur="0.25s" smil:targetElement="id265" smil:type="checkerBoardWipe" smil:subtype="across"/>
                </anim:par>
                <anim:par smil:begin="0s" smil:fill="hold" presentation:node-type="with-previous" presentation:preset-class="entrance" presentation:preset-id="ooo-entrance-checkerboard" presentation:preset-sub-type="across">
                  <anim:set smil:begin="0s" smil:dur="0.01s" smil:fill="hold" smil:targetElement="id266" smil:attributeName="visibility" smil:to="visible"/>
                  <anim:transitionFilter smil:dur="5s" smil:targetElement="id266" smil:type="checkerBoardWipe" smil:subtype="across"/>
                </anim:par>
                <anim:par smil:begin="0s" smil:fill="hold" presentation:node-type="with-previous" presentation:preset-class="entrance" presentation:preset-id="ooo-entrance-checkerboard" presentation:preset-sub-type="across">
                  <anim:set smil:begin="0s" smil:dur="0.01s" smil:fill="hold" smil:targetElement="id267" smil:attributeName="visibility" smil:to="visible"/>
                  <anim:transitionFilter smil:dur="5s" smil:targetElement="id267" smil:type="checkerBoardWipe" smil:subtype="across"/>
                </anim:par>
              </anim:par>
            </anim:par>
          </anim:seq>
        </anim:par>
        <presentation:notes draw:style-name="dp2">
          <draw:page-thumbnail draw:style-name="gr1" draw:layer="layout" svg:width="13.706cm" svg:height="10.28cm" svg:x="3.647cm" svg:y="2.853cm" draw:page-number="90" presentation:class="page"/>
          <draw:frame presentation:style-name="pr5" draw:text-style-name="P6" draw:layer="layout" svg:width="14.518cm" svg:height="11.411cm" svg:x="3.249cm" svg:y="14.13cm" presentation:class="notes" presentation:placeholder="true">
            <draw:text-box/>
          </draw:frame>
        </presentation:notes>
      </draw:page>
      <draw:page draw:name="page91" draw:style-name="dp1" draw:master-page-name="cslc_5f_presentation_5f_template1" presentation:presentation-page-layout-name="AL2T1">
        <draw:frame presentation:style-name="pr3" draw:text-style-name="P5" draw:layer="layout" svg:width="23.912cm" svg:height="3.008cm" svg:x="2cm" svg:y="0.7cm" presentation:class="title">
          <draw:text-box>
            <text:list text:style-name="L1">
              <text:list-item>
                <text:p text:style-name="P5">CSL_CLOCK_GEN</text:p>
              </text:list-item>
            </text:list>
          </draw:text-box>
        </draw:frame>
        <draw:frame presentation:style-name="pr6" draw:text-style-name="P19" draw:layer="layout" svg:width="24.369cm" svg:height="15.441cm" svg:x="2.058cm" svg:y="3.728cm" presentation:class="outline">
          <draw:text-box>
            <text:list text:style-name="L3">
              <text:list-item>
                <text:p text:style-name="P7"><text:span text:style-name="T9">CSL clock generator class is used in the case there is more than one clock generator in the testbench</text:span></text:p>
              </text:list-item>
            </text:list>
            <text:list text:style-name="L3">
              <text:list-item>
                <text:p text:style-name="P7"><text:span text:style-name="T9">The tool can be used to create clocks with different characteristics:</text:span></text:p>
              </text:list-item>
            </text:list>
            <text:list text:style-name="L5">
              <text:list-item>
                <text:list>
                  <text:list-item>
                    <text:p text:style-name="P16"><text:span text:style-name="T9">time base (</text:span><text:span text:style-name="T111">ps, ns, us, ms, s)</text:span></text:p>
                  </text:list-item>
                </text:list>
              </text:list-item>
            </text:list>
            <text:list text:style-name="L5">
              <text:list-item>
                <text:list>
                  <text:list-item>
                    <text:p text:style-name="P16"><text:span text:style-name="T111">period (in units of time base)</text:span></text:p>
                  </text:list-item>
                </text:list>
              </text:list-item>
            </text:list>
          </draw:text-box>
        </draw:frame>
        <presentation:notes draw:style-name="dp2">
          <draw:page-thumbnail draw:style-name="gr1" draw:layer="layout" svg:width="13.706cm" svg:height="10.28cm" svg:x="3.647cm" svg:y="2.853cm" draw:page-number="91" presentation:class="page"/>
          <draw:frame presentation:style-name="pr5" draw:text-style-name="P6" draw:layer="layout" svg:width="14.518cm" svg:height="11.411cm" svg:x="3.249cm" svg:y="14.13cm" presentation:class="notes" presentation:placeholder="true">
            <draw:text-box/>
          </draw:frame>
        </presentation:notes>
      </draw:page>
      <draw:page draw:name="page92" draw:style-name="dp1" draw:master-page-name="cslc_5f_presentation_5f_template1" presentation:presentation-page-layout-name="AL2T1">
        <draw:frame presentation:style-name="pr3" draw:text-style-name="P4" draw:layer="layout" svg:width="23.912cm" svg:height="3.008cm" svg:x="2cm" svg:y="0.7cm" presentation:class="title">
          <draw:text-box>
            <text:p text:style-name="P4">CSL_PATTERN_GEN</text:p>
          </draw:text-box>
        </draw:frame>
        <draw:frame presentation:style-name="pr6" draw:text-style-name="P19" draw:layer="layout" svg:width="24.369cm" svg:height="15.441cm" svg:x="2.058cm" svg:y="3.728cm" presentation:class="outline">
          <draw:text-box>
            <text:list text:style-name="L3">
              <text:list-item>
                <text:p text:style-name="P7"><text:span text:style-name="T9">CSL pattern generator tool is used to generate signals following defined patterns</text:span></text:p>
              </text:list-item>
            </text:list>
            <text:list text:style-name="L3">
              <text:list-item>
                <text:p text:style-name="P7"><text:span text:style-name="T9">Different base time can be specified for generated signals</text:span></text:p>
              </text:list-item>
            </text:list>
            <text:list text:style-name="L3">
              <text:list-item>
                <text:p text:style-name="P7"><text:span text:style-name="T9">Reset command can be specified to indicate the reset of the pattern-based generated signal</text:span></text:p>
              </text:list-item>
            </text:list>
          </draw:text-box>
        </draw:frame>
        <presentation:notes draw:style-name="dp2">
          <draw:page-thumbnail draw:style-name="gr1" draw:layer="layout" svg:width="13.706cm" svg:height="10.28cm" svg:x="3.647cm" svg:y="2.853cm" draw:page-number="92" presentation:class="page"/>
          <draw:frame presentation:style-name="pr5" draw:text-style-name="P6" draw:layer="layout" svg:width="14.518cm" svg:height="11.411cm" svg:x="3.249cm" svg:y="14.13cm" presentation:class="notes" presentation:placeholder="true">
            <draw:text-box/>
          </draw:frame>
        </presentation:notes>
      </draw:page>
      <draw:page draw:name="page93"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CSL_MEMORY_MAP</text:p>
          </draw:text-box>
        </draw:frame>
        <draw:frame presentation:style-name="pr6" draw:text-style-name="P19" draw:layer="layout" svg:width="24.369cm" svg:height="15.441cm" svg:x="2.058cm" svg:y="3.728cm" presentation:class="outline">
          <draw:text-box>
            <text:list text:style-name="L3">
              <text:list-item>
                <text:p text:style-name="P7"><text:span text:style-name="T9">Memory maps are defined to enable the use of symbolic names for memory elements.</text:span></text:p>
              </text:list-item>
            </text:list>
            <text:list text:style-name="L3">
              <text:list-item>
                <text:p text:style-name="P7"><text:span text:style-name="T9">Memory elements can be</text:span></text:p>
              </text:list-item>
            </text:list>
          </draw:text-box>
        </draw:frame>
        <presentation:notes draw:style-name="dp2">
          <draw:page-thumbnail draw:style-name="gr1" draw:layer="layout" svg:width="13.706cm" svg:height="10.28cm" svg:x="3.647cm" svg:y="2.853cm" draw:page-number="93" presentation:class="page"/>
          <draw:frame presentation:style-name="pr5" draw:text-style-name="P6" draw:layer="layout" svg:width="14.518cm" svg:height="11.411cm" svg:x="3.249cm" svg:y="14.13cm" presentation:class="notes" presentation:placeholder="true">
            <draw:text-box/>
          </draw:frame>
        </presentation:notes>
      </draw:page>
      <draw:page draw:name="page94"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CSL_MEMORY_MAP</text:p>
          </draw:text-box>
        </draw:frame>
        <draw:frame presentation:style-name="pr6" draw:text-style-name="P115" draw:layer="layout" svg:width="24.369cm" svg:height="15.441cm" svg:x="2.058cm" svg:y="3.728cm" presentation:class="outline">
          <draw:text-box>
            <text:list text:style-name="L3">
              <text:list-item>
                <text:p text:style-name="P23"><text:span text:style-name="T81">Memory maps are used by</text:span></text:p>
              </text:list-item>
            </text:list>
            <text:list text:style-name="L3">
              <text:list-item>
                <text:p text:style-name="P70"><text:span text:style-name="T81">RTL team</text:span></text:p>
              </text:list-item>
            </text:list>
            <text:list text:style-name="L3">
              <text:list-item>
                <text:p text:style-name="P70"><text:span text:style-name="T81">C++ chip simulator team</text:span></text:p>
              </text:list-item>
            </text:list>
            <text:list text:style-name="L3">
              <text:list-item>
                <text:p text:style-name="P70"><text:span text:style-name="T81">Test team</text:span></text:p>
              </text:list-item>
            </text:list>
            <text:list text:style-name="L3">
              <text:list-item>
                <text:p text:style-name="P70"><text:span text:style-name="T81">Software driver team</text:span></text:p>
              </text:list-item>
            </text:list>
          </draw:text-box>
        </draw:frame>
        <presentation:notes draw:style-name="dp2">
          <draw:page-thumbnail draw:style-name="gr1" draw:layer="layout" svg:width="13.706cm" svg:height="10.28cm" svg:x="3.647cm" svg:y="2.853cm" draw:page-number="94" presentation:class="page"/>
          <draw:frame presentation:style-name="pr5" draw:text-style-name="P6" draw:layer="layout" svg:width="14.518cm" svg:height="11.411cm" svg:x="3.249cm" svg:y="14.13cm" presentation:class="notes" presentation:placeholder="true">
            <draw:text-box/>
          </draw:frame>
        </presentation:notes>
      </draw:page>
      <draw:page draw:name="page95"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draw:text-box>
            <text:p text:style-name="P4">Memory map. Mappable hardware elements</text:p>
          </draw:text-box>
        </draw:frame>
        <draw:frame draw:style-name="standard" draw:layer="layout" svg:width="14.294cm" svg:height="12.637cm" svg:x="5.485cm" svg:y="6.364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706cm" svg:height="10.28cm" svg:x="3.647cm" svg:y="2.853cm" draw:page-number="95" presentation:class="page"/>
          <draw:frame presentation:style-name="pr5" draw:text-style-name="P6" draw:layer="layout" svg:width="14.518cm" svg:height="11.411cm" svg:x="3.249cm" svg:y="14.13cm" presentation:class="notes" presentation:placeholder="true">
            <draw:text-box/>
          </draw:frame>
        </presentation:notes>
      </draw:page>
      <draw:page draw:name="page96"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draw:text-box>
            <text:p text:style-name="P4">Memory map: inputs and outputs</text:p>
          </draw:text-box>
        </draw:frame>
        <draw:custom-shape draw:style-name="gr168" draw:text-style-name="P116" draw:id="id59" draw:layer="layout" svg:width="2.45cm" svg:height="2.45cm" svg:x="7.104cm" svg:y="10.954cm">
          <text:p text:style-name="P27"><text:span text:style-name="T112">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16" draw:id="id60" draw:layer="layout" svg:width="2.45cm" svg:height="2.45cm" svg:x="13.416cm" svg:y="10.942cm">
          <draw:glue-point draw:id="4" svg:x="-2.209cm" svg:y="4.989cm"/>
          <draw:glue-point draw:id="5" svg:x="2.32cm" svg:y="4.989cm"/>
          <draw:glue-point draw:id="6" svg:x="5.004cm" svg:y="-2.52cm"/>
          <draw:glue-point draw:id="7" svg:x="5.004cm" svg:y="2.198cm"/>
          <draw:glue-point draw:id="8" svg:x="5.004cm" svg:y="-1.526cm"/>
          <text:p text:style-name="P27"><text:span text:style-name="T112">csl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16" draw:id="id61" draw:layer="layout" svg:width="1.591cm" svg:height="1.996cm" svg:x="13.837cm" svg:y="7.761cm">
          <text:p text:style-name="P27"><text:span text:style-name="T112">csl</text:span></text:p>
          <text:p text:style-name="P27"><text:span text:style-name="T112">li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69" draw:text-style-name="P26" draw:layer="layout" draw:type="line" svg:x1="8.333cm" svg:y1="9.724cm" svg:x2="8.329cm" svg:y2="10.954cm" draw:end-shape="id59">
          <text:p text:style-name="P4"/>
        </draw:connector>
        <draw:connector draw:style-name="gr169" draw:text-style-name="P26" draw:layer="layout" draw:type="line" svg:x1="9.554cm" svg:y1="12.179cm" svg:x2="10.371cm" svg:y2="12.163cm" draw:start-shape="id59" draw:start-glue-point="1">
          <text:p text:style-name="P4"/>
        </draw:connector>
        <draw:connector draw:style-name="gr169" draw:text-style-name="P26" draw:layer="layout" draw:type="line" svg:x1="12.769cm" svg:y1="12.162cm" svg:x2="13.416cm" svg:y2="12.167cm" draw:end-shape="id60">
          <text:p text:style-name="P4"/>
        </draw:connector>
        <draw:connector draw:style-name="gr169" draw:text-style-name="P26" draw:layer="layout" draw:type="line" svg:x1="14.632cm" svg:y1="9.757cm" svg:x2="14.641cm" svg:y2="10.942cm" draw:start-shape="id61" draw:start-glue-point="7" draw:end-shape="id60">
          <text:p text:style-name="P4"/>
        </draw:connector>
        <draw:connector draw:style-name="gr169" draw:text-style-name="P26" draw:layer="layout" draw:type="line" svg:x1="15.866cm" svg:y1="12.167cm" svg:x2="17.318cm" svg:y2="12.18cm" draw:start-shape="id60" draw:start-glue-point="1" draw:end-shape="id62" draw:end-glue-point="3">
          <text:p text:style-name="P4"/>
        </draw:connector>
        <draw:connector draw:style-name="gr169" draw:text-style-name="P26" draw:layer="layout" svg:x1="15.866cm" svg:y1="12.705cm" svg:x2="17.318cm" svg:y2="14.696cm" draw:start-shape="id60" draw:start-glue-point="7" draw:end-shape="id63" draw:end-glue-point="3">
          <text:p text:style-name="P4"/>
        </draw:connector>
        <draw:connector draw:style-name="gr169" draw:text-style-name="P26" draw:layer="layout" draw:line-skew="-0.305cm" svg:x1="15.866cm" svg:y1="11.55cm" svg:x2="17.318cm" svg:y2="7.226cm" draw:start-shape="id60" draw:start-glue-point="6" draw:end-shape="id64" draw:end-glue-point="3">
          <text:p text:style-name="P4"/>
        </draw:connector>
        <draw:connector draw:style-name="gr169" draw:text-style-name="P26" draw:layer="layout" svg:x1="15.866cm" svg:y1="11.794cm" svg:x2="17.318cm" svg:y2="9.742cm" draw:start-shape="id60" draw:start-glue-point="8" draw:end-shape="id65" draw:end-glue-point="3">
          <text:p text:style-name="P4"/>
        </draw:connector>
        <draw:custom-shape draw:style-name="gr170" draw:text-style-name="P38" draw:layer="layout" svg:width="2.412cm" svg:height="1.608cm" svg:x="7.187cm" svg:y="8.056cm">
          <text:p text:style-name="P27"><text:span text:style-name="T112">.csl </text:span></text:p>
          <text:p text:style-name="P27"><text:span text:style-name="T112">pp</text:span></text:p>
          <draw:enhanced-geometry svg:viewBox="0 0 21600 21600" draw:type="rectangle" draw:enhanced-path="M 0 0 L 21600 0 21600 21600 0 21600 0 0 Z N"/>
        </draw:custom-shape>
        <draw:custom-shape draw:style-name="gr170" draw:text-style-name="P38" draw:layer="layout" svg:width="2.412cm" svg:height="1.608cm" svg:x="10.378cm" svg:y="11.324cm">
          <text:p text:style-name="P27"><text:span text:style-name="T112">.csl </text:span></text:p>
          <draw:enhanced-geometry svg:viewBox="0 0 21600 21600" draw:type="rectangle" draw:enhanced-path="M 0 0 L 21600 0 21600 21600 0 21600 0 0 Z N"/>
        </draw:custom-shape>
        <draw:custom-shape draw:style-name="gr170" draw:text-style-name="P38" draw:id="id64" draw:layer="layout" svg:width="2.412cm" svg:height="1.608cm" svg:x="17.318cm" svg:y="6.422cm">
          <text:p text:style-name="P27"><text:span text:style-name="T112">documentation</text:span></text:p>
          <text:p text:style-name="P27"><text:span text:style-name="T112">PDF</text:span></text:p>
          <draw:enhanced-geometry svg:viewBox="0 0 21600 21600" draw:type="rectangle" draw:enhanced-path="M 0 0 L 21600 0 21600 21600 0 21600 0 0 Z N"/>
        </draw:custom-shape>
        <draw:custom-shape draw:style-name="gr170" draw:text-style-name="P38" draw:id="id65" draw:layer="layout" svg:width="2.412cm" svg:height="1.608cm" svg:x="17.318cm" svg:y="8.938cm">
          <text:p text:style-name="P27"><text:span text:style-name="T112">documentation</text:span></text:p>
          <text:p text:style-name="P27"><text:span text:style-name="T112">HTML</text:span></text:p>
          <draw:enhanced-geometry svg:viewBox="0 0 21600 21600" draw:type="rectangle" draw:enhanced-path="M 0 0 L 21600 0 21600 21600 0 21600 0 0 Z N"/>
        </draw:custom-shape>
        <draw:custom-shape draw:style-name="gr170" draw:text-style-name="P38" draw:id="id63" draw:layer="layout" svg:width="2.412cm" svg:height="1.608cm" svg:x="17.318cm" svg:y="13.892cm">
          <text:p text:style-name="P27"><text:span text:style-name="T112">RTL </text:span></text:p>
          <text:p text:style-name="P27"><text:span text:style-name="T112">generated</text:span></text:p>
          <text:p text:style-name="P27"><text:span text:style-name="T112">code</text:span></text:p>
          <draw:enhanced-geometry svg:viewBox="0 0 21600 21600" draw:type="rectangle" draw:enhanced-path="M 0 0 L 21600 0 21600 21600 0 21600 0 0 Z N"/>
        </draw:custom-shape>
        <draw:custom-shape draw:style-name="gr170" draw:text-style-name="P38" draw:id="id62" draw:layer="layout" svg:width="2.412cm" svg:height="1.608cm" svg:x="17.318cm" svg:y="11.376cm">
          <text:p text:style-name="P27"><text:span text:style-name="T112">C++</text:span></text:p>
          <text:p text:style-name="P27"><text:span text:style-name="T112">generated</text:span></text:p>
          <text:p text:style-name="P27"><text:span text:style-name="T112">code</text:span></text:p>
          <draw:enhanced-geometry svg:viewBox="0 0 21600 21600" draw:type="rectangle" draw:enhanced-path="M 0 0 L 21600 0 21600 21600 0 21600 0 0 Z N"/>
        </draw:custom-shape>
        <presentation:notes draw:style-name="dp2">
          <draw:page-thumbnail draw:style-name="gr1" draw:layer="layout" svg:width="13.706cm" svg:height="10.28cm" svg:x="3.647cm" svg:y="2.853cm" draw:page-number="96" presentation:class="page"/>
          <draw:frame presentation:style-name="pr5" draw:text-style-name="P6" draw:layer="layout" svg:width="14.518cm" svg:height="11.411cm" svg:x="3.249cm" svg:y="14.13cm" presentation:class="notes" presentation:placeholder="true">
            <draw:text-box/>
          </draw:frame>
        </presentation:notes>
      </draw:page>
      <draw:page draw:name="page97"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draw:text-box>
            <text:p text:style-name="P4">Memory map. Hierarchy</text:p>
          </draw:text-box>
        </draw:frame>
        <draw:custom-shape draw:style-name="gr103" draw:text-style-name="P117" draw:layer="layout" svg:width="12.441cm" svg:height="7.685cm" svg:x="8.53cm" svg:y="7.769cm">
          <text:p text:style-name="P4"/>
          <draw:enhanced-geometry svg:viewBox="0 0 21600 21600" draw:type="rectangle" draw:enhanced-path="M 0 0 L 21600 0 21600 21600 0 21600 0 0 Z N"/>
        </draw:custom-shape>
        <draw:custom-shape draw:style-name="gr104" draw:text-style-name="P117" draw:layer="layout" svg:width="5.038cm" svg:height="6.755cm" svg:x="15.426cm" svg:y="8.192cm">
          <text:p text:style-name="P4"/>
          <draw:enhanced-geometry svg:viewBox="0 0 21600 21600" draw:type="rectangle" draw:enhanced-path="M 0 0 L 21600 0 21600 21600 0 21600 0 0 Z N"/>
        </draw:custom-shape>
        <draw:custom-shape draw:style-name="gr105" draw:text-style-name="P117" draw:layer="layout" svg:width="3.011cm" svg:height="1.631cm" svg:x="16.468cm" svg:y="9.35cm">
          <text:p text:style-name="P4"/>
          <draw:enhanced-geometry svg:viewBox="0 0 21600 21600" draw:type="rectangle" draw:enhanced-path="M 0 0 L 21600 0 21600 21600 0 21600 0 0 Z N"/>
        </draw:custom-shape>
        <draw:custom-shape draw:style-name="gr105" draw:text-style-name="P117" draw:layer="layout" svg:width="3.011cm" svg:height="1.631cm" svg:x="16.469cm" svg:y="12.151cm">
          <text:p text:style-name="P4"/>
          <draw:enhanced-geometry svg:viewBox="0 0 21600 21600" draw:type="rectangle" draw:enhanced-path="M 0 0 L 21600 0 21600 21600 0 21600 0 0 Z N"/>
        </draw:custom-shape>
        <draw:custom-shape draw:style-name="gr105" draw:text-style-name="P117" draw:layer="layout" svg:width="3.268cm" svg:height="1.847cm" svg:x="10.111cm" svg:y="9.35cm">
          <text:p text:style-name="P4"/>
          <draw:enhanced-geometry svg:viewBox="0 0 21600 21600" draw:type="rectangle" draw:enhanced-path="M 0 0 L 21600 0 21600 21600 0 21600 0 0 Z N"/>
        </draw:custom-shape>
        <draw:custom-shape draw:style-name="gr105" draw:text-style-name="P117" draw:layer="layout" svg:width="3.011cm" svg:height="1.631cm" svg:x="10.369cm" svg:y="12.151cm">
          <text:p text:style-name="P4"/>
          <draw:enhanced-geometry svg:viewBox="0 0 21600 21600" draw:type="rectangle" draw:enhanced-path="M 0 0 L 21600 0 21600 21600 0 21600 0 0 Z N"/>
        </draw:custom-shape>
        <draw:frame draw:style-name="gr38" draw:text-style-name="P118" draw:layer="layout" svg:width="2.084cm" svg:height="0.742cm" svg:x="8.81cm" svg:y="8.023cm">
          <draw:text-box>
            <text:p text:style-name="P4"><text:span text:style-name="T35">mtop</text:span></text:p>
          </draw:text-box>
        </draw:frame>
        <draw:frame draw:style-name="gr38" draw:text-style-name="P118" draw:layer="layout" svg:width="1.324cm" svg:height="0.742cm" svg:x="11.287cm" svg:y="9.853cm">
          <draw:text-box>
            <text:p text:style-name="P4"><text:span text:style-name="T35">m0</text:span></text:p>
          </draw:text-box>
        </draw:frame>
        <draw:frame draw:style-name="gr38" draw:text-style-name="P118" draw:layer="layout" svg:width="1.324cm" svg:height="0.742cm" svg:x="11.343cm" svg:y="12.682cm">
          <draw:text-box>
            <text:p text:style-name="P4"><text:span text:style-name="T35">m1</text:span></text:p>
          </draw:text-box>
        </draw:frame>
        <draw:frame draw:style-name="gr38" draw:text-style-name="P118" draw:layer="layout" svg:width="1.324cm" svg:height="0.742cm" svg:x="17.45cm" svg:y="9.895cm">
          <draw:text-box>
            <text:p text:style-name="P4"><text:span text:style-name="T35">m2</text:span></text:p>
          </draw:text-box>
        </draw:frame>
        <draw:frame draw:style-name="gr38" draw:text-style-name="P118" draw:layer="layout" svg:width="1.324cm" svg:height="0.742cm" svg:x="17.394cm" svg:y="12.653cm">
          <draw:text-box>
            <text:p text:style-name="P4"><text:span text:style-name="T35">m3</text:span></text:p>
          </draw:text-box>
        </draw:frame>
        <draw:frame draw:style-name="gr38" draw:text-style-name="P118" draw:layer="layout" svg:width="1.324cm" svg:height="0.742cm" svg:x="15.622cm" svg:y="8.347cm">
          <draw:text-box>
            <text:p text:style-name="P4"><text:span text:style-name="T35">m4</text:span></text:p>
          </draw:text-box>
        </draw:frame>
        <presentation:notes draw:style-name="dp2">
          <draw:page-thumbnail draw:style-name="gr1" draw:layer="layout" svg:width="13.706cm" svg:height="10.28cm" svg:x="3.647cm" svg:y="2.853cm" draw:page-number="97" presentation:class="page"/>
          <draw:frame presentation:style-name="pr5" draw:text-style-name="P6" draw:layer="layout" svg:width="14.518cm" svg:height="11.411cm" svg:x="3.249cm" svg:y="14.13cm" presentation:class="notes" presentation:placeholder="true">
            <draw:text-box/>
          </draw:frame>
        </presentation:notes>
      </draw:page>
      <draw:page draw:name="page98"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presentation:placeholder="true">
          <draw:text-box/>
        </draw:frame>
        <draw:g>
          <draw:custom-shape draw:style-name="gr171" draw:text-style-name="P109" draw:layer="layout" svg:width="5.882cm" svg:height="7.685cm" svg:x="10.782cm" svg:y="8.08cm">
            <text:p text:style-name="P4"/>
            <draw:enhanced-geometry svg:viewBox="0 0 21600 21600" draw:type="rectangle" draw:enhanced-path="M 0 0 L 21600 0 21600 21600 0 21600 0 0 Z N"/>
          </draw:custom-shape>
          <draw:line draw:style-name="gr36" draw:text-style-name="P109" draw:layer="layout" svg:x1="10.781cm" svg:y1="8.924cm" svg:x2="16.664cm" svg:y2="8.924cm">
            <text:p text:style-name="P4"/>
          </draw:line>
          <draw:line draw:style-name="gr36" draw:text-style-name="P109" draw:layer="layout" svg:x1="10.782cm" svg:y1="9.724cm" svg:x2="16.665cm" svg:y2="9.724cm">
            <text:p text:style-name="P4"/>
          </draw:line>
        </draw:g>
        <draw:frame draw:style-name="gr38" draw:text-style-name="P113" draw:layer="layout" svg:width="1.044cm" svg:height="0.742cm" svg:x="10.019cm" svg:y="8.164cm">
          <draw:text-box>
            <text:p text:style-name="P4"><text:span text:style-name="T110">0</text:span></text:p>
          </draw:text-box>
        </draw:frame>
        <draw:frame draw:style-name="gr38" draw:text-style-name="P113" draw:layer="layout" svg:width="1.044cm" svg:height="0.742cm" svg:x="9.819cm" svg:y="15.064cm">
          <draw:text-box>
            <text:p text:style-name="P4"><text:span text:style-name="T110">31</text:span></text:p>
          </draw:text-box>
        </draw:frame>
        <draw:frame draw:style-name="gr38" draw:text-style-name="P113" draw:layer="layout" svg:width="1.396cm" svg:height="0.742cm" svg:x="16.676cm" svg:y="8.164cm">
          <draw:text-box>
            <text:p text:style-name="P4"><text:span text:style-name="T110">500</text:span></text:p>
          </draw:text-box>
        </draw:frame>
        <draw:frame draw:style-name="gr38" draw:text-style-name="P113" draw:layer="layout" svg:width="1.396cm" svg:height="0.742cm" svg:x="16.676cm" svg:y="15.164cm">
          <draw:text-box>
            <text:p text:style-name="P4"><text:span text:style-name="T110">531</text:span></text:p>
          </draw:text-box>
        </draw:frame>
        <draw:frame draw:style-name="gr172" draw:text-style-name="P113" draw:layer="layout" svg:width="2.198cm" svg:height="1.829cm" svg:x="7.85cm" svg:y="6.756cm">
          <draw:text-box>
            <text:p text:style-name="P4"><text:span text:style-name="T110"><text:s text:c="2"/></text:span><text:span text:style-name="T110">local</text:span></text:p>
            <text:p text:style-name="P4"><text:span text:style-name="T110">address</text:span></text:p>
            <text:p text:style-name="P4"><text:span text:style-name="T110"><text:s text:c="2"/></text:span><text:span text:style-name="T110">offset</text:span></text:p>
          </draw:text-box>
        </draw:frame>
        <draw:frame draw:style-name="gr172" draw:text-style-name="P113" draw:layer="layout" svg:width="2.198cm" svg:height="1.829cm" svg:x="17.65cm" svg:y="6.757cm">
          <draw:text-box>
            <text:p text:style-name="P4"><text:span text:style-name="T110"><text:s/></text:span><text:span text:style-name="T110">global</text:span></text:p>
            <text:p text:style-name="P4"><text:span text:style-name="T110">address</text:span></text:p>
            <text:p text:style-name="P4"><text:span text:style-name="T110"><text:s text:c="2"/></text:span><text:span text:style-name="T110">base</text:span></text:p>
          </draw:text-box>
        </draw:frame>
        <presentation:notes draw:style-name="dp2">
          <draw:page-thumbnail draw:style-name="gr1" draw:layer="layout" svg:width="13.706cm" svg:height="10.28cm" svg:x="3.647cm" svg:y="2.853cm" draw:page-number="98" presentation:class="page"/>
          <draw:frame presentation:style-name="pr5" draw:text-style-name="P6" draw:layer="layout" svg:width="14.518cm" svg:height="11.411cm" svg:x="3.249cm" svg:y="14.13cm" presentation:class="notes" presentation:placeholder="true">
            <draw:text-box/>
          </draw:frame>
        </presentation:notes>
      </draw:page>
      <draw:page draw:name="page99"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presentation:placeholder="true">
          <draw:text-box/>
        </draw:frame>
        <draw:frame draw:style-name="standard" draw:layer="layout" svg:width="15.689cm" svg:height="4.658cm" svg:x="7.741cm" svg:y="9.373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3.706cm" svg:height="10.28cm" svg:x="3.647cm" svg:y="2.853cm" draw:page-number="99" presentation:class="page"/>
          <draw:frame presentation:style-name="pr5" draw:text-style-name="P6" draw:layer="layout" svg:width="14.518cm" svg:height="11.411cm" svg:x="3.249cm" svg:y="14.13cm" presentation:class="notes" presentation:placeholder="true">
            <draw:text-box/>
          </draw:frame>
        </presentation:notes>
      </draw:page>
      <draw:page draw:name="page100"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presentation:placeholder="true">
          <draw:text-box/>
        </draw:frame>
        <draw:frame draw:style-name="standard" draw:layer="layout" svg:width="17.549cm" svg:height="5.09cm" svg:x="6.531cm" svg:y="9.119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706cm" svg:height="10.28cm" svg:x="3.647cm" svg:y="2.853cm" draw:page-number="100" presentation:class="page"/>
          <draw:frame presentation:style-name="pr5" draw:text-style-name="P6" draw:layer="layout" svg:width="14.518cm" svg:height="11.411cm" svg:x="3.249cm" svg:y="14.13cm" presentation:class="notes" presentation:placeholder="true">
            <draw:text-box/>
          </draw:frame>
        </presentation:notes>
      </draw:page>
      <draw:page draw:name="page101"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presentation:placeholder="true">
          <draw:text-box/>
        </draw:frame>
        <draw:custom-shape draw:style-name="gr173" draw:text-style-name="P109" draw:layer="layout" svg:width="3.659cm" svg:height="4.419cm" svg:x="6.164cm" svg:y="9.177cm">
          <text:p text:style-name="P4"/>
          <draw:enhanced-geometry svg:viewBox="0 0 21600 21600" draw:type="rectangle" draw:enhanced-path="M 0 0 L 21600 0 21600 21600 0 21600 0 0 Z N"/>
        </draw:custom-shape>
        <draw:custom-shape draw:style-name="gr173" draw:text-style-name="P109" draw:layer="layout" svg:width="3.689cm" svg:height="4.419cm" svg:x="17.817cm" svg:y="9.178cm">
          <text:p text:style-name="P4"/>
          <draw:enhanced-geometry svg:viewBox="0 0 21600 21600" draw:type="rectangle" draw:enhanced-path="M 0 0 L 21600 0 21600 21600 0 21600 0 0 Z N"/>
        </draw:custom-shape>
        <draw:frame draw:style-name="gr174" draw:text-style-name="P113" draw:layer="layout" svg:width="2.198cm" svg:height="0.843cm" svg:x="6.977cm" svg:y="8.249cm">
          <draw:text-box>
            <text:p text:style-name="P4"><text:span text:style-name="T110">mem_a</text:span></text:p>
          </draw:text-box>
        </draw:frame>
        <draw:frame draw:style-name="gr174" draw:text-style-name="P113" draw:layer="layout" svg:width="2.198cm" svg:height="0.843cm" svg:x="18.677cm" svg:y="8.25cm">
          <draw:text-box>
            <text:p text:style-name="P4"><text:span text:style-name="T110">mem_b</text:span></text:p>
          </draw:text-box>
        </draw:frame>
        <draw:frame draw:style-name="gr174" draw:text-style-name="P113" draw:layer="layout" svg:width="2.198cm" svg:height="0.843cm" svg:x="4.05cm" svg:y="8.419cm">
          <draw:text-box>
            <text:p text:style-name="P4"><text:span text:style-name="T110">addr</text:span></text:p>
          </draw:text-box>
        </draw:frame>
        <draw:frame draw:style-name="gr174" draw:text-style-name="P113" draw:layer="layout" svg:width="2.198cm" svg:height="0.843cm" svg:x="15.646cm" svg:y="8.364cm">
          <draw:text-box>
            <text:p text:style-name="P4"><text:span text:style-name="T110">addr</text:span></text:p>
          </draw:text-box>
        </draw:frame>
        <draw:frame draw:style-name="gr174" draw:text-style-name="P113" draw:layer="layout" svg:width="1.102cm" svg:height="0.843cm" svg:x="5.288cm" svg:y="9.152cm">
          <draw:text-box>
            <text:p text:style-name="P4"><text:span text:style-name="T110">0</text:span></text:p>
          </draw:text-box>
        </draw:frame>
        <draw:frame draw:style-name="gr174" draw:text-style-name="P113" draw:layer="layout" svg:width="1.102cm" svg:height="0.843cm" svg:x="5.104cm" svg:y="12.868cm">
          <draw:text-box>
            <text:p text:style-name="P4"><text:span text:style-name="T110">31</text:span></text:p>
          </draw:text-box>
        </draw:frame>
        <draw:frame draw:style-name="gr174" draw:text-style-name="P113" draw:layer="layout" svg:width="1.102cm" svg:height="0.843cm" svg:x="16.847cm" svg:y="12.897cm">
          <draw:text-box>
            <text:p text:style-name="P4"><text:span text:style-name="T110">67</text:span></text:p>
          </draw:text-box>
        </draw:frame>
        <draw:frame draw:style-name="gr174" draw:text-style-name="P113" draw:layer="layout" svg:width="1.102cm" svg:height="0.843cm" svg:x="16.847cm" svg:y="8.998cm">
          <draw:text-box>
            <text:p text:style-name="P4"><text:span text:style-name="T110">35</text:span></text:p>
          </draw:text-box>
        </draw:frame>
        <presentation:notes draw:style-name="dp2">
          <draw:page-thumbnail draw:style-name="gr1" draw:layer="layout" svg:width="13.706cm" svg:height="10.28cm" svg:x="3.647cm" svg:y="2.853cm" draw:page-number="101" presentation:class="page"/>
          <draw:frame presentation:style-name="pr5" draw:text-style-name="P6" draw:layer="layout" svg:width="14.518cm" svg:height="11.411cm" svg:x="3.249cm" svg:y="14.13cm" presentation:class="notes" presentation:placeholder="true">
            <draw:text-box/>
          </draw:frame>
        </presentation:notes>
      </draw:page>
      <draw:page draw:name="page102"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presentation:placeholder="true">
          <draw:text-box/>
        </draw:frame>
        <draw:custom-shape draw:style-name="gr173" draw:text-style-name="P119" draw:layer="layout" svg:width="3.573cm" svg:height="4.992cm" svg:x="7.119cm" svg:y="10.776cm">
          <text:p text:style-name="P4"/>
          <draw:enhanced-geometry svg:viewBox="0 0 21600 21600" draw:type="rectangle" draw:enhanced-path="M 0 0 L 21600 0 21600 21600 0 21600 0 0 Z N"/>
        </draw:custom-shape>
        <draw:custom-shape draw:style-name="gr173" draw:text-style-name="P119" draw:layer="layout" svg:width="3.574cm" svg:height="2.251cm" svg:x="7.119cm" svg:y="8.58cm">
          <text:p text:style-name="P4"/>
          <draw:enhanced-geometry svg:viewBox="0 0 21600 21600" draw:type="rectangle" draw:enhanced-path="M 0 0 L 21600 0 21600 21600 0 21600 0 0 Z N"/>
        </draw:custom-shape>
        <draw:frame draw:style-name="gr175" draw:text-style-name="P80" draw:layer="layout" svg:width="2.897cm" svg:height="0.791cm" svg:x="12.979cm" svg:y="8.649cm">
          <draw:text-box>
            <text:p text:style-name="P4"><text:span text:style-name="T80">base_0=0</text:span></text:p>
          </draw:text-box>
        </draw:frame>
        <draw:frame draw:style-name="gr174" draw:text-style-name="P80" draw:layer="layout" svg:width="2.905cm" svg:height="1.233cm" svg:x="7.38cm" svg:y="16.413cm">
          <draw:text-box>
            <text:p text:style-name="P4"><text:span text:style-name="T80"><text:s text:c="3"/></text:span><text:span text:style-name="T80">global</text:span></text:p>
            <text:p text:style-name="P4"><text:span text:style-name="T80">addresses</text:span></text:p>
          </draw:text-box>
        </draw:frame>
        <draw:frame draw:style-name="gr174" draw:text-style-name="P80" draw:layer="layout" svg:width="1.102cm" svg:height="0.843cm" svg:x="7.087cm" svg:y="8.553cm">
          <draw:text-box>
            <text:p text:style-name="P4"><text:span text:style-name="T80">0</text:span></text:p>
          </draw:text-box>
        </draw:frame>
        <draw:frame draw:style-name="gr174" draw:text-style-name="P80" draw:layer="layout" svg:width="1.102cm" svg:height="0.843cm" svg:x="7.043cm" svg:y="10.796cm">
          <draw:text-box>
            <text:p text:style-name="P4"><text:span text:style-name="T80">16</text:span></text:p>
          </draw:text-box>
        </draw:frame>
        <draw:custom-shape draw:style-name="gr173" draw:text-style-name="P119" draw:layer="layout" svg:width="3.573cm" svg:height="4.992cm" svg:x="18.739cm" svg:y="10.53cm">
          <text:p text:style-name="P4"/>
          <draw:enhanced-geometry svg:viewBox="0 0 21600 21600" draw:type="rectangle" draw:enhanced-path="M 0 0 L 21600 0 21600 21600 0 21600 0 0 Z N"/>
        </draw:custom-shape>
        <draw:custom-shape draw:style-name="gr173" draw:text-style-name="P119" draw:layer="layout" svg:width="3.574cm" svg:height="2.251cm" svg:x="18.739cm" svg:y="8.034cm">
          <text:p text:style-name="P4"/>
          <draw:enhanced-geometry svg:viewBox="0 0 21600 21600" draw:type="rectangle" draw:enhanced-path="M 0 0 L 21600 0 21600 21600 0 21600 0 0 Z N"/>
        </draw:custom-shape>
        <draw:frame draw:style-name="gr174" draw:text-style-name="P80" draw:layer="layout" svg:width="1.102cm" svg:height="0.843cm" svg:x="7.033cm" svg:y="10.199cm">
          <draw:text-box>
            <text:p text:style-name="P4"><text:span text:style-name="T80">15</text:span></text:p>
          </draw:text-box>
        </draw:frame>
        <draw:frame draw:style-name="gr174" draw:text-style-name="P80" draw:layer="layout" svg:width="1.102cm" svg:height="0.843cm" svg:x="7.043cm" svg:y="15.097cm">
          <draw:text-box>
            <text:p text:style-name="P4"><text:span text:style-name="T80">47</text:span></text:p>
          </draw:text-box>
        </draw:frame>
        <draw:frame draw:style-name="gr174" draw:text-style-name="P80" draw:layer="layout" svg:width="1.102cm" svg:height="0.843cm" svg:x="18.706cm" svg:y="8.036cm">
          <draw:text-box>
            <text:p text:style-name="P4"><text:span text:style-name="T80">0</text:span></text:p>
          </draw:text-box>
        </draw:frame>
        <draw:frame draw:style-name="gr174" draw:text-style-name="P80" draw:layer="layout" svg:width="1.102cm" svg:height="0.843cm" svg:x="18.652cm" svg:y="9.682cm">
          <draw:text-box>
            <text:p text:style-name="P4"><text:span text:style-name="T80">15</text:span></text:p>
          </draw:text-box>
        </draw:frame>
        <draw:frame draw:style-name="gr174" draw:text-style-name="P80" draw:layer="layout" svg:width="1.102cm" svg:height="0.843cm" svg:x="18.69cm" svg:y="10.549cm">
          <draw:text-box>
            <text:p text:style-name="P4"><text:span text:style-name="T80">0</text:span></text:p>
          </draw:text-box>
        </draw:frame>
        <draw:frame draw:style-name="gr174" draw:text-style-name="P80" draw:layer="layout" svg:width="1.102cm" svg:height="0.843cm" svg:x="18.69cm" svg:y="14.85cm">
          <draw:text-box>
            <text:p text:style-name="P4"><text:span text:style-name="T80">31</text:span></text:p>
          </draw:text-box>
        </draw:frame>
        <draw:frame draw:style-name="gr174" draw:text-style-name="P80" draw:layer="layout" svg:width="2.905cm" svg:height="1.233cm" svg:x="19.181cm" svg:y="16.414cm">
          <draw:text-box>
            <text:p text:style-name="P4"><text:span text:style-name="T80"><text:s text:c="4"/></text:span><text:span text:style-name="T80">local</text:span></text:p>
            <text:p text:style-name="P4"><text:span text:style-name="T80">addresses</text:span></text:p>
          </draw:text-box>
        </draw:frame>
        <draw:line draw:style-name="gr110" draw:text-style-name="P79" draw:layer="layout" svg:x1="11.184cm" svg:y1="9.412cm" svg:x2="18.276cm" svg:y2="9.412cm">
          <text:p text:style-name="P4"/>
        </draw:line>
        <draw:frame draw:style-name="gr175" draw:text-style-name="P80" draw:layer="layout" svg:width="5.046cm" svg:height="0.791cm" svg:x="12.139cm" svg:y="12.095cm">
          <draw:text-box>
            <text:p text:style-name="P4"><text:span text:style-name="T80">base_1= base_0+16</text:span></text:p>
          </draw:text-box>
        </draw:frame>
        <draw:line draw:style-name="gr110" draw:text-style-name="P79" draw:layer="layout" svg:x1="11.184cm" svg:y1="12.913cm" svg:x2="18.276cm" svg:y2="12.913cm">
          <text:p text:style-name="P4"/>
        </draw:line>
        <presentation:notes draw:style-name="dp2">
          <draw:page-thumbnail draw:style-name="gr1" draw:layer="layout" svg:width="13.706cm" svg:height="10.28cm" svg:x="3.647cm" svg:y="2.853cm" draw:page-number="102" presentation:class="page"/>
          <draw:frame presentation:style-name="pr5" draw:text-style-name="P6" draw:layer="layout" svg:width="14.518cm" svg:height="11.411cm" svg:x="3.249cm" svg:y="14.13cm" presentation:class="notes" presentation:placeholder="true">
            <draw:text-box/>
          </draw:frame>
        </presentation:notes>
      </draw:page>
      <draw:page draw:name="page103"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presentation:placeholder="true">
          <draw:text-box/>
        </draw:frame>
        <draw:custom-shape draw:style-name="gr173" draw:text-style-name="P119" draw:layer="layout" svg:width="3.573cm" svg:height="6.192cm" svg:x="11.675cm" svg:y="8.619cm">
          <text:p text:style-name="P4"/>
          <draw:enhanced-geometry svg:viewBox="0 0 21600 21600" draw:type="rectangle" draw:enhanced-path="M 0 0 L 21600 0 21600 21600 0 21600 0 0 Z N"/>
        </draw:custom-shape>
        <draw:frame draw:style-name="gr175" draw:text-style-name="P80" draw:layer="layout" svg:width="4.285cm" svg:height="0.791cm" svg:x="11.4cm" svg:y="7.559cm">
          <draw:text-box>
            <text:p text:style-name="P4"><text:span text:style-name="T80">reserved_ mmap</text:span></text:p>
          </draw:text-box>
        </draw:frame>
        <draw:frame draw:style-name="gr175" draw:text-style-name="P80" draw:layer="layout" svg:width="2.183cm" svg:height="0.791cm" svg:x="9.41cm" svg:y="8.678cm">
          <draw:text-box>
            <text:p text:style-name="P4"><text:span text:style-name="T80">0x1000</text:span></text:p>
          </draw:text-box>
        </draw:frame>
        <draw:frame draw:style-name="gr175" draw:text-style-name="P80" draw:layer="layout" svg:width="2.183cm" svg:height="0.791cm" svg:x="9.411cm" svg:y="10.179cm">
          <draw:text-box>
            <text:p text:style-name="P4"><text:span text:style-name="T80">0x3FFF</text:span></text:p>
          </draw:text-box>
        </draw:frame>
        <draw:frame draw:style-name="gr175" draw:text-style-name="P80" draw:layer="layout" svg:width="2.183cm" svg:height="0.791cm" svg:x="9.412cm" svg:y="11.48cm">
          <draw:text-box>
            <text:p text:style-name="P4"><text:span text:style-name="T80">0x7FFF</text:span></text:p>
          </draw:text-box>
        </draw:frame>
        <draw:frame draw:style-name="gr175" draw:text-style-name="P80" draw:layer="layout" svg:width="2.183cm" svg:height="0.791cm" svg:x="9.413cm" svg:y="14.081cm">
          <draw:text-box>
            <text:p text:style-name="P4"><text:span text:style-name="T80">0xFFFF</text:span></text:p>
          </draw:text-box>
        </draw:frame>
        <draw:custom-shape draw:style-name="gr176" draw:text-style-name="P79" draw:layer="layout" svg:width="3.573cm" svg:height="1.664cm" svg:x="11.675cm" svg:y="10.312cm">
          <text:p text:style-name="P4"/>
          <draw:enhanced-geometry svg:viewBox="0 0 21600 21600" draw:type="rectangle" draw:enhanced-path="M 0 0 L 21600 0 21600 21600 0 21600 0 0 Z N"/>
        </draw:custom-shape>
        <presentation:notes draw:style-name="dp2">
          <draw:page-thumbnail draw:style-name="gr1" draw:layer="layout" svg:width="13.706cm" svg:height="10.28cm" svg:x="3.647cm" svg:y="2.853cm" draw:page-number="103" presentation:class="page"/>
          <draw:frame presentation:style-name="pr5" draw:text-style-name="P6" draw:layer="layout" svg:width="14.518cm" svg:height="11.411cm" svg:x="3.249cm" svg:y="14.13cm" presentation:class="notes" presentation:placeholder="true">
            <draw:text-box/>
          </draw:frame>
        </presentation:notes>
      </draw:page>
      <draw:page draw:name="page104"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presentation:placeholder="true">
          <draw:text-box/>
        </draw:frame>
        <draw:frame draw:style-name="standard" draw:layer="layout" svg:width="8.424cm" svg:height="5.826cm" svg:x="4.903cm" svg:y="6.961cm">
          <draw:object xlink:href="./Object 13" xlink:type="simple" xlink:show="embed" xlink:actuate="onLoad"/>
          <draw:image xlink:href="./ObjectReplacements/Object 13" xlink:type="simple" xlink:show="embed" xlink:actuate="onLoad"/>
        </draw:frame>
        <draw:frame draw:style-name="standard" draw:layer="layout" svg:width="8.424cm" svg:height="5.826cm" svg:x="14.192cm" svg:y="6.961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706cm" svg:height="10.28cm" svg:x="3.647cm" svg:y="2.853cm" draw:page-number="104" presentation:class="page"/>
          <draw:frame presentation:style-name="pr5" draw:text-style-name="P6" draw:layer="layout" svg:width="14.518cm" svg:height="11.411cm" svg:x="3.249cm" svg:y="14.13cm" presentation:class="notes" presentation:placeholder="true">
            <draw:text-box/>
          </draw:frame>
        </presentation:notes>
      </draw:page>
      <draw:page draw:name="page105"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presentation:user-transformed="true">
          <draw:text-box>
            <text:p text:style-name="P4">Testbenches</text:p>
          </draw:text-box>
        </draw:frame>
        <draw:custom-shape draw:style-name="gr177" draw:text-style-name="P26" draw:layer="layout" svg:width="11.048cm" svg:height="8.901cm" svg:x="12.92cm" svg:y="5.862cm">
          <text:p text:style-name="P4"/>
          <draw:enhanced-geometry svg:viewBox="0 0 21600 21600" draw:type="rectangle" draw:enhanced-path="M 0 0 L 21600 0 21600 21600 0 21600 0 0 Z N"/>
        </draw:custom-shape>
        <draw:custom-shape draw:style-name="gr177" draw:text-style-name="P26" draw:layer="layout" svg:width="2.336cm" svg:height="3.828cm" svg:x="4.089cm" svg:y="8.979cm">
          <text:p text:style-name="P4"/>
          <draw:enhanced-geometry svg:viewBox="0 0 21600 21600" draw:type="rectangle" draw:enhanced-path="M 0 0 L 21600 0 21600 21600 0 21600 0 0 Z N"/>
        </draw:custom-shape>
        <draw:custom-shape draw:style-name="gr177" draw:text-style-name="P26" draw:id="id66" draw:layer="layout" svg:width="2.731cm" svg:height="9.968cm" svg:x="7.957cm" svg:y="5.901cm">
          <draw:glue-point draw:id="4" svg:x="4.993cm" svg:y="-2.96cm"/>
          <draw:glue-point draw:id="5" svg:x="4.993cm" svg:y="-1.356cm"/>
          <draw:glue-point draw:id="6" svg:x="4.993cm" svg:y="-0.477cm"/>
          <draw:glue-point draw:id="7" svg:x="4.993cm" svg:y="0.85cm"/>
          <text:p text:style-name="P4"/>
          <draw:enhanced-geometry svg:viewBox="0 0 21600 21600" draw:type="rectangle" draw:enhanced-path="M 0 0 L 21600 0 21600 21600 0 21600 0 0 Z N"/>
        </draw:custom-shape>
        <draw:custom-shape draw:style-name="gr177" draw:text-style-name="P26" draw:layer="layout" svg:width="11.184cm" svg:height="1.951cm" svg:x="12.784cm" svg:y="16.207cm">
          <draw:glue-point draw:id="4" svg:x="-2.446cm" svg:y="-4.871cm"/>
          <draw:glue-point draw:id="5" svg:x="1.907cm" svg:y="-4.963cm"/>
          <draw:glue-point draw:id="6" svg:x="2.102cm" svg:y="-4.963cm"/>
          <text:p text:style-name="P4"/>
          <draw:enhanced-geometry svg:viewBox="0 0 21600 21600" draw:type="rectangle" draw:enhanced-path="M 0 0 L 21600 0 21600 21600 0 21600 0 0 Z N"/>
        </draw:custom-shape>
        <draw:g draw:id="id68">
          <draw:custom-shape draw:style-name="gr178" draw:text-style-name="P26" draw:layer="layout" svg:width="1.782cm" svg:height="1.203cm" svg:x="15.808cm" svg:y="10.406cm">
            <text:p text:style-name="P4"/>
            <draw:enhanced-geometry svg:viewBox="0 0 21600 21600" draw:glue-points="10800 0 3160 3160 0 10800 3160 18440 10800 21600 18440 18440 21600 10800 18440 3160" draw:text-areas="3200 3200 18400 18400" draw:type="ellipse"/>
          </draw:custom-shape>
          <draw:g>
            <draw:line draw:style-name="gr179" draw:text-style-name="P26" draw:layer="layout" svg:x1="16.153cm" svg:y1="10.82cm" svg:x2="16.641cm" svg:y2="10.82cm">
              <text:p text:style-name="P4"/>
            </draw:line>
            <draw:line draw:style-name="gr179" draw:text-style-name="P26" draw:layer="layout" svg:x1="16.855cm" svg:y1="10.82cm" svg:x2="17.342cm" svg:y2="10.82cm">
              <text:p text:style-name="P4"/>
            </draw:line>
            <draw:line draw:style-name="gr179" draw:text-style-name="P26" draw:layer="layout" svg:x1="16.856cm" svg:y1="11.179cm" svg:x2="17.343cm" svg:y2="11.179cm">
              <text:p text:style-name="P4"/>
            </draw:line>
            <draw:line draw:style-name="gr179" draw:text-style-name="P26" draw:layer="layout" svg:x1="16.157cm" svg:y1="11.179cm" svg:x2="16.644cm" svg:y2="11.179cm">
              <text:p text:style-name="P4"/>
            </draw:line>
          </draw:g>
        </draw:g>
        <draw:g>
          <draw:custom-shape draw:style-name="gr178" draw:text-style-name="P26" draw:layer="layout" svg:width="1.78cm" svg:height="1.203cm" svg:x="20.172cm" svg:y="11.372cm">
            <text:p text:style-name="P4"/>
            <draw:enhanced-geometry svg:viewBox="0 0 21600 21600" draw:glue-points="10800 0 3160 3160 0 10800 3160 18440 10800 21600 18440 18440 21600 10800 18440 3160" draw:text-areas="3200 3200 18400 18400" draw:type="ellipse"/>
          </draw:custom-shape>
          <draw:g>
            <draw:line draw:style-name="gr179" draw:text-style-name="P26" draw:layer="layout" svg:x1="20.508cm" svg:y1="11.787cm" svg:x2="20.995cm" svg:y2="11.787cm">
              <text:p text:style-name="P4"/>
            </draw:line>
            <draw:line draw:style-name="gr179" draw:text-style-name="P26" draw:layer="layout" svg:x1="21.21cm" svg:y1="11.787cm" svg:x2="21.696cm" svg:y2="11.787cm">
              <text:p text:style-name="P4"/>
            </draw:line>
            <draw:line draw:style-name="gr179" draw:text-style-name="P26" draw:layer="layout" svg:x1="21.211cm" svg:y1="12.145cm" svg:x2="21.697cm" svg:y2="12.145cm">
              <text:p text:style-name="P4"/>
            </draw:line>
            <draw:line draw:style-name="gr179" draw:text-style-name="P26" draw:layer="layout" svg:x1="20.512cm" svg:y1="12.145cm" svg:x2="20.999cm" svg:y2="12.145cm">
              <text:p text:style-name="P4"/>
            </draw:line>
          </draw:g>
        </draw:g>
        <draw:frame draw:style-name="gr180" draw:text-style-name="P118" draw:layer="layout" svg:width="1.901cm" svg:height="2cm" svg:x="4.484cm" svg:y="9.825cm">
          <draw:text-box>
            <text:p text:style-name="P4"><text:span text:style-name="T35">csl spec file</text:span></text:p>
          </draw:text-box>
        </draw:frame>
        <draw:frame draw:style-name="gr181" draw:text-style-name="P118" draw:layer="layout" svg:width="1.784cm" svg:height="0.93cm" svg:x="8.481cm" svg:y="10.408cm">
          <draw:text-box>
            <text:p text:style-name="P4"><text:span text:style-name="T35">cslc</text:span></text:p>
          </draw:text-box>
        </draw:frame>
        <draw:custom-shape draw:style-name="gr178" draw:text-style-name="P26" draw:layer="layout" svg:width="9.104cm" svg:height="2.17cm" svg:x="14.037cm" svg:y="6.852cm">
          <text:p text:style-name="P4"/>
          <draw:enhanced-geometry svg:viewBox="0 0 21600 21600" draw:mirror-horizontal="false" draw:mirror-vertical="false" draw:type="rectangle" draw:enhanced-path="M 0 0 L 21600 0 21600 21600 0 21600 0 0 Z N"/>
        </draw:custom-shape>
        <draw:frame draw:style-name="gr181" draw:text-style-name="P118" draw:layer="layout" svg:width="2.44cm" svg:height="0.93cm" svg:x="13.973cm" svg:y="6.882cm">
          <draw:text-box>
            <text:p text:style-name="P4"><text:span text:style-name="T35">Verilog</text:span></text:p>
          </draw:text-box>
        </draw:frame>
        <draw:frame draw:style-name="gr181" draw:text-style-name="P118" draw:layer="layout" svg:width="6.987cm" svg:height="0.93cm" svg:x="16.541cm" svg:y="6.973cm">
          <draw:text-box>
            <text:p text:style-name="P4"><text:span text:style-name="T35">DUT (Design Under Test)</text:span></text:p>
          </draw:text-box>
        </draw:frame>
        <draw:frame draw:style-name="gr182" draw:text-style-name="P118" draw:layer="layout" svg:width="1.634cm" svg:height="0.867cm" svg:x="16.442cm" svg:y="8.231cm">
          <draw:text-box>
            <text:p text:style-name="P4"><text:span text:style-name="T35">(E)</text:span></text:p>
          </draw:text-box>
        </draw:frame>
        <draw:connector draw:style-name="gr183" draw:text-style-name="P26" draw:layer="layout" draw:type="line" svg:x1="10.685cm" svg:y1="7.935cm" svg:x2="14.037cm" svg:y2="7.937cm" draw:start-shape="id66" draw:start-glue-point="4">
          <text:p text:style-name="P4"/>
        </draw:connector>
        <draw:frame draw:style-name="gr181" draw:text-style-name="P118" draw:layer="layout" svg:width="3.507cm" svg:height="0.93cm" svg:x="12.861cm" svg:y="5.868cm">
          <draw:text-box>
            <text:p text:style-name="P4"><text:span text:style-name="T35">Testbench</text:span></text:p>
          </draw:text-box>
        </draw:frame>
        <draw:connector draw:style-name="gr183" draw:text-style-name="P26" draw:layer="layout" draw:type="line" svg:x1="10.685cm" svg:y1="9.534cm" svg:x2="12.902cm" svg:y2="9.533cm" draw:start-shape="id66" draw:start-glue-point="5">
          <text:p text:style-name="P4"/>
        </draw:connector>
        <draw:frame draw:style-name="gr184" draw:text-style-name="P118" draw:layer="layout" svg:width="3.989cm" svg:height="1.433cm" svg:x="12.72cm" svg:y="8.981cm">
          <draw:text-box>
            <text:p text:style-name="P4"><text:span text:style-name="T35">Vectors initializations</text:span></text:p>
          </draw:text-box>
        </draw:frame>
        <draw:connector draw:style-name="gr183" draw:text-style-name="P26" draw:layer="layout" draw:type="line" svg:x1="16.696cm" svg:y1="12.385cm" svg:x2="16.699cm" svg:y2="11.609cm" draw:start-shape="id67" draw:start-glue-point="0" draw:end-shape="id68" draw:end-glue-point="2">
          <text:p text:style-name="P4"/>
        </draw:connector>
        <draw:custom-shape draw:style-name="gr178" draw:text-style-name="P26" draw:id="id67" draw:layer="layout" svg:width="1.636cm" svg:height="1.078cm" svg:x="15.878cm" svg:y="12.385cm">
          <text:p text:style-name="P4"/>
          <draw:enhanced-geometry svg:viewBox="0 0 21600 21600" draw:mirror-horizontal="false" draw:mirror-vertical="false" draw:type="rectangle" draw:enhanced-path="M 0 0 L 21600 0 21600 21600 0 21600 0 0 Z N"/>
        </draw:custom-shape>
        <draw:frame draw:style-name="gr185" draw:text-style-name="P118" draw:layer="layout" svg:width="2.075cm" svg:height="0.93cm" svg:x="15.746cm" svg:y="12.404cm">
          <draw:text-box>
            <text:p text:style-name="P4"><text:span text:style-name="T35">mem</text:span></text:p>
          </draw:text-box>
        </draw:frame>
        <draw:custom-shape draw:style-name="gr178" draw:text-style-name="P26" draw:layer="layout" svg:width="1.637cm" svg:height="1.079cm" svg:x="20.267cm" svg:y="13.226cm">
          <text:p text:style-name="P4"/>
          <draw:enhanced-geometry svg:viewBox="0 0 21600 21600" draw:type="rectangle" draw:enhanced-path="M 0 0 L 21600 0 21600 21600 0 21600 0 0 Z N"/>
        </draw:custom-shape>
        <draw:frame draw:style-name="gr181" draw:text-style-name="P118" draw:layer="layout" svg:width="2.068cm" svg:height="0.93cm" svg:x="20.182cm" svg:y="13.241cm">
          <draw:text-box>
            <text:p text:style-name="P4"><text:span text:style-name="T35">mem</text:span></text:p>
          </draw:text-box>
        </draw:frame>
        <draw:frame draw:style-name="gr181" draw:text-style-name="P118" draw:layer="layout" svg:width="2.536cm" svg:height="0.93cm" svg:x="14.383cm" svg:y="14.774cm">
          <draw:text-box>
            <text:p text:style-name="P4"><text:span text:style-name="T35">Vectors </text:span></text:p>
          </draw:text-box>
        </draw:frame>
        <draw:frame draw:style-name="gr181" draw:text-style-name="P118" draw:layer="layout" svg:width="1.604cm" svg:height="0.93cm" svg:x="14.646cm" svg:y="12.165cm">
          <draw:text-box>
            <text:p text:style-name="P4"><text:span text:style-name="T35">(C)</text:span></text:p>
          </draw:text-box>
        </draw:frame>
        <draw:frame draw:style-name="gr181" draw:text-style-name="P118" draw:layer="layout" svg:width="1.601cm" svg:height="0.93cm" svg:x="16.757cm" svg:y="14.795cm">
          <draw:text-box>
            <text:p text:style-name="P4"><text:span text:style-name="T35">(B)</text:span></text:p>
          </draw:text-box>
        </draw:frame>
        <draw:frame draw:style-name="gr181" draw:text-style-name="P118" draw:layer="layout" svg:width="1.574cm" svg:height="0.93cm" svg:x="12.953cm" svg:y="16.339cm">
          <draw:text-box>
            <text:p text:style-name="P4"><text:span text:style-name="T35">(A)</text:span></text:p>
          </draw:text-box>
        </draw:frame>
        <draw:frame draw:style-name="gr181" draw:text-style-name="P118" draw:layer="layout" svg:width="4.552cm" svg:height="0.93cm" svg:x="16.257cm" svg:y="16.642cm">
          <draw:text-box>
            <text:p text:style-name="P4"><text:span text:style-name="T35">C++ simulator</text:span></text:p>
          </draw:text-box>
        </draw:frame>
        <draw:frame draw:style-name="gr184" draw:text-style-name="P118" draw:layer="layout" svg:width="3.087cm" svg:height="1.433cm" svg:x="18.511cm" svg:y="9.053cm">
          <draw:text-box>
            <text:p text:style-name="P4"><text:span text:style-name="T35">State stimulus</text:span></text:p>
          </draw:text-box>
        </draw:frame>
        <draw:frame draw:style-name="gr184" draw:text-style-name="P118" draw:layer="layout" svg:width="3.441cm" svg:height="1.433cm" svg:x="18.266cm" svg:y="14.632cm">
          <draw:text-box>
            <text:p text:style-name="P4"><text:span text:style-name="T35">Expanded state</text:span></text:p>
          </draw:text-box>
        </draw:frame>
        <draw:frame draw:style-name="gr181" draw:text-style-name="P118" draw:layer="layout" svg:width="1.514cm" svg:height="0.93cm" svg:x="21.552cm" svg:y="11.002cm">
          <draw:text-box>
            <text:p text:style-name="P4"><text:span text:style-name="T35">(D)</text:span></text:p>
          </draw:text-box>
        </draw:frame>
        <draw:line draw:style-name="gr183" draw:text-style-name="P26" draw:layer="layout" svg:x1="16.71cm" svg:y1="9.013cm" svg:x2="16.71cm" svg:y2="10.398cm">
          <text:p text:style-name="P4"/>
        </draw:line>
        <draw:line draw:style-name="gr183" draw:text-style-name="P26" draw:layer="layout" svg:x1="10.724cm" svg:y1="10.976cm" svg:x2="15.76cm" svg:y2="10.976cm">
          <text:p text:style-name="P4"/>
        </draw:line>
        <draw:line draw:style-name="gr183" draw:text-style-name="P26" draw:layer="layout" svg:x1="10.74cm" svg:y1="12.042cm" svg:x2="20.185cm" svg:y2="12.042cm">
          <text:p text:style-name="P4"/>
        </draw:line>
        <draw:line draw:style-name="gr183" draw:text-style-name="P26" draw:layer="layout" svg:x1="16.694cm" svg:y1="16.208cm" svg:x2="16.694cm" svg:y2="13.456cm">
          <text:p text:style-name="P4"/>
        </draw:line>
        <draw:line draw:style-name="gr183" draw:text-style-name="P26" draw:layer="layout" svg:x1="21.076cm" svg:y1="16.208cm" svg:x2="21.076cm" svg:y2="14.291cm">
          <text:p text:style-name="P4"/>
        </draw:line>
        <draw:line draw:style-name="gr183" draw:text-style-name="P26" draw:layer="layout" svg:x1="21.06cm" svg:y1="13.227cm" svg:x2="21.06cm" svg:y2="12.589cm">
          <text:p text:style-name="P4"/>
        </draw:line>
        <draw:line draw:style-name="gr183" draw:text-style-name="P26" draw:layer="layout" svg:x1="21.047cm" svg:y1="9.029cm" svg:x2="21.047cm" svg:y2="11.371cm">
          <text:p text:style-name="P4"/>
        </draw:line>
        <draw:line draw:style-name="gr183" draw:text-style-name="P26" draw:layer="layout" svg:x1="6.446cm" svg:y1="10.687cm" svg:x2="7.945cm" svg:y2="10.686cm">
          <text:p text:style-name="P4"/>
        </draw:line>
        <presentation:notes draw:style-name="dp2">
          <draw:page-thumbnail draw:style-name="gr1" draw:layer="layout" svg:width="13.706cm" svg:height="10.28cm" svg:x="3.647cm" svg:y="2.853cm" draw:page-number="105" presentation:class="page"/>
          <draw:frame presentation:style-name="pr5" draw:text-style-name="P6" draw:layer="layout" svg:width="14.518cm" svg:height="11.411cm" svg:x="3.249cm" svg:y="14.13cm" presentation:class="notes" presentation:placeholder="true">
            <draw:text-box/>
          </draw:frame>
        </presentation:notes>
      </draw:page>
      <draw:page draw:name="page106"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presentation:user-transformed="true">
          <draw:text-box>
            <text:p text:style-name="P4">Testbenches</text:p>
          </draw:text-box>
        </draw:frame>
        <draw:g>
          <draw:custom-shape draw:style-name="gr186" draw:text-style-name="P120" draw:layer="layout" svg:width="10.529cm" svg:height="8.239cm" svg:x="8.383cm" svg:y="6.806cm">
            <text:p text:style-name="P4"/>
            <draw:enhanced-geometry svg:viewBox="0 0 21600 21600" draw:type="rectangle" draw:enhanced-path="M 0 0 L 21600 0 21600 21600 0 21600 0 0 Z N"/>
          </draw:custom-shape>
          <draw:custom-shape draw:style-name="gr187" draw:text-style-name="P120" draw:id="id69" draw:layer="layout" svg:width="3.791cm" svg:height="1.428cm" svg:x="2.925cm" svg:y="8.257cm">
            <text:p text:style-name="P4"/>
            <draw:enhanced-geometry svg:viewBox="0 0 21600 21600" draw:type="rectangle" draw:enhanced-path="M 0 0 L 21600 0 21600 21600 0 21600 0 0 Z N"/>
          </draw:custom-shape>
          <draw:frame draw:style-name="gr188" draw:text-style-name="P121" draw:layer="layout" svg:width="3.685cm" svg:height="0.83cm" svg:x="3.058cm" svg:y="8.549cm">
            <draw:text-box>
              <text:p text:style-name="P65"><text:span text:style-name="T113">expect vector</text:span></text:p>
            </draw:text-box>
          </draw:frame>
          <draw:custom-shape draw:style-name="gr189" draw:text-style-name="P120" draw:layer="layout" svg:width="3.79cm" svg:height="1.428cm" svg:x="11.717cm" svg:y="7.356cm">
            <text:p text:style-name="P4"/>
            <draw:enhanced-geometry svg:viewBox="0 0 21600 21600" draw:type="rectangle" draw:enhanced-path="M 0 0 L 21600 0 21600 21600 0 21600 0 0 Z N"/>
          </draw:custom-shape>
          <draw:frame draw:style-name="gr190" draw:text-style-name="P121" draw:layer="layout" svg:width="4.189cm" svg:height="0.83cm" svg:x="11.533cm" svg:y="7.678cm">
            <draw:text-box>
              <text:p text:style-name="P65"><text:span text:style-name="T113">compare events</text:span></text:p>
            </draw:text-box>
          </draw:frame>
          <draw:custom-shape draw:style-name="gr191" draw:text-style-name="P120" draw:layer="layout" svg:width="3.791cm" svg:height="1.428cm" svg:x="9.446cm" svg:y="12.805cm">
            <text:p text:style-name="P4"/>
            <draw:enhanced-geometry svg:viewBox="0 0 21600 21600" draw:type="rectangle" draw:enhanced-path="M 0 0 L 21600 0 21600 21600 0 21600 0 0 Z N"/>
          </draw:custom-shape>
          <draw:frame draw:style-name="gr192" draw:text-style-name="P121" draw:layer="layout" svg:width="2.861cm" svg:height="0.831cm" svg:x="10.059cm" svg:y="13.098cm">
            <draw:text-box>
              <text:p text:style-name="P65"><text:span text:style-name="T113">error ++</text:span></text:p>
            </draw:text-box>
          </draw:frame>
          <draw:custom-shape draw:style-name="gr193" draw:text-style-name="P120" draw:layer="layout" svg:width="3.791cm" svg:height="1.427cm" svg:x="14.239cm" svg:y="12.807cm">
            <text:p text:style-name="P4"/>
            <draw:enhanced-geometry svg:viewBox="0 0 21600 21600" draw:type="rectangle" draw:enhanced-path="M 0 0 L 21600 0 21600 21600 0 21600 0 0 Z N"/>
          </draw:custom-shape>
          <draw:frame draw:style-name="gr194" draw:text-style-name="P121" draw:layer="layout" svg:width="2.861cm" svg:height="0.83cm" svg:x="14.852cm" svg:y="13.1cm">
            <draw:text-box>
              <text:p text:style-name="P65"><text:span text:style-name="T113">match ++</text:span></text:p>
            </draw:text-box>
          </draw:frame>
          <draw:custom-shape draw:style-name="gr195" draw:text-style-name="P120" draw:id="id72" draw:layer="layout" svg:width="3.791cm" svg:height="1.429cm" svg:x="19.762cm" svg:y="12.807cm">
            <draw:glue-point draw:id="4" svg:x="-3.328cm" svg:y="-5.004cm"/>
            <text:p text:style-name="P4"/>
            <draw:enhanced-geometry svg:viewBox="0 0 21600 21600" draw:type="rectangle" draw:enhanced-path="M 0 0 L 21600 0 21600 21600 0 21600 0 0 Z N"/>
          </draw:custom-shape>
          <draw:frame draw:style-name="gr196" draw:text-style-name="P121" draw:layer="layout" svg:width="2.861cm" svg:height="0.83cm" svg:x="20.375cm" svg:y="13.101cm">
            <draw:text-box>
              <text:p text:style-name="P65"><text:span text:style-name="T113">total ++</text:span></text:p>
            </draw:text-box>
          </draw:frame>
          <draw:custom-shape draw:style-name="gr197" draw:text-style-name="P120" draw:id="id73" draw:layer="layout" svg:width="3.791cm" svg:height="1.428cm" svg:x="19.733cm" svg:y="6.888cm">
            <text:p text:style-name="P4"/>
            <draw:enhanced-geometry svg:viewBox="0 0 21600 21600" draw:type="rectangle" draw:enhanced-path="M 0 0 L 21600 0 21600 21600 0 21600 0 0 Z N"/>
          </draw:custom-shape>
          <draw:frame draw:style-name="gr198" draw:text-style-name="P121" draw:layer="layout" svg:width="3.685cm" svg:height="0.83cm" svg:x="19.866cm" svg:y="7.18cm">
            <draw:text-box>
              <text:p text:style-name="P65"><text:span text:style-name="T113">output vector</text:span></text:p>
            </draw:text-box>
          </draw:frame>
          <draw:custom-shape draw:style-name="gr199" draw:text-style-name="P120" draw:id="id70" draw:layer="layout" svg:width="3.791cm" svg:height="1.428cm" svg:x="11.697cm" svg:y="10.097cm">
            <text:p text:style-name="P4"/>
            <draw:enhanced-geometry svg:viewBox="0 0 21600 21600" draw:type="rectangle" draw:enhanced-path="M 0 0 L 21600 0 21600 21600 0 21600 0 0 Z N"/>
          </draw:custom-shape>
          <draw:line draw:style-name="gr200" draw:text-style-name="P120" draw:layer="layout" svg:x1="13.021cm" svg:y1="10.617cm" svg:x2="13.498cm" svg:y2="10.617cm">
            <text:p text:style-name="P4"/>
          </draw:line>
          <draw:line draw:style-name="gr201" draw:text-style-name="P120" draw:layer="layout" svg:x1="13.751cm" svg:y1="10.617cm" svg:x2="14.228cm" svg:y2="10.617cm">
            <text:p text:style-name="P4"/>
          </draw:line>
          <draw:line draw:style-name="gr202" draw:text-style-name="P120" draw:layer="layout" svg:x1="13.751cm" svg:y1="10.961cm" svg:x2="14.228cm" svg:y2="10.961cm">
            <text:p text:style-name="P4"/>
          </draw:line>
          <draw:line draw:style-name="gr203" draw:text-style-name="P120" draw:layer="layout" svg:x1="13.021cm" svg:y1="10.961cm" svg:x2="13.498cm" svg:y2="10.961cm">
            <text:p text:style-name="P4"/>
          </draw:line>
          <draw:connector draw:style-name="gr204" draw:text-style-name="P120" draw:layer="layout" svg:x1="4.82cm" svg:y1="9.685cm" svg:x2="11.697cm" svg:y2="10.811cm" draw:start-shape="id69" draw:start-glue-point="2" draw:end-shape="id70" draw:end-glue-point="3">
            <text:p text:style-name="P4"/>
          </draw:connector>
          <draw:line draw:style-name="gr205" draw:text-style-name="P120" draw:layer="layout" svg:x1="12.443cm" svg:y1="11.52cm" svg:x2="12.443cm" svg:y2="12.801cm">
            <text:p text:style-name="P4"/>
          </draw:line>
          <draw:line draw:style-name="gr206" draw:text-style-name="P120" draw:layer="layout" svg:x1="14.735cm" svg:y1="11.521cm" svg:x2="14.735cm" svg:y2="12.803cm">
            <text:p text:style-name="P4"/>
          </draw:line>
          <draw:line draw:style-name="gr207" draw:text-style-name="P120" draw:id="id71" draw:layer="layout" svg:x1="13.636cm" svg:y1="8.81cm" svg:x2="13.636cm" svg:y2="10.123cm">
            <draw:glue-point draw:id="4" svg:x="130cm" svg:y="-1.107cm"/>
            <text:p text:style-name="P4"/>
          </draw:line>
          <draw:connector draw:style-name="gr208" draw:text-style-name="P120" draw:layer="layout" svg:x1="13.636cm" svg:y1="9.321cm" svg:x2="20.396cm" svg:y2="12.807cm" draw:start-shape="id71" draw:start-glue-point="4" draw:end-shape="id72" draw:end-glue-point="4">
            <text:p text:style-name="P4"/>
          </draw:connector>
          <draw:connector draw:style-name="gr209" draw:text-style-name="P120" draw:layer="layout" svg:x1="21.628cm" svg:y1="8.316cm" svg:x2="15.488cm" svg:y2="10.811cm" draw:start-shape="id73" draw:start-glue-point="2" draw:end-shape="id70" draw:end-glue-point="1">
            <text:p text:style-name="P4"/>
          </draw:connector>
        </draw:g>
        <presentation:notes draw:style-name="dp2">
          <draw:page-thumbnail draw:style-name="gr1" draw:layer="layout" svg:width="13.706cm" svg:height="10.28cm" svg:x="3.647cm" svg:y="2.853cm" draw:page-number="106" presentation:class="page"/>
          <draw:frame presentation:style-name="pr5" draw:text-style-name="P6" draw:layer="layout" svg:width="14.518cm" svg:height="11.411cm" svg:x="3.249cm" svg:y="14.13cm" presentation:class="notes" presentation:placeholder="true">
            <draw:text-box/>
          </draw:frame>
        </presentation:notes>
      </draw:page>
      <draw:page draw:name="page107" draw:style-name="dp1" draw:master-page-name="cslc_5f_presentation_5f_template1" presentation:presentation-page-layout-name="AL1T19" presentation:use-footer-name="ftr1" presentation:use-date-time-name="dtd1">
        <draw:frame presentation:style-name="pr3" draw:text-style-name="P4" draw:layer="layout" svg:width="23.912cm" svg:height="3.008cm" svg:x="2cm" svg:y="0.7cm" presentation:class="title">
          <draw:text-box>
            <text:p text:style-name="P4">CSL Tools</text:p>
          </draw:text-box>
        </draw:frame>
        <draw:rect draw:style-name="gr210" draw:text-style-name="P28" draw:id="id75" draw:layer="layout" svg:width="7.903cm" svg:height="2.845cm" svg:x="9.905cm" svg:y="10.389cm" draw:corner-radius="0.4cm">
          <draw:glue-point draw:id="4" svg:x="-4.995cm" svg:y="-2.317cm"/>
          <draw:glue-point draw:id="5" svg:x="-4.995cm" svg:y="2.722cm"/>
          <draw:glue-point draw:id="6" svg:x="4.976cm" svg:y="-2.431cm"/>
          <draw:glue-point draw:id="7" svg:x="4.976cm" svg:y="2.151cm"/>
          <draw:glue-point draw:id="8" svg:x="-3.141cm" svg:y="-4.837cm"/>
          <draw:glue-point draw:id="9" svg:x="-0.636cm" svg:y="-4.951cm"/>
          <draw:glue-point draw:id="10" svg:x="1.167cm" svg:y="-5cm"/>
          <draw:glue-point draw:id="11" svg:x="3.673cm" svg:y="-4.951cm"/>
          <draw:glue-point draw:id="12" svg:x="3.422cm" svg:y="4.9cm"/>
          <draw:glue-point draw:id="13" svg:x="1.318cm" svg:y="5cm"/>
          <draw:glue-point draw:id="14" svg:x="-0.686cm" svg:y="4.9cm"/>
          <draw:glue-point draw:id="15" svg:x="-3.191cm" svg:y="4.9cm"/>
          <text:p text:style-name="P27"><text:span text:style-name="T21">CSL</text:span></text:p>
        </draw:rect>
        <draw:ellipse draw:style-name="gr8" draw:text-style-name="P28" draw:id="id86" draw:layer="layout" svg:width="3.458cm" svg:height="2.846cm" svg:x="6.328cm" svg:y="6.355cm">
          <text:p text:style-name="P27"><text:span text:style-name="T21">Register</text:span></text:p>
        </draw:ellipse>
        <draw:ellipse draw:style-name="gr211" draw:text-style-name="P28" draw:id="id85" draw:layer="layout" svg:width="3.457cm" svg:height="2.845cm" svg:x="3cm" svg:y="8.859cm">
          <text:p text:style-name="P27"><text:span text:style-name="T21">Register</text:span></text:p>
          <text:p text:style-name="P27"><text:span text:style-name="T21">file</text:span></text:p>
        </draw:ellipse>
        <draw:ellipse draw:style-name="gr211" draw:text-style-name="P28" draw:id="id76" draw:layer="layout" svg:width="3.457cm" svg:height="2.845cm" svg:x="14.568cm" svg:y="5.5cm">
          <text:p text:style-name="P27"><text:span text:style-name="T21">Inter-</text:span></text:p>
          <text:p text:style-name="P27"><text:span text:style-name="T21">connect</text:span></text:p>
        </draw:ellipse>
        <draw:ellipse draw:style-name="gr211" draw:text-style-name="P28" draw:id="id78" draw:layer="layout" svg:width="3.457cm" svg:height="2.845cm" svg:x="21.543cm" svg:y="8.825cm">
          <text:p text:style-name="P27"><text:span text:style-name="T21">Memory</text:span></text:p>
          <text:p text:style-name="P27"><text:span text:style-name="T21">map</text:span></text:p>
        </draw:ellipse>
        <draw:ellipse draw:style-name="gr211" draw:text-style-name="P28" draw:id="id84" draw:layer="layout" svg:width="3.457cm" svg:height="2.845cm" svg:x="3cm" svg:y="12.277cm">
          <text:p text:style-name="P27"><text:span text:style-name="T21">ISA</text:span></text:p>
        </draw:ellipse>
        <draw:ellipse draw:style-name="gr211" draw:text-style-name="P28" draw:id="id81" draw:layer="layout" svg:width="3.457cm" svg:height="2.845cm" svg:x="14.568cm" svg:y="15.155cm">
          <text:p text:style-name="P27"><text:span text:style-name="T21">FIFO</text:span></text:p>
        </draw:ellipse>
        <draw:ellipse draw:style-name="gr211" draw:text-style-name="P28" draw:id="id79" draw:layer="layout" svg:width="3.457cm" svg:height="2.845cm" svg:x="21.503cm" svg:y="12.255cm">
          <text:p text:style-name="P27"><text:span text:style-name="T21">Pipeline</text:span></text:p>
        </draw:ellipse>
        <draw:ellipse draw:style-name="gr211" draw:text-style-name="P28" draw:id="id83" draw:layer="layout" svg:width="3.458cm" svg:height="2.845cm" svg:x="6.328cm" svg:y="14.389cm">
          <text:p text:style-name="P27"><text:span text:style-name="T21">Memory</text:span></text:p>
          <text:p text:style-name="P27"><text:span text:style-name="T21">controller</text:span></text:p>
        </draw:ellipse>
        <draw:ellipse draw:style-name="gr211" draw:text-style-name="P28" draw:id="id74" draw:layer="layout" svg:width="3.457cm" svg:height="2.845cm" svg:x="10.306cm" svg:y="5.517cm">
          <text:p text:style-name="P27"><text:span text:style-name="T21">Testbench</text:span></text:p>
        </draw:ellipse>
        <draw:ellipse draw:style-name="gr211" draw:text-style-name="P28" draw:id="id82" draw:layer="layout" svg:width="3.457cm" svg:height="2.845cm" svg:x="10.188cm" svg:y="15.109cm">
          <text:p text:style-name="P27"><text:span text:style-name="T21">Verification</text:span></text:p>
          <text:p text:style-name="P27"><text:span text:style-name="T21">components</text:span></text:p>
        </draw:ellipse>
        <draw:ellipse draw:style-name="gr211" draw:text-style-name="P28" draw:id="id77" draw:layer="layout" svg:width="3.457cm" svg:height="2.846cm" svg:x="18.487cm" svg:y="6.282cm">
          <text:p text:style-name="P27"><text:span text:style-name="T21">Buses</text:span></text:p>
        </draw:ellipse>
        <draw:ellipse draw:style-name="gr211" draw:text-style-name="P28" draw:id="id80" draw:layer="layout" svg:width="3.457cm" svg:height="2.846cm" svg:x="18.314cm" svg:y="14.404cm">
          <text:p text:style-name="P27"><text:span text:style-name="T21">MBIST</text:span></text:p>
        </draw:ellipse>
        <draw:connector draw:style-name="gr212" draw:text-style-name="P29" draw:layer="layout" svg:x1="12.034cm" svg:y1="8.362cm" svg:x2="13.354cm" svg:y2="10.403cm" draw:start-shape="id74" draw:start-glue-point="2" draw:end-shape="id75" draw:end-glue-point="9">
          <text:p text:style-name="P4"/>
        </draw:connector>
        <draw:connector draw:style-name="gr212" draw:text-style-name="P29" draw:layer="layout" svg:x1="16.296cm" svg:y1="8.345cm" svg:x2="14.778cm" svg:y2="10.389cm" draw:start-shape="id76" draw:start-glue-point="2" draw:end-shape="id75" draw:end-glue-point="10">
          <text:p text:style-name="P4"/>
        </draw:connector>
        <draw:connector draw:style-name="gr212" draw:text-style-name="P29" draw:layer="layout" svg:x1="20.215cm" svg:y1="9.128cm" svg:x2="16.758cm" svg:y2="10.403cm" draw:start-shape="id77" draw:start-glue-point="2" draw:end-shape="id75" draw:end-glue-point="11">
          <text:p text:style-name="P4"/>
        </draw:connector>
        <draw:connector draw:style-name="gr212" draw:text-style-name="P29" draw:layer="layout" draw:line-skew="0.824cm" svg:x1="21.542cm" svg:y1="10.247cm" svg:x2="17.788cm" svg:y2="11.12cm" draw:start-shape="id78" draw:start-glue-point="3" draw:end-shape="id75" draw:end-glue-point="6">
          <text:p text:style-name="P4"/>
        </draw:connector>
        <draw:connector draw:style-name="gr212" draw:text-style-name="P29" draw:layer="layout" draw:line-skew="0.844cm" svg:x1="21.502cm" svg:y1="13.677cm" svg:x2="17.788cm" svg:y2="12.422cm" draw:start-shape="id79" draw:start-glue-point="3" draw:end-shape="id75" draw:end-glue-point="7">
          <text:p text:style-name="P4"/>
        </draw:connector>
        <draw:connector draw:style-name="gr212" draw:text-style-name="P29" draw:layer="layout" svg:x1="20.042cm" svg:y1="14.404cm" svg:x2="16.56cm" svg:y2="13.205cm" draw:start-shape="id80" draw:start-glue-point="0" draw:end-shape="id75" draw:end-glue-point="12">
          <text:p text:style-name="P4"/>
        </draw:connector>
        <draw:connector draw:style-name="gr212" draw:text-style-name="P29" draw:layer="layout" svg:x1="16.296cm" svg:y1="15.154cm" svg:x2="14.897cm" svg:y2="13.233cm" draw:start-shape="id81" draw:start-glue-point="0" draw:end-shape="id75" draw:end-glue-point="13">
          <text:p text:style-name="P4"/>
        </draw:connector>
        <draw:connector draw:style-name="gr212" draw:text-style-name="P29" draw:layer="layout" svg:x1="11.916cm" svg:y1="15.108cm" svg:x2="13.314cm" svg:y2="13.205cm" draw:start-shape="id82" draw:start-glue-point="0" draw:end-shape="id75" draw:end-glue-point="14">
          <text:p text:style-name="P4"/>
        </draw:connector>
        <draw:connector draw:style-name="gr212" draw:text-style-name="P29" draw:layer="layout" svg:x1="8.057cm" svg:y1="14.388cm" svg:x2="11.335cm" svg:y2="13.205cm" draw:start-shape="id83" draw:start-glue-point="0" draw:end-shape="id75" draw:end-glue-point="15">
          <text:p text:style-name="P4"/>
        </draw:connector>
        <draw:connector draw:style-name="gr212" draw:text-style-name="P29" draw:layer="layout" draw:line-skew="-0.681cm" svg:x1="6.457cm" svg:y1="13.699cm" svg:x2="9.909cm" svg:y2="12.585cm" draw:start-shape="id84" draw:start-glue-point="1" draw:end-shape="id75" draw:end-glue-point="5">
          <text:p text:style-name="P4"/>
        </draw:connector>
        <draw:connector draw:style-name="gr212" draw:text-style-name="P29" draw:layer="layout" draw:line-skew="-0.681cm" svg:x1="6.457cm" svg:y1="10.281cm" svg:x2="9.909cm" svg:y2="11.152cm" draw:start-shape="id85" draw:start-glue-point="1" draw:end-shape="id75" draw:end-glue-point="4">
          <text:p text:style-name="P4"/>
        </draw:connector>
        <draw:connector draw:style-name="gr212" draw:text-style-name="P29" draw:layer="layout" svg:x1="8.057cm" svg:y1="9.201cm" svg:x2="11.374cm" svg:y2="10.435cm" draw:start-shape="id86" draw:start-glue-point="2" draw:end-shape="id75" draw:end-glue-point="8">
          <text:p text:style-name="P4"/>
        </draw:connector>
        <presentation:notes draw:style-name="dp2">
          <draw:page-thumbnail draw:style-name="gr1" draw:layer="layout" svg:width="13.706cm" svg:height="10.28cm" svg:x="3.647cm" svg:y="2.853cm" draw:page-number="107" presentation:class="page"/>
          <draw:frame presentation:style-name="pr5" draw:text-style-name="P6" draw:layer="layout" svg:width="14.518cm" svg:height="11.411cm" svg:x="3.249cm" svg:y="14.13cm" presentation:class="notes" presentation:placeholder="true">
            <draw:text-box/>
          </draw:frame>
        </presentation:notes>
      </draw:page>
      <draw:page draw:name="page108" draw:style-name="dp1" draw:master-page-name="cslc_5f_presentation_5f_template1" presentation:presentation-page-layout-name="AL2T1" presentation:use-footer-name="ftr1" presentation:use-date-time-name="dtd1">
        <draw:frame presentation:style-name="pr3" draw:text-style-name="P4" draw:layer="layout" svg:width="23.912cm" svg:height="3.008cm" svg:x="2cm" svg:y="0.7cm" presentation:class="title">
          <draw:text-box>
            <text:p text:style-name="P4">Registers</text:p>
          </draw:text-box>
        </draw:frame>
        <draw:frame presentation:style-name="pr6" draw:text-style-name="P54" draw:layer="layout" svg:width="24.369cm" svg:height="15.441cm" svg:x="2.058cm" svg:y="3.728cm" presentation:class="outline">
          <draw:text-box>
            <text:list text:style-name="L3">
              <text:list-item>
                <text:p text:style-name="P9"><text:span text:style-name="T9">CSL_register offers following register types:</text:span></text:p>
              </text:list-item>
            </text:list>
            <text:list text:style-name="L5">
              <text:list-item>
                <text:list>
                  <text:list-item>
                    <text:p text:style-name="P16"><text:span text:style-name="T9">Action Register</text:span></text:p>
                  </text:list-item>
                </text:list>
              </text:list-item>
            </text:list>
            <text:list text:style-name="L5">
              <text:list-item>
                <text:list>
                  <text:list-item>
                    <text:p text:style-name="P16"><text:span text:style-name="T9">Atomic Register</text:span></text:p>
                  </text:list-item>
                </text:list>
              </text:list-item>
            </text:list>
            <text:list text:style-name="L5">
              <text:list-item>
                <text:list>
                  <text:list-item>
                    <text:p text:style-name="P16"><text:span text:style-name="T9">Counter Register</text:span></text:p>
                  </text:list-item>
                </text:list>
              </text:list-item>
            </text:list>
            <text:list text:style-name="L5">
              <text:list-item>
                <text:list>
                  <text:list-item>
                    <text:p text:style-name="P16"><text:span text:style-name="T9">Control Register</text:span></text:p>
                  </text:list-item>
                </text:list>
              </text:list-item>
            </text:list>
            <text:list text:style-name="L5">
              <text:list-item>
                <text:list>
                  <text:list-item>
                    <text:p text:style-name="P16"><text:span text:style-name="T9">DFF Register</text:span></text:p>
                  </text:list-item>
                </text:list>
              </text:list-item>
            </text:list>
            <text:list text:style-name="L5">
              <text:list-item>
                <text:list>
                  <text:list-item>
                    <text:p text:style-name="P16"><text:span text:style-name="T9">Event Register</text:span></text:p>
                  </text:list-item>
                </text:list>
              </text:list-item>
            </text:list>
            <text:list text:style-name="L5">
              <text:list-item>
                <text:list>
                  <text:list-item>
                    <text:p text:style-name="P16"><text:span text:style-name="T9">Interrupt Register</text:span></text:p>
                  </text:list-item>
                </text:list>
              </text:list-item>
            </text:list>
            <text:list text:style-name="L5">
              <text:list-item>
                <text:list>
                  <text:list-item>
                    <text:p text:style-name="P16"><text:span text:style-name="T9">LFSR Register</text:span></text:p>
                  </text:list-item>
                </text:list>
              </text:list-item>
            </text:list>
            <text:list text:style-name="L5">
              <text:list-item>
                <text:list>
                  <text:list-item>
                    <text:p text:style-name="P16"><text:span text:style-name="T9">Statistic Register</text:span></text:p>
                  </text:list-item>
                </text:list>
              </text:list-item>
            </text:list>
            <text:list text:style-name="L5">
              <text:list-item>
                <text:list>
                  <text:list-item>
                    <text:p text:style-name="P16"><text:span text:style-name="T9">Semaphore</text:span></text:p>
                  </text:list-item>
                </text:list>
              </text:list-item>
            </text:list>
            <text:list text:style-name="L5">
              <text:list-item>
                <text:list>
                  <text:list-item>
                    <text:p text:style-name="P16"><text:span text:style-name="T9">Status Register</text:span></text:p>
                  </text:list-item>
                </text:list>
              </text:list-item>
            </text:list>
            <text:list text:style-name="L5">
              <text:list-item>
                <text:list>
                  <text:list-item>
                    <text:p text:style-name="P16"><text:span text:style-name="T9">Program counter</text:span></text:p>
                  </text:list-item>
                </text:list>
              </text:list-item>
            </text:list>
          </draw:text-box>
        </draw:frame>
        <presentation:notes draw:style-name="dp2">
          <draw:page-thumbnail draw:style-name="gr1" draw:layer="layout" svg:width="13.706cm" svg:height="10.28cm" svg:x="3.647cm" svg:y="2.853cm" draw:page-number="108" presentation:class="page"/>
          <draw:frame presentation:style-name="pr5" draw:text-style-name="P6" draw:layer="layout" svg:width="14.518cm" svg:height="11.411cm" svg:x="3.249cm" svg:y="14.13cm" presentation:class="notes" presentation:placeholder="true">
            <draw:text-box/>
          </draw:frame>
        </presentation:notes>
      </draw:page>
      <draw:page draw:name="page109" draw:style-name="dp1" draw:master-page-name="cslc_5f_presentation_5f_template1" presentation:presentation-page-layout-name="AL3T3" presentation:use-footer-name="ftr1" presentation:use-date-time-name="dtd1">
        <draw:frame presentation:style-name="pr3" draw:text-style-name="P4" draw:layer="layout" svg:width="23.912cm" svg:height="3.008cm" svg:x="2cm" svg:y="0.7cm" presentation:class="title">
          <draw:text-box>
            <text:p text:style-name="P4">Special signals</text:p>
          </draw:text-box>
        </draw:frame>
        <draw:frame presentation:style-name="pr31" draw:text-style-name="P17" draw:layer="layout" svg:width="24.377cm" svg:height="9.021cm" svg:x="2.058cm" svg:y="4.5cm" presentation:class="outline" presentation:user-transformed="true">
          <draw:text-box>
            <text:list text:style-name="L5">
              <text:list-item>
                <text:p text:style-name="P15"><text:span text:style-name="T9">CSL_register commands allow easy configuration of register by adding general purpose or special control signals:</text:span></text:p>
              </text:list-item>
            </text:list>
            <text:list text:style-name="L5">
              <text:list-item>
                <text:list>
                  <text:list-item>
                    <text:p text:style-name="P16"><text:span text:style-name="T9">clk – clock</text:span></text:p>
                  </text:list-item>
                </text:list>
              </text:list-item>
            </text:list>
            <text:list text:style-name="L5">
              <text:list-item>
                <text:list>
                  <text:list-item>
                    <text:p text:style-name="P16"><text:span text:style-name="T9">set/reset – set/reset the register</text:span></text:p>
                  </text:list-item>
                </text:list>
              </text:list-item>
            </text:list>
            <text:list text:style-name="L5">
              <text:list-item>
                <text:list>
                  <text:list-item>
                    <text:p text:style-name="P16"><text:span text:style-name="T9">clr – asynchronous clear </text:span></text:p>
                  </text:list-item>
                </text:list>
              </text:list-item>
            </text:list>
            <text:list text:style-name="L5">
              <text:list-item>
                <text:list>
                  <text:list-item>
                    <text:p text:style-name="P16"><text:span text:style-name="T9">en – enable</text:span></text:p>
                  </text:list-item>
                </text:list>
              </text:list-item>
            </text:list>
            <text:list text:style-name="L5">
              <text:list-item>
                <text:list>
                  <text:list-item>
                    <text:p text:style-name="P16"><text:span text:style-name="T9">in/out – data in/out </text:span></text:p>
                  </text:list-item>
                </text:list>
              </text:list-item>
            </text:list>
            <text:list text:style-name="L5">
              <text:list-item>
                <text:list>
                  <text:list-item>
                    <text:p text:style-name="P16"><text:span text:style-name="T9">inc/dec – increment/decrement</text:span></text:p>
                  </text:list-item>
                </text:list>
              </text:list-item>
            </text:list>
            <text:list text:style-name="L5">
              <text:list-item>
                <text:list>
                  <text:list-item>
                    <text:p text:style-name="P16"><text:span text:style-name="T9">init – initialize register</text:span></text:p>
                  </text:list-item>
                </text:list>
              </text:list-item>
            </text:list>
            <text:list text:style-name="L5">
              <text:list-item>
                <text:list>
                  <text:list-item>
                    <text:p text:style-name="P16"><text:span text:style-name="T9">rd_en/wr_en – read/write enable</text:span></text:p>
                  </text:list-item>
                </text:list>
              </text:list-item>
            </text:list>
          </draw:text-box>
        </draw:frame>
        <draw:rect draw:style-name="gr213" draw:text-style-name="P38" draw:id="id87" draw:layer="layout" svg:width="4.5cm" svg:height="6.5cm" svg:x="19.7cm" svg:y="8.501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27"><text:span text:style-name="T28">reset <text:s text:c="5"/>set</text:span></text:p>
          <text:p text:style-name="P27"><text:span text:style-name="T28"/></text:p>
          <text:p text:style-name="P27"><text:span text:style-name="T28">in <text:s text:c="14"/>out</text:span></text:p>
          <text:p text:style-name="P27"><text:span text:style-name="T71">reg</text:span></text:p>
          <text:p text:style-name="P27"><text:span text:style-name="T28"/></text:p>
          <text:p text:style-name="P27"><text:span text:style-name="T28">rd_en <text:s text:c="4"/>wr_en </text:span></text:p>
          <text:p text:style-name="P27"><text:span text:style-name="T28">inc <text:s text:c="13"/>dec</text:span></text:p>
          <text:p text:style-name="P27"><text:span text:style-name="T28">clk <text:s text:c="2"/></text:span></text:p>
          <text:p text:style-name="P27"><text:span text:style-name="T28">init <text:s text:c="9"/>en clr</text:span></text:p>
        </draw:rect>
        <draw:custom-shape draw:style-name="gr214" draw:text-style-name="P26" draw:id="id88" draw:layer="layout" svg:width="0.5cm" svg:height="0.5cm" svg:x="21.4cm" svg:y="14.501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15" draw:text-style-name="P26" draw:layer="layout" draw:type="line" svg:x1="24.2cm" svg:y1="10.002cm" svg:x2="25.34cm" svg:y2="10.01cm" draw:start-shape="id87" draw:start-glue-point="7">
          <text:p text:style-name="P4"/>
        </draw:connector>
        <draw:connector draw:style-name="gr215" draw:text-style-name="P26" draw:layer="layout" draw:type="line" svg:x1="24.2cm" svg:y1="12.5cm" svg:x2="25.34cm" svg:y2="12.501cm" draw:start-shape="id87" draw:start-glue-point="10">
          <text:p text:style-name="P4"/>
        </draw:connector>
        <draw:connector draw:style-name="gr215" draw:text-style-name="P26" draw:layer="layout" draw:type="line" svg:x1="24.2cm" svg:y1="13cm" svg:x2="25.34cm" svg:y2="13.001cm" draw:start-shape="id87" draw:start-glue-point="11">
          <text:p text:style-name="P4"/>
        </draw:connector>
        <draw:connector draw:style-name="gr215" draw:text-style-name="P26" draw:layer="layout" draw:type="line" svg:x1="24.2cm" svg:y1="14.5cm" svg:x2="25.34cm" svg:y2="14.501cm" draw:start-shape="id87" draw:start-glue-point="9">
          <text:p text:style-name="P4"/>
        </draw:connector>
        <draw:connector draw:style-name="gr215" draw:text-style-name="P26" draw:layer="layout" draw:type="line" svg:x1="18.56cm" svg:y1="10.001cm" svg:x2="19.7cm" svg:y2="10.002cm" draw:end-shape="id87" draw:end-glue-point="6">
          <text:p text:style-name="P4"/>
        </draw:connector>
        <draw:connector draw:style-name="gr215" draw:text-style-name="P26" draw:layer="layout" draw:type="line" svg:x1="18.548cm" svg:y1="12.514cm" svg:x2="19.7cm" svg:y2="12.5cm" draw:end-shape="id87" draw:end-glue-point="12">
          <text:p text:style-name="P4"/>
        </draw:connector>
        <draw:connector draw:style-name="gr215" draw:text-style-name="P26" draw:layer="layout" draw:type="line" svg:x1="18.56cm" svg:y1="13.001cm" svg:x2="19.7cm" svg:y2="13cm" draw:end-shape="id87" draw:end-glue-point="13">
          <text:p text:style-name="P4"/>
        </draw:connector>
        <draw:connector draw:style-name="gr215" draw:text-style-name="P26" draw:layer="layout" draw:type="line" svg:x1="18.56cm" svg:y1="14.493cm" svg:x2="19.7cm" svg:y2="14.5cm" draw:end-shape="id87" draw:end-glue-point="8">
          <text:p text:style-name="P4"/>
        </draw:connector>
        <draw:connector draw:style-name="gr215" draw:text-style-name="P26" draw:layer="layout" draw:type="line" svg:x1="23.199cm" svg:y1="8.501cm" svg:x2="23.194cm" svg:y2="7.414cm" draw:start-shape="id87" draw:start-glue-point="5">
          <text:p text:style-name="P4"/>
        </draw:connector>
        <draw:connector draw:style-name="gr216" draw:text-style-name="P26" draw:layer="layout" draw:type="line" svg:x1="20.7cm" svg:y1="7.501cm" svg:x2="20.701cm" svg:y2="8.501cm" draw:end-shape="id87" draw:end-glue-point="4">
          <text:p text:style-name="P4"/>
        </draw:connector>
        <draw:connector draw:style-name="gr215" draw:text-style-name="P26" draw:layer="layout" draw:line-skew="0.287cm" svg:x1="21.649cm" svg:y1="15.001cm" svg:x2="19.799cm" svg:y2="16.076cm" draw:start-shape="id88" draw:start-glue-point="7">
          <text:p text:style-name="P4"/>
        </draw:connector>
        <draw:connector draw:style-name="gr215" draw:text-style-name="P26" draw:layer="layout" draw:type="line" svg:x1="22.705cm" svg:y1="16.088cm" svg:x2="22.7cm" svg:y2="15.001cm">
          <text:p text:style-name="P4"/>
        </draw:connector>
        <presentation:notes draw:style-name="dp2">
          <draw:page-thumbnail draw:style-name="gr1" draw:layer="layout" svg:width="13.706cm" svg:height="10.28cm" svg:x="3.647cm" svg:y="2.853cm" draw:page-number="109" presentation:class="page"/>
          <draw:frame presentation:style-name="pr5" draw:text-style-name="P6" draw:layer="layout" svg:width="14.518cm" svg:height="11.411cm" svg:x="3.249cm" svg:y="14.13cm" presentation:class="notes" presentation:placeholder="true">
            <draw:text-box/>
          </draw:frame>
        </presentation:notes>
      </draw:page>
      <draw:page draw:name="page110" draw:style-name="dp1" draw:master-page-name="cslc_5f_presentation_5f_template1" presentation:presentation-page-layout-name="AL4T4" presentation:use-footer-name="ftr1" presentation:use-date-time-name="dtd1">
        <draw:frame presentation:style-name="pr3" draw:text-style-name="P4" draw:layer="layout" svg:width="23.912cm" svg:height="3.008cm" svg:x="2cm" svg:y="0.7cm" presentation:class="title">
          <draw:text-box>
            <text:p text:style-name="P4">Synchronous 2-bit register</text:p>
          </draw:text-box>
        </draw:frame>
        <draw:frame presentation:style-name="pr6" draw:text-style-name="P122" draw:layer="layout" svg:width="11.891cm" svg:height="15.441cm" svg:x="2.058cm" svg:y="3.728cm" presentation:class="outline" presentation:user-transformed="true">
          <draw:text-box>
            <text:list text:style-name="L3">
              <text:list-item>
                <text:p text:style-name="P23"><text:span text:style-name="T114">csl_reg</text:span><text:span text:style-name="T115"> </text:span><text:span text:style-name="T116">reg_d</text:span><text:span text:style-name="T115">(</text:span><text:span text:style-name="T116">2</text:span><text:span text:style-name="T115">);</text:span></text:p>
              </text:list-item>
            </text:list>
            <text:list text:style-name="L3">
              <text:list-item>
                <text:p text:style-name="P23"><text:span text:style-name="T116">reg_d</text:span><text:span text:style-name="T115">.</text:span><text:span text:style-name="T114">connect_input</text:span><text:span text:style-name="T115">(</text:span><text:span text:style-name="T116">d_in,2</text:span><text:span text:style-name="T115">);</text:span></text:p>
              </text:list-item>
            </text:list>
            <text:list text:style-name="L3">
              <text:list-item>
                <text:p text:style-name="P23"><text:span text:style-name="T116">reg_d.</text:span><text:span text:style-name="T114">connect_output</text:span><text:span text:style-name="T115">(</text:span><text:span text:style-name="T116">d_out,2</text:span><text:span text:style-name="T115">)</text:span></text:p>
              </text:list-item>
            </text:list>
            <text:list text:style-name="L3">
              <text:list-item>
                <text:p text:style-name="P23"><text:span text:style-name="T116">reg_d</text:span><text:span text:style-name="T115">.</text:span><text:span text:style-name="T114">connect_clock</text:span><text:span text:style-name="T115">(</text:span><text:span text:style-name="T116">clk</text:span><text:span text:style-name="T115">);</text:span></text:p>
              </text:list-item>
            </text:list>
            <text:list text:style-name="L3">
              <text:list-item>
                <text:p text:style-name="P23"><text:span text:style-name="T117"/></text:p>
              </text:list-item>
            </text:list>
          </draw:text-box>
        </draw:frame>
        <draw:rect draw:style-name="gr213" draw:text-style-name="P38" draw:id="id89" draw:layer="layout" svg:width="4.5cm" svg:height="6.5cm" svg:x="12.405cm" svg:y="9.08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27"><text:span text:style-name="T28"/></text:p>
          <text:p text:style-name="P27"><text:span text:style-name="T28"><text:s text:c="18"/></text:span><text:span text:style-name="T28">out</text:span></text:p>
          <text:p text:style-name="P27"><text:span text:style-name="T28">in <text:s text:c="19"/></text:span></text:p>
          <text:p text:style-name="P27"><text:span text:style-name="T71">reg_d</text:span></text:p>
          <text:p text:style-name="P27"><text:span text:style-name="T71"/></text:p>
          <text:p text:style-name="P27"><text:span text:style-name="T28"><text:s/></text:span></text:p>
          <text:p text:style-name="P27"><text:span text:style-name="T28"><text:s text:c="13"/></text:span></text:p>
          <text:p text:style-name="P27"><text:span text:style-name="T28">clk <text:s text:c="2"/></text:span></text:p>
          <text:p text:style-name="P27"><text:span text:style-name="T28"><text:s text:c="10"/></text:span></text:p>
        </draw:rect>
        <draw:custom-shape draw:style-name="gr214" draw:text-style-name="P26" draw:id="id90" draw:layer="layout" svg:width="0.5cm" svg:height="0.5cm" svg:x="14.105cm" svg:y="15.08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15" draw:text-style-name="P26" draw:layer="layout" draw:type="line" svg:x1="16.905cm" svg:y1="10.581cm" svg:x2="18.045cm" svg:y2="10.589cm" draw:start-shape="id89" draw:start-glue-point="7">
          <text:p text:style-name="P4"/>
        </draw:connector>
        <draw:connector draw:style-name="gr215" draw:text-style-name="P26" draw:layer="layout" draw:type="line" svg:x1="11.265cm" svg:y1="10.58cm" svg:x2="12.405cm" svg:y2="10.581cm" draw:end-shape="id89" draw:end-glue-point="6">
          <text:p text:style-name="P4"/>
        </draw:connector>
        <draw:connector draw:style-name="gr215" draw:text-style-name="P26" draw:layer="layout" draw:line-skew="0.287cm" svg:x1="14.354cm" svg:y1="15.58cm" svg:x2="12.504cm" svg:y2="16.655cm" draw:start-shape="id90" draw:start-glue-point="7">
          <text:p text:style-name="P4"/>
        </draw:connector>
        <draw:line draw:style-name="gr36" draw:text-style-name="P26" draw:layer="layout" svg:x1="12.005cm" svg:y1="10.38cm" svg:x2="11.505cm" svg:y2="10.881cm">
          <text:p text:style-name="P4"/>
        </draw:line>
        <draw:line draw:style-name="gr36" draw:text-style-name="P26" draw:layer="layout" svg:x1="17.805cm" svg:y1="10.381cm" svg:x2="17.305cm" svg:y2="10.882cm">
          <text:p text:style-name="P4"/>
        </draw:line>
        <draw:rect draw:style-name="gr217" draw:text-style-name="P123" draw:layer="layout" svg:width="1cm" svg:height="1cm" svg:x="17.045cm" svg:y="9.28cm">
          <text:p text:style-name="P27"><text:span text:style-name="T80">2</text:span></text:p>
        </draw:rect>
        <draw:rect draw:style-name="gr217" draw:text-style-name="P123" draw:layer="layout" svg:width="1cm" svg:height="1cm" svg:x="11.005cm" svg:y="9.279cm">
          <text:p text:style-name="P27"><text:span text:style-name="T80">2</text:span></text:p>
        </draw:rect>
        <presentation:notes draw:style-name="dp2">
          <draw:page-thumbnail draw:style-name="gr1" draw:layer="layout" svg:width="13.706cm" svg:height="10.28cm" svg:x="3.647cm" svg:y="2.853cm" draw:page-number="110" presentation:class="page"/>
          <draw:frame presentation:style-name="pr5" draw:text-style-name="P6" draw:layer="layout" svg:width="14.518cm" svg:height="11.411cm" svg:x="3.249cm" svg:y="14.13cm" presentation:class="notes" presentation:placeholder="true">
            <draw:text-box/>
          </draw:frame>
        </presentation:notes>
      </draw:page>
      <draw:page draw:name="page111" draw:style-name="dp1" draw:master-page-name="cslc_5f_presentation_5f_template1" presentation:presentation-page-layout-name="AL4T4" presentation:use-footer-name="ftr1" presentation:use-date-time-name="dtd1">
        <draw:frame presentation:style-name="pr3" draw:text-style-name="P4" draw:layer="layout" svg:width="23.912cm" svg:height="3.008cm" svg:x="2cm" svg:y="0.7cm" presentation:class="title">
          <draw:text-box>
            <text:p text:style-name="P4">Synchronous 2-bit register</text:p>
          </draw:text-box>
        </draw:frame>
        <draw:rect draw:style-name="gr213" draw:text-style-name="P38" draw:id="id91" draw:layer="layout" svg:width="4.5cm" svg:height="6.5cm" svg:x="16.5cm" svg:y="8.5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27"><text:span text:style-name="T28"/></text:p>
          <text:p text:id="id276" text:style-name="P27"><text:span text:style-name="T28"><text:s text:c="18"/></text:span><text:span text:style-name="T28">out</text:span></text:p>
          <text:p text:id="id271" text:style-name="P27"><text:span text:style-name="T28">in <text:s text:c="19"/></text:span></text:p>
          <text:p text:id="id269" text:style-name="P27"><text:span text:style-name="T71">reg_d</text:span></text:p>
          <text:p text:style-name="P27"><text:span text:style-name="T71"/></text:p>
          <text:p text:id="id282" text:style-name="P27"><text:span text:style-name="T28"><text:s/></text:span></text:p>
          <text:p text:style-name="P27"><text:span text:style-name="T28"><text:s text:c="13"/></text:span></text:p>
          <text:p text:id="id283" text:style-name="P27"><text:span text:style-name="T28">clk <text:s text:c="2"/></text:span></text:p>
          <text:p text:style-name="P27"><text:span text:style-name="T28"><text:s text:c="10"/></text:span></text:p>
        </draw:rect>
        <draw:custom-shape draw:style-name="gr214" draw:text-style-name="P26" draw:id="id92" draw:layer="layout" svg:width="0.5cm" svg:height="0.5cm" svg:x="18.2cm" svg:y="14.5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15" draw:text-style-name="P26" draw:id="id277" draw:layer="layout" draw:type="line" svg:x1="21cm" svg:y1="10.001cm" svg:x2="22.14cm" svg:y2="10.009cm" draw:start-shape="id91" draw:start-glue-point="7">
          <text:p text:style-name="P4"/>
        </draw:connector>
        <draw:connector draw:style-name="gr215" draw:text-style-name="P26" draw:id="id272" draw:layer="layout" draw:type="line" svg:x1="15.36cm" svg:y1="10cm" svg:x2="16.5cm" svg:y2="10.001cm" draw:end-shape="id91" draw:end-glue-point="6">
          <text:p text:style-name="P4"/>
        </draw:connector>
        <draw:connector draw:style-name="gr215" draw:text-style-name="P26" draw:id="id281" draw:layer="layout" draw:line-skew="0.287cm" svg:x1="18.449cm" svg:y1="15cm" svg:x2="16.599cm" svg:y2="16.075cm" draw:start-shape="id92" draw:start-glue-point="7">
          <text:p text:style-name="P4"/>
        </draw:connector>
        <draw:frame presentation:style-name="pr6" draw:text-style-name="P122" draw:layer="layout" svg:width="11.891cm" svg:height="15.441cm" svg:x="2.058cm" svg:y="3.728cm" presentation:class="outline" presentation:user-transformed="true">
          <draw:text-box>
            <text:list text:style-name="L3">
              <text:list-item>
                <text:p text:id="id268" text:style-name="P23"><text:span text:style-name="T114">csl_reg</text:span><text:span text:style-name="T115"> </text:span><text:span text:style-name="T116">reg_d</text:span><text:span text:style-name="T115">(</text:span><text:span text:style-name="T116">2</text:span><text:span text:style-name="T115">);</text:span></text:p>
              </text:list-item>
            </text:list>
            <text:list text:style-name="L3">
              <text:list-item>
                <text:p text:id="id270" text:style-name="P23"><text:span text:style-name="T116">reg_d</text:span><text:span text:style-name="T115">.</text:span><text:span text:style-name="T114">connect_input</text:span><text:span text:style-name="T115">(</text:span><text:span text:style-name="T116">d_in,2</text:span><text:span text:style-name="T115">);</text:span></text:p>
              </text:list-item>
            </text:list>
            <text:list text:style-name="L3">
              <text:list-item>
                <text:p text:id="id275" text:style-name="P23"><text:span text:style-name="T116">reg_d.</text:span><text:span text:style-name="T114">connect_output</text:span><text:span text:style-name="T115">(</text:span><text:span text:style-name="T116">d_out,2</text:span><text:span text:style-name="T115">)</text:span></text:p>
              </text:list-item>
            </text:list>
            <text:list text:style-name="L3">
              <text:list-item>
                <text:p text:id="id280" text:style-name="P23"><text:span text:style-name="T116">reg_d</text:span><text:span text:style-name="T115">.</text:span><text:span text:style-name="T114">connect_clock</text:span><text:span text:style-name="T115">(</text:span><text:span text:style-name="T116">clk</text:span><text:span text:style-name="T115">);</text:span></text:p>
              </text:list-item>
            </text:list>
            <text:list text:style-name="L3">
              <text:list-item>
                <text:p text:style-name="P23"><text:span text:style-name="T117"/></text:p>
              </text:list-item>
            </text:list>
          </draw:text-box>
        </draw:frame>
        <draw:polyline draw:style-name="gr36" draw:text-style-name="P26" draw:id="id273" draw:layer="layout" svg:width="0.5cm" svg:height="0.501cm" svg:x="15.6cm" svg:y="9.8cm" svg:viewBox="0 0 501 502" draw:points="500,0 0,501">
          <text:p text:style-name="P4"/>
        </draw:polyline>
        <draw:polyline draw:style-name="gr36" draw:text-style-name="P26" draw:id="id278" draw:layer="layout" svg:width="0.5cm" svg:height="0.501cm" svg:x="21.4cm" svg:y="9.801cm" svg:viewBox="0 0 501 502" draw:points="500,0 0,501">
          <text:p text:style-name="P4"/>
        </draw:polyline>
        <draw:rect draw:style-name="gr217" draw:text-style-name="P123" draw:id="id279" draw:layer="layout" svg:width="1cm" svg:height="1cm" svg:x="21.14cm" svg:y="8.7cm">
          <text:p text:style-name="P27"><text:span text:style-name="T80">2</text:span></text:p>
        </draw:rect>
        <draw:rect draw:style-name="gr217" draw:text-style-name="P123" draw:id="id274" draw:layer="layout" svg:width="1cm" svg:height="1cm" svg:x="15.1cm" svg:y="8.699cm">
          <text:p text:style-name="P27"><text:span text:style-name="T80">2</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anim:sub-item="text" smil:attributeName="visibility" smil:to="visible"/>
                </anim:par>
                <anim:par smil:begin="0s" smil:fill="hold" presentation:node-type="with-previous" presentation:preset-class="entrance" presentation:preset-id="ooo-entrance-appear">
                  <anim:set smil:begin="0s" smil:dur="0.001s" smil:fill="hold" smil:targetElement="id271" anim:sub-item="text" smil:attributeName="visibility" smil:to="visible"/>
                </anim:par>
                <anim:par smil:begin="0s" smil:fill="hold" presentation:node-type="with-previous"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smil:begin="0s" smil:fill="hold" presentation:node-type="with-previous" presentation:preset-class="entrance" presentation:preset-id="ooo-entrance-appear">
                  <anim:set smil:begin="0s" smil:dur="0.001s" smil:fill="hold" smil:targetElement="id2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smil:begin="0s" smil:fill="hold" presentation:node-type="with-previous" presentation:preset-class="entrance" presentation:preset-id="ooo-entrance-appear">
                  <anim:set smil:begin="0s" smil:dur="0.001s" smil:fill="hold" smil:targetElement="id277" smil:attributeName="visibility" smil:to="visible"/>
                </anim:par>
                <anim:par smil:begin="0s" smil:fill="hold" presentation:node-type="with-previous" presentation:preset-class="entrance" presentation:preset-id="ooo-entrance-appear">
                  <anim:set smil:begin="0s" smil:dur="0.001s" smil:fill="hold" smil:targetElement="id278" smil:attributeName="visibility" smil:to="visible"/>
                </anim:par>
                <anim:par smil:begin="0s" smil:fill="hold" presentation:node-type="with-previous" presentation:preset-class="entrance" presentation:preset-id="ooo-entrance-appear">
                  <anim:set smil:begin="0s" smil:dur="0.001s" smil:fill="hold" smil:targetElement="id2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smil:begin="0s" smil:fill="hold" presentation:node-type="with-previous" presentation:preset-class="entrance" presentation:preset-id="ooo-entrance-appear">
                  <anim:set smil:begin="0s" smil:dur="0.001s" smil:fill="hold" smil:targetElement="id282" anim:sub-item="text" smil:attributeName="visibility" smil:to="visible"/>
                </anim:par>
                <anim:par smil:begin="0s" smil:fill="hold" presentation:node-type="with-previous" presentation:preset-class="entrance" presentation:preset-id="ooo-entrance-appear">
                  <anim:set smil:begin="0s" smil:dur="0.001s" smil:fill="hold" smil:targetElement="id283" anim:sub-item="text" smil:attributeName="visibility" smil:to="visible"/>
                </anim:par>
              </anim:par>
            </anim:par>
          </anim:seq>
        </anim:par>
        <presentation:notes draw:style-name="dp2">
          <draw:page-thumbnail draw:style-name="gr1" draw:layer="layout" svg:width="13.706cm" svg:height="10.28cm" svg:x="3.647cm" svg:y="2.853cm" draw:page-number="111" presentation:class="page"/>
          <draw:frame presentation:style-name="pr5" draw:text-style-name="P6" draw:layer="layout" svg:width="14.518cm" svg:height="11.411cm" svg:x="3.249cm" svg:y="14.13cm" presentation:class="notes" presentation:placeholder="true">
            <draw:text-box/>
          </draw:frame>
        </presentation:notes>
      </draw:page>
      <draw:page draw:name="page112" draw:style-name="dp1" draw:master-page-name="cslc_5f_presentation_5f_template1" presentation:presentation-page-layout-name="AL4T4" presentation:use-footer-name="ftr1" presentation:use-date-time-name="dtd1">
        <draw:frame presentation:style-name="pr3" draw:text-style-name="P4" draw:layer="layout" svg:width="23.912cm" svg:height="3.008cm" svg:x="2cm" svg:y="0.7cm" presentation:class="title">
          <draw:text-box>
            <text:p text:style-name="P4">Synchronous bidirectional 4-bit counter</text:p>
          </draw:text-box>
        </draw:frame>
        <draw:rect draw:style-name="gr213" draw:text-style-name="P38" draw:id="id93" draw:layer="layout" svg:width="4.5cm" svg:height="6.5cm" svg:x="20.233cm" svg:y="8.319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27"><text:span text:style-name="T28">reset <text:s text:c="10"/></text:span></text:p>
          <text:p text:style-name="P27"><text:span text:style-name="T28"/></text:p>
          <text:p text:style-name="P27"><text:span text:style-name="T28">d_in <text:s text:c="7"/>d_out</text:span></text:p>
          <text:p text:style-name="P27"><text:span text:style-name="T71"/></text:p>
          <text:p text:style-name="P27"><text:span text:style-name="T28"><text:s text:c="2"/></text:span><text:span text:style-name="T71">cntr</text:span><text:span text:style-name="T28"> <text:s text:c="2"/></text:span></text:p>
          <text:p text:style-name="P27"><text:span text:style-name="T28">dir <text:s text:c="18"/></text:span></text:p>
          <text:p text:style-name="P27"><text:span text:style-name="T28">clk <text:s text:c="2"/></text:span></text:p>
          <text:p text:style-name="P27"><text:span text:style-name="T28"><text:s text:c="16"/></text:span><text:span text:style-name="T28">en </text:span></text:p>
        </draw:rect>
        <draw:custom-shape draw:style-name="gr214" draw:text-style-name="P26" draw:id="id94" draw:layer="layout" svg:width="0.5cm" svg:height="0.5cm" svg:x="21.933cm" svg:y="14.319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15" draw:text-style-name="P26" draw:layer="layout" draw:type="line" svg:x1="24.733cm" svg:y1="10.32cm" svg:x2="25.873cm" svg:y2="10.328cm">
          <text:p text:style-name="P4"/>
        </draw:connector>
        <draw:connector draw:style-name="gr215" draw:text-style-name="P26" draw:layer="layout" draw:type="line" svg:x1="19.064cm" svg:y1="10.438cm" svg:x2="20.233cm" svg:y2="10.42cm">
          <text:p text:style-name="P4"/>
        </draw:connector>
        <draw:connector draw:style-name="gr215" draw:text-style-name="P26" draw:layer="layout" draw:type="line" svg:x1="19.093cm" svg:y1="12.819cm" svg:x2="20.233cm" svg:y2="12.818cm" draw:end-shape="id93" draw:end-glue-point="13">
          <text:p text:style-name="P4"/>
        </draw:connector>
        <draw:connector draw:style-name="gr216" draw:text-style-name="P26" draw:layer="layout" draw:type="line" svg:x1="21.233cm" svg:y1="7.319cm" svg:x2="21.234cm" svg:y2="8.319cm" draw:end-shape="id93" draw:end-glue-point="4">
          <text:p text:style-name="P4"/>
        </draw:connector>
        <draw:connector draw:style-name="gr215" draw:text-style-name="P26" draw:layer="layout" draw:line-skew="0.287cm" svg:x1="22.182cm" svg:y1="14.819cm" svg:x2="20.332cm" svg:y2="15.894cm" draw:start-shape="id94" draw:start-glue-point="7">
          <text:p text:style-name="P4"/>
        </draw:connector>
        <draw:connector draw:style-name="gr215" draw:text-style-name="P26" draw:layer="layout" draw:type="line" svg:x1="23.938cm" svg:y1="15.906cm" svg:x2="23.933cm" svg:y2="14.819cm">
          <text:p text:style-name="P4"/>
        </draw:connector>
        <draw:frame presentation:style-name="pr32" draw:text-style-name="P124" draw:layer="layout" svg:width="15.194cm" svg:height="15.219cm" svg:x="1.949cm" svg:y="3.66cm" presentation:class="outline" presentation:user-transformed="true">
          <draw:text-box>
            <text:list text:style-name="L3">
              <text:list-item>
                <text:p text:style-name="P23"><text:span text:style-name="T114"/></text:p>
              </text:list-item>
            </text:list>
            <text:list text:style-name="L3">
              <text:list-item>
                <text:p text:style-name="P23"><text:span text:style-name="T114">csl_reg</text:span><text:span text:style-name="T115"> </text:span><text:span text:style-name="T118">cntr</text:span><text:span text:style-name="T115">;</text:span></text:p>
              </text:list-item>
            </text:list>
            <text:list text:style-name="L3">
              <text:list-item>
                <text:p text:style-name="P23"><text:span text:style-name="T115">cntr.</text:span><text:span text:style-name="T114">set_type</text:span><text:span text:style-name="T115">(cnt);</text:span></text:p>
              </text:list-item>
            </text:list>
            <text:list text:style-name="L3">
              <text:list-item>
                <text:p text:style-name="P23"><text:span text:style-name="T119">cntr.</text:span><text:span text:style-name="T114">connect_input</text:span><text:span text:style-name="T115">(</text:span><text:span text:style-name="T119">d_in,4</text:span><text:span text:style-name="T115">);</text:span></text:p>
              </text:list-item>
            </text:list>
            <text:list text:style-name="L3">
              <text:list-item>
                <text:p text:style-name="P23"><text:span text:style-name="T119">cntr.</text:span><text:span text:style-name="T114">connect_output</text:span><text:span text:style-name="T115">(</text:span><text:span text:style-name="T119">d_out,4</text:span><text:span text:style-name="T115">)</text:span></text:p>
              </text:list-item>
            </text:list>
            <text:list text:style-name="L3">
              <text:list-item>
                <text:p text:style-name="P23"><text:span text:style-name="T118">cntr</text:span><text:span text:style-name="T115">.</text:span><text:span text:style-name="T114">connect_clock</text:span><text:span text:style-name="T115">(</text:span><text:span text:style-name="T119">clk</text:span><text:span text:style-name="T115">);</text:span></text:p>
              </text:list-item>
            </text:list>
            <text:list text:style-name="L3">
              <text:list-item>
                <text:p text:style-name="P23"><text:span text:style-name="T115">cntr.</text:span><text:span text:style-name="T114">connect_reset</text:span><text:span text:style-name="T115">(reset);</text:span></text:p>
              </text:list-item>
            </text:list>
            <text:list text:style-name="L3">
              <text:list-item>
                <text:p text:style-name="P23"><text:span text:style-name="T115">cntr.</text:span><text:span text:style-name="T114">connect_enable</text:span><text:span text:style-name="T115">(enable);</text:span></text:p>
              </text:list-item>
            </text:list>
            <text:list text:style-name="L3">
              <text:list-item>
                <text:p text:style-name="P23"><text:span text:style-name="T115">cntr.</text:span><text:span text:style-name="T114">set_count_amount</text:span><text:span text:style-name="T115">(16);</text:span></text:p>
              </text:list-item>
            </text:list>
            <text:list text:style-name="L3">
              <text:list-item>
                <text:p text:style-name="P23"><text:span text:style-name="T115">cntr.</text:span><text:span text:style-name="T114">set_count_direction</text:span><text:span text:style-name="T115">(up|down);</text:span></text:p>
              </text:list-item>
            </text:list>
            <text:list text:style-name="L3">
              <text:list-item>
                <text:p text:style-name="P23"><text:span text:style-name="T120"/></text:p>
              </text:list-item>
            </text:list>
          </draw:text-box>
        </draw:frame>
        <draw:line draw:style-name="gr36" draw:text-style-name="P26" draw:layer="layout" svg:x1="19.833cm" svg:y1="10.219cm" svg:x2="19.333cm" svg:y2="10.72cm">
          <text:p text:style-name="P4"/>
        </draw:line>
        <draw:rect draw:style-name="gr217" draw:text-style-name="P123" draw:layer="layout" svg:width="1cm" svg:height="1cm" svg:x="18.833cm" svg:y="9.118cm">
          <text:p text:style-name="P27"><text:span text:style-name="T80">4</text:span></text:p>
        </draw:rect>
        <draw:line draw:style-name="gr36" draw:text-style-name="P26" draw:layer="layout" svg:x1="25.733cm" svg:y1="10.119cm" svg:x2="25.233cm" svg:y2="10.62cm">
          <text:p text:style-name="P4"/>
        </draw:line>
        <draw:rect draw:style-name="gr217" draw:text-style-name="P123" draw:layer="layout" svg:width="1cm" svg:height="1cm" svg:x="24.933cm" svg:y="9.018cm">
          <text:p text:style-name="P27"><text:span text:style-name="T80">4</text:span></text:p>
        </draw:rect>
        <presentation:notes draw:style-name="dp2">
          <draw:page-thumbnail draw:style-name="gr1" draw:layer="layout" svg:width="13.706cm" svg:height="10.28cm" svg:x="3.647cm" svg:y="2.853cm" draw:page-number="112" presentation:class="page"/>
          <draw:frame presentation:style-name="pr5" draw:text-style-name="P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45_2c_45_20_degrees" draw:display-name="Black -45,45 degrees" draw:style="double" draw:color="#000000" draw:distance="0.127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cslc_5f_presentation_5f_template1-title" style:display-name="cslc_presentation_template1-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ffff" style:text-outline="false" style:text-line-through-style="none" fo:font-family="'Bitstream Vera Sans'" style:font-family-generic="swiss" style:font-pitch="variable" fo:font-size="32pt" fo:font-style="italic" fo:text-shadow="none" style:text-underline-style="none" fo:font-weight="bold" style:font-size-asian="24pt" style:font-size-complex="24pt"/>
    </style:style>
    <style:style style:name="cslc_5f_presentation_5f_template1-subtitle" style:display-name="cslc_presentation_template1-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cslc_5f_presentation_5f_template1-background" style:display-name="cslc_presentation_template1-background" style:family="presentation">
      <style:graphic-properties draw:stroke="none" draw:fill="solid" draw:fill-color="#666699" draw:fill-gradient-name="Gradient_20_1" draw:fill-image-width="1cm" draw:fill-image-height="1cm"/>
    </style:style>
    <style:style style:name="cslc_5f_presentation_5f_template1-backgroundobjects" style:display-name="cslc_presentation_template1-backgroundobjects" style:family="presentation">
      <style:graphic-properties draw:shadow="hidden" draw:shadow-offset-x="0.3cm" draw:shadow-offset-y="0.3cm" draw:shadow-color="#808080"/>
      <style:text-properties fo:font-family="Thorndale" style:font-family-generic="roman" style:font-pitch="variable"/>
    </style:style>
    <style:style style:name="cslc_5f_presentation_5f_template1-notes" style:display-name="cslc_presentation_template1-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cslc_5f_presentation_5f_template1-outline1" style:display-name="cslc_presentation_template1-outline1" style:family="presentation">
      <style:graphic-properties draw:stroke="none" draw:fill="none">
        <text:list-style>
          <text:list-level-style-bullet text:level="1" text:bullet-char="•">
            <style:list-level-properties text:space-before="0.3cm" text:min-label-width="0.9cm"/>
            <style:text-properties fo:font-family="'Luxi Sans'" style:font-style-name="Regular" style:font-family-generic="swiss" style:font-pitch="variable" fo:color="#e6e6e6" fo:font-size="100%"/>
          </text:list-level-style-bullet>
          <text:list-level-style-bullet text:level="2" text:bullet-char="•">
            <style:list-level-properties text:space-before="1.6cm" text:min-label-width="0.8cm"/>
            <style:text-properties fo:font-family="'Luxi Sans'" style:font-style-name="Regular" style:font-family-generic="swiss" style:font-pitch="variable" fo:color="#e6e6e6" fo:font-size="100%"/>
          </text:list-level-style-bullet>
          <text:list-level-style-bullet text:level="3" text:bullet-char="•">
            <style:list-level-properties text:space-before="3cm" text:min-label-width="0.6cm"/>
            <style:text-properties fo:font-family="'Luxi Sans'" style:font-style-name="Regular" style:font-family-generic="swiss" style:font-pitch="variable" fo:color="#e6e6e6" fo:font-size="90%"/>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margin-top="0cm" fo:margin-bottom="0cm" fo:text-align="start" text:enable-numbering="true" fo:text-indent="-0.618cm">
        <style:tab-stops/>
      </style:paragraph-properties>
      <style:text-properties fo:color="#e6e6e6" style:text-outline="false" style:text-line-through-style="none" fo:font-family="'Bitstream Vera Sans'" style:font-family-generic="swiss" style:font-pitch="variable" fo:font-size="22pt" fo:font-style="normal" fo:text-shadow="none" style:text-underline-style="none" fo:font-weight="normal"/>
    </style:style>
    <style:style style:name="cslc_5f_presentation_5f_template1-outline2" style:display-name="cslc_presentation_template1-outline2" style:family="presentation" style:parent-style-name="cslc_5f_presentation_5f_template1-outline1">
      <style:paragraph-properties fo:margin-left="0cm" fo:margin-right="0cm" fo:margin-top="0cm" fo:margin-bottom="0cm" text:enable-numbering="true" fo:text-indent="-0.8cm"/>
      <style:text-properties fo:font-family="'Bitstream Vera Sans'" style:font-family-generic="swiss" style:font-pitch="variable" fo:font-size="22pt"/>
    </style:style>
    <style:style style:name="cslc_5f_presentation_5f_template1-outline3" style:display-name="cslc_presentation_template1-outline3" style:family="presentation" style:parent-style-name="cslc_5f_presentation_5f_template1-outline2">
      <style:paragraph-properties fo:margin-left="0cm" fo:margin-right="0cm" fo:margin-top="0cm" fo:margin-bottom="0cm" fo:text-indent="-0.6cm"/>
      <style:text-properties fo:font-family="'Bitstream Vera Sans'" style:font-family-generic="swiss" style:font-pitch="variable" fo:font-size="20pt"/>
    </style:style>
    <style:style style:name="cslc_5f_presentation_5f_template1-outline4" style:display-name="cslc_presentation_template1-outline4" style:family="presentation" style:parent-style-name="cslc_5f_presentation_5f_template1-outline3">
      <style:paragraph-properties fo:margin-left="0cm" fo:margin-right="0cm" fo:margin-top="0cm" fo:margin-bottom="0cm" fo:text-indent="-0.6cm"/>
      <style:text-properties fo:font-family="'Bitstream Vera Sans'" style:font-family-generic="swiss" style:font-pitch="variable" fo:font-size="20pt"/>
    </style:style>
    <style:style style:name="cslc_5f_presentation_5f_template1-outline5" style:display-name="cslc_presentation_template1-outline5" style:family="presentation" style:parent-style-name="cslc_5f_presentation_5f_template1-outline4">
      <style:paragraph-properties fo:margin-left="0cm" fo:margin-right="0cm" fo:margin-top="0cm" fo:margin-bottom="0cm" fo:text-indent="-0.6cm"/>
      <style:text-properties fo:font-family="'Bitstream Vera Sans'" style:font-family-generic="swiss" style:font-pitch="variable" fo:font-size="20pt"/>
    </style:style>
    <style:style style:name="cslc_5f_presentation_5f_template1-outline6" style:display-name="cslc_presentation_template1-outline6" style:family="presentation" style:parent-style-name="cslc_5f_presentation_5f_template1-outline5">
      <style:paragraph-properties fo:margin-left="0cm" fo:margin-right="0cm" fo:margin-top="0cm" fo:margin-bottom="0cm" fo:text-indent="-0.6cm"/>
      <style:text-properties fo:font-family="'Bitstream Vera Sans'" style:font-family-generic="swiss" style:font-pitch="variable" fo:font-size="20pt"/>
    </style:style>
    <style:style style:name="cslc_5f_presentation_5f_template1-outline7" style:display-name="cslc_presentation_template1-outline7" style:family="presentation" style:parent-style-name="cslc_5f_presentation_5f_template1-outline6">
      <style:paragraph-properties fo:margin-left="0cm" fo:margin-right="0cm" fo:margin-top="0cm" fo:margin-bottom="0cm" fo:text-indent="-0.6cm"/>
      <style:text-properties fo:font-family="'Bitstream Vera Sans'" style:font-family-generic="swiss" style:font-pitch="variable" fo:font-size="20pt"/>
    </style:style>
    <style:style style:name="cslc_5f_presentation_5f_template1-outline8" style:display-name="cslc_presentation_template1-outline8" style:family="presentation" style:parent-style-name="cslc_5f_presentation_5f_template1-outline7">
      <style:paragraph-properties fo:margin-left="0cm" fo:margin-right="0cm" fo:margin-top="0cm" fo:margin-bottom="0cm" fo:text-indent="-0.6cm"/>
      <style:text-properties fo:font-family="'Bitstream Vera Sans'" style:font-family-generic="swiss" style:font-pitch="variable" fo:font-size="20pt"/>
    </style:style>
    <style:style style:name="cslc_5f_presentation_5f_template1-outline9" style:display-name="cslc_presentation_template1-outline9" style:family="presentation" style:parent-style-name="cslc_5f_presentation_5f_template1-outline8">
      <style:paragraph-properties fo:margin-left="0cm" fo:margin-right="0cm" fo:margin-top="0cm" fo:margin-bottom="0cm" fo:text-indent="-0.6cm"/>
      <style:text-properties fo:font-family="'Bitstream Vera Sans'" style:font-family-generic="swiss" style:font-pitch="variable" fo:font-size="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4">
      <presentation:placeholder presentation:object="title" svg:x="2.057cm" svg:y="1.743cm" svg:width="23.911cm" svg:height="3.507cm"/>
      <presentation:placeholder presentation:object="outline" svg:x="2.057cm" svg:y="5.838cm" svg:width="11.669cm" svg:height="13.23cm"/>
      <presentation:placeholder presentation:object="chart"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666699"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cslc_5f_presentation_5f_template1-title">
      <style:graphic-properties draw:fill-color="#ffffff" draw:auto-grow-height="false" fo:min-height="3.507cm"/>
    </style:style>
    <style:style style:name="pr2" style:family="presentation" style:parent-style-name="cslc_5f_presentation_5f_template1-outline1">
      <style:graphic-properties draw:fill-color="#ffffff" draw:auto-grow-height="false" fo:min-height="13.86cm"/>
    </style:style>
    <style:style style:name="pr3" style:family="presentation" style:parent-style-name="cslc_5f_presentation_5f_template1-backgroundobjects">
      <style:graphic-properties svg:stroke-width="0.2cm" svg:stroke-color="#00b8ff" draw:marker-start-width="0.5cm" draw:marker-end-width="0.5cm" draw:textarea-horizontal-align="center" draw:textarea-vertical-align="middle" fo:padding-top="0.1cm" fo:padding-bottom="0.1cm" fo:padding-left="0.1cm" fo:padding-right="0.1cm"/>
    </style:style>
    <style:style style:name="pr4" style:family="presentation" style:parent-style-name="cslc_5f_presentation_5f_template1-backgroundobjects">
      <style:graphic-properties draw:stroke="none" draw:fill="none" draw:fill-color="#ffffff" draw:auto-grow-height="false" fo:min-height="1.449cm"/>
    </style:style>
    <style:style style:name="pr5" style:family="presentation" style:parent-style-name="cslc_5f_presentation_5f_template1-backgroundobjects">
      <style:graphic-properties svg:stroke-color="#00b8ff" draw:fill="solid" draw:fill-color="#9999cc" draw:textarea-horizontal-align="justify" draw:textarea-vertical-align="middle" draw:auto-grow-height="false" fo:min-height="0cm" fo:min-width="0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text-align="center"/>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color="#333366" fo:font-size="24pt"/>
    </style:style>
    <style:style style:name="T1" style:family="text">
      <style:text-properties fo:font-size="14pt" style:font-size-asian="14pt" style:font-size-complex="14pt"/>
    </style:style>
    <style:style style:name="T2" style:family="text">
      <style:text-properties fo:color="#ffffff" fo:font-family="'Bitstream Vera Sans'" style:font-family-generic="swiss" style:font-pitch="variable" fo:font-size="12pt" style:font-size-asian="14pt" style:font-size-complex="14pt"/>
    </style:style>
    <style:style style:name="T3" style:family="text">
      <style:text-properties fo:color="#333366" fo:font-family="Arial" style:font-family-generic="swiss" fo:font-size="24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cslc_5f_presentation_5f_template1" style:display-name="cslc_presentation_template1" style:page-layout-name="PM1" draw:style-name="dp1">
      <draw:frame presentation:style-name="pr1" draw:text-style-name="P3" draw:layer="backgroundobjects" svg:width="23.912cm" svg:height="3.007cm" svg:x="2cm" svg:y="0.7cm" presentation:class="title">
        <draw:text-box>
          <text:p text:style-name="P3">Click to edit the title text format</text:p>
        </draw:text-box>
      </draw:frame>
      <draw:frame presentation:style-name="pr2" draw:text-style-name="P4" draw:layer="backgroundobjects" svg:width="24.369cm" svg:height="15.44cm" svg:x="2.058cm" svg:y="3.728cm" presentation:class="outline">
        <draw:text-box draw:corner-radius="0.001cm">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line presentation:style-name="pr3" draw:text-style-name="P13" draw:layer="backgroundobjects" svg:x1="1.96cm" svg:y1="1.2cm" svg:x2="26.46cm" svg:y2="1.2cm">
        <text:p text:style-name="P3"/>
      </draw:line>
      <draw:line presentation:style-name="pr3" draw:text-style-name="P13" draw:layer="backgroundobjects" svg:x1="1.96cm" svg:y1="19cm" svg:x2="26.46cm" svg:y2="19cm">
        <text:p text:style-name="P3"/>
      </draw:line>
      <draw:frame presentation:style-name="pr4" draw:text-style-name="P14" draw:layer="backgroundobjects" svg:width="8.875cm" svg:height="0.579cm" svg:x="9.576cm" svg:y="20cm" presentation:class="footer">
        <draw:text-box>
          <text:p text:style-name="P14"><text:span text:style-name="T2"><presentation:footer/></text:span></text:p>
        </draw:text-box>
      </draw:frame>
      <draw:frame presentation:style-name="pr4" draw:text-style-name="P1" draw:layer="backgroundobjects" svg:width="5.423cm" svg:height="0.579cm" svg:x="2.5cm" svg:y="20cm" presentation:class="date-time">
        <draw:text-box>
          <text:p text:style-name="P1"><text:span text:style-name="T2"><presentation:date-time/></text:span></text:p>
        </draw:text-box>
      </draw:frame>
      <draw:frame presentation:style-name="pr4" draw:text-style-name="P2" draw:layer="backgroundobjects" svg:width="6.523cm" svg:height="0.579cm" svg:x="20.076cm" svg:y="20cm" presentation:class="page-number">
        <draw:text-box>
          <text:p text:style-name="P2"><text:span text:style-name="T1"><text:page-number>&lt;number&gt;</text:page-number></text:span></text:p>
        </draw:text-box>
      </draw:frame>
      <draw:line presentation:style-name="pr3" draw:text-style-name="P13" draw:layer="backgroundobjects" svg:x1="1.96cm" svg:y1="3.266cm" svg:x2="26.46cm" svg:y2="3.266cm">
        <text:p text:style-name="P3"/>
      </draw:line>
      <draw:custom-shape presentation:style-name="pr5" draw:text-style-name="P16" draw:layer="backgroundobjects" svg:width="3.638cm" svg:height="1.282cm" svg:x="22.944cm" svg:y="19.348cm">
        <text:p text:style-name="P15"><text:span text:style-name="T3">FP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2">
        <draw:page-thumbnail presentation:style-name="cslc_5f_presentation_5f_template1-title" draw:layer="backgroundobjects" svg:width="13.706cm" svg:height="10.28cm" svg:x="3.647cm" svg:y="2.853cm" presentation:class="page"/>
        <draw:frame presentation:style-name="cslc_5f_presentation_5f_template1-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initial-creator>Cristian-Gyozo Haba</meta:initial-creator>
    <meta:creation-date>2007-03-27T17:51:14</meta:creation-date>
    <dc:creator>Cristian Haba</dc:creator>
    <dc:date>2007-07-19T18:31:29</dc:date>
    <dc:language>en-US</dc:language>
    <meta:editing-cycles>119</meta:editing-cycles>
    <meta:editing-duration>P2DT18H19M58S</meta:editing-duration>
    <meta:user-defined meta:name="Info 1"/>
    <meta:user-defined meta:name="Info 2"/>
    <meta:user-defined meta:name="Info 3"/>
    <meta:user-defined meta:name="Info 4"/>
    <meta:document-statistic meta:object-count="14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0.604cm" fo:margin-left="0cm" fo:margin-right="-0.018cm" table:align="margins" style:writing-mode="lr-tb"/>
    </style:style>
    <style:style style:name="Table1.A" style:family="table-column">
      <style:table-column-properties style:column-width="6.364cm" style:rel-column-width="20244*"/>
    </style:style>
    <style:style style:name="Table1.B" style:family="table-column">
      <style:table-column-properties style:column-width="14.24cm" style:rel-column-width="45291*"/>
    </style:style>
    <style:style style:name="Table1.1" style:family="table-row">
      <style:table-row-properties style:min-row-height="0.423cm"/>
    </style:style>
    <style:style style:name="Table1.A1" style:family="table-cell">
      <style:table-cell-properties style:vertical-align="top" fo:background-color="transparent" fo:padding="0.191cm" fo:border-left="0.088cm solid #ffffff" fo:border-right="none" fo:border-top="0.088cm solid #ffffff" fo:border-bottom="0.088cm solid #ffffff" style:writing-mode="lr-tb">
        <style:background-image/>
      </style:table-cell-properties>
    </style:style>
    <style:style style:name="Table1.B1" style:family="table-cell">
      <style:table-cell-properties style:vertical-align="top" fo:background-color="transparent" fo:padding="0.191cm" fo:border="0.088cm solid #ffffff" style:writing-mode="lr-tb">
        <style:background-image/>
      </style:table-cell-properties>
    </style:style>
    <style:style style:name="Table1.2" style:family="table-row">
      <style:table-row-properties style:min-row-height="0.42cm"/>
    </style:style>
    <style:style style:name="Table1.A2" style:family="table-cell">
      <style:table-cell-properties style:vertical-align="top" fo:padding="0.191cm" fo:border-left="0.035cm solid #ffffff" fo:border-right="none" fo:border-top="0.035cm solid #ffffff" fo:border-bottom="0.035cm solid #ffffff" style:writing-mode="lr-tb"/>
    </style:style>
    <style:style style:name="Table1.B2" style:family="table-cell">
      <style:table-cell-properties style:vertical-align="top" fo:padding="0.191cm" fo:border="0.035cm solid #ffffff" style:writing-mode="lr-tb"/>
    </style:style>
    <style:style style:name="Table1.A3" style:family="table-cell">
      <style:table-cell-properties style:vertical-align="top" fo:padding="0.191cm" fo:border-left="0.035cm solid #ffffff" fo:border-right="none" fo:border-top="none" fo:border-bottom="0.035cm solid #ffffff" style:writing-mode="lr-tb"/>
    </style:style>
    <style:style style:name="Table1.B3" style:family="table-cell">
      <style:table-cell-properties style:vertical-align="top" fo:padding="0.191cm" fo:border-left="0.035cm solid #ffffff" fo:border-right="0.035cm solid #ffffff" fo:border-top="none" fo:border-bottom="0.035cm solid #ffffff" style:writing-mode="lr-tb"/>
    </style:style>
    <style:style style:name="P1" style:family="paragraph" style:parent-style-name="Standard">
      <style:paragraph-properties style:snap-to-layout-grid="false"/>
      <style:text-properties fo:color="#ffff00" style:font-name="GillSans" fo:font-size="16pt" style:font-size-asian="16pt" style:font-name-complex="Arial" style:font-size-complex="16pt"/>
    </style:style>
    <style:style style:name="P2" style:family="paragraph" style:parent-style-name="Standard">
      <style:paragraph-properties style:snap-to-layout-grid="false"/>
      <style:text-properties fo:color="#e6e6ff" style:font-name="GillSans" fo:font-size="16pt" style:font-size-asian="16pt" style:font-name-complex="Arial" style:font-size-complex="16pt"/>
    </style:style>
    <style:style style:name="P3" style:family="paragraph" style:parent-style-name="Standard">
      <style:paragraph-properties fo:orphans="0" fo:widows="0" style:text-autospace="none" style:snap-to-layout-grid="false">
        <style:tab-stops>
          <style:tab-stop style:position="4.191cm" style:type="center"/>
        </style:tab-stops>
      </style:paragraph-properties>
      <style:text-properties fo:color="#e6e6ff" style:font-name="GillSans" fo:font-size="16pt" style:font-size-asian="16pt" style:font-name-complex="Arial"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2">csl_language</text:p>
          </table:table-cell>
          <table:table-cell table:style-name="Table1.B2" office:value-type="string">
            <text:p text:style-name="P2">Language basics <text:s/>and common constructs and methods shared between CSL components</text:p>
          </table:table-cell>
        </table:table-row>
        <table:table-row table:style-name="Table1.2">
          <table:table-cell table:style-name="Table1.A3" office:value-type="string">
            <text:p text:style-name="P2">csl_interconnect</text:p>
          </table:table-cell>
          <table:table-cell table:style-name="Table1.B3" office:value-type="string">
            <text:p text:style-name="P2">Creates the design hierarchy and the interconnect</text:p>
          </table:table-cell>
        </table:table-row>
        <table:table-row table:style-name="Table1.2">
          <table:table-cell table:style-name="Table1.A3" office:value-type="string">
            <text:p text:style-name="P3">csl_auto_router</text:p>
          </table:table-cell>
          <table:table-cell table:style-name="Table1.B3" office:value-type="string">
            <text:p text:style-name="P2">Connects signals, signal groups, interfaces, ports, and instances in different scopes</text:p>
          </table:table-cell>
        </table:table-row>
        <table:table-row table:style-name="Table1.2">
          <table:table-cell table:style-name="Table1.A3" office:value-type="string">
            <text:p text:style-name="P2">csl_register</text:p>
          </table:table-cell>
          <table:table-cell table:style-name="Table1.B3" office:value-type="string">
            <text:p text:style-name="P2">Generates the RTL /C++ different register types on a chip</text:p>
          </table:table-cell>
        </table:table-row>
        <table:table-row table:style-name="Table1.2">
          <table:table-cell table:style-name="Table1.A3" office:value-type="string">
            <text:p text:style-name="P2">csl_register_file</text:p>
          </table:table-cell>
          <table:table-cell table:style-name="Table1.B3" office:value-type="string">
            <text:p text:style-name="P2">Generates the RTL register files on a chip</text:p>
          </table:table-cell>
        </table:table-row>
        <table:table-row table:style-name="Table1.2">
          <table:table-cell table:style-name="Table1.A3" office:value-type="string">
            <text:p text:style-name="P2">csl_memory_compiler</text:p>
          </table:table-cell>
          <table:table-cell table:style-name="Table1.B3" office:value-type="string">
            <text:p text:style-name="P2">Generates the SRAM’s on a chip</text:p>
          </table:table-cell>
        </table:table-row>
        <table:table-row table:style-name="Table1.2">
          <table:table-cell table:style-name="Table1.A3" office:value-type="string">
            <text:p text:style-name="P2">csl_memory_map</text:p>
          </table:table-cell>
          <table:table-cell table:style-name="Table1.B3" office:value-type="string">
            <text:p text:style-name="P2">Generates the RTL/C++ memory map for a chip.</text:p>
          </table:table-cell>
        </table:table-row>
        <table:table-row table:style-name="Table1.2">
          <table:table-cell table:style-name="Table1.A3" office:value-type="string">
            <text:p text:style-name="P2">csl_fifo</text:p>
          </table:table-cell>
          <table:table-cell table:style-name="Table1.B3" office:value-type="string">
            <text:p text:style-name="P2">Generates the RTL FIFO’s on a chip</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27in"/>
    </style:style>
    <style:style style:name="co2" style:family="table-column">
      <style:table-column-properties fo:break-before="auto" style:column-width="2.6138in"/>
    </style:style>
    <style:style style:name="co3" style:family="table-column">
      <style:table-column-properties fo:break-before="auto" style:column-width="0.8925in"/>
    </style:style>
    <style:style style:name="ro1" style:family="table-row">
      <style:table-row-properties style:row-height="0.3807in" fo:break-before="auto" style:use-optimal-row-height="true"/>
    </style:style>
    <style:style style:name="ro2" style:family="table-row">
      <style:table-row-properties style:row-height="0.3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138in solid #ffffff" fo:padding="0.0783in"/>
      <style:text-properties fo:color="#ffff00" fo:font-size="15pt"/>
    </style:style>
    <style:style style:name="ce2" style:family="table-cell" style:parent-style-name="Default">
      <style:table-cell-properties fo:border-bottom="0.0008in solid #ffffff" fo:background-color="transparent" fo:border-left="0.0138in solid #ffffff" fo:padding="0.0783in" fo:border-right="0.0008in solid #ffffff" fo:border-top="0.0008in solid #ffffff"/>
      <style:text-properties fo:color="#ffffcc" fo:font-size="15pt"/>
    </style:style>
    <style:style style:name="ce3" style:family="table-cell" style:parent-style-name="Default">
      <style:table-cell-properties fo:border-bottom="0.0138in solid #ffffff" fo:background-color="transparent" fo:border-left="0.0138in solid #ffffff" fo:padding="0.0783in" fo:border-right="0.0008in solid #ffffff" fo:border-top="0.0008in solid #ffffff"/>
      <style:text-properties fo:color="#ffffcc" fo:font-size="15pt"/>
    </style:style>
    <style:style style:name="ce4" style:family="table-cell" style:parent-style-name="Default">
      <style:table-cell-properties fo:border="none"/>
      <style:text-properties fo:font-size="22pt"/>
    </style:style>
    <style:style style:name="ce5" style:family="table-cell" style:parent-style-name="Default">
      <style:text-properties fo:font-size="22pt"/>
    </style:style>
    <style:style style:name="ce6" style:family="table-cell" style:parent-style-name="Default">
      <style:table-cell-properties fo:border-bottom="0.0008in solid #ffffff" fo:background-color="transparent" fo:border-left="0.0008in solid #ffffff" fo:padding="0.0783in" fo:border-right="0.0138in solid #ffffff" fo:border-top="0.0008in solid #ffffff"/>
      <style:text-properties fo:color="#ffffcc" fo:font-size="15pt"/>
    </style:style>
    <style:style style:name="ce7" style:family="table-cell" style:parent-style-name="Default">
      <style:table-cell-properties fo:border-bottom="0.0138in solid #ffffff" fo:background-color="transparent" fo:border-left="0.0008in solid #ffffff" fo:padding="0.0783in" fo:border-right="0.0138in solid #ffffff" fo:border-top="0.0008in solid #ffffff"/>
      <style:text-properties fo:color="#ffffcc" fo:font-size="15pt"/>
    </style:style>
  </office:automatic-styles>
  <office:body>
    <office:spreadsheet>
      <table:table table:name="Sheet1" table:style-name="ta1" table:print="false">
        <table:table-column table:style-name="co1" table:default-cell-style-name="ce5"/>
        <table:table-column table:style-name="co2" table:default-cell-style-name="ce5"/>
        <table:table-row table:style-name="ro1">
          <table:table-cell table:style-name="ce1" office:value-type="string">
            <text:p>Element</text:p>
          </table:table-cell>
          <table:table-cell table:style-name="ce1" office:value-type="string">
            <text:p>Mnemonic</text:p>
          </table:table-cell>
        </table:table-row>
        <table:table-row table:style-name="ro1">
          <table:table-cell table:style-name="ce2" office:value-type="string">
            <text:p>Latch</text:p>
          </table:table-cell>
          <table:table-cell table:style-name="ce6" office:value-type="string">
            <text:p>LA</text:p>
          </table:table-cell>
        </table:table-row>
        <table:table-row table:style-name="ro1">
          <table:table-cell table:style-name="ce2" office:value-type="string">
            <text:p>Flip-Flop</text:p>
          </table:table-cell>
          <table:table-cell table:style-name="ce6" office:value-type="string">
            <text:p>FF</text:p>
          </table:table-cell>
        </table:table-row>
        <table:table-row table:style-name="ro1">
          <table:table-cell table:style-name="ce2" office:value-type="string">
            <text:p>Register</text:p>
          </table:table-cell>
          <table:table-cell table:style-name="ce6" office:value-type="string">
            <text:p>Reg</text:p>
          </table:table-cell>
        </table:table-row>
        <table:table-row table:style-name="ro1">
          <table:table-cell table:style-name="ce2" office:value-type="string">
            <text:p>Register File</text:p>
          </table:table-cell>
          <table:table-cell table:style-name="ce6" office:value-type="string">
            <text:p>RF</text:p>
          </table:table-cell>
        </table:table-row>
        <table:table-row table:style-name="ro1">
          <table:table-cell table:style-name="ce2" office:value-type="string">
            <text:p>SRAM</text:p>
          </table:table-cell>
          <table:table-cell table:style-name="ce6" office:value-type="string">
            <text:p>SRAM</text:p>
          </table:table-cell>
        </table:table-row>
        <table:table-row table:style-name="ro1">
          <table:table-cell table:style-name="ce3" office:value-type="string">
            <text:p>FIFO</text:p>
          </table:table-cell>
          <table:table-cell table:style-name="ce7" office:value-type="string">
            <text:p>FIFO</text:p>
          </table:table-cell>
        </table:table-row>
        <table:table-row table:style-name="ro2">
          <table:table-cell table:style-name="ce4" table:number-columns-repeated="2"/>
        </table:table-row>
        <table:table-row table:style-name="ro2" table:number-rows-repeated="65527">
          <table:table-cell table:number-columns-repeated="2"/>
        </table:table-row>
        <table:table-row table:style-name="ro2">
          <table:table-cell table:number-columns-repeated="2"/>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9">07/19/2007</text:date>, <text:time>18:3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08in"/>
    </style:style>
    <style:style style:name="co2" style:family="table-column">
      <style:table-column-properties fo:break-before="auto" style:column-width="4.498in"/>
    </style:style>
    <style:style style:name="co3" style:family="table-column">
      <style:table-column-properties fo:break-before="auto" style:column-width="0.8925in"/>
    </style:style>
    <style:style style:name="ro1" style:family="table-row">
      <style:table-row-properties style:row-height="0.3047in" fo:break-before="auto" style:use-optimal-row-height="false"/>
    </style:style>
    <style:style style:name="ro2" style:family="table-row">
      <style:table-row-properties style:row-height="0.272in" fo:break-before="auto" style:use-optimal-row-height="false"/>
    </style:style>
    <style:style style:name="ro3" style:family="table-row">
      <style:table-row-properties style:row-height="0.272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008in solid #ffffff"/>
      <style:paragraph-properties fo:text-align="center" fo:margin-left="0in"/>
      <style:text-properties fo:color="#ffff00" style:font-name="Bitstream Vera Sans" fo:font-size="12pt"/>
    </style:style>
    <style:style style:name="ce2" style:family="table-cell" style:parent-style-name="Default">
      <style:table-cell-properties style:text-align-source="fix" style:repeat-content="false" fo:background-color="transparent" fo:border="0.0008in solid #ffffff"/>
      <style:paragraph-properties fo:text-align="center" fo:margin-left="0in"/>
      <style:text-properties fo:color="#ffffff" style:font-name="Bitstream Vera Sans" fo:font-size="12pt"/>
    </style:style>
    <style:style style:name="T1" style:family="text">
      <style:text-properties fo:font-size="12pt"/>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byte<text:span text:style-name="T1"> alignment</text:span></text:p>
          </table:table-cell>
          <table:table-cell table:style-name="ce1" office:value-type="string">
            <text:p><text:span text:style-name="T1">suffix</text:span> added to variables which use this alignment </text:p>
          </table:table-cell>
        </table:table-row>
        <table:table-row table:style-name="ro2">
          <table:table-cell office:value-type="string">
            <text:p>1 byte</text:p>
          </table:table-cell>
          <table:table-cell office:value-type="string">
            <text:p>_a8</text:p>
          </table:table-cell>
        </table:table-row>
        <table:table-row table:style-name="ro2">
          <table:table-cell office:value-type="string">
            <text:p>2 byte</text:p>
          </table:table-cell>
          <table:table-cell office:value-type="string">
            <text:p>_a16</text:p>
          </table:table-cell>
        </table:table-row>
        <table:table-row table:style-name="ro2">
          <table:table-cell office:value-type="string">
            <text:p>4 byte</text:p>
          </table:table-cell>
          <table:table-cell office:value-type="string">
            <text:p>_a32</text:p>
          </table:table-cell>
        </table:table-row>
        <table:table-row table:style-name="ro2">
          <table:table-cell office:value-type="string">
            <text:p>8 byte</text:p>
          </table:table-cell>
          <table:table-cell office:value-type="string">
            <text:p>_a64</text:p>
          </table:table-cell>
        </table:table-row>
        <table:table-row table:style-name="ro3">
          <table:table-cell office:value-type="string">
            <text:p>16 byte</text:p>
          </table:table-cell>
          <table:table-cell office:value-type="string">
            <text:p>_a128</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9">07/19/2007</text:date>, <text:time>18:3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626in"/>
    </style:style>
    <style:style style:name="co2" style:family="table-column">
      <style:table-column-properties fo:break-before="auto" style:column-width="1.6571in"/>
    </style:style>
    <style:style style:name="co3" style:family="table-column">
      <style:table-column-properties fo:break-before="auto" style:column-width="3.9728in"/>
    </style:style>
    <style:style style:name="co4" style:family="table-column">
      <style:table-column-properties fo:break-before="auto" style:column-width="1.3429in"/>
    </style:style>
    <style:style style:name="co5" style:family="table-column">
      <style:table-column-properties fo:break-before="auto" style:column-width="0.8925in"/>
    </style:style>
    <style:style style:name="ro1" style:family="table-row">
      <style:table-row-properties style:row-height="0.2992in" fo:break-before="auto" style:use-optimal-row-height="false"/>
    </style:style>
    <style:style style:name="ro2" style:family="table-row">
      <style:table-row-properties style:row-height="0.2661in" fo:break-before="auto" style:use-optimal-row-height="false"/>
    </style:style>
    <style:style style:name="ro3" style:family="table-row">
      <style:table-row-properties style:row-height="0.2701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008in solid #ffffff"/>
      <style:paragraph-properties fo:text-align="center" fo:margin-left="0in"/>
      <style:text-properties fo:color="#ffff00" fo:font-size="12pt"/>
    </style:style>
    <style:style style:name="ce2" style:family="table-cell" style:parent-style-name="Default">
      <style:table-cell-properties style:text-align-source="fix" style:repeat-content="false" fo:background-color="transparent" fo:border="0.0008in solid #ffffff"/>
      <style:paragraph-properties fo:text-align="center" fo:margin-left="0in"/>
      <style:text-properties fo:color="#ffffff" fo:font-size="12pt"/>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Default"/>
        <table:table-row table:style-name="ro1">
          <table:table-cell table:style-name="ce1" office:value-type="string">
            <text:p>word size</text:p>
          </table:table-cell>
          <table:table-cell table:style-name="ce1" office:value-type="string">
            <text:p>alignment bit size</text:p>
          </table:table-cell>
          <table:table-cell table:style-name="ce1" office:value-type="string">
            <text:p>address increment amount (word to forward)</text:p>
          </table:table-cell>
          <table:table-cell/>
        </table:table-row>
        <table:table-row table:style-name="ro2">
          <table:table-cell table:number-columns-repeated="2" office:value-type="string">
            <text:p>8 bits</text:p>
          </table:table-cell>
          <table:table-cell office:value-type="float" office:value="1">
            <text:p>1</text:p>
          </table:table-cell>
          <table:table-cell/>
        </table:table-row>
        <table:table-row table:style-name="ro2">
          <table:table-cell office:value-type="string">
            <text:p>16 bits</text:p>
          </table:table-cell>
          <table:table-cell office:value-type="string">
            <text:p>8 bits</text:p>
          </table:table-cell>
          <table:table-cell office:value-type="float" office:value="2">
            <text:p>2</text:p>
          </table:table-cell>
          <table:table-cell/>
        </table:table-row>
        <table:table-row table:style-name="ro2">
          <table:table-cell office:value-type="string">
            <text:p>32 bits</text:p>
          </table:table-cell>
          <table:table-cell office:value-type="string">
            <text:p>8 bits</text:p>
          </table:table-cell>
          <table:table-cell office:value-type="float" office:value="4">
            <text:p>4</text:p>
          </table:table-cell>
          <table:table-cell/>
        </table:table-row>
        <table:table-row table:style-name="ro2">
          <table:table-cell office:value-type="string">
            <text:p>64 bits</text:p>
          </table:table-cell>
          <table:table-cell office:value-type="string">
            <text:p>8 bits</text:p>
          </table:table-cell>
          <table:table-cell office:value-type="float" office:value="8">
            <text:p>8</text:p>
          </table:table-cell>
          <table:table-cell/>
        </table:table-row>
        <table:table-row table:style-name="ro2">
          <table:table-cell table:number-columns-repeated="2" office:value-type="string">
            <text:p>32 bits</text:p>
          </table:table-cell>
          <table:table-cell office:value-type="float" office:value="1">
            <text:p>1</text:p>
          </table:table-cell>
          <table:table-cell/>
        </table:table-row>
        <table:table-row table:style-name="ro3">
          <table:table-cell office:value-type="string">
            <text:p>64 bits</text:p>
          </table:table-cell>
          <table:table-cell office:value-type="string">
            <text:p>32 bits</text:p>
          </table:table-cell>
          <table:table-cell office:value-type="float" office:value="2">
            <text:p>2</text:p>
          </table:table-cell>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9">07/19/2007</text:date>, <text:time>18:3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43in"/>
    </style:style>
    <style:style style:name="co2" style:family="table-column">
      <style:table-column-properties fo:break-before="auto" style:column-width="0.452in"/>
    </style:style>
    <style:style style:name="co3"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2543in" fo:break-before="auto" style:use-optimal-row-height="false"/>
    </style:style>
    <style:style style:name="ro3" style:family="table-row">
      <style:table-row-properties style:row-height="0.2457in" fo:break-before="auto" style:use-optimal-row-height="false"/>
    </style:style>
    <style:style style:name="ro4" style:family="table-row">
      <style:table-row-properties style:row-height="0.2465in" fo:break-before="auto" style:use-optimal-row-height="fals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ffffff" style:text-align-source="fix" style:repeat-content="false" fo:border-left="none" fo:border-right="none" fo:border-top="none"/>
      <style:paragraph-properties fo:text-align="center" fo:margin-left="0in"/>
      <style:text-properties fo:color="#ffffff" fo:font-size="12pt"/>
    </style:style>
    <style:style style:name="ce2" style:family="table-cell" style:parent-style-name="Default">
      <style:table-cell-properties fo:border="0.0008in solid #ffffff"/>
      <style:text-properties fo:color="#ffffff"/>
    </style:style>
  </office:automatic-styles>
  <office:body>
    <office:spreadsheet>
      <table:table table:name="Sheet1" table:style-name="ta1" table:print="false">
        <table:table-column table:style-name="co1" table:default-cell-style-name="ce2"/>
        <table:table-column table:style-name="co2" table:number-columns-repeated="3" table:default-cell-style-name="ce2"/>
        <table:table-row table:style-name="ro1">
          <table:table-cell table:style-name="ce1" office:value-type="string">
            <text:p>b0</text:p>
          </table:table-cell>
          <table:table-cell table:style-name="ce1" office:value-type="string">
            <text:p>b1</text:p>
          </table:table-cell>
          <table:table-cell table:style-name="ce1" office:value-type="string">
            <text:p>b2</text:p>
          </table:table-cell>
          <table:table-cell table:style-name="ce1" office:value-type="string">
            <text:p>b3</text:p>
          </table:table-cell>
        </table:table-row>
        <table:table-row table:style-name="ro2" table:number-rows-repeated="4">
          <table:table-cell table:number-columns-repeated="4"/>
        </table:table-row>
        <table:table-row table:style-name="ro3">
          <table:table-cell table:number-columns-repeated="4"/>
        </table:table-row>
        <table:table-row table:style-name="ro4">
          <table:table-cell table:number-columns-repeated="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9">07/19/2007</text:date>, <text:time>18:3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43in"/>
    </style:style>
    <style:style style:name="co2" style:family="table-column">
      <style:table-column-properties fo:break-before="auto" style:column-width="0.452in"/>
    </style:style>
    <style:style style:name="co3"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2543in" fo:break-before="auto" style:use-optimal-row-height="false"/>
    </style:style>
    <style:style style:name="ro3" style:family="table-row">
      <style:table-row-properties style:row-height="0.2457in" fo:break-before="auto" style:use-optimal-row-height="false"/>
    </style:style>
    <style:style style:name="ro4" style:family="table-row">
      <style:table-row-properties style:row-height="0.2465in" fo:break-before="auto" style:use-optimal-row-height="fals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in"/>
      <style:text-properties fo:color="#ffffff" fo:font-size="12pt"/>
    </style:style>
    <style:style style:name="ce2" style:family="table-cell" style:parent-style-name="Default">
      <style:table-cell-properties fo:border="0.0008in solid #ffffff"/>
      <style:text-properties fo:color="#ffffff"/>
    </style:style>
  </office:automatic-styles>
  <office:body>
    <office:spreadsheet>
      <table:table table:name="Sheet1" table:style-name="ta1" table:print="false">
        <table:table-column table:style-name="co1" table:default-cell-style-name="ce2"/>
        <table:table-column table:style-name="co2" table:number-columns-repeated="3" table:default-cell-style-name="ce2"/>
        <table:table-row table:style-name="ro1">
          <table:table-cell table:style-name="ce1" office:value-type="string">
            <text:p>b3</text:p>
          </table:table-cell>
          <table:table-cell table:style-name="ce1" office:value-type="string">
            <text:p>b2</text:p>
          </table:table-cell>
          <table:table-cell table:style-name="ce1" office:value-type="string">
            <text:p>b1</text:p>
          </table:table-cell>
          <table:table-cell table:style-name="ce1" office:value-type="string">
            <text:p>b0</text:p>
          </table:table-cell>
        </table:table-row>
        <table:table-row table:style-name="ro2" table:number-rows-repeated="4">
          <table:table-cell table:number-columns-repeated="4"/>
        </table:table-row>
        <table:table-row table:style-name="ro3">
          <table:table-cell table:number-columns-repeated="4"/>
        </table:table-row>
        <table:table-row table:style-name="ro4">
          <table:table-cell table:number-columns-repeated="4"/>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9">07/19/2007</text:date>, <text:time>18:3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5791in"/>
    </style:style>
    <style:style style:name="co2" style:family="table-column">
      <style:table-column-properties fo:break-before="auto" style:column-width="2.552in"/>
    </style:style>
    <style:style style:name="co3" style:family="table-column">
      <style:table-column-properties fo:break-before="auto" style:column-width="0.8925in"/>
    </style:style>
    <style:style style:name="ro1" style:family="table-row">
      <style:table-row-properties style:row-height="0.3016in" fo:break-before="auto" style:use-optimal-row-height="true"/>
    </style:style>
    <style:style style:name="ro2" style:family="table-row">
      <style:table-row-properties style:row-height="0.2862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color="#0047ff" fo:font-size="18pt"/>
    </style:style>
    <style:style style:name="ce2" style:family="table-cell" style:parent-style-name="Default">
      <style:table-cell-properties fo:background-color="#e6e6ff" fo:border="0.0008in solid #000000"/>
      <style:text-properties fo:color="#000000" fo:font-size="18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row table:style-name="ro1">
          <table:table-cell table:style-name="ce1" office:value-type="string">
            <text:p>Actual argument</text:p>
          </table:table-cell>
          <table:table-cell table:style-name="ce1" office:value-type="string">
            <text:p>Example types</text:p>
          </table:table-cell>
        </table:table-row>
        <table:table-row table:style-name="ro1">
          <table:table-cell office:value-type="string">
            <text:p>expression</text:p>
          </table:table-cell>
          <table:table-cell office:value-type="string">
            <text:p>w w0(.x(a&amp;b))</text:p>
          </table:table-cell>
        </table:table-row>
        <table:table-row table:style-name="ro1">
          <table:table-cell office:value-type="string">
            <text:p>constant</text:p>
          </table:table-cell>
          <table:table-cell office:value-type="string">
            <text:p>w w0 (.x(1'b0))</text:p>
          </table:table-cell>
        </table:table-row>
        <table:table-row table:style-name="ro2">
          <table:table-cell office:value-type="string">
            <text:p>concstenation</text:p>
          </table:table-cell>
          <table:table-cell office:value-type="string">
            <text:p>w w0 (.x({a,b,c,d}))</text:p>
          </table:table-cell>
        </table:table-row>
        <table:table-row table:style-name="ro1">
          <table:table-cell office:value-type="string">
            <text:p>rename</text:p>
          </table:table-cell>
          <table:table-cell office:value-type="string">
            <text:p>w w0 (.x(y))</text:p>
          </table:table-cell>
        </table:table-row>
        <table:table-row table:style-name="ro1">
          <table:table-cell office:value-type="string">
            <text:p>port select</text:p>
          </table:table-cell>
          <table:table-cell office:value-type="string">
            <text:p>w w0 (,x(p[7:0]))</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9">07/19/2007</text:date>, <text:time>18:3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2.244cm" fo:margin-left="0cm" fo:margin-right="-0.018cm" table:align="margins" style:writing-mode="lr-tb"/>
    </style:style>
    <style:style style:name="Table1.A" style:family="table-column">
      <style:table-column-properties style:column-width="6.302cm" style:rel-column-width="18570*"/>
    </style:style>
    <style:style style:name="Table1.B" style:family="table-column">
      <style:table-column-properties style:column-width="15.942cm" style:rel-column-width="46965*"/>
    </style:style>
    <style:style style:name="Table1.1" style:family="table-row">
      <style:table-row-properties style:min-row-height="0.423cm"/>
    </style:style>
    <style:style style:name="Table1.A1" style:family="table-cell">
      <style:table-cell-properties style:vertical-align="top" fo:background-color="transparent" fo:padding="0.191cm" fo:border-left="0.088cm solid #ffffff" fo:border-right="none" fo:border-top="0.088cm solid #ffffff" fo:border-bottom="0.088cm solid #ffffff" style:writing-mode="lr-tb">
        <style:background-image/>
      </style:table-cell-properties>
    </style:style>
    <style:style style:name="Table1.B1" style:family="table-cell">
      <style:table-cell-properties style:vertical-align="top" fo:background-color="transparent" fo:padding="0.191cm" fo:border="0.088cm solid #ffffff" style:writing-mode="lr-tb">
        <style:background-image/>
      </style:table-cell-properties>
    </style:style>
    <style:style style:name="Table1.2" style:family="table-row">
      <style:table-row-properties style:min-row-height="0.42cm"/>
    </style:style>
    <style:style style:name="Table1.A2" style:family="table-cell">
      <style:table-cell-properties style:vertical-align="top" fo:padding="0.191cm" fo:border-left="0.035cm solid #ffffff" fo:border-right="none" fo:border-top="0.035cm solid #ffffff" fo:border-bottom="0.035cm solid #ffffff" style:writing-mode="lr-tb"/>
    </style:style>
    <style:style style:name="Table1.B2" style:family="table-cell">
      <style:table-cell-properties style:vertical-align="top" fo:padding="0.191cm" fo:border="0.035cm solid #ffffff" style:writing-mode="lr-tb"/>
    </style:style>
    <style:style style:name="Table1.A3" style:family="table-cell">
      <style:table-cell-properties style:vertical-align="top" fo:padding="0.191cm" fo:border-left="0.035cm solid #ffffff" fo:border-right="none" fo:border-top="none" fo:border-bottom="0.035cm solid #ffffff" style:writing-mode="lr-tb"/>
    </style:style>
    <style:style style:name="Table1.B3" style:family="table-cell">
      <style:table-cell-properties style:vertical-align="top" fo:padding="0.191cm" fo:border-left="0.035cm solid #ffffff" fo:border-right="0.035cm solid #ffffff" fo:border-top="none" fo:border-bottom="0.035cm solid #ffffff" style:writing-mode="lr-tb"/>
    </style:style>
    <style:style style:name="P1" style:family="paragraph" style:parent-style-name="Standard">
      <style:paragraph-properties style:snap-to-layout-grid="false"/>
      <style:text-properties fo:color="#ffff00" style:font-name="GillSans" fo:font-size="16pt" style:font-size-asian="16pt" style:font-name-complex="Arial" style:font-size-complex="16pt"/>
    </style:style>
    <style:style style:name="P2" style:family="paragraph" style:parent-style-name="Standard">
      <style:paragraph-properties style:snap-to-layout-grid="false"/>
      <style:text-properties fo:color="#ffffff" style:font-name="GillSans" fo:font-size="16pt" style:font-size-asian="16pt" style:font-name-complex="Arial"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2">csl_isa</text:p>
          </table:table-cell>
          <table:table-cell table:style-name="Table1.B2" office:value-type="string">
            <text:p text:style-name="P2">Generates the custom instruction set and RISC like processor on a chip</text:p>
          </table:table-cell>
        </table:table-row>
        <table:table-row table:style-name="Table1.2">
          <table:table-cell table:style-name="Table1.A3" office:value-type="string">
            <text:p text:style-name="P2">csl_memory_controller</text:p>
          </table:table-cell>
          <table:table-cell table:style-name="Table1.B3" office:value-type="string">
            <text:p text:style-name="P2">Generates the RTL/C++ memory controller on a chip</text:p>
          </table:table-cell>
        </table:table-row>
        <table:table-row table:style-name="Table1.2">
          <table:table-cell table:style-name="Table1.A3" office:value-type="string">
            <text:p text:style-name="P2">csl_mbist</text:p>
          </table:table-cell>
          <table:table-cell table:style-name="Table1.B3" office:value-type="string">
            <text:p text:style-name="P2">Generates the RTL/C++ MBIST code for the SRAM’s on a chip</text:p>
          </table:table-cell>
        </table:table-row>
        <table:table-row table:style-name="Table1.2">
          <table:table-cell table:style-name="Table1.A3" office:value-type="string">
            <text:p text:style-name="P2">csl_testbench</text:p>
          </table:table-cell>
          <table:table-cell table:style-name="Table1.B3" office:value-type="string">
            <text:p text:style-name="P2">Generates the RTL/C++ test bench components for a chip.</text:p>
          </table:table-cell>
        </table:table-row>
        <table:table-row table:style-name="Table1.2">
          <table:table-cell table:style-name="Table1.A3" office:value-type="string">
            <text:p text:style-name="P2">csl_pipeline</text:p>
          </table:table-cell>
          <table:table-cell table:style-name="Table1.B3" office:value-type="string">
            <text:p text:style-name="P2">Generates the RTL pipelines on a chip</text:p>
          </table:table-cell>
        </table:table-row>
        <table:table-row table:style-name="Table1.2">
          <table:table-cell table:style-name="Table1.A3" office:value-type="string">
            <text:p text:style-name="P2">csl_bus_ifc</text:p>
          </table:table-cell>
          <table:table-cell table:style-name="Table1.B3" office:value-type="string">
            <text:p text:style-name="P2">Generates the RTL SOC unit level bus interface unit on a chip</text:p>
          </table:table-cell>
        </table:table-row>
        <table:table-row table:style-name="Table1.2">
          <table:table-cell table:style-name="Table1.A3" office:value-type="string">
            <text:p text:style-name="P2">csl_buses</text:p>
          </table:table-cell>
          <table:table-cell table:style-name="Table1.B3" office:value-type="string">
            <text:p text:style-name="P2">Generates the RTL custom on chip buses on a chip</text:p>
          </table:table-cell>
        </table:table-row>
        <table:table-row table:style-name="Table1.2">
          <table:table-cell table:style-name="Table1.A3" office:value-type="string">
            <text:p text:style-name="P2">csl_switch</text:p>
          </table:table-cell>
          <table:table-cell table:style-name="Table1.B3" office:value-type="string">
            <text:p text:style-name="P2">Generates different types of switches</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2.156cm" fo:margin-left="0cm" fo:margin-right="-0.018cm" table:align="margins" style:writing-mode="lr-tb"/>
    </style:style>
    <style:style style:name="Table1.A" style:family="table-column">
      <style:table-column-properties style:column-width="6.096cm" style:rel-column-width="18031*"/>
    </style:style>
    <style:style style:name="Table1.B" style:family="table-column">
      <style:table-column-properties style:column-width="16.06cm" style:rel-column-width="47504*"/>
    </style:style>
    <style:style style:name="Table1.1" style:family="table-row">
      <style:table-row-properties style:min-row-height="0.423cm"/>
    </style:style>
    <style:style style:name="Table1.A1" style:family="table-cell">
      <style:table-cell-properties style:vertical-align="top" fo:background-color="transparent" fo:padding="0.191cm" fo:border-left="0.088cm solid #ffffff" fo:border-right="none" fo:border-top="0.088cm solid #ffffff" fo:border-bottom="0.088cm solid #ffffff" style:writing-mode="lr-tb">
        <style:background-image/>
      </style:table-cell-properties>
    </style:style>
    <style:style style:name="Table1.B1" style:family="table-cell">
      <style:table-cell-properties style:vertical-align="top" fo:background-color="transparent" fo:padding="0.191cm" fo:border="0.088cm solid #ffffff" style:writing-mode="lr-tb">
        <style:background-image/>
      </style:table-cell-properties>
    </style:style>
    <style:style style:name="Table1.2" style:family="table-row">
      <style:table-row-properties style:min-row-height="0.42cm"/>
    </style:style>
    <style:style style:name="Table1.A2" style:family="table-cell">
      <style:table-cell-properties style:vertical-align="top" fo:padding="0.191cm" fo:border-left="0.035cm solid #ffffff" fo:border-right="none" fo:border-top="0.035cm solid #ffffff" fo:border-bottom="0.035cm solid #ffffff" style:writing-mode="lr-tb"/>
    </style:style>
    <style:style style:name="Table1.B2" style:family="table-cell">
      <style:table-cell-properties style:vertical-align="top" fo:padding="0.191cm" fo:border="0.035cm solid #ffffff" style:writing-mode="lr-tb"/>
    </style:style>
    <style:style style:name="Table1.A3" style:family="table-cell">
      <style:table-cell-properties style:vertical-align="top" fo:padding="0.191cm" fo:border-left="0.035cm solid #ffffff" fo:border-right="none" fo:border-top="none" fo:border-bottom="0.035cm solid #ffffff" style:writing-mode="lr-tb"/>
    </style:style>
    <style:style style:name="Table1.B3" style:family="table-cell">
      <style:table-cell-properties style:vertical-align="top" fo:padding="0.191cm" fo:border-left="0.035cm solid #ffffff" fo:border-right="0.035cm solid #ffffff" fo:border-top="none" fo:border-bottom="0.035cm solid #ffffff" style:writing-mode="lr-tb"/>
    </style:style>
    <style:style style:name="P1" style:family="paragraph" style:parent-style-name="Standard">
      <style:paragraph-properties style:snap-to-layout-grid="false"/>
      <style:text-properties fo:color="#ffff00" style:font-name="GillSans" fo:font-size="16pt" style:font-size-asian="16pt" style:font-name-complex="Arial" style:font-size-complex="16pt"/>
    </style:style>
    <style:style style:name="P2" style:family="paragraph" style:parent-style-name="Standard">
      <style:paragraph-properties style:snap-to-layout-grid="false"/>
      <style:text-properties fo:color="#ffffff" style:font-name="GillSans" fo:font-size="16pt" style:font-size-asian="16pt" style:font-name-complex="Arial" style:font-size-complex="16pt"/>
    </style:style>
    <style:style style:name="P3" style:family="paragraph" style:parent-style-name="Standard">
      <style:paragraph-properties style:snap-to-layout-grid="false"/>
      <style:text-properties fo:color="#ffffff" style:font-name="GillSans" fo:font-size="16pt" style:font-size-asian="16pt" style:font-name-complex="GillSans"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2">csl_fpga</text:p>
          </table:table-cell>
          <table:table-cell table:style-name="Table1.B2" office:value-type="string">
            <text:p text:style-name="P2">Generates the pin files to connect the FPGA’s to the PCB. Can be used to build FPGA models for accelerated HW simulation.</text:p>
          </table:table-cell>
        </table:table-row>
        <table:table-row table:style-name="Table1.2">
          <table:table-cell table:style-name="Table1.A3" office:value-type="string">
            <text:p text:style-name="P2">csl_clock_tree</text:p>
          </table:table-cell>
          <table:table-cell table:style-name="Table1.B3" office:value-type="string">
            <text:p text:style-name="P2">Generates the RTL/C++ clock tree on a chip</text:p>
          </table:table-cell>
        </table:table-row>
        <table:table-row table:style-name="Table1.2">
          <table:table-cell table:style-name="Table1.A3" office:value-type="string">
            <text:p text:style-name="P2">csl_math_units</text:p>
          </table:table-cell>
          <table:table-cell table:style-name="Table1.B3" office:value-type="string">
            <text:p text:style-name="P2">Generates the math units on chip including filters and adder trees. Uses fixed point arithmetic</text:p>
          </table:table-cell>
        </table:table-row>
        <table:table-row table:style-name="Table1.2">
          <table:table-cell table:style-name="Table1.A3" office:value-type="string">
            <text:p text:style-name="P3">csl_chip_contoller</text:p>
          </table:table-cell>
          <table:table-cell table:style-name="Table1.B3" office:value-type="string">
            <text:p text:style-name="P2">Generates the chip controller logic.</text:p>
          </table:table-cell>
        </table:table-row>
        <table:table-row table:style-name="Table1.2">
          <table:table-cell table:style-name="Table1.A3" office:value-type="string">
            <text:p text:style-name="P2">csl_clock_sync</text:p>
          </table:table-cell>
          <table:table-cell table:style-name="Table1.B3" office:value-type="string">
            <text:p text:style-name="P2">Generates the RTL clock synchronizers on a chip </text:p>
          </table:table-cell>
        </table:table-row>
        <table:table-row table:style-name="Table1.2">
          <table:table-cell table:style-name="Table1.A3" office:value-type="string">
            <text:p text:style-name="P2">csl_pro_con_mag</text:p>
          </table:table-cell>
          <table:table-cell table:style-name="Table1.B3" office:value-type="string">
            <text:p text:style-name="P2">Generates the producer - consumer memory address generators on a chip</text:p>
          </table:table-cell>
        </table:table-row>
        <table:table-row table:style-name="Table1.2">
          <table:table-cell table:style-name="Table1.A3" office:value-type="string">
            <text:p text:style-name="P2">csl_pscqn</text:p>
          </table:table-cell>
          <table:table-cell table:style-name="Table1.B3" office:value-type="string">
            <text:p text:style-name="P2">Generates the RTL performance, status, control, query network on a chip</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2.139cm" fo:margin-left="0cm" fo:margin-right="-0.018cm" table:align="margins" style:writing-mode="lr-tb"/>
    </style:style>
    <style:style style:name="Table1.A" style:family="table-column">
      <style:table-column-properties style:column-width="7.731cm" style:rel-column-width="22887*"/>
    </style:style>
    <style:style style:name="Table1.B" style:family="table-column">
      <style:table-column-properties style:column-width="14.407cm" style:rel-column-width="42648*"/>
    </style:style>
    <style:style style:name="Table1.1" style:family="table-row">
      <style:table-row-properties style:min-row-height="0.423cm"/>
    </style:style>
    <style:style style:name="Table1.A1" style:family="table-cell">
      <style:table-cell-properties style:vertical-align="top" fo:background-color="transparent" fo:padding="0.191cm" fo:border-left="0.088cm solid #ffffff" fo:border-right="none" fo:border-top="0.088cm solid #ffffff" fo:border-bottom="0.088cm solid #ffffff" style:writing-mode="lr-tb">
        <style:background-image/>
      </style:table-cell-properties>
    </style:style>
    <style:style style:name="Table1.B1" style:family="table-cell">
      <style:table-cell-properties style:vertical-align="top" fo:background-color="transparent" fo:padding="0.191cm" fo:border="0.088cm solid #ffffff" style:writing-mode="lr-tb">
        <style:background-image/>
      </style:table-cell-properties>
    </style:style>
    <style:style style:name="Table1.2" style:family="table-row">
      <style:table-row-properties style:min-row-height="0.42cm"/>
    </style:style>
    <style:style style:name="Table1.A2" style:family="table-cell">
      <style:table-cell-properties style:vertical-align="top" fo:padding="0.191cm" fo:border-left="0.035cm solid #ffffff" fo:border-right="none" fo:border-top="0.035cm solid #ffffff" fo:border-bottom="0.035cm solid #ffffff" style:writing-mode="lr-tb"/>
    </style:style>
    <style:style style:name="Table1.B2" style:family="table-cell">
      <style:table-cell-properties style:vertical-align="top" fo:padding="0.191cm" fo:border="0.035cm solid #ffffff" style:writing-mode="lr-tb"/>
    </style:style>
    <style:style style:name="Table1.A3" style:family="table-cell">
      <style:table-cell-properties style:vertical-align="top" fo:padding="0.191cm" fo:border-left="0.035cm solid #ffffff" fo:border-right="none" fo:border-top="none" fo:border-bottom="0.035cm solid #ffffff" style:writing-mode="lr-tb"/>
    </style:style>
    <style:style style:name="Table1.B3" style:family="table-cell">
      <style:table-cell-properties style:vertical-align="top" fo:padding="0.191cm" fo:border-left="0.035cm solid #ffffff" fo:border-right="0.035cm solid #ffffff" fo:border-top="none" fo:border-bottom="0.035cm solid #ffffff" style:writing-mode="lr-tb"/>
    </style:style>
    <style:style style:name="P1" style:family="paragraph" style:parent-style-name="Standard">
      <style:paragraph-properties style:snap-to-layout-grid="false"/>
      <style:text-properties fo:color="#ffff00" style:font-name="GillSans" fo:font-size="16pt" style:font-size-asian="16pt" style:font-name-complex="Arial" style:font-size-complex="16pt"/>
    </style:style>
    <style:style style:name="P2" style:family="paragraph" style:parent-style-name="Standard">
      <style:paragraph-properties style:snap-to-layout-grid="false"/>
      <style:text-properties fo:color="#ffffff" style:font-name="GillSans" fo:font-size="16pt" style:font-size-asian="16pt" style:font-name-complex="Arial"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2">csl_verification_components</text:p>
          </table:table-cell>
          <table:table-cell table:style-name="Table1.B2" office:value-type="string">
            <text:p text:style-name="P2">Generate the C++/RTL vector writers and and readers </text:p>
          </table:table-cell>
        </table:table-row>
        <table:table-row table:style-name="Table1.2">
          <table:table-cell table:style-name="Table1.A3" office:value-type="string">
            <text:p text:style-name="P2">csl_asm</text:p>
          </table:table-cell>
          <table:table-cell table:style-name="Table1.B3" office:value-type="string">
            <text:p text:style-name="P2">Generates the application specific SRAM’s on a chip</text:p>
          </table:table-cell>
        </table:table-row>
        <table:table-row table:style-name="Table1.2">
          <table:table-cell table:style-name="Table1.A3" office:value-type="string">
            <text:p text:style-name="P2">csl_soc_bus</text:p>
          </table:table-cell>
          <table:table-cell table:style-name="Table1.B3" office:value-type="string">
            <text:p text:style-name="P2">Generates the RTL system on chip components</text:p>
          </table:table-cell>
        </table:table-row>
        <table:table-row table:style-name="Table1.2">
          <table:table-cell table:style-name="Table1.A3" office:value-type="string">
            <text:p text:style-name="P2">csl_command_shell</text:p>
          </table:table-cell>
          <table:table-cell table:style-name="Table1.B3" office:value-type="string">
            <text:p text:style-name="P2">The CSLC command shell which is used to control a CSLC session</text:p>
          </table:table-cell>
        </table:table-row>
        <table:table-row table:style-name="Table1.2">
          <table:table-cell table:style-name="Table1.A3" office:value-type="string">
            <text:p text:style-name="P2">csl_gui</text:p>
          </table:table-cell>
          <table:table-cell table:style-name="Table1.B3" office:value-type="string">
            <text:p text:style-name="P2">Graphical user interface for the tool.</text:p>
          </table:table-cell>
        </table:table-row>
        <table:table-row table:style-name="Table1.2">
          <table:table-cell table:style-name="Table1.A3" office:value-type="string">
            <text:p text:style-name="P2">csl_code_generation</text:p>
          </table:table-cell>
          <table:table-cell table:style-name="Table1.B3" office:value-type="string">
            <text:p text:style-name="P2">Generates RTL and C++ code</text:p>
          </table:table-cell>
        </table:table-row>
        <table:table-row table:style-name="Table1.2">
          <table:table-cell table:style-name="Table1.A3" office:value-type="string">
            <text:p text:style-name="P2">csl_schematic</text:p>
          </table:table-cell>
          <table:table-cell table:style-name="Table1.B3" office:value-type="string">
            <text:p text:style-name="P2">The CSLC schematic generator </text:p>
          </table:table-cell>
        </table:table-row>
        <table:table-row table:style-name="Table1.2">
          <table:table-cell table:style-name="Table1.A3" office:value-type="string">
            <text:p text:style-name="P2">csl_cdom_analysis</text:p>
          </table:table-cell>
          <table:table-cell table:style-name="Table1.B3" office:value-type="string">
            <text:p text:style-name="P2">Analysis code that detects the correct and incorrect structures. </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2.244cm" fo:margin-left="0cm" fo:margin-right="-0.018cm" table:align="margins" style:writing-mode="lr-tb"/>
    </style:style>
    <style:style style:name="Table1.A" style:family="table-column">
      <style:table-column-properties style:column-width="6.121cm" style:rel-column-width="18031*"/>
    </style:style>
    <style:style style:name="Table1.B" style:family="table-column">
      <style:table-column-properties style:column-width="16.124cm" style:rel-column-width="47504*"/>
    </style:style>
    <style:style style:name="Table1.1" style:family="table-row">
      <style:table-row-properties style:min-row-height="0.423cm"/>
    </style:style>
    <style:style style:name="Table1.A1" style:family="table-cell">
      <style:table-cell-properties style:vertical-align="top" fo:background-color="transparent" fo:padding="0.191cm" fo:border-left="0.088cm solid #ffffff" fo:border-right="none" fo:border-top="0.088cm solid #ffffff" fo:border-bottom="0.088cm solid #ffffff" style:writing-mode="lr-tb">
        <style:background-image/>
      </style:table-cell-properties>
    </style:style>
    <style:style style:name="Table1.B1" style:family="table-cell">
      <style:table-cell-properties style:vertical-align="top" fo:background-color="transparent" fo:padding="0.191cm" fo:border="0.088cm solid #ffffff" style:writing-mode="lr-tb">
        <style:background-image/>
      </style:table-cell-properties>
    </style:style>
    <style:style style:name="Table1.2" style:family="table-row">
      <style:table-row-properties style:min-row-height="0.42cm"/>
    </style:style>
    <style:style style:name="Table1.A2" style:family="table-cell">
      <style:table-cell-properties style:vertical-align="top" fo:padding="0.191cm" fo:border-left="0.035cm solid #ffffff" fo:border-right="none" fo:border-top="0.035cm solid #ffffff" fo:border-bottom="0.035cm solid #ffffff" style:writing-mode="lr-tb"/>
    </style:style>
    <style:style style:name="Table1.B2" style:family="table-cell">
      <style:table-cell-properties style:vertical-align="top" fo:padding="0.191cm" fo:border="0.035cm solid #ffffff" style:writing-mode="lr-tb"/>
    </style:style>
    <style:style style:name="Table1.A3" style:family="table-cell">
      <style:table-cell-properties style:vertical-align="top" fo:padding="0.191cm" fo:border-left="0.035cm solid #ffffff" fo:border-right="none" fo:border-top="none" fo:border-bottom="0.035cm solid #ffffff" style:writing-mode="lr-tb"/>
    </style:style>
    <style:style style:name="Table1.B3" style:family="table-cell">
      <style:table-cell-properties style:vertical-align="top" fo:padding="0.191cm" fo:border-left="0.035cm solid #ffffff" fo:border-right="0.035cm solid #ffffff" fo:border-top="none" fo:border-bottom="0.035cm solid #ffffff" style:writing-mode="lr-tb"/>
    </style:style>
    <style:style style:name="P1" style:family="paragraph" style:parent-style-name="Standard">
      <style:paragraph-properties style:snap-to-layout-grid="false"/>
      <style:text-properties fo:color="#ffff00" style:font-name="GillSans" fo:font-size="16pt" style:font-size-asian="16pt" style:font-name-complex="Arial" style:font-size-complex="16pt"/>
    </style:style>
    <style:style style:name="P2" style:family="paragraph" style:parent-style-name="Standard">
      <style:paragraph-properties style:snap-to-layout-grid="false"/>
      <style:text-properties fo:color="#ffffff" style:font-name="GillSans" fo:font-size="16pt" style:font-size-asian="16pt" style:font-name-complex="Arial"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2">csl_csl_analysis</text:p>
          </table:table-cell>
          <table:table-cell table:style-name="Table1.B2" office:value-type="string">
            <text:p text:style-name="P2">Analysis code that detects correct and incorrect structures.</text:p>
          </table:table-cell>
        </table:table-row>
        <table:table-row table:style-name="Table1.2">
          <table:table-cell table:style-name="Table1.A3" office:value-type="string">
            <text:p text:style-name="P2">csl_csim</text:p>
          </table:table-cell>
          <table:table-cell table:style-name="Table1.B3" office:value-type="string">
            <text:p text:style-name="P2">Generates the C++ behavioral simulator</text:p>
          </table:table-cell>
        </table:table-row>
        <table:table-row table:style-name="Table1.2">
          <table:table-cell table:style-name="Table1.A3" office:value-type="string">
            <text:p text:style-name="P2">csl_regress</text:p>
          </table:table-cell>
          <table:table-cell table:style-name="Table1.B3" office:value-type="string">
            <text:p text:style-name="P2">Generates the regression environment for a chip design</text:p>
          </table:table-cell>
        </table:table-row>
        <table:table-row table:style-name="Table1.2">
          <table:table-cell table:style-name="Table1.A3" office:value-type="string">
            <text:p text:style-name="P2">csl_const_expr_eval</text:p>
          </table:table-cell>
          <table:table-cell table:style-name="Table1.B3" office:value-type="string">
            <text:p text:style-name="P2">Evaluates constant expressions in CSL and RTL</text:p>
          </table:table-cell>
        </table:table-row>
        <table:table-row table:style-name="Table1.2">
          <table:table-cell table:style-name="Table1.A3" office:value-type="string">
            <text:p text:style-name="P2">csl_warn_error</text:p>
          </table:table-cell>
          <table:table-cell table:style-name="Table1.B3" office:value-type="string">
            <text:p text:style-name="P2">Warning and error module. Used by all software components. It provides a <text:s/>consistent way of reporting warnings and errors to users and developers</text:p>
          </table:table-cell>
        </table:table-row>
        <table:table-row table:style-name="Table1.2">
          <table:table-cell table:style-name="Table1.A3" office:value-type="string">
            <text:p text:style-name="P2">csl_rtl_floorplaner</text:p>
          </table:table-cell>
          <table:table-cell table:style-name="Table1.B3" office:value-type="string">
            <text:p text:style-name="P2">The CSLC floor planner ties the chip interconnect specification to the block placement and connectivity on the die.</text:p>
          </table:table-cell>
        </table:table-row>
      </table:table>
      <text:p text:style-name="Standard"/>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9">07/19/2007</text:date>, <text:time>18:31: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swiss" style:font-pitch="fixed"/>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3in"/>
    </style:style>
    <style:style style:name="co2" style:family="table-column">
      <style:table-column-properties fo:break-before="auto" style:column-width="7.2673in"/>
    </style:style>
    <style:style style:name="co3" style:family="table-column">
      <style:table-column-properties fo:break-before="auto" style:column-width="0.8925in"/>
    </style:style>
    <style:style style:name="ro1" style:family="table-row">
      <style:table-row-properties style:row-height="0.5193in" fo:break-before="auto" style:use-optimal-row-height="false"/>
    </style:style>
    <style:style style:name="ro2" style:family="table-row">
      <style:table-row-properties style:row-height="0.372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1811in" fo:break-before="auto" style:use-optimal-row-height="true"/>
    </style:style>
    <style:style style:name="ro5" style:family="table-row">
      <style:table-row-properties style:row-height="0.3417in" fo:break-before="auto" style:use-optimal-row-height="true"/>
    </style:style>
    <style:style style:name="ro6"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535in" style:vertical-align="top"/>
      <style:text-properties fo:color="#ffff00" style:font-name="Arial" fo:font-size="15pt"/>
    </style:style>
    <style:style style:name="ce2" style:family="table-cell" style:parent-style-name="Default">
      <style:table-cell-properties fo:wrap-option="wrap" fo:border="0.0008in solid #ffffff" fo:padding="0.0535in" style:vertical-align="top"/>
      <style:text-properties fo:color="#ffff00" style:font-name="Arial" fo:font-size="14pt"/>
    </style:style>
    <style:style style:name="ce3" style:family="table-cell" style:parent-style-name="Default">
      <style:table-cell-properties fo:wrap-option="wrap" fo:border="0.0008in solid #ffffff" fo:padding="0.0535in" style:vertical-align="top"/>
      <style:text-properties fo:color="#ffff00" style:font-name="Arial" fo:font-size="14pt" style:font-size-complex="5.65000009536743pt"/>
    </style:style>
    <style:style style:name="ce4" style:family="table-cell" style:parent-style-name="Default">
      <style:table-cell-properties fo:wrap-option="wrap" fo:border="0.0008in solid #ffffff" fo:padding="0.0535in" style:vertical-align="top"/>
      <style:text-properties fo:color="#ffff00" style:font-name="Arial" fo:font-size="12pt"/>
    </style:style>
    <style:style style:name="ce5" style:family="table-cell" style:parent-style-name="Default">
      <style:table-cell-properties fo:wrap-option="wrap" style:vertical-align="top"/>
    </style:style>
    <style:style style:name="ce6" style:family="table-cell" style:parent-style-name="Default">
      <style:table-cell-properties fo:wrap-option="wrap" fo:border="0.0008in solid #ffffff" fo:padding="0.0535in" style:vertical-align="top"/>
      <style:text-properties fo:color="#e6e6e6" style:font-name="Arial" fo:font-size="15pt" style:font-size-complex="5.69999980926514pt"/>
    </style:style>
    <style:style style:name="ce7" style:family="table-cell" style:parent-style-name="Default">
      <style:table-cell-properties fo:wrap-option="wrap" fo:border="0.0008in solid #ffffff" fo:padding="0.0535in" style:vertical-align="top"/>
      <style:text-properties fo:color="#e6e6e6" style:font-name="Arial" fo:font-size="14pt" style:font-size-complex="5.65000009536743pt"/>
    </style:style>
    <style:style style:name="ce8" style:family="table-cell" style:parent-style-name="Default">
      <style:table-cell-properties fo:wrap-option="wrap" fo:border="0.0008in solid #ffffff" fo:padding="0.0535in" style:vertical-align="top"/>
      <style:text-properties fo:color="#e6e6e6" style:font-name="Arial" fo:font-size="14pt" style:font-size-asian="10pt" style:font-size-complex="5.69999980926514pt"/>
    </style:style>
    <style:style style:name="ce9" style:family="table-cell" style:parent-style-name="Default">
      <style:table-cell-properties fo:wrap-option="wrap" fo:border="0.0008in solid #ffffff" fo:padding="0.0535in" style:vertical-align="top"/>
      <style:text-properties fo:color="#e6e6e6" style:font-name="Arial" fo:font-size="14pt"/>
    </style:style>
    <style:style style:name="ce10" style:family="table-cell" style:parent-style-name="Default">
      <style:table-cell-properties fo:wrap-option="wrap" fo:border="0.0008in solid #ffffff" fo:padding="0.0535in" style:vertical-align="top"/>
      <style:text-properties fo:color="#e6e6e6" style:font-name="Arial" fo:font-size="10pt" style:font-size-complex="5.65000009536743pt"/>
    </style:style>
    <style:style style:name="T1" style:family="text">
      <style:text-properties style:font-name="Arial" fo:font-size="14pt" style:font-size-asian="10pt" style:font-size-complex="5.69999980926514pt"/>
    </style:style>
    <style:style style:name="T2" style:family="text">
      <style:text-properties fo:color="#e6e6e6" style:font-name="Arial" fo:font-size="14pt" style:font-size-asian="10pt" style:font-size-complex="5.69999980926514pt"/>
    </style:style>
    <style:style style:name="T3" style:family="text">
      <style:text-properties style:font-name="Arial" fo:font-size="14pt" style:font-name-asian="Courier New" style:font-size-asian="10pt" style:font-name-complex="Courier New" style:font-size-complex="5.69999980926514pt"/>
    </style:style>
    <style:style style:name="T4" style:family="text">
      <style:text-properties style:font-name="Arial" fo:font-size="15pt" style:font-name-asian="Courier New" style:font-size-asian="10pt" style:font-name-complex="Courier New" style:font-size-complex="5.69999980926514pt"/>
    </style:style>
    <style:style style:name="T5" style:family="text">
      <style:text-properties style:font-name="Arial" fo:font-size="15pt" style:font-size-asian="10pt" style:font-size-complex="5.69999980926514pt"/>
    </style:style>
  </office:automatic-styles>
  <office:body>
    <office:spreadsheet>
      <table:table table:name="Sheet1" table:style-name="ta1" table:print="false">
        <table:table-column table:style-name="co1" table:default-cell-style-name="ce2"/>
        <table:table-column table:style-name="co2" table:default-cell-style-name="ce7"/>
        <table:table-row table:style-name="ro1">
          <table:table-cell table:style-name="ce1" office:value-type="string">
            <text:p>"."</text:p>
          </table:table-cell>
          <table:table-cell table:style-name="ce6" office:value-type="string">
            <text:p><text:span text:style-name="T1">generates any legal csl identifier character. For </text:span><text:span text:style-name="T2">"."</text:span><text:span text:style-name="T3"> as the first character in </text:span><text:span text:style-name="T3">an identifier name, it generates: </text:span><text:span text:style-name="T2">"[a-zA-Z_]"</text:span><text:span text:style-name="T1">. Otherwise <text:s/>it will generate </text:span><text:span text:style-name="T2">"[a-</text:span><text:span text:style-name="T2">zA-Z0-9_]"</text:span><text:span text:style-name="T3"> </text:span><text:span text:style-name="T4"><text:line-break/></text:span><text:span text:style-name="T5"> </text:span><text:span text:style-name="T5"><text:line-break/></text:span><text:span text:style-name="T5"> </text:span><text:span text:style-name="T5"><text:line-break/></text:span><text:span text:style-name="T5"/></text:p>
          </table:table-cell>
        </table:table-row>
        <table:table-row table:style-name="ro2">
          <table:table-cell office:value-type="string">
            <text:p>"{n,m}"</text:p>
          </table:table-cell>
          <table:table-cell office:value-type="string">
            <text:p><text:span text:style-name="T1">generates</text:span> the previous pattern from n to m times. n&gt;=0, m&gt;0 and m&gt;=n</text:p>
          </table:table-cell>
        </table:table-row>
        <table:table-row table:style-name="ro2">
          <table:table-cell office:value-type="string">
            <text:p>"{n}"</text:p>
          </table:table-cell>
          <table:table-cell office:value-type="string">
            <text:p><text:span text:style-name="T1">generates</text:span> the previous pattern exactly n times. n&gt;=1</text:p>
          </table:table-cell>
        </table:table-row>
        <table:table-row table:style-name="ro3">
          <table:table-cell office:value-type="string">
            <text:p>"\w"</text:p>
          </table:table-cell>
          <table:table-cell table:style-name="ce8" office:value-type="string">
            <text:p><text:span text:style-name="T1">generates</text:span> only letters (NOTE: this is different from the \w in standard regular expression that also matches digits). This is equivalent to "[a-zA-Z]"</text:p>
          </table:table-cell>
        </table:table-row>
        <table:table-row table:style-name="ro2">
          <table:table-cell office:value-type="string">
            <text:p>"\d"</text:p>
          </table:table-cell>
          <table:table-cell table:style-name="ce9" office:value-type="string">
            <text:p>generates digits. This is equivalent to "[0-9]"</text:p>
          </table:table-cell>
        </table:table-row>
        <table:table-row table:style-name="ro3">
          <table:table-cell office:value-type="string">
            <text:p>"{,n}"</text:p>
          </table:table-cell>
          <table:table-cell office:value-type="string">
            <text:p><text:span text:style-name="T1">generates</text:span> the previous pattern from 0 to n times. (NOTE: there is no such syntax in regular expressions. Maybe we should set it from 1 to n times). n&gt;=1</text:p>
          </table:table-cell>
        </table:table-row>
        <table:table-row table:style-name="ro3">
          <table:table-cell office:value-type="string">
            <text:p>"[]"</text:p>
          </table:table-cell>
          <table:table-cell office:value-type="string">
            <text:p>this is a character class, the engine will generate an identifier from each possible value in the character class</text:p>
          </table:table-cell>
        </table:table-row>
        <table:table-row table:style-name="ro3">
          <table:table-cell table:style-name="ce3" office:value-type="string">
            <text:p>"^" </text:p>
          </table:table-cell>
          <table:table-cell table:style-name="ce9" office:value-type="string">
            <text:p>inside the character class it will negate the character class and the engine will generate all the other valid possibilities from the character class"^"</text:p>
          </table:table-cell>
        </table:table-row>
        <table:table-row table:style-name="ro4">
          <table:table-cell office:value-type="string">
            <text:p>"|"</text:p>
          </table:table-cell>
          <table:table-cell office:value-type="string">
            <text:p>causes the generation engine to generate the left hand side of the operator and the right hand side of the operator. Note that the pipe operator has the lowest precedence and will only use to generate the closest left-hand and right hand patterns. If you would like to generate from larger patterns, use groupings.</text:p>
          </table:table-cell>
        </table:table-row>
        <table:table-row table:style-name="ro2">
          <table:table-cell office:value-type="string">
            <text:p>"?"</text:p>
          </table:table-cell>
          <table:table-cell office:value-type="string">
            <text:p>generates the preceding pattern from 0 to 1 times</text:p>
          </table:table-cell>
        </table:table-row>
        <table:table-row table:style-name="ro3">
          <table:table-cell office:value-type="string">
            <text:p>"(regex)"</text:p>
          </table:table-cell>
          <table:table-cell office:value-type="string">
            <text:p>round brackets group the the regex between them. They capture the generated text between them in a back reference and allow you to apply the regex operators to the entire group.</text:p>
          </table:table-cell>
        </table:table-row>
        <table:table-row table:style-name="ro3">
          <table:table-cell office:value-type="string">
            <text:p>"(?:regex)"</text:p>
          </table:table-cell>
          <table:table-cell office:value-type="string">
            <text:p>non-capturing parenthesis group the regex so you can apply the regex operators, but they do not create a back references.</text:p>
          </table:table-cell>
        </table:table-row>
        <table:table-row table:style-name="ro5">
          <table:table-cell table:style-name="ce4" office:value-type="string">
            <text:p>"\1" to "\9"</text:p>
          </table:table-cell>
          <table:table-cell table:style-name="ce10" office:value-type="string">
            <text:p>this will substitute the text in the generated identifier with the group that was captured in that back reference.</text:p>
          </table:table-cell>
        </table:table-row>
        <table:table-row table:style-name="ro5">
          <table:table-cell table:style-name="ce4" office:value-type="string">
            <text:p>"(?#comment)"</text:p>
          </table:table-cell>
          <table:table-cell table:style-name="ce10" office:value-type="string">
            <text:p>everything between (?# and ) is ignored by the regex generation engine</text:p>
          </table:table-cell>
        </table:table-row>
        <table:table-row table:style-name="ro6">
          <table:table-cell table:style-name="ce5" table:number-columns-repeated="2"/>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swiss" style:font-pitch="fixed"/>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9">07/19/2007</text:date>, <text:time>18:31: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5.2543in"/>
    </style:style>
    <style:style style:name="co3" style:family="table-column">
      <style:table-column-properties fo:break-before="auto" style:column-width="0.8925in"/>
    </style:style>
    <style:style style:name="ro1" style:family="table-row">
      <style:table-row-properties style:row-height="0.3945in" fo:break-before="auto" style:use-optimal-row-height="false"/>
    </style:style>
    <style:style style:name="ro2" style:family="table-row">
      <style:table-row-properties style:row-height="0.4346in" fo:break-before="auto" style:use-optimal-row-height="true"/>
    </style:style>
    <style:style style:name="ro3" style:family="table-row">
      <style:table-row-properties style:row-height="0.5827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925in"/>
      <style:text-properties fo:color="#ffff00" fo:font-size="14pt"/>
    </style:style>
    <style:style style:name="ce2" style:family="table-cell" style:parent-style-name="Default">
      <style:table-cell-properties fo:wrap-option="wrap" fo:border="0.0008in solid #ffffff" fo:padding="0.0925in"/>
      <style:text-properties fo:color="#e6e6e6" fo:font-size="14pt"/>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Signal type</text:p>
          </table:table-cell>
          <table:table-cell table:style-name="ce1" office:value-type="string">
            <text:p>Description</text:p>
          </table:table-cell>
        </table:table-row>
        <table:table-row table:style-name="ro2">
          <table:table-cell office:value-type="string">
            <text:p>reg</text:p>
          </table:table-cell>
          <table:table-cell office:value-type="string">
            <text:p>data type that can store a value</text:p>
          </table:table-cell>
        </table:table-row>
        <table:table-row table:style-name="ro3">
          <table:table-cell office:value-type="string">
            <text:p>wire</text:p>
          </table:table-cell>
          <table:table-cell office:value-type="string">
            <text:p>data type that cannot store a value but connects two points</text:p>
          </table:table-cell>
        </table:table-row>
        <table:table-row table:style-name="ro2">
          <table:table-cell office:value-type="string">
            <text:p>tri</text:p>
          </table:table-cell>
          <table:table-cell office:value-type="string">
            <text:p>tristate bus</text:p>
          </table:table-cell>
        </table:table-row>
        <table:table-row table:style-name="ro2">
          <table:table-cell office:value-type="string">
            <text:p>triand</text:p>
          </table:table-cell>
          <table:table-cell office:value-type="string">
            <text:p>wired bus</text:p>
          </table:table-cell>
        </table:table-row>
        <table:table-row table:style-name="ro2">
          <table:table-cell office:value-type="string">
            <text:p>trior</text:p>
          </table:table-cell>
          <table:table-cell office:value-type="string">
            <text:p>tristate OR bus</text:p>
          </table:table-cell>
        </table:table-row>
        <table:table-row table:style-name="ro2">
          <table:table-cell office:value-type="string">
            <text:p>wand</text:p>
          </table:table-cell>
          <table:table-cell office:value-type="string">
            <text:p>wired AND bus</text:p>
          </table:table-cell>
        </table:table-row>
        <table:table-row table:style-name="ro2">
          <table:table-cell office:value-type="string">
            <text:p>wor</text:p>
          </table:table-cell>
          <table:table-cell office:value-type="string">
            <text:p>wired OR bus</text:p>
          </table:table-cell>
        </table:table-row>
        <table:table-row table:style-name="ro2">
          <table:table-cell office:value-type="string">
            <text:p>supply0</text:p>
          </table:table-cell>
          <table:table-cell office:value-type="string">
            <text:p>bus set to 0</text:p>
          </table:table-cell>
        </table:table-row>
        <table:table-row table:style-name="ro2">
          <table:table-cell office:value-type="string">
            <text:p>supply1</text:p>
          </table:table-cell>
          <table:table-cell office:value-type="string">
            <text:p>bus set to 1</text:p>
          </table:table-cell>
        </table:table-row>
        <table:table-row table:style-name="ro2">
          <table:table-cell table:number-columns-repeated="2" office:value-type="string">
            <text:p>integer</text:p>
          </table:table-cell>
        </table:table-row>
        <table:table-row table:style-name="ro2">
          <table:table-cell office:value-type="string">
            <text:p>time</text:p>
          </table:table-cell>
          <table:table-cell/>
        </table:table-row>
        <table:table-row table:style-name="ro2">
          <table:table-cell table:number-columns-repeated="2" office:value-type="string">
            <text:p>real</text:p>
          </table:table-cell>
        </table:table-row>
        <table:table-row table:style-name="ro2">
          <table:table-cell office:value-type="string">
            <text:p>realtime</text:p>
          </table:table-cell>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9">07/19/2007</text:date>, <text:time>18:31: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3.0173in"/>
    </style:style>
    <style:style style:name="co3" style:family="table-column">
      <style:table-column-properties fo:break-before="auto" style:column-width="0.8925in"/>
    </style:style>
    <style:style style:name="ro1" style:family="table-row">
      <style:table-row-properties style:row-height="0.3945in" fo:break-before="auto" style:use-optimal-row-height="false"/>
    </style:style>
    <style:style style:name="ro2" style:family="table-row">
      <style:table-row-properties style:row-height="0.4346in" fo:break-before="auto" style:use-optimal-row-height="true"/>
    </style:style>
    <style:style style:name="ro3" style:family="table-row">
      <style:table-row-properties style:row-height="0.4398in" fo:break-before="auto" style:use-optimal-row-height="false"/>
    </style:style>
    <style:style style:name="ro4" style:family="table-row">
      <style:table-row-properties style:row-height="0.3917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925in"/>
      <style:text-properties fo:color="#ffff00" fo:font-size="14pt"/>
    </style:style>
    <style:style style:name="ce2" style:family="table-cell" style:parent-style-name="Default">
      <style:table-cell-properties fo:wrap-option="wrap" fo:border="0.0008in solid #ffffff" fo:padding="0.0925in"/>
      <style:text-properties fo:color="#e6e6e6" fo:font-size="14pt"/>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Mnemonic</text:p>
          </table:table-cell>
          <table:table-cell table:style-name="ce1" office:value-type="string">
            <text:p>Signal attribute</text:p>
          </table:table-cell>
        </table:table-row>
        <table:table-row table:style-name="ro2">
          <table:table-cell office:value-type="string">
            <text:p>en</text:p>
          </table:table-cell>
          <table:table-cell office:value-type="string">
            <text:p>enable</text:p>
          </table:table-cell>
        </table:table-row>
        <table:table-row table:style-name="ro3">
          <table:table-cell table:number-columns-repeated="2" office:value-type="string">
            <text:p>stall</text:p>
          </table:table-cell>
        </table:table-row>
        <table:table-row table:style-name="ro2">
          <table:table-cell office:value-type="string">
            <text:p>pe</text:p>
          </table:table-cell>
          <table:table-cell office:value-type="string">
            <text:p>pipe enable</text:p>
          </table:table-cell>
        </table:table-row>
        <table:table-row table:style-name="ro2">
          <table:table-cell office:value-type="string">
            <text:p>ps</text:p>
          </table:table-cell>
          <table:table-cell office:value-type="string">
            <text:p>pipe stall</text:p>
          </table:table-cell>
        </table:table-row>
        <table:table-row table:style-name="ro2">
          <table:table-cell office:value-type="string">
            <text:p>ms</text:p>
          </table:table-cell>
          <table:table-cell office:value-type="string">
            <text:p>mux select</text:p>
          </table:table-cell>
        </table:table-row>
        <table:table-row table:style-name="ro2">
          <table:table-cell office:value-type="string">
            <text:p>dec</text:p>
          </table:table-cell>
          <table:table-cell office:value-type="string">
            <text:p>decoder minterm/maxterm</text:p>
          </table:table-cell>
        </table:table-row>
        <table:table-row table:style-name="ro2">
          <table:table-cell office:value-type="string">
            <text:p>clk</text:p>
          </table:table-cell>
          <table:table-cell office:value-type="string">
            <text:p>clock signal</text:p>
          </table:table-cell>
        </table:table-row>
        <table:table-row table:style-name="ro2">
          <table:table-cell office:value-type="string">
            <text:p>rst</text:p>
          </table:table-cell>
          <table:table-cell office:value-type="string">
            <text:p>reset signal</text:p>
          </table:table-cell>
        </table:table-row>
        <table:table-row table:style-name="ro2">
          <table:table-cell office:value-type="string">
            <text:p>wr_en</text:p>
          </table:table-cell>
          <table:table-cell office:value-type="string">
            <text:p>write enable</text:p>
          </table:table-cell>
        </table:table-row>
        <table:table-row table:style-name="ro4" table:number-rows-repeated="3">
          <table:table-cell table:number-columns-repeated="2"/>
        </table:table-row>
        <table:table-row table:style-name="ro4">
          <table:table-cell table:number-columns-repeated="2"/>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19">07/19/2007</text:date>, <text:time>18:31:29</text:time></text:p>
        </style:region-right>
      </style:header>
      <style:header-left style:display="false"/>
      <style:footer>
        <text:p>Page <text:page-number>1</text:page-number> / <text:page-count>99</text:page-count></text:p>
      </style:footer>
      <style:footer-left style:display="false"/>
    </style:master-page>
  </office:master-styles>
</office:document-styles>
</file>